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urme no2-webfont" svg:font-family="'hurme no2-webfont', apple-system, BlinkMacSystemFont, sans-serif"/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4"/>
      <style:text-properties fo:color="#2d3639" style:text-line-through-style="none" style:text-line-through-type="none" style:text-underline-style="none" style:text-blinking="false" fo:background-color="#ffffff" loext:padding-left="0cm" loext:padding-right="0.049cm" loext:padding-top="0cm" loext:padding-bottom="0cm" loext:border-left="none" loext:border-right="0.51pt solid #f0f0f0" loext:border-top="none" loext:border-bottom="none"/>
    </style:style>
    <style:style style:name="P2" style:family="paragraph" style:parent-style-name="Standard">
      <style:paragraph-properties fo:text-align="start" style:justify-single-word="false" fo:orphans="4"/>
      <style:text-properties fo:color="#2d3639" style:text-line-through-style="none" style:text-line-through-type="none" style:text-underline-style="none" style:text-blinking="false" fo:background-color="#ffffff" loext:padding="0cm" loext:border="none"/>
    </style:style>
    <style:style style:name="P3" style:family="paragraph" style:parent-style-name="Standard">
      <style:paragraph-properties fo:line-height="133%"/>
      <style:text-properties fo:color="#97a5aa" fo:background-color="#ffffff" loext:padding="0cm" loext:border="none"/>
    </style:style>
    <style:style style:name="P4" style:family="paragraph" style:parent-style-name="Standard">
      <style:text-properties fo:background-color="#ffffff" loext:padding="0cm" loext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Standard">
      <style:paragraph-properties fo:text-align="start" style:justify-single-word="false" fo:orphans="4" fo:widows="2"/>
      <style:text-properties fo:font-variant="normal" fo:text-transform="none" fo:color="#2d3639" style:text-line-through-style="none" style:text-line-through-type="none" fo:letter-spacing="normal" style:text-underline-style="none" style:text-blinking="false" fo:background-color="#ffffff" loext:padding="0cm" loext:border="non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55358" style:font-name="hurme no2-webfont" fo:font-size="12pt" fo:letter-spacing="normal" fo:font-style="normal" fo:font-weight="normal"/>
    </style:style>
    <style:style style:name="P8" style:family="paragraph" style:parent-style-name="Standard">
      <style:paragraph-properties fo:margin-left="0cm" fo:margin-right="0cm" fo:text-align="start" style:justify-single-word="false" fo:orphans="4" fo:widows="2" fo:text-indent="0cm" style:auto-text-indent="false"/>
      <style:text-properties fo:font-variant="normal" fo:text-transform="none" fo:color="#2d3639" style:text-line-through-style="none" style:text-line-through-type="none" fo:letter-spacing="normal" style:text-underline-style="none" style:text-blinking="false" fo:background-color="#ffffff" style:font-name-asian="hurme no2-webfont" style:font-size-asian="12pt" style:font-style-asian="normal" style:font-weight-asian="normal" loext:padding-left="0cm" loext:padding-right="0.049cm" loext:padding-top="0cm" loext:padding-bottom="0cm" loext:border-left="none" loext:border-right="0.51pt solid #f0f0f0" loext:border-top="none" loext:border-bottom="none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d3639" style:text-line-through-style="none" style:text-line-through-type="none" style:font-name="hurme no2-webfont" fo:font-size="12pt" fo:letter-spacing="normal" fo:font-style="normal" style:text-underline-style="none" fo:font-weight="normal" style:text-blinking="false" fo:background-color="#ffffff" style:font-name-asian="hurme no2-webfont" style:font-size-asian="12pt" style:font-style-asian="normal" style:font-weight-asian="normal" loext:padding-left="0cm" loext:padding-right="0.049cm" loext:padding-top="0cm" loext:padding-bottom="0cm" loext:border-left="none" loext:border-right="0.51pt solid #f0f0f0" loext:border-top="none" loext:border-bottom="none"/>
    </style:style>
    <style:style style:name="T1" style:family="text">
      <style:text-properties fo:font-weight="bold"/>
    </style:style>
    <style:style style:name="T2" style:family="text">
      <style:text-properties style:font-weight-asian="bold"/>
    </style:style>
    <style:style style:name="T3" style:family="text">
      <style:text-properties fo:background-color="#ffffff" loext:char-shading-value="0" loext:padding="0cm" loext:border="none"/>
    </style:style>
    <style:style style:name="T4" style:family="text">
      <style:text-properties style:font-name="hurme no2-webfont" fo:font-size="12pt" fo:font-style="normal" fo:font-weight="normal"/>
    </style:style>
    <style:style style:name="T5" style:family="text">
      <style:text-properties style:font-name-asian="hurme no2-webfont" style:font-size-asian="12pt" style:font-style-asian="normal" style:font-weight-asian="normal"/>
    </style:style>
    <style:style style:name="fr1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frame-display-border="false" draw:frame-margin-horizontal="0px" draw:frame-margin-vertical="0px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的</text:p>
      <text:p text:style-name="P2">(과녁 적; ⽩-총8획; dė,dí,dì)</text:p>
      <text:p text:style-name="P1">一</text:p>
      <text:p text:style-name="P2">(한 일; ⼀-총1획; yī)</text:p>
      <text:p text:style-name="P1">是</text:p>
      <text:p text:style-name="P2">(옳을 시; ⽇-총9획; shì)</text:p>
      <text:p text:style-name="P1">了</text:p>
      <text:p text:style-name="P2">(마칠 료{요}; ⼅-총2획; liǎo,lė,liào)</text:p>
      <text:p text:style-name="P1">不</text:p>
      <text:p text:style-name="P2">(아닐 불; ⼀-총4획; bù)</text:p>
      <text:p text:style-name="P1">在</text:p>
      <text:p text:style-name="P2">(있을 재; ⼟-총6획; zài)</text:p>
      <text:section text:style-name="Sect1" text:name="dfp-SetPageEmbedDesktopMulti01-heading">
        <text:p text:style-name="Standard">업그레이드하시면 광고가 보이지 않습니다.</text:p>
        <text:p text:style-name="P3"><text:span text:style-name="T2">단 ₩</text:span><text:span text:style-name="T1">1,250 / </text:span><text:span text:style-name="T2">월</text:span></text:p>
      </text:section>
      <text:section text:style-name="Sect1" text:name="dfp-SetPageEmbedDesktopMulti01">
        <text:p text:style-name="P4"/>
        <text:section text:style-name="Sect1" text:name="google_ads_iframe_/6396803/SetPageEmbedDesktopMulti01_0__container__">
          <text:p text:style-name="P5"><draw:frame draw:style-name="fr1" draw:name="개체1" text:anchor-type="as-char" svg:width="19.262cm" svg:height="2.381cm" draw:z-index="0"><draw:floating-frame draw:frame-name="google_ads_iframe_/6396803/SetPageEmbedDesktopMulti01_0"/></draw:frame></text:p>
        </text:section>
      </text:section>
      <text:p text:style-name="P1">有</text:p>
      <text:p text:style-name="P2">(있을 유; ⽉-총6획; yǒu,yòu)</text:p>
      <text:p text:style-name="P1">人</text:p>
      <text:p text:style-name="P2">(사람 인; ⼈-총2획; rén)</text:p>
      <text:p text:style-name="P1">上</text:p>
      <text:p text:style-name="P2">(위 상; ⼀-총3획; shàng,shǎng,shȧng)</text:p>
      <text:p text:style-name="P1">这</text:p>
      <text:p text:style-name="P2">(이 저; ⾡-총8획; zhè)</text:p>
      <text:p text:style-name="P1">大</text:p>
      <text:p text:style-name="P2">(큰 대; ⼤-총3획; dà,dài)</text:p>
      <text:p text:style-name="P1">我</text:p>
      <text:p text:style-name="P2">(나 아; ⼽-총7획; wǒ)</text:p>
      <text:p text:style-name="P1">国</text:p>
      <text:p text:style-name="P2">(나라 국; ⼞-총8획; guó)</text:p>
      <text:p text:style-name="P1">来</text:p>
      <text:p text:style-name="P2">(올 래; ⽊-총7획; lái)</text:p>
      <text:p text:style-name="P1">们</text:p>
      <text:p text:style-name="P2">(들 문; ⼈-총5획; mėn,mén)</text:p>
      <text:p text:style-name="P1">和</text:p>
      <text:p text:style-name="P2">(화할 화; ⼝-총8획; hé,huó,huò)</text:p>
      <text:p text:style-name="P1">个</text:p>
      <text:p text:style-name="P2">(낱 개; ⼁-총3획; gè,gě)</text:p>
      <text:p text:style-name="P1">他</text:p>
      <text:p text:style-name="P2">(다를 타; ⼈-총5획; tā)</text:p>
      <text:section text:style-name="Sect1" text:name="dfp-SetPageEmbedDesktopMulti02">
        <text:p text:style-name="Standard"/>
        <text:section text:style-name="Sect1" text:name="google_ads_iframe_/6396803/SetPageEmbedDesktopMulti02_0__container__">
          <text:p text:style-name="P5"><draw:frame draw:style-name="fr1" draw:name="개체2" text:anchor-type="as-char" svg:width="19.262cm" svg:height="2.381cm" draw:z-index="1"><draw:floating-frame xlink:href="https://tpc.googlesyndication.com/safeframe/1-0-36/html/container.html" xlink:type="simple" xlink:show="embed" xlink:actuate="onLoad"/></draw:frame></text:p>
        </text:section>
      </text:section>
      <text:p text:style-name="P1">中</text:p>
      <text:p text:style-name="P2">(가운데 중; ⼁-총4획; zhōng,zhòng)</text:p>
      <text:p text:style-name="P1">说</text:p>
      <text:p text:style-name="P2">(말씀 설; ⾔-총9획; shuō,shuì)</text:p>
      <text:p text:style-name="P1">到</text:p>
      <text:p text:style-name="P2"><text:soft-page-break/>(이를 도; ⼑-총8획; dào)</text:p>
      <text:p text:style-name="P1">地</text:p>
      <text:p text:style-name="P2">(땅 지; ⼟-총6획; dì,dė,di)</text:p>
      <text:p text:style-name="P1">为</text:p>
      <text:p text:style-name="P2">(할 위; ⼂-총4획; wéi,wèi)</text:p>
      <text:p text:style-name="P1">以</text:p>
      <text:p text:style-name="P2">(써 이; ⼈-총5획; yǐ)</text:p>
      <text:p text:style-name="P1">子</text:p>
      <text:p text:style-name="P2">(아들 자; ⼦-총3획; zǐ,zi)</text:p>
      <text:p text:style-name="P1">小</text:p>
      <text:p text:style-name="P2">(작을 소; ⼩-총3획; xiǎo)</text:p>
      <text:p text:style-name="P1">就</text:p>
      <text:p text:style-name="P2">(이룰 취; ⼪-총12획; jiù)</text:p>
      <text:p text:style-name="P1">时</text:p>
      <text:p text:style-name="P2">(때 시; ⽇-총7획; shí)</text:p>
      <text:p text:style-name="P1">全</text:p>
      <text:p text:style-name="P2">(완전할 전; ⼊-총6획; quán)</text:p>
      <text:p text:style-name="P1">可</text:p>
      <text:p text:style-name="P2">(옳을 가; ⼝-총5획; kě,kè)</text:p>
      <text:p text:style-name="P1">下</text:p>
      <text:p text:style-name="P2">(아래 하; ⼀-총3획; xià)</text:p>
      <text:p text:style-name="P1">要</text:p>
      <text:p text:style-name="P2">(구할 요; ⾑-총9획; yào,yāo)</text:p>
      <text:p text:style-name="P1">十</text:p>
      <text:p text:style-name="P2">(열 십; ⼗-총2획; shí)</text:p>
      <text:p text:style-name="P1">生</text:p>
      <text:p text:style-name="P2">(날 생; ⽣-총5획; shēng)</text:p>
      <text:p text:style-name="P1">会</text:p>
      <text:p text:style-name="P2">(가로 회; ⼈-총6획; huì,kuài)</text:p>
      <text:p text:style-name="P1">也</text:p>
      <text:p text:style-name="P2">(어조사 야; ⼄-총3획; yě)</text:p>
      <text:p text:style-name="P1">出</text:p>
      <text:p text:style-name="P2">(날 출; ⼐-총5획; chū)</text:p>
      <text:p text:style-name="P1">年</text:p>
      <text:p text:style-name="P2">(해 년; ⼲-총6획; nián)</text:p>
      <text:p text:style-name="P1">得</text:p>
      <text:p text:style-name="P2">(얻을 득; ⼻-총11획; dé,dė,děi)</text:p>
      <text:p text:style-name="P1">你</text:p>
      <text:p text:style-name="P2">(너 니{이}; ⼈-총7획; nǐ)</text:p>
      <text:p text:style-name="P1">主</text:p>
      <text:p text:style-name="P2">(주인 주; ⼂-총5획; zhǔ)</text:p>
      <text:p text:style-name="P1">用</text:p>
      <text:p text:style-name="P2">(쓸 용; ⽤-총5획; yòng)</text:p>
      <text:p text:style-name="P1">那</text:p>
      <text:p text:style-name="P2">(어찌 나; ⾢-총7획; nà,nā,nǎ,nǎi)</text:p>
      <text:p text:style-name="P1">道</text:p>
      <text:p text:style-name="P2">(길 도; ⾡-총13획; dào)</text:p>
      <text:p text:style-name="P1">学</text:p>
      <text:p text:style-name="P2">(집 학; ⼦-총8획; xué)</text:p>
      <text:p text:style-name="P1">工</text:p>
      <text:p text:style-name="P2">(장인 공; ⼯-총3획; gōng)</text:p>
      <text:p text:style-name="P1">多</text:p>
      <text:p text:style-name="P2">(많을 다; ⼣-총6획; duō)</text:p>
      <text:p text:style-name="P1">去</text:p>
      <text:p text:style-name="P2">(갈 거; ⼛-총5획; qù)</text:p>
      <text:p text:style-name="P1">发</text:p>
      <text:p text:style-name="P2"><text:soft-page-break/>(쏠 발; ⼜-총5획; fā,fà)</text:p>
      <text:p text:style-name="P1">作</text:p>
      <text:p text:style-name="P2">(지을 작; ⼈-총7획; zuó,zuō,zuò)</text:p>
      <text:p text:style-name="P1">自</text:p>
      <text:p text:style-name="P2">(스스로 자; ⾃-총6획; zì)</text:p>
      <text:p text:style-name="P1">好</text:p>
      <text:p text:style-name="P2">(좋을 호; ⼥-총6획; hǎo,hào)</text:p>
      <text:p text:style-name="P1">过</text:p>
      <text:p text:style-name="P2">(지날 과; ⾡-총7획; guò,guō)</text:p>
      <text:p text:style-name="P1">动</text:p>
      <text:p text:style-name="P2">(움직일 동; ⼒-총6획; dòng)</text:p>
      <text:p text:style-name="P1">对</text:p>
      <text:p text:style-name="P2">(대답할 대; ⼨-총5획; duì)</text:p>
      <text:p text:style-name="P1">行</text:p>
      <text:p text:style-name="P2">(갈 행; ⾏-총6획; xíng,háng)</text:p>
      <text:p text:style-name="P1">里</text:p>
      <text:p text:style-name="P2">(마을 리; ⾥-총7획; lǐ)</text:p>
      <text:p text:style-name="P1">能</text:p>
      <text:p text:style-name="P2">(능할 능; ⾁-총10획; néng)</text:p>
      <text:p text:style-name="P1">二</text:p>
      <text:p text:style-name="P2">(두 이; ⼆-총2획; èr)</text:p>
      <text:p text:style-name="P1">天</text:p>
      <text:p text:style-name="P2">(하늘 천; ⼤-총4획; tiān)</text:p>
      <text:p text:style-name="P1">三</text:p>
      <text:p text:style-name="P2">(석 삼; ⼀-총3획; sān)</text:p>
      <text:p text:style-name="P1">同</text:p>
      <text:p text:style-name="P2">(한가지 동; ⼝-총6획; tóng,tòng)</text:p>
      <text:p text:style-name="P1">成</text:p>
      <text:p text:style-name="P2">(이룰 성; ⼽-총7획; chéng)</text:p>
      <text:p text:style-name="P1">活</text:p>
      <text:p text:style-name="P2">(살 활; ⽔-총9획; huó)</text:p>
      <text:p text:style-name="P1">太</text:p>
      <text:p text:style-name="P2">(클 태; ⼤-총4획; tài)</text:p>
      <text:p text:style-name="P1">事</text:p>
      <text:p text:style-name="P2">(일 사; ⼅-총8획; shì)</text:p>
      <text:p text:style-name="P1">面</text:p>
      <text:p text:style-name="P2">(낯 면; ⾯-총9획; miàn)</text:p>
      <text:p text:style-name="P1">民</text:p>
      <text:p text:style-name="P2">(백성 민; ⽒-총5획; mín)</text:p>
      <text:p text:style-name="P1">日</text:p>
      <text:p text:style-name="P2">(해 일; ⽇-총4획; rì)</text:p>
      <text:p text:style-name="P1">家</text:p>
      <text:p text:style-name="P2">(집 가; ⼧-총10획; jiā,gū,jiȧ,jiė)</text:p>
      <text:p text:style-name="P1">方</text:p>
      <text:p text:style-name="P2">(모 방; ⽅-총4획; fāng)</text:p>
      <text:p text:style-name="P1">后</text:p>
      <text:p text:style-name="P2">(임금 후; ⼝-총6획; hòu)</text:p>
      <text:p text:style-name="P1">都</text:p>
      <text:p text:style-name="P2">(도읍 도; ⾢-총12획; dū,dōu)</text:p>
      <text:p text:style-name="P1">于</text:p>
      <text:p text:style-name="P2">(어조사 우; ⼆-총3획; yú)</text:p>
      <text:p text:style-name="P1">之</text:p>
      <text:p text:style-name="P2">(갈 지; ⼃-총4획; zhī)</text:p>
      <text:p text:style-name="P1">分</text:p>
      <text:p text:style-name="P2">(나눌 분; ⼑-총4획; fēn,fèn)</text:p>
      <text:p text:style-name="P1">经</text:p>
      <text:p text:style-name="P2"><text:soft-page-break/>(날 경; ⽷-총8획; jīng,jìng)</text:p>
      <text:p text:style-name="P1">种</text:p>
      <text:p text:style-name="P2">(어릴 충; ⽲-총9획; chóng)</text:p>
      <text:p text:style-name="P1">还</text:p>
      <text:p text:style-name="P2">(돌아올 환; ⾡-총8획; hái,huán)</text:p>
      <text:p text:style-name="P1">看</text:p>
      <text:p text:style-name="P2">(볼 간; ⽬-총9획; kàn,kān)</text:p>
      <text:p text:style-name="P1">产</text:p>
      <text:p text:style-name="P2">(낳을 산; ⼇-총6획; chǎn)</text:p>
      <text:p text:style-name="P1">所</text:p>
      <text:p text:style-name="P2">(바 소; ⼾-총8획; suǒ)</text:p>
      <text:p text:style-name="P1">起</text:p>
      <text:p text:style-name="P2">(일어날 기; ⾛-총10획; qǐ)</text:p>
      <text:p text:style-name="P1">把</text:p>
      <text:p text:style-name="P2">(잡을 파; ⼿-총7획; bǎ,bà)</text:p>
      <text:p text:style-name="P1">进</text:p>
      <text:p text:style-name="P2">(나아갈 진; ⾡-총8획; jìn)</text:p>
      <text:p text:style-name="P1">前</text:p>
      <text:p text:style-name="P2">(앞 전; ⼑-총9획; qián)</text:p>
      <text:p text:style-name="P1">着</text:p>
      <text:p text:style-name="P2">(붙을 착{저}; ⽺-총11획; zhuó,zhù)</text:p>
      <text:p text:style-name="P1">没</text:p>
      <text:p text:style-name="P2">(근심할 몰; ⽔-총7획; méi,mò)</text:p>
      <text:p text:style-name="P1">而</text:p>
      <text:p text:style-name="P2">(말 이을 이; ⽽-총6획; ér)</text:p>
      <text:p text:style-name="P1">样</text:p>
      <text:p text:style-name="P2">(몽둥이 양; ⽊-총10획; yàng)</text:p>
      <text:p text:style-name="P1">部</text:p>
      <text:p text:style-name="P2">(거느릴 부; ⾢-총11획; bù)</text:p>
      <text:p text:style-name="P1">长</text:p>
      <text:p text:style-name="P2">(긴 장; ⾧-총5획; cháng,zhǎng)</text:p>
      <text:p text:style-name="P1">又</text:p>
      <text:p text:style-name="P2">(또 우; ⼜-총2획; yòu)</text:p>
      <text:p text:style-name="P1">问</text:p>
      <text:p text:style-name="P2">(물을 문; ⾨-총6획; wèn)</text:p>
      <text:p text:style-name="P1">法</text:p>
      <text:p text:style-name="P2">(법 법; ⽔-총8획; fǎ,fá,fà)</text:p>
      <text:p text:style-name="P1">从</text:p>
      <text:p text:style-name="P2">(좇을 종; ⼈-총4획; cóng)</text:p>
      <text:p text:style-name="P1">本</text:p>
      <text:p text:style-name="P2">(밑 본; ⽊-총5획; běn)</text:p>
      <text:p text:style-name="P1">定</text:p>
      <text:p text:style-name="P2">(정할 정; ⼧-총8획; dìng)</text:p>
      <text:p text:style-name="P1">见</text:p>
      <text:p text:style-name="P2">(볼 견; ⾒-총4획; jiàn)</text:p>
      <text:p text:style-name="P1">兩</text:p>
      <text:p text:style-name="P2">(두 량{양},{냥 냥}; ⼊-총8획; liǎng,liàng)</text:p>
      <text:p text:style-name="P1">新</text:p>
      <text:p text:style-name="P2">(새 신; ⽄-총13획; xīn)</text:p>
      <text:p text:style-name="P1">现</text:p>
      <text:p text:style-name="P2">(나타날 현; ⽟-총8획; xiàn)</text:p>
      <text:p text:style-name="P1">如</text:p>
      <text:p text:style-name="P2">(같을 여; ⼥-총6획; rú)</text:p>
      <text:p text:style-name="P1">么</text:p>
      <text:p text:style-name="P2">(작을 요; ⼃-총3획; mė,yāo)</text:p>
      <text:p text:style-name="P1">力</text:p>
      <text:p text:style-name="P2"><text:soft-page-break/>(힘 력{역}; ⼒-총2획; lì)</text:p>
      <text:p text:style-name="P1">等</text:p>
      <text:p text:style-name="P2">(가지런할 등; ⽵-총12획; děng)</text:p>
      <text:p text:style-name="P1">电</text:p>
      <text:p text:style-name="P2">(번개 전; ⽥-총5획; diàn)</text:p>
      <text:p text:style-name="P1">开</text:p>
      <text:p text:style-name="P2">(열 개; ⼶-총4획; kāi)</text:p>
      <text:p text:style-name="P1">五</text:p>
      <text:p text:style-name="P2">(다섯 오; ⼆-총4획; wǔ)</text:p>
      <text:p text:style-name="P1">心</text:p>
      <text:p text:style-name="P2">(마음 심; ⼼-총4획; xīn)</text:p>
      <text:p text:style-name="P1">只</text:p>
      <text:p text:style-name="P2">(다만 지; ⼝-총5획; zhǐ,zhī)</text:p>
      <text:p text:style-name="P1">实</text:p>
      <text:p text:style-name="P2">(열매 실; ⼧-총8획; shí)</text:p>
      <text:p text:style-name="P1">社</text:p>
      <text:p text:style-name="P2">(토지의 신 사; ⽰-총8획; shè)</text:p>
      <text:p text:style-name="P1">水</text:p>
      <text:p text:style-name="P2">(물 수; ⽔-총4획; shuǐ)</text:p>
      <text:p text:style-name="P1">外</text:p>
      <text:p text:style-name="P2">(밖 외; ⼣-총5획; wài)</text:p>
      <text:p text:style-name="P1">政</text:p>
      <text:p text:style-name="P2">(정사 정; ⽁-총8획; zhèng)</text:p>
      <text:p text:style-name="P1">很</text:p>
      <text:p text:style-name="P2">(패려궂을 흔; ⼻-총9획; hěn)</text:p>
      <text:p text:style-name="P1">高</text:p>
      <text:p text:style-name="P2">(높을 고; ⾼-총10획; gāo)</text:p>
      <text:p text:style-name="P1">月</text:p>
      <text:p text:style-name="P2">(달 월; ⽉-총4획; yuè)</text:p>
      <text:p text:style-name="P1">业</text:p>
      <text:p text:style-name="P2">(업 업; ⼀-총5획; yè)</text:p>
      <text:p text:style-name="P1">当</text:p>
      <text:p text:style-name="P2">(마땅할 당; ⼹-총6획; dāng,dàng)</text:p>
      <text:p text:style-name="P1">义</text:p>
      <text:p text:style-name="P2">(옳을 의; ⼂-총3획; yì)</text:p>
      <text:p text:style-name="P1">些</text:p>
      <text:p text:style-name="P2">(적을 사; ⼆-총7획; xiē,suò)</text:p>
      <text:p text:style-name="P1">加</text:p>
      <text:p text:style-name="P2">(더할 가; ⼒-총5획; jiā)</text:p>
      <text:p text:style-name="P1">老</text:p>
      <text:p text:style-name="P2">(늙은이 로{노}; ⽼-총6획; lǎo)</text:p>
      <text:p text:style-name="P1">著</text:p>
      <text:p text:style-name="P2">(분명할 저; ⾋-총13획; zhù,zhuó)</text:p>
      <text:p text:style-name="P1">四</text:p>
      <text:p text:style-name="P2">(넉 사; ⼞-총5획; sì)</text:p>
      <text:p text:style-name="P1">头</text:p>
      <text:p text:style-name="P2">(머리 두; ⼤-총5획; tóu,tou)</text:p>
      <text:p text:style-name="P1">因</text:p>
      <text:p text:style-name="P2">(인할 인; ⼞-총6획; yīn)</text:p>
      <text:p text:style-name="P1">向</text:p>
      <text:p text:style-name="P2">(향할 향; ⼝-총6획; xiàng)</text:p>
      <text:p text:style-name="P1">理</text:p>
      <text:p text:style-name="P2">(다스릴 리; ⽟-총11획; lǐ)</text:p>
      <text:p text:style-name="P1">点</text:p>
      <text:p text:style-name="P2">(점 점; ⽕-총9획; diǎn)</text:p>
      <text:p text:style-name="P1">合</text:p>
      <text:p text:style-name="P2"><text:soft-page-break/>(합할 합; ⼝-총6획; hé,gě)</text:p>
      <text:p text:style-name="P1">明</text:p>
      <text:p text:style-name="P2">(밝을 명; ⽇-총8획; míng)</text:p>
      <text:p text:style-name="P1">无</text:p>
      <text:p text:style-name="P2">(없을 무; ⽆-총4획; wú,mó)</text:p>
      <text:p text:style-name="P1">机</text:p>
      <text:p text:style-name="P2">(책상 궤; ⽊-총6획; jī)</text:p>
      <text:p text:style-name="P1">意</text:p>
      <text:p text:style-name="P2">(뜻 의; ⼼-총13획; yì)</text:p>
      <text:p text:style-name="P1">使</text:p>
      <text:p text:style-name="P2">(하여금 사; ⼈-총8획; shǐ,shì)</text:p>
      <text:p text:style-name="P1">第</text:p>
      <text:p text:style-name="P2">(차례 제; ⽵-총11획; dì)</text:p>
      <text:p text:style-name="P1">正</text:p>
      <text:p text:style-name="P2">(바를 정; ⽌-총5획; zhèng,zhēng)</text:p>
      <text:p text:style-name="P1">度</text:p>
      <text:p text:style-name="P2">(법도 도; ⼴-총9획; dù,duó)</text:p>
      <text:p text:style-name="P1">物</text:p>
      <text:p text:style-name="P2">(만물 물; ⽜-총8획; wù)</text:p>
      <text:p text:style-name="P1">想</text:p>
      <text:p text:style-name="P2">(생각할 상; ⼼-총13획; xiǎng)</text:p>
      <text:p text:style-name="P1">体</text:p>
      <text:p text:style-name="P2">(몸 체{용렬할 분}; ⼈-총7획; tǐ,tī)</text:p>
      <text:p text:style-name="P1">此</text:p>
      <text:p text:style-name="P2">(이 차; ⽌-총6획; cǐ)</text:p>
      <text:p text:style-name="P1">知</text:p>
      <text:p text:style-name="P2">(알 지; ⽮-총8획; zhī)</text:p>
      <text:p text:style-name="P1">关</text:p>
      <text:p text:style-name="P2">(웃을 소; ⼋-총6획; guān)</text:p>
      <text:p text:style-name="P1">制</text:p>
      <text:p text:style-name="P2">(마를 제; ⼑-총8획; zhì)</text:p>
      <text:p text:style-name="P1">然</text:p>
      <text:p text:style-name="P2">(그러할 연; ⽕-총12획; rán)</text:p>
      <text:p text:style-name="P1">其</text:p>
      <text:p text:style-name="P2">(그 기; ⼋-총8획; qí,jī)</text:p>
      <text:p text:style-name="P9">表</text:p>
      <text:p text:style-name="P6"><text:span text:style-name="T4">(</text:span><text:span text:style-name="T5">겉 표</text:span><text:span text:style-name="T4">; </text:span><text:span text:style-name="T5">⾐</text:span><text:span text:style-name="T4">-</text:span><text:span text:style-name="T5">총</text:span><text:span text:style-name="T4">8</text:span><text:span text:style-name="T5">획</text:span><text:span text:style-name="T4">; biǎo)</text:span></text:p>
      <text:p text:style-name="P8">重</text:p>
      <text:p text:style-name="P6"><text:span text:style-name="T4">(</text:span><text:span text:style-name="T5">무거울 중</text:span><text:span text:style-name="T4">; </text:span><text:span text:style-name="T5">⾥</text:span><text:span text:style-name="T4">-</text:span><text:span text:style-name="T5">총</text:span><text:span text:style-name="T4">9</text:span><text:span text:style-name="T5">획</text:span><text:span text:style-name="T4">; zhòng,chóng)</text:span></text:p>
      <text:p text:style-name="P8">化</text:p>
      <text:p text:style-name="P6"><text:span text:style-name="T4">(</text:span><text:span text:style-name="T5">될 화</text:span><text:span text:style-name="T4">; </text:span><text:span text:style-name="T5">⼔</text:span><text:span text:style-name="T4">-</text:span><text:span text:style-name="T5">총</text:span><text:span text:style-name="T4">4</text:span><text:span text:style-name="T5">획</text:span><text:span text:style-name="T4">; huà,huā)</text:span></text:p>
      <text:p text:style-name="P8">应</text:p>
      <text:p text:style-name="P6"><text:span text:style-name="T4">(</text:span><text:span text:style-name="T5">응할 응</text:span><text:span text:style-name="T4">; </text:span><text:span text:style-name="T5">⼴</text:span><text:span text:style-name="T4">-</text:span><text:span text:style-name="T5">총</text:span><text:span text:style-name="T4">7</text:span><text:span text:style-name="T5">획</text:span><text:span text:style-name="T4">; yìng,yīng)</text:span></text:p>
      <text:p text:style-name="P8">各</text:p>
      <text:p text:style-name="P6"><text:span text:style-name="T4">(</text:span><text:span text:style-name="T5">각각 각</text:span><text:span text:style-name="T4">; </text:span><text:span text:style-name="T5">⼝</text:span><text:span text:style-name="T4">-</text:span><text:span text:style-name="T5">총</text:span><text:span text:style-name="T4">6</text:span><text:span text:style-name="T5">획</text:span><text:span text:style-name="T4">; gè,gě)</text:span></text:p>
      <text:p text:style-name="P8">但</text:p>
      <text:p text:style-name="P6"><text:span text:style-name="T4">(</text:span><text:span text:style-name="T5">다만 단</text:span><text:span text:style-name="T4">; </text:span><text:span text:style-name="T5">⼈</text:span><text:span text:style-name="T4">-</text:span><text:span text:style-name="T5">총</text:span><text:span text:style-name="T4">7</text:span><text:span text:style-name="T5">획</text:span><text:span text:style-name="T4">; dàn)</text:span></text:p>
      <text:p text:style-name="P8">者</text:p>
      <text:p text:style-name="P6"><text:span text:style-name="T4">(</text:span><text:span text:style-name="T5">놈 자</text:span><text:span text:style-name="T4">; </text:span><text:span text:style-name="T5">⽼</text:span><text:span text:style-name="T4">-</text:span><text:span text:style-name="T5">총</text:span><text:span text:style-name="T4">9</text:span><text:span text:style-name="T5">획</text:span><text:span text:style-name="T4">; zhě)</text:span></text:p>
      <text:p text:style-name="P8">间</text:p>
      <text:p text:style-name="P6"><text:span text:style-name="T4">(</text:span><text:span text:style-name="T5">사이 간</text:span><text:span text:style-name="T4">; </text:span><text:span text:style-name="T5">⾨</text:span><text:span text:style-name="T4">-</text:span><text:span text:style-name="T5">총</text:span><text:span text:style-name="T4">7</text:span><text:span text:style-name="T5">획</text:span><text:span text:style-name="T4">; jiān,jiàn)</text:span></text:p>
      <text:p text:style-name="P8">百</text:p>
      <text:p text:style-name="P6"><text:span text:style-name="T4">(</text:span><text:span text:style-name="T5">일백 백</text:span><text:span text:style-name="T4">; </text:span><text:span text:style-name="T5">⽩</text:span><text:span text:style-name="T4">-</text:span><text:span text:style-name="T5">총</text:span><text:span text:style-name="T4">6</text:span><text:span text:style-name="T5">획</text:span><text:span text:style-name="T4">; bǎi,bó)</text:span></text:p>
      <text:p text:style-name="P8">比</text:p>
      <text:p text:style-name="P6"><text:soft-page-break/><text:span text:style-name="T4">(</text:span><text:span text:style-name="T5">견줄 비</text:span><text:span text:style-name="T4">; </text:span><text:span text:style-name="T5">⽐</text:span><text:span text:style-name="T4">-</text:span><text:span text:style-name="T5">총</text:span><text:span text:style-name="T4">4</text:span><text:span text:style-name="T5">획</text:span><text:span text:style-name="T4">; bǐ,bì)</text:span></text:p>
      <text:p text:style-name="P8">什</text:p>
      <text:p text:style-name="P6"><text:span text:style-name="T4">(</text:span><text:span text:style-name="T5">열 사람 십</text:span><text:span text:style-name="T4">; </text:span><text:span text:style-name="T5">⼈</text:span><text:span text:style-name="T4">-</text:span><text:span text:style-name="T5">총</text:span><text:span text:style-name="T4">4</text:span><text:span text:style-name="T5">획</text:span><text:span text:style-name="T4">; shí,shén)</text:span></text:p>
      <text:p text:style-name="P8">儿</text:p>
      <text:p text:style-name="P6"><text:span text:style-name="T4">(</text:span><text:span text:style-name="T5">사람 인</text:span><text:span text:style-name="T4">; </text:span><text:span text:style-name="T5">⼉</text:span><text:span text:style-name="T4">-</text:span><text:span text:style-name="T5">총</text:span><text:span text:style-name="T4">2</text:span><text:span text:style-name="T5">획</text:span><text:span text:style-name="T4">; rén)</text:span></text:p>
      <text:p text:style-name="P8">公</text:p>
      <text:p text:style-name="P6"><text:span text:style-name="T4">(</text:span><text:span text:style-name="T5">공변될 공</text:span><text:span text:style-name="T4">; </text:span><text:span text:style-name="T5">⼋</text:span><text:span text:style-name="T4">-</text:span><text:span text:style-name="T5">총</text:span><text:span text:style-name="T4">4</text:span><text:span text:style-name="T5">획</text:span><text:span text:style-name="T4">; gōng)</text:span></text:p>
      <text:p text:style-name="P8">做</text:p>
      <text:p text:style-name="P6"><text:span text:style-name="T4">(</text:span><text:span text:style-name="T5">지을 주</text:span><text:span text:style-name="T4">; </text:span><text:span text:style-name="T5">⼈</text:span><text:span text:style-name="T4">-</text:span><text:span text:style-name="T5">총</text:span><text:span text:style-name="T4">11</text:span><text:span text:style-name="T5">획</text:span><text:span text:style-name="T4">; zuò)</text:span></text:p>
      <text:p text:style-name="P8">九</text:p>
      <text:p text:style-name="P6"><text:span text:style-name="T4">(</text:span><text:span text:style-name="T5">아홉 구</text:span><text:span text:style-name="T4">; </text:span><text:span text:style-name="T5">⼄</text:span><text:span text:style-name="T4">-</text:span><text:span text:style-name="T5">총</text:span><text:span text:style-name="T4">2</text:span><text:span text:style-name="T5">획</text:span><text:span text:style-name="T4">; jiǔ)</text:span></text:p>
      <text:p text:style-name="P8">相</text:p>
      <text:p text:style-name="P6"><text:span text:style-name="T4">(</text:span><text:span text:style-name="T5">서로 상</text:span><text:span text:style-name="T4">; </text:span><text:span text:style-name="T5">⽬</text:span><text:span text:style-name="T4">-</text:span><text:span text:style-name="T5">총</text:span><text:span text:style-name="T4">9</text:span><text:span text:style-name="T5">획</text:span><text:span text:style-name="T4">; xiāng,xiàng)</text:span></text:p>
      <text:p text:style-name="P8">气</text:p>
      <text:p text:style-name="P6"><text:span text:style-name="T4">(</text:span><text:span text:style-name="T5">기운 기</text:span><text:span text:style-name="T4">; </text:span><text:span text:style-name="T5">⽓</text:span><text:span text:style-name="T4">-</text:span><text:span text:style-name="T5">총</text:span><text:span text:style-name="T4">4</text:span><text:span text:style-name="T5">획</text:span><text:span text:style-name="T4">; qì)</text:span></text:p>
      <text:p text:style-name="P8">命</text:p>
      <text:p text:style-name="P6"><text:span text:style-name="T4">(</text:span><text:span text:style-name="T5">목숨 명</text:span><text:span text:style-name="T4">; </text:span><text:span text:style-name="T5">⼝</text:span><text:span text:style-name="T4">-</text:span><text:span text:style-name="T5">총</text:span><text:span text:style-name="T4">8</text:span><text:span text:style-name="T5">획</text:span><text:span text:style-name="T4">; mìng)</text:span></text:p>
      <text:p text:style-name="P8">西</text:p>
      <text:p text:style-name="P6"><text:span text:style-name="T4">(</text:span><text:span text:style-name="T5">서녘 서</text:span><text:span text:style-name="T4">; </text:span><text:span text:style-name="T5">⾑</text:span><text:span text:style-name="T4">-</text:span><text:span text:style-name="T5">총</text:span><text:span text:style-name="T4">6</text:span><text:span text:style-name="T5">획</text:span><text:span text:style-name="T4">; xī)</text:span></text:p>
      <text:p text:style-name="P8">话</text:p>
      <text:p text:style-name="P6"><text:span text:style-name="T4">(</text:span><text:span text:style-name="T5">말할 화</text:span><text:span text:style-name="T4">; </text:span><text:span text:style-name="T5">⾔</text:span><text:span text:style-name="T4">-</text:span><text:span text:style-name="T5">총</text:span><text:span text:style-name="T4">8</text:span><text:span text:style-name="T5">획</text:span><text:span text:style-name="T4">; huà)</text:span></text:p>
      <text:p text:style-name="P8">将</text:p>
      <text:p text:style-name="P6"><text:span text:style-name="T4">(</text:span><text:span text:style-name="T5">장차 장</text:span><text:span text:style-name="T4">; </text:span><text:span text:style-name="T5">⼨</text:span><text:span text:style-name="T4">-</text:span><text:span text:style-name="T5">총</text:span><text:span text:style-name="T4">10</text:span><text:span text:style-name="T5">획</text:span><text:span text:style-name="T4">; jiāng,jiàng)</text:span></text:p>
      <text:p text:style-name="P8">内</text:p>
      <text:p text:style-name="P6"><text:span text:style-name="T4">(</text:span><text:span text:style-name="T5">안 내</text:span><text:span text:style-name="T4">; </text:span><text:span text:style-name="T5">⼌</text:span><text:span text:style-name="T4">-</text:span><text:span text:style-name="T5">총</text:span><text:span text:style-name="T4">4</text:span><text:span text:style-name="T5">획</text:span><text:span text:style-name="T4">; nèi)</text:span></text:p>
      <text:p text:style-name="P8">与</text:p>
      <text:p text:style-name="P6"><text:span text:style-name="T4">(</text:span><text:span text:style-name="T5">어조사 여</text:span><text:span text:style-name="T4">; </text:span><text:span text:style-name="T5">⼀</text:span><text:span text:style-name="T4">-</text:span><text:span text:style-name="T5">총</text:span><text:span text:style-name="T4">4</text:span><text:span text:style-name="T5">획</text:span><text:span text:style-name="T4">; yǔ,yú,yù)</text:span></text:p>
      <text:p text:style-name="P8">由</text:p>
      <text:p text:style-name="P6"><text:span text:style-name="T4">(</text:span><text:span text:style-name="T5">말미암을 유</text:span><text:span text:style-name="T4">; </text:span><text:span text:style-name="T5">⽥</text:span><text:span text:style-name="T4">-</text:span><text:span text:style-name="T5">총</text:span><text:span text:style-name="T4">5</text:span><text:span text:style-name="T5">획</text:span><text:span text:style-name="T4">; yóu)</text:span></text:p>
      <text:p text:style-name="P8">利</text:p>
      <text:p text:style-name="P6"><text:span text:style-name="T4">(</text:span><text:span text:style-name="T5">날카로울 리</text:span><text:span text:style-name="T4">{</text:span><text:span text:style-name="T5">이</text:span><text:span text:style-name="T4">}; </text:span><text:span text:style-name="T5">⼑</text:span><text:span text:style-name="T4">-</text:span><text:span text:style-name="T5">총</text:span><text:span text:style-name="T4">7</text:span><text:span text:style-name="T5">획</text:span><text:span text:style-name="T4">; lì)</text:span></text:p>
      <text:p text:style-name="P8">今</text:p>
      <text:p text:style-name="P6"><text:span text:style-name="T4">(</text:span><text:span text:style-name="T5">이제 금</text:span><text:span text:style-name="T4">; </text:span><text:span text:style-name="T5">⼈</text:span><text:span text:style-name="T4">-</text:span><text:span text:style-name="T5">총</text:span><text:span text:style-name="T4">4</text:span><text:span text:style-name="T5">획</text:span><text:span text:style-name="T4">; jīn)</text:span></text:p>
      <text:p text:style-name="P8">手</text:p>
      <text:p text:style-name="P6"><text:span text:style-name="T4">(</text:span><text:span text:style-name="T5">손 수</text:span><text:span text:style-name="T4">; </text:span><text:span text:style-name="T5">⼿</text:span><text:span text:style-name="T4">-</text:span><text:span text:style-name="T5">총</text:span><text:span text:style-name="T4">4</text:span><text:span text:style-name="T5">획</text:span><text:span text:style-name="T4">; shǒu)</text:span></text:p>
      <text:p text:style-name="P8">平</text:p>
      <text:p text:style-name="P6"><text:span text:style-name="T4">(</text:span><text:span text:style-name="T5">평평할 평</text:span><text:span text:style-name="T4">; </text:span><text:span text:style-name="T5">⼲</text:span><text:span text:style-name="T4">-</text:span><text:span text:style-name="T5">총</text:span><text:span text:style-name="T4">5</text:span><text:span text:style-name="T5">획</text:span><text:span text:style-name="T4">; píng)</text:span></text:p>
      <text:p text:style-name="P8">量</text:p>
      <text:p text:style-name="P6"><text:span text:style-name="T4">(</text:span><text:span text:style-name="T5">헤아릴 량</text:span><text:span text:style-name="T4">{</text:span><text:span text:style-name="T5">양</text:span><text:span text:style-name="T4">}; </text:span><text:span text:style-name="T5">⾥</text:span><text:span text:style-name="T4">-</text:span><text:span text:style-name="T5">총</text:span><text:span text:style-name="T4">12</text:span><text:span text:style-name="T5">획</text:span><text:span text:style-name="T4">; liáng,liàng)</text:span></text:p>
      <text:p text:style-name="P8">员</text:p>
      <text:p text:style-name="P6"><text:span text:style-name="T4">(</text:span><text:span text:style-name="T5">수효 원</text:span><text:span text:style-name="T4">; </text:span><text:span text:style-name="T5">⼝</text:span><text:span text:style-name="T4">-</text:span><text:span text:style-name="T5">총</text:span><text:span text:style-name="T4">7</text:span><text:span text:style-name="T5">획</text:span><text:span text:style-name="T4">; yuán,yún,yùn)</text:span></text:p>
      <text:p text:style-name="P8">回</text:p>
      <text:p text:style-name="P6"><text:span text:style-name="T4">(</text:span><text:span text:style-name="T5">돌 회</text:span><text:span text:style-name="T4">; </text:span><text:span text:style-name="T5">⼞</text:span><text:span text:style-name="T4">-</text:span><text:span text:style-name="T5">총</text:span><text:span text:style-name="T4">6</text:span><text:span text:style-name="T5">획</text:span><text:span text:style-name="T4">; huí)</text:span></text:p>
      <text:p text:style-name="P8">情</text:p>
      <text:p text:style-name="P6"><text:span text:style-name="T4">(</text:span><text:span text:style-name="T5">뜻 정</text:span><text:span text:style-name="T4">; </text:span><text:span text:style-name="T5">⼼</text:span><text:span text:style-name="T4">-</text:span><text:span text:style-name="T5">총</text:span><text:span text:style-name="T4">11</text:span><text:span text:style-name="T5">획</text:span><text:span text:style-name="T4">; qíng)</text:span></text:p>
      <text:p text:style-name="P8">几</text:p>
      <text:p text:style-name="P6"><text:span text:style-name="T4">(</text:span><text:span text:style-name="T5">안석 궤</text:span><text:span text:style-name="T4">; </text:span><text:span text:style-name="T5">⼏</text:span><text:span text:style-name="T4">-</text:span><text:span text:style-name="T5">총</text:span><text:span text:style-name="T4">2</text:span><text:span text:style-name="T5">획</text:span><text:span text:style-name="T4">; jǐ)</text:span></text:p>
      <text:p text:style-name="P8">最</text:p>
      <text:p text:style-name="P6"><text:span text:style-name="T4">(</text:span><text:span text:style-name="T5">가장 최</text:span><text:span text:style-name="T4">; </text:span><text:span text:style-name="T5">⽈</text:span><text:span text:style-name="T4">-</text:span><text:span text:style-name="T5">총</text:span><text:span text:style-name="T4">12</text:span><text:span text:style-name="T5">획</text:span><text:span text:style-name="T4">; zuì)</text:span></text:p>
      <text:p text:style-name="P8">八</text:p>
      <text:p text:style-name="P6"><text:span text:style-name="T4">(</text:span><text:span text:style-name="T5">여덟 팔</text:span><text:span text:style-name="T4">; </text:span><text:span text:style-name="T5">⼋</text:span><text:span text:style-name="T4">-</text:span><text:span text:style-name="T5">총</text:span><text:span text:style-name="T4">2</text:span><text:span text:style-name="T5">획</text:span><text:span text:style-name="T4">; bā,bá)</text:span></text:p>
      <text:p text:style-name="P8">级</text:p>
      <text:p text:style-name="P6"><text:soft-page-break/><text:span text:style-name="T4">(</text:span><text:span text:style-name="T5">차례 급</text:span><text:span text:style-name="T4">; </text:span><text:span text:style-name="T5">⽷</text:span><text:span text:style-name="T4">-</text:span><text:span text:style-name="T5">총</text:span><text:span text:style-name="T4">6</text:span><text:span text:style-name="T5">획</text:span><text:span text:style-name="T4">; jí)</text:span></text:p>
      <text:p text:style-name="P8">位</text:p>
      <text:p text:style-name="P6"><text:span text:style-name="T4">(</text:span><text:span text:style-name="T5">자리 위</text:span><text:span text:style-name="T4">; </text:span><text:span text:style-name="T5">⼈</text:span><text:span text:style-name="T4">-</text:span><text:span text:style-name="T5">총</text:span><text:span text:style-name="T4">7</text:span><text:span text:style-name="T5">획</text:span><text:span text:style-name="T4">; wèi)</text:span></text:p>
      <text:p text:style-name="P8">结</text:p>
      <text:p text:style-name="P6"><text:span text:style-name="T4">(</text:span><text:span text:style-name="T5">열매를 맺을 결</text:span><text:span text:style-name="T4">; </text:span><text:span text:style-name="T5">⽷</text:span><text:span text:style-name="T4">-</text:span><text:span text:style-name="T5">총</text:span><text:span text:style-name="T4">9</text:span><text:span text:style-name="T5">획</text:span><text:span text:style-name="T4">; jié,jiē)</text:span></text:p>
      <text:p text:style-name="P8">性</text:p>
      <text:p text:style-name="P6"><text:span text:style-name="T4">(</text:span><text:span text:style-name="T5">성품 성</text:span><text:span text:style-name="T4">; </text:span><text:span text:style-name="T5">⼼</text:span><text:span text:style-name="T4">-</text:span><text:span text:style-name="T5">총</text:span><text:span text:style-name="T4">8</text:span><text:span text:style-name="T5">획</text:span><text:span text:style-name="T4">; xìng)</text:span></text:p>
      <text:p text:style-name="P8">代</text:p>
      <text:p text:style-name="P6"><text:span text:style-name="T4">(</text:span><text:span text:style-name="T5">대신할 대</text:span><text:span text:style-name="T4">; </text:span><text:span text:style-name="T5">⼈</text:span><text:span text:style-name="T4">-</text:span><text:span text:style-name="T5">총</text:span><text:span text:style-name="T4">5</text:span><text:span text:style-name="T5">획</text:span><text:span text:style-name="T4">; dài)</text:span></text:p>
      <text:p text:style-name="P8">教</text:p>
      <text:p text:style-name="P6"><text:span text:style-name="T4">(</text:span><text:span text:style-name="T5">본받을 교</text:span><text:span text:style-name="T4">; </text:span><text:span text:style-name="T5">⽁</text:span><text:span text:style-name="T4">-</text:span><text:span text:style-name="T5">총</text:span><text:span text:style-name="T4">11</text:span><text:span text:style-name="T5">획</text:span><text:span text:style-name="T4">; jiào,jiāo)</text:span></text:p>
      <text:p text:style-name="P8">次</text:p>
      <text:p text:style-name="P6"><text:span text:style-name="T4">(</text:span><text:span text:style-name="T5">버금 차</text:span><text:span text:style-name="T4">; </text:span><text:span text:style-name="T5">⽋</text:span><text:span text:style-name="T4">-</text:span><text:span text:style-name="T5">총</text:span><text:span text:style-name="T4">6</text:span><text:span text:style-name="T5">획</text:span><text:span text:style-name="T4">; cì)</text:span></text:p>
      <text:p text:style-name="P8">路</text:p>
      <text:p text:style-name="P6"><text:span text:style-name="T4">(</text:span><text:span text:style-name="T5">길 로</text:span><text:span text:style-name="T4">{</text:span><text:span text:style-name="T5">노</text:span><text:span text:style-name="T4">}; </text:span><text:span text:style-name="T5">⾜</text:span><text:span text:style-name="T4">-</text:span><text:span text:style-name="T5">총</text:span><text:span text:style-name="T4">13</text:span><text:span text:style-name="T5">획</text:span><text:span text:style-name="T4">; lù)</text:span></text:p>
      <text:p text:style-name="P8">党</text:p>
      <text:p text:style-name="P6"><text:span text:style-name="T4">(</text:span><text:span text:style-name="T5">오랑캐 당</text:span><text:span text:style-name="T4">; </text:span><text:span text:style-name="T5">⼉</text:span><text:span text:style-name="T4">-</text:span><text:span text:style-name="T5">총</text:span><text:span text:style-name="T4">10</text:span><text:span text:style-name="T5">획</text:span><text:span text:style-name="T4">; dǎng)</text:span></text:p>
      <text:p text:style-name="P8">六</text:p>
      <text:p text:style-name="P6"><text:span text:style-name="T4">(</text:span><text:span text:style-name="T5">여섯 륙</text:span><text:span text:style-name="T4">{</text:span><text:span text:style-name="T5">육</text:span><text:span text:style-name="T4">}; </text:span><text:span text:style-name="T5">⼋</text:span><text:span text:style-name="T4">-</text:span><text:span text:style-name="T5">총</text:span><text:span text:style-name="T4">4</text:span><text:span text:style-name="T5">획</text:span><text:span text:style-name="T4">; liù,lù)</text:span></text:p>
      <text:p text:style-name="P8">便</text:p>
      <text:p text:style-name="P6"><text:span text:style-name="T4">(</text:span><text:span text:style-name="T5">편할 편</text:span><text:span text:style-name="T4">; </text:span><text:span text:style-name="T5">⼈</text:span><text:span text:style-name="T4">-</text:span><text:span text:style-name="T5">총</text:span><text:span text:style-name="T4">9</text:span><text:span text:style-name="T5">획</text:span><text:span text:style-name="T4">; biàn,bián,pián)</text:span></text:p>
      <text:p text:style-name="P8">原</text:p>
      <text:p text:style-name="P6"><text:span text:style-name="T4">(</text:span><text:span text:style-name="T5">근원 원</text:span><text:span text:style-name="T4">; </text:span><text:span text:style-name="T5">⼚</text:span><text:span text:style-name="T4">-</text:span><text:span text:style-name="T5">총</text:span><text:span text:style-name="T4">10</text:span><text:span text:style-name="T5">획</text:span><text:span text:style-name="T4">; yuán)</text:span></text:p>
      <text:p text:style-name="P8">军</text:p>
      <text:p text:style-name="P6"><text:span text:style-name="T4">(</text:span><text:span text:style-name="T5">군사 군</text:span><text:span text:style-name="T4">; </text:span><text:span text:style-name="T5">⼍</text:span><text:span text:style-name="T4">-</text:span><text:span text:style-name="T5">총</text:span><text:span text:style-name="T4">6</text:span><text:span text:style-name="T5">획</text:span><text:span text:style-name="T4">; jūn)</text:span></text:p>
      <text:p text:style-name="P8">总</text:p>
      <text:p text:style-name="P6"><text:span text:style-name="T4">(</text:span><text:span text:style-name="T5">거느릴 총</text:span><text:span text:style-name="T4">; </text:span><text:span text:style-name="T5">⼼</text:span><text:span text:style-name="T4">-</text:span><text:span text:style-name="T5">총</text:span><text:span text:style-name="T4">8</text:span><text:span text:style-name="T5">획</text:span><text:span text:style-name="T4">; zǒng)</text:span></text:p>
      <text:p text:style-name="P8">走</text:p>
      <text:p text:style-name="P6"><text:span text:style-name="T4">(</text:span><text:span text:style-name="T5">달릴 주</text:span><text:span text:style-name="T4">; </text:span><text:span text:style-name="T5">⾛</text:span><text:span text:style-name="T4">-</text:span><text:span text:style-name="T5">총</text:span><text:span text:style-name="T4">7</text:span><text:span text:style-name="T5">획</text:span><text:span text:style-name="T4">; zǒu)</text:span></text:p>
      <text:p text:style-name="P8">象</text:p>
      <text:p text:style-name="P6"><text:span text:style-name="T4">(</text:span><text:span text:style-name="T5">코끼리 상</text:span><text:span text:style-name="T4">; </text:span><text:span text:style-name="T5">⾗</text:span><text:span text:style-name="T4">-</text:span><text:span text:style-name="T5">총</text:span><text:span text:style-name="T4">12</text:span><text:span text:style-name="T5">획</text:span><text:span text:style-name="T4">; xiàng)</text:span></text:p>
      <text:p text:style-name="P8">口</text:p>
      <text:p text:style-name="P6"><text:span text:style-name="T4">(</text:span><text:span text:style-name="T5">입 구</text:span><text:span text:style-name="T4">; </text:span><text:span text:style-name="T5">⼝</text:span><text:span text:style-name="T4">-</text:span><text:span text:style-name="T5">총</text:span><text:span text:style-name="T4">3</text:span><text:span text:style-name="T5">획</text:span><text:span text:style-name="T4">; kǒu)</text:span></text:p>
      <text:p text:style-name="P8">七</text:p>
      <text:p text:style-name="P6"><text:span text:style-name="T4">(</text:span><text:span text:style-name="T5">일곱 칠</text:span><text:span text:style-name="T4">; </text:span><text:span text:style-name="T5">⼀</text:span><text:span text:style-name="T4">-</text:span><text:span text:style-name="T5">총</text:span><text:span text:style-name="T4">2</text:span><text:span text:style-name="T5">획</text:span><text:span text:style-name="T4">; qī)</text:span></text:p>
      <text:p text:style-name="P8">先</text:p>
      <text:p text:style-name="P6"><text:span text:style-name="T4">(</text:span><text:span text:style-name="T5">먼저 선</text:span><text:span text:style-name="T4">; </text:span><text:span text:style-name="T5">⼉</text:span><text:span text:style-name="T4">-</text:span><text:span text:style-name="T5">총</text:span><text:span text:style-name="T4">6</text:span><text:span text:style-name="T5">획</text:span><text:span text:style-name="T4">; xiān)</text:span></text:p>
      <text:p text:style-name="P8">常</text:p>
      <text:p text:style-name="P6"><text:span text:style-name="T4">(</text:span><text:span text:style-name="T5">항상 상</text:span><text:span text:style-name="T4">; </text:span><text:span text:style-name="T5">⼱</text:span><text:span text:style-name="T4">-</text:span><text:span text:style-name="T5">총</text:span><text:span text:style-name="T4">11</text:span><text:span text:style-name="T5">획</text:span><text:span text:style-name="T4">; cháng)</text:span></text:p>
      <text:p text:style-name="P8">题</text:p>
      <text:p text:style-name="P6"><text:span text:style-name="T4">(</text:span><text:span text:style-name="T5">제목 제</text:span><text:span text:style-name="T4">; </text:span><text:span text:style-name="T5">⾴</text:span><text:span text:style-name="T4">-</text:span><text:span text:style-name="T5">총</text:span><text:span text:style-name="T4">15</text:span><text:span text:style-name="T5">획</text:span><text:span text:style-name="T4">; tí)</text:span></text:p>
      <text:p text:style-name="P8">入</text:p>
      <text:p text:style-name="P6"><text:span text:style-name="T4">(</text:span><text:span text:style-name="T5">들 입</text:span><text:span text:style-name="T4">; </text:span><text:span text:style-name="T5">⼊</text:span><text:span text:style-name="T4">-</text:span><text:span text:style-name="T5">총</text:span><text:span text:style-name="T4">2</text:span><text:span text:style-name="T5">획</text:span><text:span text:style-name="T4">; rù)</text:span></text:p>
      <text:p text:style-name="P8">给</text:p>
      <text:p text:style-name="P6"><text:span text:style-name="T4">(</text:span><text:span text:style-name="T5">공급할 급</text:span><text:span text:style-name="T4">; </text:span><text:span text:style-name="T5">⽷</text:span><text:span text:style-name="T4">-</text:span><text:span text:style-name="T5">총</text:span><text:span text:style-name="T4">9</text:span><text:span text:style-name="T5">획</text:span><text:span text:style-name="T4">; gěi,jǐ)</text:span></text:p>
      <text:p text:style-name="P8">己</text:p>
      <text:p text:style-name="P6"><text:span text:style-name="T4">(</text:span><text:span text:style-name="T5">자기 기</text:span><text:span text:style-name="T4">; </text:span><text:span text:style-name="T5">⼰</text:span><text:span text:style-name="T4">-</text:span><text:span text:style-name="T5">총</text:span><text:span text:style-name="T4">3</text:span><text:span text:style-name="T5">획</text:span><text:span text:style-name="T4">; jǐ)</text:span></text:p>
      <text:p text:style-name="P8">队</text:p>
      <text:p text:style-name="P6"><text:span text:style-name="T4">(</text:span><text:span text:style-name="T5">떼 대</text:span><text:span text:style-name="T4">; </text:span><text:span text:style-name="T5">⾩</text:span><text:span text:style-name="T4">-</text:span><text:span text:style-name="T5">총</text:span><text:span text:style-name="T4">5</text:span><text:span text:style-name="T5">획</text:span><text:span text:style-name="T4">; duì)</text:span></text:p>
      <text:p text:style-name="P8">战</text:p>
      <text:p text:style-name="P6"><text:span text:style-name="T4">(</text:span><text:span text:style-name="T5">싸울 전</text:span><text:span text:style-name="T4">; </text:span><text:span text:style-name="T5">⼽</text:span><text:span text:style-name="T4">-</text:span><text:span text:style-name="T5">총</text:span><text:span text:style-name="T4">9</text:span><text:span text:style-name="T5">획</text:span><text:span text:style-name="T4">; zhàn)</text:span></text:p>
      <text:p text:style-name="P8">果</text:p>
      <text:p text:style-name="P6"><text:soft-page-break/><text:span text:style-name="T4">(</text:span><text:span text:style-name="T5">실과 과</text:span><text:span text:style-name="T4">; </text:span><text:span text:style-name="T5">⽊</text:span><text:span text:style-name="T4">-</text:span><text:span text:style-name="T5">총</text:span><text:span text:style-name="T4">8</text:span><text:span text:style-name="T5">획</text:span><text:span text:style-name="T4">; guǒ)</text:span></text:p>
      <text:p text:style-name="P8">完</text:p>
      <text:p text:style-name="P6"><text:span text:style-name="T4">(</text:span><text:span text:style-name="T5">완전할 완</text:span><text:span text:style-name="T4">; </text:span><text:span text:style-name="T5">⼧</text:span><text:span text:style-name="T4">-</text:span><text:span text:style-name="T5">총</text:span><text:span text:style-name="T4">7</text:span><text:span text:style-name="T5">획</text:span><text:span text:style-name="T4">; wán)</text:span></text:p>
      <text:p text:style-name="P8">反</text:p>
      <text:p text:style-name="P6"><text:span text:style-name="T4">(</text:span><text:span text:style-name="T5">되돌릴 반</text:span><text:span text:style-name="T4">; </text:span><text:span text:style-name="T5">⼜</text:span><text:span text:style-name="T4">-</text:span><text:span text:style-name="T5">총</text:span><text:span text:style-name="T4">4</text:span><text:span text:style-name="T5">획</text:span><text:span text:style-name="T4">; fǎn)</text:span></text:p>
      <text:p text:style-name="P8">白</text:p>
      <text:p text:style-name="P6"><text:span text:style-name="T4">(</text:span><text:span text:style-name="T5">흰 백</text:span><text:span text:style-name="T4">; </text:span><text:span text:style-name="T5">⽩</text:span><text:span text:style-name="T4">-</text:span><text:span text:style-name="T5">총</text:span><text:span text:style-name="T4">5</text:span><text:span text:style-name="T5">획</text:span><text:span text:style-name="T4">; bái)</text:span></text:p>
      <text:p text:style-name="P8">建</text:p>
      <text:p text:style-name="P6"><text:span text:style-name="T4">(</text:span><text:span text:style-name="T5">세울 건</text:span><text:span text:style-name="T4">; </text:span><text:span text:style-name="T5">⼵</text:span><text:span text:style-name="T4">-</text:span><text:span text:style-name="T5">총</text:span><text:span text:style-name="T4">9</text:span><text:span text:style-name="T5">획</text:span><text:span text:style-name="T4">; jiàn)</text:span></text:p>
      <text:p text:style-name="P8">革</text:p>
      <text:p text:style-name="P6"><text:span text:style-name="T4">(</text:span><text:span text:style-name="T5">가죽 혁</text:span><text:span text:style-name="T4">; </text:span><text:span text:style-name="T5">⾰</text:span><text:span text:style-name="T4">-</text:span><text:span text:style-name="T5">총</text:span><text:span text:style-name="T4">9</text:span><text:span text:style-name="T5">획</text:span><text:span text:style-name="T4">; gé,jí)</text:span></text:p>
      <text:p text:style-name="P8">立</text:p>
      <text:p text:style-name="P6"><text:span text:style-name="T4">(</text:span><text:span text:style-name="T5">설 립</text:span><text:span text:style-name="T4">{</text:span><text:span text:style-name="T5">입</text:span><text:span text:style-name="T4">}; </text:span><text:span text:style-name="T5">⽴</text:span><text:span text:style-name="T4">-</text:span><text:span text:style-name="T5">총</text:span><text:span text:style-name="T4">5</text:span><text:span text:style-name="T5">획</text:span><text:span text:style-name="T4">; lì)</text:span></text:p>
      <text:p text:style-name="P8">少</text:p>
      <text:p text:style-name="P6"><text:span text:style-name="T4">(</text:span><text:span text:style-name="T5">적을 소</text:span><text:span text:style-name="T4">; </text:span><text:span text:style-name="T5">⼩</text:span><text:span text:style-name="T4">-</text:span><text:span text:style-name="T5">총</text:span><text:span text:style-name="T4">4</text:span><text:span text:style-name="T5">획</text:span><text:span text:style-name="T4">; shǎo,shào)</text:span></text:p>
      <text:p text:style-name="P8">文</text:p>
      <text:p text:style-name="P6"><text:span text:style-name="T4">(</text:span><text:span text:style-name="T5">무늬 문</text:span><text:span text:style-name="T4">; </text:span><text:span text:style-name="T5">⽂</text:span><text:span text:style-name="T4">-</text:span><text:span text:style-name="T5">총</text:span><text:span text:style-name="T4">4</text:span><text:span text:style-name="T5">획</text:span><text:span text:style-name="T4">; wén)</text:span></text:p>
      <text:p text:style-name="P8">打</text:p>
      <text:p text:style-name="P6"><text:span text:style-name="T4">(</text:span><text:span text:style-name="T5">칠 타</text:span><text:span text:style-name="T4">; </text:span><text:span text:style-name="T5">⼿</text:span><text:span text:style-name="T4">-</text:span><text:span text:style-name="T5">총</text:span><text:span text:style-name="T4">5</text:span><text:span text:style-name="T5">획</text:span><text:span text:style-name="T4">; dǎ,dá)</text:span></text:p>
      <text:p text:style-name="P8">论</text:p>
      <text:p text:style-name="P6"><text:span text:style-name="T4">(</text:span><text:span text:style-name="T5">논의할 론</text:span><text:span text:style-name="T4">; </text:span><text:span text:style-name="T5">⾔</text:span><text:span text:style-name="T4">-</text:span><text:span text:style-name="T5">총</text:span><text:span text:style-name="T4">6</text:span><text:span text:style-name="T5">획</text:span><text:span text:style-name="T4">; lùn,lún)</text:span></text:p>
      <text:p text:style-name="P8">门</text:p>
      <text:p text:style-name="P6"><text:span text:style-name="T4">(</text:span><text:span text:style-name="T5">문 문</text:span><text:span text:style-name="T4">; </text:span><text:span text:style-name="T5">⾨</text:span><text:span text:style-name="T4">-</text:span><text:span text:style-name="T5">총</text:span><text:span text:style-name="T4">3</text:span><text:span text:style-name="T5">획</text:span><text:span text:style-name="T4">; mén)</text:span></text:p>
      <text:p text:style-name="P8">东</text:p>
      <text:p text:style-name="P6"><text:span text:style-name="T4">(</text:span><text:span text:style-name="T5">동녘 동</text:span><text:span text:style-name="T4">; </text:span><text:span text:style-name="T5">⼀</text:span><text:span text:style-name="T4">-</text:span><text:span text:style-name="T5">총</text:span><text:span text:style-name="T4">5</text:span><text:span text:style-name="T5">획</text:span><text:span text:style-name="T4">; dōng)</text:span></text:p>
      <text:p text:style-name="P8">女</text:p>
      <text:p text:style-name="P6"><text:span text:style-name="T4">(</text:span><text:span text:style-name="T5">여자 녀</text:span><text:span text:style-name="T4">{</text:span><text:span text:style-name="T5">여</text:span><text:span text:style-name="T4">}; </text:span><text:span text:style-name="T5">⼥</text:span><text:span text:style-name="T4">-</text:span><text:span text:style-name="T5">총</text:span><text:span text:style-name="T4">3</text:span><text:span text:style-name="T5">획</text:span><text:span text:style-name="T4">; nǔ)</text:span></text:p>
      <text:p text:style-name="P8">放</text:p>
      <text:p text:style-name="P6"><text:span text:style-name="T4">(</text:span><text:span text:style-name="T5">놓을 방</text:span><text:span text:style-name="T4">; </text:span><text:span text:style-name="T5">⽁</text:span><text:span text:style-name="T4">-</text:span><text:span text:style-name="T5">총</text:span><text:span text:style-name="T4">8</text:span><text:span text:style-name="T5">획</text:span><text:span text:style-name="T4">; fàng)</text:span></text:p>
      <text:p text:style-name="P8">期</text:p>
      <text:p text:style-name="P6"><text:span text:style-name="T4">(</text:span><text:span text:style-name="T5">기약할 기</text:span><text:span text:style-name="T4">; </text:span><text:span text:style-name="T5">⽉</text:span><text:span text:style-name="T4">-</text:span><text:span text:style-name="T5">총</text:span><text:span text:style-name="T4">12</text:span><text:span text:style-name="T5">획</text:span><text:span text:style-name="T4">; qī,jī)</text:span></text:p>
      <text:p text:style-name="P8">真</text:p>
      <text:p text:style-name="P6"><text:span text:style-name="T4">(</text:span><text:span text:style-name="T5">참 진</text:span><text:span text:style-name="T4">; </text:span><text:span text:style-name="T5">⽬</text:span><text:span text:style-name="T4">-</text:span><text:span text:style-name="T5">총</text:span><text:span text:style-name="T4">10</text:span><text:span text:style-name="T5">획</text:span><text:span text:style-name="T4">; zhēn)</text:span></text:p>
      <text:p text:style-name="P8">数</text:p>
      <text:p text:style-name="P6"><text:span text:style-name="T4">(</text:span><text:span text:style-name="T5">셀 수</text:span><text:span text:style-name="T4">; </text:span><text:span text:style-name="T5">⽁</text:span><text:span text:style-name="T4">-</text:span><text:span text:style-name="T5">총</text:span><text:span text:style-name="T4">13</text:span><text:span text:style-name="T5">획</text:span><text:span text:style-name="T4">; shù,shǔ,shuò)</text:span></text:p>
      <text:p text:style-name="P8">展</text:p>
      <text:p text:style-name="P6"><text:span text:style-name="T4">(</text:span><text:span text:style-name="T5">펼 전</text:span><text:span text:style-name="T4">; </text:span><text:span text:style-name="T5">⼫</text:span><text:span text:style-name="T4">-</text:span><text:span text:style-name="T5">총</text:span><text:span text:style-name="T4">10</text:span><text:span text:style-name="T5">획</text:span><text:span text:style-name="T4">; zhǎn)</text:span></text:p>
      <text:p text:style-name="P8">资</text:p>
      <text:p text:style-name="P6"><text:span text:style-name="T4">(</text:span><text:span text:style-name="T5">재물 자</text:span><text:span text:style-name="T4">; </text:span><text:span text:style-name="T5">⾙</text:span><text:span text:style-name="T4">-</text:span><text:span text:style-name="T5">총</text:span><text:span text:style-name="T4">10</text:span><text:span text:style-name="T5">획</text:span><text:span text:style-name="T4">; zī)</text:span></text:p>
      <text:p text:style-name="P8">通</text:p>
      <text:p text:style-name="P6"><text:span text:style-name="T4">(</text:span><text:span text:style-name="T5">통할 통</text:span><text:span text:style-name="T4">; </text:span><text:span text:style-name="T5">⾡</text:span><text:span text:style-name="T4">-</text:span><text:span text:style-name="T5">총</text:span><text:span text:style-name="T4">11</text:span><text:span text:style-name="T5">획</text:span><text:span text:style-name="T4">; tōng,tǒng)</text:span></text:p>
      <text:p text:style-name="P8">农</text:p>
      <text:p text:style-name="P6"><text:span text:style-name="T4">(</text:span><text:span text:style-name="T5">농사 농</text:span><text:span text:style-name="T4">; </text:span><text:span text:style-name="T5">⼍</text:span><text:span text:style-name="T4">-</text:span><text:span text:style-name="T5">총</text:span><text:span text:style-name="T4">6</text:span><text:span text:style-name="T5">획</text:span><text:span text:style-name="T4">; nóng)</text:span></text:p>
      <text:p text:style-name="P8">名</text:p>
      <text:p text:style-name="P6"><text:span text:style-name="T4">(</text:span><text:span text:style-name="T5">이름 명</text:span><text:span text:style-name="T4">; </text:span><text:span text:style-name="T5">⼝</text:span><text:span text:style-name="T4">-</text:span><text:span text:style-name="T5">총</text:span><text:span text:style-name="T4">6</text:span><text:span text:style-name="T5">획</text:span><text:span text:style-name="T4">; míng)</text:span></text:p>
      <text:p text:style-name="P8">解</text:p>
      <text:p text:style-name="P6"><text:span text:style-name="T4">(</text:span><text:span text:style-name="T5">풀 해</text:span><text:span text:style-name="T4">; </text:span><text:span text:style-name="T5">⾓</text:span><text:span text:style-name="T4">-</text:span><text:span text:style-name="T5">총</text:span><text:span text:style-name="T4">13</text:span><text:span text:style-name="T5">획</text:span><text:span text:style-name="T4">; jiě,jiè,xiè)</text:span></text:p>
      <text:p text:style-name="P8">叫</text:p>
      <text:p text:style-name="P6"><text:span text:style-name="T4">(</text:span><text:span text:style-name="T5">부르짖을 규</text:span><text:span text:style-name="T4">; </text:span><text:span text:style-name="T5">⼝</text:span><text:span text:style-name="T4">-</text:span><text:span text:style-name="T5">총</text:span><text:span text:style-name="T4">5</text:span><text:span text:style-name="T5">획</text:span><text:span text:style-name="T4">; jiào)</text:span></text:p>
      <text:p text:style-name="P8">提</text:p>
      <text:p text:style-name="P6"><text:span text:style-name="T4">(</text:span><text:span text:style-name="T5">끌 제</text:span><text:span text:style-name="T4">; </text:span><text:span text:style-name="T5">⼿</text:span><text:span text:style-name="T4">-</text:span><text:span text:style-name="T5">총</text:span><text:span text:style-name="T4">12</text:span><text:span text:style-name="T5">획</text:span><text:span text:style-name="T4">; tí,dī)</text:span></text:p>
      <text:p text:style-name="P8">或</text:p>
      <text:p text:style-name="P6"><text:soft-page-break/><text:span text:style-name="T4">(</text:span><text:span text:style-name="T5">혹 혹</text:span><text:span text:style-name="T4">; </text:span><text:span text:style-name="T5">⼽</text:span><text:span text:style-name="T4">-</text:span><text:span text:style-name="T5">총</text:span><text:span text:style-name="T4">8</text:span><text:span text:style-name="T5">획</text:span><text:span text:style-name="T4">; huò)</text:span></text:p>
      <text:p text:style-name="P8">山</text:p>
      <text:p text:style-name="P6"><text:span text:style-name="T4">(</text:span><text:span text:style-name="T5">뫼 산</text:span><text:span text:style-name="T4">; </text:span><text:span text:style-name="T5">⼭</text:span><text:span text:style-name="T4">-</text:span><text:span text:style-name="T5">총</text:span><text:span text:style-name="T4">3</text:span><text:span text:style-name="T5">획</text:span><text:span text:style-name="T4">; shān)</text:span></text:p>
      <text:p text:style-name="P8">线</text:p>
      <text:p text:style-name="P6"><text:span text:style-name="T4">(</text:span><text:span text:style-name="T5">실 선</text:span><text:span text:style-name="T4">; </text:span><text:span text:style-name="T5">⽷</text:span><text:span text:style-name="T4">-</text:span><text:span text:style-name="T5">총</text:span><text:span text:style-name="T4">8</text:span><text:span text:style-name="T5">획</text:span><text:span text:style-name="T4">; xiàn)</text:span></text:p>
      <text:p text:style-name="P8">条</text:p>
      <text:p text:style-name="P6"><text:span text:style-name="T4">(</text:span><text:span text:style-name="T5">곁가지 조</text:span><text:span text:style-name="T4">; </text:span><text:span text:style-name="T5">⽊</text:span><text:span text:style-name="T4">-</text:span><text:span text:style-name="T5">총</text:span><text:span text:style-name="T4">7</text:span><text:span text:style-name="T5">획</text:span><text:span text:style-name="T4">; tiáo)</text:span></text:p>
      <text:p text:style-name="P8">别</text:p>
      <text:p text:style-name="P6"><text:span text:style-name="T4">(</text:span><text:span text:style-name="T5">나눌 별</text:span><text:span text:style-name="T4">; </text:span><text:span text:style-name="T5">⼑</text:span><text:span text:style-name="T4">-</text:span><text:span text:style-name="T5">총</text:span><text:span text:style-name="T4">7</text:span><text:span text:style-name="T5">획</text:span><text:span text:style-name="T4">; bié,biè)</text:span></text:p>
      <text:p text:style-name="P8">万</text:p>
      <text:p text:style-name="P6"><text:span text:style-name="T4">(</text:span><text:span text:style-name="T5">일만 만</text:span><text:span text:style-name="T4">; </text:span><text:span text:style-name="T5">⼀</text:span><text:span text:style-name="T4">-</text:span><text:span text:style-name="T5">총</text:span><text:span text:style-name="T4">3</text:span><text:span text:style-name="T5">획</text:span><text:span text:style-name="T4">; wàn,mò)</text:span></text:p>
      <text:p text:style-name="P8">係</text:p>
      <text:p text:style-name="P6"><text:span text:style-name="T4">(</text:span><text:span text:style-name="T5">걸릴 계</text:span><text:span text:style-name="T4">; </text:span><text:span text:style-name="T5">⼈</text:span><text:span text:style-name="T4">-</text:span><text:span text:style-name="T5">총</text:span><text:span text:style-name="T4">9</text:span><text:span text:style-name="T5">획</text:span><text:span text:style-name="T4">; xì)</text:span></text:p>
      <text:p text:style-name="P8">已</text:p>
      <text:p text:style-name="P6"><text:span text:style-name="T4">(</text:span><text:span text:style-name="T5">이미 이</text:span><text:span text:style-name="T4">; </text:span><text:span text:style-name="T5">⼰</text:span><text:span text:style-name="T4">-</text:span><text:span text:style-name="T5">총</text:span><text:span text:style-name="T4">3</text:span><text:span text:style-name="T5">획</text:span><text:span text:style-name="T4">; yǐ)</text:span></text:p>
      <text:p text:style-name="P8">变</text:p>
      <text:p text:style-name="P6"><text:span text:style-name="T4">(</text:span><text:span text:style-name="T5">변할 변</text:span><text:span text:style-name="T4">; </text:span><text:span text:style-name="T5">⼜</text:span><text:span text:style-name="T4">-</text:span><text:span text:style-name="T5">총</text:span><text:span text:style-name="T4">8</text:span><text:span text:style-name="T5">획</text:span><text:span text:style-name="T4">; biàn)</text:span></text:p>
      <text:p text:style-name="P8">形</text:p>
      <text:p text:style-name="P6"><text:span text:style-name="T4">(</text:span><text:span text:style-name="T5">모양 형</text:span><text:span text:style-name="T4">; </text:span><text:span text:style-name="T5">⼺</text:span><text:span text:style-name="T4">-</text:span><text:span text:style-name="T5">총</text:span><text:span text:style-name="T4">7</text:span><text:span text:style-name="T5">획</text:span><text:span text:style-name="T4">; xíng)</text:span></text:p>
      <text:p text:style-name="P8">它</text:p>
      <text:p text:style-name="P6"><text:span text:style-name="T4">(</text:span><text:span text:style-name="T5">다를 타</text:span><text:span text:style-name="T4">{</text:span><text:span text:style-name="T5">뱀 사</text:span><text:span text:style-name="T4">}; </text:span><text:span text:style-name="T5">⼧</text:span><text:span text:style-name="T4">-</text:span><text:span text:style-name="T5">총</text:span><text:span text:style-name="T4">5</text:span><text:span text:style-name="T5">획</text:span><text:span text:style-name="T4">; tā)</text:span></text:p>
      <text:p text:style-name="P8">边</text:p>
      <text:p text:style-name="P6"><text:span text:style-name="T4">(</text:span><text:span text:style-name="T5">가 변</text:span><text:span text:style-name="T4">; </text:span><text:span text:style-name="T5">⾡</text:span><text:span text:style-name="T4">-</text:span><text:span text:style-name="T5">총</text:span><text:span text:style-name="T4">6</text:span><text:span text:style-name="T5">획</text:span><text:span text:style-name="T4">; biān)</text:span></text:p>
      <text:p text:style-name="P8">阶</text:p>
      <text:p text:style-name="P6"><text:span text:style-name="T4">(</text:span><text:span text:style-name="T5">섬돌 계</text:span><text:span text:style-name="T4">; </text:span><text:span text:style-name="T5">⾩</text:span><text:span text:style-name="T4">-</text:span><text:span text:style-name="T5">총</text:span><text:span text:style-name="T4">7</text:span><text:span text:style-name="T5">획</text:span><text:span text:style-name="T4">; jiē)</text:span></text:p>
      <text:p text:style-name="P8">报</text:p>
      <text:p text:style-name="P6"><text:span text:style-name="T4">(</text:span><text:span text:style-name="T5">갚을 보</text:span><text:span text:style-name="T4">; </text:span><text:span text:style-name="T5">⼿</text:span><text:span text:style-name="T4">-</text:span><text:span text:style-name="T5">총</text:span><text:span text:style-name="T4">7</text:span><text:span text:style-name="T5">획</text:span><text:span text:style-name="T4">; bào)</text:span></text:p>
      <text:p text:style-name="P8">官</text:p>
      <text:p text:style-name="P6"><text:span text:style-name="T4">(</text:span><text:span text:style-name="T5">벼슬 관</text:span><text:span text:style-name="T4">; </text:span><text:span text:style-name="T5">⼧</text:span><text:span text:style-name="T4">-</text:span><text:span text:style-name="T5">총</text:span><text:span text:style-name="T4">8</text:span><text:span text:style-name="T5">획</text:span><text:span text:style-name="T4">; guān,guǎn)</text:span></text:p>
      <text:p text:style-name="P8">决</text:p>
      <text:p text:style-name="P6"><text:span text:style-name="T4">(</text:span><text:span text:style-name="T5">결단할 결</text:span><text:span text:style-name="T4">; </text:span><text:span text:style-name="T5">⼎</text:span><text:span text:style-name="T4">-</text:span><text:span text:style-name="T5">총</text:span><text:span text:style-name="T4">6</text:span><text:span text:style-name="T5">획</text:span><text:span text:style-name="T4">; jué)</text:span></text:p>
      <text:p text:style-name="P8">她</text:p>
      <text:p text:style-name="P6"><text:span text:style-name="T4">(</text:span><text:span text:style-name="T5">아가씨 저</text:span><text:span text:style-name="T4">; </text:span><text:span text:style-name="T5">⼥</text:span><text:span text:style-name="T4">-</text:span><text:span text:style-name="T5">총</text:span><text:span text:style-name="T4">6</text:span><text:span text:style-name="T5">획</text:span><text:span text:style-name="T4">; tā)</text:span></text:p>
      <text:p text:style-name="P8">及</text:p>
      <text:p text:style-name="P6"><text:span text:style-name="T4">(</text:span><text:span text:style-name="T5">미칠 급</text:span><text:span text:style-name="T4">; </text:span><text:span text:style-name="T5">⼜</text:span><text:span text:style-name="T4">-</text:span><text:span text:style-name="T5">총</text:span><text:span text:style-name="T4">4</text:span><text:span text:style-name="T5">획</text:span><text:span text:style-name="T4">; jí)</text:span></text:p>
      <text:p text:style-name="P8">争</text:p>
      <text:p text:style-name="P6"><text:span text:style-name="T4">(</text:span><text:span text:style-name="T5">다툴 쟁</text:span><text:span text:style-name="T4">; </text:span><text:span text:style-name="T5">⼅</text:span><text:span text:style-name="T4">-</text:span><text:span text:style-name="T5">총</text:span><text:span text:style-name="T4">6</text:span><text:span text:style-name="T5">획</text:span><text:span text:style-name="T4">; zhēng)</text:span></text:p>
      <text:p text:style-name="P8">声</text:p>
      <text:p text:style-name="P6"><text:span text:style-name="T4">(</text:span><text:span text:style-name="T5">소리 성</text:span><text:span text:style-name="T4">; </text:span><text:span text:style-name="T5">⼠</text:span><text:span text:style-name="T4">-</text:span><text:span text:style-name="T5">총</text:span><text:span text:style-name="T4">7</text:span><text:span text:style-name="T5">획</text:span><text:span text:style-name="T4">; shēng)</text:span></text:p>
      <text:p text:style-name="P8">北</text:p>
      <text:p text:style-name="P6"><text:span text:style-name="T4">(</text:span><text:span text:style-name="T5">북녘 북</text:span><text:span text:style-name="T4">; </text:span><text:span text:style-name="T5">⼔</text:span><text:span text:style-name="T4">-</text:span><text:span text:style-name="T5">총</text:span><text:span text:style-name="T4">5</text:span><text:span text:style-name="T5">획</text:span><text:span text:style-name="T4">; běi,bó,bèi)</text:span></text:p>
      <text:p text:style-name="P8">求</text:p>
      <text:p text:style-name="P6"><text:span text:style-name="T4">(</text:span><text:span text:style-name="T5">구할 구</text:span><text:span text:style-name="T4">; </text:span><text:span text:style-name="T5">⽔</text:span><text:span text:style-name="T4">-</text:span><text:span text:style-name="T5">총</text:span><text:span text:style-name="T4">7</text:span><text:span text:style-name="T5">획</text:span><text:span text:style-name="T4">; qiú)</text:span></text:p>
      <text:p text:style-name="P8">世</text:p>
      <text:p text:style-name="P6"><text:span text:style-name="T4">(</text:span><text:span text:style-name="T5">대 세</text:span><text:span text:style-name="T4">; </text:span><text:span text:style-name="T5">⼀</text:span><text:span text:style-name="T4">-</text:span><text:span text:style-name="T5">총</text:span><text:span text:style-name="T4">5</text:span><text:span text:style-name="T5">획</text:span><text:span text:style-name="T4">; shì)</text:span></text:p>
      <text:p text:style-name="P8">耍</text:p>
      <text:p text:style-name="P6"><text:span text:style-name="T4">(</text:span><text:span text:style-name="T5">희롱할 사</text:span><text:span text:style-name="T4">; </text:span><text:span text:style-name="T5">⽽</text:span><text:span text:style-name="T4">-</text:span><text:span text:style-name="T5">총</text:span><text:span text:style-name="T4">9</text:span><text:span text:style-name="T5">획</text:span><text:span text:style-name="T4">; shuǎ)</text:span></text:p>
      <text:p text:style-name="P8">美</text:p>
      <text:p text:style-name="P6"><text:span text:style-name="T4">(</text:span><text:span text:style-name="T5">아름다울 미</text:span><text:span text:style-name="T4">; </text:span><text:span text:style-name="T5">⽺</text:span><text:span text:style-name="T4">-</text:span><text:span text:style-name="T5">총</text:span><text:span text:style-name="T4">9</text:span><text:span text:style-name="T5">획</text:span><text:span text:style-name="T4">; měi)</text:span></text:p>
      <text:p text:style-name="P8">再</text:p>
      <text:p text:style-name="P6"><text:span text:style-name="T4">(</text:span><text:span text:style-name="T5">두 재</text:span><text:span text:style-name="T4">; </text:span><text:span text:style-name="T5">⼌</text:span><text:span text:style-name="T4">-</text:span><text:span text:style-name="T5">총</text:span><text:span text:style-name="T4">6</text:span><text:span text:style-name="T5">획</text:span><text:span text:style-name="T4">; zài)</text:span></text:p>
      <text:p text:style-name="P8">听</text:p>
      <text:p text:style-name="P6"><text:soft-page-break/><text:span text:style-name="T4">(</text:span><text:span text:style-name="T5">웃을 은</text:span><text:span text:style-name="T4">; </text:span><text:span text:style-name="T5">⼝</text:span><text:span text:style-name="T4">-</text:span><text:span text:style-name="T5">총</text:span><text:span text:style-name="T4">7</text:span><text:span text:style-name="T5">획</text:span><text:span text:style-name="T4">; yǐn)</text:span></text:p>
      <text:p text:style-name="P8">才</text:p>
      <text:p text:style-name="P6"><text:span text:style-name="T4">(</text:span><text:span text:style-name="T5">재주 재</text:span><text:span text:style-name="T4">; </text:span><text:span text:style-name="T5">⼿</text:span><text:span text:style-name="T4">-</text:span><text:span text:style-name="T5">총</text:span><text:span text:style-name="T4">3</text:span><text:span text:style-name="T5">획</text:span><text:span text:style-name="T4">; cái)</text:span></text:p>
      <text:p text:style-name="P8">运</text:p>
      <text:p text:style-name="P6"><text:span text:style-name="T4">(</text:span><text:span text:style-name="T5">달아나는 모양 운</text:span><text:span text:style-name="T4">; </text:span><text:span text:style-name="T5">⾡</text:span><text:span text:style-name="T4">-</text:span><text:span text:style-name="T5">총</text:span><text:span text:style-name="T4">8</text:span><text:span text:style-name="T5">획</text:span><text:span text:style-name="T4">; yùn)</text:span></text:p>
      <text:p text:style-name="P8">必</text:p>
      <text:p text:style-name="P6"><text:span text:style-name="T4">(</text:span><text:span text:style-name="T5">반드시 필</text:span><text:span text:style-name="T4">; </text:span><text:span text:style-name="T5">⼼</text:span><text:span text:style-name="T4">-</text:span><text:span text:style-name="T5">총</text:span><text:span text:style-name="T4">5</text:span><text:span text:style-name="T5">획</text:span><text:span text:style-name="T4">; bì)</text:span></text:p>
      <text:p text:style-name="P8">安</text:p>
      <text:p text:style-name="P6"><text:span text:style-name="T4">(</text:span><text:span text:style-name="T5">편안할 안</text:span><text:span text:style-name="T4">; </text:span><text:span text:style-name="T5">⼧</text:span><text:span text:style-name="T4">-</text:span><text:span text:style-name="T5">총</text:span><text:span text:style-name="T4">6</text:span><text:span text:style-name="T5">획</text:span><text:span text:style-name="T4">; ān)</text:span></text:p>
      <text:p text:style-name="P8">取</text:p>
      <text:p text:style-name="P6"><text:span text:style-name="T4">(</text:span><text:span text:style-name="T5">취할 취</text:span><text:span text:style-name="T4">; </text:span><text:span text:style-name="T5">⼜</text:span><text:span text:style-name="T4">-</text:span><text:span text:style-name="T5">총</text:span><text:span text:style-name="T4">8</text:span><text:span text:style-name="T5">획</text:span><text:span text:style-name="T4">; qǔ)</text:span></text:p>
      <text:p text:style-name="P8">被</text:p>
      <text:p text:style-name="P6"><text:span text:style-name="T4">(</text:span><text:span text:style-name="T5">이불 피</text:span><text:span text:style-name="T4">; </text:span><text:span text:style-name="T5">⾐</text:span><text:span text:style-name="T4">-</text:span><text:span text:style-name="T5">총</text:span><text:span text:style-name="T4">10</text:span><text:span text:style-name="T5">획</text:span><text:span text:style-name="T4">; bèi)</text:span></text:p>
      <text:p text:style-name="P8">南</text:p>
      <text:p text:style-name="P6"><text:span text:style-name="T4">(</text:span><text:span text:style-name="T5">남녘 남</text:span><text:span text:style-name="T4">; </text:span><text:span text:style-name="T5">⼗</text:span><text:span text:style-name="T4">-</text:span><text:span text:style-name="T5">총</text:span><text:span text:style-name="T4">9</text:span><text:span text:style-name="T5">획</text:span><text:span text:style-name="T4">; nán)</text:span></text:p>
      <text:p text:style-name="P8">接</text:p>
      <text:p text:style-name="P6"><text:span text:style-name="T4">(</text:span><text:span text:style-name="T5">사귈 접</text:span><text:span text:style-name="T4">; </text:span><text:span text:style-name="T5">⼿</text:span><text:span text:style-name="T4">-</text:span><text:span text:style-name="T5">총</text:span><text:span text:style-name="T4">11</text:span><text:span text:style-name="T5">획</text:span><text:span text:style-name="T4">; jiē)</text:span></text:p>
      <text:p text:style-name="P8">华</text:p>
      <text:p text:style-name="P6"><text:span text:style-name="T4">(</text:span><text:span text:style-name="T5">화려할 화</text:span><text:span text:style-name="T4">; </text:span><text:span text:style-name="T5">⼗</text:span><text:span text:style-name="T4">-</text:span><text:span text:style-name="T5">총</text:span><text:span text:style-name="T4">6</text:span><text:span text:style-name="T5">획</text:span><text:span text:style-name="T4">; huá,huà)</text:span></text:p>
      <text:p text:style-name="P8">干</text:p>
      <text:p text:style-name="P6"><text:span text:style-name="T4">(</text:span><text:span text:style-name="T5">방패 간</text:span><text:span text:style-name="T4">; </text:span><text:span text:style-name="T5">⼲</text:span><text:span text:style-name="T4">-</text:span><text:span text:style-name="T5">총</text:span><text:span text:style-name="T4">3</text:span><text:span text:style-name="T5">획</text:span><text:span text:style-name="T4">; gān,gàn)</text:span></text:p>
      <text:p text:style-name="P8">区</text:p>
      <text:p text:style-name="P6"><text:span text:style-name="T4">(</text:span><text:span text:style-name="T5">구역 구</text:span><text:span text:style-name="T4">; </text:span><text:span text:style-name="T5">⼖</text:span><text:span text:style-name="T4">-</text:span><text:span text:style-name="T5">총</text:span><text:span text:style-name="T4">4</text:span><text:span text:style-name="T5">획</text:span><text:span text:style-name="T4">; qū,ōu)</text:span></text:p>
      <text:p text:style-name="P8">身</text:p>
      <text:p text:style-name="P6"><text:span text:style-name="T4">(</text:span><text:span text:style-name="T5">몸 신</text:span><text:span text:style-name="T4">; </text:span><text:span text:style-name="T5">⾝</text:span><text:span text:style-name="T4">-</text:span><text:span text:style-name="T5">총</text:span><text:span text:style-name="T4">7</text:span><text:span text:style-name="T5">획</text:span><text:span text:style-name="T4">; shēn,yuán)</text:span></text:p>
      <text:p text:style-name="P8">济</text:p>
      <text:p text:style-name="P6"><text:span text:style-name="T4">(</text:span><text:span text:style-name="T5">건널 제</text:span><text:span text:style-name="T4">; </text:span><text:span text:style-name="T5">⽔</text:span><text:span text:style-name="T4">-</text:span><text:span text:style-name="T5">총</text:span><text:span text:style-name="T4">9</text:span><text:span text:style-name="T5">획</text:span><text:span text:style-name="T4">; jì,jǐ)</text:span></text:p>
      <text:p text:style-name="P8">共</text:p>
      <text:p text:style-name="P6"><text:span text:style-name="T4">(</text:span><text:span text:style-name="T5">함께 공</text:span><text:span text:style-name="T4">; </text:span><text:span text:style-name="T5">⼋</text:span><text:span text:style-name="T4">-</text:span><text:span text:style-name="T5">총</text:span><text:span text:style-name="T4">6</text:span><text:span text:style-name="T5">획</text:span><text:span text:style-name="T4">; gòng)</text:span></text:p>
      <text:p text:style-name="P8">计</text:p>
      <text:p text:style-name="P6"><text:span text:style-name="T4">(</text:span><text:span text:style-name="T5">셈할 계</text:span><text:span text:style-name="T4">; </text:span><text:span text:style-name="T5">⾔</text:span><text:span text:style-name="T4">-</text:span><text:span text:style-name="T5">총</text:span><text:span text:style-name="T4">4</text:span><text:span text:style-name="T5">획</text:span><text:span text:style-name="T4">; jì)</text:span></text:p>
      <text:p text:style-name="P8">特</text:p>
      <text:p text:style-name="P6"><text:span text:style-name="T4">(</text:span><text:span text:style-name="T5">수컷 특</text:span><text:span text:style-name="T4">; </text:span><text:span text:style-name="T5">⽜</text:span><text:span text:style-name="T4">-</text:span><text:span text:style-name="T5">총</text:span><text:span text:style-name="T4">10</text:span><text:span text:style-name="T5">획</text:span><text:span text:style-name="T4">; tè)</text:span></text:p>
      <text:p text:style-name="P8">改</text:p>
      <text:p text:style-name="P6"><text:span text:style-name="T4">(</text:span><text:span text:style-name="T5">고칠 개</text:span><text:span text:style-name="T4">; </text:span><text:span text:style-name="T5">⽁</text:span><text:span text:style-name="T4">-</text:span><text:span text:style-name="T5">총</text:span><text:span text:style-name="T4">7</text:span><text:span text:style-name="T5">획</text:span><text:span text:style-name="T4">; gǎi)</text:span></text:p>
      <text:p text:style-name="P8">吃</text:p>
      <text:p text:style-name="P6"><text:span text:style-name="T4">(</text:span><text:span text:style-name="T5">말 더듬을 흘</text:span><text:span text:style-name="T4">; </text:span><text:span text:style-name="T5">⼝</text:span><text:span text:style-name="T4">-</text:span><text:span text:style-name="T5">총</text:span><text:span text:style-name="T4">6</text:span><text:span text:style-name="T5">획</text:span><text:span text:style-name="T4">; chī)</text:span></text:p>
      <text:p text:style-name="P8">书</text:p>
      <text:p text:style-name="P6"><text:span text:style-name="T4">(</text:span><text:span text:style-name="T5">글 서</text:span><text:span text:style-name="T4">; </text:span><text:span text:style-name="T5">⼄</text:span><text:span text:style-name="T4">-</text:span><text:span text:style-name="T5">총</text:span><text:span text:style-name="T4">4</text:span><text:span text:style-name="T5">획</text:span><text:span text:style-name="T4">; shū)</text:span></text:p>
      <text:p text:style-name="P8">马</text:p>
      <text:p text:style-name="P6"><text:span text:style-name="T4">(</text:span><text:span text:style-name="T5">말 마</text:span><text:span text:style-name="T4">; </text:span><text:span text:style-name="T5">⾺</text:span><text:span text:style-name="T4">-</text:span><text:span text:style-name="T5">총</text:span><text:span text:style-name="T4">3</text:span><text:span text:style-name="T5">획</text:span><text:span text:style-name="T4">; mǎ)</text:span></text:p>
      <text:p text:style-name="P8">组</text:p>
      <text:p text:style-name="P6"><text:span text:style-name="T4">(</text:span><text:span text:style-name="T5">짤 조</text:span><text:span text:style-name="T4">; </text:span><text:span text:style-name="T5">⽷</text:span><text:span text:style-name="T4">-</text:span><text:span text:style-name="T5">총</text:span><text:span text:style-name="T4">8</text:span><text:span text:style-name="T5">획</text:span><text:span text:style-name="T4">; zǔ)</text:span></text:p>
      <text:p text:style-name="P8">界</text:p>
      <text:p text:style-name="P6"><text:span text:style-name="T4">(</text:span><text:span text:style-name="T5">지경 계</text:span><text:span text:style-name="T4">; </text:span><text:span text:style-name="T5">⽥</text:span><text:span text:style-name="T4">-</text:span><text:span text:style-name="T5">총</text:span><text:span text:style-name="T4">9</text:span><text:span text:style-name="T5">획</text:span><text:span text:style-name="T4">; jiè)</text:span></text:p>
      <text:p text:style-name="P8">议</text:p>
      <text:p text:style-name="P6"><text:span text:style-name="T4">(</text:span><text:span text:style-name="T5">의논할 의</text:span><text:span text:style-name="T4">; </text:span><text:span text:style-name="T5">⾔</text:span><text:span text:style-name="T4">-</text:span><text:span text:style-name="T5">총</text:span><text:span text:style-name="T4">5</text:span><text:span text:style-name="T5">획</text:span><text:span text:style-name="T4">; yì)</text:span></text:p>
      <text:p text:style-name="P8">车</text:p>
      <text:p text:style-name="P6"><text:span text:style-name="T4">(</text:span><text:span text:style-name="T5">수레 차</text:span><text:span text:style-name="T4">; </text:span><text:span text:style-name="T5">⾞</text:span><text:span text:style-name="T4">-</text:span><text:span text:style-name="T5">총</text:span><text:span text:style-name="T4">4</text:span><text:span text:style-name="T5">획</text:span><text:span text:style-name="T4">; chē,jū)</text:span></text:p>
      <text:p text:style-name="P8">并</text:p>
      <text:p text:style-name="P6"><text:span text:style-name="T4">(</text:span><text:span text:style-name="T5">어우를 병</text:span><text:span text:style-name="T4">; </text:span><text:span text:style-name="T5">⼲</text:span><text:span text:style-name="T4">-</text:span><text:span text:style-name="T5">총</text:span><text:span text:style-name="T4">6</text:span><text:span text:style-name="T5">획</text:span><text:span text:style-name="T4">; bìng)</text:span></text:p>
      <text:p text:style-name="P8">海</text:p>
      <text:p text:style-name="P6"><text:soft-page-break/><text:span text:style-name="T4">(</text:span><text:span text:style-name="T5">바다 해</text:span><text:span text:style-name="T4">; </text:span><text:span text:style-name="T5">⽔</text:span><text:span text:style-name="T4">-</text:span><text:span text:style-name="T5">총</text:span><text:span text:style-name="T4">10</text:span><text:span text:style-name="T5">획</text:span><text:span text:style-name="T4">; hǎi)</text:span></text:p>
      <text:p text:style-name="P8">育</text:p>
      <text:p text:style-name="P6"><text:span text:style-name="T4">(</text:span><text:span text:style-name="T5">기를 육</text:span><text:span text:style-name="T4">; </text:span><text:span text:style-name="T5">⾁</text:span><text:span text:style-name="T4">-</text:span><text:span text:style-name="T5">총</text:span><text:span text:style-name="T4">8</text:span><text:span text:style-name="T5">획</text:span><text:span text:style-name="T4">; yù,yò)</text:span></text:p>
      <text:p text:style-name="P8">思</text:p>
      <text:p text:style-name="P6"><text:span text:style-name="T4">(</text:span><text:span text:style-name="T5">생각할 사</text:span><text:span text:style-name="T4">; </text:span><text:span text:style-name="T5">⼼</text:span><text:span text:style-name="T4">-</text:span><text:span text:style-name="T5">총</text:span><text:span text:style-name="T4">9</text:span><text:span text:style-name="T5">획</text:span><text:span text:style-name="T4">; sī,sāi)</text:span></text:p>
      <text:p text:style-name="P8">设</text:p>
      <text:p text:style-name="P6"><text:span text:style-name="T4">(</text:span><text:span text:style-name="T5">베풀 설</text:span><text:span text:style-name="T4">; </text:span><text:span text:style-name="T5">⾔</text:span><text:span text:style-name="T4">-</text:span><text:span text:style-name="T5">총</text:span><text:span text:style-name="T4">6</text:span><text:span text:style-name="T5">획</text:span><text:span text:style-name="T4">; shè)</text:span></text:p>
      <text:p text:style-name="P8">件</text:p>
      <text:p text:style-name="P6"><text:span text:style-name="T4">(</text:span><text:span text:style-name="T5">사건 건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jiàn)</text:span></text:p>
      <text:p text:style-name="P8">光</text:p>
      <text:p text:style-name="P6"><text:span text:style-name="T4">(</text:span><text:span text:style-name="T5">빛 광</text:span><text:span text:style-name="T4">; </text:span><text:span text:style-name="T5">⼉</text:span><text:span text:style-name="T4">-</text:span><text:span text:style-name="T5">총</text:span><text:span text:style-name="T4">6</text:span><text:span text:style-name="T5">획</text:span><text:span text:style-name="T4">; guāng)</text:span></text:p>
      <text:p text:style-name="P8">强</text:p>
      <text:p text:style-name="P6"><text:span text:style-name="T4">(</text:span><text:span text:style-name="T5">굳셀 강</text:span><text:span text:style-name="T4">; </text:span><text:span text:style-name="T5">⼸</text:span><text:span text:style-name="T4">-</text:span><text:span text:style-name="T5">총</text:span><text:span text:style-name="T4">12</text:span><text:span text:style-name="T5">획</text:span><text:span text:style-name="T4">; qiáng,jiàng,qiǎng)</text:span></text:p>
      <text:p text:style-name="P8">品</text:p>
      <text:p text:style-name="P6"><text:span text:style-name="T4">(</text:span><text:span text:style-name="T5">물건 품</text:span><text:span text:style-name="T4">; </text:span><text:span text:style-name="T5">⼝</text:span><text:span text:style-name="T4">-</text:span><text:span text:style-name="T5">총</text:span><text:span text:style-name="T4">9</text:span><text:span text:style-name="T5">획</text:span><text:span text:style-name="T4">; pǐn)</text:span></text:p>
      <text:p text:style-name="P8">直</text:p>
      <text:p text:style-name="P6"><text:span text:style-name="T4">(</text:span><text:span text:style-name="T5">곧을 직</text:span><text:span text:style-name="T4">; </text:span><text:span text:style-name="T5">⽬</text:span><text:span text:style-name="T4">-</text:span><text:span text:style-name="T5">총</text:span><text:span text:style-name="T4">8</text:span><text:span text:style-name="T5">획</text:span><text:span text:style-name="T4">; zhí)</text:span></text:p>
      <text:p text:style-name="P8">许</text:p>
      <text:p text:style-name="P6"><text:span text:style-name="T4">(</text:span><text:span text:style-name="T5">허락할 허</text:span><text:span text:style-name="T4">; </text:span><text:span text:style-name="T5">⾔</text:span><text:span text:style-name="T4">-</text:span><text:span text:style-name="T5">총</text:span><text:span text:style-name="T4">6</text:span><text:span text:style-name="T5">획</text:span><text:span text:style-name="T4">; xǔ)</text:span></text:p>
      <text:p text:style-name="P8">造</text:p>
      <text:p text:style-name="P6"><text:span text:style-name="T4">(</text:span><text:span text:style-name="T5">지을 조</text:span><text:span text:style-name="T4">; </text:span><text:span text:style-name="T5">⾡</text:span><text:span text:style-name="T4">-</text:span><text:span text:style-name="T5">총</text:span><text:span text:style-name="T4">11</text:span><text:span text:style-name="T5">획</text:span><text:span text:style-name="T4">; zào)</text:span></text:p>
      <text:p text:style-name="P8">务</text:p>
      <text:p text:style-name="P6"><text:span text:style-name="T4">(</text:span><text:span text:style-name="T5">힘쓸 무</text:span><text:span text:style-name="T4">; </text:span><text:span text:style-name="T5">⼒</text:span><text:span text:style-name="T4">-</text:span><text:span text:style-name="T5">총</text:span><text:span text:style-name="T4">5</text:span><text:span text:style-name="T5">획</text:span><text:span text:style-name="T4">; wù)</text:span></text:p>
      <text:p text:style-name="P8">流</text:p>
      <text:p text:style-name="P6"><text:span text:style-name="T4">(</text:span><text:span text:style-name="T5">흐를 류</text:span><text:span text:style-name="T4">{</text:span><text:span text:style-name="T5">유</text:span><text:span text:style-name="T4">}; </text:span><text:span text:style-name="T5">⽔</text:span><text:span text:style-name="T4">-</text:span><text:span text:style-name="T5">총</text:span><text:span text:style-name="T4">9</text:span><text:span text:style-name="T5">획</text:span><text:span text:style-name="T4">; liú)</text:span></text:p>
      <text:p text:style-name="P8">治</text:p>
      <text:p text:style-name="P6"><text:span text:style-name="T4">(</text:span><text:span text:style-name="T5">다스릴 치</text:span><text:span text:style-name="T4">; </text:span><text:span text:style-name="T5">⽔</text:span><text:span text:style-name="T4">-</text:span><text:span text:style-name="T5">총</text:span><text:span text:style-name="T4">8</text:span><text:span text:style-name="T5">획</text:span><text:span text:style-name="T4">; zhì)</text:span></text:p>
      <text:p text:style-name="P8">领</text:p>
      <text:p text:style-name="P6"><text:span text:style-name="T4">(</text:span><text:span text:style-name="T5">거느릴 령</text:span><text:span text:style-name="T4">; </text:span><text:span text:style-name="T5">⾴</text:span><text:span text:style-name="T4">-</text:span><text:span text:style-name="T5">총</text:span><text:span text:style-name="T4">11</text:span><text:span text:style-name="T5">획</text:span><text:span text:style-name="T4">; lǐng)</text:span></text:p>
      <text:p text:style-name="P8">聯</text:p>
      <text:p text:style-name="P6"><text:span text:style-name="T4">(</text:span><text:span text:style-name="T5">잇달 련</text:span><text:span text:style-name="T4">{</text:span><text:span text:style-name="T5">연</text:span><text:span text:style-name="T4">}; </text:span><text:span text:style-name="T5">⽿</text:span><text:span text:style-name="T4">-</text:span><text:span text:style-name="T5">총</text:span><text:span text:style-name="T4">17</text:span><text:span text:style-name="T5">획</text:span><text:span text:style-name="T4">; lián)</text:span></text:p>
      <text:p text:style-name="P8">金</text:p>
      <text:p text:style-name="P6"><text:span text:style-name="T4">(</text:span><text:span text:style-name="T5">쇠 금</text:span><text:span text:style-name="T4">; </text:span><text:span text:style-name="T5">⾦</text:span><text:span text:style-name="T4">-</text:span><text:span text:style-name="T5">총</text:span><text:span text:style-name="T4">8</text:span><text:span text:style-name="T5">획</text:span><text:span text:style-name="T4">; jīn)</text:span></text:p>
      <text:p text:style-name="P8">记</text:p>
      <text:p text:style-name="P6"><text:span text:style-name="T4">(</text:span><text:span text:style-name="T5">기록할 기</text:span><text:span text:style-name="T4">; </text:span><text:span text:style-name="T5">⾔</text:span><text:span text:style-name="T4">-</text:span><text:span text:style-name="T5">총</text:span><text:span text:style-name="T4">5</text:span><text:span text:style-name="T5">획</text:span><text:span text:style-name="T4">; jì)</text:span></text:p>
      <text:p text:style-name="P8">任</text:p>
      <text:p text:style-name="P6"><text:span text:style-name="T4">(</text:span><text:span text:style-name="T5">맡길 임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rèn,rén)</text:span></text:p>
      <text:p text:style-name="P8">受</text:p>
      <text:p text:style-name="P6"><text:span text:style-name="T4">(</text:span><text:span text:style-name="T5">받을 수</text:span><text:span text:style-name="T4">; </text:span><text:span text:style-name="T5">⼜</text:span><text:span text:style-name="T4">-</text:span><text:span text:style-name="T5">총</text:span><text:span text:style-name="T4">8</text:span><text:span text:style-name="T5">획</text:span><text:span text:style-name="T4">; shòu)</text:span></text:p>
      <text:p text:style-name="P8">极</text:p>
      <text:p text:style-name="P6"><text:span text:style-name="T4">(</text:span><text:span text:style-name="T5">길마 겁</text:span><text:span text:style-name="T4">; </text:span><text:span text:style-name="T5">⽊</text:span><text:span text:style-name="T4">-</text:span><text:span text:style-name="T5">총</text:span><text:span text:style-name="T4">8</text:span><text:span text:style-name="T5">획</text:span><text:span text:style-name="T4">; jí)</text:span></text:p>
      <text:p text:style-name="P8">基</text:p>
      <text:p text:style-name="P6"><text:span text:style-name="T4">(</text:span><text:span text:style-name="T5">터 기</text:span><text:span text:style-name="T4">; </text:span><text:span text:style-name="T5">⼟</text:span><text:span text:style-name="T4">-</text:span><text:span text:style-name="T5">총</text:span><text:span text:style-name="T4">11</text:span><text:span text:style-name="T5">획</text:span><text:span text:style-name="T4">; jī)</text:span></text:p>
      <text:p text:style-name="P8">质</text:p>
      <text:p text:style-name="P6"><text:span text:style-name="T4">(</text:span><text:span text:style-name="T5">바탕 질</text:span><text:span text:style-name="T4">; </text:span><text:span text:style-name="T5">⾙</text:span><text:span text:style-name="T4">-</text:span><text:span text:style-name="T5">총</text:span><text:span text:style-name="T4">8</text:span><text:span text:style-name="T5">획</text:span><text:span text:style-name="T4">; zhì)</text:span></text:p>
      <text:p text:style-name="P8">指</text:p>
      <text:p text:style-name="P6"><text:span text:style-name="T4">(</text:span><text:span text:style-name="T5">손가락 지</text:span><text:span text:style-name="T4">; </text:span><text:span text:style-name="T5">⼿</text:span><text:span text:style-name="T4">-</text:span><text:span text:style-name="T5">총</text:span><text:span text:style-name="T4">9</text:span><text:span text:style-name="T5">획</text:span><text:span text:style-name="T4">; zhǐ)</text:span></text:p>
      <text:p text:style-name="P8">幫</text:p>
      <text:p text:style-name="P6"><text:span text:style-name="T4">(</text:span><text:span text:style-name="T5">도울 방</text:span><text:span text:style-name="T4">; </text:span><text:span text:style-name="T5">⼱</text:span><text:span text:style-name="T4">-</text:span><text:span text:style-name="T5">총</text:span><text:span text:style-name="T4">17</text:span><text:span text:style-name="T5">획</text:span><text:span text:style-name="T4">; bāng)</text:span></text:p>
      <text:p text:style-name="P8">目</text:p>
      <text:p text:style-name="P6"><text:span text:style-name="T4">(</text:span><text:span text:style-name="T5">눈 목</text:span><text:span text:style-name="T4">; </text:span><text:span text:style-name="T5">⽬</text:span><text:span text:style-name="T4">-</text:span><text:span text:style-name="T5">총</text:span><text:span text:style-name="T4">5</text:span><text:span text:style-name="T5">획</text:span><text:span text:style-name="T4">; mù)</text:span></text:p>
      <text:p text:style-name="P8">市</text:p>
      <text:p text:style-name="P6"><text:soft-page-break/><text:span text:style-name="T4">(</text:span><text:span text:style-name="T5">저자 시</text:span><text:span text:style-name="T4">; </text:span><text:span text:style-name="T5">⼱</text:span><text:span text:style-name="T4">-</text:span><text:span text:style-name="T5">총</text:span><text:span text:style-name="T4">5</text:span><text:span text:style-name="T5">획</text:span><text:span text:style-name="T4">; shì)</text:span></text:p>
      <text:p text:style-name="P8">快</text:p>
      <text:p text:style-name="P6"><text:span text:style-name="T4">(</text:span><text:span text:style-name="T5">쾌할 쾌</text:span><text:span text:style-name="T4">; </text:span><text:span text:style-name="T5">⼼</text:span><text:span text:style-name="T4">-</text:span><text:span text:style-name="T5">총</text:span><text:span text:style-name="T4">7</text:span><text:span text:style-name="T5">획</text:span><text:span text:style-name="T4">; kuài)</text:span></text:p>
      <text:p text:style-name="P8">千</text:p>
      <text:p text:style-name="P6"><text:span text:style-name="T4">(</text:span><text:span text:style-name="T5">일천 천</text:span><text:span text:style-name="T4">; </text:span><text:span text:style-name="T5">⼗</text:span><text:span text:style-name="T4">-</text:span><text:span text:style-name="T5">총</text:span><text:span text:style-name="T4">3</text:span><text:span text:style-name="T5">획</text:span><text:span text:style-name="T4">; qiān)</text:span></text:p>
      <text:p text:style-name="P8">导</text:p>
      <text:p text:style-name="P6"><text:span text:style-name="T4">(</text:span><text:span text:style-name="T5">이끌 도</text:span><text:span text:style-name="T4">; </text:span><text:span text:style-name="T5">⼨</text:span><text:span text:style-name="T4">-</text:span><text:span text:style-name="T5">총</text:span><text:span text:style-name="T4">6</text:span><text:span text:style-name="T5">획</text:span><text:span text:style-name="T4">; dǎo)</text:span></text:p>
      <text:p text:style-name="P8">花</text:p>
      <text:p text:style-name="P6"><text:span text:style-name="T4">(</text:span><text:span text:style-name="T5">꽃 화</text:span><text:span text:style-name="T4">; </text:span><text:span text:style-name="T5">⾋</text:span><text:span text:style-name="T4">-</text:span><text:span text:style-name="T5">총</text:span><text:span text:style-name="T4">8</text:span><text:span text:style-name="T5">획</text:span><text:span text:style-name="T4">; huā)</text:span></text:p>
      <text:p text:style-name="P8">科</text:p>
      <text:p text:style-name="P6"><text:span text:style-name="T4">(</text:span><text:span text:style-name="T5">과정 과</text:span><text:span text:style-name="T4">; </text:span><text:span text:style-name="T5">⽲</text:span><text:span text:style-name="T4">-</text:span><text:span text:style-name="T5">총</text:span><text:span text:style-name="T4">9</text:span><text:span text:style-name="T5">획</text:span><text:span text:style-name="T4">; kē)</text:span></text:p>
      <text:p text:style-name="P8">难</text:p>
      <text:p text:style-name="P6"><text:span text:style-name="T4">(</text:span><text:span text:style-name="T5">어려울 난</text:span><text:span text:style-name="T4">; </text:span><text:span text:style-name="T5">⾫</text:span><text:span text:style-name="T4">-</text:span><text:span text:style-name="T5">총</text:span><text:span text:style-name="T4">10</text:span><text:span text:style-name="T5">획</text:span><text:span text:style-name="T4">; nán,nàn)</text:span></text:p>
      <text:p text:style-name="P8">深</text:p>
      <text:p text:style-name="P6"><text:span text:style-name="T4">(</text:span><text:span text:style-name="T5">깊을 심</text:span><text:span text:style-name="T4">; </text:span><text:span text:style-name="T5">⽔</text:span><text:span text:style-name="T4">-</text:span><text:span text:style-name="T5">총</text:span><text:span text:style-name="T4">11</text:span><text:span text:style-name="T5">획</text:span><text:span text:style-name="T4">; shēn)</text:span></text:p>
      <text:p text:style-name="P8">保</text:p>
      <text:p text:style-name="P6"><text:span text:style-name="T4">(</text:span><text:span text:style-name="T5">지킬 보</text:span><text:span text:style-name="T4">; </text:span><text:span text:style-name="T5">⼈</text:span><text:span text:style-name="T4">-</text:span><text:span text:style-name="T5">총</text:span><text:span text:style-name="T4">9</text:span><text:span text:style-name="T5">획</text:span><text:span text:style-name="T4">; bǎo)</text:span></text:p>
      <text:p text:style-name="P8">住</text:p>
      <text:p text:style-name="P6"><text:span text:style-name="T4">(</text:span><text:span text:style-name="T5">살 주</text:span><text:span text:style-name="T4">; </text:span><text:span text:style-name="T5">⼈</text:span><text:span text:style-name="T4">-</text:span><text:span text:style-name="T5">총</text:span><text:span text:style-name="T4">7</text:span><text:span text:style-name="T5">획</text:span><text:span text:style-name="T4">; zhù)</text:span></text:p>
      <text:p text:style-name="P8">统</text:p>
      <text:p text:style-name="P6"><text:span text:style-name="T4">(</text:span><text:span text:style-name="T5">거느릴 통</text:span><text:span text:style-name="T4">; </text:span><text:span text:style-name="T5">⽷</text:span><text:span text:style-name="T4">-</text:span><text:span text:style-name="T5">총</text:span><text:span text:style-name="T4">9</text:span><text:span text:style-name="T5">획</text:span><text:span text:style-name="T4">; tǒng)</text:span></text:p>
      <text:p text:style-name="P8">管</text:p>
      <text:p text:style-name="P6"><text:span text:style-name="T4">(</text:span><text:span text:style-name="T5">피리 관</text:span><text:span text:style-name="T4">; </text:span><text:span text:style-name="T5">⽵</text:span><text:span text:style-name="T4">-</text:span><text:span text:style-name="T5">총</text:span><text:span text:style-name="T4">14</text:span><text:span text:style-name="T5">획</text:span><text:span text:style-name="T4">; guǎn)</text:span></text:p>
      <text:p text:style-name="P8">处</text:p>
      <text:p text:style-name="P6"><text:span text:style-name="T4">(</text:span><text:span text:style-name="T5">거처할 처</text:span><text:span text:style-name="T4">; </text:span><text:span text:style-name="T5">⼡</text:span><text:span text:style-name="T4">-</text:span><text:span text:style-name="T5">총</text:span><text:span text:style-name="T4">5</text:span><text:span text:style-name="T5">획</text:span><text:span text:style-name="T4">; chù,chǔ)</text:span></text:p>
      <text:p text:style-name="P8">认</text:p>
      <text:p text:style-name="P6"><text:span text:style-name="T4">(</text:span><text:span text:style-name="T5">인정할 인</text:span><text:span text:style-name="T4">; </text:span><text:span text:style-name="T5">⾔</text:span><text:span text:style-name="T4">-</text:span><text:span text:style-name="T5">총</text:span><text:span text:style-name="T4">4</text:span><text:span text:style-name="T5">획</text:span><text:span text:style-name="T4">; rèn)</text:span></text:p>
      <text:p text:style-name="P8">志</text:p>
      <text:p text:style-name="P6"><text:span text:style-name="T4">(</text:span><text:span text:style-name="T5">뜻 지</text:span><text:span text:style-name="T4">; </text:span><text:span text:style-name="T5">⼼</text:span><text:span text:style-name="T4">-</text:span><text:span text:style-name="T5">총</text:span><text:span text:style-name="T4">7</text:span><text:span text:style-name="T5">획</text:span><text:span text:style-name="T4">; zhì)</text:span></text:p>
      <text:p text:style-name="P8">图</text:p>
      <text:p text:style-name="P6"><text:span text:style-name="T4">(</text:span><text:span text:style-name="T5">그림 도</text:span><text:span text:style-name="T4">; </text:span><text:span text:style-name="T5">⼞</text:span><text:span text:style-name="T4">-</text:span><text:span text:style-name="T5">총</text:span><text:span text:style-name="T4">8</text:span><text:span text:style-name="T5">획</text:span><text:span text:style-name="T4">; tú)</text:span></text:p>
      <text:p text:style-name="P8">则</text:p>
      <text:p text:style-name="P6"><text:span text:style-name="T4">(</text:span><text:span text:style-name="T5">법칙 칙</text:span><text:span text:style-name="T4">; </text:span><text:span text:style-name="T5">⼑</text:span><text:span text:style-name="T4">-</text:span><text:span text:style-name="T5">총</text:span><text:span text:style-name="T4">6</text:span><text:span text:style-name="T5">획</text:span><text:span text:style-name="T4">; zé)</text:span></text:p>
      <text:p text:style-name="P8">研</text:p>
      <text:p text:style-name="P6"><text:span text:style-name="T4">(</text:span><text:span text:style-name="T5">갈 연</text:span><text:span text:style-name="T4">; </text:span><text:span text:style-name="T5">⽯</text:span><text:span text:style-name="T4">-</text:span><text:span text:style-name="T5">총</text:span><text:span text:style-name="T4">9</text:span><text:span text:style-name="T5">획</text:span><text:span text:style-name="T4">; yán)</text:span></text:p>
      <text:p text:style-name="P8">劳</text:p>
      <text:p text:style-name="P6"><text:span text:style-name="T4">(</text:span><text:span text:style-name="T5">일할 로</text:span><text:span text:style-name="T4">; </text:span><text:span text:style-name="T5">⼒</text:span><text:span text:style-name="T4">-</text:span><text:span text:style-name="T5">총</text:span><text:span text:style-name="T4">7</text:span><text:span text:style-name="T5">획</text:span><text:span text:style-name="T4">; láo)</text:span></text:p>
      <text:p text:style-name="P8">每</text:p>
      <text:p text:style-name="P6"><text:span text:style-name="T4">(</text:span><text:span text:style-name="T5">매양 매</text:span><text:span text:style-name="T4">; </text:span><text:span text:style-name="T5">⽏</text:span><text:span text:style-name="T4">-</text:span><text:span text:style-name="T5">총</text:span><text:span text:style-name="T4">7</text:span><text:span text:style-name="T5">획</text:span><text:span text:style-name="T4">; měi)</text:span></text:p>
      <text:p text:style-name="P8">场</text:p>
      <text:p text:style-name="P6"><text:span text:style-name="T4">(</text:span><text:span text:style-name="T5">마당 장</text:span><text:span text:style-name="T4">; </text:span><text:span text:style-name="T5">⼟</text:span><text:span text:style-name="T4">-</text:span><text:span text:style-name="T5">총</text:span><text:span text:style-name="T4">6</text:span><text:span text:style-name="T5">획</text:span><text:span text:style-name="T4">; cháng,chǎng,chȧng)</text:span></text:p>
      <text:p text:style-name="P8">带</text:p>
      <text:p text:style-name="P6"><text:span text:style-name="T4">(</text:span><text:span text:style-name="T5">띠 대</text:span><text:span text:style-name="T4">; </text:span><text:span text:style-name="T5">⼱</text:span><text:span text:style-name="T4">-</text:span><text:span text:style-name="T5">총</text:span><text:span text:style-name="T4">9</text:span><text:span text:style-name="T5">획</text:span><text:span text:style-name="T4">; dài)</text:span></text:p>
      <text:p text:style-name="P8">亲</text:p>
      <text:p text:style-name="P6"><text:span text:style-name="T4">(</text:span><text:span text:style-name="T5">친할 친</text:span><text:span text:style-name="T4">; </text:span><text:span text:style-name="T5">⼇</text:span><text:span text:style-name="T4">-</text:span><text:span text:style-name="T5">총</text:span><text:span text:style-name="T4">9</text:span><text:span text:style-name="T5">획</text:span><text:span text:style-name="T4">; qīn,qìng)</text:span></text:p>
      <text:p text:style-name="P8">至</text:p>
      <text:p text:style-name="P6"><text:span text:style-name="T4">(</text:span><text:span text:style-name="T5">이를 지</text:span><text:span text:style-name="T4">; </text:span><text:span text:style-name="T5">⾄</text:span><text:span text:style-name="T4">-</text:span><text:span text:style-name="T5">총</text:span><text:span text:style-name="T4">6</text:span><text:span text:style-name="T5">획</text:span><text:span text:style-name="T4">; zhì)</text:span></text:p>
      <text:p text:style-name="P8">根</text:p>
      <text:p text:style-name="P6"><text:span text:style-name="T4">(</text:span><text:span text:style-name="T5">뿌리 근</text:span><text:span text:style-name="T4">; </text:span><text:span text:style-name="T5">⽊</text:span><text:span text:style-name="T4">-</text:span><text:span text:style-name="T5">총</text:span><text:span text:style-name="T4">10</text:span><text:span text:style-name="T5">획</text:span><text:span text:style-name="T4">; gēn)</text:span></text:p>
      <text:p text:style-name="P8">更</text:p>
      <text:p text:style-name="P6"><text:span text:style-name="T4">(</text:span><text:span text:style-name="T5">고칠 경</text:span><text:span text:style-name="T4">{</text:span><text:span text:style-name="T5">다시 갱</text:span><text:span text:style-name="T4">}; </text:span><text:span text:style-name="T5">⽈</text:span><text:span text:style-name="T4">-</text:span><text:span text:style-name="T5">총</text:span><text:span text:style-name="T4">7</text:span><text:span text:style-name="T5">획</text:span><text:span text:style-name="T4">; gēng,gèng)</text:span></text:p>
      <text:p text:style-name="P8">鬪</text:p>
      <text:p text:style-name="P6"><text:soft-page-break/><text:span text:style-name="T4">(</text:span><text:span text:style-name="T5">싸움 투</text:span><text:span text:style-name="T4">; </text:span><text:span text:style-name="T5">⾾</text:span><text:span text:style-name="T4">-</text:span><text:span text:style-name="T5">총</text:span><text:span text:style-name="T4">20</text:span><text:span text:style-name="T5">획</text:span><text:span text:style-name="T4">; dòu,dǒu)</text:span></text:p>
      <text:p text:style-name="P8">收</text:p>
      <text:p text:style-name="P6"><text:span text:style-name="T4">(</text:span><text:span text:style-name="T5">거둘 수</text:span><text:span text:style-name="T4">; </text:span><text:span text:style-name="T5">⽁</text:span><text:span text:style-name="T4">-</text:span><text:span text:style-name="T5">총</text:span><text:span text:style-name="T4">6</text:span><text:span text:style-name="T5">획</text:span><text:span text:style-name="T4">; shōu)</text:span></text:p>
      <text:p text:style-name="P8">信</text:p>
      <text:p text:style-name="P6"><text:span text:style-name="T4">(</text:span><text:span text:style-name="T5">믿을 신</text:span><text:span text:style-name="T4">; </text:span><text:span text:style-name="T5">⼈</text:span><text:span text:style-name="T4">-</text:span><text:span text:style-name="T5">총</text:span><text:span text:style-name="T4">9</text:span><text:span text:style-name="T5">획</text:span><text:span text:style-name="T4">; xìn)</text:span></text:p>
      <text:p text:style-name="P8">究</text:p>
      <text:p text:style-name="P6"><text:span text:style-name="T4">(</text:span><text:span text:style-name="T5">궁구할 구</text:span><text:span text:style-name="T4">; </text:span><text:span text:style-name="T5">⽳</text:span><text:span text:style-name="T4">-</text:span><text:span text:style-name="T5">총</text:span><text:span text:style-name="T4">7</text:span><text:span text:style-name="T5">획</text:span><text:span text:style-name="T4">; jiū)</text:span></text:p>
      <text:p text:style-name="P8">且</text:p>
      <text:p text:style-name="P6"><text:span text:style-name="T4">(</text:span><text:span text:style-name="T5">또 차</text:span><text:span text:style-name="T4">; </text:span><text:span text:style-name="T5">⼀</text:span><text:span text:style-name="T4">-</text:span><text:span text:style-name="T5">총</text:span><text:span text:style-name="T4">5</text:span><text:span text:style-name="T5">획</text:span><text:span text:style-name="T4">; qiě,jū)</text:span></text:p>
      <text:p text:style-name="P8">怎</text:p>
      <text:p text:style-name="P6"><text:span text:style-name="T4">(</text:span><text:span text:style-name="T5">어찌 즘</text:span><text:span text:style-name="T4">; </text:span><text:span text:style-name="T5">⼼</text:span><text:span text:style-name="T4">-</text:span><text:span text:style-name="T5">총</text:span><text:span text:style-name="T4">9</text:span><text:span text:style-name="T5">획</text:span><text:span text:style-name="T4">; zěn)</text:span></text:p>
      <text:p text:style-name="P8">近</text:p>
      <text:p text:style-name="P6"><text:span text:style-name="T4">(</text:span><text:span text:style-name="T5">가까울 근</text:span><text:span text:style-name="T4">; </text:span><text:span text:style-name="T5">⾡</text:span><text:span text:style-name="T4">-</text:span><text:span text:style-name="T5">총</text:span><text:span text:style-name="T4">8</text:span><text:span text:style-name="T5">획</text:span><text:span text:style-name="T4">; jìn)</text:span></text:p>
      <text:p text:style-name="P8">非</text:p>
      <text:p text:style-name="P6"><text:span text:style-name="T4">(</text:span><text:span text:style-name="T5">아닐 비</text:span><text:span text:style-name="T4">; </text:span><text:span text:style-name="T5">⾮</text:span><text:span text:style-name="T4">-</text:span><text:span text:style-name="T5">총</text:span><text:span text:style-name="T4">8</text:span><text:span text:style-name="T5">획</text:span><text:span text:style-name="T4">; fēi)</text:span></text:p>
      <text:p text:style-name="P8">料</text:p>
      <text:p text:style-name="P6"><text:span text:style-name="T4">(</text:span><text:span text:style-name="T5">되질할 료</text:span><text:span text:style-name="T4">{</text:span><text:span text:style-name="T5">요</text:span><text:span text:style-name="T4">}; </text:span><text:span text:style-name="T5">⽃</text:span><text:span text:style-name="T4">-</text:span><text:span text:style-name="T5">총</text:span><text:span text:style-name="T4">10</text:span><text:span text:style-name="T5">획</text:span><text:span text:style-name="T4">; liào)</text:span></text:p>
      <text:p text:style-name="P8">何</text:p>
      <text:p text:style-name="P6"><text:span text:style-name="T4">(</text:span><text:span text:style-name="T5">어찌 하</text:span><text:span text:style-name="T4">; </text:span><text:span text:style-name="T5">⼈</text:span><text:span text:style-name="T4">-</text:span><text:span text:style-name="T5">총</text:span><text:span text:style-name="T4">7</text:span><text:span text:style-name="T5">획</text:span><text:span text:style-name="T4">; hé)</text:span></text:p>
      <text:p text:style-name="P8">呢</text:p>
      <text:p text:style-name="P6"><text:span text:style-name="T4">(</text:span><text:span text:style-name="T5">소곤거릴 니</text:span><text:span text:style-name="T4">{</text:span><text:span text:style-name="T5">이</text:span><text:span text:style-name="T4">}; </text:span><text:span text:style-name="T5">⼝</text:span><text:span text:style-name="T4">-</text:span><text:span text:style-name="T5">총</text:span><text:span text:style-name="T4">8</text:span><text:span text:style-name="T5">획</text:span><text:span text:style-name="T4">; ní,nė)</text:span></text:p>
      <text:p text:style-name="P8">热</text:p>
      <text:p text:style-name="P6"><text:span text:style-name="T4">(</text:span><text:span text:style-name="T5">더울 열</text:span><text:span text:style-name="T4">; </text:span><text:span text:style-name="T5">⽕</text:span><text:span text:style-name="T4">-</text:span><text:span text:style-name="T5">총</text:span><text:span text:style-name="T4">10</text:span><text:span text:style-name="T5">획</text:span><text:span text:style-name="T4">; rè)</text:span></text:p>
      <text:p text:style-name="P8">術</text:p>
      <text:p text:style-name="P6"><text:span text:style-name="T4">(</text:span><text:span text:style-name="T5">꾀 술</text:span><text:span text:style-name="T4">; </text:span><text:span text:style-name="T5">⾏</text:span><text:span text:style-name="T4">-</text:span><text:span text:style-name="T5">총</text:span><text:span text:style-name="T4">11</text:span><text:span text:style-name="T5">획</text:span><text:span text:style-name="T4">; shù,zhú)</text:span></text:p>
      <text:p text:style-name="P8">夫</text:p>
      <text:p text:style-name="P6"><text:span text:style-name="T4">(</text:span><text:span text:style-name="T5">지아비 부</text:span><text:span text:style-name="T4">; </text:span><text:span text:style-name="T5">⼤</text:span><text:span text:style-name="T4">-</text:span><text:span text:style-name="T5">총</text:span><text:span text:style-name="T4">4</text:span><text:span text:style-name="T5">획</text:span><text:span text:style-name="T4">; fū)</text:span></text:p>
      <text:p text:style-name="P8">眼</text:p>
      <text:p text:style-name="P6"><text:span text:style-name="T4">(</text:span><text:span text:style-name="T5">눈 안</text:span><text:span text:style-name="T4">; </text:span><text:span text:style-name="T5">⽬</text:span><text:span text:style-name="T4">-</text:span><text:span text:style-name="T5">총</text:span><text:span text:style-name="T4">11</text:span><text:span text:style-name="T5">획</text:span><text:span text:style-name="T4">; yǎn)</text:span></text:p>
      <text:p text:style-name="P8">交</text:p>
      <text:p text:style-name="P6"><text:span text:style-name="T4">(</text:span><text:span text:style-name="T5">사귈 교</text:span><text:span text:style-name="T4">; </text:span><text:span text:style-name="T5">⼇</text:span><text:span text:style-name="T4">-</text:span><text:span text:style-name="T5">총</text:span><text:span text:style-name="T4">6</text:span><text:span text:style-name="T5">획</text:span><text:span text:style-name="T4">; jiāo)</text:span></text:p>
      <text:p text:style-name="P8">布</text:p>
      <text:p text:style-name="P6"><text:span text:style-name="T4">(</text:span><text:span text:style-name="T5">베 포</text:span><text:span text:style-name="T4">; </text:span><text:span text:style-name="T5">⼱</text:span><text:span text:style-name="T4">-</text:span><text:span text:style-name="T5">총</text:span><text:span text:style-name="T4">5</text:span><text:span text:style-name="T5">획</text:span><text:span text:style-name="T4">; bù)</text:span></text:p>
      <text:p text:style-name="P8">石</text:p>
      <text:p text:style-name="P6"><text:span text:style-name="T4">(</text:span><text:span text:style-name="T5">돌 석</text:span><text:span text:style-name="T4">; </text:span><text:span text:style-name="T5">⽯</text:span><text:span text:style-name="T4">-</text:span><text:span text:style-name="T5">총</text:span><text:span text:style-name="T4">5</text:span><text:span text:style-name="T5">획</text:span><text:span text:style-name="T4">; shí,dàn)</text:span></text:p>
      <text:p text:style-name="P8">达</text:p>
      <text:p text:style-name="P6"><text:span text:style-name="T4">(</text:span><text:span text:style-name="T5">매끄러울 체</text:span><text:span text:style-name="T4">{</text:span><text:span text:style-name="T5">도달할 달</text:span><text:span text:style-name="T4">}; </text:span><text:span text:style-name="T5">⾡</text:span><text:span text:style-name="T4">-</text:span><text:span text:style-name="T5">총</text:span><text:span text:style-name="T4">7</text:span><text:span text:style-name="T5">획</text:span><text:span text:style-name="T4">; dá)</text:span></text:p>
      <text:p text:style-name="P8">步</text:p>
      <text:p text:style-name="P6"><text:span text:style-name="T4">(</text:span><text:span text:style-name="T5">걸음 보</text:span><text:span text:style-name="T4">; </text:span><text:span text:style-name="T5">⽌</text:span><text:span text:style-name="T4">-</text:span><text:span text:style-name="T5">총</text:span><text:span text:style-name="T4">7</text:span><text:span text:style-name="T5">획</text:span><text:span text:style-name="T4">; bù)</text:span></text:p>
      <text:p text:style-name="P8">拉</text:p>
      <text:p text:style-name="P6"><text:span text:style-name="T4">(</text:span><text:span text:style-name="T5">꺾을 랍</text:span><text:span text:style-name="T4">{</text:span><text:span text:style-name="T5">납</text:span><text:span text:style-name="T4">}; </text:span><text:span text:style-name="T5">⼿</text:span><text:span text:style-name="T4">-</text:span><text:span text:style-name="T5">총</text:span><text:span text:style-name="T4">8</text:span><text:span text:style-name="T5">획</text:span><text:span text:style-name="T4">; lā,lá,lǎ,là)</text:span></text:p>
      <text:p text:style-name="P8">众</text:p>
      <text:p text:style-name="P6"><text:span text:style-name="T4">(</text:span><text:span text:style-name="T5">무리 중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zhòng)</text:span></text:p>
      <text:p text:style-name="P8">省</text:p>
      <text:p text:style-name="P6"><text:span text:style-name="T4">(</text:span><text:span text:style-name="T5">살필 성</text:span><text:span text:style-name="T4">; </text:span><text:span text:style-name="T5">⽬</text:span><text:span text:style-name="T4">-</text:span><text:span text:style-name="T5">총</text:span><text:span text:style-name="T4">9</text:span><text:span text:style-name="T5">획</text:span><text:span text:style-name="T4">; shěng,xǐng)</text:span></text:p>
      <text:p text:style-name="P8">风</text:p>
      <text:p text:style-name="P6"><text:span text:style-name="T4">(</text:span><text:span text:style-name="T5">바람 풍</text:span><text:span text:style-name="T4">; </text:span><text:span text:style-name="T5">⾵</text:span><text:span text:style-name="T4">-</text:span><text:span text:style-name="T5">총</text:span><text:span text:style-name="T4">4</text:span><text:span text:style-name="T5">획</text:span><text:span text:style-name="T4">; fēng)</text:span></text:p>
      <text:p text:style-name="P8">据</text:p>
      <text:p text:style-name="P6"><text:span text:style-name="T4">(</text:span><text:span text:style-name="T5">일할 거</text:span><text:span text:style-name="T4">; </text:span><text:span text:style-name="T5">⼿</text:span><text:span text:style-name="T4">-</text:span><text:span text:style-name="T5">총</text:span><text:span text:style-name="T4">11</text:span><text:span text:style-name="T5">획</text:span><text:span text:style-name="T4">; jù,jū)</text:span></text:p>
      <text:p text:style-name="P8">奸</text:p>
      <text:p text:style-name="P6"><text:span text:style-name="T4">(</text:span><text:span text:style-name="T5">범할 간</text:span><text:span text:style-name="T4">; </text:span><text:span text:style-name="T5">⼥</text:span><text:span text:style-name="T4">-</text:span><text:span text:style-name="T5">총</text:span><text:span text:style-name="T4">6</text:span><text:span text:style-name="T5">획</text:span><text:span text:style-name="T4">; jiān)</text:span></text:p>
      <text:p text:style-name="P8">增</text:p>
      <text:p text:style-name="P6"><text:soft-page-break/><text:span text:style-name="T4">(</text:span><text:span text:style-name="T5">불을 증</text:span><text:span text:style-name="T4">; </text:span><text:span text:style-name="T5">⼟</text:span><text:span text:style-name="T4">-</text:span><text:span text:style-name="T5">총</text:span><text:span text:style-name="T4">15</text:span><text:span text:style-name="T5">획</text:span><text:span text:style-name="T4">; zēng)</text:span></text:p>
      <text:p text:style-name="P8">程</text:p>
      <text:p text:style-name="P6"><text:span text:style-name="T4">(</text:span><text:span text:style-name="T5">단위 정</text:span><text:span text:style-name="T4">; </text:span><text:span text:style-name="T5">⽲</text:span><text:span text:style-name="T4">-</text:span><text:span text:style-name="T5">총</text:span><text:span text:style-name="T4">12</text:span><text:span text:style-name="T5">획</text:span><text:span text:style-name="T4">; chéng)</text:span></text:p>
      <text:p text:style-name="P8">火</text:p>
      <text:p text:style-name="P6"><text:span text:style-name="T4">(</text:span><text:span text:style-name="T5">불 화</text:span><text:span text:style-name="T4">; </text:span><text:span text:style-name="T5">⽕</text:span><text:span text:style-name="T4">-</text:span><text:span text:style-name="T5">총</text:span><text:span text:style-name="T4">4</text:span><text:span text:style-name="T5">획</text:span><text:span text:style-name="T4">; huǒ)</text:span></text:p>
      <text:p text:style-name="P8">团</text:p>
      <text:p text:style-name="P6"><text:span text:style-name="T4">(</text:span><text:span text:style-name="T5">무리 단</text:span><text:span text:style-name="T4">; </text:span><text:span text:style-name="T5">⼞</text:span><text:span text:style-name="T4">-</text:span><text:span text:style-name="T5">총</text:span><text:span text:style-name="T4">6</text:span><text:span text:style-name="T5">획</text:span><text:span text:style-name="T4">; tuán)</text:span></text:p>
      <text:p text:style-name="P8">字</text:p>
      <text:p text:style-name="P6"><text:span text:style-name="T4">(</text:span><text:span text:style-name="T5">글자 자</text:span><text:span text:style-name="T4">; </text:span><text:span text:style-name="T5">⼦</text:span><text:span text:style-name="T4">-</text:span><text:span text:style-name="T5">총</text:span><text:span text:style-name="T4">6</text:span><text:span text:style-name="T5">획</text:span><text:span text:style-name="T4">; zì)</text:span></text:p>
      <text:p text:style-name="P8">却</text:p>
      <text:p text:style-name="P6"><text:span text:style-name="T4">(</text:span><text:span text:style-name="T5">물리칠 각</text:span><text:span text:style-name="T4">; </text:span><text:span text:style-name="T5">⼙</text:span><text:span text:style-name="T4">-</text:span><text:span text:style-name="T5">총</text:span><text:span text:style-name="T4">7</text:span><text:span text:style-name="T5">획</text:span><text:span text:style-name="T4">; què)</text:span></text:p>
      <text:p text:style-name="P8">油</text:p>
      <text:p text:style-name="P6"><text:span text:style-name="T4">(</text:span><text:span text:style-name="T5">기름 유</text:span><text:span text:style-name="T4">; </text:span><text:span text:style-name="T5">⽔</text:span><text:span text:style-name="T4">-</text:span><text:span text:style-name="T5">총</text:span><text:span text:style-name="T4">8</text:span><text:span text:style-name="T5">획</text:span><text:span text:style-name="T4">; yóu)</text:span></text:p>
      <text:p text:style-name="P8">米</text:p>
      <text:p text:style-name="P6"><text:span text:style-name="T4">(</text:span><text:span text:style-name="T5">쌀 미</text:span><text:span text:style-name="T4">; </text:span><text:span text:style-name="T5">⽶</text:span><text:span text:style-name="T4">-</text:span><text:span text:style-name="T5">총</text:span><text:span text:style-name="T4">6</text:span><text:span text:style-name="T5">획</text:span><text:span text:style-name="T4">; mǐ)</text:span></text:p>
      <text:p text:style-name="P8">委</text:p>
      <text:p text:style-name="P6"><text:span text:style-name="T4">(</text:span><text:span text:style-name="T5">맡길 위</text:span><text:span text:style-name="T4">; </text:span><text:span text:style-name="T5">⼥</text:span><text:span text:style-name="T4">-</text:span><text:span text:style-name="T5">총</text:span><text:span text:style-name="T4">8</text:span><text:span text:style-name="T5">획</text:span><text:span text:style-name="T4">; wěi,wēi)</text:span></text:p>
      <text:p text:style-name="P8">色</text:p>
      <text:p text:style-name="P6"><text:span text:style-name="T4">(</text:span><text:span text:style-name="T5">빛 색</text:span><text:span text:style-name="T4">; </text:span><text:span text:style-name="T5">⾊</text:span><text:span text:style-name="T4">-</text:span><text:span text:style-name="T5">총</text:span><text:span text:style-name="T4">6</text:span><text:span text:style-name="T5">획</text:span><text:span text:style-name="T4">; sè,shǎi)</text:span></text:p>
      <text:p text:style-name="P8">式</text:p>
      <text:p text:style-name="P6"><text:span text:style-name="T4">(</text:span><text:span text:style-name="T5">법 식</text:span><text:span text:style-name="T4">; </text:span><text:span text:style-name="T5">⼷</text:span><text:span text:style-name="T4">-</text:span><text:span text:style-name="T5">총</text:span><text:span text:style-name="T4">6</text:span><text:span text:style-name="T5">획</text:span><text:span text:style-name="T4">; shì)</text:span></text:p>
      <text:p text:style-name="P8">切</text:p>
      <text:p text:style-name="P6"><text:span text:style-name="T4">(</text:span><text:span text:style-name="T5">끊을 절</text:span><text:span text:style-name="T4">; </text:span><text:span text:style-name="T5">⼑</text:span><text:span text:style-name="T4">-</text:span><text:span text:style-name="T5">총</text:span><text:span text:style-name="T4">4</text:span><text:span text:style-name="T5">획</text:span><text:span text:style-name="T4">; qiē,qiè)</text:span></text:p>
      <text:p text:style-name="P8">望</text:p>
      <text:p text:style-name="P6"><text:span text:style-name="T4">(</text:span><text:span text:style-name="T5">바랄 망</text:span><text:span text:style-name="T4">; </text:span><text:span text:style-name="T5">⽉</text:span><text:span text:style-name="T4">-</text:span><text:span text:style-name="T5">총</text:span><text:span text:style-name="T4">11</text:span><text:span text:style-name="T5">획</text:span><text:span text:style-name="T4">; wàng)</text:span></text:p>
      <text:p text:style-name="P8">器</text:p>
      <text:p text:style-name="P6"><text:span text:style-name="T4">(</text:span><text:span text:style-name="T5">그릇 기</text:span><text:span text:style-name="T4">; </text:span><text:span text:style-name="T5">⼝</text:span><text:span text:style-name="T4">-</text:span><text:span text:style-name="T5">총</text:span><text:span text:style-name="T4">16</text:span><text:span text:style-name="T5">획</text:span><text:span text:style-name="T4">; qì)</text:span></text:p>
      <text:p text:style-name="P8">办</text:p>
      <text:p text:style-name="P6"><text:span text:style-name="T4">(</text:span><text:span text:style-name="T5">판별할 판</text:span><text:span text:style-name="T4">; </text:span><text:span text:style-name="T5">⼒</text:span><text:span text:style-name="T4">-</text:span><text:span text:style-name="T5">총</text:span><text:span text:style-name="T4">4</text:span><text:span text:style-name="T5">획</text:span><text:span text:style-name="T4">; bàn)</text:span></text:p>
      <text:p text:style-name="P8">群</text:p>
      <text:p text:style-name="P6"><text:span text:style-name="T4">(</text:span><text:span text:style-name="T5">무리 군</text:span><text:span text:style-name="T4">; </text:span><text:span text:style-name="T5">⽺</text:span><text:span text:style-name="T4">-</text:span><text:span text:style-name="T5">총</text:span><text:span text:style-name="T4">13</text:span><text:span text:style-name="T5">획</text:span><text:span text:style-name="T4">; qún)</text:span></text:p>
      <text:p text:style-name="P8">观</text:p>
      <text:p text:style-name="P6"><text:span text:style-name="T4">(</text:span><text:span text:style-name="T5">볼 관</text:span><text:span text:style-name="T4">; </text:span><text:span text:style-name="T5">⾒</text:span><text:span text:style-name="T4">-</text:span><text:span text:style-name="T5">총</text:span><text:span text:style-name="T4">6</text:span><text:span text:style-name="T5">획</text:span><text:span text:style-name="T4">; guān,guàn)</text:span></text:p>
      <text:p text:style-name="P8">算</text:p>
      <text:p text:style-name="P6"><text:span text:style-name="T4">(</text:span><text:span text:style-name="T5">셀 산</text:span><text:span text:style-name="T4">; </text:span><text:span text:style-name="T5">⽵</text:span><text:span text:style-name="T4">-</text:span><text:span text:style-name="T5">총</text:span><text:span text:style-name="T4">14</text:span><text:span text:style-name="T5">획</text:span><text:span text:style-name="T4">; suàn)</text:span></text:p>
      <text:p text:style-name="P8">调</text:p>
      <text:p text:style-name="P6"><text:span text:style-name="T4">(</text:span><text:span text:style-name="T5">고를 조</text:span><text:span text:style-name="T4">; </text:span><text:span text:style-name="T5">⾔</text:span><text:span text:style-name="T4">-</text:span><text:span text:style-name="T5">총</text:span><text:span text:style-name="T4">10</text:span><text:span text:style-name="T5">획</text:span><text:span text:style-name="T4">; diào,tiáo)</text:span></text:p>
      <text:p text:style-name="P8">母</text:p>
      <text:p text:style-name="P6"><text:span text:style-name="T4">(</text:span><text:span text:style-name="T5">어미 모</text:span><text:span text:style-name="T4">; </text:span><text:span text:style-name="T5">⽏</text:span><text:span text:style-name="T4">-</text:span><text:span text:style-name="T5">총</text:span><text:span text:style-name="T4">5</text:span><text:span text:style-name="T5">획</text:span><text:span text:style-name="T4">; mǔ)</text:span></text:p>
      <text:p text:style-name="P8">土</text:p>
      <text:p text:style-name="P6"><text:span text:style-name="T4">(</text:span><text:span text:style-name="T5">흙 토</text:span><text:span text:style-name="T4">; </text:span><text:span text:style-name="T5">⼟</text:span><text:span text:style-name="T4">-</text:span><text:span text:style-name="T5">총</text:span><text:span text:style-name="T4">3</text:span><text:span text:style-name="T5">획</text:span><text:span text:style-name="T4">; tǔ)</text:span></text:p>
      <text:p text:style-name="P8">较</text:p>
      <text:p text:style-name="P6"><text:span text:style-name="T4">(</text:span><text:span text:style-name="T5">비교할 교</text:span><text:span text:style-name="T4">; </text:span><text:span text:style-name="T5">⾞</text:span><text:span text:style-name="T4">-</text:span><text:span text:style-name="T5">총</text:span><text:span text:style-name="T4">10</text:span><text:span text:style-name="T5">획</text:span><text:span text:style-name="T4">; jiào)</text:span></text:p>
      <text:p text:style-name="P8">请</text:p>
      <text:p text:style-name="P6"><text:span text:style-name="T4">(</text:span><text:span text:style-name="T5">청할 청</text:span><text:span text:style-name="T4">; </text:span><text:span text:style-name="T5">⾔</text:span><text:span text:style-name="T4">-</text:span><text:span text:style-name="T5">총</text:span><text:span text:style-name="T4">10</text:span><text:span text:style-name="T5">획</text:span><text:span text:style-name="T4">; qǐng)</text:span></text:p>
      <text:p text:style-name="P8">元</text:p>
      <text:p text:style-name="P6"><text:span text:style-name="T4">(</text:span><text:span text:style-name="T5">으뜸 원</text:span><text:span text:style-name="T4">; </text:span><text:span text:style-name="T5">⼉</text:span><text:span text:style-name="T4">-</text:span><text:span text:style-name="T5">총</text:span><text:span text:style-name="T4">4</text:span><text:span text:style-name="T5">획</text:span><text:span text:style-name="T4">; yuán)</text:span></text:p>
      <text:p text:style-name="P8">爱</text:p>
      <text:p text:style-name="P6"><text:span text:style-name="T4">(</text:span><text:span text:style-name="T5">할 애</text:span><text:span text:style-name="T4">; </text:span><text:span text:style-name="T5">⽖</text:span><text:span text:style-name="T4">-</text:span><text:span text:style-name="T5">총</text:span><text:span text:style-name="T4">10</text:span><text:span text:style-name="T5">획</text:span><text:span text:style-name="T4">; ài)</text:span></text:p>
      <text:p text:style-name="P8">持</text:p>
      <text:p text:style-name="P6"><text:span text:style-name="T4">(</text:span><text:span text:style-name="T5">가질 지</text:span><text:span text:style-name="T4">; </text:span><text:span text:style-name="T5">⼿</text:span><text:span text:style-name="T4">-</text:span><text:span text:style-name="T5">총</text:span><text:span text:style-name="T4">9</text:span><text:span text:style-name="T5">획</text:span><text:span text:style-name="T4">; chí)</text:span></text:p>
      <text:p text:style-name="P8">清</text:p>
      <text:p text:style-name="P6"><text:soft-page-break/><text:span text:style-name="T4">(</text:span><text:span text:style-name="T5">맑을 청</text:span><text:span text:style-name="T4">; </text:span><text:span text:style-name="T5">⽔</text:span><text:span text:style-name="T4">-</text:span><text:span text:style-name="T5">총</text:span><text:span text:style-name="T4">11</text:span><text:span text:style-name="T5">획</text:span><text:span text:style-name="T4">; qīng)</text:span></text:p>
      <text:p text:style-name="P8">广</text:p>
      <text:p text:style-name="P6"><text:span text:style-name="T4">(</text:span><text:span text:style-name="T5">집 엄</text:span><text:span text:style-name="T4">; </text:span><text:span text:style-name="T5">⼴</text:span><text:span text:style-name="T4">-</text:span><text:span text:style-name="T5">총</text:span><text:span text:style-name="T4">3</text:span><text:span text:style-name="T5">획</text:span><text:span text:style-name="T4">; ān,yǎn)</text:span></text:p>
      <text:p text:style-name="P8">张</text:p>
      <text:p text:style-name="P6"><text:span text:style-name="T4">(</text:span><text:span text:style-name="T5">베풀 장</text:span><text:span text:style-name="T4">; </text:span><text:span text:style-name="T5">⼸</text:span><text:span text:style-name="T4">-</text:span><text:span text:style-name="T5">총</text:span><text:span text:style-name="T4">7</text:span><text:span text:style-name="T5">획</text:span><text:span text:style-name="T4">; zhāng)</text:span></text:p>
      <text:p text:style-name="P8">連</text:p>
      <text:p text:style-name="P6"><text:span text:style-name="T4">(</text:span><text:span text:style-name="T5">잇닿을 련</text:span><text:span text:style-name="T4">{</text:span><text:span text:style-name="T5">연</text:span><text:span text:style-name="T4">}; </text:span><text:span text:style-name="T5">⾡</text:span><text:span text:style-name="T4">-</text:span><text:span text:style-name="T5">총</text:span><text:span text:style-name="T4">11</text:span><text:span text:style-name="T5">획</text:span><text:span text:style-name="T4">; lián)</text:span></text:p>
      <text:p text:style-name="P8">压</text:p>
      <text:p text:style-name="P6"><text:span text:style-name="T4">(</text:span><text:span text:style-name="T5">누를 압</text:span><text:span text:style-name="T4">; </text:span><text:span text:style-name="T5">⼚</text:span><text:span text:style-name="T4">-</text:span><text:span text:style-name="T5">총</text:span><text:span text:style-name="T4">6</text:span><text:span text:style-name="T5">획</text:span><text:span text:style-name="T4">; yā,yà)</text:span></text:p>
      <text:p text:style-name="P8">觉</text:p>
      <text:p text:style-name="P6"><text:span text:style-name="T4">(</text:span><text:span text:style-name="T5">깨달을 각</text:span><text:span text:style-name="T4">; </text:span><text:span text:style-name="T5">⾒</text:span><text:span text:style-name="T4">-</text:span><text:span text:style-name="T5">총</text:span><text:span text:style-name="T4">9</text:span><text:span text:style-name="T5">획</text:span><text:span text:style-name="T4">; jué,jiào)</text:span></text:p>
      <text:p text:style-name="P8">识</text:p>
      <text:p text:style-name="P6"><text:span text:style-name="T4">(</text:span><text:span text:style-name="T5">알 신</text:span><text:span text:style-name="T4">; </text:span><text:span text:style-name="T5">⾔</text:span><text:span text:style-name="T4">-</text:span><text:span text:style-name="T5">총</text:span><text:span text:style-name="T4">7</text:span><text:span text:style-name="T5">획</text:span><text:span text:style-name="T4">; zhì,shí)</text:span></text:p>
      <text:p text:style-name="P8">林</text:p>
      <text:p text:style-name="P6"><text:span text:style-name="T4">(</text:span><text:span text:style-name="T5">수풀 림</text:span><text:span text:style-name="T4">{</text:span><text:span text:style-name="T5">임</text:span><text:span text:style-name="T4">}; </text:span><text:span text:style-name="T5">⽊</text:span><text:span text:style-name="T4">-</text:span><text:span text:style-name="T5">총</text:span><text:span text:style-name="T4">8</text:span><text:span text:style-name="T5">획</text:span><text:span text:style-name="T4">; lín)</text:span></text:p>
      <text:p text:style-name="P8">际</text:p>
      <text:p text:style-name="P6"><text:span text:style-name="T4">(</text:span><text:span text:style-name="T5">때 제</text:span><text:span text:style-name="T4">; </text:span><text:span text:style-name="T5">⾩</text:span><text:span text:style-name="T4">-</text:span><text:span text:style-name="T5">총</text:span><text:span text:style-name="T4">8</text:span><text:span text:style-name="T5">획</text:span><text:span text:style-name="T4">; jì)</text:span></text:p>
      <text:p text:style-name="P8">举</text:p>
      <text:p text:style-name="P6"><text:span text:style-name="T4">(</text:span><text:span text:style-name="T5">들 거</text:span><text:span text:style-name="T4">; </text:span><text:span text:style-name="T5">⼂</text:span><text:span text:style-name="T4">-</text:span><text:span text:style-name="T5">총</text:span><text:span text:style-name="T4">9</text:span><text:span text:style-name="T5">획</text:span><text:span text:style-name="T4">; jǔ)</text:span></text:p>
      <text:p text:style-name="P8">即</text:p>
      <text:p text:style-name="P6"><text:span text:style-name="T4">(</text:span><text:span text:style-name="T5">곧 즉</text:span><text:span text:style-name="T4">; </text:span><text:span text:style-name="T5">⼙</text:span><text:span text:style-name="T4">-</text:span><text:span text:style-name="T5">총</text:span><text:span text:style-name="T4">7</text:span><text:span text:style-name="T5">획</text:span><text:span text:style-name="T4">; jí)</text:span></text:p>
      <text:p text:style-name="P8">死</text:p>
      <text:p text:style-name="P6"><text:span text:style-name="T4">(</text:span><text:span text:style-name="T5">죽을 사</text:span><text:span text:style-name="T4">; </text:span><text:span text:style-name="T5">⽍</text:span><text:span text:style-name="T4">-</text:span><text:span text:style-name="T5">총</text:span><text:span text:style-name="T4">6</text:span><text:span text:style-name="T5">획</text:span><text:span text:style-name="T4">; sǐ)</text:span></text:p>
      <text:p text:style-name="P8">专</text:p>
      <text:p text:style-name="P6"><text:span text:style-name="T4">(</text:span><text:span text:style-name="T5">오로지 전</text:span><text:span text:style-name="T4">; </text:span><text:span text:style-name="T5">⼀</text:span><text:span text:style-name="T4">-</text:span><text:span text:style-name="T5">총</text:span><text:span text:style-name="T4">4</text:span><text:span text:style-name="T5">획</text:span><text:span text:style-name="T4">; zhuān)</text:span></text:p>
      <text:p text:style-name="P8">侷</text:p>
      <text:p text:style-name="P6"><text:span text:style-name="T4">(</text:span><text:span text:style-name="T5">죄어칠 국</text:span><text:span text:style-name="T4">; </text:span><text:span text:style-name="T5">⼈</text:span><text:span text:style-name="T4">-</text:span><text:span text:style-name="T5">총</text:span><text:span text:style-name="T4">9</text:span><text:span text:style-name="T5">획</text:span><text:span text:style-name="T4">; jú)</text:span></text:p>
      <text:p text:style-name="P8">类</text:p>
      <text:p text:style-name="P6"><text:span text:style-name="T4">(</text:span><text:span text:style-name="T5">무리 류</text:span><text:span text:style-name="T4">; </text:span><text:span text:style-name="T5">⽶</text:span><text:span text:style-name="T4">-</text:span><text:span text:style-name="T5">총</text:span><text:span text:style-name="T4">9</text:span><text:span text:style-name="T5">획</text:span><text:span text:style-name="T4">; lèi)</text:span></text:p>
      <text:p text:style-name="P8">空</text:p>
      <text:p text:style-name="P6"><text:span text:style-name="T4">(</text:span><text:span text:style-name="T5">빌 공</text:span><text:span text:style-name="T4">; </text:span><text:span text:style-name="T5">⽳</text:span><text:span text:style-name="T4">-</text:span><text:span text:style-name="T5">총</text:span><text:span text:style-name="T4">8</text:span><text:span text:style-name="T5">획</text:span><text:span text:style-name="T4">; kōng,kòng)</text:span></text:p>
      <text:p text:style-name="P8">单</text:p>
      <text:p text:style-name="P6"><text:span text:style-name="T4">(</text:span><text:span text:style-name="T5">홑 단</text:span><text:span text:style-name="T4">; </text:span><text:span text:style-name="T5">⼗</text:span><text:span text:style-name="T4">-</text:span><text:span text:style-name="T5">총</text:span><text:span text:style-name="T4">8</text:span><text:span text:style-name="T5">획</text:span><text:span text:style-name="T4">; dān,chán,shàn)</text:span></text:p>
      <text:p text:style-name="P8">权</text:p>
      <text:p text:style-name="P6"><text:span text:style-name="T4">(</text:span><text:span text:style-name="T5">저울추 권</text:span><text:span text:style-name="T4">; </text:span><text:span text:style-name="T5">⽊</text:span><text:span text:style-name="T4">-</text:span><text:span text:style-name="T5">총</text:span><text:span text:style-name="T4">6</text:span><text:span text:style-name="T5">획</text:span><text:span text:style-name="T4">; quán)</text:span></text:p>
      <text:p text:style-name="P8">毛</text:p>
      <text:p text:style-name="P6"><text:span text:style-name="T4">(</text:span><text:span text:style-name="T5">털 모</text:span><text:span text:style-name="T4">; </text:span><text:span text:style-name="T5">⽑</text:span><text:span text:style-name="T4">-</text:span><text:span text:style-name="T5">총</text:span><text:span text:style-name="T4">4</text:span><text:span text:style-name="T5">획</text:span><text:span text:style-name="T4">; máo)</text:span></text:p>
      <text:p text:style-name="P8">师</text:p>
      <text:p text:style-name="P6"><text:span text:style-name="T4">(</text:span><text:span text:style-name="T5">스승 사</text:span><text:span text:style-name="T4">; </text:span><text:span text:style-name="T5">⼱</text:span><text:span text:style-name="T4">-</text:span><text:span text:style-name="T5">총</text:span><text:span text:style-name="T4">6</text:span><text:span text:style-name="T5">획</text:span><text:span text:style-name="T4">; shī)</text:span></text:p>
      <text:p text:style-name="P8">商</text:p>
      <text:p text:style-name="P6"><text:span text:style-name="T4">(</text:span><text:span text:style-name="T5">헤아릴 상</text:span><text:span text:style-name="T4">; </text:span><text:span text:style-name="T5">⼝</text:span><text:span text:style-name="T4">-</text:span><text:span text:style-name="T5">총</text:span><text:span text:style-name="T4">11</text:span><text:span text:style-name="T5">획</text:span><text:span text:style-name="T4">; shāng)</text:span></text:p>
      <text:p text:style-name="P8">孩</text:p>
      <text:p text:style-name="P6"><text:span text:style-name="T4">(</text:span><text:span text:style-name="T5">어린아이 해</text:span><text:span text:style-name="T4">; </text:span><text:span text:style-name="T5">⼦</text:span><text:span text:style-name="T4">-</text:span><text:span text:style-name="T5">총</text:span><text:span text:style-name="T4">9</text:span><text:span text:style-name="T5">획</text:span><text:span text:style-name="T4">; hái)</text:span></text:p>
      <text:p text:style-name="P8">装</text:p>
      <text:p text:style-name="P6"><text:span text:style-name="T4">(</text:span><text:span text:style-name="T5">꾸밀 장</text:span><text:span text:style-name="T4">; </text:span><text:span text:style-name="T5">⾐</text:span><text:span text:style-name="T4">-</text:span><text:span text:style-name="T5">총</text:span><text:span text:style-name="T4">12</text:span><text:span text:style-name="T5">획</text:span><text:span text:style-name="T4">; zhuāng)</text:span></text:p>
      <text:p text:style-name="P8">批</text:p>
      <text:p text:style-name="P6"><text:span text:style-name="T4">(</text:span><text:span text:style-name="T5">칠 비</text:span><text:span text:style-name="T4">; </text:span><text:span text:style-name="T5">⼿</text:span><text:span text:style-name="T4">-</text:span><text:span text:style-name="T5">총</text:span><text:span text:style-name="T4">7</text:span><text:span text:style-name="T5">획</text:span><text:span text:style-name="T4">; pī)</text:span></text:p>
      <text:p text:style-name="P8">府</text:p>
      <text:p text:style-name="P6"><text:span text:style-name="T4">(</text:span><text:span text:style-name="T5">곳집 부</text:span><text:span text:style-name="T4">; </text:span><text:span text:style-name="T5">⼴</text:span><text:span text:style-name="T4">-</text:span><text:span text:style-name="T5">총</text:span><text:span text:style-name="T4">8</text:span><text:span text:style-name="T5">획</text:span><text:span text:style-name="T4">; fǔ)</text:span></text:p>
      <text:p text:style-name="P8">找</text:p>
      <text:p text:style-name="P6"><text:span text:style-name="T4">(</text:span><text:span text:style-name="T5">채울 조</text:span><text:span text:style-name="T4">; </text:span><text:span text:style-name="T5">⼿</text:span><text:span text:style-name="T4">-</text:span><text:span text:style-name="T5">총</text:span><text:span text:style-name="T4">7</text:span><text:span text:style-name="T5">획</text:span><text:span text:style-name="T4">; zhǎo)</text:span></text:p>
      <text:p text:style-name="P8">往</text:p>
      <text:p text:style-name="P6"><text:soft-page-break/><text:span text:style-name="T4">(</text:span><text:span text:style-name="T5">갈 왕</text:span><text:span text:style-name="T4">; </text:span><text:span text:style-name="T5">⼻</text:span><text:span text:style-name="T4">-</text:span><text:span text:style-name="T5">총</text:span><text:span text:style-name="T4">8</text:span><text:span text:style-name="T5">획</text:span><text:span text:style-name="T4">; wǎng)</text:span></text:p>
      <text:p text:style-name="P8">王</text:p>
      <text:p text:style-name="P6"><text:span text:style-name="T4">(</text:span><text:span text:style-name="T5">임금 왕</text:span><text:span text:style-name="T4">; </text:span><text:span text:style-name="T5">⽟</text:span><text:span text:style-name="T4">-</text:span><text:span text:style-name="T5">총</text:span><text:span text:style-name="T4">4</text:span><text:span text:style-name="T5">획</text:span><text:span text:style-name="T4">; wáng,wàng)</text:span></text:p>
      <text:p text:style-name="P8">校</text:p>
      <text:p text:style-name="P6"><text:span text:style-name="T4">(</text:span><text:span text:style-name="T5">학교 교</text:span><text:span text:style-name="T4">; </text:span><text:span text:style-name="T5">⽊</text:span><text:span text:style-name="T4">-</text:span><text:span text:style-name="T5">총</text:span><text:span text:style-name="T4">10</text:span><text:span text:style-name="T5">획</text:span><text:span text:style-name="T4">; xiào,jiào)</text:span></text:p>
      <text:p text:style-name="P8">该</text:p>
      <text:p text:style-name="P6"><text:span text:style-name="T4">(</text:span><text:span text:style-name="T5">갖출 해</text:span><text:span text:style-name="T4">; </text:span><text:span text:style-name="T5">⾔</text:span><text:span text:style-name="T4">-</text:span><text:span text:style-name="T5">총</text:span><text:span text:style-name="T4">8</text:span><text:span text:style-name="T5">획</text:span><text:span text:style-name="T4">; gāi)</text:span></text:p>
      <text:p text:style-name="P8">未</text:p>
      <text:p text:style-name="P6"><text:span text:style-name="T4">(</text:span><text:span text:style-name="T5">아닐 미</text:span><text:span text:style-name="T4">; </text:span><text:span text:style-name="T5">⽊</text:span><text:span text:style-name="T4">-</text:span><text:span text:style-name="T5">총</text:span><text:span text:style-name="T4">5</text:span><text:span text:style-name="T5">획</text:span><text:span text:style-name="T4">; wèi)</text:span></text:p>
      <text:p text:style-name="P8">席</text:p>
      <text:p text:style-name="P6"><text:span text:style-name="T4">(</text:span><text:span text:style-name="T5">자리 석</text:span><text:span text:style-name="T4">; </text:span><text:span text:style-name="T5">⼱</text:span><text:span text:style-name="T4">-</text:span><text:span text:style-name="T5">총</text:span><text:span text:style-name="T4">10</text:span><text:span text:style-name="T5">획</text:span><text:span text:style-name="T4">; xí)</text:span></text:p>
      <text:p text:style-name="P8">约</text:p>
      <text:p text:style-name="P6"><text:span text:style-name="T4">(</text:span><text:span text:style-name="T5">맺을 약</text:span><text:span text:style-name="T4">; </text:span><text:span text:style-name="T5">⽷</text:span><text:span text:style-name="T4">-</text:span><text:span text:style-name="T5">총</text:span><text:span text:style-name="T4">6</text:span><text:span text:style-name="T5">획</text:span><text:span text:style-name="T4">; yuē)</text:span></text:p>
      <text:p text:style-name="P8">照</text:p>
      <text:p text:style-name="P6"><text:span text:style-name="T4">(</text:span><text:span text:style-name="T5">비출 조</text:span><text:span text:style-name="T4">; </text:span><text:span text:style-name="T5">⽕</text:span><text:span text:style-name="T4">-</text:span><text:span text:style-name="T5">총</text:span><text:span text:style-name="T4">13</text:span><text:span text:style-name="T5">획</text:span><text:span text:style-name="T4">; zhào)</text:span></text:p>
      <text:p text:style-name="P8">易</text:p>
      <text:p text:style-name="P6"><text:span text:style-name="T4">(</text:span><text:span text:style-name="T5">바꿀 역</text:span><text:span text:style-name="T4">; </text:span><text:span text:style-name="T5">⽇</text:span><text:span text:style-name="T4">-</text:span><text:span text:style-name="T5">총</text:span><text:span text:style-name="T4">8</text:span><text:span text:style-name="T5">획</text:span><text:span text:style-name="T4">; yì)</text:span></text:p>
      <text:p text:style-name="P8">神</text:p>
      <text:p text:style-name="P6"><text:span text:style-name="T4">(</text:span><text:span text:style-name="T5">귀신 신</text:span><text:span text:style-name="T4">; </text:span><text:span text:style-name="T5">⽰</text:span><text:span text:style-name="T4">-</text:span><text:span text:style-name="T5">총</text:span><text:span text:style-name="T4">10</text:span><text:span text:style-name="T5">획</text:span><text:span text:style-name="T4">; shén)</text:span></text:p>
      <text:p text:style-name="P8">克</text:p>
      <text:p text:style-name="P6"><text:span text:style-name="T4">(</text:span><text:span text:style-name="T5">이길 극</text:span><text:span text:style-name="T4">; </text:span><text:span text:style-name="T5">⼉</text:span><text:span text:style-name="T4">-</text:span><text:span text:style-name="T5">총</text:span><text:span text:style-name="T4">7</text:span><text:span text:style-name="T5">획</text:span><text:span text:style-name="T4">; kè)</text:span></text:p>
      <text:p text:style-name="P8">号</text:p>
      <text:p text:style-name="P6"><text:span text:style-name="T4">(</text:span><text:span text:style-name="T5">부를 호</text:span><text:span text:style-name="T4">; </text:span><text:span text:style-name="T5">⼝</text:span><text:span text:style-name="T4">-</text:span><text:span text:style-name="T5">총</text:span><text:span text:style-name="T4">5</text:span><text:span text:style-name="T5">획</text:span><text:span text:style-name="T4">; hào,háo)</text:span></text:p>
      <text:p text:style-name="P8">京</text:p>
      <text:p text:style-name="P6"><text:span text:style-name="T4">(</text:span><text:span text:style-name="T5">서울 경</text:span><text:span text:style-name="T4">; </text:span><text:span text:style-name="T5">⼇</text:span><text:span text:style-name="T4">-</text:span><text:span text:style-name="T5">총</text:span><text:span text:style-name="T4">8</text:span><text:span text:style-name="T5">획</text:span><text:span text:style-name="T4">; jīng)</text:span></text:p>
      <text:p text:style-name="P8">转</text:p>
      <text:p text:style-name="P6"><text:span text:style-name="T4">(</text:span><text:span text:style-name="T5">구를 전</text:span><text:span text:style-name="T4">; </text:span><text:span text:style-name="T5">⾞</text:span><text:span text:style-name="T4">-</text:span><text:span text:style-name="T5">총</text:span><text:span text:style-name="T4">8</text:span><text:span text:style-name="T5">획</text:span><text:span text:style-name="T4">; zhuǎn,zhuǎi,zhuàn)</text:span></text:p>
      <text:p text:style-name="P8">须</text:p>
      <text:p text:style-name="P6"><text:span text:style-name="T4">(</text:span><text:span text:style-name="T5">모름지기 수</text:span><text:span text:style-name="T4">; </text:span><text:span text:style-name="T5">⾴</text:span><text:span text:style-name="T4">-</text:span><text:span text:style-name="T5">총</text:span><text:span text:style-name="T4">9</text:span><text:span text:style-name="T5">획</text:span><text:span text:style-name="T4">; xū)</text:span></text:p>
      <text:p text:style-name="P8">半</text:p>
      <text:p text:style-name="P6"><text:span text:style-name="T4">(</text:span><text:span text:style-name="T5">반 반</text:span><text:span text:style-name="T4">; </text:span><text:span text:style-name="T5">⼗</text:span><text:span text:style-name="T4">-</text:span><text:span text:style-name="T5">총</text:span><text:span text:style-name="T4">5</text:span><text:span text:style-name="T5">획</text:span><text:span text:style-name="T4">; bàn)</text:span></text:p>
      <text:p text:style-name="P8">习</text:p>
      <text:p text:style-name="P6"><text:span text:style-name="T4">(</text:span><text:span text:style-name="T5">익힐 습</text:span><text:span text:style-name="T4">; </text:span><text:span text:style-name="T5">⼄</text:span><text:span text:style-name="T4">-</text:span><text:span text:style-name="T5">총</text:span><text:span text:style-name="T4">3</text:span><text:span text:style-name="T5">획</text:span><text:span text:style-name="T4">; xí)</text:span></text:p>
      <text:p text:style-name="P8">青</text:p>
      <text:p text:style-name="P6"><text:span text:style-name="T4">(</text:span><text:span text:style-name="T5">푸를 청</text:span><text:span text:style-name="T4">; </text:span><text:span text:style-name="T5">⾭</text:span><text:span text:style-name="T4">-</text:span><text:span text:style-name="T5">총</text:span><text:span text:style-name="T4">8</text:span><text:span text:style-name="T5">획</text:span><text:span text:style-name="T4">; qīng)</text:span></text:p>
      <text:p text:style-name="P8">早</text:p>
      <text:p text:style-name="P6"><text:span text:style-name="T4">(</text:span><text:span text:style-name="T5">새벽 조</text:span><text:span text:style-name="T4">; </text:span><text:span text:style-name="T5">⽇</text:span><text:span text:style-name="T4">-</text:span><text:span text:style-name="T5">총</text:span><text:span text:style-name="T4">6</text:span><text:span text:style-name="T5">획</text:span><text:span text:style-name="T4">; zǎo)</text:span></text:p>
      <text:p text:style-name="P8">规</text:p>
      <text:p text:style-name="P6"><text:span text:style-name="T4">(</text:span><text:span text:style-name="T5">법 규</text:span><text:span text:style-name="T4">; </text:span><text:span text:style-name="T5">⾒</text:span><text:span text:style-name="T4">-</text:span><text:span text:style-name="T5">총</text:span><text:span text:style-name="T4">8</text:span><text:span text:style-name="T5">획</text:span><text:span text:style-name="T4">; guī)</text:span></text:p>
      <text:p text:style-name="P8">验</text:p>
      <text:p text:style-name="P6"><text:span text:style-name="T4">(</text:span><text:span text:style-name="T5">시험할 험</text:span><text:span text:style-name="T4">; </text:span><text:span text:style-name="T5">⾺</text:span><text:span text:style-name="T4">-</text:span><text:span text:style-name="T5">총</text:span><text:span text:style-name="T4">10</text:span><text:span text:style-name="T5">획</text:span><text:span text:style-name="T4">; yàn)</text:span></text:p>
      <text:p text:style-name="P8">拿</text:p>
      <text:p text:style-name="P6"><text:span text:style-name="T4">(</text:span><text:span text:style-name="T5">붙잡을 나</text:span><text:span text:style-name="T4">; </text:span><text:span text:style-name="T5">⼿</text:span><text:span text:style-name="T4">-</text:span><text:span text:style-name="T5">총</text:span><text:span text:style-name="T4">10</text:span><text:span text:style-name="T5">획</text:span><text:span text:style-name="T4">; ná)</text:span></text:p>
      <text:p text:style-name="P8">服</text:p>
      <text:p text:style-name="P6"><text:span text:style-name="T4">(</text:span><text:span text:style-name="T5">옷 복</text:span><text:span text:style-name="T4">; </text:span><text:span text:style-name="T5">⽉</text:span><text:span text:style-name="T4">-</text:span><text:span text:style-name="T5">총</text:span><text:span text:style-name="T4">8</text:span><text:span text:style-name="T5">획</text:span><text:span text:style-name="T4">; fú)</text:span></text:p>
      <text:p text:style-name="P8">节</text:p>
      <text:p text:style-name="P6"><text:span text:style-name="T4">(</text:span><text:span text:style-name="T5">마디 절</text:span><text:span text:style-name="T4">; </text:span><text:span text:style-name="T5">⾋</text:span><text:span text:style-name="T4">-</text:span><text:span text:style-name="T5">총</text:span><text:span text:style-name="T4">8</text:span><text:span text:style-name="T5">획</text:span><text:span text:style-name="T4">; jié,jiē)</text:span></text:p>
      <text:p text:style-name="P8">精</text:p>
      <text:p text:style-name="P6"><text:span text:style-name="T4">(</text:span><text:span text:style-name="T5">쓿은 쌀 정</text:span><text:span text:style-name="T4">; </text:span><text:span text:style-name="T5">⽶</text:span><text:span text:style-name="T4">-</text:span><text:span text:style-name="T5">총</text:span><text:span text:style-name="T4">14</text:span><text:span text:style-name="T5">획</text:span><text:span text:style-name="T4">; jīng)</text:span></text:p>
      <text:p text:style-name="P8">树</text:p>
      <text:p text:style-name="P6"><text:span text:style-name="T4">(</text:span><text:span text:style-name="T5">나무 수</text:span><text:span text:style-name="T4">; </text:span><text:span text:style-name="T5">⽊</text:span><text:span text:style-name="T4">-</text:span><text:span text:style-name="T5">총</text:span><text:span text:style-name="T4">9</text:span><text:span text:style-name="T5">획</text:span><text:span text:style-name="T4">; shù)</text:span></text:p>
      <text:p text:style-name="P8">传</text:p>
      <text:p text:style-name="P6"><text:soft-page-break/><text:span text:style-name="T4">(</text:span><text:span text:style-name="T5">전할 전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zhuàn,chuán)</text:span></text:p>
      <text:p text:style-name="P8">备</text:p>
      <text:p text:style-name="P6"><text:span text:style-name="T4">(</text:span><text:span text:style-name="T5">갖출 비</text:span><text:span text:style-name="T4">; </text:span><text:span text:style-name="T5">⼡</text:span><text:span text:style-name="T4">-</text:span><text:span text:style-name="T5">총</text:span><text:span text:style-name="T4">8</text:span><text:span text:style-name="T5">획</text:span><text:span text:style-name="T4">; bèi)</text:span></text:p>
      <text:p text:style-name="P8">钱</text:p>
      <text:p text:style-name="P6"><text:span text:style-name="T4">(</text:span><text:span text:style-name="T5">돈 전</text:span><text:span text:style-name="T4">; </text:span><text:span text:style-name="T5">⾦</text:span><text:span text:style-name="T4">-</text:span><text:span text:style-name="T5">총</text:span><text:span text:style-name="T4">10</text:span><text:span text:style-name="T5">획</text:span><text:span text:style-name="T4">; qián)</text:span></text:p>
      <text:p text:style-name="P8">技</text:p>
      <text:p text:style-name="P6"><text:span text:style-name="T4">(</text:span><text:span text:style-name="T5">재주 기</text:span><text:span text:style-name="T4">; </text:span><text:span text:style-name="T5">⼿</text:span><text:span text:style-name="T4">-</text:span><text:span text:style-name="T5">총</text:span><text:span text:style-name="T4">7</text:span><text:span text:style-name="T5">획</text:span><text:span text:style-name="T4">; jì)</text:span></text:p>
      <text:p text:style-name="P8">讲</text:p>
      <text:p text:style-name="P6"><text:span text:style-name="T4">(</text:span><text:span text:style-name="T5">익힐 강</text:span><text:span text:style-name="T4">; </text:span><text:span text:style-name="T5">⾔</text:span><text:span text:style-name="T4">-</text:span><text:span text:style-name="T5">총</text:span><text:span text:style-name="T4">6</text:span><text:span text:style-name="T5">획</text:span><text:span text:style-name="T4">; jiǎng)</text:span></text:p>
      <text:p text:style-name="P8">告</text:p>
      <text:p text:style-name="P6"><text:span text:style-name="T4">(</text:span><text:span text:style-name="T5">알릴 고</text:span><text:span text:style-name="T4">; </text:span><text:span text:style-name="T5">⼝</text:span><text:span text:style-name="T4">-</text:span><text:span text:style-name="T5">총</text:span><text:span text:style-name="T4">7</text:span><text:span text:style-name="T5">획</text:span><text:span text:style-name="T4">; gào)</text:span></text:p>
      <text:p text:style-name="P8">德</text:p>
      <text:p text:style-name="P6"><text:span text:style-name="T4">(</text:span><text:span text:style-name="T5">덕 덕</text:span><text:span text:style-name="T4">; </text:span><text:span text:style-name="T5">⼻</text:span><text:span text:style-name="T4">-</text:span><text:span text:style-name="T5">총</text:span><text:span text:style-name="T4">15</text:span><text:span text:style-name="T5">획</text:span><text:span text:style-name="T4">; dé)</text:span></text:p>
      <text:p text:style-name="P8">参</text:p>
      <text:p text:style-name="P6"><text:span text:style-name="T4">(</text:span><text:span text:style-name="T5">간여할 참</text:span><text:span text:style-name="T4">; </text:span><text:span text:style-name="T5">⼛</text:span><text:span text:style-name="T4">-</text:span><text:span text:style-name="T5">총</text:span><text:span text:style-name="T4">8</text:span><text:span text:style-name="T5">획</text:span><text:span text:style-name="T4">; cān,cēn,shēn)</text:span></text:p>
      <text:p text:style-name="P8">斯</text:p>
      <text:p text:style-name="P6"><text:span text:style-name="T4">(</text:span><text:span text:style-name="T5">이 사</text:span><text:span text:style-name="T4">; </text:span><text:span text:style-name="T5">⽄</text:span><text:span text:style-name="T4">-</text:span><text:span text:style-name="T5">총</text:span><text:span text:style-name="T4">12</text:span><text:span text:style-name="T5">획</text:span><text:span text:style-name="T4">; sī)</text:span></text:p>
      <text:p text:style-name="P8">具</text:p>
      <text:p text:style-name="P6"><text:span text:style-name="T4">(</text:span><text:span text:style-name="T5">갖출 구</text:span><text:span text:style-name="T4">; </text:span><text:span text:style-name="T5">⼋</text:span><text:span text:style-name="T4">-</text:span><text:span text:style-name="T5">총</text:span><text:span text:style-name="T4">8</text:span><text:span text:style-name="T5">획</text:span><text:span text:style-name="T4">; jù)</text:span></text:p>
      <text:p text:style-name="P8">织</text:p>
      <text:p text:style-name="P6"><text:span text:style-name="T4">(</text:span><text:span text:style-name="T5">짤 직</text:span><text:span text:style-name="T4">; </text:span><text:span text:style-name="T5">⽷</text:span><text:span text:style-name="T4">-</text:span><text:span text:style-name="T5">총</text:span><text:span text:style-name="T4">8</text:span><text:span text:style-name="T5">획</text:span><text:span text:style-name="T4">; zhī)</text:span></text:p>
      <text:p text:style-name="P8">集</text:p>
      <text:p text:style-name="P6"><text:span text:style-name="T4">(</text:span><text:span text:style-name="T5">모일 집</text:span><text:span text:style-name="T4">; </text:span><text:span text:style-name="T5">⾫</text:span><text:span text:style-name="T4">-</text:span><text:span text:style-name="T5">총</text:span><text:span text:style-name="T4">12</text:span><text:span text:style-name="T5">획</text:span><text:span text:style-name="T4">; jí)</text:span></text:p>
      <text:p text:style-name="P8">病</text:p>
      <text:p text:style-name="P6"><text:span text:style-name="T4">(</text:span><text:span text:style-name="T5">병 병</text:span><text:span text:style-name="T4">; </text:span><text:span text:style-name="T5">⽧</text:span><text:span text:style-name="T4">-</text:span><text:span text:style-name="T5">총</text:span><text:span text:style-name="T4">10</text:span><text:span text:style-name="T5">획</text:span><text:span text:style-name="T4">; bìng)</text:span></text:p>
      <text:p text:style-name="P8">友</text:p>
      <text:p text:style-name="P6"><text:span text:style-name="T4">(</text:span><text:span text:style-name="T5">벗 우</text:span><text:span text:style-name="T4">; </text:span><text:span text:style-name="T5">⼜</text:span><text:span text:style-name="T4">-</text:span><text:span text:style-name="T5">총</text:span><text:span text:style-name="T4">4</text:span><text:span text:style-name="T5">획</text:span><text:span text:style-name="T4">; yǒu)</text:span></text:p>
      <text:p text:style-name="P8">谈</text:p>
      <text:p text:style-name="P6"><text:span text:style-name="T4">(</text:span><text:span text:style-name="T5">말씀 담</text:span><text:span text:style-name="T4">; </text:span><text:span text:style-name="T5">⾔</text:span><text:span text:style-name="T4">-</text:span><text:span text:style-name="T5">총</text:span><text:span text:style-name="T4">10</text:span><text:span text:style-name="T5">획</text:span><text:span text:style-name="T4">; tán)</text:span></text:p>
      <text:p text:style-name="P8">示</text:p>
      <text:p text:style-name="P6"><text:span text:style-name="T4">(</text:span><text:span text:style-name="T5">보일 시</text:span><text:span text:style-name="T4">; </text:span><text:span text:style-name="T5">⽰</text:span><text:span text:style-name="T4">-</text:span><text:span text:style-name="T5">총</text:span><text:span text:style-name="T4">5</text:span><text:span text:style-name="T5">획</text:span><text:span text:style-name="T4">; shì)</text:span></text:p>
      <text:p text:style-name="P8">积</text:p>
      <text:p text:style-name="P6"><text:span text:style-name="T4">(</text:span><text:span text:style-name="T5">쌓을 적</text:span><text:span text:style-name="T4">; </text:span><text:span text:style-name="T5">⽲</text:span><text:span text:style-name="T4">-</text:span><text:span text:style-name="T5">총</text:span><text:span text:style-name="T4">10</text:span><text:span text:style-name="T5">획</text:span><text:span text:style-name="T4">; jī)</text:span></text:p>
      <text:p text:style-name="P8">亚</text:p>
      <text:p text:style-name="P6"><text:span text:style-name="T4">(</text:span><text:span text:style-name="T5">버금 아</text:span><text:span text:style-name="T4">; </text:span><text:span text:style-name="T5">⼆</text:span><text:span text:style-name="T4">-</text:span><text:span text:style-name="T5">총</text:span><text:span text:style-name="T4">6</text:span><text:span text:style-name="T5">획</text:span><text:span text:style-name="T4">; yà)</text:span></text:p>
      <text:p text:style-name="P8">復</text:p>
      <text:p text:style-name="P6"><text:span text:style-name="T4">(</text:span><text:span text:style-name="T5">다시 부</text:span><text:span text:style-name="T4">{</text:span><text:span text:style-name="T5">돌아올 복</text:span><text:span text:style-name="T4">}; </text:span><text:span text:style-name="T5">⼻</text:span><text:span text:style-name="T4">-</text:span><text:span text:style-name="T5">총</text:span><text:span text:style-name="T4">12</text:span><text:span text:style-name="T5">획</text:span><text:span text:style-name="T4">; fù)</text:span></text:p>
      <text:p text:style-name="P8">厂</text:p>
      <text:p text:style-name="P6"><text:span text:style-name="T4">(</text:span><text:span text:style-name="T5">기슭 엄</text:span><text:span text:style-name="T4">{</text:span><text:span text:style-name="T5">한</text:span><text:span text:style-name="T4">}; </text:span><text:span text:style-name="T5">⼚</text:span><text:span text:style-name="T4">-</text:span><text:span text:style-name="T5">총</text:span><text:span text:style-name="T4">2</text:span><text:span text:style-name="T5">획</text:span><text:span text:style-name="T4">; ān,hán,hàn,yán)</text:span></text:p>
      <text:p text:style-name="P8">越</text:p>
      <text:p text:style-name="P6"><text:span text:style-name="T4">(</text:span><text:span text:style-name="T5">넘을 월</text:span><text:span text:style-name="T4">; </text:span><text:span text:style-name="T5">⾛</text:span><text:span text:style-name="T4">-</text:span><text:span text:style-name="T5">총</text:span><text:span text:style-name="T4">12</text:span><text:span text:style-name="T5">획</text:span><text:span text:style-name="T4">; yuè)</text:span></text:p>
      <text:p text:style-name="P8">支</text:p>
      <text:p text:style-name="P6"><text:span text:style-name="T4">(</text:span><text:span text:style-name="T5">가를 지</text:span><text:span text:style-name="T4">; </text:span><text:span text:style-name="T5">⽀</text:span><text:span text:style-name="T4">-</text:span><text:span text:style-name="T5">총</text:span><text:span text:style-name="T4">4</text:span><text:span text:style-name="T5">획</text:span><text:span text:style-name="T4">; zhī)</text:span></text:p>
      <text:p text:style-name="P8">婚</text:p>
      <text:p text:style-name="P6"><text:span text:style-name="T4">(</text:span><text:span text:style-name="T5">혼인할 혼</text:span><text:span text:style-name="T4">; </text:span><text:span text:style-name="T5">⼥</text:span><text:span text:style-name="T4">-</text:span><text:span text:style-name="T5">총</text:span><text:span text:style-name="T4">11</text:span><text:span text:style-name="T5">획</text:span><text:span text:style-name="T4">; hūn)</text:span></text:p>
      <text:p text:style-name="P8">歷</text:p>
      <text:p text:style-name="P6"><text:span text:style-name="T4">(</text:span><text:span text:style-name="T5">지낼 력</text:span><text:span text:style-name="T4">{</text:span><text:span text:style-name="T5">역</text:span><text:span text:style-name="T4">}; </text:span><text:span text:style-name="T5">⽌</text:span><text:span text:style-name="T4">-</text:span><text:span text:style-name="T5">총</text:span><text:span text:style-name="T4">16</text:span><text:span text:style-name="T5">획</text:span><text:span text:style-name="T4">; lì)</text:span></text:p>
      <text:p text:style-name="P8">兵</text:p>
      <text:p text:style-name="P6"><text:span text:style-name="T4">(</text:span><text:span text:style-name="T5">군사 병</text:span><text:span text:style-name="T4">; </text:span><text:span text:style-name="T5">⼋</text:span><text:span text:style-name="T4">-</text:span><text:span text:style-name="T5">총</text:span><text:span text:style-name="T4">7</text:span><text:span text:style-name="T5">획</text:span><text:span text:style-name="T4">; bīng)</text:span></text:p>
      <text:p text:style-name="P8">胜</text:p>
      <text:p text:style-name="P6"><text:span text:style-name="T4">(</text:span><text:span text:style-name="T5">비릴 성</text:span><text:span text:style-name="T4">; </text:span><text:span text:style-name="T5">⾁</text:span><text:span text:style-name="T4">-</text:span><text:span text:style-name="T5">총</text:span><text:span text:style-name="T4">9</text:span><text:span text:style-name="T5">획</text:span><text:span text:style-name="T4">; shèng)</text:span></text:p>
      <text:p text:style-name="P8">选</text:p>
      <text:p text:style-name="P6"><text:soft-page-break/><text:span text:style-name="T4">(</text:span><text:span text:style-name="T5">가릴 선</text:span><text:span text:style-name="T4">; </text:span><text:span text:style-name="T5">⾡</text:span><text:span text:style-name="T4">-</text:span><text:span text:style-name="T5">총</text:span><text:span text:style-name="T4">10</text:span><text:span text:style-name="T5">획</text:span><text:span text:style-name="T4">; xuǎn)</text:span></text:p>
      <text:p text:style-name="P8">整</text:p>
      <text:p text:style-name="P6"><text:span text:style-name="T4">(</text:span><text:span text:style-name="T5">가지런할 정</text:span><text:span text:style-name="T4">; </text:span><text:span text:style-name="T5">⽁</text:span><text:span text:style-name="T4">-</text:span><text:span text:style-name="T5">총</text:span><text:span text:style-name="T4">16</text:span><text:span text:style-name="T5">획</text:span><text:span text:style-name="T4">; zhěng)</text:span></text:p>
      <text:p text:style-name="P8">铁</text:p>
      <text:p text:style-name="P6"><text:span text:style-name="T4">(</text:span><text:span text:style-name="T5">철</text:span><text:span text:style-name="T4">; </text:span><text:span text:style-name="T5">⾦</text:span><text:span text:style-name="T4">-</text:span><text:span text:style-name="T5">총</text:span><text:span text:style-name="T4">10</text:span><text:span text:style-name="T5">획</text:span><text:span text:style-name="T4">; tiě)</text:span></text:p>
      <text:p text:style-name="P8">势</text:p>
      <text:p text:style-name="P6"><text:span text:style-name="T4">(</text:span><text:span text:style-name="T5">캐물을 핵</text:span><text:span text:style-name="T4">; </text:span><text:span text:style-name="T5">⼒</text:span><text:span text:style-name="T4">-</text:span><text:span text:style-name="T5">총</text:span><text:span text:style-name="T4">8</text:span><text:span text:style-name="T5">획</text:span><text:span text:style-name="T4">; shì)</text:span></text:p>
      <text:p text:style-name="P8">笑</text:p>
      <text:p text:style-name="P6"><text:span text:style-name="T4">(</text:span><text:span text:style-name="T5">웃을 소</text:span><text:span text:style-name="T4">; </text:span><text:span text:style-name="T5">⽵</text:span><text:span text:style-name="T4">-</text:span><text:span text:style-name="T5">총</text:span><text:span text:style-name="T4">10</text:span><text:span text:style-name="T5">획</text:span><text:span text:style-name="T4">; xiào)</text:span></text:p>
      <text:p text:style-name="P8">院</text:p>
      <text:p text:style-name="P6"><text:span text:style-name="T4">(</text:span><text:span text:style-name="T5">담 원</text:span><text:span text:style-name="T4">; </text:span><text:span text:style-name="T5">⾩</text:span><text:span text:style-name="T4">-</text:span><text:span text:style-name="T5">총</text:span><text:span text:style-name="T4">10</text:span><text:span text:style-name="T5">획</text:span><text:span text:style-name="T4">; yuàn)</text:span></text:p>
      <text:p text:style-name="P8">板</text:p>
      <text:p text:style-name="P6"><text:span text:style-name="T4">(</text:span><text:span text:style-name="T5">널빤지 판</text:span><text:span text:style-name="T4">; </text:span><text:span text:style-name="T5">⽊</text:span><text:span text:style-name="T4">-</text:span><text:span text:style-name="T5">총</text:span><text:span text:style-name="T4">8</text:span><text:span text:style-name="T5">획</text:span><text:span text:style-name="T4">; bǎn)</text:span></text:p>
      <text:p text:style-name="P8">球</text:p>
      <text:p text:style-name="P6"><text:span text:style-name="T4">(</text:span><text:span text:style-name="T5">공 구</text:span><text:span text:style-name="T4">; </text:span><text:span text:style-name="T5">⽟</text:span><text:span text:style-name="T4">-</text:span><text:span text:style-name="T5">총</text:span><text:span text:style-name="T4">11</text:span><text:span text:style-name="T5">획</text:span><text:span text:style-name="T4">; qiú)</text:span></text:p>
      <text:p text:style-name="P8">河</text:p>
      <text:p text:style-name="P6"><text:span text:style-name="T4">(</text:span><text:span text:style-name="T5">강 이름 하</text:span><text:span text:style-name="T4">; </text:span><text:span text:style-name="T5">⽔</text:span><text:span text:style-name="T4">-</text:span><text:span text:style-name="T5">총</text:span><text:span text:style-name="T4">8</text:span><text:span text:style-name="T5">획</text:span><text:span text:style-name="T4">; hé)</text:span></text:p>
      <text:p text:style-name="P8">吗</text:p>
      <text:p text:style-name="P6"><text:span text:style-name="T4">(</text:span><text:span text:style-name="T5">약 이름 마</text:span><text:span text:style-name="T4">; </text:span><text:span text:style-name="T5">⼝</text:span><text:span text:style-name="T4">-</text:span><text:span text:style-name="T5">총</text:span><text:span text:style-name="T4">6</text:span><text:span text:style-name="T5">획</text:span><text:span text:style-name="T4">; mȧ,mǎ)</text:span></text:p>
      <text:p text:style-name="P8">除</text:p>
      <text:p text:style-name="P6"><text:span text:style-name="T4">(</text:span><text:span text:style-name="T5">섬돌 제</text:span><text:span text:style-name="T4">; </text:span><text:span text:style-name="T5">⾩</text:span><text:span text:style-name="T4">-</text:span><text:span text:style-name="T5">총</text:span><text:span text:style-name="T4">10</text:span><text:span text:style-name="T5">획</text:span><text:span text:style-name="T4">; chú)</text:span></text:p>
      <text:p text:style-name="P8">准</text:p>
      <text:p text:style-name="P6"><text:span text:style-name="T4">(</text:span><text:span text:style-name="T5">승인할 준</text:span><text:span text:style-name="T4">; </text:span><text:span text:style-name="T5">⼎</text:span><text:span text:style-name="T4">-</text:span><text:span text:style-name="T5">총</text:span><text:span text:style-name="T4">10</text:span><text:span text:style-name="T5">획</text:span><text:span text:style-name="T4">; zhǔn)</text:span></text:p>
      <text:p text:style-name="P8">况</text:p>
      <text:p text:style-name="P6"><text:span text:style-name="T4">(</text:span><text:span text:style-name="T5">하물며 황</text:span><text:span text:style-name="T4">; </text:span><text:span text:style-name="T5">⼎</text:span><text:span text:style-name="T4">-</text:span><text:span text:style-name="T5">총</text:span><text:span text:style-name="T4">7</text:span><text:span text:style-name="T5">획</text:span><text:span text:style-name="T4">; kuàng)</text:span></text:p>
      <text:p text:style-name="P8">影</text:p>
      <text:p text:style-name="P6"><text:span text:style-name="T4">(</text:span><text:span text:style-name="T5">그림자 영</text:span><text:span text:style-name="T4">; </text:span><text:span text:style-name="T5">⼺</text:span><text:span text:style-name="T4">-</text:span><text:span text:style-name="T5">총</text:span><text:span text:style-name="T4">15</text:span><text:span text:style-name="T5">획</text:span><text:span text:style-name="T4">; yǐng)</text:span></text:p>
      <text:p text:style-name="P8">倒</text:p>
      <text:p text:style-name="P6"><text:span text:style-name="T4">(</text:span><text:span text:style-name="T5">넘어질 도</text:span><text:span text:style-name="T4">; </text:span><text:span text:style-name="T5">⼈</text:span><text:span text:style-name="T4">-</text:span><text:span text:style-name="T5">총</text:span><text:span text:style-name="T4">10</text:span><text:span text:style-name="T5">획</text:span><text:span text:style-name="T4">; dǎo,dào)</text:span></text:p>
      <text:p text:style-name="P8">若</text:p>
      <text:p text:style-name="P6"><text:span text:style-name="T4">(</text:span><text:span text:style-name="T5">같을 약</text:span><text:span text:style-name="T4">; </text:span><text:span text:style-name="T5">⾋</text:span><text:span text:style-name="T4">-</text:span><text:span text:style-name="T5">총</text:span><text:span text:style-name="T4">9</text:span><text:span text:style-name="T5">획</text:span><text:span text:style-name="T4">; ruò,rě)</text:span></text:p>
      <text:p text:style-name="P8">格</text:p>
      <text:p text:style-name="P6"><text:span text:style-name="T4">(</text:span><text:span text:style-name="T5">바로잡을 격</text:span><text:span text:style-name="T4">; </text:span><text:span text:style-name="T5">⽊</text:span><text:span text:style-name="T4">-</text:span><text:span text:style-name="T5">총</text:span><text:span text:style-name="T4">10</text:span><text:span text:style-name="T5">획</text:span><text:span text:style-name="T4">; gé,gē)</text:span></text:p>
      <text:p text:style-name="P8">断</text:p>
      <text:p text:style-name="P6"><text:span text:style-name="T4">(</text:span><text:span text:style-name="T5">끊을 단</text:span><text:span text:style-name="T4">; </text:span><text:span text:style-name="T5">⽄</text:span><text:span text:style-name="T4">-</text:span><text:span text:style-name="T5">총</text:span><text:span text:style-name="T4">11</text:span><text:span text:style-name="T5">획</text:span><text:span text:style-name="T4">; duàn)</text:span></text:p>
      <text:p text:style-name="P8">甚</text:p>
      <text:p text:style-name="P6"><text:span text:style-name="T4">(</text:span><text:span text:style-name="T5">심할 심</text:span><text:span text:style-name="T4">; </text:span><text:span text:style-name="T5">⽢</text:span><text:span text:style-name="T4">-</text:span><text:span text:style-name="T5">총</text:span><text:span text:style-name="T4">9</text:span><text:span text:style-name="T5">획</text:span><text:span text:style-name="T4">; shèn,shén,shí)</text:span></text:p>
      <text:p text:style-name="P8">速</text:p>
      <text:p text:style-name="P6"><text:span text:style-name="T4">(</text:span><text:span text:style-name="T5">빠를 속</text:span><text:span text:style-name="T4">; </text:span><text:span text:style-name="T5">⾡</text:span><text:span text:style-name="T4">-</text:span><text:span text:style-name="T5">총</text:span><text:span text:style-name="T4">11</text:span><text:span text:style-name="T5">획</text:span><text:span text:style-name="T4">; sù)</text:span></text:p>
      <text:p text:style-name="P8">言</text:p>
      <text:p text:style-name="P6"><text:span text:style-name="T4">(</text:span><text:span text:style-name="T5">말씀 언</text:span><text:span text:style-name="T4">; </text:span><text:span text:style-name="T5">⾔</text:span><text:span text:style-name="T4">-</text:span><text:span text:style-name="T5">총</text:span><text:span text:style-name="T4">7</text:span><text:span text:style-name="T5">획</text:span><text:span text:style-name="T4">; yán)</text:span></text:p>
      <text:p text:style-name="P8">采</text:p>
      <text:p text:style-name="P6"><text:span text:style-name="T4">(</text:span><text:span text:style-name="T5">캘 채</text:span><text:span text:style-name="T4">; </text:span><text:span text:style-name="T5">⾤</text:span><text:span text:style-name="T4">-</text:span><text:span text:style-name="T5">총</text:span><text:span text:style-name="T4">8</text:span><text:span text:style-name="T5">획</text:span><text:span text:style-name="T4">; cǎi,cài)</text:span></text:p>
      <text:p text:style-name="P8">哪</text:p>
      <text:p text:style-name="P6"><text:span text:style-name="T4">(</text:span><text:span text:style-name="T5">역귀 쫓는 소리 나</text:span><text:span text:style-name="T4">; </text:span><text:span text:style-name="T5">⼝</text:span><text:span text:style-name="T4">-</text:span><text:span text:style-name="T5">총</text:span><text:span text:style-name="T4">10</text:span><text:span text:style-name="T5">획</text:span><text:span text:style-name="T4">; nǎ,nȧ,nǎi,né,něi)</text:span></text:p>
      <text:p text:style-name="P8">离</text:p>
      <text:p text:style-name="P6"><text:span text:style-name="T4">(</text:span><text:span text:style-name="T5">산신 리</text:span><text:span text:style-name="T4">{</text:span><text:span text:style-name="T5">이</text:span><text:span text:style-name="T4">}; </text:span><text:span text:style-name="T5">⽱</text:span><text:span text:style-name="T4">-</text:span><text:span text:style-name="T5">총</text:span><text:span text:style-name="T4">11</text:span><text:span text:style-name="T5">획</text:span><text:span text:style-name="T4">; lí)</text:span></text:p>
      <text:p text:style-name="P8">县</text:p>
      <text:p text:style-name="P6"><text:span text:style-name="T4">(</text:span><text:span text:style-name="T5">고을 현</text:span><text:span text:style-name="T4">; </text:span><text:span text:style-name="T5">⼛</text:span><text:span text:style-name="T4">-</text:span><text:span text:style-name="T5">총</text:span><text:span text:style-name="T4">7</text:span><text:span text:style-name="T5">획</text:span><text:span text:style-name="T4">; xiàn)</text:span></text:p>
      <text:p text:style-name="P8">写</text:p>
      <text:p text:style-name="P6"><text:span text:style-name="T4">(</text:span><text:span text:style-name="T5">베낄 사</text:span><text:span text:style-name="T4">; </text:span><text:span text:style-name="T5">⼍</text:span><text:span text:style-name="T4">-</text:span><text:span text:style-name="T5">총</text:span><text:span text:style-name="T4">5</text:span><text:span text:style-name="T5">획</text:span><text:span text:style-name="T4">; xiě)</text:span></text:p>
      <text:p text:style-name="P8">臺</text:p>
      <text:p text:style-name="P6"><text:soft-page-break/><text:span text:style-name="T4">(</text:span><text:span text:style-name="T5">돈대 대</text:span><text:span text:style-name="T4">; </text:span><text:span text:style-name="T5">⾄</text:span><text:span text:style-name="T4">-</text:span><text:span text:style-name="T5">총</text:span><text:span text:style-name="T4">14</text:span><text:span text:style-name="T5">획</text:span><text:span text:style-name="T4">; tái,tāi)</text:span></text:p>
      <text:p text:style-name="P8">古</text:p>
      <text:p text:style-name="P6"><text:span text:style-name="T4">(</text:span><text:span text:style-name="T5">옛 고</text:span><text:span text:style-name="T4">; </text:span><text:span text:style-name="T5">⼝</text:span><text:span text:style-name="T4">-</text:span><text:span text:style-name="T5">총</text:span><text:span text:style-name="T4">5</text:span><text:span text:style-name="T5">획</text:span><text:span text:style-name="T4">; gǔ)</text:span></text:p>
      <text:p text:style-name="P8">远</text:p>
      <text:p text:style-name="P6"><text:span text:style-name="T4">(</text:span><text:span text:style-name="T5">멀 원</text:span><text:span text:style-name="T4">; </text:span><text:span text:style-name="T5">⾡</text:span><text:span text:style-name="T4">-</text:span><text:span text:style-name="T5">총</text:span><text:span text:style-name="T4">8</text:span><text:span text:style-name="T5">획</text:span><text:span text:style-name="T4">; yuǎn)</text:span></text:p>
      <text:p text:style-name="P8">士</text:p>
      <text:p text:style-name="P6"><text:span text:style-name="T4">(</text:span><text:span text:style-name="T5">선비 사</text:span><text:span text:style-name="T4">; </text:span><text:span text:style-name="T5">⼠</text:span><text:span text:style-name="T4">-</text:span><text:span text:style-name="T5">총</text:span><text:span text:style-name="T4">3</text:span><text:span text:style-name="T5">획</text:span><text:span text:style-name="T4">; shì)</text:span></text:p>
      <text:p text:style-name="P8">感</text:p>
      <text:p text:style-name="P6"><text:span text:style-name="T4">(</text:span><text:span text:style-name="T5">느낄 감</text:span><text:span text:style-name="T4">; </text:span><text:span text:style-name="T5">⼼</text:span><text:span text:style-name="T4">-</text:span><text:span text:style-name="T5">총</text:span><text:span text:style-name="T4">13</text:span><text:span text:style-name="T5">획</text:span><text:span text:style-name="T4">; gǎn)</text:span></text:p>
      <text:p text:style-name="P8">般</text:p>
      <text:p text:style-name="P6"><text:span text:style-name="T4">(</text:span><text:span text:style-name="T5">돌 반</text:span><text:span text:style-name="T4">; </text:span><text:span text:style-name="T5">⾈</text:span><text:span text:style-name="T4">-</text:span><text:span text:style-name="T5">총</text:span><text:span text:style-name="T4">10</text:span><text:span text:style-name="T5">획</text:span><text:span text:style-name="T4">; bān,bō,pán)</text:span></text:p>
      <text:p text:style-name="P8">呀</text:p>
      <text:p text:style-name="P6"><text:span text:style-name="T4">(</text:span><text:span text:style-name="T5">입 벌릴 하</text:span><text:span text:style-name="T4">; </text:span><text:span text:style-name="T5">⼝</text:span><text:span text:style-name="T4">-</text:span><text:span text:style-name="T5">총</text:span><text:span text:style-name="T4">7</text:span><text:span text:style-name="T5">획</text:span><text:span text:style-name="T4">; yā,yȧ,xiā)</text:span></text:p>
      <text:p text:style-name="P8">低</text:p>
      <text:p text:style-name="P6"><text:span text:style-name="T4">(</text:span><text:span text:style-name="T5">밑 저</text:span><text:span text:style-name="T4">; </text:span><text:span text:style-name="T5">⼈</text:span><text:span text:style-name="T4">-</text:span><text:span text:style-name="T5">총</text:span><text:span text:style-name="T4">7</text:span><text:span text:style-name="T5">획</text:span><text:span text:style-name="T4">; dī)</text:span></text:p>
      <text:p text:style-name="P8">确</text:p>
      <text:p text:style-name="P6"><text:span text:style-name="T4">(</text:span><text:span text:style-name="T5">자갈땅 학</text:span><text:span text:style-name="T4">; </text:span><text:span text:style-name="T5">⽯</text:span><text:span text:style-name="T4">-</text:span><text:span text:style-name="T5">총</text:span><text:span text:style-name="T4">12</text:span><text:span text:style-name="T5">획</text:span><text:span text:style-name="T4">; què)</text:span></text:p>
      <text:p text:style-name="P8">晚</text:p>
      <text:p text:style-name="P6"><text:span text:style-name="T4">(</text:span><text:span text:style-name="T5">저물 만</text:span><text:span text:style-name="T4">; </text:span><text:span text:style-name="T5">⽇</text:span><text:span text:style-name="T4">-</text:span><text:span text:style-name="T5">총</text:span><text:span text:style-name="T4">11</text:span><text:span text:style-name="T5">획</text:span><text:span text:style-name="T4">; wǎn)</text:span></text:p>
      <text:p text:style-name="P8">害</text:p>
      <text:p text:style-name="P6"><text:span text:style-name="T4">(</text:span><text:span text:style-name="T5">해칠 해</text:span><text:span text:style-name="T4">; </text:span><text:span text:style-name="T5">⼧</text:span><text:span text:style-name="T4">-</text:span><text:span text:style-name="T5">총</text:span><text:span text:style-name="T4">10</text:span><text:span text:style-name="T5">획</text:span><text:span text:style-name="T4">; hài)</text:span></text:p>
      <text:p text:style-name="P8">细</text:p>
      <text:p text:style-name="P6"><text:span text:style-name="T4">(</text:span><text:span text:style-name="T5">가늘 세</text:span><text:span text:style-name="T4">; </text:span><text:span text:style-name="T5">⽷</text:span><text:span text:style-name="T4">-</text:span><text:span text:style-name="T5">총</text:span><text:span text:style-name="T4">8</text:span><text:span text:style-name="T5">획</text:span><text:span text:style-name="T4">; xì)</text:span></text:p>
      <text:p text:style-name="P8">标</text:p>
      <text:p text:style-name="P6"><text:span text:style-name="T4">(</text:span><text:span text:style-name="T5">표할 표</text:span><text:span text:style-name="T4">; </text:span><text:span text:style-name="T5">⽊</text:span><text:span text:style-name="T4">-</text:span><text:span text:style-name="T5">총</text:span><text:span text:style-name="T4">9</text:span><text:span text:style-name="T5">획</text:span><text:span text:style-name="T4">; biāo)</text:span></text:p>
      <text:p text:style-name="P8">兴</text:p>
      <text:p text:style-name="P6"><text:span text:style-name="T4">(</text:span><text:span text:style-name="T5">흥할 흥</text:span><text:span text:style-name="T4">; </text:span><text:span text:style-name="T5">⼋</text:span><text:span text:style-name="T4">-</text:span><text:span text:style-name="T5">총</text:span><text:span text:style-name="T4">6</text:span><text:span text:style-name="T5">획</text:span><text:span text:style-name="T4">; xīng,xìng)</text:span></text:p>
      <text:p text:style-name="P8">房</text:p>
      <text:p text:style-name="P6"><text:span text:style-name="T4">(</text:span><text:span text:style-name="T5">방 방</text:span><text:span text:style-name="T4">; </text:span><text:span text:style-name="T5">⼾</text:span><text:span text:style-name="T4">-</text:span><text:span text:style-name="T5">총</text:span><text:span text:style-name="T4">8</text:span><text:span text:style-name="T5">획</text:span><text:span text:style-name="T4">; fáng)</text:span></text:p>
      <text:p text:style-name="P8">游</text:p>
      <text:p text:style-name="P6"><text:span text:style-name="T4">(</text:span><text:span text:style-name="T5">헤엄칠 유</text:span><text:span text:style-name="T4">; </text:span><text:span text:style-name="T5">⽔</text:span><text:span text:style-name="T4">-</text:span><text:span text:style-name="T5">총</text:span><text:span text:style-name="T4">12</text:span><text:span text:style-name="T5">획</text:span><text:span text:style-name="T4">; yóu)</text:span></text:p>
      <text:p text:style-name="P8">消</text:p>
      <text:p text:style-name="P6"><text:span text:style-name="T4">(</text:span><text:span text:style-name="T5">사라질 소</text:span><text:span text:style-name="T4">; </text:span><text:span text:style-name="T5">⽔</text:span><text:span text:style-name="T4">-</text:span><text:span text:style-name="T5">총</text:span><text:span text:style-name="T4">10</text:span><text:span text:style-name="T5">획</text:span><text:span text:style-name="T4">; xiāo)</text:span></text:p>
      <text:p text:style-name="P8">够</text:p>
      <text:p text:style-name="P6"><text:span text:style-name="T4">(</text:span><text:span text:style-name="T5">모을 구</text:span><text:span text:style-name="T4">; </text:span><text:span text:style-name="T5">⼣</text:span><text:span text:style-name="T4">-</text:span><text:span text:style-name="T5">총</text:span><text:span text:style-name="T4">11</text:span><text:span text:style-name="T5">획</text:span><text:span text:style-name="T4">; gòu,kōu)</text:span></text:p>
      <text:p text:style-name="P8">坐</text:p>
      <text:p text:style-name="P6"><text:span text:style-name="T4">(</text:span><text:span text:style-name="T5">앉을 좌</text:span><text:span text:style-name="T4">; </text:span><text:span text:style-name="T5">⼟</text:span><text:span text:style-name="T4">-</text:span><text:span text:style-name="T5">총</text:span><text:span text:style-name="T4">7</text:span><text:span text:style-name="T5">획</text:span><text:span text:style-name="T4">; zuò)</text:span></text:p>
      <text:p text:style-name="P8">足</text:p>
      <text:p text:style-name="P6"><text:span text:style-name="T4">(</text:span><text:span text:style-name="T5">발 족</text:span><text:span text:style-name="T4">; </text:span><text:span text:style-name="T5">⾜</text:span><text:span text:style-name="T4">-</text:span><text:span text:style-name="T5">총</text:span><text:span text:style-name="T4">7</text:span><text:span text:style-name="T5">획</text:span><text:span text:style-name="T4">; zú)</text:span></text:p>
      <text:p text:style-name="P8">史</text:p>
      <text:p text:style-name="P6"><text:span text:style-name="T4">(</text:span><text:span text:style-name="T5">역사 사</text:span><text:span text:style-name="T4">; </text:span><text:span text:style-name="T5">⼝</text:span><text:span text:style-name="T4">-</text:span><text:span text:style-name="T5">총</text:span><text:span text:style-name="T4">5</text:span><text:span text:style-name="T5">획</text:span><text:span text:style-name="T4">; shǐ)</text:span></text:p>
      <text:p text:style-name="P8">飞</text:p>
      <text:p text:style-name="P6"><text:span text:style-name="T4">(</text:span><text:span text:style-name="T5">날 비</text:span><text:span text:style-name="T4">; </text:span><text:span text:style-name="T5">⾶</text:span><text:span text:style-name="T4">-</text:span><text:span text:style-name="T5">총</text:span><text:span text:style-name="T4">3</text:span><text:span text:style-name="T5">획</text:span><text:span text:style-name="T4">; fēi)</text:span></text:p>
      <text:p text:style-name="P8">注</text:p>
      <text:p text:style-name="P6"><text:span text:style-name="T4">(</text:span><text:span text:style-name="T5">물 댈 주</text:span><text:span text:style-name="T4">; </text:span><text:span text:style-name="T5">⽔</text:span><text:span text:style-name="T4">-</text:span><text:span text:style-name="T5">총</text:span><text:span text:style-name="T4">8</text:span><text:span text:style-name="T5">획</text:span><text:span text:style-name="T4">; zhù)</text:span></text:p>
      <text:p text:style-name="P8">紧</text:p>
      <text:p text:style-name="P6"><text:span text:style-name="T4">(</text:span><text:span text:style-name="T5">팽팽할 긴</text:span><text:span text:style-name="T4">; </text:span><text:span text:style-name="T5">⽷</text:span><text:span text:style-name="T4">-</text:span><text:span text:style-name="T5">총</text:span><text:span text:style-name="T4">10</text:span><text:span text:style-name="T5">획</text:span><text:span text:style-name="T4">; jǐn)</text:span></text:p>
      <text:p text:style-name="P8">食</text:p>
      <text:p text:style-name="P6"><text:span text:style-name="T4">(</text:span><text:span text:style-name="T5">밥 식</text:span><text:span text:style-name="T4">; </text:span><text:span text:style-name="T5">⾷</text:span><text:span text:style-name="T4">-</text:span><text:span text:style-name="T5">총</text:span><text:span text:style-name="T4">9</text:span><text:span text:style-name="T5">획</text:span><text:span text:style-name="T4">; shí,sì,yì)</text:span></text:p>
      <text:p text:style-name="P8">列</text:p>
      <text:p text:style-name="P6"><text:span text:style-name="T4">(</text:span><text:span text:style-name="T5">줄 렬</text:span><text:span text:style-name="T4">{</text:span><text:span text:style-name="T5">열</text:span><text:span text:style-name="T4">}; </text:span><text:span text:style-name="T5">⼑</text:span><text:span text:style-name="T4">-</text:span><text:span text:style-name="T5">총</text:span><text:span text:style-name="T4">6</text:span><text:span text:style-name="T5">획</text:span><text:span text:style-name="T4">; liè)</text:span></text:p>
      <text:p text:style-name="P8">失</text:p>
      <text:p text:style-name="P6"><text:soft-page-break/><text:span text:style-name="T4">(</text:span><text:span text:style-name="T5">잃을 실</text:span><text:span text:style-name="T4">; </text:span><text:span text:style-name="T5">⼤</text:span><text:span text:style-name="T4">-</text:span><text:span text:style-name="T5">총</text:span><text:span text:style-name="T4">5</text:span><text:span text:style-name="T5">획</text:span><text:span text:style-name="T4">; shī)</text:span></text:p>
      <text:p text:style-name="P8">候</text:p>
      <text:p text:style-name="P6"><text:span text:style-name="T4">(</text:span><text:span text:style-name="T5">물을 후</text:span><text:span text:style-name="T4">; </text:span><text:span text:style-name="T5">⼈</text:span><text:span text:style-name="T4">-</text:span><text:span text:style-name="T5">총</text:span><text:span text:style-name="T4">10</text:span><text:span text:style-name="T5">획</text:span><text:span text:style-name="T4">; hòu,hóu)</text:span></text:p>
      <text:p text:style-name="P8">周</text:p>
      <text:p text:style-name="P6"><text:span text:style-name="T4">(</text:span><text:span text:style-name="T5">두루 주</text:span><text:span text:style-name="T4">; </text:span><text:span text:style-name="T5">⼝</text:span><text:span text:style-name="T4">-</text:span><text:span text:style-name="T5">총</text:span><text:span text:style-name="T4">8</text:span><text:span text:style-name="T5">획</text:span><text:span text:style-name="T4">; zhōu)</text:span></text:p>
      <text:p text:style-name="P8">破</text:p>
      <text:p text:style-name="P6"><text:span text:style-name="T4">(</text:span><text:span text:style-name="T5">깨뜨릴 파</text:span><text:span text:style-name="T4">; </text:span><text:span text:style-name="T5">⽯</text:span><text:span text:style-name="T4">-</text:span><text:span text:style-name="T5">총</text:span><text:span text:style-name="T4">10</text:span><text:span text:style-name="T5">획</text:span><text:span text:style-name="T4">; pò)</text:span></text:p>
      <text:p text:style-name="P8">推</text:p>
      <text:p text:style-name="P6"><text:span text:style-name="T4">(</text:span><text:span text:style-name="T5">옮을 추</text:span><text:span text:style-name="T4">; </text:span><text:span text:style-name="T5">⼿</text:span><text:span text:style-name="T4">-</text:span><text:span text:style-name="T5">총</text:span><text:span text:style-name="T4">11</text:span><text:span text:style-name="T5">획</text:span><text:span text:style-name="T4">; tuī)</text:span></text:p>
      <text:p text:style-name="P8">温</text:p>
      <text:p text:style-name="P6"><text:span text:style-name="T4">(</text:span><text:span text:style-name="T5">따뜻할 온</text:span><text:span text:style-name="T4">; </text:span><text:span text:style-name="T5">⽔</text:span><text:span text:style-name="T4">-</text:span><text:span text:style-name="T5">총</text:span><text:span text:style-name="T4">12</text:span><text:span text:style-name="T5">획</text:span><text:span text:style-name="T4">; wēn)</text:span></text:p>
      <text:p text:style-name="P8">英</text:p>
      <text:p text:style-name="P6"><text:span text:style-name="T4">(</text:span><text:span text:style-name="T5">꽃부리 영</text:span><text:span text:style-name="T4">; </text:span><text:span text:style-name="T5">⾋</text:span><text:span text:style-name="T4">-</text:span><text:span text:style-name="T5">총</text:span><text:span text:style-name="T4">9</text:span><text:span text:style-name="T5">획</text:span><text:span text:style-name="T4">; yīng)</text:span></text:p>
      <text:p text:style-name="P8">喜</text:p>
      <text:p text:style-name="P6"><text:span text:style-name="T4">(</text:span><text:span text:style-name="T5">기쁠 희</text:span><text:span text:style-name="T4">; </text:span><text:span text:style-name="T5">⼝</text:span><text:span text:style-name="T4">-</text:span><text:span text:style-name="T5">총</text:span><text:span text:style-name="T4">12</text:span><text:span text:style-name="T5">획</text:span><text:span text:style-name="T4">; xǐ)</text:span></text:p>
      <text:p text:style-name="P8">片</text:p>
      <text:p text:style-name="P6"><text:span text:style-name="T4">(</text:span><text:span text:style-name="T5">조각 편</text:span><text:span text:style-name="T4">; </text:span><text:span text:style-name="T5">⽚</text:span><text:span text:style-name="T4">-</text:span><text:span text:style-name="T5">총</text:span><text:span text:style-name="T4">4</text:span><text:span text:style-name="T5">획</text:span><text:span text:style-name="T4">; piàn,piān)</text:span></text:p>
      <text:p text:style-name="P8">苏</text:p>
      <text:p text:style-name="P6"><text:span text:style-name="T4">(</text:span><text:span text:style-name="T5">깨어날 소</text:span><text:span text:style-name="T4">; </text:span><text:span text:style-name="T5">⾋</text:span><text:span text:style-name="T4">-</text:span><text:span text:style-name="T5">총</text:span><text:span text:style-name="T4">10</text:span><text:span text:style-name="T5">획</text:span><text:span text:style-name="T4">; sū)</text:span></text:p>
      <text:p text:style-name="P8">首</text:p>
      <text:p text:style-name="P6"><text:span text:style-name="T4">(</text:span><text:span text:style-name="T5">머리 수</text:span><text:span text:style-name="T4">; </text:span><text:span text:style-name="T5">⾸</text:span><text:span text:style-name="T4">-</text:span><text:span text:style-name="T5">총</text:span><text:span text:style-name="T4">9</text:span><text:span text:style-name="T5">획</text:span><text:span text:style-name="T4">; shǒu)</text:span></text:p>
      <text:p text:style-name="P8">阶</text:p>
      <text:p text:style-name="P6"><text:span text:style-name="T4">(</text:span><text:span text:style-name="T5">섬돌 계</text:span><text:span text:style-name="T4">; </text:span><text:span text:style-name="T5">⾩</text:span><text:span text:style-name="T4">-</text:span><text:span text:style-name="T5">총</text:span><text:span text:style-name="T4">7</text:span><text:span text:style-name="T5">획</text:span><text:span text:style-name="T4">; jiē)</text:span></text:p>
      <text:p text:style-name="P8">双</text:p>
      <text:p text:style-name="P6"><text:span text:style-name="T4">(</text:span><text:span text:style-name="T5">쌍 쌍</text:span><text:span text:style-name="T4">; </text:span><text:span text:style-name="T5">⼜</text:span><text:span text:style-name="T4">-</text:span><text:span text:style-name="T5">총</text:span><text:span text:style-name="T4">4</text:span><text:span text:style-name="T5">획</text:span><text:span text:style-name="T4">; shuāng)</text:span></text:p>
      <text:p text:style-name="P8">赛</text:p>
      <text:p text:style-name="P6"><text:span text:style-name="T4">(</text:span><text:span text:style-name="T5">굿할 새</text:span><text:span text:style-name="T4">; </text:span><text:span text:style-name="T5">⾙</text:span><text:span text:style-name="T4">-</text:span><text:span text:style-name="T5">총</text:span><text:span text:style-name="T4">14</text:span><text:span text:style-name="T5">획</text:span><text:span text:style-name="T4">; sài)</text:span></text:p>
      <text:p text:style-name="P8">證</text:p>
      <text:p text:style-name="P6"><text:span text:style-name="T4">(</text:span><text:span text:style-name="T5">증거 증</text:span><text:span text:style-name="T4">; </text:span><text:span text:style-name="T5">⾔</text:span><text:span text:style-name="T4">-</text:span><text:span text:style-name="T5">총</text:span><text:span text:style-name="T4">19</text:span><text:span text:style-name="T5">획</text:span><text:span text:style-name="T4">; zhèng)</text:span></text:p>
      <text:p text:style-name="P8">木</text:p>
      <text:p text:style-name="P6"><text:span text:style-name="T4">(</text:span><text:span text:style-name="T5">나무 목</text:span><text:span text:style-name="T4">; </text:span><text:span text:style-name="T5">⽊</text:span><text:span text:style-name="T4">-</text:span><text:span text:style-name="T5">총</text:span><text:span text:style-name="T4">4</text:span><text:span text:style-name="T5">획</text:span><text:span text:style-name="T4">; mù)</text:span></text:p>
      <text:p text:style-name="P8">角</text:p>
      <text:p text:style-name="P6"><text:span text:style-name="T4">(</text:span><text:span text:style-name="T5">뿔 각</text:span><text:span text:style-name="T4">; </text:span><text:span text:style-name="T5">⾓</text:span><text:span text:style-name="T4">-</text:span><text:span text:style-name="T5">총</text:span><text:span text:style-name="T4">7</text:span><text:span text:style-name="T5">획</text:span><text:span text:style-name="T4">; jiǎo,jué)</text:span></text:p>
      <text:p text:style-name="P8">族</text:p>
      <text:p text:style-name="P6"><text:span text:style-name="T4">(</text:span><text:span text:style-name="T5">겨레 족</text:span><text:span text:style-name="T4">; </text:span><text:span text:style-name="T5">⽅</text:span><text:span text:style-name="T4">-</text:span><text:span text:style-name="T5">총</text:span><text:span text:style-name="T4">11</text:span><text:span text:style-name="T5">획</text:span><text:span text:style-name="T4">; zú)</text:span></text:p>
      <text:p text:style-name="P8">苦</text:p>
      <text:p text:style-name="P6"><text:span text:style-name="T4">(</text:span><text:span text:style-name="T5">쓸 고</text:span><text:span text:style-name="T4">; </text:span><text:span text:style-name="T5">⾋</text:span><text:span text:style-name="T4">-</text:span><text:span text:style-name="T5">총</text:span><text:span text:style-name="T4">9</text:span><text:span text:style-name="T5">획</text:span><text:span text:style-name="T4">; kǔ)</text:span></text:p>
      <text:p text:style-name="P8">引</text:p>
      <text:p text:style-name="P6"><text:span text:style-name="T4">(</text:span><text:span text:style-name="T5">끌 인</text:span><text:span text:style-name="T4">; </text:span><text:span text:style-name="T5">⼸</text:span><text:span text:style-name="T4">-</text:span><text:span text:style-name="T5">총</text:span><text:span text:style-name="T4">4</text:span><text:span text:style-name="T5">획</text:span><text:span text:style-name="T4">; yǐn)</text:span></text:p>
      <text:p text:style-name="P8">始</text:p>
      <text:p text:style-name="P6"><text:span text:style-name="T4">(</text:span><text:span text:style-name="T5">처음 시</text:span><text:span text:style-name="T4">; </text:span><text:span text:style-name="T5">⼥</text:span><text:span text:style-name="T4">-</text:span><text:span text:style-name="T5">총</text:span><text:span text:style-name="T4">8</text:span><text:span text:style-name="T5">획</text:span><text:span text:style-name="T4">; shǐ)</text:span></text:p>
      <text:p text:style-name="P8">哥</text:p>
      <text:p text:style-name="P6"><text:span text:style-name="T4">(</text:span><text:span text:style-name="T5">노래 가</text:span><text:span text:style-name="T4">; </text:span><text:span text:style-name="T5">⼝</text:span><text:span text:style-name="T4">-</text:span><text:span text:style-name="T5">총</text:span><text:span text:style-name="T4">10</text:span><text:span text:style-name="T5">획</text:span><text:span text:style-name="T4">; gē)</text:span></text:p>
      <text:p text:style-name="P8">跟</text:p>
      <text:p text:style-name="P6"><text:span text:style-name="T4">(</text:span><text:span text:style-name="T5">발꿈치 근</text:span><text:span text:style-name="T4">; </text:span><text:span text:style-name="T5">⾜</text:span><text:span text:style-name="T4">-</text:span><text:span text:style-name="T5">총</text:span><text:span text:style-name="T4">13</text:span><text:span text:style-name="T5">획</text:span><text:span text:style-name="T4">; gēn)</text:span></text:p>
      <text:p text:style-name="P8">念</text:p>
      <text:p text:style-name="P6"><text:span text:style-name="T4">(</text:span><text:span text:style-name="T5">생각할 념</text:span><text:span text:style-name="T4">{</text:span><text:span text:style-name="T5">염</text:span><text:span text:style-name="T4">}; </text:span><text:span text:style-name="T5">⼼</text:span><text:span text:style-name="T4">-</text:span><text:span text:style-name="T5">총</text:span><text:span text:style-name="T4">8</text:span><text:span text:style-name="T5">획</text:span><text:span text:style-name="T4">; niàn)</text:span></text:p>
      <text:p text:style-name="P8">故</text:p>
      <text:p text:style-name="P6"><text:span text:style-name="T4">(</text:span><text:span text:style-name="T5">옛 고</text:span><text:span text:style-name="T4">; </text:span><text:span text:style-name="T5">⽁</text:span><text:span text:style-name="T4">-</text:span><text:span text:style-name="T5">총</text:span><text:span text:style-name="T4">9</text:span><text:span text:style-name="T5">획</text:span><text:span text:style-name="T4">; gù)</text:span></text:p>
      <text:p text:style-name="P8">助</text:p>
      <text:p text:style-name="P6"><text:span text:style-name="T4">(</text:span><text:span text:style-name="T5">도울 조</text:span><text:span text:style-name="T4">; </text:span><text:span text:style-name="T5">⼒</text:span><text:span text:style-name="T4">-</text:span><text:span text:style-name="T5">총</text:span><text:span text:style-name="T4">7</text:span><text:span text:style-name="T5">획</text:span><text:span text:style-name="T4">; zhù)</text:span></text:p>
      <text:p text:style-name="P8">容</text:p>
      <text:p text:style-name="P6"><text:soft-page-break/><text:span text:style-name="T4">(</text:span><text:span text:style-name="T5">얼굴 용</text:span><text:span text:style-name="T4">; </text:span><text:span text:style-name="T5">⼧</text:span><text:span text:style-name="T4">-</text:span><text:span text:style-name="T5">총</text:span><text:span text:style-name="T4">10</text:span><text:span text:style-name="T5">획</text:span><text:span text:style-name="T4">; róng)</text:span></text:p>
      <text:p text:style-name="P8">需</text:p>
      <text:p text:style-name="P6"><text:span text:style-name="T4">(</text:span><text:span text:style-name="T5">구할 수</text:span><text:span text:style-name="T4">; </text:span><text:span text:style-name="T5">⾬</text:span><text:span text:style-name="T4">-</text:span><text:span text:style-name="T5">총</text:span><text:span text:style-name="T4">14</text:span><text:span text:style-name="T5">획</text:span><text:span text:style-name="T4">; xū)</text:span></text:p>
      <text:p text:style-name="P8">落</text:p>
      <text:p text:style-name="P6"><text:span text:style-name="T4">(</text:span><text:span text:style-name="T5">떨어질 락</text:span><text:span text:style-name="T4">; </text:span><text:span text:style-name="T5">⾋</text:span><text:span text:style-name="T4">-</text:span><text:span text:style-name="T5">총</text:span><text:span text:style-name="T4">13</text:span><text:span text:style-name="T5">획</text:span><text:span text:style-name="T4">; luò,là,luō)</text:span></text:p>
      <text:p text:style-name="P8">草</text:p>
      <text:p text:style-name="P6"><text:span text:style-name="T4">(</text:span><text:span text:style-name="T5">풀 초</text:span><text:span text:style-name="T4">; </text:span><text:span text:style-name="T5">⾋</text:span><text:span text:style-name="T4">-</text:span><text:span text:style-name="T5">총</text:span><text:span text:style-name="T4">10</text:span><text:span text:style-name="T5">획</text:span><text:span text:style-name="T4">; cǎo)</text:span></text:p>
      <text:p text:style-name="P8">项</text:p>
      <text:p text:style-name="P6"><text:span text:style-name="T4">(</text:span><text:span text:style-name="T5">목덜미 항</text:span><text:span text:style-name="T4">; </text:span><text:span text:style-name="T5">⾴</text:span><text:span text:style-name="T4">-</text:span><text:span text:style-name="T5">총</text:span><text:span text:style-name="T4">9</text:span><text:span text:style-name="T5">획</text:span><text:span text:style-name="T4">; xiàng)</text:span></text:p>
      <text:p text:style-name="P8">功</text:p>
      <text:p text:style-name="P6"><text:span text:style-name="T4">(</text:span><text:span text:style-name="T5">공 공</text:span><text:span text:style-name="T4">; </text:span><text:span text:style-name="T5">⼒</text:span><text:span text:style-name="T4">-</text:span><text:span text:style-name="T5">총</text:span><text:span text:style-name="T4">5</text:span><text:span text:style-name="T5">획</text:span><text:span text:style-name="T4">; gōng)</text:span></text:p>
      <text:p text:style-name="P8">送</text:p>
      <text:p text:style-name="P6"><text:span text:style-name="T4">(</text:span><text:span text:style-name="T5">보낼 송</text:span><text:span text:style-name="T4">; </text:span><text:span text:style-name="T5">⾡</text:span><text:span text:style-name="T4">-</text:span><text:span text:style-name="T5">총</text:span><text:span text:style-name="T4">10</text:span><text:span text:style-name="T5">획</text:span><text:span text:style-name="T4">; sòng)</text:span></text:p>
      <text:p text:style-name="P8">巴</text:p>
      <text:p text:style-name="P6"><text:span text:style-name="T4">(</text:span><text:span text:style-name="T5">땅 이름 파</text:span><text:span text:style-name="T4">; </text:span><text:span text:style-name="T5">⼰</text:span><text:span text:style-name="T4">-</text:span><text:span text:style-name="T5">총</text:span><text:span text:style-name="T4">4</text:span><text:span text:style-name="T5">획</text:span><text:span text:style-name="T4">; bā)</text:span></text:p>
      <text:p text:style-name="P8">船</text:p>
      <text:p text:style-name="P6"><text:span text:style-name="T4">(</text:span><text:span text:style-name="T5">배 선</text:span><text:span text:style-name="T4">; </text:span><text:span text:style-name="T5">⾈</text:span><text:span text:style-name="T4">-</text:span><text:span text:style-name="T5">총</text:span><text:span text:style-name="T4">11</text:span><text:span text:style-name="T5">획</text:span><text:span text:style-name="T4">; chuán)</text:span></text:p>
      <text:p text:style-name="P8">罢</text:p>
      <text:p text:style-name="P6"><text:span text:style-name="T4">(</text:span><text:span text:style-name="T5">파할 파</text:span><text:span text:style-name="T4">; </text:span><text:span text:style-name="T5">⽹</text:span><text:span text:style-name="T4">-</text:span><text:span text:style-name="T5">총</text:span><text:span text:style-name="T4">10</text:span><text:span text:style-name="T5">획</text:span><text:span text:style-name="T4">; bà)</text:span></text:p>
      <text:p text:style-name="P8">鱼</text:p>
      <text:p text:style-name="P6"><text:span text:style-name="T4">(</text:span><text:span text:style-name="T5">물고기 어</text:span><text:span text:style-name="T4">; </text:span><text:span text:style-name="T5">⿂</text:span><text:span text:style-name="T4">-</text:span><text:span text:style-name="T5">총</text:span><text:span text:style-name="T4">8</text:span><text:span text:style-name="T5">획</text:span><text:span text:style-name="T4">; yú)</text:span></text:p>
      <text:p text:style-name="P8">虽</text:p>
      <text:p text:style-name="P6"><text:span text:style-name="T4">(</text:span><text:span text:style-name="T5">비록 수</text:span><text:span text:style-name="T4">; </text:span><text:span text:style-name="T5">⾍</text:span><text:span text:style-name="T4">-</text:span><text:span text:style-name="T5">총</text:span><text:span text:style-name="T4">9</text:span><text:span text:style-name="T5">획</text:span><text:span text:style-name="T4">; suī)</text:span></text:p>
      <text:p text:style-name="P8">音</text:p>
      <text:p text:style-name="P6"><text:span text:style-name="T4">(</text:span><text:span text:style-name="T5">소리 음</text:span><text:span text:style-name="T4">; </text:span><text:span text:style-name="T5">⾳</text:span><text:span text:style-name="T4">-</text:span><text:span text:style-name="T5">총</text:span><text:span text:style-name="T4">9</text:span><text:span text:style-name="T5">획</text:span><text:span text:style-name="T4">; yīn)</text:span></text:p>
      <text:p text:style-name="P8">试</text:p>
      <text:p text:style-name="P6"><text:span text:style-name="T4">(</text:span><text:span text:style-name="T5">시험할 시</text:span><text:span text:style-name="T4">; </text:span><text:span text:style-name="T5">⾔</text:span><text:span text:style-name="T4">-</text:span><text:span text:style-name="T5">총</text:span><text:span text:style-name="T4">8</text:span><text:span text:style-name="T5">획</text:span><text:span text:style-name="T4">; shì)</text:span></text:p>
      <text:p text:style-name="P8">包</text:p>
      <text:p text:style-name="P6"><text:span text:style-name="T4">(</text:span><text:span text:style-name="T5">쌀 포</text:span><text:span text:style-name="T4">; </text:span><text:span text:style-name="T5">⼓</text:span><text:span text:style-name="T4">-</text:span><text:span text:style-name="T5">총</text:span><text:span text:style-name="T4">5</text:span><text:span text:style-name="T5">획</text:span><text:span text:style-name="T4">; bāo)</text:span></text:p>
      <text:p text:style-name="P8">洋</text:p>
      <text:p text:style-name="P6"><text:span text:style-name="T4">(</text:span><text:span text:style-name="T5">바다 양</text:span><text:span text:style-name="T4">; </text:span><text:span text:style-name="T5">⽔</text:span><text:span text:style-name="T4">-</text:span><text:span text:style-name="T5">총</text:span><text:span text:style-name="T4">9</text:span><text:span text:style-name="T5">획</text:span><text:span text:style-name="T4">; yáng)</text:span></text:p>
      <text:p text:style-name="P8">怕</text:p>
      <text:p text:style-name="P6"><text:span text:style-name="T4">(</text:span><text:span text:style-name="T5">두려워할 파</text:span><text:span text:style-name="T4">; </text:span><text:span text:style-name="T5">⼼</text:span><text:span text:style-name="T4">-</text:span><text:span text:style-name="T5">총</text:span><text:span text:style-name="T4">8</text:span><text:span text:style-name="T5">획</text:span><text:span text:style-name="T4">; pà)</text:span></text:p>
      <text:p text:style-name="P8">似</text:p>
      <text:p text:style-name="P6"><text:span text:style-name="T4">(</text:span><text:span text:style-name="T5">같을 사</text:span><text:span text:style-name="T4">; </text:span><text:span text:style-name="T5">⼈</text:span><text:span text:style-name="T4">-</text:span><text:span text:style-name="T5">총</text:span><text:span text:style-name="T4">7</text:span><text:span text:style-name="T5">획</text:span><text:span text:style-name="T4">; sì)</text:span></text:p>
      <text:p text:style-name="P8">养</text:p>
      <text:p text:style-name="P6"><text:span text:style-name="T4">(</text:span><text:span text:style-name="T5">기를 양</text:span><text:span text:style-name="T4">; </text:span><text:span text:style-name="T5">⼋</text:span><text:span text:style-name="T4">-</text:span><text:span text:style-name="T5">총</text:span><text:span text:style-name="T4">9</text:span><text:span text:style-name="T5">획</text:span><text:span text:style-name="T4">; yǎng)</text:span></text:p>
      <text:p text:style-name="P8">满</text:p>
      <text:p text:style-name="P6"><text:span text:style-name="T4">(</text:span><text:span text:style-name="T5">찰 만</text:span><text:span text:style-name="T4">; </text:span><text:span text:style-name="T5">⽔</text:span><text:span text:style-name="T4">-</text:span><text:span text:style-name="T5">총</text:span><text:span text:style-name="T4">13</text:span><text:span text:style-name="T5">획</text:span><text:span text:style-name="T4">; mǎn)</text:span></text:p>
      <text:p text:style-name="P8">防</text:p>
      <text:p text:style-name="P6"><text:span text:style-name="T4">(</text:span><text:span text:style-name="T5">둑 방</text:span><text:span text:style-name="T4">; </text:span><text:span text:style-name="T5">⾩</text:span><text:span text:style-name="T4">-</text:span><text:span text:style-name="T5">총</text:span><text:span text:style-name="T4">7</text:span><text:span text:style-name="T5">획</text:span><text:span text:style-name="T4">; fáng)</text:span></text:p>
      <text:p text:style-name="P8">红</text:p>
      <text:p text:style-name="P6"><text:span text:style-name="T4">(</text:span><text:span text:style-name="T5">붉을 홍</text:span><text:span text:style-name="T4">; </text:span><text:span text:style-name="T5">⽷</text:span><text:span text:style-name="T4">-</text:span><text:span text:style-name="T5">총</text:span><text:span text:style-name="T4">6</text:span><text:span text:style-name="T5">획</text:span><text:span text:style-name="T4">; hóng)</text:span></text:p>
      <text:p text:style-name="P8">修</text:p>
      <text:p text:style-name="P6"><text:span text:style-name="T4">(</text:span><text:span text:style-name="T5">닦을 수</text:span><text:span text:style-name="T4">; </text:span><text:span text:style-name="T5">⼈</text:span><text:span text:style-name="T4">-</text:span><text:span text:style-name="T5">총</text:span><text:span text:style-name="T4">10</text:span><text:span text:style-name="T5">획</text:span><text:span text:style-name="T4">; xiū)</text:span></text:p>
      <text:p text:style-name="P8">田</text:p>
      <text:p text:style-name="P6"><text:span text:style-name="T4">(</text:span><text:span text:style-name="T5">밭 전</text:span><text:span text:style-name="T4">; </text:span><text:span text:style-name="T5">⽥</text:span><text:span text:style-name="T4">-</text:span><text:span text:style-name="T5">총</text:span><text:span text:style-name="T4">5</text:span><text:span text:style-name="T5">획</text:span><text:span text:style-name="T4">; tián)</text:span></text:p>
      <text:p text:style-name="P8">妇</text:p>
      <text:p text:style-name="P6"><text:span text:style-name="T4">(</text:span><text:span text:style-name="T5">지어미 부</text:span><text:span text:style-name="T4">; </text:span><text:span text:style-name="T5">⼥</text:span><text:span text:style-name="T4">-</text:span><text:span text:style-name="T5">총</text:span><text:span text:style-name="T4">6</text:span><text:span text:style-name="T5">획</text:span><text:span text:style-name="T4">; fù)</text:span></text:p>
      <text:p text:style-name="P8">银</text:p>
      <text:p text:style-name="P6"><text:span text:style-name="T4">(</text:span><text:span text:style-name="T5">은 은</text:span><text:span text:style-name="T4">; </text:span><text:span text:style-name="T5">⾦</text:span><text:span text:style-name="T4">-</text:span><text:span text:style-name="T5">총</text:span><text:span text:style-name="T4">11</text:span><text:span text:style-name="T5">획</text:span><text:span text:style-name="T4">; yín)</text:span></text:p>
      <text:p text:style-name="P8">城</text:p>
      <text:p text:style-name="P6"><text:soft-page-break/><text:span text:style-name="T4">(</text:span><text:span text:style-name="T5">성 성</text:span><text:span text:style-name="T4">; </text:span><text:span text:style-name="T5">⼟</text:span><text:span text:style-name="T4">-</text:span><text:span text:style-name="T5">총</text:span><text:span text:style-name="T4">10</text:span><text:span text:style-name="T5">획</text:span><text:span text:style-name="T4">; chéng)</text:span></text:p>
      <text:p text:style-name="P8">职</text:p>
      <text:p text:style-name="P6"><text:span text:style-name="T4">(</text:span><text:span text:style-name="T5">직책 직</text:span><text:span text:style-name="T4">; </text:span><text:span text:style-name="T5">⽿</text:span><text:span text:style-name="T4">-</text:span><text:span text:style-name="T5">총</text:span><text:span text:style-name="T4">11</text:span><text:span text:style-name="T5">획</text:span><text:span text:style-name="T4">; zhí)</text:span></text:p>
      <text:p text:style-name="P8">止</text:p>
      <text:p text:style-name="P6"><text:span text:style-name="T4">(</text:span><text:span text:style-name="T5">발 지</text:span><text:span text:style-name="T4">; </text:span><text:span text:style-name="T5">⽌</text:span><text:span text:style-name="T4">-</text:span><text:span text:style-name="T5">총</text:span><text:span text:style-name="T4">4</text:span><text:span text:style-name="T5">획</text:span><text:span text:style-name="T4">; zhǐ)</text:span></text:p>
      <text:p text:style-name="P8">希</text:p>
      <text:p text:style-name="P6"><text:span text:style-name="T4">(</text:span><text:span text:style-name="T5">바랄 희</text:span><text:span text:style-name="T4">; </text:span><text:span text:style-name="T5">⼱</text:span><text:span text:style-name="T4">-</text:span><text:span text:style-name="T5">총</text:span><text:span text:style-name="T4">7</text:span><text:span text:style-name="T5">획</text:span><text:span text:style-name="T4">; xī)</text:span></text:p>
      <text:p text:style-name="P8">查</text:p>
      <text:p text:style-name="P6"><text:span text:style-name="T4">(</text:span><text:span text:style-name="T5">사실할 사</text:span><text:span text:style-name="T4">; </text:span><text:span text:style-name="T5">⽊</text:span><text:span text:style-name="T4">-</text:span><text:span text:style-name="T5">총</text:span><text:span text:style-name="T4">9</text:span><text:span text:style-name="T5">획</text:span><text:span text:style-name="T4">; chá,zhā)</text:span></text:p>
      <text:p text:style-name="P8">江</text:p>
      <text:p text:style-name="P6"><text:span text:style-name="T4">(</text:span><text:span text:style-name="T5">강 강</text:span><text:span text:style-name="T4">; </text:span><text:span text:style-name="T5">⽔</text:span><text:span text:style-name="T4">-</text:span><text:span text:style-name="T5">총</text:span><text:span text:style-name="T4">6</text:span><text:span text:style-name="T5">획</text:span><text:span text:style-name="T4">; jiāng)</text:span></text:p>
      <text:p text:style-name="P8">站</text:p>
      <text:p text:style-name="P6"><text:span text:style-name="T4">(</text:span><text:span text:style-name="T5">우두커니 설 참</text:span><text:span text:style-name="T4">; </text:span><text:span text:style-name="T5">⽴</text:span><text:span text:style-name="T4">-</text:span><text:span text:style-name="T5">총</text:span><text:span text:style-name="T4">10</text:span><text:span text:style-name="T5">획</text:span><text:span text:style-name="T4">; zhàn)</text:span></text:p>
      <text:p text:style-name="P8">村</text:p>
      <text:p text:style-name="P6"><text:span text:style-name="T4">(</text:span><text:span text:style-name="T5">마을 촌</text:span><text:span text:style-name="T4">; </text:span><text:span text:style-name="T5">⽊</text:span><text:span text:style-name="T4">-</text:span><text:span text:style-name="T5">총</text:span><text:span text:style-name="T4">7</text:span><text:span text:style-name="T5">획</text:span><text:span text:style-name="T4">; cūn)</text:span></text:p>
      <text:p text:style-name="P8">曾</text:p>
      <text:p text:style-name="P6"><text:span text:style-name="T4">(</text:span><text:span text:style-name="T5">일찍 증</text:span><text:span text:style-name="T4">; </text:span><text:span text:style-name="T5">⽈</text:span><text:span text:style-name="T4">-</text:span><text:span text:style-name="T5">총</text:span><text:span text:style-name="T4">12</text:span><text:span text:style-name="T5">획</text:span><text:span text:style-name="T4">; zēng,cēng)</text:span></text:p>
      <text:p text:style-name="P8">黑</text:p>
      <text:p text:style-name="P6"><text:span text:style-name="T4">(</text:span><text:span text:style-name="T5">검을 흑</text:span><text:span text:style-name="T4">; </text:span><text:span text:style-name="T5">⿊</text:span><text:span text:style-name="T4">-</text:span><text:span text:style-name="T5">총</text:span><text:span text:style-name="T4">12</text:span><text:span text:style-name="T5">획</text:span><text:span text:style-name="T4">; hēi)</text:span></text:p>
      <text:p text:style-name="P8">段</text:p>
      <text:p text:style-name="P6"><text:span text:style-name="T4">(</text:span><text:span text:style-name="T5">구분 단</text:span><text:span text:style-name="T4">; </text:span><text:span text:style-name="T5">⽎</text:span><text:span text:style-name="T4">-</text:span><text:span text:style-name="T5">총</text:span><text:span text:style-name="T4">9</text:span><text:span text:style-name="T5">획</text:span><text:span text:style-name="T4">; duàn)</text:span></text:p>
      <text:p text:style-name="P8">随</text:p>
      <text:p text:style-name="P6"><text:span text:style-name="T4">(</text:span><text:span text:style-name="T5">따를 수</text:span><text:span text:style-name="T4">; </text:span><text:span text:style-name="T5">⾩</text:span><text:span text:style-name="T4">-</text:span><text:span text:style-name="T5">총</text:span><text:span text:style-name="T4">13</text:span><text:span text:style-name="T5">획</text:span><text:span text:style-name="T4">; suí)</text:span></text:p>
      <text:p text:style-name="P8">费</text:p>
      <text:p text:style-name="P6"><text:span text:style-name="T4">(</text:span><text:span text:style-name="T5">쓸 비</text:span><text:span text:style-name="T4">; </text:span><text:span text:style-name="T5">⾙</text:span><text:span text:style-name="T4">-</text:span><text:span text:style-name="T5">총</text:span><text:span text:style-name="T4">9</text:span><text:span text:style-name="T5">획</text:span><text:span text:style-name="T4">; fèi)</text:span></text:p>
      <text:p text:style-name="P8">黄</text:p>
      <text:p text:style-name="P6"><text:span text:style-name="T4">(</text:span><text:span text:style-name="T5">누를 황</text:span><text:span text:style-name="T4">; </text:span><text:span text:style-name="T5">⿈</text:span><text:span text:style-name="T4">-</text:span><text:span text:style-name="T5">총</text:span><text:span text:style-name="T4">11</text:span><text:span text:style-name="T5">획</text:span><text:span text:style-name="T4">; huáng)</text:span></text:p>
      <text:p text:style-name="P8">父</text:p>
      <text:p text:style-name="P6"><text:span text:style-name="T4">(</text:span><text:span text:style-name="T5">아비 부</text:span><text:span text:style-name="T4">; </text:span><text:span text:style-name="T5">⽗</text:span><text:span text:style-name="T4">-</text:span><text:span text:style-name="T5">총</text:span><text:span text:style-name="T4">4</text:span><text:span text:style-name="T5">획</text:span><text:span text:style-name="T4">; fù,fǔ)</text:span></text:p>
      <text:p text:style-name="P8">续</text:p>
      <text:p text:style-name="P6"><text:span text:style-name="T4">(</text:span><text:span text:style-name="T5">잇닿을 속</text:span><text:span text:style-name="T4">; </text:span><text:span text:style-name="T5">⽷</text:span><text:span text:style-name="T4">-</text:span><text:span text:style-name="T5">총</text:span><text:span text:style-name="T4">11</text:span><text:span text:style-name="T5">획</text:span><text:span text:style-name="T4">; xù)</text:span></text:p>
      <text:p text:style-name="P8">樂</text:p>
      <text:p text:style-name="P6"><text:span text:style-name="T4">(</text:span><text:span text:style-name="T5">풍류 악</text:span><text:span text:style-name="T4">; </text:span><text:span text:style-name="T5">⽊</text:span><text:span text:style-name="T4">-</text:span><text:span text:style-name="T5">총</text:span><text:span text:style-name="T4">15</text:span><text:span text:style-name="T5">획</text:span><text:span text:style-name="T4">; lè,yào,yuè)</text:span></text:p>
      <text:p text:style-name="P8">块</text:p>
      <text:p text:style-name="P6"><text:span text:style-name="T4">(</text:span><text:span text:style-name="T5">덩어리 괴</text:span><text:span text:style-name="T4">; </text:span><text:span text:style-name="T5">⼟</text:span><text:span text:style-name="T4">-</text:span><text:span text:style-name="T5">총</text:span><text:span text:style-name="T4">7</text:span><text:span text:style-name="T5">획</text:span><text:span text:style-name="T4">; kuài)</text:span></text:p>
      <text:p text:style-name="P8">买</text:p>
      <text:p text:style-name="P6"><text:span text:style-name="T4">(</text:span><text:span text:style-name="T5">살 매</text:span><text:span text:style-name="T4">; </text:span><text:span text:style-name="T5">⼄</text:span><text:span text:style-name="T4">-</text:span><text:span text:style-name="T5">총</text:span><text:span text:style-name="T4">6</text:span><text:span text:style-name="T5">획</text:span><text:span text:style-name="T4">; mǎi)</text:span></text:p>
      <text:p text:style-name="P8">衣</text:p>
      <text:p text:style-name="P6"><text:span text:style-name="T4">(</text:span><text:span text:style-name="T5">옷 의</text:span><text:span text:style-name="T4">; </text:span><text:span text:style-name="T5">⾐</text:span><text:span text:style-name="T4">-</text:span><text:span text:style-name="T5">총</text:span><text:span text:style-name="T4">6</text:span><text:span text:style-name="T5">획</text:span><text:span text:style-name="T4">; yī,yì)</text:span></text:p>
      <text:p text:style-name="P8">型</text:p>
      <text:p text:style-name="P6"><text:span text:style-name="T4">(</text:span><text:span text:style-name="T5">거푸집 형</text:span><text:span text:style-name="T4">; </text:span><text:span text:style-name="T5">⼟</text:span><text:span text:style-name="T4">-</text:span><text:span text:style-name="T5">총</text:span><text:span text:style-name="T4">9</text:span><text:span text:style-name="T5">획</text:span><text:span text:style-name="T4">; xíng)</text:span></text:p>
      <text:p text:style-name="P8">状</text:p>
      <text:p text:style-name="P6"><text:span text:style-name="T4">(</text:span><text:span text:style-name="T5">형상 상</text:span><text:span text:style-name="T4">; </text:span><text:span text:style-name="T5">⽝</text:span><text:span text:style-name="T4">-</text:span><text:span text:style-name="T5">총</text:span><text:span text:style-name="T4">7</text:span><text:span text:style-name="T5">획</text:span><text:span text:style-name="T4">; zhuàng)</text:span></text:p>
      <text:p text:style-name="P8">视</text:p>
      <text:p text:style-name="P6"><text:span text:style-name="T4">(</text:span><text:span text:style-name="T5">볼 시</text:span><text:span text:style-name="T4">; </text:span><text:span text:style-name="T5">⽰</text:span><text:span text:style-name="T4">-</text:span><text:span text:style-name="T5">총</text:span><text:span text:style-name="T4">9</text:span><text:span text:style-name="T5">획</text:span><text:span text:style-name="T4">; shì)</text:span></text:p>
      <text:p text:style-name="P8">愿</text:p>
      <text:p text:style-name="P6"><text:span text:style-name="T4">(</text:span><text:span text:style-name="T5">삼갈 원</text:span><text:span text:style-name="T4">; </text:span><text:span text:style-name="T5">⼼</text:span><text:span text:style-name="T4">-</text:span><text:span text:style-name="T5">총</text:span><text:span text:style-name="T4">14</text:span><text:span text:style-name="T5">획</text:span><text:span text:style-name="T4">; yuàn)</text:span></text:p>
      <text:p text:style-name="P8">投</text:p>
      <text:p text:style-name="P6"><text:span text:style-name="T4">(</text:span><text:span text:style-name="T5">던질 투</text:span><text:span text:style-name="T4">; </text:span><text:span text:style-name="T5">⼿</text:span><text:span text:style-name="T4">-</text:span><text:span text:style-name="T5">총</text:span><text:span text:style-name="T4">7</text:span><text:span text:style-name="T5">획</text:span><text:span text:style-name="T4">; tóu)</text:span></text:p>
      <text:p text:style-name="P8">司</text:p>
      <text:p text:style-name="P6"><text:span text:style-name="T4">(</text:span><text:span text:style-name="T5">맡을 사</text:span><text:span text:style-name="T4">; </text:span><text:span text:style-name="T5">⼝</text:span><text:span text:style-name="T4">-</text:span><text:span text:style-name="T5">총</text:span><text:span text:style-name="T4">5</text:span><text:span text:style-name="T5">획</text:span><text:span text:style-name="T4">; sī)</text:span></text:p>
      <text:p text:style-name="P8">欢</text:p>
      <text:p text:style-name="P6"><text:soft-page-break/><text:span text:style-name="T4">(</text:span><text:span text:style-name="T5">기뻐할 환</text:span><text:span text:style-name="T4">; </text:span><text:span text:style-name="T5">⽋</text:span><text:span text:style-name="T4">-</text:span><text:span text:style-name="T5">총</text:span><text:span text:style-name="T4">6</text:span><text:span text:style-name="T5">획</text:span><text:span text:style-name="T4">; huān)</text:span></text:p>
      <text:p text:style-name="P8">效</text:p>
      <text:p text:style-name="P6"><text:span text:style-name="T4">(</text:span><text:span text:style-name="T5">본받을 효</text:span><text:span text:style-name="T4">; </text:span><text:span text:style-name="T5">⽁</text:span><text:span text:style-name="T4">-</text:span><text:span text:style-name="T5">총</text:span><text:span text:style-name="T4">10</text:span><text:span text:style-name="T5">획</text:span><text:span text:style-name="T4">; xiào)</text:span></text:p>
      <text:p text:style-name="P8">响</text:p>
      <text:p text:style-name="P6"><text:span text:style-name="T4">(</text:span><text:span text:style-name="T5">울릴 향</text:span><text:span text:style-name="T4">; </text:span><text:span text:style-name="T5">⼝</text:span><text:span text:style-name="T4">-</text:span><text:span text:style-name="T5">총</text:span><text:span text:style-name="T4">9</text:span><text:span text:style-name="T5">획</text:span><text:span text:style-name="T4">; xiǎng)</text:span></text:p>
      <text:p text:style-name="P8">刻</text:p>
      <text:p text:style-name="P6"><text:span text:style-name="T4">(</text:span><text:span text:style-name="T5">새길 각</text:span><text:span text:style-name="T4">; </text:span><text:span text:style-name="T5">⼑</text:span><text:span text:style-name="T4">-</text:span><text:span text:style-name="T5">총</text:span><text:span text:style-name="T4">8</text:span><text:span text:style-name="T5">획</text:span><text:span text:style-name="T4">; kè,kē)</text:span></text:p>
      <text:p text:style-name="P8">存</text:p>
      <text:p text:style-name="P6"><text:span text:style-name="T4">(</text:span><text:span text:style-name="T5">있을 존</text:span><text:span text:style-name="T4">; </text:span><text:span text:style-name="T5">⼦</text:span><text:span text:style-name="T4">-</text:span><text:span text:style-name="T5">총</text:span><text:span text:style-name="T4">6</text:span><text:span text:style-name="T5">획</text:span><text:span text:style-name="T4">; cún)</text:span></text:p>
      <text:p text:style-name="P8">盡</text:p>
      <text:p text:style-name="P6"><text:span text:style-name="T4">(</text:span><text:span text:style-name="T5">다될 진</text:span><text:span text:style-name="T4">; </text:span><text:span text:style-name="T5">⽫</text:span><text:span text:style-name="T4">-</text:span><text:span text:style-name="T5">총</text:span><text:span text:style-name="T4">14</text:span><text:span text:style-name="T5">획</text:span><text:span text:style-name="T4">; jìn,jǐn)</text:span></text:p>
      <text:p text:style-name="P8">跑</text:p>
      <text:p text:style-name="P6"><text:span text:style-name="T4">(</text:span><text:span text:style-name="T5">허빌 포</text:span><text:span text:style-name="T4">; </text:span><text:span text:style-name="T5">⾜</text:span><text:span text:style-name="T4">-</text:span><text:span text:style-name="T5">총</text:span><text:span text:style-name="T4">12</text:span><text:span text:style-name="T5">획</text:span><text:span text:style-name="T4">; pǎo,páo)</text:span></text:p>
      <text:p text:style-name="P8">坚</text:p>
      <text:p text:style-name="P6"><text:span text:style-name="T4">(</text:span><text:span text:style-name="T5">굳셀 견</text:span><text:span text:style-name="T4">; </text:span><text:span text:style-name="T5">⼟</text:span><text:span text:style-name="T4">-</text:span><text:span text:style-name="T5">총</text:span><text:span text:style-name="T4">7</text:span><text:span text:style-name="T5">획</text:span><text:span text:style-name="T4">; jiān)</text:span></text:p>
      <text:p text:style-name="P8">差</text:p>
      <text:p text:style-name="P6"><text:span text:style-name="T4">(</text:span><text:span text:style-name="T5">어긋날 차</text:span><text:span text:style-name="T4">; </text:span><text:span text:style-name="T5">⼯</text:span><text:span text:style-name="T4">-</text:span><text:span text:style-name="T5">총</text:span><text:span text:style-name="T4">10</text:span><text:span text:style-name="T5">획</text:span><text:span text:style-name="T4">; chā,chà,chāi)</text:span></text:p>
      <text:p text:style-name="P8">滑</text:p>
      <text:p text:style-name="P6"><text:span text:style-name="T4">(</text:span><text:span text:style-name="T5">미끄러울 활</text:span><text:span text:style-name="T4">; </text:span><text:span text:style-name="T5">⽔</text:span><text:span text:style-name="T4">-</text:span><text:span text:style-name="T5">총</text:span><text:span text:style-name="T4">13</text:span><text:span text:style-name="T5">획</text:span><text:span text:style-name="T4">; huá)</text:span></text:p>
      <text:p text:style-name="P8">武</text:p>
      <text:p text:style-name="P6"><text:span text:style-name="T4">(</text:span><text:span text:style-name="T5">굳셀 무</text:span><text:span text:style-name="T4">; </text:span><text:span text:style-name="T5">⽌</text:span><text:span text:style-name="T4">-</text:span><text:span text:style-name="T5">총</text:span><text:span text:style-name="T4">8</text:span><text:span text:style-name="T5">획</text:span><text:span text:style-name="T4">; wǔ)</text:span></text:p>
      <text:p text:style-name="P8">纪</text:p>
      <text:p text:style-name="P6"><text:span text:style-name="T4">(</text:span><text:span text:style-name="T5">벼리 기</text:span><text:span text:style-name="T4">; </text:span><text:span text:style-name="T5">⽷</text:span><text:span text:style-name="T4">-</text:span><text:span text:style-name="T5">총</text:span><text:span text:style-name="T4">6</text:span><text:span text:style-name="T5">획</text:span><text:span text:style-name="T4">; jì,jǐ)</text:span></text:p>
      <text:p text:style-name="P8">围</text:p>
      <text:p text:style-name="P6"><text:span text:style-name="T4">(</text:span><text:span text:style-name="T5">포위할 위</text:span><text:span text:style-name="T4">; </text:span><text:span text:style-name="T5">⼞</text:span><text:span text:style-name="T4">-</text:span><text:span text:style-name="T5">총</text:span><text:span text:style-name="T4">7</text:span><text:span text:style-name="T5">획</text:span><text:span text:style-name="T4">; wéi)</text:span></text:p>
      <text:p text:style-name="P8">阿</text:p>
      <text:p text:style-name="P6"><text:span text:style-name="T4">(</text:span><text:span text:style-name="T5">언덕 아</text:span><text:span text:style-name="T4">; </text:span><text:span text:style-name="T5">⾩</text:span><text:span text:style-name="T4">-</text:span><text:span text:style-name="T5">총</text:span><text:span text:style-name="T4">8</text:span><text:span text:style-name="T5">획</text:span><text:span text:style-name="T4">; ā,ȧ,ē)</text:span></text:p>
      <text:p text:style-name="P8">层</text:p>
      <text:p text:style-name="P6"><text:span text:style-name="T4">(</text:span><text:span text:style-name="T5">층집 층</text:span><text:span text:style-name="T4">; </text:span><text:span text:style-name="T5">⼫</text:span><text:span text:style-name="T4">-</text:span><text:span text:style-name="T5">총</text:span><text:span text:style-name="T4">7</text:span><text:span text:style-name="T5">획</text:span><text:span text:style-name="T4">; céng)</text:span></text:p>
      <text:p text:style-name="P8">划</text:p>
      <text:p text:style-name="P6"><text:span text:style-name="T4">(</text:span><text:span text:style-name="T5">삿대 화</text:span><text:span text:style-name="T4">; </text:span><text:span text:style-name="T5">⼑</text:span><text:span text:style-name="T4">-</text:span><text:span text:style-name="T5">총</text:span><text:span text:style-name="T4">6</text:span><text:span text:style-name="T5">획</text:span><text:span text:style-name="T4">; huá,huà,huȧi)</text:span></text:p>
      <text:p text:style-name="P8">企</text:p>
      <text:p text:style-name="P6"><text:span text:style-name="T4">(</text:span><text:span text:style-name="T5">꾀할 기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qǐ)</text:span></text:p>
      <text:p text:style-name="P8">客</text:p>
      <text:p text:style-name="P6"><text:span text:style-name="T4">(</text:span><text:span text:style-name="T5">손 객</text:span><text:span text:style-name="T4">; </text:span><text:span text:style-name="T5">⼧</text:span><text:span text:style-name="T4">-</text:span><text:span text:style-name="T5">총</text:span><text:span text:style-name="T4">9</text:span><text:span text:style-name="T5">획</text:span><text:span text:style-name="T4">; kè)</text:span></text:p>
      <text:p text:style-name="P8">底</text:p>
      <text:p text:style-name="P6"><text:span text:style-name="T4">(</text:span><text:span text:style-name="T5">밑 저</text:span><text:span text:style-name="T4">; </text:span><text:span text:style-name="T5">⼴</text:span><text:span text:style-name="T4">-</text:span><text:span text:style-name="T5">총</text:span><text:span text:style-name="T4">8</text:span><text:span text:style-name="T5">획</text:span><text:span text:style-name="T4">; dǐ,dė)</text:span></text:p>
      <text:p text:style-name="P8">屋</text:p>
      <text:p text:style-name="P6"><text:span text:style-name="T4">(</text:span><text:span text:style-name="T5">집 옥</text:span><text:span text:style-name="T4">; </text:span><text:span text:style-name="T5">⼫</text:span><text:span text:style-name="T4">-</text:span><text:span text:style-name="T5">총</text:span><text:span text:style-name="T4">9</text:span><text:span text:style-name="T5">획</text:span><text:span text:style-name="T4">; wū)</text:span></text:p>
      <text:p text:style-name="P8">阳</text:p>
      <text:p text:style-name="P6"><text:span text:style-name="T4">(</text:span><text:span text:style-name="T5">볕 양</text:span><text:span text:style-name="T4">; </text:span><text:span text:style-name="T5">⾩</text:span><text:span text:style-name="T4">-</text:span><text:span text:style-name="T5">총</text:span><text:span text:style-name="T4">7</text:span><text:span text:style-name="T5">획</text:span><text:span text:style-name="T4">; yáng)</text:span></text:p>
      <text:p text:style-name="P8">律</text:p>
      <text:p text:style-name="P6"><text:span text:style-name="T4">(</text:span><text:span text:style-name="T5">법 률</text:span><text:span text:style-name="T4">{</text:span><text:span text:style-name="T5">율</text:span><text:span text:style-name="T4">}; </text:span><text:span text:style-name="T5">⼻</text:span><text:span text:style-name="T4">-</text:span><text:span text:style-name="T5">총</text:span><text:span text:style-name="T4">9</text:span><text:span text:style-name="T5">획</text:span><text:span text:style-name="T4">; lǜ)</text:span></text:p>
      <text:p text:style-name="P8">妈</text:p>
      <text:p text:style-name="P6"><text:span text:style-name="T4">(</text:span><text:span text:style-name="T5">어미 마</text:span><text:span text:style-name="T4">; </text:span><text:span text:style-name="T5">⼥</text:span><text:span text:style-name="T4">-</text:span><text:span text:style-name="T5">총</text:span><text:span text:style-name="T4">6</text:span><text:span text:style-name="T5">획</text:span><text:span text:style-name="T4">; mā)</text:span></text:p>
      <text:p text:style-name="P8">派</text:p>
      <text:p text:style-name="P6"><text:span text:style-name="T4">(</text:span><text:span text:style-name="T5">물갈래 파</text:span><text:span text:style-name="T4">; </text:span><text:span text:style-name="T5">⽔</text:span><text:span text:style-name="T4">-</text:span><text:span text:style-name="T5">총</text:span><text:span text:style-name="T4">9</text:span><text:span text:style-name="T5">획</text:span><text:span text:style-name="T4">; pàì,pā,pài)</text:span></text:p>
      <text:p text:style-name="P8">啊</text:p>
      <text:p text:style-name="P6"><text:span text:style-name="T4">(</text:span><text:span text:style-name="T5">사랑할 아</text:span><text:span text:style-name="T4">; </text:span><text:span text:style-name="T5">⼝</text:span><text:span text:style-name="T4">-</text:span><text:span text:style-name="T5">총</text:span><text:span text:style-name="T4">11</text:span><text:span text:style-name="T5">획</text:span><text:span text:style-name="T4">; ā,á,ǎ,à,ȧ)</text:span></text:p>
      <text:p text:style-name="P8">护</text:p>
      <text:p text:style-name="P6"><text:span text:style-name="T4">(</text:span><text:span text:style-name="T5">보호할 호</text:span><text:span text:style-name="T4">; </text:span><text:span text:style-name="T5">⼿</text:span><text:span text:style-name="T4">-</text:span><text:span text:style-name="T5">총</text:span><text:span text:style-name="T4">7</text:span><text:span text:style-name="T5">획</text:span><text:span text:style-name="T4">; hù)</text:span></text:p>
      <text:p text:style-name="P8">施</text:p>
      <text:p text:style-name="P6"><text:soft-page-break/><text:span text:style-name="T4">(</text:span><text:span text:style-name="T5">베풀 시</text:span><text:span text:style-name="T4">; </text:span><text:span text:style-name="T5">⽅</text:span><text:span text:style-name="T4">-</text:span><text:span text:style-name="T5">총</text:span><text:span text:style-name="T4">9</text:span><text:span text:style-name="T5">획</text:span><text:span text:style-name="T4">; shī)</text:span></text:p>
      <text:p text:style-name="P8">富</text:p>
      <text:p text:style-name="P6"><text:span text:style-name="T4">(</text:span><text:span text:style-name="T5">가멸 부</text:span><text:span text:style-name="T4">; </text:span><text:span text:style-name="T5">⼧</text:span><text:span text:style-name="T4">-</text:span><text:span text:style-name="T5">총</text:span><text:span text:style-name="T4">12</text:span><text:span text:style-name="T5">획</text:span><text:span text:style-name="T4">; fù)</text:span></text:p>
      <text:p text:style-name="P8">像</text:p>
      <text:p text:style-name="P6"><text:span text:style-name="T4">(</text:span><text:span text:style-name="T5">형상 상</text:span><text:span text:style-name="T4">; </text:span><text:span text:style-name="T5">⼈</text:span><text:span text:style-name="T4">-</text:span><text:span text:style-name="T5">총</text:span><text:span text:style-name="T4">14</text:span><text:span text:style-name="T5">획</text:span><text:span text:style-name="T4">; xiàng)</text:span></text:p>
      <text:p text:style-name="P8">留</text:p>
      <text:p text:style-name="P6"><text:span text:style-name="T4">(</text:span><text:span text:style-name="T5">머무를 류</text:span><text:span text:style-name="T4">{</text:span><text:span text:style-name="T5">유</text:span><text:span text:style-name="T4">}; </text:span><text:span text:style-name="T5">⽥</text:span><text:span text:style-name="T4">-</text:span><text:span text:style-name="T5">총</text:span><text:span text:style-name="T4">10</text:span><text:span text:style-name="T5">획</text:span><text:span text:style-name="T4">; liú)</text:span></text:p>
      <text:p text:style-name="P8">让</text:p>
      <text:p text:style-name="P6"><text:span text:style-name="T4">(</text:span><text:span text:style-name="T5">사양할 양</text:span><text:span text:style-name="T4">; </text:span><text:span text:style-name="T5">⾔</text:span><text:span text:style-name="T4">-</text:span><text:span text:style-name="T5">총</text:span><text:span text:style-name="T4">5</text:span><text:span text:style-name="T5">획</text:span><text:span text:style-name="T4">; ràng)</text:span></text:p>
      <text:p text:style-name="P8">敌</text:p>
      <text:p text:style-name="P6"><text:span text:style-name="T4">(</text:span><text:span text:style-name="T5">다할 활</text:span><text:span text:style-name="T4">; </text:span><text:span text:style-name="T5">⽁</text:span><text:span text:style-name="T4">-</text:span><text:span text:style-name="T5">총</text:span><text:span text:style-name="T4">10</text:span><text:span text:style-name="T5">획</text:span><text:span text:style-name="T4">; dí)</text:span></text:p>
      <text:p text:style-name="P8">吧</text:p>
      <text:p text:style-name="P6"><text:span text:style-name="T4">(</text:span><text:span text:style-name="T5">아이 다툴 파</text:span><text:span text:style-name="T4">; </text:span><text:span text:style-name="T5">⼝</text:span><text:span text:style-name="T4">-</text:span><text:span text:style-name="T5">총</text:span><text:span text:style-name="T4">7</text:span><text:span text:style-name="T5">획</text:span><text:span text:style-name="T4">; bā,bȧ)</text:span></text:p>
      <text:p text:style-name="P8">供</text:p>
      <text:p text:style-name="P6"><text:span text:style-name="T4">(</text:span><text:span text:style-name="T5">이바지할 공</text:span><text:span text:style-name="T4">; </text:span><text:span text:style-name="T5">⼈</text:span><text:span text:style-name="T4">-</text:span><text:span text:style-name="T5">총</text:span><text:span text:style-name="T4">8</text:span><text:span text:style-name="T5">획</text:span><text:span text:style-name="T4">; gōng,gòng)</text:span></text:p>
      <text:p text:style-name="P8">皮</text:p>
      <text:p text:style-name="P6"><text:span text:style-name="T4">(</text:span><text:span text:style-name="T5">가죽 피</text:span><text:span text:style-name="T4">; </text:span><text:span text:style-name="T5">⽪</text:span><text:span text:style-name="T4">-</text:span><text:span text:style-name="T5">총</text:span><text:span text:style-name="T4">5</text:span><text:span text:style-name="T5">획</text:span><text:span text:style-name="T4">; pí)</text:span></text:p>
      <text:p text:style-name="P8">维</text:p>
      <text:p text:style-name="P6"><text:span text:style-name="T4">(</text:span><text:span text:style-name="T5">바 유</text:span><text:span text:style-name="T4">; </text:span><text:span text:style-name="T5">⽷</text:span><text:span text:style-name="T4">-</text:span><text:span text:style-name="T5">총</text:span><text:span text:style-name="T4">11</text:span><text:span text:style-name="T5">획</text:span><text:span text:style-name="T4">; wéi)</text:span></text:p>
      <text:p text:style-name="P8">值</text:p>
      <text:p text:style-name="P6"><text:span text:style-name="T4">(</text:span><text:span text:style-name="T5">값 치</text:span><text:span text:style-name="T4">; </text:span><text:span text:style-name="T5">⼈</text:span><text:span text:style-name="T4">-</text:span><text:span text:style-name="T5">총</text:span><text:span text:style-name="T4">10</text:span><text:span text:style-name="T5">획</text:span><text:span text:style-name="T4">; zhí)</text:span></text:p>
      <text:p text:style-name="P8">既</text:p>
      <text:p text:style-name="P6"><text:span text:style-name="T4">(</text:span><text:span text:style-name="T5">이미 기</text:span><text:span text:style-name="T4">; </text:span><text:span text:style-name="T5">⽆</text:span><text:span text:style-name="T4">-</text:span><text:span text:style-name="T5">총</text:span><text:span text:style-name="T4">9</text:span><text:span text:style-name="T5">획</text:span><text:span text:style-name="T4">; jì)</text:span></text:p>
      <text:p text:style-name="P8">龋</text:p>
      <text:p text:style-name="P6"><text:span text:style-name="T4">(</text:span><text:span text:style-name="T5">충치 우</text:span><text:span text:style-name="T4">; </text:span><text:span text:style-name="T5">⿒</text:span><text:span text:style-name="T4">-</text:span><text:span text:style-name="T5">총</text:span><text:span text:style-name="T4">17</text:span><text:span text:style-name="T5">획</text:span><text:span text:style-name="T4">; qǔ)</text:span></text:p>
      <text:p text:style-name="P8">急</text:p>
      <text:p text:style-name="P6"><text:span text:style-name="T4">(</text:span><text:span text:style-name="T5">급할 급</text:span><text:span text:style-name="T4">; </text:span><text:span text:style-name="T5">⼼</text:span><text:span text:style-name="T4">-</text:span><text:span text:style-name="T5">총</text:span><text:span text:style-name="T4">9</text:span><text:span text:style-name="T5">획</text:span><text:span text:style-name="T4">; jí)</text:span></text:p>
      <text:p text:style-name="P8">弟</text:p>
      <text:p text:style-name="P6"><text:span text:style-name="T4">(</text:span><text:span text:style-name="T5">아우 제</text:span><text:span text:style-name="T4">; </text:span><text:span text:style-name="T5">⼸</text:span><text:span text:style-name="T4">-</text:span><text:span text:style-name="T5">총</text:span><text:span text:style-name="T4">7</text:span><text:span text:style-name="T5">획</text:span><text:span text:style-name="T4">; dì)</text:span></text:p>
      <text:p text:style-name="P8">答</text:p>
      <text:p text:style-name="P6"><text:span text:style-name="T4">(</text:span><text:span text:style-name="T5">팥 답</text:span><text:span text:style-name="T4">; </text:span><text:span text:style-name="T5">⽵</text:span><text:span text:style-name="T4">-</text:span><text:span text:style-name="T5">총</text:span><text:span text:style-name="T4">12</text:span><text:span text:style-name="T5">획</text:span><text:span text:style-name="T4">; dá,dā)</text:span></text:p>
      <text:p text:style-name="P8">严</text:p>
      <text:p text:style-name="P6"><text:span text:style-name="T4">(</text:span><text:span text:style-name="T5">엄할 엄</text:span><text:span text:style-name="T4">; </text:span><text:span text:style-name="T5">⼀</text:span><text:span text:style-name="T4">-</text:span><text:span text:style-name="T5">총</text:span><text:span text:style-name="T4">7</text:span><text:span text:style-name="T5">획</text:span><text:span text:style-name="T4">; yán)</text:span></text:p>
      <text:p text:style-name="P8">輪</text:p>
      <text:p text:style-name="P6"><text:span text:style-name="T4">(</text:span><text:span text:style-name="T5">바퀴 륜</text:span><text:span text:style-name="T4">{</text:span><text:span text:style-name="T5">윤</text:span><text:span text:style-name="T4">}; </text:span><text:span text:style-name="T5">⾞</text:span><text:span text:style-name="T4">-</text:span><text:span text:style-name="T5">총</text:span><text:span text:style-name="T4">15</text:span><text:span text:style-name="T5">획</text:span><text:span text:style-name="T4">; lún)</text:span></text:p>
      <text:p text:style-name="P8">孔</text:p>
      <text:p text:style-name="P6"><text:span text:style-name="T4">(</text:span><text:span text:style-name="T5">구멍 공</text:span><text:span text:style-name="T4">; </text:span><text:span text:style-name="T5">⼦</text:span><text:span text:style-name="T4">-</text:span><text:span text:style-name="T5">총</text:span><text:span text:style-name="T4">4</text:span><text:span text:style-name="T5">획</text:span><text:span text:style-name="T4">; kǒng)</text:span></text:p>
      <text:p text:style-name="P8">击</text:p>
      <text:p text:style-name="P6"><text:span text:style-name="T4">(</text:span><text:span text:style-name="T5">칠 격</text:span><text:span text:style-name="T4">; </text:span><text:span text:style-name="T5">⼐</text:span><text:span text:style-name="T4">-</text:span><text:span text:style-name="T5">총</text:span><text:span text:style-name="T4">5</text:span><text:span text:style-name="T5">획</text:span><text:span text:style-name="T4">; jī)</text:span></text:p>
      <text:p text:style-name="P8">款</text:p>
      <text:p text:style-name="P6"><text:span text:style-name="T4">(</text:span><text:span text:style-name="T5">정성 관</text:span><text:span text:style-name="T4">; </text:span><text:span text:style-name="T5">⽋</text:span><text:span text:style-name="T4">-</text:span><text:span text:style-name="T5">총</text:span><text:span text:style-name="T4">12</text:span><text:span text:style-name="T5">획</text:span><text:span text:style-name="T4">; kuǎn)</text:span></text:p>
      <text:p text:style-name="P8">息</text:p>
      <text:p text:style-name="P6"><text:span text:style-name="T4">(</text:span><text:span text:style-name="T5">숨 쉴 식</text:span><text:span text:style-name="T4">; </text:span><text:span text:style-name="T5">⼼</text:span><text:span text:style-name="T4">-</text:span><text:span text:style-name="T5">총</text:span><text:span text:style-name="T4">10</text:span><text:span text:style-name="T5">획</text:span><text:span text:style-name="T4">; xī)</text:span></text:p>
      <text:p text:style-name="P8">扬</text:p>
      <text:p text:style-name="P6"><text:span text:style-name="T4">(</text:span><text:span text:style-name="T5">날릴 양</text:span><text:span text:style-name="T4">; </text:span><text:span text:style-name="T5">⼿</text:span><text:span text:style-name="T4">-</text:span><text:span text:style-name="T5">총</text:span><text:span text:style-name="T4">6</text:span><text:span text:style-name="T5">획</text:span><text:span text:style-name="T4">; yáng)</text:span></text:p>
      <text:p text:style-name="P8">叶</text:p>
      <text:p text:style-name="P6"><text:span text:style-name="T4">(</text:span><text:span text:style-name="T5">화합할 협</text:span><text:span text:style-name="T4">; </text:span><text:span text:style-name="T5">⼝</text:span><text:span text:style-name="T4">-</text:span><text:span text:style-name="T5">총</text:span><text:span text:style-name="T4">5</text:span><text:span text:style-name="T5">획</text:span><text:span text:style-name="T4">; xié,yè)</text:span></text:p>
      <text:p text:style-name="P8">轻</text:p>
      <text:p text:style-name="P6"><text:span text:style-name="T4">(</text:span><text:span text:style-name="T5">가벼울 경</text:span><text:span text:style-name="T4">; </text:span><text:span text:style-name="T5">⾞</text:span><text:span text:style-name="T4">-</text:span><text:span text:style-name="T5">총</text:span><text:span text:style-name="T4">9</text:span><text:span text:style-name="T5">획</text:span><text:span text:style-name="T4">; qīng)</text:span></text:p>
      <text:p text:style-name="P8">朝</text:p>
      <text:p text:style-name="P6"><text:span text:style-name="T4">(</text:span><text:span text:style-name="T5">아침 조</text:span><text:span text:style-name="T4">; </text:span><text:span text:style-name="T5">⽉</text:span><text:span text:style-name="T4">-</text:span><text:span text:style-name="T5">총</text:span><text:span text:style-name="T4">12</text:span><text:span text:style-name="T5">획</text:span><text:span text:style-name="T4">; zhāo,cháo)</text:span></text:p>
      <text:p text:style-name="P8">率</text:p>
      <text:p text:style-name="P6"><text:soft-page-break/><text:span text:style-name="T4">(</text:span><text:span text:style-name="T5">거느릴솔</text:span><text:span text:style-name="T4">; </text:span><text:span text:style-name="T5">⽞</text:span><text:span text:style-name="T4">-</text:span><text:span text:style-name="T5">총</text:span><text:span text:style-name="T4">11</text:span><text:span text:style-name="T5">획</text:span><text:span text:style-name="T4">; shuài,lǜ)</text:span></text:p>
      <text:p text:style-name="P8">责</text:p>
      <text:p text:style-name="P6"><text:span text:style-name="T4">(</text:span><text:span text:style-name="T5">꾸짖을 책</text:span><text:span text:style-name="T4">; </text:span><text:span text:style-name="T5">⾙</text:span><text:span text:style-name="T4">-</text:span><text:span text:style-name="T5">총</text:span><text:span text:style-name="T4">8</text:span><text:span text:style-name="T5">획</text:span><text:span text:style-name="T4">; zé)</text:span></text:p>
      <text:p text:style-name="P8">营</text:p>
      <text:p text:style-name="P6"><text:span text:style-name="T4">(</text:span><text:span text:style-name="T5">경영할 영</text:span><text:span text:style-name="T4">; </text:span><text:span text:style-name="T5">⾋</text:span><text:span text:style-name="T4">-</text:span><text:span text:style-name="T5">총</text:span><text:span text:style-name="T4">14</text:span><text:span text:style-name="T5">획</text:span><text:span text:style-name="T4">; yíng)</text:span></text:p>
      <text:p text:style-name="P8">雨</text:p>
      <text:p text:style-name="P6"><text:span text:style-name="T4">(</text:span><text:span text:style-name="T5">비 우</text:span><text:span text:style-name="T4">; </text:span><text:span text:style-name="T5">⾬</text:span><text:span text:style-name="T4">-</text:span><text:span text:style-name="T5">총</text:span><text:span text:style-name="T4">8</text:span><text:span text:style-name="T5">획</text:span><text:span text:style-name="T4">; yǔ,yù)</text:span></text:p>
      <text:p text:style-name="P8">监</text:p>
      <text:p text:style-name="P6"><text:span text:style-name="T4">(</text:span><text:span text:style-name="T5">살필 감</text:span><text:span text:style-name="T4">; </text:span><text:span text:style-name="T5">⽫</text:span><text:span text:style-name="T4">-</text:span><text:span text:style-name="T5">총</text:span><text:span text:style-name="T4">10</text:span><text:span text:style-name="T5">획</text:span><text:span text:style-name="T4">; jiān,jiàn)</text:span></text:p>
      <text:p text:style-name="P8">忙</text:p>
      <text:p text:style-name="P6"><text:span text:style-name="T4">(</text:span><text:span text:style-name="T5">바쁠 망</text:span><text:span text:style-name="T4">; </text:span><text:span text:style-name="T5">⼼</text:span><text:span text:style-name="T4">-</text:span><text:span text:style-name="T5">총</text:span><text:span text:style-name="T4">6</text:span><text:span text:style-name="T5">획</text:span><text:span text:style-name="T4">; máng)</text:span></text:p>
      <text:p text:style-name="P8">称</text:p>
      <text:p text:style-name="P6"><text:span text:style-name="T4">(</text:span><text:span text:style-name="T5">일컬을 칭</text:span><text:span text:style-name="T4">; </text:span><text:span text:style-name="T5">⽲</text:span><text:span text:style-name="T4">-</text:span><text:span text:style-name="T5">총</text:span><text:span text:style-name="T4">10</text:span><text:span text:style-name="T5">획</text:span><text:span text:style-name="T4">; chēng,chèn,chèng)</text:span></text:p>
      <text:p text:style-name="P8">继</text:p>
      <text:p text:style-name="P6"><text:span text:style-name="T4">(</text:span><text:span text:style-name="T5">이을 계</text:span><text:span text:style-name="T4">; </text:span><text:span text:style-name="T5">⽷</text:span><text:span text:style-name="T4">-</text:span><text:span text:style-name="T5">총</text:span><text:span text:style-name="T4">10</text:span><text:span text:style-name="T5">획</text:span><text:span text:style-name="T4">; jì)</text:span></text:p>
      <text:p text:style-name="P8">固</text:p>
      <text:p text:style-name="P6"><text:span text:style-name="T4">(</text:span><text:span text:style-name="T5">굳을 고</text:span><text:span text:style-name="T4">; </text:span><text:span text:style-name="T5">⼞</text:span><text:span text:style-name="T4">-</text:span><text:span text:style-name="T5">총</text:span><text:span text:style-name="T4">8</text:span><text:span text:style-name="T5">획</text:span><text:span text:style-name="T4">; gù)</text:span></text:p>
      <text:p text:style-name="P8">渐</text:p>
      <text:p text:style-name="P6"><text:span text:style-name="T4">(</text:span><text:span text:style-name="T5">점점 점</text:span><text:span text:style-name="T4">; </text:span><text:span text:style-name="T5">⽔</text:span><text:span text:style-name="T4">-</text:span><text:span text:style-name="T5">총</text:span><text:span text:style-name="T4">11</text:span><text:span text:style-name="T5">획</text:span><text:span text:style-name="T4">; jiàn,jiān)</text:span></text:p>
      <text:p text:style-name="P8">医</text:p>
      <text:p text:style-name="P6"><text:span text:style-name="T4">(</text:span><text:span text:style-name="T5">의원 의</text:span><text:span text:style-name="T4">{</text:span><text:span text:style-name="T5">동개 예</text:span><text:span text:style-name="T4">}; </text:span><text:span text:style-name="T5">⼖</text:span><text:span text:style-name="T4">-</text:span><text:span text:style-name="T5">총</text:span><text:span text:style-name="T4">7</text:span><text:span text:style-name="T5">획</text:span><text:span text:style-name="T4">; yì)</text:span></text:p>
      <text:p text:style-name="P8">良</text:p>
      <text:p text:style-name="P6"><text:span text:style-name="T4">(</text:span><text:span text:style-name="T5">좋을 량</text:span><text:span text:style-name="T4">{</text:span><text:span text:style-name="T5">양</text:span><text:span text:style-name="T4">}; </text:span><text:span text:style-name="T5">⾉</text:span><text:span text:style-name="T4">-</text:span><text:span text:style-name="T5">총</text:span><text:span text:style-name="T4">7</text:span><text:span text:style-name="T5">획</text:span><text:span text:style-name="T4">; liáng)</text:span></text:p>
      <text:p text:style-name="P8">初</text:p>
      <text:p text:style-name="P6"><text:span text:style-name="T4">(</text:span><text:span text:style-name="T5">처음 초</text:span><text:span text:style-name="T4">; </text:span><text:span text:style-name="T5">⼑</text:span><text:span text:style-name="T4">-</text:span><text:span text:style-name="T5">총</text:span><text:span text:style-name="T4">7</text:span><text:span text:style-name="T5">획</text:span><text:span text:style-name="T4">; chū)</text:span></text:p>
      <text:p text:style-name="P8">刀</text:p>
      <text:p text:style-name="P6"><text:span text:style-name="T4">(</text:span><text:span text:style-name="T5">칼 도</text:span><text:span text:style-name="T4">; </text:span><text:span text:style-name="T5">⼑</text:span><text:span text:style-name="T4">-</text:span><text:span text:style-name="T5">총</text:span><text:span text:style-name="T4">2</text:span><text:span text:style-name="T5">획</text:span><text:span text:style-name="T4">; dāo)</text:span></text:p>
      <text:p text:style-name="P8">星</text:p>
      <text:p text:style-name="P6"><text:span text:style-name="T4">(</text:span><text:span text:style-name="T5">별 성</text:span><text:span text:style-name="T4">; </text:span><text:span text:style-name="T5">⽇</text:span><text:span text:style-name="T4">-</text:span><text:span text:style-name="T5">총</text:span><text:span text:style-name="T4">9</text:span><text:span text:style-name="T5">획</text:span><text:span text:style-name="T4">; xīng)</text:span></text:p>
      <text:p text:style-name="P8">按</text:p>
      <text:p text:style-name="P6"><text:span text:style-name="T4">(</text:span><text:span text:style-name="T5">누를 안</text:span><text:span text:style-name="T4">; </text:span><text:span text:style-name="T5">⼿</text:span><text:span text:style-name="T4">-</text:span><text:span text:style-name="T5">총</text:span><text:span text:style-name="T4">9</text:span><text:span text:style-name="T5">획</text:span><text:span text:style-name="T4">; àn)</text:span></text:p>
      <text:p text:style-name="P8">坏</text:p>
      <text:p text:style-name="P6"><text:span text:style-name="T4">(</text:span><text:span text:style-name="T5">언덕 배</text:span><text:span text:style-name="T4">; </text:span><text:span text:style-name="T5">⼟</text:span><text:span text:style-name="T4">-</text:span><text:span text:style-name="T5">총</text:span><text:span text:style-name="T4">7</text:span><text:span text:style-name="T5">획</text:span><text:span text:style-name="T4">; pī)</text:span></text:p>
      <text:p text:style-name="P8">帝</text:p>
      <text:p text:style-name="P6"><text:span text:style-name="T4">(</text:span><text:span text:style-name="T5">임금 제</text:span><text:span text:style-name="T4">; </text:span><text:span text:style-name="T5">⼱</text:span><text:span text:style-name="T4">-</text:span><text:span text:style-name="T5">총</text:span><text:span text:style-name="T4">9</text:span><text:span text:style-name="T5">획</text:span><text:span text:style-name="T4">; dì)</text:span></text:p>
      <text:p text:style-name="P8">负</text:p>
      <text:p text:style-name="P6"><text:span text:style-name="T4">(</text:span><text:span text:style-name="T5">짐질 부</text:span><text:span text:style-name="T4">; </text:span><text:span text:style-name="T5">⾙</text:span><text:span text:style-name="T4">-</text:span><text:span text:style-name="T5">총</text:span><text:span text:style-name="T4">6</text:span><text:span text:style-name="T5">획</text:span><text:span text:style-name="T4">; fù)</text:span></text:p>
      <text:p text:style-name="P8">待</text:p>
      <text:p text:style-name="P6"><text:span text:style-name="T4">(</text:span><text:span text:style-name="T5">기다릴 대</text:span><text:span text:style-name="T4">; </text:span><text:span text:style-name="T5">⼻</text:span><text:span text:style-name="T4">-</text:span><text:span text:style-name="T5">총</text:span><text:span text:style-name="T4">9</text:span><text:span text:style-name="T5">획</text:span><text:span text:style-name="T4">; dài,dāi)</text:span></text:p>
      <text:p text:style-name="P8">姑</text:p>
      <text:p text:style-name="P6"><text:span text:style-name="T4">(</text:span><text:span text:style-name="T5">시어미 고</text:span><text:span text:style-name="T4">; </text:span><text:span text:style-name="T5">⼥</text:span><text:span text:style-name="T4">-</text:span><text:span text:style-name="T5">총</text:span><text:span text:style-name="T4">8</text:span><text:span text:style-name="T5">획</text:span><text:span text:style-name="T4">; gū)</text:span></text:p>
      <text:p text:style-name="P8">夜</text:p>
      <text:p text:style-name="P6"><text:span text:style-name="T4">(</text:span><text:span text:style-name="T5">밤 야</text:span><text:span text:style-name="T4">; </text:span><text:span text:style-name="T5">⼣</text:span><text:span text:style-name="T4">-</text:span><text:span text:style-name="T5">총</text:span><text:span text:style-name="T4">8</text:span><text:span text:style-name="T5">획</text:span><text:span text:style-name="T4">; yè)</text:span></text:p>
      <text:p text:style-name="P8">属</text:p>
      <text:p text:style-name="P6"><text:span text:style-name="T4">(</text:span><text:span text:style-name="T5">이을 속</text:span><text:span text:style-name="T4">; </text:span><text:span text:style-name="T5">⼫</text:span><text:span text:style-name="T4">-</text:span><text:span text:style-name="T5">총</text:span><text:span text:style-name="T4">12</text:span><text:span text:style-name="T5">획</text:span><text:span text:style-name="T4">; shǔ,zhǔ)</text:span></text:p>
      <text:p text:style-name="P8">密</text:p>
      <text:p text:style-name="P6"><text:span text:style-name="T4">(</text:span><text:span text:style-name="T5">빽빽할 밀</text:span><text:span text:style-name="T4">; </text:span><text:span text:style-name="T5">⼧</text:span><text:span text:style-name="T4">-</text:span><text:span text:style-name="T5">총</text:span><text:span text:style-name="T4">11</text:span><text:span text:style-name="T5">획</text:span><text:span text:style-name="T4">; mì)</text:span></text:p>
      <text:p text:style-name="P8">简</text:p>
      <text:p text:style-name="P6"><text:span text:style-name="T4">(</text:span><text:span text:style-name="T5">편지 간</text:span><text:span text:style-name="T4">; </text:span><text:span text:style-name="T5">⽵</text:span><text:span text:style-name="T4">-</text:span><text:span text:style-name="T5">총</text:span><text:span text:style-name="T4">13</text:span><text:span text:style-name="T5">획</text:span><text:span text:style-name="T4">; jiǎn)</text:span></text:p>
      <text:p text:style-name="P8">排</text:p>
      <text:p text:style-name="P6"><text:span text:style-name="T4">(</text:span><text:span text:style-name="T5">밀칠 배</text:span><text:span text:style-name="T4">; </text:span><text:span text:style-name="T5">⼿</text:span><text:span text:style-name="T4">-</text:span><text:span text:style-name="T5">총</text:span><text:span text:style-name="T4">11</text:span><text:span text:style-name="T5">획</text:span><text:span text:style-name="T4">; pái,pǎi)</text:span></text:p>
      <text:p text:style-name="P8">均</text:p>
      <text:p text:style-name="P6"><text:soft-page-break/><text:span text:style-name="T4">(</text:span><text:span text:style-name="T5">고를 균</text:span><text:span text:style-name="T4">; </text:span><text:span text:style-name="T5">⼟</text:span><text:span text:style-name="T4">-</text:span><text:span text:style-name="T5">총</text:span><text:span text:style-name="T4">7</text:span><text:span text:style-name="T5">획</text:span><text:span text:style-name="T4">; jūn,jùn,yùn)</text:span></text:p>
      <text:p text:style-name="P8">显</text:p>
      <text:p text:style-name="P6"><text:span text:style-name="T4">(</text:span><text:span text:style-name="T5">나타날 현</text:span><text:span text:style-name="T4">; </text:span><text:span text:style-name="T5">⽇</text:span><text:span text:style-name="T4">-</text:span><text:span text:style-name="T5">총</text:span><text:span text:style-name="T4">9</text:span><text:span text:style-name="T5">획</text:span><text:span text:style-name="T4">; xiǎn)</text:span></text:p>
      <text:p text:style-name="P8">旧</text:p>
      <text:p text:style-name="P6"><text:span text:style-name="T4">(</text:span><text:span text:style-name="T5">예 구</text:span><text:span text:style-name="T4">; </text:span><text:span text:style-name="T5">⽇</text:span><text:span text:style-name="T4">-</text:span><text:span text:style-name="T5">총</text:span><text:span text:style-name="T4">5</text:span><text:span text:style-name="T5">획</text:span><text:span text:style-name="T4">; jiù)</text:span></text:p>
      <text:p text:style-name="P8">啦</text:p>
      <text:p text:style-name="P6"><text:span text:style-name="T4">(</text:span><text:span text:style-name="T5">어조사 랍</text:span><text:span text:style-name="T4">{</text:span><text:span text:style-name="T5">납</text:span><text:span text:style-name="T4">,</text:span><text:span text:style-name="T5">라</text:span><text:span text:style-name="T4">}; </text:span><text:span text:style-name="T5">⼝</text:span><text:span text:style-name="T4">-</text:span><text:span text:style-name="T5">총</text:span><text:span text:style-name="T4">11</text:span><text:span text:style-name="T5">획</text:span><text:span text:style-name="T4">; lā,lȧ)</text:span></text:p>
      <text:p text:style-name="P8">谁</text:p>
      <text:p text:style-name="P6"><text:span text:style-name="T4">(</text:span><text:span text:style-name="T5">누구 수</text:span><text:span text:style-name="T4">; </text:span><text:span text:style-name="T5">⾔</text:span><text:span text:style-name="T4">-</text:span><text:span text:style-name="T5">총</text:span><text:span text:style-name="T4">10</text:span><text:span text:style-name="T5">획</text:span><text:span text:style-name="T4">; shéi)</text:span></text:p>
      <text:p text:style-name="P8">尺</text:p>
      <text:p text:style-name="P6"><text:span text:style-name="T4">(</text:span><text:span text:style-name="T5">자 척</text:span><text:span text:style-name="T4">; </text:span><text:span text:style-name="T5">⼫</text:span><text:span text:style-name="T4">-</text:span><text:span text:style-name="T5">총</text:span><text:span text:style-name="T4">4</text:span><text:span text:style-name="T5">획</text:span><text:span text:style-name="T4">; chǐ,chě,chè)</text:span></text:p>
      <text:p text:style-name="P8">云</text:p>
      <text:p text:style-name="P6"><text:span text:style-name="T4">(</text:span><text:span text:style-name="T5">이를 운</text:span><text:span text:style-name="T4">; </text:span><text:span text:style-name="T5">⼆</text:span><text:span text:style-name="T4">-</text:span><text:span text:style-name="T5">총</text:span><text:span text:style-name="T4">4</text:span><text:span text:style-name="T5">획</text:span><text:span text:style-name="T4">; yún)</text:span></text:p>
      <text:p text:style-name="P8">副</text:p>
      <text:p text:style-name="P6"><text:span text:style-name="T4">(</text:span><text:span text:style-name="T5">버금 부</text:span><text:span text:style-name="T4">; </text:span><text:span text:style-name="T5">⼑</text:span><text:span text:style-name="T4">-</text:span><text:span text:style-name="T5">총</text:span><text:span text:style-name="T4">11</text:span><text:span text:style-name="T5">획</text:span><text:span text:style-name="T4">; fù)</text:span></text:p>
      <text:p text:style-name="P8">男</text:p>
      <text:p text:style-name="P6"><text:span text:style-name="T4">(</text:span><text:span text:style-name="T5">사내 남</text:span><text:span text:style-name="T4">; </text:span><text:span text:style-name="T5">⽥</text:span><text:span text:style-name="T4">-</text:span><text:span text:style-name="T5">총</text:span><text:span text:style-name="T4">7</text:span><text:span text:style-name="T5">획</text:span><text:span text:style-name="T4">; nán)</text:span></text:p>
      <text:p text:style-name="P8">致</text:p>
      <text:p text:style-name="P6"><text:span text:style-name="T4">(</text:span><text:span text:style-name="T5">보낼 치</text:span><text:span text:style-name="T4">; </text:span><text:span text:style-name="T5">⾄</text:span><text:span text:style-name="T4">-</text:span><text:span text:style-name="T5">총</text:span><text:span text:style-name="T4">10</text:span><text:span text:style-name="T5">획</text:span><text:span text:style-name="T4">; zhì)</text:span></text:p>
      <text:p text:style-name="P8">适</text:p>
      <text:p text:style-name="P6"><text:span text:style-name="T4">(</text:span><text:span text:style-name="T5">빠를 괄</text:span><text:span text:style-name="T4">; </text:span><text:span text:style-name="T5">⾡</text:span><text:span text:style-name="T4">-</text:span><text:span text:style-name="T5">총</text:span><text:span text:style-name="T4">10</text:span><text:span text:style-name="T5">획</text:span><text:span text:style-name="T4">; kuò,guā)</text:span></text:p>
      <text:p text:style-name="P8">协</text:p>
      <text:p text:style-name="P6"><text:span text:style-name="T4">(</text:span><text:span text:style-name="T5">화할 협</text:span><text:span text:style-name="T4">; </text:span><text:span text:style-name="T5">⼗</text:span><text:span text:style-name="T4">-</text:span><text:span text:style-name="T5">총</text:span><text:span text:style-name="T4">6</text:span><text:span text:style-name="T5">획</text:span><text:span text:style-name="T4">; xié)</text:span></text:p>
      <text:p text:style-name="P8">靠</text:p>
      <text:p text:style-name="P6"><text:span text:style-name="T4">(</text:span><text:span text:style-name="T5">기댈 고</text:span><text:span text:style-name="T4">; </text:span><text:span text:style-name="T5">⾮</text:span><text:span text:style-name="T4">-</text:span><text:span text:style-name="T5">총</text:span><text:span text:style-name="T4">15</text:span><text:span text:style-name="T5">획</text:span><text:span text:style-name="T4">; kào)</text:span></text:p>
      <text:p text:style-name="P8">艺</text:p>
      <text:p text:style-name="P6"><text:span text:style-name="T4">(</text:span><text:span text:style-name="T5">재주 예</text:span><text:span text:style-name="T4">; </text:span><text:span text:style-name="T5">⾋</text:span><text:span text:style-name="T4">-</text:span><text:span text:style-name="T5">총</text:span><text:span text:style-name="T4">7</text:span><text:span text:style-name="T5">획</text:span><text:span text:style-name="T4">; yì)</text:span></text:p>
      <text:p text:style-name="P8">脚</text:p>
      <text:p text:style-name="P6"><text:span text:style-name="T4">(</text:span><text:span text:style-name="T5">다리 각</text:span><text:span text:style-name="T4">; </text:span><text:span text:style-name="T5">⾁</text:span><text:span text:style-name="T4">-</text:span><text:span text:style-name="T5">총</text:span><text:span text:style-name="T4">11</text:span><text:span text:style-name="T5">획</text:span><text:span text:style-name="T4">; jiǎo,jué)</text:span></text:p>
      <text:p text:style-name="P8">换</text:p>
      <text:p text:style-name="P6"><text:span text:style-name="T4">(</text:span><text:span text:style-name="T5">바꿀 환</text:span><text:span text:style-name="T4">; </text:span><text:span text:style-name="T5">⼿</text:span><text:span text:style-name="T4">-</text:span><text:span text:style-name="T5">총</text:span><text:span text:style-name="T4">10</text:span><text:span text:style-name="T5">획</text:span><text:span text:style-name="T4">; huàn)</text:span></text:p>
      <text:p text:style-name="P8">配</text:p>
      <text:p text:style-name="P6"><text:span text:style-name="T4">(</text:span><text:span text:style-name="T5">아내 배</text:span><text:span text:style-name="T4">; </text:span><text:span text:style-name="T5">⾣</text:span><text:span text:style-name="T4">-</text:span><text:span text:style-name="T5">총</text:span><text:span text:style-name="T4">10</text:span><text:span text:style-name="T5">획</text:span><text:span text:style-name="T4">; pèi)</text:span></text:p>
      <text:p text:style-name="P8">宽</text:p>
      <text:p text:style-name="P6"><text:span text:style-name="T4">(</text:span><text:span text:style-name="T5">너그러울 관</text:span><text:span text:style-name="T4">; </text:span><text:span text:style-name="T5">⼧</text:span><text:span text:style-name="T4">-</text:span><text:span text:style-name="T5">총</text:span><text:span text:style-name="T4">10</text:span><text:span text:style-name="T5">획</text:span><text:span text:style-name="T4">; kuān)</text:span></text:p>
      <text:p text:style-name="P8">迫</text:p>
      <text:p text:style-name="P6"><text:span text:style-name="T4">(</text:span><text:span text:style-name="T5">닥칠 박</text:span><text:span text:style-name="T4">; </text:span><text:span text:style-name="T5">⾡</text:span><text:span text:style-name="T4">-</text:span><text:span text:style-name="T5">총</text:span><text:span text:style-name="T4">9</text:span><text:span text:style-name="T5">획</text:span><text:span text:style-name="T4">; pò,pǎi)</text:span></text:p>
      <text:p text:style-name="P8">洲</text:p>
      <text:p text:style-name="P6"><text:span text:style-name="T4">(</text:span><text:span text:style-name="T5">섬 주</text:span><text:span text:style-name="T4">; </text:span><text:span text:style-name="T5">⽔</text:span><text:span text:style-name="T4">-</text:span><text:span text:style-name="T5">총</text:span><text:span text:style-name="T4">9</text:span><text:span text:style-name="T5">획</text:span><text:span text:style-name="T4">; zhōu)</text:span></text:p>
      <text:p text:style-name="P8">久</text:p>
      <text:p text:style-name="P6"><text:span text:style-name="T4">(</text:span><text:span text:style-name="T5">오랠 구</text:span><text:span text:style-name="T4">; </text:span><text:span text:style-name="T5">⼃</text:span><text:span text:style-name="T4">-</text:span><text:span text:style-name="T5">총</text:span><text:span text:style-name="T4">3</text:span><text:span text:style-name="T5">획</text:span><text:span text:style-name="T4">; jiǔ)</text:span></text:p>
      <text:p text:style-name="P8">财</text:p>
      <text:p text:style-name="P6"><text:span text:style-name="T4">(</text:span><text:span text:style-name="T5">재물 재</text:span><text:span text:style-name="T4">; </text:span><text:span text:style-name="T5">⾙</text:span><text:span text:style-name="T4">-</text:span><text:span text:style-name="T5">총</text:span><text:span text:style-name="T4">7</text:span><text:span text:style-name="T5">획</text:span><text:span text:style-name="T4">; cái)</text:span></text:p>
      <text:p text:style-name="P8">免</text:p>
      <text:p text:style-name="P6"><text:span text:style-name="T4">(</text:span><text:span text:style-name="T5">면할 면</text:span><text:span text:style-name="T4">; </text:span><text:span text:style-name="T5">⼉</text:span><text:span text:style-name="T4">-</text:span><text:span text:style-name="T5">총</text:span><text:span text:style-name="T4">7</text:span><text:span text:style-name="T5">획</text:span><text:span text:style-name="T4">; miǎn)</text:span></text:p>
      <text:p text:style-name="P8">旅</text:p>
      <text:p text:style-name="P6"><text:span text:style-name="T4">(</text:span><text:span text:style-name="T5">군사 려</text:span><text:span text:style-name="T4">{</text:span><text:span text:style-name="T5">여</text:span><text:span text:style-name="T4">}; </text:span><text:span text:style-name="T5">⽅</text:span><text:span text:style-name="T4">-</text:span><text:span text:style-name="T5">총</text:span><text:span text:style-name="T4">10</text:span><text:span text:style-name="T5">획</text:span><text:span text:style-name="T4">; lǔ)</text:span></text:p>
      <text:p text:style-name="P8">错</text:p>
      <text:p text:style-name="P6"><text:span text:style-name="T4">(</text:span><text:span text:style-name="T5">섞일 착</text:span><text:span text:style-name="T4">; </text:span><text:span text:style-name="T5">⾦</text:span><text:span text:style-name="T4">-</text:span><text:span text:style-name="T5">총</text:span><text:span text:style-name="T4">13</text:span><text:span text:style-name="T5">획</text:span><text:span text:style-name="T4">; cuò)</text:span></text:p>
      <text:p text:style-name="P8">姐</text:p>
      <text:p text:style-name="P6"><text:span text:style-name="T4">(</text:span><text:span text:style-name="T5">누이 저</text:span><text:span text:style-name="T4">; </text:span><text:span text:style-name="T5">⼥</text:span><text:span text:style-name="T4">-</text:span><text:span text:style-name="T5">총</text:span><text:span text:style-name="T4">8</text:span><text:span text:style-name="T5">획</text:span><text:span text:style-name="T4">; jiě)</text:span></text:p>
      <text:p text:style-name="P8">归</text:p>
      <text:p text:style-name="P6"><text:soft-page-break/><text:span text:style-name="T4">(</text:span><text:span text:style-name="T5">돌아올 귀</text:span><text:span text:style-name="T4">; </text:span><text:span text:style-name="T5">⼹</text:span><text:span text:style-name="T4">-</text:span><text:span text:style-name="T5">총</text:span><text:span text:style-name="T4">5</text:span><text:span text:style-name="T5">획</text:span><text:span text:style-name="T4">; guī)</text:span></text:p>
      <text:p text:style-name="P8">令</text:p>
      <text:p text:style-name="P6"><text:span text:style-name="T4">(</text:span><text:span text:style-name="T5">영 령</text:span><text:span text:style-name="T4">{</text:span><text:span text:style-name="T5">영</text:span><text:span text:style-name="T4">}; </text:span><text:span text:style-name="T5">⼈</text:span><text:span text:style-name="T4">-</text:span><text:span text:style-name="T5">총</text:span><text:span text:style-name="T4">5</text:span><text:span text:style-name="T5">획</text:span><text:span text:style-name="T4">; lìng,lǐng)</text:span></text:p>
      <text:p text:style-name="P8">余</text:p>
      <text:p text:style-name="P6"><text:span text:style-name="T4">(</text:span><text:span text:style-name="T5">나 여</text:span><text:span text:style-name="T4">; </text:span><text:span text:style-name="T5">⼈</text:span><text:span text:style-name="T4">-</text:span><text:span text:style-name="T5">총</text:span><text:span text:style-name="T4">7</text:span><text:span text:style-name="T5">획</text:span><text:span text:style-name="T4">; yú)</text:span></text:p>
      <text:p text:style-name="P8">读</text:p>
      <text:p text:style-name="P6"><text:span text:style-name="T4">(</text:span><text:span text:style-name="T5">읽을 독</text:span><text:span text:style-name="T4">; </text:span><text:span text:style-name="T5">⾔</text:span><text:span text:style-name="T4">-</text:span><text:span text:style-name="T5">총</text:span><text:span text:style-name="T4">10</text:span><text:span text:style-name="T5">획</text:span><text:span text:style-name="T4">; dú)</text:span></text:p>
      <text:p text:style-name="P8">创</text:p>
      <text:p text:style-name="P6"><text:span text:style-name="T4">(</text:span><text:span text:style-name="T5">비로소 창</text:span><text:span text:style-name="T4">; </text:span><text:span text:style-name="T5">⼑</text:span><text:span text:style-name="T4">-</text:span><text:span text:style-name="T5">총</text:span><text:span text:style-name="T4">6</text:span><text:span text:style-name="T5">획</text:span><text:span text:style-name="T4">; chuàng,chuāng)</text:span></text:p>
      <text:p text:style-name="P8">置</text:p>
      <text:p text:style-name="P6"><text:span text:style-name="T4">(</text:span><text:span text:style-name="T5">둘 치</text:span><text:span text:style-name="T4">; </text:span><text:span text:style-name="T5">⽹</text:span><text:span text:style-name="T4">-</text:span><text:span text:style-name="T5">총</text:span><text:span text:style-name="T4">13</text:span><text:span text:style-name="T5">획</text:span><text:span text:style-name="T4">; zhì)</text:span></text:p>
      <text:p text:style-name="P8">益</text:p>
      <text:p text:style-name="P6"><text:span text:style-name="T4">(</text:span><text:span text:style-name="T5">더할 익</text:span><text:span text:style-name="T4">; </text:span><text:span text:style-name="T5">⽫</text:span><text:span text:style-name="T4">-</text:span><text:span text:style-name="T5">총</text:span><text:span text:style-name="T4">10</text:span><text:span text:style-name="T5">획</text:span><text:span text:style-name="T4">; yì)</text:span></text:p>
      <text:p text:style-name="P8">穿</text:p>
      <text:p text:style-name="P6"><text:span text:style-name="T4">(</text:span><text:span text:style-name="T5">뚫을 천</text:span><text:span text:style-name="T4">; </text:span><text:span text:style-name="T5">⽳</text:span><text:span text:style-name="T4">-</text:span><text:span text:style-name="T5">총</text:span><text:span text:style-name="T4">9</text:span><text:span text:style-name="T5">획</text:span><text:span text:style-name="T4">; chuān)</text:span></text:p>
      <text:p text:style-name="P8">端</text:p>
      <text:p text:style-name="P6"><text:span text:style-name="T4">(</text:span><text:span text:style-name="T5">바를 단</text:span><text:span text:style-name="T4">; </text:span><text:span text:style-name="T5">⽴</text:span><text:span text:style-name="T4">-</text:span><text:span text:style-name="T5">총</text:span><text:span text:style-name="T4">14</text:span><text:span text:style-name="T5">획</text:span><text:span text:style-name="T4">; duān)</text:span></text:p>
      <text:p text:style-name="P8">抗</text:p>
      <text:p text:style-name="P6"><text:span text:style-name="T4">(</text:span><text:span text:style-name="T5">막을 항</text:span><text:span text:style-name="T4">; </text:span><text:span text:style-name="T5">⼿</text:span><text:span text:style-name="T4">-</text:span><text:span text:style-name="T5">총</text:span><text:span text:style-name="T4">7</text:span><text:span text:style-name="T5">획</text:span><text:span text:style-name="T4">; kàng)</text:span></text:p>
      <text:p text:style-name="P8">独</text:p>
      <text:p text:style-name="P6"><text:span text:style-name="T4">(</text:span><text:span text:style-name="T5">홀로 독</text:span><text:span text:style-name="T4">; </text:span><text:span text:style-name="T5">⽝</text:span><text:span text:style-name="T4">-</text:span><text:span text:style-name="T5">총</text:span><text:span text:style-name="T4">9</text:span><text:span text:style-name="T5">획</text:span><text:span text:style-name="T4">; dú)</text:span></text:p>
      <text:p text:style-name="P8">某</text:p>
      <text:p text:style-name="P6"><text:span text:style-name="T4">(</text:span><text:span text:style-name="T5">아무 모</text:span><text:span text:style-name="T4">; </text:span><text:span text:style-name="T5">⽊</text:span><text:span text:style-name="T4">-</text:span><text:span text:style-name="T5">총</text:span><text:span text:style-name="T4">9</text:span><text:span text:style-name="T5">획</text:span><text:span text:style-name="T4">; mǒu)</text:span></text:p>
      <text:p text:style-name="P8">判</text:p>
      <text:p text:style-name="P6"><text:span text:style-name="T4">(</text:span><text:span text:style-name="T5">판가름할 판</text:span><text:span text:style-name="T4">; </text:span><text:span text:style-name="T5">⼑</text:span><text:span text:style-name="T4">-</text:span><text:span text:style-name="T5">총</text:span><text:span text:style-name="T4">7</text:span><text:span text:style-name="T5">획</text:span><text:span text:style-name="T4">; pàn)</text:span></text:p>
      <text:p text:style-name="P8">闻</text:p>
      <text:p text:style-name="P6"><text:span text:style-name="T4">(</text:span><text:span text:style-name="T5">들을 문</text:span><text:span text:style-name="T4">; </text:span><text:span text:style-name="T5">⾨</text:span><text:span text:style-name="T4">-</text:span><text:span text:style-name="T5">총</text:span><text:span text:style-name="T4">9</text:span><text:span text:style-name="T5">획</text:span><text:span text:style-name="T4">; wén)</text:span></text:p>
      <text:p text:style-name="P8">敢</text:p>
      <text:p text:style-name="P6"><text:span text:style-name="T4">(</text:span><text:span text:style-name="T5">감히 감</text:span><text:span text:style-name="T4">; </text:span><text:span text:style-name="T5">⽁</text:span><text:span text:style-name="T4">-</text:span><text:span text:style-name="T5">총</text:span><text:span text:style-name="T4">12</text:span><text:span text:style-name="T5">획</text:span><text:span text:style-name="T4">; gǎn)</text:span></text:p>
      <text:p text:style-name="P8">午</text:p>
      <text:p text:style-name="P6"><text:span text:style-name="T4">(</text:span><text:span text:style-name="T5">일곱째 지지 오</text:span><text:span text:style-name="T4">; </text:span><text:span text:style-name="T5">⼗</text:span><text:span text:style-name="T4">-</text:span><text:span text:style-name="T5">총</text:span><text:span text:style-name="T4">4</text:span><text:span text:style-name="T5">획</text:span><text:span text:style-name="T4">; wǔ)</text:span></text:p>
      <text:p text:style-name="P8">冷</text:p>
      <text:p text:style-name="P6"><text:span text:style-name="T4">(</text:span><text:span text:style-name="T5">찰 랭</text:span><text:span text:style-name="T4">{</text:span><text:span text:style-name="T5">냉</text:span><text:span text:style-name="T4">}; </text:span><text:span text:style-name="T5">⼎</text:span><text:span text:style-name="T4">-</text:span><text:span text:style-name="T5">총</text:span><text:span text:style-name="T4">7</text:span><text:span text:style-name="T5">획</text:span><text:span text:style-name="T4">; lěng)</text:span></text:p>
      <text:p text:style-name="P8">材</text:p>
      <text:p text:style-name="P6"><text:span text:style-name="T4">(</text:span><text:span text:style-name="T5">재목 재</text:span><text:span text:style-name="T4">; </text:span><text:span text:style-name="T5">⽊</text:span><text:span text:style-name="T4">-</text:span><text:span text:style-name="T5">총</text:span><text:span text:style-name="T4">7</text:span><text:span text:style-name="T5">획</text:span><text:span text:style-name="T4">; cái)</text:span></text:p>
      <text:p text:style-name="P8">春</text:p>
      <text:p text:style-name="P6"><text:span text:style-name="T4">(</text:span><text:span text:style-name="T5">봄 춘</text:span><text:span text:style-name="T4">; </text:span><text:span text:style-name="T5">⽇</text:span><text:span text:style-name="T4">-</text:span><text:span text:style-name="T5">총</text:span><text:span text:style-name="T4">9</text:span><text:span text:style-name="T5">획</text:span><text:span text:style-name="T4">; chūn)</text:span></text:p>
      <text:p text:style-name="P8">守</text:p>
      <text:p text:style-name="P6"><text:span text:style-name="T4">(</text:span><text:span text:style-name="T5">지킬 수</text:span><text:span text:style-name="T4">; </text:span><text:span text:style-name="T5">⼧</text:span><text:span text:style-name="T4">-</text:span><text:span text:style-name="T5">총</text:span><text:span text:style-name="T4">6</text:span><text:span text:style-name="T5">획</text:span><text:span text:style-name="T4">; shǒu)</text:span></text:p>
      <text:p text:style-name="P8">虫</text:p>
      <text:p text:style-name="P6"><text:span text:style-name="T4">(</text:span><text:span text:style-name="T5">벌레 충</text:span><text:span text:style-name="T4">{</text:span><text:span text:style-name="T5">훼</text:span><text:span text:style-name="T4">}; </text:span><text:span text:style-name="T5">⾍</text:span><text:span text:style-name="T4">-</text:span><text:span text:style-name="T5">총</text:span><text:span text:style-name="T4">6</text:span><text:span text:style-name="T5">획</text:span><text:span text:style-name="T4">; chóng,chǒng,huǐ)</text:span></text:p>
      <text:p text:style-name="P8">仅</text:p>
      <text:p text:style-name="P6"><text:span text:style-name="T4">(</text:span><text:span text:style-name="T5">줄 부</text:span><text:span text:style-name="T4">; </text:span><text:span text:style-name="T5">⼈</text:span><text:span text:style-name="T4">-</text:span><text:span text:style-name="T5">총</text:span><text:span text:style-name="T4">4</text:span><text:span text:style-name="T5">획</text:span><text:span text:style-name="T4">; jǐn)</text:span></text:p>
      <text:p text:style-name="P8">态</text:p>
      <text:p text:style-name="P6"><text:span text:style-name="T4">(</text:span><text:span text:style-name="T5">모양 태</text:span><text:span text:style-name="T4">; </text:span><text:span text:style-name="T5">⼼</text:span><text:span text:style-name="T4">-</text:span><text:span text:style-name="T5">총</text:span><text:span text:style-name="T4">8</text:span><text:span text:style-name="T5">획</text:span><text:span text:style-name="T4">; tài)</text:span></text:p>
      <text:p text:style-name="P8">圆</text:p>
      <text:p text:style-name="P6"><text:span text:style-name="T4">(</text:span><text:span text:style-name="T5">둥글 원</text:span><text:span text:style-name="T4">; </text:span><text:span text:style-name="T5">⼞</text:span><text:span text:style-name="T4">-</text:span><text:span text:style-name="T5">총</text:span><text:span text:style-name="T4">10</text:span><text:span text:style-name="T5">획</text:span><text:span text:style-name="T4">; yuán)</text:span></text:p>
      <text:p text:style-name="P8">岁</text:p>
      <text:p text:style-name="P6"><text:span text:style-name="T4">(</text:span><text:span text:style-name="T5">해 세</text:span><text:span text:style-name="T4">; </text:span><text:span text:style-name="T5">⼭</text:span><text:span text:style-name="T4">-</text:span><text:span text:style-name="T5">총</text:span><text:span text:style-name="T4">6</text:span><text:span text:style-name="T5">획</text:span><text:span text:style-name="T4">; suì)</text:span></text:p>
      <text:p text:style-name="P8">预</text:p>
      <text:p text:style-name="P6"><text:span text:style-name="T4">(</text:span><text:span text:style-name="T5">미리 예</text:span><text:span text:style-name="T4">; </text:span><text:span text:style-name="T5">⾴</text:span><text:span text:style-name="T4">-</text:span><text:span text:style-name="T5">총</text:span><text:span text:style-name="T4">10</text:span><text:span text:style-name="T5">획</text:span><text:span text:style-name="T4">; yù)</text:span></text:p>
      <text:p text:style-name="P8">宣</text:p>
      <text:p text:style-name="P6"><text:soft-page-break/><text:span text:style-name="T4">(</text:span><text:span text:style-name="T5">베풀 선</text:span><text:span text:style-name="T4">; </text:span><text:span text:style-name="T5">⼧</text:span><text:span text:style-name="T4">-</text:span><text:span text:style-name="T5">총</text:span><text:span text:style-name="T4">9</text:span><text:span text:style-name="T5">획</text:span><text:span text:style-name="T4">; xuān)</text:span></text:p>
      <text:p text:style-name="P8">略</text:p>
      <text:p text:style-name="P6"><text:span text:style-name="T4">(</text:span><text:span text:style-name="T5">다스릴 략</text:span><text:span text:style-name="T4">{</text:span><text:span text:style-name="T5">약</text:span><text:span text:style-name="T4">}; </text:span><text:span text:style-name="T5">⽥</text:span><text:span text:style-name="T4">-</text:span><text:span text:style-name="T5">총</text:span><text:span text:style-name="T4">11</text:span><text:span text:style-name="T5">획</text:span><text:span text:style-name="T4">; lüè)</text:span></text:p>
      <text:p text:style-name="P8">源</text:p>
      <text:p text:style-name="P6"><text:span text:style-name="T4">(</text:span><text:span text:style-name="T5">근원 원</text:span><text:span text:style-name="T4">; </text:span><text:span text:style-name="T5">⽔</text:span><text:span text:style-name="T4">-</text:span><text:span text:style-name="T5">총</text:span><text:span text:style-name="T4">13</text:span><text:span text:style-name="T5">획</text:span><text:span text:style-name="T4">; yuán)</text:span></text:p>
      <text:p text:style-name="P8">素</text:p>
      <text:p text:style-name="P6"><text:span text:style-name="T4">(</text:span><text:span text:style-name="T5">흴 소</text:span><text:span text:style-name="T4">; </text:span><text:span text:style-name="T5">⽷</text:span><text:span text:style-name="T4">-</text:span><text:span text:style-name="T5">총</text:span><text:span text:style-name="T4">10</text:span><text:span text:style-name="T5">획</text:span><text:span text:style-name="T4">; sù)</text:span></text:p>
      <text:p text:style-name="P8">鑛</text:p>
      <text:p text:style-name="P6"><text:span text:style-name="T4">(</text:span><text:span text:style-name="T5">쇳돌 광</text:span><text:span text:style-name="T4">; </text:span><text:span text:style-name="T5">⾦</text:span><text:span text:style-name="T4">-</text:span><text:span text:style-name="T5">총</text:span><text:span text:style-name="T4">23</text:span><text:span text:style-name="T5">획</text:span><text:span text:style-name="T4">; kuàng)</text:span></text:p>
      <text:p text:style-name="P8">充</text:p>
      <text:p text:style-name="P6"><text:span text:style-name="T4">(</text:span><text:span text:style-name="T5">찰 충</text:span><text:span text:style-name="T4">; </text:span><text:span text:style-name="T5">⼉</text:span><text:span text:style-name="T4">-</text:span><text:span text:style-name="T5">총</text:span><text:span text:style-name="T4">5</text:span><text:span text:style-name="T5">획</text:span><text:span text:style-name="T4">; chōng)</text:span></text:p>
      <text:p text:style-name="P8">刚</text:p>
      <text:p text:style-name="P6"><text:span text:style-name="T4">(</text:span><text:span text:style-name="T5">비로소 강</text:span><text:span text:style-name="T4">; </text:span><text:span text:style-name="T5">⼑</text:span><text:span text:style-name="T4">-</text:span><text:span text:style-name="T5">총</text:span><text:span text:style-name="T4">6</text:span><text:span text:style-name="T5">획</text:span><text:span text:style-name="T4">; gāng)</text:span></text:p>
      <text:p text:style-name="P8">语</text:p>
      <text:p text:style-name="P6"><text:span text:style-name="T4">(</text:span><text:span text:style-name="T5">말씀 어</text:span><text:span text:style-name="T4">; </text:span><text:span text:style-name="T5">⾔</text:span><text:span text:style-name="T4">-</text:span><text:span text:style-name="T5">총</text:span><text:span text:style-name="T4">9</text:span><text:span text:style-name="T5">획</text:span><text:span text:style-name="T4">; yǔ)</text:span></text:p>
      <text:p text:style-name="P8">左</text:p>
      <text:p text:style-name="P6"><text:span text:style-name="T4">(</text:span><text:span text:style-name="T5">왼 좌</text:span><text:span text:style-name="T4">; </text:span><text:span text:style-name="T5">⼯</text:span><text:span text:style-name="T4">-</text:span><text:span text:style-name="T5">총</text:span><text:span text:style-name="T4">5</text:span><text:span text:style-name="T5">획</text:span><text:span text:style-name="T4">; zuǒ)</text:span></text:p>
      <text:p text:style-name="P8">考</text:p>
      <text:p text:style-name="P6"><text:span text:style-name="T4">(</text:span><text:span text:style-name="T5">상고할 고</text:span><text:span text:style-name="T4">; </text:span><text:span text:style-name="T5">⽼</text:span><text:span text:style-name="T4">-</text:span><text:span text:style-name="T5">총</text:span><text:span text:style-name="T4">6</text:span><text:span text:style-name="T5">획</text:span><text:span text:style-name="T4">; kǎo)</text:span></text:p>
      <text:p text:style-name="P8">仍</text:p>
      <text:p text:style-name="P6"><text:span text:style-name="T4">(</text:span><text:span text:style-name="T5">인할 잉</text:span><text:span text:style-name="T4">; </text:span><text:span text:style-name="T5">⼈</text:span><text:span text:style-name="T4">-</text:span><text:span text:style-name="T5">총</text:span><text:span text:style-name="T4">4</text:span><text:span text:style-name="T5">획</text:span><text:span text:style-name="T4">; réng)</text:span></text:p>
      <text:p text:style-name="P8">恩</text:p>
      <text:p text:style-name="P6"><text:span text:style-name="T4">(</text:span><text:span text:style-name="T5">은혜 은</text:span><text:span text:style-name="T4">; </text:span><text:span text:style-name="T5">⼼</text:span><text:span text:style-name="T4">-</text:span><text:span text:style-name="T5">총</text:span><text:span text:style-name="T4">10</text:span><text:span text:style-name="T5">획</text:span><text:span text:style-name="T4">; ēn)</text:span></text:p>
      <text:p text:style-name="P8">烟</text:p>
      <text:p text:style-name="P6"><text:span text:style-name="T4">(</text:span><text:span text:style-name="T5">연기 연</text:span><text:span text:style-name="T4">; </text:span><text:span text:style-name="T5">⽕</text:span><text:span text:style-name="T4">-</text:span><text:span text:style-name="T5">총</text:span><text:span text:style-name="T4">10</text:span><text:span text:style-name="T5">획</text:span><text:span text:style-name="T4">; yān,yīn)</text:span></text:p>
      <text:p text:style-name="P8">構</text:p>
      <text:p text:style-name="P6"><text:span text:style-name="T4">(</text:span><text:span text:style-name="T5">얽을 구</text:span><text:span text:style-name="T4">; </text:span><text:span text:style-name="T5">⽊</text:span><text:span text:style-name="T4">-</text:span><text:span text:style-name="T5">총</text:span><text:span text:style-name="T4">14</text:span><text:span text:style-name="T5">획</text:span><text:span text:style-name="T4">; gòu)</text:span></text:p>
      <text:p text:style-name="P8">乡</text:p>
      <text:p text:style-name="P6"><text:span text:style-name="T4">(</text:span><text:span text:style-name="T5">시골 향</text:span><text:span text:style-name="T4">; </text:span><text:span text:style-name="T5">⼳</text:span><text:span text:style-name="T4">-</text:span><text:span text:style-name="T5">총</text:span><text:span text:style-name="T4">3</text:span><text:span text:style-name="T5">획</text:span><text:span text:style-name="T4">; xiāng)</text:span></text:p>
      <text:p text:style-name="P8">酒</text:p>
      <text:p text:style-name="P6"><text:span text:style-name="T4">(</text:span><text:span text:style-name="T5">술 주</text:span><text:span text:style-name="T4">; </text:span><text:span text:style-name="T5">⾣</text:span><text:span text:style-name="T4">-</text:span><text:span text:style-name="T5">총</text:span><text:span text:style-name="T4">10</text:span><text:span text:style-name="T5">획</text:span><text:span text:style-name="T4">; jiǔ)</text:span></text:p>
      <text:p text:style-name="P8">付</text:p>
      <text:p text:style-name="P6"><text:span text:style-name="T4">(</text:span><text:span text:style-name="T5">줄 부</text:span><text:span text:style-name="T4">; </text:span><text:span text:style-name="T5">⼈</text:span><text:span text:style-name="T4">-</text:span><text:span text:style-name="T5">총</text:span><text:span text:style-name="T4">5</text:span><text:span text:style-name="T5">획</text:span><text:span text:style-name="T4">; fù)</text:span></text:p>
      <text:p text:style-name="P8">畵</text:p>
      <text:p text:style-name="P6"><text:span text:style-name="T4">(</text:span><text:span text:style-name="T5">그림 화</text:span><text:span text:style-name="T4">; </text:span><text:span text:style-name="T5">⽥</text:span><text:span text:style-name="T4">-</text:span><text:span text:style-name="T5">총</text:span><text:span text:style-name="T4">13</text:span><text:span text:style-name="T5">획</text:span><text:span text:style-name="T4">; huà)</text:span></text:p>
      <text:p text:style-name="P8">座</text:p>
      <text:p text:style-name="P6"><text:span text:style-name="T4">(</text:span><text:span text:style-name="T5">자리 좌</text:span><text:span text:style-name="T4">; </text:span><text:span text:style-name="T5">⼴</text:span><text:span text:style-name="T4">-</text:span><text:span text:style-name="T5">총</text:span><text:span text:style-name="T4">10</text:span><text:span text:style-name="T5">획</text:span><text:span text:style-name="T4">; zuò)</text:span></text:p>
      <text:p text:style-name="P8">君</text:p>
      <text:p text:style-name="P6"><text:span text:style-name="T4">(</text:span><text:span text:style-name="T5">임금 군</text:span><text:span text:style-name="T4">; </text:span><text:span text:style-name="T5">⼝</text:span><text:span text:style-name="T4">-</text:span><text:span text:style-name="T5">총</text:span><text:span text:style-name="T4">7</text:span><text:span text:style-name="T5">획</text:span><text:span text:style-name="T4">; jūn)</text:span></text:p>
      <text:p text:style-name="P8">逐</text:p>
      <text:p text:style-name="P6"><text:span text:style-name="T4">(</text:span><text:span text:style-name="T5">쫓을 축</text:span><text:span text:style-name="T4">; </text:span><text:span text:style-name="T5">⾡</text:span><text:span text:style-name="T4">-</text:span><text:span text:style-name="T5">총</text:span><text:span text:style-name="T4">11</text:span><text:span text:style-name="T5">획</text:span><text:span text:style-name="T4">; zhú)</text:span></text:p>
      <text:p text:style-name="P8">卖</text:p>
      <text:p text:style-name="P6"><text:span text:style-name="T4">(</text:span><text:span text:style-name="T5">팔 매</text:span><text:span text:style-name="T4">; </text:span><text:span text:style-name="T5">⼗</text:span><text:span text:style-name="T4">-</text:span><text:span text:style-name="T5">총</text:span><text:span text:style-name="T4">8</text:span><text:span text:style-name="T5">획</text:span><text:span text:style-name="T4">; mài)</text:span></text:p>
      <text:p text:style-name="P8">卫</text:p>
      <text:p text:style-name="P6"><text:span text:style-name="T4">(</text:span><text:span text:style-name="T5">보위할 위</text:span><text:span text:style-name="T4">; </text:span><text:span text:style-name="T5">⼙</text:span><text:span text:style-name="T4">-</text:span><text:span text:style-name="T5">총</text:span><text:span text:style-name="T4">3</text:span><text:span text:style-name="T5">획</text:span><text:span text:style-name="T4">; wèi)</text:span></text:p>
      <text:p text:style-name="P8">跳</text:p>
      <text:p text:style-name="P6"><text:span text:style-name="T4">(</text:span><text:span text:style-name="T5">뛸 도</text:span><text:span text:style-name="T4">; </text:span><text:span text:style-name="T5">⾜</text:span><text:span text:style-name="T4">-</text:span><text:span text:style-name="T5">총</text:span><text:span text:style-name="T4">13</text:span><text:span text:style-name="T5">획</text:span><text:span text:style-name="T4">; tiào)</text:span></text:p>
      <text:p text:style-name="P8">绝</text:p>
      <text:p text:style-name="P6"><text:span text:style-name="T4">(</text:span><text:span text:style-name="T5">절</text:span><text:span text:style-name="T4">; </text:span><text:span text:style-name="T5">⽷</text:span><text:span text:style-name="T4">-</text:span><text:span text:style-name="T5">총</text:span><text:span text:style-name="T4">9</text:span><text:span text:style-name="T5">획</text:span><text:span text:style-name="T4">; jué)</text:span></text:p>
      <text:p text:style-name="P8">朋</text:p>
      <text:p text:style-name="P6"><text:span text:style-name="T4">(</text:span><text:span text:style-name="T5">벗 붕</text:span><text:span text:style-name="T4">; </text:span><text:span text:style-name="T5">⽉</text:span><text:span text:style-name="T4">-</text:span><text:span text:style-name="T5">총</text:span><text:span text:style-name="T4">8</text:span><text:span text:style-name="T5">획</text:span><text:span text:style-name="T4">; péng)</text:span></text:p>
      <text:p text:style-name="P8">降</text:p>
      <text:p text:style-name="P6"><text:soft-page-break/><text:span text:style-name="T4">(</text:span><text:span text:style-name="T5">내릴 강</text:span><text:span text:style-name="T4">{</text:span><text:span text:style-name="T5">항복할 항</text:span><text:span text:style-name="T4">}; </text:span><text:span text:style-name="T5">⾩</text:span><text:span text:style-name="T4">-</text:span><text:span text:style-name="T5">총</text:span><text:span text:style-name="T4">9</text:span><text:span text:style-name="T5">획</text:span><text:span text:style-name="T4">; jiàng,xiáng)</text:span></text:p>
      <text:p text:style-name="P8">李</text:p>
      <text:p text:style-name="P6"><text:span text:style-name="T4">(</text:span><text:span text:style-name="T5">자두나무 리</text:span><text:span text:style-name="T4">{</text:span><text:span text:style-name="T5">이</text:span><text:span text:style-name="T4">}; </text:span><text:span text:style-name="T5">⽊</text:span><text:span text:style-name="T4">-</text:span><text:span text:style-name="T5">총</text:span><text:span text:style-name="T4">7</text:span><text:span text:style-name="T5">획</text:span><text:span text:style-name="T4">; lǐ)</text:span></text:p>
      <text:p text:style-name="P8">占</text:p>
      <text:p text:style-name="P6"><text:span text:style-name="T4">(</text:span><text:span text:style-name="T5">차지할 점</text:span><text:span text:style-name="T4">; </text:span><text:span text:style-name="T5">⼘</text:span><text:span text:style-name="T4">-</text:span><text:span text:style-name="T5">총</text:span><text:span text:style-name="T4">5</text:span><text:span text:style-name="T5">획</text:span><text:span text:style-name="T4">; zhān,zhàn)</text:span></text:p>
      <text:p text:style-name="P8">汽</text:p>
      <text:p text:style-name="P6"><text:span text:style-name="T4">(</text:span><text:span text:style-name="T5">김 기</text:span><text:span text:style-name="T4">; </text:span><text:span text:style-name="T5">⽔</text:span><text:span text:style-name="T4">-</text:span><text:span text:style-name="T5">총</text:span><text:span text:style-name="T4">7</text:span><text:span text:style-name="T5">획</text:span><text:span text:style-name="T4">; qì)</text:span></text:p>
      <text:p text:style-name="P8">药</text:p>
      <text:p text:style-name="P6"><text:span text:style-name="T4">(</text:span><text:span text:style-name="T5">대 마디 약</text:span><text:span text:style-name="T4">; </text:span><text:span text:style-name="T5">⾋</text:span><text:span text:style-name="T4">-</text:span><text:span text:style-name="T5">총</text:span><text:span text:style-name="T4">12</text:span><text:span text:style-name="T5">획</text:span><text:span text:style-name="T4">; yào)</text:span></text:p>
      <text:p text:style-name="P8">货</text:p>
      <text:p text:style-name="P6"><text:span text:style-name="T4">(</text:span><text:span text:style-name="T5">재화 화</text:span><text:span text:style-name="T4">; </text:span><text:span text:style-name="T5">⾙</text:span><text:span text:style-name="T4">-</text:span><text:span text:style-name="T5">총</text:span><text:span text:style-name="T4">8</text:span><text:span text:style-name="T5">획</text:span><text:span text:style-name="T4">; huò)</text:span></text:p>
      <text:p text:style-name="P8">救</text:p>
      <text:p text:style-name="P6"><text:span text:style-name="T4">(</text:span><text:span text:style-name="T5">건질 구</text:span><text:span text:style-name="T4">; </text:span><text:span text:style-name="T5">⽁</text:span><text:span text:style-name="T4">-</text:span><text:span text:style-name="T5">총</text:span><text:span text:style-name="T4">11</text:span><text:span text:style-name="T5">획</text:span><text:span text:style-name="T4">; jiù)</text:span></text:p>
      <text:p text:style-name="P8">另</text:p>
      <text:p text:style-name="P6"><text:span text:style-name="T4">(</text:span><text:span text:style-name="T5">헤어질 령</text:span><text:span text:style-name="T4">{</text:span><text:span text:style-name="T5">영</text:span><text:span text:style-name="T4">}; </text:span><text:span text:style-name="T5">⼝</text:span><text:span text:style-name="T4">-</text:span><text:span text:style-name="T5">총</text:span><text:span text:style-name="T4">5</text:span><text:span text:style-name="T5">획</text:span><text:span text:style-name="T4">; lìng)</text:span></text:p>
      <text:p text:style-name="P8">获</text:p>
      <text:p text:style-name="P6"><text:span text:style-name="T4">(</text:span><text:span text:style-name="T5">얻을 획</text:span><text:span text:style-name="T4">; </text:span><text:span text:style-name="T5">⾋</text:span><text:span text:style-name="T4">-</text:span><text:span text:style-name="T5">총</text:span><text:span text:style-name="T4">11</text:span><text:span text:style-name="T5">획</text:span><text:span text:style-name="T4">; huò)</text:span></text:p>
      <text:p text:style-name="P8">微</text:p>
      <text:p text:style-name="P6"><text:span text:style-name="T4">(</text:span><text:span text:style-name="T5">작을 미</text:span><text:span text:style-name="T4">; </text:span><text:span text:style-name="T5">⼻</text:span><text:span text:style-name="T4">-</text:span><text:span text:style-name="T5">총</text:span><text:span text:style-name="T4">13</text:span><text:span text:style-name="T5">획</text:span><text:span text:style-name="T4">; wēi)</text:span></text:p>
      <text:p text:style-name="P8">伤</text:p>
      <text:p text:style-name="P6"><text:span text:style-name="T4">(</text:span><text:span text:style-name="T5">상처 상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shāng)</text:span></text:p>
      <text:p text:style-name="P8">奇</text:p>
      <text:p text:style-name="P6"><text:span text:style-name="T4">(</text:span><text:span text:style-name="T5">기이할 기</text:span><text:span text:style-name="T4">; </text:span><text:span text:style-name="T5">⼤</text:span><text:span text:style-name="T4">-</text:span><text:span text:style-name="T5">총</text:span><text:span text:style-name="T4">8</text:span><text:span text:style-name="T5">획</text:span><text:span text:style-name="T4">; qí,jī)</text:span></text:p>
      <text:p text:style-name="P8">减</text:p>
      <text:p text:style-name="P6"><text:span text:style-name="T4">(</text:span><text:span text:style-name="T5">덜 감</text:span><text:span text:style-name="T4">; </text:span><text:span text:style-name="T5">⼎</text:span><text:span text:style-name="T4">-</text:span><text:span text:style-name="T5">총</text:span><text:span text:style-name="T4">11</text:span><text:span text:style-name="T5">획</text:span><text:span text:style-name="T4">; jiǎn)</text:span></text:p>
      <text:p text:style-name="P8">策</text:p>
      <text:p text:style-name="P6"><text:span text:style-name="T4">(</text:span><text:span text:style-name="T5">채찍 책</text:span><text:span text:style-name="T4">; </text:span><text:span text:style-name="T5">⽵</text:span><text:span text:style-name="T4">-</text:span><text:span text:style-name="T5">총</text:span><text:span text:style-name="T4">12</text:span><text:span text:style-name="T5">획</text:span><text:span text:style-name="T4">; cè)</text:span></text:p>
      <text:p text:style-name="P8">句</text:p>
      <text:p text:style-name="P6"><text:span text:style-name="T4">(</text:span><text:span text:style-name="T5">글귀 구</text:span><text:span text:style-name="T4">; </text:span><text:span text:style-name="T5">⼝</text:span><text:span text:style-name="T4">-</text:span><text:span text:style-name="T5">총</text:span><text:span text:style-name="T4">5</text:span><text:span text:style-name="T5">획</text:span><text:span text:style-name="T4">; jù,gōu)</text:span></text:p>
      <text:p text:style-name="P8">赶</text:p>
      <text:p text:style-name="P6"><text:span text:style-name="T4">(</text:span><text:span text:style-name="T5">달릴 간</text:span><text:span text:style-name="T4">; </text:span><text:span text:style-name="T5">⾛</text:span><text:span text:style-name="T4">-</text:span><text:span text:style-name="T5">총</text:span><text:span text:style-name="T4">10</text:span><text:span text:style-name="T5">획</text:span><text:span text:style-name="T4">; gǎn,qián,qué)</text:span></text:p>
      <text:p text:style-name="P8">承</text:p>
      <text:p text:style-name="P6"><text:span text:style-name="T4">(</text:span><text:span text:style-name="T5">받들 승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chéng)</text:span></text:p>
      <text:p text:style-name="P8">州</text:p>
      <text:p text:style-name="P6"><text:span text:style-name="T4">(</text:span><text:span text:style-name="T5">고을 주</text:span><text:span text:style-name="T4">; </text:span><text:span text:style-name="T5">⼮</text:span><text:span text:style-name="T4">-</text:span><text:span text:style-name="T5">총</text:span><text:span text:style-name="T4">6</text:span><text:span text:style-name="T5">획</text:span><text:span text:style-name="T4">; zhōu)</text:span></text:p>
      <text:p text:style-name="P8">终</text:p>
      <text:p text:style-name="P6"><text:span text:style-name="T4">(</text:span><text:span text:style-name="T5">마칠 종</text:span><text:span text:style-name="T4">; </text:span><text:span text:style-name="T5">⽷</text:span><text:span text:style-name="T4">-</text:span><text:span text:style-name="T5">총</text:span><text:span text:style-name="T4">8</text:span><text:span text:style-name="T5">획</text:span><text:span text:style-name="T4">; zhōng)</text:span></text:p>
      <text:p text:style-name="P8">娘</text:p>
      <text:p text:style-name="P6"><text:span text:style-name="T4">(</text:span><text:span text:style-name="T5">아가씨 낭</text:span><text:span text:style-name="T4">{</text:span><text:span text:style-name="T5">랑</text:span><text:span text:style-name="T4">}; </text:span><text:span text:style-name="T5">⼥</text:span><text:span text:style-name="T4">-</text:span><text:span text:style-name="T5">총</text:span><text:span text:style-name="T4">10</text:span><text:span text:style-name="T5">획</text:span><text:span text:style-name="T4">; niáng)</text:span></text:p>
      <text:p text:style-name="P8">案</text:p>
      <text:p text:style-name="P6"><text:span text:style-name="T4">(</text:span><text:span text:style-name="T5">책상 안</text:span><text:span text:style-name="T4">; </text:span><text:span text:style-name="T5">⽊</text:span><text:span text:style-name="T4">-</text:span><text:span text:style-name="T5">총</text:span><text:span text:style-name="T4">10</text:span><text:span text:style-name="T5">획</text:span><text:span text:style-name="T4">; àn)</text:span></text:p>
      <text:p text:style-name="P8">诉</text:p>
      <text:p text:style-name="P6"><text:span text:style-name="T4">(</text:span><text:span text:style-name="T5">하소연할 소</text:span><text:span text:style-name="T4">; </text:span><text:span text:style-name="T5">⾔</text:span><text:span text:style-name="T4">-</text:span><text:span text:style-name="T5">총</text:span><text:span text:style-name="T4">7</text:span><text:span text:style-name="T5">획</text:span><text:span text:style-name="T4">; sù)</text:span></text:p>
      <text:p text:style-name="P8">右</text:p>
      <text:p text:style-name="P6"><text:span text:style-name="T4">(</text:span><text:span text:style-name="T5">오른쪽 우</text:span><text:span text:style-name="T4">; </text:span><text:span text:style-name="T5">⼝</text:span><text:span text:style-name="T4">-</text:span><text:span text:style-name="T5">총</text:span><text:span text:style-name="T4">5</text:span><text:span text:style-name="T5">획</text:span><text:span text:style-name="T4">; yòu)</text:span></text:p>
      <text:p text:style-name="P8">依</text:p>
      <text:p text:style-name="P6"><text:span text:style-name="T4">(</text:span><text:span text:style-name="T5">의지할 의</text:span><text:span text:style-name="T4">; </text:span><text:span text:style-name="T5">⼈</text:span><text:span text:style-name="T4">-</text:span><text:span text:style-name="T5">총</text:span><text:span text:style-name="T4">8</text:span><text:span text:style-name="T5">획</text:span><text:span text:style-name="T4">; yī)</text:span></text:p>
      <text:p text:style-name="P8">短</text:p>
      <text:p text:style-name="P6"><text:span text:style-name="T4">(</text:span><text:span text:style-name="T5">짧을 단</text:span><text:span text:style-name="T4">; </text:span><text:span text:style-name="T5">⽮</text:span><text:span text:style-name="T4">-</text:span><text:span text:style-name="T5">총</text:span><text:span text:style-name="T4">12</text:span><text:span text:style-name="T5">획</text:span><text:span text:style-name="T4">; duǎn)</text:span></text:p>
      <text:p text:style-name="P8">察</text:p>
      <text:p text:style-name="P6"><text:span text:style-name="T4">(</text:span><text:span text:style-name="T5">살필 찰</text:span><text:span text:style-name="T4">; </text:span><text:span text:style-name="T5">⼧</text:span><text:span text:style-name="T4">-</text:span><text:span text:style-name="T5">총</text:span><text:span text:style-name="T4">14</text:span><text:span text:style-name="T5">획</text:span><text:span text:style-name="T4">; chá)</text:span></text:p>
      <text:p text:style-name="P8">芬</text:p>
      <text:p text:style-name="P6"><text:soft-page-break/><text:span text:style-name="T4">(</text:span><text:span text:style-name="T5">향기로울 분</text:span><text:span text:style-name="T4">; </text:span><text:span text:style-name="T5">⾋</text:span><text:span text:style-name="T4">-</text:span><text:span text:style-name="T5">총</text:span><text:span text:style-name="T4">8</text:span><text:span text:style-name="T5">획</text:span><text:span text:style-name="T4">; fēn)</text:span></text:p>
      <text:p text:style-name="P8">优</text:p>
      <text:p text:style-name="P6"><text:span text:style-name="T4">(</text:span><text:span text:style-name="T5">오곡 휠 우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yōu)</text:span></text:p>
      <text:p text:style-name="P8">杂</text:p>
      <text:p text:style-name="P6"><text:span text:style-name="T4">(</text:span><text:span text:style-name="T5">섞일 잡</text:span><text:span text:style-name="T4">; </text:span><text:span text:style-name="T5">⽊</text:span><text:span text:style-name="T4">-</text:span><text:span text:style-name="T5">총</text:span><text:span text:style-name="T4">6</text:span><text:span text:style-name="T5">획</text:span><text:span text:style-name="T4">; zá)</text:span></text:p>
      <text:p text:style-name="P8">波</text:p>
      <text:p text:style-name="P6"><text:span text:style-name="T4">(</text:span><text:span text:style-name="T5">물결 파</text:span><text:span text:style-name="T4">; </text:span><text:span text:style-name="T5">⽔</text:span><text:span text:style-name="T4">-</text:span><text:span text:style-name="T5">총</text:span><text:span text:style-name="T4">8</text:span><text:span text:style-name="T5">획</text:span><text:span text:style-name="T4">; bō)</text:span></text:p>
      <text:p text:style-name="P8">居</text:p>
      <text:p text:style-name="P6"><text:span text:style-name="T4">(</text:span><text:span text:style-name="T5">있을 거</text:span><text:span text:style-name="T4">; </text:span><text:span text:style-name="T5">⼫</text:span><text:span text:style-name="T4">-</text:span><text:span text:style-name="T5">총</text:span><text:span text:style-name="T4">8</text:span><text:span text:style-name="T5">획</text:span><text:span text:style-name="T4">; jū)</text:span></text:p>
      <text:p text:style-name="P8">爷</text:p>
      <text:p text:style-name="P6"><text:span text:style-name="T4">(</text:span><text:span text:style-name="T5">아비 야</text:span><text:span text:style-name="T4">; </text:span><text:span text:style-name="T5">⽗</text:span><text:span text:style-name="T4">-</text:span><text:span text:style-name="T5">총</text:span><text:span text:style-name="T4">6</text:span><text:span text:style-name="T5">획</text:span><text:span text:style-name="T4">; yé)</text:span></text:p>
      <text:p text:style-name="P8">限</text:p>
      <text:p text:style-name="P6"><text:span text:style-name="T4">(</text:span><text:span text:style-name="T5">한계 한</text:span><text:span text:style-name="T4">; </text:span><text:span text:style-name="T5">⾩</text:span><text:span text:style-name="T4">-</text:span><text:span text:style-name="T5">총</text:span><text:span text:style-name="T4">9</text:span><text:span text:style-name="T5">획</text:span><text:span text:style-name="T4">; xiàn)</text:span></text:p>
      <text:p text:style-name="P8">呼</text:p>
      <text:p text:style-name="P6"><text:span text:style-name="T4">(</text:span><text:span text:style-name="T5">부를 호</text:span><text:span text:style-name="T4">; </text:span><text:span text:style-name="T5">⼝</text:span><text:span text:style-name="T4">-</text:span><text:span text:style-name="T5">총</text:span><text:span text:style-name="T4">8</text:span><text:span text:style-name="T5">획</text:span><text:span text:style-name="T4">; hū)</text:span></text:p>
      <text:p text:style-name="P8">停</text:p>
      <text:p text:style-name="P6"><text:span text:style-name="T4">(</text:span><text:span text:style-name="T5">머무를 정</text:span><text:span text:style-name="T4">; </text:span><text:span text:style-name="T5">⼈</text:span><text:span text:style-name="T4">-</text:span><text:span text:style-name="T5">총</text:span><text:span text:style-name="T4">11</text:span><text:span text:style-name="T5">획</text:span><text:span text:style-name="T4">; tíng)</text:span></text:p>
      <text:p text:style-name="P8">互</text:p>
      <text:p text:style-name="P6"><text:span text:style-name="T4">(</text:span><text:span text:style-name="T5">서로 호</text:span><text:span text:style-name="T4">; </text:span><text:span text:style-name="T5">⼆</text:span><text:span text:style-name="T4">-</text:span><text:span text:style-name="T5">총</text:span><text:span text:style-name="T4">4</text:span><text:span text:style-name="T5">획</text:span><text:span text:style-name="T4">; hù)</text:span></text:p>
      <text:p text:style-name="P8">章</text:p>
      <text:p text:style-name="P6"><text:span text:style-name="T4">(</text:span><text:span text:style-name="T5">글 장</text:span><text:span text:style-name="T4">; </text:span><text:span text:style-name="T5">⽴</text:span><text:span text:style-name="T4">-</text:span><text:span text:style-name="T5">총</text:span><text:span text:style-name="T4">11</text:span><text:span text:style-name="T5">획</text:span><text:span text:style-name="T4">; zhāng)</text:span></text:p>
      <text:p text:style-name="P8">纸</text:p>
      <text:p text:style-name="P6"><text:span text:style-name="T4">(</text:span><text:span text:style-name="T5">종이 지</text:span><text:span text:style-name="T4">; </text:span><text:span text:style-name="T5">⽷</text:span><text:span text:style-name="T4">-</text:span><text:span text:style-name="T5">총</text:span><text:span text:style-name="T4">7</text:span><text:span text:style-name="T5">획</text:span><text:span text:style-name="T4">; zhǐ)</text:span></text:p>
      <text:p text:style-name="P8">封</text:p>
      <text:p text:style-name="P6"><text:span text:style-name="T4">(</text:span><text:span text:style-name="T5">봉할 봉</text:span><text:span text:style-name="T4">; </text:span><text:span text:style-name="T5">⼨</text:span><text:span text:style-name="T4">-</text:span><text:span text:style-name="T5">총</text:span><text:span text:style-name="T4">9</text:span><text:span text:style-name="T5">획</text:span><text:span text:style-name="T4">; fēng)</text:span></text:p>
      <text:p text:style-name="P8">央</text:p>
      <text:p text:style-name="P6"><text:span text:style-name="T4">(</text:span><text:span text:style-name="T5">가운데 앙</text:span><text:span text:style-name="T4">; </text:span><text:span text:style-name="T5">⼤</text:span><text:span text:style-name="T4">-</text:span><text:span text:style-name="T5">총</text:span><text:span text:style-name="T4">5</text:span><text:span text:style-name="T5">획</text:span><text:span text:style-name="T4">; yāng)</text:span></text:p>
      <text:p text:style-name="P8">脸</text:p>
      <text:p text:style-name="P6"><text:span text:style-name="T4">(</text:span><text:span text:style-name="T5">뺨 검</text:span><text:span text:style-name="T4">; </text:span><text:span text:style-name="T5">⾁</text:span><text:span text:style-name="T4">-</text:span><text:span text:style-name="T5">총</text:span><text:span text:style-name="T4">11</text:span><text:span text:style-name="T5">획</text:span><text:span text:style-name="T4">; liǎn)</text:span></text:p>
      <text:p text:style-name="P8">普</text:p>
      <text:p text:style-name="P6"><text:span text:style-name="T4">(</text:span><text:span text:style-name="T5">널리 보</text:span><text:span text:style-name="T4">; </text:span><text:span text:style-name="T5">⽇</text:span><text:span text:style-name="T4">-</text:span><text:span text:style-name="T5">총</text:span><text:span text:style-name="T4">12</text:span><text:span text:style-name="T5">획</text:span><text:span text:style-name="T4">; pǔ)</text:span></text:p>
      <text:p text:style-name="P8">瓶</text:p>
      <text:p text:style-name="P6"><text:span text:style-name="T4">(</text:span><text:span text:style-name="T5">병 병</text:span><text:span text:style-name="T4">; </text:span><text:span text:style-name="T5">⽡</text:span><text:span text:style-name="T4">-</text:span><text:span text:style-name="T5">총</text:span><text:span text:style-name="T4">11</text:span><text:span text:style-name="T5">획</text:span><text:span text:style-name="T4">; píng)</text:span></text:p>
      <text:p text:style-name="P8">演</text:p>
      <text:p text:style-name="P6"><text:span text:style-name="T4">(</text:span><text:span text:style-name="T5">멀리 흐를 연</text:span><text:span text:style-name="T4">; </text:span><text:span text:style-name="T5">⽔</text:span><text:span text:style-name="T4">-</text:span><text:span text:style-name="T5">총</text:span><text:span text:style-name="T4">14</text:span><text:span text:style-name="T5">획</text:span><text:span text:style-name="T4">; yǎn)</text:span></text:p>
      <text:p text:style-name="P8">室</text:p>
      <text:p text:style-name="P6"><text:span text:style-name="T4">(</text:span><text:span text:style-name="T5">집 실</text:span><text:span text:style-name="T4">; </text:span><text:span text:style-name="T5">⼧</text:span><text:span text:style-name="T4">-</text:span><text:span text:style-name="T5">총</text:span><text:span text:style-name="T4">9</text:span><text:span text:style-name="T5">획</text:span><text:span text:style-name="T4">; shì)</text:span></text:p>
      <text:p text:style-name="P8">背</text:p>
      <text:p text:style-name="P6"><text:span text:style-name="T4">(</text:span><text:span text:style-name="T5">등 배</text:span><text:span text:style-name="T4">; </text:span><text:span text:style-name="T5">⾁</text:span><text:span text:style-name="T4">-</text:span><text:span text:style-name="T5">총</text:span><text:span text:style-name="T4">9</text:span><text:span text:style-name="T5">획</text:span><text:span text:style-name="T4">; bèi,bēi)</text:span></text:p>
      <text:p text:style-name="P8">叛</text:p>
      <text:p text:style-name="P6"><text:span text:style-name="T4">(</text:span><text:span text:style-name="T5">배반할 반</text:span><text:span text:style-name="T4">; </text:span><text:span text:style-name="T5">⼜</text:span><text:span text:style-name="T4">-</text:span><text:span text:style-name="T5">총</text:span><text:span text:style-name="T4">9</text:span><text:span text:style-name="T5">획</text:span><text:span text:style-name="T4">; pàn)</text:span></text:p>
      <text:p text:style-name="P8">借</text:p>
      <text:p text:style-name="P6"><text:span text:style-name="T4">(</text:span><text:span text:style-name="T5">빌 차</text:span><text:span text:style-name="T4">; </text:span><text:span text:style-name="T5">⼈</text:span><text:span text:style-name="T4">-</text:span><text:span text:style-name="T5">총</text:span><text:span text:style-name="T4">10</text:span><text:span text:style-name="T5">획</text:span><text:span text:style-name="T4">; jiè)</text:span></text:p>
      <text:p text:style-name="P8">顶</text:p>
      <text:p text:style-name="P6"><text:span text:style-name="T4">(</text:span><text:span text:style-name="T5">정수리 정</text:span><text:span text:style-name="T4">; </text:span><text:span text:style-name="T5">⾴</text:span><text:span text:style-name="T4">-</text:span><text:span text:style-name="T5">총</text:span><text:span text:style-name="T4">8</text:span><text:span text:style-name="T5">획</text:span><text:span text:style-name="T4">; dǐng)</text:span></text:p>
      <text:p text:style-name="P8">肯</text:p>
      <text:p text:style-name="P6"><text:span text:style-name="T4">(</text:span><text:span text:style-name="T5">옳이 여길 긍</text:span><text:span text:style-name="T4">; </text:span><text:span text:style-name="T5">⾁</text:span><text:span text:style-name="T4">-</text:span><text:span text:style-name="T5">총</text:span><text:span text:style-name="T4">8</text:span><text:span text:style-name="T5">획</text:span><text:span text:style-name="T4">; kěn)</text:span></text:p>
      <text:p text:style-name="P8">乱</text:p>
      <text:p text:style-name="P6"><text:span text:style-name="T4">(</text:span><text:span text:style-name="T5">어지러울 란</text:span><text:span text:style-name="T4">; </text:span><text:span text:style-name="T5">⼄</text:span><text:span text:style-name="T4">-</text:span><text:span text:style-name="T5">총</text:span><text:span text:style-name="T4">7</text:span><text:span text:style-name="T5">획</text:span><text:span text:style-name="T4">; luàn)</text:span></text:p>
      <text:p text:style-name="P8">班</text:p>
      <text:p text:style-name="P6"><text:span text:style-name="T4">(</text:span><text:span text:style-name="T5">나눌 반</text:span><text:span text:style-name="T4">; </text:span><text:span text:style-name="T5">⽟</text:span><text:span text:style-name="T4">-</text:span><text:span text:style-name="T5">총</text:span><text:span text:style-name="T4">10</text:span><text:span text:style-name="T5">획</text:span><text:span text:style-name="T4">; bān)</text:span></text:p>
      <text:p text:style-name="P8">诸</text:p>
      <text:p text:style-name="P6"><text:soft-page-break/><text:span text:style-name="T4">(</text:span><text:span text:style-name="T5">모두 제</text:span><text:span text:style-name="T4">; </text:span><text:span text:style-name="T5">⾔</text:span><text:span text:style-name="T4">-</text:span><text:span text:style-name="T5">총</text:span><text:span text:style-name="T4">10</text:span><text:span text:style-name="T5">획</text:span><text:span text:style-name="T4">; zhū)</text:span></text:p>
      <text:p text:style-name="P8">床</text:p>
      <text:p text:style-name="P6"><text:span text:style-name="T4">(</text:span><text:span text:style-name="T5">상 상</text:span><text:span text:style-name="T4">; </text:span><text:span text:style-name="T5">⼴</text:span><text:span text:style-name="T4">-</text:span><text:span text:style-name="T5">총</text:span><text:span text:style-name="T4">7</text:span><text:span text:style-name="T5">획</text:span><text:span text:style-name="T4">; chuáng)</text:span></text:p>
      <text:p text:style-name="P8">乎</text:p>
      <text:p text:style-name="P6"><text:span text:style-name="T4">(</text:span><text:span text:style-name="T5">어조사 호</text:span><text:span text:style-name="T4">; </text:span><text:span text:style-name="T5">⼃</text:span><text:span text:style-name="T4">-</text:span><text:span text:style-name="T5">총</text:span><text:span text:style-name="T4">5</text:span><text:span text:style-name="T5">획</text:span><text:span text:style-name="T4">; hū)</text:span></text:p>
      <text:p text:style-name="P8">善</text:p>
      <text:p text:style-name="P6"><text:span text:style-name="T4">(</text:span><text:span text:style-name="T5">착할 선</text:span><text:span text:style-name="T4">; </text:span><text:span text:style-name="T5">⼝</text:span><text:span text:style-name="T4">-</text:span><text:span text:style-name="T5">총</text:span><text:span text:style-name="T4">12</text:span><text:span text:style-name="T5">획</text:span><text:span text:style-name="T4">; shàn)</text:span></text:p>
      <text:p text:style-name="P8">环</text:p>
      <text:p text:style-name="P6"><text:span text:style-name="T4">(</text:span><text:span text:style-name="T5">구슬 배</text:span><text:span text:style-name="T4">; </text:span><text:span text:style-name="T5">⽟</text:span><text:span text:style-name="T4">-</text:span><text:span text:style-name="T5">총</text:span><text:span text:style-name="T4">8</text:span><text:span text:style-name="T5">획</text:span><text:span text:style-name="T4">; huán)</text:span></text:p>
      <text:p text:style-name="P8">您</text:p>
      <text:p text:style-name="P6"><text:span text:style-name="T4">(</text:span><text:span text:style-name="T5">너 니</text:span><text:span text:style-name="T4">{</text:span><text:span text:style-name="T5">이</text:span><text:span text:style-name="T4">}; </text:span><text:span text:style-name="T5">⼼</text:span><text:span text:style-name="T4">-</text:span><text:span text:style-name="T5">총</text:span><text:span text:style-name="T4">11</text:span><text:span text:style-name="T5">획</text:span><text:span text:style-name="T4">; nín)</text:span></text:p>
      <text:p text:style-name="P8">困</text:p>
      <text:p text:style-name="P6"><text:span text:style-name="T4">(</text:span><text:span text:style-name="T5">괴로울 곤</text:span><text:span text:style-name="T4">; </text:span><text:span text:style-name="T5">⼞</text:span><text:span text:style-name="T4">-</text:span><text:span text:style-name="T5">총</text:span><text:span text:style-name="T4">7</text:span><text:span text:style-name="T5">획</text:span><text:span text:style-name="T4">; kùn)</text:span></text:p>
      <text:p text:style-name="P8">吸</text:p>
      <text:p text:style-name="P6"><text:span text:style-name="T4">(</text:span><text:span text:style-name="T5">숨 들이쉴 흡</text:span><text:span text:style-name="T4">; </text:span><text:span text:style-name="T5">⼝</text:span><text:span text:style-name="T4">-</text:span><text:span text:style-name="T5">총</text:span><text:span text:style-name="T4">7</text:span><text:span text:style-name="T5">획</text:span><text:span text:style-name="T4">; xī)</text:span></text:p>
      <text:p text:style-name="P8">仮</text:p>
      <text:p text:style-name="P6"><text:span text:style-name="T4">(</text:span><text:span text:style-name="T5">빌 가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jiǎ,jià)</text:span></text:p>
      <text:p text:style-name="P8">齐</text:p>
      <text:p text:style-name="P6"><text:span text:style-name="T4">(</text:span><text:span text:style-name="T5">엄숙할 제</text:span><text:span text:style-name="T4">; </text:span><text:span text:style-name="T5">⿑</text:span><text:span text:style-name="T4">-</text:span><text:span text:style-name="T5">총</text:span><text:span text:style-name="T4">6</text:span><text:span text:style-name="T5">획</text:span><text:span text:style-name="T4">; qí)</text:span></text:p>
      <text:p text:style-name="P8">福</text:p>
      <text:p text:style-name="P6"><text:span text:style-name="T4">(</text:span><text:span text:style-name="T5">복 복</text:span><text:span text:style-name="T4">; </text:span><text:span text:style-name="T5">⽰</text:span><text:span text:style-name="T4">-</text:span><text:span text:style-name="T5">총</text:span><text:span text:style-name="T4">14</text:span><text:span text:style-name="T5">획</text:span><text:span text:style-name="T4">; fú)</text:span></text:p>
      <text:p text:style-name="P8">慢</text:p>
      <text:p text:style-name="P6"><text:span text:style-name="T4">(</text:span><text:span text:style-name="T5">게으를 만</text:span><text:span text:style-name="T4">; </text:span><text:span text:style-name="T5">⼼</text:span><text:span text:style-name="T4">-</text:span><text:span text:style-name="T5">총</text:span><text:span text:style-name="T4">14</text:span><text:span text:style-name="T5">획</text:span><text:span text:style-name="T4">; màn)</text:span></text:p>
      <text:p text:style-name="P8">血</text:p>
      <text:p text:style-name="P6"><text:span text:style-name="T4">(</text:span><text:span text:style-name="T5">피 혈</text:span><text:span text:style-name="T4">; </text:span><text:span text:style-name="T5">⾎</text:span><text:span text:style-name="T4">-</text:span><text:span text:style-name="T5">총</text:span><text:span text:style-name="T4">6</text:span><text:span text:style-name="T5">획</text:span><text:span text:style-name="T4">; xiě,xuè)</text:span></text:p>
      <text:p text:style-name="P8">激</text:p>
      <text:p text:style-name="P6"><text:span text:style-name="T4">(</text:span><text:span text:style-name="T5">물결 부딪쳐 흐를 격</text:span><text:span text:style-name="T4">; </text:span><text:span text:style-name="T5">⽔</text:span><text:span text:style-name="T4">-</text:span><text:span text:style-name="T5">총</text:span><text:span text:style-name="T4">16</text:span><text:span text:style-name="T5">획</text:span><text:span text:style-name="T4">; jī)</text:span></text:p>
      <text:p text:style-name="P8">毫</text:p>
      <text:p text:style-name="P6"><text:span text:style-name="T4">(</text:span><text:span text:style-name="T5">가는 털 호</text:span><text:span text:style-name="T4">; </text:span><text:span text:style-name="T5">⽑</text:span><text:span text:style-name="T4">-</text:span><text:span text:style-name="T5">총</text:span><text:span text:style-name="T4">11</text:span><text:span text:style-name="T5">획</text:span><text:span text:style-name="T4">; háo)</text:span></text:p>
      <text:p text:style-name="P8">担</text:p>
      <text:p text:style-name="P6"><text:span text:style-name="T4">(</text:span><text:span text:style-name="T5">떨칠 단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dān,dàn)</text:span></text:p>
      <text:p text:style-name="P8">桥</text:p>
      <text:p text:style-name="P6"><text:span text:style-name="T4">(</text:span><text:span text:style-name="T5">다리 교</text:span><text:span text:style-name="T4">; </text:span><text:span text:style-name="T5">⽊</text:span><text:span text:style-name="T4">-</text:span><text:span text:style-name="T5">총</text:span><text:span text:style-name="T4">10</text:span><text:span text:style-name="T5">획</text:span><text:span text:style-name="T4">; qiáo)</text:span></text:p>
      <text:p text:style-name="P8">讨</text:p>
      <text:p text:style-name="P6"><text:span text:style-name="T4">(</text:span><text:span text:style-name="T5">칠 토</text:span><text:span text:style-name="T4">; </text:span><text:span text:style-name="T5">⾔</text:span><text:span text:style-name="T4">-</text:span><text:span text:style-name="T5">총</text:span><text:span text:style-name="T4">5</text:span><text:span text:style-name="T5">획</text:span><text:span text:style-name="T4">; tǎo)</text:span></text:p>
      <text:p text:style-name="P8">凭</text:p>
      <text:p text:style-name="P6"><text:span text:style-name="T4">(</text:span><text:span text:style-name="T5">기댈 빙</text:span><text:span text:style-name="T4">; </text:span><text:span text:style-name="T5">⼏</text:span><text:span text:style-name="T4">-</text:span><text:span text:style-name="T5">총</text:span><text:span text:style-name="T4">8</text:span><text:span text:style-name="T5">획</text:span><text:span text:style-name="T4">; bìng,píng)</text:span></text:p>
      <text:p text:style-name="P8">印</text:p>
      <text:p text:style-name="P6"><text:span text:style-name="T4">(</text:span><text:span text:style-name="T5">도장 인</text:span><text:span text:style-name="T4">; </text:span><text:span text:style-name="T5">⼙</text:span><text:span text:style-name="T4">-</text:span><text:span text:style-name="T5">총</text:span><text:span text:style-name="T4">6</text:span><text:span text:style-name="T5">획</text:span><text:span text:style-name="T4">; yìn)</text:span></text:p>
      <text:p text:style-name="P8">钟</text:p>
      <text:p text:style-name="P6"><text:span text:style-name="T4">(</text:span><text:span text:style-name="T5">쇠북 종</text:span><text:span text:style-name="T4">; </text:span><text:span text:style-name="T5">⾦</text:span><text:span text:style-name="T4">-</text:span><text:span text:style-name="T5">총</text:span><text:span text:style-name="T4">9</text:span><text:span text:style-name="T5">획</text:span><text:span text:style-name="T4">; zhōng)</text:span></text:p>
      <text:p text:style-name="P8">鲜</text:p>
      <text:p text:style-name="P6"><text:span text:style-name="T4">(</text:span><text:span text:style-name="T5">고울 선</text:span><text:span text:style-name="T4">; </text:span><text:span text:style-name="T5">⿂</text:span><text:span text:style-name="T4">-</text:span><text:span text:style-name="T5">총</text:span><text:span text:style-name="T4">14</text:span><text:span text:style-name="T5">획</text:span><text:span text:style-name="T4">; xiān,xiǎn)</text:span></text:p>
      <text:p text:style-name="P8">掉</text:p>
      <text:p text:style-name="P6"><text:span text:style-name="T4">(</text:span><text:span text:style-name="T5">흔들 도</text:span><text:span text:style-name="T4">; </text:span><text:span text:style-name="T5">⼿</text:span><text:span text:style-name="T4">-</text:span><text:span text:style-name="T5">총</text:span><text:span text:style-name="T4">11</text:span><text:span text:style-name="T5">획</text:span><text:span text:style-name="T4">; diào)</text:span></text:p>
      <text:p text:style-name="P8">零</text:p>
      <text:p text:style-name="P6"><text:span text:style-name="T4">(</text:span><text:span text:style-name="T5">조용히 오는 비 령</text:span><text:span text:style-name="T4">{</text:span><text:span text:style-name="T5">영</text:span><text:span text:style-name="T4">}; </text:span><text:span text:style-name="T5">⾬</text:span><text:span text:style-name="T4">-</text:span><text:span text:style-name="T5">총</text:span><text:span text:style-name="T4">13</text:span><text:span text:style-name="T5">획</text:span><text:span text:style-name="T4">; líng,lián)</text:span></text:p>
      <text:p text:style-name="P8">童</text:p>
      <text:p text:style-name="P6"><text:span text:style-name="T4">(</text:span><text:span text:style-name="T5">아이 동</text:span><text:span text:style-name="T4">; </text:span><text:span text:style-name="T5">⽴</text:span><text:span text:style-name="T4">-</text:span><text:span text:style-name="T5">총</text:span><text:span text:style-name="T4">12</text:span><text:span text:style-name="T5">획</text:span><text:span text:style-name="T4">; tóng)</text:span></text:p>
      <text:p text:style-name="P8">怪</text:p>
      <text:p text:style-name="P6"><text:span text:style-name="T4">(</text:span><text:span text:style-name="T5">기이할 괴</text:span><text:span text:style-name="T4">; </text:span><text:span text:style-name="T5">⼼</text:span><text:span text:style-name="T4">-</text:span><text:span text:style-name="T5">총</text:span><text:span text:style-name="T4">8</text:span><text:span text:style-name="T5">획</text:span><text:span text:style-name="T4">; guài)</text:span></text:p>
      <text:p text:style-name="P8">戲</text:p>
      <text:p text:style-name="P6"><text:soft-page-break/><text:span text:style-name="T4">(</text:span><text:span text:style-name="T5">탄식할 희</text:span><text:span text:style-name="T4">; </text:span><text:span text:style-name="T5">⼽</text:span><text:span text:style-name="T4">-</text:span><text:span text:style-name="T5">총</text:span><text:span text:style-name="T4">17</text:span><text:span text:style-name="T5">획</text:span><text:span text:style-name="T4">; xì,hū)</text:span></text:p>
      <text:p text:style-name="P8">述</text:p>
      <text:p text:style-name="P6"><text:span text:style-name="T4">(</text:span><text:span text:style-name="T5">지을 술</text:span><text:span text:style-name="T4">; </text:span><text:span text:style-name="T5">⾡</text:span><text:span text:style-name="T4">-</text:span><text:span text:style-name="T5">총</text:span><text:span text:style-name="T4">9</text:span><text:span text:style-name="T5">획</text:span><text:span text:style-name="T4">; shù)</text:span></text:p>
      <text:p text:style-name="P8">汉</text:p>
      <text:p text:style-name="P6"><text:span text:style-name="T4">(</text:span><text:span text:style-name="T5">한수 한</text:span><text:span text:style-name="T4">; </text:span><text:span text:style-name="T5">⽔</text:span><text:span text:style-name="T4">-</text:span><text:span text:style-name="T5">총</text:span><text:span text:style-name="T4">5</text:span><text:span text:style-name="T5">획</text:span><text:span text:style-name="T4">; hàn)</text:span></text:p>
      <text:p text:style-name="P8">尼</text:p>
      <text:p text:style-name="P6"><text:span text:style-name="T4">(</text:span><text:span text:style-name="T5">중 니</text:span><text:span text:style-name="T4">{</text:span><text:span text:style-name="T5">이</text:span><text:span text:style-name="T4">}; </text:span><text:span text:style-name="T5">⼫</text:span><text:span text:style-name="T4">-</text:span><text:span text:style-name="T5">총</text:span><text:span text:style-name="T4">5</text:span><text:span text:style-name="T5">획</text:span><text:span text:style-name="T4">; ní)</text:span></text:p>
      <text:p text:style-name="P8">含</text:p>
      <text:p text:style-name="P6"><text:span text:style-name="T4">(</text:span><text:span text:style-name="T5">머금을 함</text:span><text:span text:style-name="T4">; </text:span><text:span text:style-name="T5">⼝</text:span><text:span text:style-name="T4">-</text:span><text:span text:style-name="T5">총</text:span><text:span text:style-name="T4">7</text:span><text:span text:style-name="T5">획</text:span><text:span text:style-name="T4">; hán)</text:span></text:p>
      <text:p text:style-name="P8">散</text:p>
      <text:p text:style-name="P6"><text:span text:style-name="T4">(</text:span><text:span text:style-name="T5">흩을 산</text:span><text:span text:style-name="T4">; </text:span><text:span text:style-name="T5">⽁</text:span><text:span text:style-name="T4">-</text:span><text:span text:style-name="T5">총</text:span><text:span text:style-name="T4">12</text:span><text:span text:style-name="T5">획</text:span><text:span text:style-name="T4">; sǎn,sàn)</text:span></text:p>
      <text:p text:style-name="P8">杀</text:p>
      <text:p text:style-name="P6"><text:span text:style-name="T4">(</text:span><text:span text:style-name="T5">죽일 살</text:span><text:span text:style-name="T4">; </text:span><text:span text:style-name="T5">⽊</text:span><text:span text:style-name="T4">-</text:span><text:span text:style-name="T5">총</text:span><text:span text:style-name="T4">6</text:span><text:span text:style-name="T5">획</text:span><text:span text:style-name="T4">; shā)</text:span></text:p>
      <text:p text:style-name="P8">恶</text:p>
      <text:p text:style-name="P6"><text:span text:style-name="T4">(</text:span><text:span text:style-name="T5">악할 악</text:span><text:span text:style-name="T4">; </text:span><text:span text:style-name="T5">⼼</text:span><text:span text:style-name="T4">-</text:span><text:span text:style-name="T5">총</text:span><text:span text:style-name="T4">10</text:span><text:span text:style-name="T5">획</text:span><text:span text:style-name="T4">; è,ě,wù)</text:span></text:p>
      <text:p text:style-name="P8">斤</text:p>
      <text:p text:style-name="P6"><text:span text:style-name="T4">(</text:span><text:span text:style-name="T5">도끼 근</text:span><text:span text:style-name="T4">; </text:span><text:span text:style-name="T5">⽄</text:span><text:span text:style-name="T4">-</text:span><text:span text:style-name="T5">총</text:span><text:span text:style-name="T4">4</text:span><text:span text:style-name="T5">획</text:span><text:span text:style-name="T4">; jīn)</text:span></text:p>
      <text:p text:style-name="P8">肉</text:p>
      <text:p text:style-name="P6"><text:span text:style-name="T4">(</text:span><text:span text:style-name="T5">고기 육</text:span><text:span text:style-name="T4">; </text:span><text:span text:style-name="T5">⾁</text:span><text:span text:style-name="T4">-</text:span><text:span text:style-name="T5">총</text:span><text:span text:style-name="T4">6</text:span><text:span text:style-name="T5">획</text:span><text:span text:style-name="T4">; ròu)</text:span></text:p>
      <text:p text:style-name="P8">肆</text:p>
      <text:p text:style-name="P6"><text:span text:style-name="T4">(</text:span><text:span text:style-name="T5">방자할 사</text:span><text:span text:style-name="T4">; </text:span><text:span text:style-name="T5">⾀</text:span><text:span text:style-name="T4">-</text:span><text:span text:style-name="T5">총</text:span><text:span text:style-name="T4">13</text:span><text:span text:style-name="T5">획</text:span><text:span text:style-name="T4">; sì)</text:span></text:p>
      <text:p text:style-name="P8">牛</text:p>
      <text:p text:style-name="P6"><text:span text:style-name="T4">(</text:span><text:span text:style-name="T5">소 우</text:span><text:span text:style-name="T4">; </text:span><text:span text:style-name="T5">⽜</text:span><text:span text:style-name="T4">-</text:span><text:span text:style-name="T5">총</text:span><text:span text:style-name="T4">4</text:span><text:span text:style-name="T5">획</text:span><text:span text:style-name="T4">; niú)</text:span></text:p>
      <text:p text:style-name="P8">模</text:p>
      <text:p text:style-name="P6"><text:span text:style-name="T4">(</text:span><text:span text:style-name="T5">법 모</text:span><text:span text:style-name="T4">; </text:span><text:span text:style-name="T5">⽊</text:span><text:span text:style-name="T4">-</text:span><text:span text:style-name="T5">총</text:span><text:span text:style-name="T4">15</text:span><text:span text:style-name="T5">획</text:span><text:span text:style-name="T4">; mó,mú)</text:span></text:p>
      <text:p text:style-name="P8">液</text:p>
      <text:p text:style-name="P6"><text:span text:style-name="T4">(</text:span><text:span text:style-name="T5">진 액</text:span><text:span text:style-name="T4">; </text:span><text:span text:style-name="T5">⽔</text:span><text:span text:style-name="T4">-</text:span><text:span text:style-name="T5">총</text:span><text:span text:style-name="T4">11</text:span><text:span text:style-name="T5">획</text:span><text:span text:style-name="T4">; yè)</text:span></text:p>
      <text:p text:style-name="P8">罪</text:p>
      <text:p text:style-name="P6"><text:span text:style-name="T4">(</text:span><text:span text:style-name="T5">허물 죄</text:span><text:span text:style-name="T4">; </text:span><text:span text:style-name="T5">⽹</text:span><text:span text:style-name="T4">-</text:span><text:span text:style-name="T5">총</text:span><text:span text:style-name="T4">13</text:span><text:span text:style-name="T5">획</text:span><text:span text:style-name="T4">; zuì)</text:span></text:p>
      <text:p text:style-name="P8">评</text:p>
      <text:p text:style-name="P6"><text:span text:style-name="T4">(</text:span><text:span text:style-name="T5">평론할 평</text:span><text:span text:style-name="T4">; </text:span><text:span text:style-name="T5">⾔</text:span><text:span text:style-name="T4">-</text:span><text:span text:style-name="T5">총</text:span><text:span text:style-name="T4">7</text:span><text:span text:style-name="T5">획</text:span><text:span text:style-name="T4">; píng)</text:span></text:p>
      <text:p text:style-name="P8">检</text:p>
      <text:p text:style-name="P6"><text:span text:style-name="T4">(</text:span><text:span text:style-name="T5">검사할 검</text:span><text:span text:style-name="T4">; </text:span><text:span text:style-name="T5">⽊</text:span><text:span text:style-name="T4">-</text:span><text:span text:style-name="T5">총</text:span><text:span text:style-name="T4">11</text:span><text:span text:style-name="T5">획</text:span><text:span text:style-name="T4">; jiǎn)</text:span></text:p>
      <text:p text:style-name="P8">范</text:p>
      <text:p text:style-name="P6"><text:span text:style-name="T4">(</text:span><text:span text:style-name="T5">풀이름 범</text:span><text:span text:style-name="T4">; </text:span><text:span text:style-name="T5">⾋</text:span><text:span text:style-name="T4">-</text:span><text:span text:style-name="T5">총</text:span><text:span text:style-name="T4">9</text:span><text:span text:style-name="T5">획</text:span><text:span text:style-name="T4">; fàn)</text:span></text:p>
      <text:p text:style-name="P8">睛</text:p>
      <text:p text:style-name="P6"><text:span text:style-name="T4">(</text:span><text:span text:style-name="T5">눈동자 정</text:span><text:span text:style-name="T4">; </text:span><text:span text:style-name="T5">⽬</text:span><text:span text:style-name="T4">-</text:span><text:span text:style-name="T5">총</text:span><text:span text:style-name="T4">13</text:span><text:span text:style-name="T5">획</text:span><text:span text:style-name="T4">; jīng)</text:span></text:p>
      <text:p text:style-name="P8">亦</text:p>
      <text:p text:style-name="P6"><text:span text:style-name="T4">(</text:span><text:span text:style-name="T5">또 역</text:span><text:span text:style-name="T4">; </text:span><text:span text:style-name="T5">⼇</text:span><text:span text:style-name="T4">-</text:span><text:span text:style-name="T5">총</text:span><text:span text:style-name="T4">6</text:span><text:span text:style-name="T5">획</text:span><text:span text:style-name="T4">; yì)</text:span></text:p>
      <text:p text:style-name="P8">茶</text:p>
      <text:p text:style-name="P6"><text:span text:style-name="T4">(</text:span><text:span text:style-name="T5">차 다</text:span><text:span text:style-name="T4">; </text:span><text:span text:style-name="T5">⾋</text:span><text:span text:style-name="T4">-</text:span><text:span text:style-name="T5">총</text:span><text:span text:style-name="T4">10</text:span><text:span text:style-name="T5">획</text:span><text:span text:style-name="T4">; chá)</text:span></text:p>
      <text:p text:style-name="P8">香</text:p>
      <text:p text:style-name="P6"><text:span text:style-name="T4">(</text:span><text:span text:style-name="T5">향기 향</text:span><text:span text:style-name="T4">; </text:span><text:span text:style-name="T5">⾹</text:span><text:span text:style-name="T4">-</text:span><text:span text:style-name="T5">총</text:span><text:span text:style-name="T4">9</text:span><text:span text:style-name="T5">획</text:span><text:span text:style-name="T4">; xīang)</text:span></text:p>
      <text:p text:style-name="P8">访</text:p>
      <text:p text:style-name="P6"><text:span text:style-name="T4">(</text:span><text:span text:style-name="T5">찾을 방</text:span><text:span text:style-name="T4">; </text:span><text:span text:style-name="T5">⾔</text:span><text:span text:style-name="T4">-</text:span><text:span text:style-name="T5">총</text:span><text:span text:style-name="T4">6</text:span><text:span text:style-name="T5">획</text:span><text:span text:style-name="T4">; fǎng)</text:span></text:p>
      <text:p text:style-name="P8">射</text:p>
      <text:p text:style-name="P6"><text:span text:style-name="T4">(</text:span><text:span text:style-name="T5">궁술사</text:span><text:span text:style-name="T4">; </text:span><text:span text:style-name="T5">⼨</text:span><text:span text:style-name="T4">-</text:span><text:span text:style-name="T5">총</text:span><text:span text:style-name="T4">10</text:span><text:span text:style-name="T5">획</text:span><text:span text:style-name="T4">; shè)</text:span></text:p>
      <text:p text:style-name="P8">烧</text:p>
      <text:p text:style-name="P6"><text:span text:style-name="T4">(</text:span><text:span text:style-name="T5">불사를 소</text:span><text:span text:style-name="T4">; </text:span><text:span text:style-name="T5">⽕</text:span><text:span text:style-name="T4">-</text:span><text:span text:style-name="T5">총</text:span><text:span text:style-name="T4">10</text:span><text:span text:style-name="T5">획</text:span><text:span text:style-name="T4">; shāo)</text:span></text:p>
      <text:p text:style-name="P8">灯</text:p>
      <text:p text:style-name="P6"><text:span text:style-name="T4">(</text:span><text:span text:style-name="T5">열화 정</text:span><text:span text:style-name="T4">; </text:span><text:span text:style-name="T5">⽕</text:span><text:span text:style-name="T4">-</text:span><text:span text:style-name="T5">총</text:span><text:span text:style-name="T4">6</text:span><text:span text:style-name="T5">획</text:span><text:span text:style-name="T4">; dēng,dīng)</text:span></text:p>
      <text:p text:style-name="P8">蘭</text:p>
      <text:p text:style-name="P6"><text:soft-page-break/><text:span text:style-name="T4">(</text:span><text:span text:style-name="T5">난초 란</text:span><text:span text:style-name="T4">{</text:span><text:span text:style-name="T5">난</text:span><text:span text:style-name="T4">}; </text:span><text:span text:style-name="T5">⾋</text:span><text:span text:style-name="T4">-</text:span><text:span text:style-name="T5">총</text:span><text:span text:style-name="T4">21</text:span><text:span text:style-name="T5">획</text:span><text:span text:style-name="T4">; lán)</text:span></text:p>
      <text:p text:style-name="P8">沙</text:p>
      <text:p text:style-name="P6"><text:span text:style-name="T4">(</text:span><text:span text:style-name="T5">모래 사</text:span><text:span text:style-name="T4">; </text:span><text:span text:style-name="T5">⽔</text:span><text:span text:style-name="T4">-</text:span><text:span text:style-name="T5">총</text:span><text:span text:style-name="T4">7</text:span><text:span text:style-name="T5">획</text:span><text:span text:style-name="T4">; shā,shà)</text:span></text:p>
      <text:p text:style-name="P8">针</text:p>
      <text:p text:style-name="P6"><text:span text:style-name="T4">(</text:span><text:span text:style-name="T5">바늘 침</text:span><text:span text:style-name="T4">; </text:span><text:span text:style-name="T5">⾦</text:span><text:span text:style-name="T4">-</text:span><text:span text:style-name="T5">총</text:span><text:span text:style-name="T4">7</text:span><text:span text:style-name="T5">획</text:span><text:span text:style-name="T4">; zhēn)</text:span></text:p>
      <text:p text:style-name="P8">罗</text:p>
      <text:p text:style-name="P6"><text:span text:style-name="T4">(</text:span><text:span text:style-name="T5">그물 라</text:span><text:span text:style-name="T4">; </text:span><text:span text:style-name="T5">⽹</text:span><text:span text:style-name="T4">-</text:span><text:span text:style-name="T5">총</text:span><text:span text:style-name="T4">8</text:span><text:span text:style-name="T5">획</text:span><text:span text:style-name="T4">; luó)</text:span></text:p>
      <text:p text:style-name="P8">旁</text:p>
      <text:p text:style-name="P6"><text:span text:style-name="T4">(</text:span><text:span text:style-name="T5">두루 방</text:span><text:span text:style-name="T4">; </text:span><text:span text:style-name="T5">⽅</text:span><text:span text:style-name="T4">-</text:span><text:span text:style-name="T5">총</text:span><text:span text:style-name="T4">10</text:span><text:span text:style-name="T5">획</text:span><text:span text:style-name="T4">; páng)</text:span></text:p>
      <text:p text:style-name="P8">替</text:p>
      <text:p text:style-name="P6"><text:span text:style-name="T4">(</text:span><text:span text:style-name="T5">쇠퇴할 체</text:span><text:span text:style-name="T4">; </text:span><text:span text:style-name="T5">⽈</text:span><text:span text:style-name="T4">-</text:span><text:span text:style-name="T5">총</text:span><text:span text:style-name="T4">12</text:span><text:span text:style-name="T5">획</text:span><text:span text:style-name="T4">; tì)</text:span></text:p>
      <text:p text:style-name="P8">脑</text:p>
      <text:p text:style-name="P6"><text:span text:style-name="T4">(</text:span><text:span text:style-name="T5">뇌 뇌</text:span><text:span text:style-name="T4">; </text:span><text:span text:style-name="T5">⾁</text:span><text:span text:style-name="T4">-</text:span><text:span text:style-name="T5">총</text:span><text:span text:style-name="T4">10</text:span><text:span text:style-name="T5">획</text:span><text:span text:style-name="T4">; nǎo)</text:span></text:p>
      <text:p text:style-name="P8">输</text:p>
      <text:p text:style-name="P6"><text:span text:style-name="T4">(</text:span><text:span text:style-name="T5">실어낼 수</text:span><text:span text:style-name="T4">; </text:span><text:span text:style-name="T5">⾞</text:span><text:span text:style-name="T4">-</text:span><text:span text:style-name="T5">총</text:span><text:span text:style-name="T4">13</text:span><text:span text:style-name="T5">획</text:span><text:span text:style-name="T4">; shū)</text:span></text:p>
      <text:p text:style-name="P8">烈</text:p>
      <text:p text:style-name="P6"><text:span text:style-name="T4">(</text:span><text:span text:style-name="T5">세찰 렬</text:span><text:span text:style-name="T4">{</text:span><text:span text:style-name="T5">열</text:span><text:span text:style-name="T4">}; </text:span><text:span text:style-name="T5">⽕</text:span><text:span text:style-name="T4">-</text:span><text:span text:style-name="T5">총</text:span><text:span text:style-name="T4">10</text:span><text:span text:style-name="T5">획</text:span><text:span text:style-name="T4">; liè)</text:span></text:p>
      <text:p text:style-name="P8">練</text:p>
      <text:p text:style-name="P6"><text:span text:style-name="T4">(</text:span><text:span text:style-name="T5">익힐 련</text:span><text:span text:style-name="T4">{</text:span><text:span text:style-name="T5">연</text:span><text:span text:style-name="T4">}; </text:span><text:span text:style-name="T5">⽷</text:span><text:span text:style-name="T4">-</text:span><text:span text:style-name="T5">총</text:span><text:span text:style-name="T4">15</text:span><text:span text:style-name="T5">획</text:span><text:span text:style-name="T4">; liàn)</text:span></text:p>
      <text:p text:style-name="P8">境</text:p>
      <text:p text:style-name="P6"><text:span text:style-name="T4">(</text:span><text:span text:style-name="T5">지경 경</text:span><text:span text:style-name="T4">; </text:span><text:span text:style-name="T5">⼟</text:span><text:span text:style-name="T4">-</text:span><text:span text:style-name="T5">총</text:span><text:span text:style-name="T4">14</text:span><text:span text:style-name="T5">획</text:span><text:span text:style-name="T4">; jìng)</text:span></text:p>
      <text:p text:style-name="P8">努</text:p>
      <text:p text:style-name="P6"><text:span text:style-name="T4">(</text:span><text:span text:style-name="T5">힘쓸 노</text:span><text:span text:style-name="T4">; </text:span><text:span text:style-name="T5">⼒</text:span><text:span text:style-name="T4">-</text:span><text:span text:style-name="T5">총</text:span><text:span text:style-name="T4">7</text:span><text:span text:style-name="T5">획</text:span><text:span text:style-name="T4">; nǔ)</text:span></text:p>
      <text:p text:style-name="P8">径</text:p>
      <text:p text:style-name="P6"><text:span text:style-name="T4">(</text:span><text:span text:style-name="T5">지름길 경</text:span><text:span text:style-name="T4">; </text:span><text:span text:style-name="T5">⼻</text:span><text:span text:style-name="T4">-</text:span><text:span text:style-name="T5">총</text:span><text:span text:style-name="T4">8</text:span><text:span text:style-name="T5">획</text:span><text:span text:style-name="T4">; jìng)</text:span></text:p>
      <text:p text:style-name="P8">昇</text:p>
      <text:p text:style-name="P6"><text:span text:style-name="T4">(</text:span><text:span text:style-name="T5">오를 승</text:span><text:span text:style-name="T4">; </text:span><text:span text:style-name="T5">⽇</text:span><text:span text:style-name="T4">-</text:span><text:span text:style-name="T5">총</text:span><text:span text:style-name="T4">8</text:span><text:span text:style-name="T5">획</text:span><text:span text:style-name="T4">; shēng)</text:span></text:p>
      <text:p text:style-name="P8">钢</text:p>
      <text:p text:style-name="P6"><text:span text:style-name="T4">(</text:span><text:span text:style-name="T5">굳셀 강</text:span><text:span text:style-name="T4">; </text:span><text:span text:style-name="T5">⾦</text:span><text:span text:style-name="T4">-</text:span><text:span text:style-name="T5">총</text:span><text:span text:style-name="T4">9</text:span><text:span text:style-name="T5">획</text:span><text:span text:style-name="T4">; gāng,gàng)</text:span></text:p>
      <text:p text:style-name="P8">哭</text:p>
      <text:p text:style-name="P6"><text:span text:style-name="T4">(</text:span><text:span text:style-name="T5">울 곡</text:span><text:span text:style-name="T4">; </text:span><text:span text:style-name="T5">⼝</text:span><text:span text:style-name="T4">-</text:span><text:span text:style-name="T5">총</text:span><text:span text:style-name="T4">10</text:span><text:span text:style-name="T5">획</text:span><text:span text:style-name="T4">; kū)</text:span></text:p>
      <text:p text:style-name="P8">突</text:p>
      <text:p text:style-name="P6"><text:span text:style-name="T4">(</text:span><text:span text:style-name="T5">갑자기 돌</text:span><text:span text:style-name="T4">; </text:span><text:span text:style-name="T5">⽳</text:span><text:span text:style-name="T4">-</text:span><text:span text:style-name="T5">총</text:span><text:span text:style-name="T4">9</text:span><text:span text:style-name="T5">획</text:span><text:span text:style-name="T4">; tū)</text:span></text:p>
      <text:p text:style-name="P8">恐</text:p>
      <text:p text:style-name="P6"><text:span text:style-name="T4">(</text:span><text:span text:style-name="T5">두려울 공</text:span><text:span text:style-name="T4">; </text:span><text:span text:style-name="T5">⼼</text:span><text:span text:style-name="T4">-</text:span><text:span text:style-name="T5">총</text:span><text:span text:style-name="T4">10</text:span><text:span text:style-name="T5">획</text:span><text:span text:style-name="T4">; kǒng)</text:span></text:p>
      <text:p text:style-name="P8">贵</text:p>
      <text:p text:style-name="P6"><text:span text:style-name="T4">(</text:span><text:span text:style-name="T5">귀할 귀</text:span><text:span text:style-name="T4">; </text:span><text:span text:style-name="T5">⾙</text:span><text:span text:style-name="T4">-</text:span><text:span text:style-name="T5">총</text:span><text:span text:style-name="T4">9</text:span><text:span text:style-name="T5">획</text:span><text:span text:style-name="T4">; guì)</text:span></text:p>
      <text:p text:style-name="P8">植</text:p>
      <text:p text:style-name="P6"><text:span text:style-name="T4">(</text:span><text:span text:style-name="T5">심을 식</text:span><text:span text:style-name="T4">; </text:span><text:span text:style-name="T5">⽊</text:span><text:span text:style-name="T4">-</text:span><text:span text:style-name="T5">총</text:span><text:span text:style-name="T4">12</text:span><text:span text:style-name="T5">획</text:span><text:span text:style-name="T4">; zhí)</text:span></text:p>
      <text:p text:style-name="P8">粉</text:p>
      <text:p text:style-name="P6"><text:span text:style-name="T4">(</text:span><text:span text:style-name="T5">가루 분</text:span><text:span text:style-name="T4">; </text:span><text:span text:style-name="T5">⽶</text:span><text:span text:style-name="T4">-</text:span><text:span text:style-name="T5">총</text:span><text:span text:style-name="T4">10</text:span><text:span text:style-name="T5">획</text:span><text:span text:style-name="T4">; fěn)</text:span></text:p>
      <text:p text:style-name="P8">酸</text:p>
      <text:p text:style-name="P6"><text:span text:style-name="T4">(</text:span><text:span text:style-name="T5">초 산</text:span><text:span text:style-name="T4">; </text:span><text:span text:style-name="T5">⾣</text:span><text:span text:style-name="T4">-</text:span><text:span text:style-name="T5">총</text:span><text:span text:style-name="T4">14</text:span><text:span text:style-name="T5">획</text:span><text:span text:style-name="T4">; suān)</text:span></text:p>
      <text:p text:style-name="P8">削</text:p>
      <text:p text:style-name="P6"><text:span text:style-name="T4">(</text:span><text:span text:style-name="T5">깎을 삭</text:span><text:span text:style-name="T4">; </text:span><text:span text:style-name="T5">⼑</text:span><text:span text:style-name="T4">-</text:span><text:span text:style-name="T5">총</text:span><text:span text:style-name="T4">9</text:span><text:span text:style-name="T5">획</text:span><text:span text:style-name="T4">; xiāo,xuē)</text:span></text:p>
      <text:p text:style-name="P8">丝</text:p>
      <text:p text:style-name="P6"><text:span text:style-name="T4">(</text:span><text:span text:style-name="T5">실 사</text:span><text:span text:style-name="T4">; </text:span><text:span text:style-name="T5">⼀</text:span><text:span text:style-name="T4">-</text:span><text:span text:style-name="T5">총</text:span><text:span text:style-name="T4">5</text:span><text:span text:style-name="T5">획</text:span><text:span text:style-name="T4">; sī)</text:span></text:p>
      <text:p text:style-name="P8">误</text:p>
      <text:p text:style-name="P6"><text:span text:style-name="T4">(</text:span><text:span text:style-name="T5">그릇할 오</text:span><text:span text:style-name="T4">; </text:span><text:span text:style-name="T5">⾔</text:span><text:span text:style-name="T4">-</text:span><text:span text:style-name="T5">총</text:span><text:span text:style-name="T4">9</text:span><text:span text:style-name="T5">획</text:span><text:span text:style-name="T4">; wù)</text:span></text:p>
      <text:p text:style-name="P8">野</text:p>
      <text:p text:style-name="P6"><text:span text:style-name="T4">(</text:span><text:span text:style-name="T5">들 야</text:span><text:span text:style-name="T4">; </text:span><text:span text:style-name="T5">⾥</text:span><text:span text:style-name="T4">-</text:span><text:span text:style-name="T5">총</text:span><text:span text:style-name="T4">11</text:span><text:span text:style-name="T5">획</text:span><text:span text:style-name="T4">; yě)</text:span></text:p>
      <text:p text:style-name="P8">礼</text:p>
      <text:p text:style-name="P6"><text:soft-page-break/><text:span text:style-name="T4">(</text:span><text:span text:style-name="T5">예도 례</text:span><text:span text:style-name="T4">; </text:span><text:span text:style-name="T5">⽰</text:span><text:span text:style-name="T4">-</text:span><text:span text:style-name="T5">총</text:span><text:span text:style-name="T4">6</text:span><text:span text:style-name="T5">획</text:span><text:span text:style-name="T4">; lǐ)</text:span></text:p>
      <text:p text:style-name="P8">巷</text:p>
      <text:p text:style-name="P6"><text:span text:style-name="T4">(</text:span><text:span text:style-name="T5">거리 항</text:span><text:span text:style-name="T4">; </text:span><text:span text:style-name="T5">⼰</text:span><text:span text:style-name="T4">-</text:span><text:span text:style-name="T5">총</text:span><text:span text:style-name="T4">9</text:span><text:span text:style-name="T5">획</text:span><text:span text:style-name="T4">; xiàng,hàng)</text:span></text:p>
      <text:p text:style-name="P8">衝</text:p>
      <text:p text:style-name="P6"><text:span text:style-name="T4">(</text:span><text:span text:style-name="T5">찌를 충</text:span><text:span text:style-name="T4">; </text:span><text:span text:style-name="T5">⾏</text:span><text:span text:style-name="T4">-</text:span><text:span text:style-name="T5">총</text:span><text:span text:style-name="T4">15</text:span><text:span text:style-name="T5">획</text:span><text:span text:style-name="T4">; chōng,chòng)</text:span></text:p>
      <text:p text:style-name="P8">测</text:p>
      <text:p text:style-name="P6"><text:span text:style-name="T4">(</text:span><text:span text:style-name="T5">잴 측</text:span><text:span text:style-name="T4">; </text:span><text:span text:style-name="T5">⽔</text:span><text:span text:style-name="T4">-</text:span><text:span text:style-name="T5">총</text:span><text:span text:style-name="T4">9</text:span><text:span text:style-name="T5">획</text:span><text:span text:style-name="T4">; cè)</text:span></text:p>
      <text:p text:style-name="P8">麦</text:p>
      <text:p text:style-name="P6"><text:span text:style-name="T4">(</text:span><text:span text:style-name="T5">보리 맥</text:span><text:span text:style-name="T4">; </text:span><text:span text:style-name="T5">⿆</text:span><text:span text:style-name="T4">-</text:span><text:span text:style-name="T5">총</text:span><text:span text:style-name="T4">7</text:span><text:span text:style-name="T5">획</text:span><text:span text:style-name="T4">; mài)</text:span></text:p>
      <text:p text:style-name="P8">露</text:p>
      <text:p text:style-name="P6"><text:span text:style-name="T4">(</text:span><text:span text:style-name="T5">이슬 로</text:span><text:span text:style-name="T4">{</text:span><text:span text:style-name="T5">노</text:span><text:span text:style-name="T4">}; </text:span><text:span text:style-name="T5">⾬</text:span><text:span text:style-name="T4">-</text:span><text:span text:style-name="T5">총</text:span><text:span text:style-name="T4">20</text:span><text:span text:style-name="T5">획</text:span><text:span text:style-name="T4">; lù,lòu)</text:span></text:p>
      <text:p text:style-name="P8">否</text:p>
      <text:p text:style-name="P6"><text:span text:style-name="T4">(</text:span><text:span text:style-name="T5">아닐 부</text:span><text:span text:style-name="T4">; </text:span><text:span text:style-name="T5">⼝</text:span><text:span text:style-name="T4">-</text:span><text:span text:style-name="T5">총</text:span><text:span text:style-name="T4">7</text:span><text:span text:style-name="T5">획</text:span><text:span text:style-name="T4">; fǒu,pǐ)</text:span></text:p>
      <text:p text:style-name="P8">登</text:p>
      <text:p text:style-name="P6"><text:span text:style-name="T4">(</text:span><text:span text:style-name="T5">오를 등</text:span><text:span text:style-name="T4">; </text:span><text:span text:style-name="T5">⽨</text:span><text:span text:style-name="T4">-</text:span><text:span text:style-name="T5">총</text:span><text:span text:style-name="T4">12</text:span><text:span text:style-name="T5">획</text:span><text:span text:style-name="T4">; dēng)</text:span></text:p>
      <text:p text:style-name="P8">危</text:p>
      <text:p text:style-name="P6"><text:span text:style-name="T4">(</text:span><text:span text:style-name="T5">위태할 위</text:span><text:span text:style-name="T4">; </text:span><text:span text:style-name="T5">⼙</text:span><text:span text:style-name="T4">-</text:span><text:span text:style-name="T5">총</text:span><text:span text:style-name="T4">6</text:span><text:span text:style-name="T5">획</text:span><text:span text:style-name="T4">; wēi)</text:span></text:p>
      <text:p text:style-name="P8">搞</text:p>
      <text:p text:style-name="P6"><text:span text:style-name="T4">(</text:span><text:span text:style-name="T5">옆으로 칠 고</text:span><text:span text:style-name="T4">; </text:span><text:span text:style-name="T5">⼿</text:span><text:span text:style-name="T4">-</text:span><text:span text:style-name="T5">총</text:span><text:span text:style-name="T4">13</text:span><text:span text:style-name="T5">획</text:span><text:span text:style-name="T4">; gǎo)</text:span></text:p>
      <text:p text:style-name="P8">歌</text:p>
      <text:p text:style-name="P6"><text:span text:style-name="T4">(</text:span><text:span text:style-name="T5">노래 가</text:span><text:span text:style-name="T4">; </text:span><text:span text:style-name="T5">⽋</text:span><text:span text:style-name="T4">-</text:span><text:span text:style-name="T5">총</text:span><text:span text:style-name="T4">14</text:span><text:span text:style-name="T5">획</text:span><text:span text:style-name="T4">; gē)</text:span></text:p>
      <text:p text:style-name="P8">亮</text:p>
      <text:p text:style-name="P6"><text:span text:style-name="T4">(</text:span><text:span text:style-name="T5">밝을 량</text:span><text:span text:style-name="T4">{</text:span><text:span text:style-name="T5">양</text:span><text:span text:style-name="T4">}; </text:span><text:span text:style-name="T5">⼇</text:span><text:span text:style-name="T4">-</text:span><text:span text:style-name="T5">총</text:span><text:span text:style-name="T4">9</text:span><text:span text:style-name="T5">획</text:span><text:span text:style-name="T4">; liàng,liáng)</text:span></text:p>
      <text:p text:style-name="P8">欧</text:p>
      <text:p text:style-name="P6"><text:span text:style-name="T4">(</text:span><text:span text:style-name="T5">토할 구</text:span><text:span text:style-name="T4">; </text:span><text:span text:style-name="T5">⽋</text:span><text:span text:style-name="T4">-</text:span><text:span text:style-name="T5">총</text:span><text:span text:style-name="T4">8</text:span><text:span text:style-name="T5">획</text:span><text:span text:style-name="T4">; ōu)</text:span></text:p>
      <text:p text:style-name="P8">宗</text:p>
      <text:p text:style-name="P6"><text:span text:style-name="T4">(</text:span><text:span text:style-name="T5">마루 종</text:span><text:span text:style-name="T4">; </text:span><text:span text:style-name="T5">⼧</text:span><text:span text:style-name="T4">-</text:span><text:span text:style-name="T5">총</text:span><text:span text:style-name="T4">8</text:span><text:span text:style-name="T5">획</text:span><text:span text:style-name="T4">; zōng)</text:span></text:p>
      <text:p text:style-name="P8">纳</text:p>
      <text:p text:style-name="P6"><text:span text:style-name="T4">(</text:span><text:span text:style-name="T5">들일 납</text:span><text:span text:style-name="T4">; </text:span><text:span text:style-name="T5">⽷</text:span><text:span text:style-name="T4">-</text:span><text:span text:style-name="T5">총</text:span><text:span text:style-name="T4">7</text:span><text:span text:style-name="T5">획</text:span><text:span text:style-name="T4">; nà)</text:span></text:p>
      <text:p text:style-name="P8">甲</text:p>
      <text:p text:style-name="P6"><text:span text:style-name="T4">(</text:span><text:span text:style-name="T5">첫째 천간 갑</text:span><text:span text:style-name="T4">; </text:span><text:span text:style-name="T5">⽥</text:span><text:span text:style-name="T4">-</text:span><text:span text:style-name="T5">총</text:span><text:span text:style-name="T4">5</text:span><text:span text:style-name="T5">획</text:span><text:span text:style-name="T4">; jiǎ)</text:span></text:p>
      <text:p text:style-name="P8">盖</text:p>
      <text:p text:style-name="P6"><text:span text:style-name="T4">(</text:span><text:span text:style-name="T5">덮을 개</text:span><text:span text:style-name="T4">; </text:span><text:span text:style-name="T5">⽫</text:span><text:span text:style-name="T4">-</text:span><text:span text:style-name="T5">총</text:span><text:span text:style-name="T4">11</text:span><text:span text:style-name="T5">획</text:span><text:span text:style-name="T4">; gài,gě)</text:span></text:p>
      <text:p text:style-name="P8">胡</text:p>
      <text:p text:style-name="P6"><text:span text:style-name="T4">(</text:span><text:span text:style-name="T5">턱밑 살 호</text:span><text:span text:style-name="T4">; </text:span><text:span text:style-name="T5">⾁</text:span><text:span text:style-name="T4">-</text:span><text:span text:style-name="T5">총</text:span><text:span text:style-name="T4">9</text:span><text:span text:style-name="T5">획</text:span><text:span text:style-name="T4">; hú)</text:span></text:p>
      <text:p text:style-name="P8">倍</text:p>
      <text:p text:style-name="P6"><text:span text:style-name="T4">(</text:span><text:span text:style-name="T5">곱 배</text:span><text:span text:style-name="T4">; </text:span><text:span text:style-name="T5">⼈</text:span><text:span text:style-name="T4">-</text:span><text:span text:style-name="T5">총</text:span><text:span text:style-name="T4">10</text:span><text:span text:style-name="T5">획</text:span><text:span text:style-name="T4">; bèi)</text:span></text:p>
      <text:p text:style-name="P8">稳</text:p>
      <text:p text:style-name="P6"><text:span text:style-name="T4">(</text:span><text:span text:style-name="T5">평온할 은</text:span><text:span text:style-name="T4">; </text:span><text:span text:style-name="T5">⽲</text:span><text:span text:style-name="T4">-</text:span><text:span text:style-name="T5">총</text:span><text:span text:style-name="T4">14</text:span><text:span text:style-name="T5">획</text:span><text:span text:style-name="T4">; wěn)</text:span></text:p>
      <text:p text:style-name="P8">届</text:p>
      <text:p text:style-name="P6"><text:span text:style-name="T4">(</text:span><text:span text:style-name="T5">이를 계</text:span><text:span text:style-name="T4">; </text:span><text:span text:style-name="T5">⼫</text:span><text:span text:style-name="T4">-</text:span><text:span text:style-name="T5">총</text:span><text:span text:style-name="T4">8</text:span><text:span text:style-name="T5">획</text:span><text:span text:style-name="T4">; jiè)</text:span></text:p>
      <text:p text:style-name="P8">附</text:p>
      <text:p text:style-name="P6"><text:span text:style-name="T4">(</text:span><text:span text:style-name="T5">붙을 부</text:span><text:span text:style-name="T4">; </text:span><text:span text:style-name="T5">⾩</text:span><text:span text:style-name="T4">-</text:span><text:span text:style-name="T5">총</text:span><text:span text:style-name="T4">8</text:span><text:span text:style-name="T5">획</text:span><text:span text:style-name="T4">; fù)</text:span></text:p>
      <text:p text:style-name="P8">庭</text:p>
      <text:p text:style-name="P6"><text:span text:style-name="T4">(</text:span><text:span text:style-name="T5">뜰 정</text:span><text:span text:style-name="T4">; </text:span><text:span text:style-name="T5">⼴</text:span><text:span text:style-name="T4">-</text:span><text:span text:style-name="T5">총</text:span><text:span text:style-name="T4">10</text:span><text:span text:style-name="T5">획</text:span><text:span text:style-name="T4">; tíng)</text:span></text:p>
      <text:p text:style-name="P8">泥</text:p>
      <text:p text:style-name="P6"><text:span text:style-name="T4">(</text:span><text:span text:style-name="T5">진흙 니</text:span><text:span text:style-name="T4">{</text:span><text:span text:style-name="T5">이</text:span><text:span text:style-name="T4">}; </text:span><text:span text:style-name="T5">⽔</text:span><text:span text:style-name="T4">-</text:span><text:span text:style-name="T5">총</text:span><text:span text:style-name="T4">8</text:span><text:span text:style-name="T5">획</text:span><text:span text:style-name="T4">; ní,nì)</text:span></text:p>
      <text:p text:style-name="P8">鎭</text:p>
      <text:p text:style-name="P6"><text:span text:style-name="T4">(</text:span><text:span text:style-name="T5">진압할 진</text:span><text:span text:style-name="T4">; </text:span><text:span text:style-name="T5">⾦</text:span><text:span text:style-name="T4">-</text:span><text:span text:style-name="T5">총</text:span><text:span text:style-name="T4">18</text:span><text:span text:style-name="T5">획</text:span><text:span text:style-name="T4">; zhèn)</text:span></text:p>
      <text:p text:style-name="P8">贫</text:p>
      <text:p text:style-name="P6"><text:span text:style-name="T4">(</text:span><text:span text:style-name="T5">가난할 빈</text:span><text:span text:style-name="T4">; </text:span><text:span text:style-name="T5">⾙</text:span><text:span text:style-name="T4">-</text:span><text:span text:style-name="T5">총</text:span><text:span text:style-name="T4">8</text:span><text:span text:style-name="T5">획</text:span><text:span text:style-name="T4">; pín)</text:span></text:p>
      <text:p text:style-name="P8">岛</text:p>
      <text:p text:style-name="P6"><text:soft-page-break/><text:span text:style-name="T4">(</text:span><text:span text:style-name="T5">섬 도</text:span><text:span text:style-name="T4">; </text:span><text:span text:style-name="T5">⼭</text:span><text:span text:style-name="T4">-</text:span><text:span text:style-name="T5">총</text:span><text:span text:style-name="T4">7</text:span><text:span text:style-name="T5">획</text:span><text:span text:style-name="T4">; dǎo)</text:span></text:p>
      <text:p text:style-name="P8">毕</text:p>
      <text:p text:style-name="P6"><text:span text:style-name="T4">(</text:span><text:span text:style-name="T5">마칠 필</text:span><text:span text:style-name="T4">; </text:span><text:span text:style-name="T5">⽐</text:span><text:span text:style-name="T4">-</text:span><text:span text:style-name="T5">총</text:span><text:span text:style-name="T4">6</text:span><text:span text:style-name="T5">획</text:span><text:span text:style-name="T4">; bì)</text:span></text:p>
      <text:p text:style-name="P8">洗</text:p>
      <text:p text:style-name="P6"><text:span text:style-name="T4">(</text:span><text:span text:style-name="T5">씻을 세</text:span><text:span text:style-name="T4">; </text:span><text:span text:style-name="T5">⽔</text:span><text:span text:style-name="T4">-</text:span><text:span text:style-name="T5">총</text:span><text:span text:style-name="T4">9</text:span><text:span text:style-name="T5">획</text:span><text:span text:style-name="T4">; xǐ,xiǎn)</text:span></text:p>
      <text:p text:style-name="P8">笔</text:p>
      <text:p text:style-name="P6"><text:span text:style-name="T4">(</text:span><text:span text:style-name="T5">붓 필</text:span><text:span text:style-name="T4">; </text:span><text:span text:style-name="T5">⽵</text:span><text:span text:style-name="T4">-</text:span><text:span text:style-name="T5">총</text:span><text:span text:style-name="T4">10</text:span><text:span text:style-name="T5">획</text:span><text:span text:style-name="T4">; bǐ)</text:span></text:p>
      <text:p text:style-name="P8">煤</text:p>
      <text:p text:style-name="P6"><text:span text:style-name="T4">(</text:span><text:span text:style-name="T5">그을음 매</text:span><text:span text:style-name="T4">; </text:span><text:span text:style-name="T5">⽕</text:span><text:span text:style-name="T4">-</text:span><text:span text:style-name="T5">총</text:span><text:span text:style-name="T4">13</text:span><text:span text:style-name="T5">획</text:span><text:span text:style-name="T4">; méi)</text:span></text:p>
      <text:p text:style-name="P8">亿</text:p>
      <text:p text:style-name="P6"><text:span text:style-name="T4">(</text:span><text:span text:style-name="T5">억 억</text:span><text:span text:style-name="T4">; </text:span><text:span text:style-name="T5">⼈</text:span><text:span text:style-name="T4">-</text:span><text:span text:style-name="T5">총</text:span><text:span text:style-name="T4">3</text:span><text:span text:style-name="T5">획</text:span><text:span text:style-name="T4">; yì)</text:span></text:p>
      <text:p text:style-name="P8">卡</text:p>
      <text:p text:style-name="P6"><text:span text:style-name="T4">(</text:span><text:span text:style-name="T5">관 잡</text:span><text:span text:style-name="T4">; </text:span><text:span text:style-name="T5">⼘</text:span><text:span text:style-name="T4">-</text:span><text:span text:style-name="T5">총</text:span><text:span text:style-name="T4">5</text:span><text:span text:style-name="T5">획</text:span><text:span text:style-name="T4">; kǎ,qiǎ)</text:span></text:p>
      <text:p text:style-name="P8">盘</text:p>
      <text:p text:style-name="P6"><text:span text:style-name="T4">(</text:span><text:span text:style-name="T5">소반 반</text:span><text:span text:style-name="T4">; </text:span><text:span text:style-name="T5">⽫</text:span><text:span text:style-name="T4">-</text:span><text:span text:style-name="T5">총</text:span><text:span text:style-name="T4">11</text:span><text:span text:style-name="T5">획</text:span><text:span text:style-name="T4">; pán)</text:span></text:p>
      <text:p text:style-name="P8">弱</text:p>
      <text:p text:style-name="P6"><text:span text:style-name="T4">(</text:span><text:span text:style-name="T5">약할 약</text:span><text:span text:style-name="T4">; </text:span><text:span text:style-name="T5">⼸</text:span><text:span text:style-name="T4">-</text:span><text:span text:style-name="T5">총</text:span><text:span text:style-name="T4">10</text:span><text:span text:style-name="T5">획</text:span><text:span text:style-name="T4">; ruò)</text:span></text:p>
      <text:p text:style-name="P8">街</text:p>
      <text:p text:style-name="P6"><text:span text:style-name="T4">(</text:span><text:span text:style-name="T5">거리 가</text:span><text:span text:style-name="T4">; </text:span><text:span text:style-name="T5">⾏</text:span><text:span text:style-name="T4">-</text:span><text:span text:style-name="T5">총</text:span><text:span text:style-name="T4">12</text:span><text:span text:style-name="T5">획</text:span><text:span text:style-name="T4">; jiē)</text:span></text:p>
      <text:p text:style-name="P8">损</text:p>
      <text:p text:style-name="P6"><text:span text:style-name="T4">(</text:span><text:span text:style-name="T5">덜 손</text:span><text:span text:style-name="T4">; </text:span><text:span text:style-name="T5">⼿</text:span><text:span text:style-name="T4">-</text:span><text:span text:style-name="T5">총</text:span><text:span text:style-name="T4">10</text:span><text:span text:style-name="T5">획</text:span><text:span text:style-name="T4">; sǔn)</text:span></text:p>
      <text:p text:style-name="P8">耳</text:p>
      <text:p text:style-name="P6"><text:span text:style-name="T4">(</text:span><text:span text:style-name="T5">귀 이</text:span><text:span text:style-name="T4">; </text:span><text:span text:style-name="T5">⽿</text:span><text:span text:style-name="T4">-</text:span><text:span text:style-name="T5">총</text:span><text:span text:style-name="T4">6</text:span><text:span text:style-name="T5">획</text:span><text:span text:style-name="T4">; ěr)</text:span></text:p>
      <text:p text:style-name="P8">控</text:p>
      <text:p text:style-name="P6"><text:span text:style-name="T4">(</text:span><text:span text:style-name="T5">당길 공</text:span><text:span text:style-name="T4">; </text:span><text:span text:style-name="T5">⼿</text:span><text:span text:style-name="T4">-</text:span><text:span text:style-name="T5">총</text:span><text:span text:style-name="T4">11</text:span><text:span text:style-name="T5">획</text:span><text:span text:style-name="T4">; kòng)</text:span></text:p>
      <text:p text:style-name="P8">狗</text:p>
      <text:p text:style-name="P6"><text:span text:style-name="T4">(</text:span><text:span text:style-name="T5">개 구</text:span><text:span text:style-name="T4">; </text:span><text:span text:style-name="T5">⽝</text:span><text:span text:style-name="T4">-</text:span><text:span text:style-name="T5">총</text:span><text:span text:style-name="T4">8</text:span><text:span text:style-name="T5">획</text:span><text:span text:style-name="T4">; gǒu)</text:span></text:p>
      <text:p text:style-name="P8">晓</text:p>
      <text:p text:style-name="P6"><text:span text:style-name="T4">(</text:span><text:span text:style-name="T5">새벽 효</text:span><text:span text:style-name="T4">; </text:span><text:span text:style-name="T5">⽇</text:span><text:span text:style-name="T4">-</text:span><text:span text:style-name="T5">총</text:span><text:span text:style-name="T4">10</text:span><text:span text:style-name="T5">획</text:span><text:span text:style-name="T4">; xiǎo)</text:span></text:p>
      <text:p text:style-name="P8">铜</text:p>
      <text:p text:style-name="P6"><text:span text:style-name="T4">(</text:span><text:span text:style-name="T5">구리 동</text:span><text:span text:style-name="T4">; </text:span><text:span text:style-name="T5">⾦</text:span><text:span text:style-name="T4">-</text:span><text:span text:style-name="T5">총</text:span><text:span text:style-name="T4">11</text:span><text:span text:style-name="T5">획</text:span><text:span text:style-name="T4">; tóng)</text:span></text:p>
      <text:p text:style-name="P8">末</text:p>
      <text:p text:style-name="P6"><text:span text:style-name="T4">(</text:span><text:span text:style-name="T5">끝 말</text:span><text:span text:style-name="T4">; </text:span><text:span text:style-name="T5">⽊</text:span><text:span text:style-name="T4">-</text:span><text:span text:style-name="T5">총</text:span><text:span text:style-name="T4">5</text:span><text:span text:style-name="T5">획</text:span><text:span text:style-name="T4">; mò,mė)</text:span></text:p>
      <text:p text:style-name="P8">镜</text:p>
      <text:p text:style-name="P6"><text:span text:style-name="T4">(</text:span><text:span text:style-name="T5">거울 경</text:span><text:span text:style-name="T4">; </text:span><text:span text:style-name="T5">⾦</text:span><text:span text:style-name="T4">-</text:span><text:span text:style-name="T5">총</text:span><text:span text:style-name="T4">16</text:span><text:span text:style-name="T5">획</text:span><text:span text:style-name="T4">; jìng)</text:span></text:p>
      <text:p text:style-name="P8">楼</text:p>
      <text:p text:style-name="P6"><text:span text:style-name="T4">(</text:span><text:span text:style-name="T5">다락 루</text:span><text:span text:style-name="T4">; </text:span><text:span text:style-name="T5">⽊</text:span><text:span text:style-name="T4">-</text:span><text:span text:style-name="T5">총</text:span><text:span text:style-name="T4">13</text:span><text:span text:style-name="T5">획</text:span><text:span text:style-name="T4">; lóu)</text:span></text:p>
      <text:p text:style-name="P8">败</text:p>
      <text:p text:style-name="P6"><text:span text:style-name="T4">(</text:span><text:span text:style-name="T5">패할 패</text:span><text:span text:style-name="T4">; </text:span><text:span text:style-name="T5">⾙</text:span><text:span text:style-name="T4">-</text:span><text:span text:style-name="T5">총</text:span><text:span text:style-name="T4">8</text:span><text:span text:style-name="T5">획</text:span><text:span text:style-name="T4">; bài)</text:span></text:p>
      <text:p text:style-name="P8">航</text:p>
      <text:p text:style-name="P6"><text:span text:style-name="T4">(</text:span><text:span text:style-name="T5">배 항</text:span><text:span text:style-name="T4">; </text:span><text:span text:style-name="T5">⾈</text:span><text:span text:style-name="T4">-</text:span><text:span text:style-name="T5">총</text:span><text:span text:style-name="T4">10</text:span><text:span text:style-name="T5">획</text:span><text:span text:style-name="T4">; háng)</text:span></text:p>
      <text:p text:style-name="P8">寻</text:p>
      <text:p text:style-name="P6"><text:span text:style-name="T4">(</text:span><text:span text:style-name="T5">찾을 심</text:span><text:span text:style-name="T4">; </text:span><text:span text:style-name="T5">⼨</text:span><text:span text:style-name="T4">-</text:span><text:span text:style-name="T5">총</text:span><text:span text:style-name="T4">6</text:span><text:span text:style-name="T5">획</text:span><text:span text:style-name="T4">; xún)</text:span></text:p>
      <text:p text:style-name="P8">湖</text:p>
      <text:p text:style-name="P6"><text:span text:style-name="T4">(</text:span><text:span text:style-name="T5">호수 호</text:span><text:span text:style-name="T4">; </text:span><text:span text:style-name="T5">⽔</text:span><text:span text:style-name="T4">-</text:span><text:span text:style-name="T5">총</text:span><text:span text:style-name="T4">12</text:span><text:span text:style-name="T5">획</text:span><text:span text:style-name="T4">; hú)</text:span></text:p>
      <text:p text:style-name="P8">恼</text:p>
      <text:p text:style-name="P6"><text:span text:style-name="T4">(</text:span><text:span text:style-name="T5">괴로워할 뇌</text:span><text:span text:style-name="T4">; </text:span><text:span text:style-name="T5">⼼</text:span><text:span text:style-name="T4">-</text:span><text:span text:style-name="T5">총</text:span><text:span text:style-name="T4">9</text:span><text:span text:style-name="T5">획</text:span><text:span text:style-name="T4">; nǎo)</text:span></text:p>
      <text:p text:style-name="P8">介</text:p>
      <text:p text:style-name="P6"><text:span text:style-name="T4">(</text:span><text:span text:style-name="T5">끼일 개</text:span><text:span text:style-name="T4">; </text:span><text:span text:style-name="T5">⼈</text:span><text:span text:style-name="T4">-</text:span><text:span text:style-name="T5">총</text:span><text:span text:style-name="T4">4</text:span><text:span text:style-name="T5">획</text:span><text:span text:style-name="T4">; jiè,gà)</text:span></text:p>
      <text:p text:style-name="P8">宁</text:p>
      <text:p text:style-name="P6"><text:span text:style-name="T4">(</text:span><text:span text:style-name="T5">쌓을 저</text:span><text:span text:style-name="T4">; </text:span><text:span text:style-name="T5">⼧</text:span><text:span text:style-name="T4">-</text:span><text:span text:style-name="T5">총</text:span><text:span text:style-name="T4">5</text:span><text:span text:style-name="T5">획</text:span><text:span text:style-name="T4">; zhù,chǔ)</text:span></text:p>
      <text:p text:style-name="P8">招</text:p>
      <text:p text:style-name="P6"><text:soft-page-break/><text:span text:style-name="T4">(</text:span><text:span text:style-name="T5">부를 초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zhāo)</text:span></text:p>
      <text:p text:style-name="P8">凤</text:p>
      <text:p text:style-name="P6"><text:span text:style-name="T4">(</text:span><text:span text:style-name="T5">봉황새 봉</text:span><text:span text:style-name="T4">; </text:span><text:span text:style-name="T5">⼏</text:span><text:span text:style-name="T4">-</text:span><text:span text:style-name="T5">총</text:span><text:span text:style-name="T4">4</text:span><text:span text:style-name="T5">획</text:span><text:span text:style-name="T4">; fèng)</text:span></text:p>
      <text:p text:style-name="P8">爸</text:p>
      <text:p text:style-name="P6"><text:span text:style-name="T4">(</text:span><text:span text:style-name="T5">아비 파</text:span><text:span text:style-name="T4">; </text:span><text:span text:style-name="T5">⽗</text:span><text:span text:style-name="T4">-</text:span><text:span text:style-name="T5">총</text:span><text:span text:style-name="T4">8</text:span><text:span text:style-name="T5">획</text:span><text:span text:style-name="T4">; bà)</text:span></text:p>
      <text:p text:style-name="P8">咱</text:p>
      <text:p text:style-name="P6"><text:span text:style-name="T4">(</text:span><text:span text:style-name="T5">나 찰</text:span><text:span text:style-name="T4">; </text:span><text:span text:style-name="T5">⼝</text:span><text:span text:style-name="T4">-</text:span><text:span text:style-name="T5">총</text:span><text:span text:style-name="T4">9</text:span><text:span text:style-name="T5">획</text:span><text:span text:style-name="T4">; zán,zȧn,zá)</text:span></text:p>
      <text:p text:style-name="P8">蒙</text:p>
      <text:p text:style-name="P6"><text:span text:style-name="T4">(</text:span><text:span text:style-name="T5">입을 몽</text:span><text:span text:style-name="T4">; </text:span><text:span text:style-name="T5">⾋</text:span><text:span text:style-name="T4">-</text:span><text:span text:style-name="T5">총</text:span><text:span text:style-name="T4">14</text:span><text:span text:style-name="T5">획</text:span><text:span text:style-name="T4">; méng,mēng)</text:span></text:p>
      <text:p text:style-name="P8">混</text:p>
      <text:p text:style-name="P6"><text:span text:style-name="T4">(</text:span><text:span text:style-name="T5">섞을 혼</text:span><text:span text:style-name="T4">; </text:span><text:span text:style-name="T5">⽔</text:span><text:span text:style-name="T4">-</text:span><text:span text:style-name="T5">총</text:span><text:span text:style-name="T4">11</text:span><text:span text:style-name="T5">획</text:span><text:span text:style-name="T4">; hùn,hún)</text:span></text:p>
      <text:p text:style-name="P8">麻</text:p>
      <text:p text:style-name="P6"><text:span text:style-name="T4">(</text:span><text:span text:style-name="T5">삼 마</text:span><text:span text:style-name="T4">; </text:span><text:span text:style-name="T5">⿇</text:span><text:span text:style-name="T4">-</text:span><text:span text:style-name="T5">총</text:span><text:span text:style-name="T4">11</text:span><text:span text:style-name="T5">획</text:span><text:span text:style-name="T4">; má,mā)</text:span></text:p>
      <text:p text:style-name="P8">昨</text:p>
      <text:p text:style-name="P6"><text:span text:style-name="T4">(</text:span><text:span text:style-name="T5">어제 작</text:span><text:span text:style-name="T4">; </text:span><text:span text:style-name="T5">⽇</text:span><text:span text:style-name="T4">-</text:span><text:span text:style-name="T5">총</text:span><text:span text:style-name="T4">9</text:span><text:span text:style-name="T5">획</text:span><text:span text:style-name="T4">; zuó)</text:span></text:p>
      <text:p text:style-name="P8">雷</text:p>
      <text:p text:style-name="P6"><text:span text:style-name="T4">(</text:span><text:span text:style-name="T5">우레 뢰</text:span><text:span text:style-name="T4">{</text:span><text:span text:style-name="T5">뇌</text:span><text:span text:style-name="T4">}; </text:span><text:span text:style-name="T5">⾬</text:span><text:span text:style-name="T4">-</text:span><text:span text:style-name="T5">총</text:span><text:span text:style-name="T4">13</text:span><text:span text:style-name="T5">획</text:span><text:span text:style-name="T4">; léi)</text:span></text:p>
      <text:p text:style-name="P8">份</text:p>
      <text:p text:style-name="P6"><text:span text:style-name="T4">(</text:span><text:span text:style-name="T5">빛날 빈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fèn)</text:span></text:p>
      <text:p text:style-name="P8">索</text:p>
      <text:p text:style-name="P6"><text:span text:style-name="T4">(</text:span><text:span text:style-name="T5">찾을 색</text:span><text:span text:style-name="T4">{</text:span><text:span text:style-name="T5">동아줄 삭</text:span><text:span text:style-name="T4">}; </text:span><text:span text:style-name="T5">⽷</text:span><text:span text:style-name="T4">-</text:span><text:span text:style-name="T5">총</text:span><text:span text:style-name="T4">10</text:span><text:span text:style-name="T5">획</text:span><text:span text:style-name="T4">; suǒ)</text:span></text:p>
      <text:p text:style-name="P8">店</text:p>
      <text:p text:style-name="P6"><text:span text:style-name="T4">(</text:span><text:span text:style-name="T5">가게 점</text:span><text:span text:style-name="T4">; </text:span><text:span text:style-name="T5">⼴</text:span><text:span text:style-name="T4">-</text:span><text:span text:style-name="T5">총</text:span><text:span text:style-name="T4">8</text:span><text:span text:style-name="T5">획</text:span><text:span text:style-name="T4">; diàn)</text:span></text:p>
      <text:p text:style-name="P8">探</text:p>
      <text:p text:style-name="P6"><text:span text:style-name="T4">(</text:span><text:span text:style-name="T5">찾을 탐</text:span><text:span text:style-name="T4">; </text:span><text:span text:style-name="T5">⼿</text:span><text:span text:style-name="T4">-</text:span><text:span text:style-name="T5">총</text:span><text:span text:style-name="T4">11</text:span><text:span text:style-name="T5">획</text:span><text:span text:style-name="T4">; tàn)</text:span></text:p>
      <text:p text:style-name="P8">舞</text:p>
      <text:p text:style-name="P6"><text:span text:style-name="T4">(</text:span><text:span text:style-name="T5">춤출 무</text:span><text:span text:style-name="T4">; </text:span><text:span text:style-name="T5">⾇</text:span><text:span text:style-name="T4">-</text:span><text:span text:style-name="T5">총</text:span><text:span text:style-name="T4">14</text:span><text:span text:style-name="T5">획</text:span><text:span text:style-name="T4">; wǔ)</text:span></text:p>
      <text:p text:style-name="P8">摇</text:p>
      <text:p text:style-name="P6"><text:span text:style-name="T4">(</text:span><text:span text:style-name="T5">흔들 요</text:span><text:span text:style-name="T4">; </text:span><text:span text:style-name="T5">⼿</text:span><text:span text:style-name="T4">-</text:span><text:span text:style-name="T5">총</text:span><text:span text:style-name="T4">13</text:span><text:span text:style-name="T5">획</text:span><text:span text:style-name="T4">; yáo)</text:span></text:p>
      <text:p text:style-name="P8">横</text:p>
      <text:p text:style-name="P6"><text:span text:style-name="T4">(</text:span><text:span text:style-name="T5">가로 횡</text:span><text:span text:style-name="T4">; </text:span><text:span text:style-name="T5">⽊</text:span><text:span text:style-name="T4">-</text:span><text:span text:style-name="T5">총</text:span><text:span text:style-name="T4">15</text:span><text:span text:style-name="T5">획</text:span><text:span text:style-name="T4">; héng,hèng)</text:span></text:p>
      <text:p text:style-name="P8">凡</text:p>
      <text:p text:style-name="P6"><text:span text:style-name="T4">(</text:span><text:span text:style-name="T5">무릇 범</text:span><text:span text:style-name="T4">; </text:span><text:span text:style-name="T5">⼏</text:span><text:span text:style-name="T4">-</text:span><text:span text:style-name="T5">총</text:span><text:span text:style-name="T4">3</text:span><text:span text:style-name="T5">획</text:span><text:span text:style-name="T4">; fán)</text:span></text:p>
      <text:p text:style-name="P8">岸</text:p>
      <text:p text:style-name="P6"><text:span text:style-name="T4">(</text:span><text:span text:style-name="T5">언덕 안</text:span><text:span text:style-name="T4">; </text:span><text:span text:style-name="T5">⼭</text:span><text:span text:style-name="T4">-</text:span><text:span text:style-name="T5">총</text:span><text:span text:style-name="T4">8</text:span><text:span text:style-name="T5">획</text:span><text:span text:style-name="T4">; àn)</text:span></text:p>
      <text:p text:style-name="P8">莫</text:p>
      <text:p text:style-name="P6"><text:span text:style-name="T4">(</text:span><text:span text:style-name="T5">없을 막</text:span><text:span text:style-name="T4">{</text:span><text:span text:style-name="T5">저물 모</text:span><text:span text:style-name="T4">,</text:span><text:span text:style-name="T5">고요할 맥</text:span><text:span text:style-name="T4">}; </text:span><text:span text:style-name="T5">⾋</text:span><text:span text:style-name="T4">-</text:span><text:span text:style-name="T5">총</text:span><text:span text:style-name="T4">11</text:span><text:span text:style-name="T5">획</text:span><text:span text:style-name="T4">; mò)</text:span></text:p>
      <text:p text:style-name="P8">龙</text:p>
      <text:p text:style-name="P6"><text:span text:style-name="T4">(</text:span><text:span text:style-name="T5">용 룡</text:span><text:span text:style-name="T4">; </text:span><text:span text:style-name="T5">⿓</text:span><text:span text:style-name="T4">-</text:span><text:span text:style-name="T5">총</text:span><text:span text:style-name="T4">5</text:span><text:span text:style-name="T5">획</text:span><text:span text:style-name="T4">; lóng)</text:span></text:p>
      <text:p text:style-name="P8">沿</text:p>
      <text:p text:style-name="P6"><text:span text:style-name="T4">(</text:span><text:span text:style-name="T5">따를 연</text:span><text:span text:style-name="T4">; </text:span><text:span text:style-name="T5">⽔</text:span><text:span text:style-name="T4">-</text:span><text:span text:style-name="T5">총</text:span><text:span text:style-name="T4">8</text:span><text:span text:style-name="T5">획</text:span><text:span text:style-name="T4">; yán)</text:span></text:p>
      <text:p text:style-name="P8">臨</text:p>
      <text:p text:style-name="P6"><text:span text:style-name="T4">(</text:span><text:span text:style-name="T5">임할 림</text:span><text:span text:style-name="T4">{</text:span><text:span text:style-name="T5">임</text:span><text:span text:style-name="T4">}; </text:span><text:span text:style-name="T5">⾂</text:span><text:span text:style-name="T4">-</text:span><text:span text:style-name="T5">총</text:span><text:span text:style-name="T4">17</text:span><text:span text:style-name="T5">획</text:span><text:span text:style-name="T4">; lín)</text:span></text:p>
      <text:p text:style-name="P8">启</text:p>
      <text:p text:style-name="P6"><text:span text:style-name="T4">(</text:span><text:span text:style-name="T5">열 계</text:span><text:span text:style-name="T4">; </text:span><text:span text:style-name="T5">⼝</text:span><text:span text:style-name="T4">-</text:span><text:span text:style-name="T5">총</text:span><text:span text:style-name="T4">7</text:span><text:span text:style-name="T5">획</text:span><text:span text:style-name="T4">; qǐ)</text:span></text:p>
      <text:p text:style-name="P8">盛</text:p>
      <text:p text:style-name="P6"><text:span text:style-name="T4">(</text:span><text:span text:style-name="T5">담을 성</text:span><text:span text:style-name="T4">; </text:span><text:span text:style-name="T5">⽫</text:span><text:span text:style-name="T4">-</text:span><text:span text:style-name="T5">총</text:span><text:span text:style-name="T4">12</text:span><text:span text:style-name="T5">획</text:span><text:span text:style-name="T4">; shèng,chéng)</text:span></text:p>
      <text:p text:style-name="P8">操</text:p>
      <text:p text:style-name="P6"><text:span text:style-name="T4">(</text:span><text:span text:style-name="T5">잡을 조</text:span><text:span text:style-name="T4">; </text:span><text:span text:style-name="T5">⼿</text:span><text:span text:style-name="T4">-</text:span><text:span text:style-name="T5">총</text:span><text:span text:style-name="T4">16</text:span><text:span text:style-name="T5">획</text:span><text:span text:style-name="T4">; cāo)</text:span></text:p>
      <text:p text:style-name="P8">羊</text:p>
      <text:p text:style-name="P6"><text:span text:style-name="T4">(</text:span><text:span text:style-name="T5">양 양</text:span><text:span text:style-name="T4">; </text:span><text:span text:style-name="T5">⽺</text:span><text:span text:style-name="T4">-</text:span><text:span text:style-name="T5">총</text:span><text:span text:style-name="T4">6</text:span><text:span text:style-name="T5">획</text:span><text:span text:style-name="T4">; yáng)</text:span></text:p>
      <text:p text:style-name="P8">雄</text:p>
      <text:p text:style-name="P6"><text:soft-page-break/><text:span text:style-name="T4">(</text:span><text:span text:style-name="T5">수컷 웅</text:span><text:span text:style-name="T4">; </text:span><text:span text:style-name="T5">⾫</text:span><text:span text:style-name="T4">-</text:span><text:span text:style-name="T5">총</text:span><text:span text:style-name="T4">12</text:span><text:span text:style-name="T5">획</text:span><text:span text:style-name="T4">; xióng)</text:span></text:p>
      <text:p text:style-name="P8">销</text:p>
      <text:p text:style-name="P6"><text:span text:style-name="T4">(</text:span><text:span text:style-name="T5">녹일 소</text:span><text:span text:style-name="T4">; </text:span><text:span text:style-name="T5">⾦</text:span><text:span text:style-name="T4">-</text:span><text:span text:style-name="T5">총</text:span><text:span text:style-name="T4">12</text:span><text:span text:style-name="T5">획</text:span><text:span text:style-name="T4">; xiāo)</text:span></text:p>
      <text:p text:style-name="P8">伸</text:p>
      <text:p text:style-name="P6"><text:span text:style-name="T4">(</text:span><text:span text:style-name="T5">펼 신</text:span><text:span text:style-name="T4">; </text:span><text:span text:style-name="T5">⼈</text:span><text:span text:style-name="T4">-</text:span><text:span text:style-name="T5">총</text:span><text:span text:style-name="T4">7</text:span><text:span text:style-name="T5">획</text:span><text:span text:style-name="T4">; shēn)</text:span></text:p>
      <text:p text:style-name="P8">鸟</text:p>
      <text:p text:style-name="P6"><text:span text:style-name="T4">(</text:span><text:span text:style-name="T5">새 조</text:span><text:span text:style-name="T4">; </text:span><text:span text:style-name="T5">⿃</text:span><text:span text:style-name="T4">-</text:span><text:span text:style-name="T5">총</text:span><text:span text:style-name="T4">5</text:span><text:span text:style-name="T5">획</text:span><text:span text:style-name="T4">; niǎo)</text:span></text:p>
      <text:p text:style-name="P8">奶</text:p>
      <text:p text:style-name="P6"><text:span text:style-name="T4">(</text:span><text:span text:style-name="T5">젖 내</text:span><text:span text:style-name="T4">; </text:span><text:span text:style-name="T5">⼥</text:span><text:span text:style-name="T4">-</text:span><text:span text:style-name="T5">총</text:span><text:span text:style-name="T4">5</text:span><text:span text:style-name="T5">획</text:span><text:span text:style-name="T4">; nǎi)</text:span></text:p>
      <text:p text:style-name="P8">塞</text:p>
      <text:p text:style-name="P6"><text:span text:style-name="T4">(</text:span><text:span text:style-name="T5">변방 새</text:span><text:span text:style-name="T4">; </text:span><text:span text:style-name="T5">⼟</text:span><text:span text:style-name="T4">-</text:span><text:span text:style-name="T5">총</text:span><text:span text:style-name="T4">13</text:span><text:span text:style-name="T5">획</text:span><text:span text:style-name="T4">; sāi,sài,sè)</text:span></text:p>
      <text:p text:style-name="P8">额</text:p>
      <text:p text:style-name="P6"><text:span text:style-name="T4">(</text:span><text:span text:style-name="T5">이마 액</text:span><text:span text:style-name="T4">; </text:span><text:span text:style-name="T5">⾴</text:span><text:span text:style-name="T4">-</text:span><text:span text:style-name="T5">총</text:span><text:span text:style-name="T4">15</text:span><text:span text:style-name="T5">획</text:span><text:span text:style-name="T4">; é)</text:span></text:p>
      <text:p text:style-name="P8">吹</text:p>
      <text:p text:style-name="P6"><text:span text:style-name="T4">(</text:span><text:span text:style-name="T5">불 취</text:span><text:span text:style-name="T4">; </text:span><text:span text:style-name="T5">⼝</text:span><text:span text:style-name="T4">-</text:span><text:span text:style-name="T5">총</text:span><text:span text:style-name="T4">7</text:span><text:span text:style-name="T5">획</text:span><text:span text:style-name="T4">; chuī,chuì)</text:span></text:p>
      <text:p text:style-name="P8">幕</text:p>
      <text:p text:style-name="P6"><text:span text:style-name="T4">(</text:span><text:span text:style-name="T5">막 막</text:span><text:span text:style-name="T4">; </text:span><text:span text:style-name="T5">⼱</text:span><text:span text:style-name="T4">-</text:span><text:span text:style-name="T5">총</text:span><text:span text:style-name="T4">14</text:span><text:span text:style-name="T5">획</text:span><text:span text:style-name="T4">; mù)</text:span></text:p>
      <text:p text:style-name="P8">途</text:p>
      <text:p text:style-name="P6"><text:span text:style-name="T4">(</text:span><text:span text:style-name="T5">길 도</text:span><text:span text:style-name="T4">; </text:span><text:span text:style-name="T5">⾡</text:span><text:span text:style-name="T4">-</text:span><text:span text:style-name="T5">총</text:span><text:span text:style-name="T4">11</text:span><text:span text:style-name="T5">획</text:span><text:span text:style-name="T4">; tú)</text:span></text:p>
      <text:p text:style-name="P8">陆</text:p>
      <text:p text:style-name="P6"><text:span text:style-name="T4">(</text:span><text:span text:style-name="T5">뭍 륙</text:span><text:span text:style-name="T4">; </text:span><text:span text:style-name="T5">⾩</text:span><text:span text:style-name="T4">-</text:span><text:span text:style-name="T5">총</text:span><text:span text:style-name="T4">8</text:span><text:span text:style-name="T5">획</text:span><text:span text:style-name="T4">; liù,lù)</text:span></text:p>
      <text:p text:style-name="P8">筑</text:p>
      <text:p text:style-name="P6"><text:span text:style-name="T4">(</text:span><text:span text:style-name="T5">악기 이름 축</text:span><text:span text:style-name="T4">; </text:span><text:span text:style-name="T5">⽵</text:span><text:span text:style-name="T4">-</text:span><text:span text:style-name="T5">총</text:span><text:span text:style-name="T4">12</text:span><text:span text:style-name="T5">획</text:span><text:span text:style-name="T4">; zhù)</text:span></text:p>
      <text:p text:style-name="P8">齿</text:p>
      <text:p text:style-name="P6"><text:span text:style-name="T4">(</text:span><text:span text:style-name="T5">이 치</text:span><text:span text:style-name="T4">; </text:span><text:span text:style-name="T5">⿒</text:span><text:span text:style-name="T4">-</text:span><text:span text:style-name="T5">총</text:span><text:span text:style-name="T4">8</text:span><text:span text:style-name="T5">획</text:span><text:span text:style-name="T4">; chǐ)</text:span></text:p>
      <text:p text:style-name="P8">扩</text:p>
      <text:p text:style-name="P6"><text:span text:style-name="T4">(</text:span><text:span text:style-name="T5">넓힐 확</text:span><text:span text:style-name="T4">; </text:span><text:span text:style-name="T5">⼿</text:span><text:span text:style-name="T4">-</text:span><text:span text:style-name="T5">총</text:span><text:span text:style-name="T4">6</text:span><text:span text:style-name="T5">획</text:span><text:span text:style-name="T4">; kuò)</text:span></text:p>
      <text:p text:style-name="P8">括</text:p>
      <text:p text:style-name="P6"><text:span text:style-name="T4">(</text:span><text:span text:style-name="T5">묶을 괄</text:span><text:span text:style-name="T4">; </text:span><text:span text:style-name="T5">⼿</text:span><text:span text:style-name="T4">-</text:span><text:span text:style-name="T5">총</text:span><text:span text:style-name="T4">9</text:span><text:span text:style-name="T5">획</text:span><text:span text:style-name="T4">; guā,kuò)</text:span></text:p>
      <text:p text:style-name="P8">缘</text:p>
      <text:p text:style-name="P6"><text:span text:style-name="T4">(</text:span><text:span text:style-name="T5">인연 연</text:span><text:span text:style-name="T4">; </text:span><text:span text:style-name="T5">⽷</text:span><text:span text:style-name="T4">-</text:span><text:span text:style-name="T5">총</text:span><text:span text:style-name="T4">12</text:span><text:span text:style-name="T5">획</text:span><text:span text:style-name="T4">; yuán)</text:span></text:p>
      <text:p text:style-name="P8">阻</text:p>
      <text:p text:style-name="P6"><text:span text:style-name="T4">(</text:span><text:span text:style-name="T5">험할 조</text:span><text:span text:style-name="T4">; </text:span><text:span text:style-name="T5">⾩</text:span><text:span text:style-name="T4">-</text:span><text:span text:style-name="T5">총</text:span><text:span text:style-name="T4">8</text:span><text:span text:style-name="T5">획</text:span><text:span text:style-name="T4">; zǔ)</text:span></text:p>
      <text:p text:style-name="P8">阴</text:p>
      <text:p text:style-name="P6"><text:span text:style-name="T4">(</text:span><text:span text:style-name="T5">그늘 음</text:span><text:span text:style-name="T4">; </text:span><text:span text:style-name="T5">⾩</text:span><text:span text:style-name="T4">-</text:span><text:span text:style-name="T5">총</text:span><text:span text:style-name="T4">7</text:span><text:span text:style-name="T5">획</text:span><text:span text:style-name="T4">; yīn)</text:span></text:p>
      <text:p text:style-name="P8">拜</text:p>
      <text:p text:style-name="P6"><text:span text:style-name="T4">(</text:span><text:span text:style-name="T5">절 배</text:span><text:span text:style-name="T4">; </text:span><text:span text:style-name="T5">⼿</text:span><text:span text:style-name="T4">-</text:span><text:span text:style-name="T5">총</text:span><text:span text:style-name="T4">9</text:span><text:span text:style-name="T5">획</text:span><text:span text:style-name="T4">; bài)</text:span></text:p>
      <text:p text:style-name="P8">猪</text:p>
      <text:p text:style-name="P6"><text:span text:style-name="T4">(</text:span><text:span text:style-name="T5">돼지 저</text:span><text:span text:style-name="T4">; </text:span><text:span text:style-name="T5">⽝</text:span><text:span text:style-name="T4">-</text:span><text:span text:style-name="T5">총</text:span><text:span text:style-name="T4">12</text:span><text:span text:style-name="T5">획</text:span><text:span text:style-name="T4">; zhū)</text:span></text:p>
      <text:p text:style-name="P8">旗</text:p>
      <text:p text:style-name="P6"><text:span text:style-name="T4">(</text:span><text:span text:style-name="T5">기 기</text:span><text:span text:style-name="T4">; </text:span><text:span text:style-name="T5">⽅</text:span><text:span text:style-name="T4">-</text:span><text:span text:style-name="T5">총</text:span><text:span text:style-name="T4">14</text:span><text:span text:style-name="T5">획</text:span><text:span text:style-name="T4">; qí)</text:span></text:p>
      <text:p text:style-name="P8">绿</text:p>
      <text:p text:style-name="P6"><text:span text:style-name="T4">(</text:span><text:span text:style-name="T5">푸를 록</text:span><text:span text:style-name="T4">; </text:span><text:span text:style-name="T5">⽷</text:span><text:span text:style-name="T4">-</text:span><text:span text:style-name="T5">총</text:span><text:span text:style-name="T4">11</text:span><text:span text:style-name="T5">획</text:span><text:span text:style-name="T4">; lù:,lù)</text:span></text:p>
      <text:p text:style-name="P8">氏</text:p>
      <text:p text:style-name="P6"><text:span text:style-name="T4">(</text:span><text:span text:style-name="T5">각시 씨</text:span><text:span text:style-name="T4">; </text:span><text:span text:style-name="T5">⽒</text:span><text:span text:style-name="T4">-</text:span><text:span text:style-name="T5">총</text:span><text:span text:style-name="T4">4</text:span><text:span text:style-name="T5">획</text:span><text:span text:style-name="T4">; shì,zhī)</text:span></text:p>
      <text:p text:style-name="P8">私</text:p>
      <text:p text:style-name="P6"><text:span text:style-name="T4">(</text:span><text:span text:style-name="T5">사사 사</text:span><text:span text:style-name="T4">; </text:span><text:span text:style-name="T5">⽲</text:span><text:span text:style-name="T4">-</text:span><text:span text:style-name="T5">총</text:span><text:span text:style-name="T4">7</text:span><text:span text:style-name="T5">획</text:span><text:span text:style-name="T4">; sī)</text:span></text:p>
      <text:p text:style-name="P8">氷</text:p>
      <text:p text:style-name="P6"><text:span text:style-name="T4">(</text:span><text:span text:style-name="T5">얼음 빙</text:span><text:span text:style-name="T4">; </text:span><text:span text:style-name="T5">⽔</text:span><text:span text:style-name="T4">-</text:span><text:span text:style-name="T5">총</text:span><text:span text:style-name="T4">5</text:span><text:span text:style-name="T5">획</text:span><text:span text:style-name="T4">; bīng)</text:span></text:p>
      <text:p text:style-name="P8">聪</text:p>
      <text:p text:style-name="P6"><text:span text:style-name="T4">(</text:span><text:span text:style-name="T5">귀밝을 총</text:span><text:span text:style-name="T4">; </text:span><text:span text:style-name="T5">⽿</text:span><text:span text:style-name="T4">-</text:span><text:span text:style-name="T5">총</text:span><text:span text:style-name="T4">15</text:span><text:span text:style-name="T5">획</text:span><text:span text:style-name="T4">; cōng)</text:span></text:p>
      <text:p text:style-name="P8">谋</text:p>
      <text:p text:style-name="P6"><text:soft-page-break/><text:span text:style-name="T4">(</text:span><text:span text:style-name="T5">꾀할 모</text:span><text:span text:style-name="T4">; </text:span><text:span text:style-name="T5">⾔</text:span><text:span text:style-name="T4">-</text:span><text:span text:style-name="T5">총</text:span><text:span text:style-name="T4">11</text:span><text:span text:style-name="T5">획</text:span><text:span text:style-name="T4">; móu)</text:span></text:p>
      <text:p text:style-name="P8">穷</text:p>
      <text:p text:style-name="P6"><text:span text:style-name="T4">(</text:span><text:span text:style-name="T5">다할 궁</text:span><text:span text:style-name="T4">; </text:span><text:span text:style-name="T5">⽳</text:span><text:span text:style-name="T4">-</text:span><text:span text:style-name="T5">총</text:span><text:span text:style-name="T4">7</text:span><text:span text:style-name="T5">획</text:span><text:span text:style-name="T4">; qióng)</text:span></text:p>
      <text:p text:style-name="P8">献</text:p>
      <text:p text:style-name="P6"><text:span text:style-name="T4">(</text:span><text:span text:style-name="T5">바칠 헌</text:span><text:span text:style-name="T4">; </text:span><text:span text:style-name="T5">⽝</text:span><text:span text:style-name="T4">-</text:span><text:span text:style-name="T5">총</text:span><text:span text:style-name="T4">13</text:span><text:span text:style-name="T5">획</text:span><text:span text:style-name="T4">; xiàn)</text:span></text:p>
      <text:p text:style-name="P8">沉</text:p>
      <text:p text:style-name="P6"><text:span text:style-name="T4">(</text:span><text:span text:style-name="T5">가라앉을 침</text:span><text:span text:style-name="T4">; </text:span><text:span text:style-name="T5">⽔</text:span><text:span text:style-name="T4">-</text:span><text:span text:style-name="T5">총</text:span><text:span text:style-name="T4">7</text:span><text:span text:style-name="T5">획</text:span><text:span text:style-name="T4">; chén)</text:span></text:p>
      <text:p text:style-name="P8">抢</text:p>
      <text:p text:style-name="P6"><text:span text:style-name="T4">(</text:span><text:span text:style-name="T5">닿을 창</text:span><text:span text:style-name="T4">; </text:span><text:span text:style-name="T5">⼿</text:span><text:span text:style-name="T4">-</text:span><text:span text:style-name="T5">총</text:span><text:span text:style-name="T4">7</text:span><text:span text:style-name="T5">획</text:span><text:span text:style-name="T4">; qiǎng)</text:span></text:p>
      <text:p text:style-name="P8">灰</text:p>
      <text:p text:style-name="P6"><text:span text:style-name="T4">(</text:span><text:span text:style-name="T5">재 회</text:span><text:span text:style-name="T4">; </text:span><text:span text:style-name="T5">⽕</text:span><text:span text:style-name="T4">-</text:span><text:span text:style-name="T5">총</text:span><text:span text:style-name="T4">6</text:span><text:span text:style-name="T5">획</text:span><text:span text:style-name="T4">; huī)</text:span></text:p>
      <text:p text:style-name="P8">践</text:p>
      <text:p text:style-name="P6"><text:span text:style-name="T4">(</text:span><text:span text:style-name="T5">천</text:span><text:span text:style-name="T4">; </text:span><text:span text:style-name="T5">⾜</text:span><text:span text:style-name="T4">-</text:span><text:span text:style-name="T5">총</text:span><text:span text:style-name="T4">12</text:span><text:span text:style-name="T5">획</text:span><text:span text:style-name="T4">; jiàn)</text:span></text:p>
      <text:p text:style-name="P8">奋</text:p>
      <text:p text:style-name="P6"><text:span text:style-name="T4">(</text:span><text:span text:style-name="T5">바다물못 강</text:span><text:span text:style-name="T4">{</text:span><text:span text:style-name="T5">떨칠 분</text:span><text:span text:style-name="T4">}; </text:span><text:span text:style-name="T5">⼤</text:span><text:span text:style-name="T4">-</text:span><text:span text:style-name="T5">총</text:span><text:span text:style-name="T4">8</text:span><text:span text:style-name="T5">획</text:span><text:span text:style-name="T4">; fèn)</text:span></text:p>
      <text:p text:style-name="P8">警</text:p>
      <text:p text:style-name="P6"><text:span text:style-name="T4">(</text:span><text:span text:style-name="T5">경계할 경</text:span><text:span text:style-name="T4">; </text:span><text:span text:style-name="T5">⾔</text:span><text:span text:style-name="T4">-</text:span><text:span text:style-name="T5">총</text:span><text:span text:style-name="T4">20</text:span><text:span text:style-name="T5">획</text:span><text:span text:style-name="T4">; jǐng)</text:span></text:p>
      <text:p text:style-name="P8">秋</text:p>
      <text:p text:style-name="P6"><text:span text:style-name="T4">(</text:span><text:span text:style-name="T5">가을 추</text:span><text:span text:style-name="T4">; </text:span><text:span text:style-name="T5">⽲</text:span><text:span text:style-name="T4">-</text:span><text:span text:style-name="T5">총</text:span><text:span text:style-name="T4">9</text:span><text:span text:style-name="T5">획</text:span><text:span text:style-name="T4">; qīu)</text:span></text:p>
      <text:p text:style-name="P8">召</text:p>
      <text:p text:style-name="P6"><text:span text:style-name="T4">(</text:span><text:span text:style-name="T5">부를 소</text:span><text:span text:style-name="T4">; </text:span><text:span text:style-name="T5">⼝</text:span><text:span text:style-name="T4">-</text:span><text:span text:style-name="T5">총</text:span><text:span text:style-name="T4">5</text:span><text:span text:style-name="T5">획</text:span><text:span text:style-name="T4">; zhào,shào)</text:span></text:p>
      <text:p text:style-name="P8">绩</text:p>
      <text:p text:style-name="P6"><text:span text:style-name="T4">(</text:span><text:span text:style-name="T5">길쌈할 적</text:span><text:span text:style-name="T4">; </text:span><text:span text:style-name="T5">⽷</text:span><text:span text:style-name="T4">-</text:span><text:span text:style-name="T5">총</text:span><text:span text:style-name="T4">11</text:span><text:span text:style-name="T5">획</text:span><text:span text:style-name="T4">; jì)</text:span></text:p>
      <text:p text:style-name="P8">敞</text:p>
      <text:p text:style-name="P6"><text:span text:style-name="T4">(</text:span><text:span text:style-name="T5">높을 창</text:span><text:span text:style-name="T4">; </text:span><text:span text:style-name="T5">⽁</text:span><text:span text:style-name="T4">-</text:span><text:span text:style-name="T5">총</text:span><text:span text:style-name="T4">12</text:span><text:span text:style-name="T5">획</text:span><text:span text:style-name="T4">; chǎng)</text:span></text:p>
      <text:p text:style-name="P8">触</text:p>
      <text:p text:style-name="P6"><text:span text:style-name="T4">(</text:span><text:span text:style-name="T5">받을 촉</text:span><text:span text:style-name="T4">; </text:span><text:span text:style-name="T5">⾓</text:span><text:span text:style-name="T4">-</text:span><text:span text:style-name="T5">총</text:span><text:span text:style-name="T4">13</text:span><text:span text:style-name="T5">획</text:span><text:span text:style-name="T4">; chù)</text:span></text:p>
      <text:p text:style-name="P8">休</text:p>
      <text:p text:style-name="P6"><text:span text:style-name="T4">(</text:span><text:span text:style-name="T5">쉴 휴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xiū)</text:span></text:p>
      <text:p text:style-name="P8">瓦</text:p>
      <text:p text:style-name="P6"><text:span text:style-name="T4">(</text:span><text:span text:style-name="T5">기와 와</text:span><text:span text:style-name="T4">; </text:span><text:span text:style-name="T5">⽡</text:span><text:span text:style-name="T4">-</text:span><text:span text:style-name="T5">총</text:span><text:span text:style-name="T4">5</text:span><text:span text:style-name="T5">획</text:span><text:span text:style-name="T4">; wǎ,wà)</text:span></text:p>
      <text:p text:style-name="P8">征</text:p>
      <text:p text:style-name="P6"><text:span text:style-name="T4">(</text:span><text:span text:style-name="T5">칠 정</text:span><text:span text:style-name="T4">; </text:span><text:span text:style-name="T5">⼻</text:span><text:span text:style-name="T4">-</text:span><text:span text:style-name="T5">총</text:span><text:span text:style-name="T4">8</text:span><text:span text:style-name="T5">획</text:span><text:span text:style-name="T4">; zhēng)</text:span></text:p>
      <text:p text:style-name="P8">疑</text:p>
      <text:p text:style-name="P6"><text:span text:style-name="T4">(</text:span><text:span text:style-name="T5">의심할 의</text:span><text:span text:style-name="T4">; </text:span><text:span text:style-name="T5">⽦</text:span><text:span text:style-name="T4">-</text:span><text:span text:style-name="T5">총</text:span><text:span text:style-name="T4">14</text:span><text:span text:style-name="T5">획</text:span><text:span text:style-name="T4">; yí)</text:span></text:p>
      <text:p text:style-name="P8">残</text:p>
      <text:p text:style-name="P6"><text:span text:style-name="T4">(</text:span><text:span text:style-name="T5">잔인할 잔</text:span><text:span text:style-name="T4">; </text:span><text:span text:style-name="T5">⽍</text:span><text:span text:style-name="T4">-</text:span><text:span text:style-name="T5">총</text:span><text:span text:style-name="T4">10</text:span><text:span text:style-name="T5">획</text:span><text:span text:style-name="T4">; cán)</text:span></text:p>
      <text:p text:style-name="P8">析</text:p>
      <text:p text:style-name="P6"><text:span text:style-name="T4">(</text:span><text:span text:style-name="T5">가를 석</text:span><text:span text:style-name="T4">; </text:span><text:span text:style-name="T5">⽊</text:span><text:span text:style-name="T4">-</text:span><text:span text:style-name="T5">총</text:span><text:span text:style-name="T4">8</text:span><text:span text:style-name="T5">획</text:span><text:span text:style-name="T4">; xī)</text:span></text:p>
      <text:p text:style-name="P8">透</text:p>
      <text:p text:style-name="P6"><text:span text:style-name="T4">(</text:span><text:span text:style-name="T5">통할 투</text:span><text:span text:style-name="T4">; </text:span><text:span text:style-name="T5">⾡</text:span><text:span text:style-name="T4">-</text:span><text:span text:style-name="T5">총</text:span><text:span text:style-name="T4">11</text:span><text:span text:style-name="T5">획</text:span><text:span text:style-name="T4">; tòu)</text:span></text:p>
      <text:p text:style-name="P8">欲</text:p>
      <text:p text:style-name="P6"><text:span text:style-name="T4">(</text:span><text:span text:style-name="T5">하고자 할 욕</text:span><text:span text:style-name="T4">; </text:span><text:span text:style-name="T5">⽋</text:span><text:span text:style-name="T4">-</text:span><text:span text:style-name="T5">총</text:span><text:span text:style-name="T4">11</text:span><text:span text:style-name="T5">획</text:span><text:span text:style-name="T4">; yù)</text:span></text:p>
      <text:p text:style-name="P8">壁</text:p>
      <text:p text:style-name="P6"><text:span text:style-name="T4">(</text:span><text:span text:style-name="T5">벽 벽</text:span><text:span text:style-name="T4">; </text:span><text:span text:style-name="T5">⼟</text:span><text:span text:style-name="T4">-</text:span><text:span text:style-name="T5">총</text:span><text:span text:style-name="T4">16</text:span><text:span text:style-name="T5">획</text:span><text:span text:style-name="T4">; bì)</text:span></text:p>
      <text:p text:style-name="P8">狠</text:p>
      <text:p text:style-name="P6"><text:span text:style-name="T4">(</text:span><text:span text:style-name="T5">개 싸우는 소리 한</text:span><text:span text:style-name="T4">; </text:span><text:span text:style-name="T5">⽝</text:span><text:span text:style-name="T4">-</text:span><text:span text:style-name="T5">총</text:span><text:span text:style-name="T4">9</text:span><text:span text:style-name="T5">획</text:span><text:span text:style-name="T4">; hěn)</text:span></text:p>
      <text:p text:style-name="P8">剧</text:p>
      <text:p text:style-name="P6"><text:span text:style-name="T4">(</text:span><text:span text:style-name="T5">심할 극</text:span><text:span text:style-name="T4">; </text:span><text:span text:style-name="T5">⼑</text:span><text:span text:style-name="T4">-</text:span><text:span text:style-name="T5">총</text:span><text:span text:style-name="T4">10</text:span><text:span text:style-name="T5">획</text:span><text:span text:style-name="T4">; jù)</text:span></text:p>
      <text:p text:style-name="P8">牙</text:p>
      <text:p text:style-name="P6"><text:span text:style-name="T4">(</text:span><text:span text:style-name="T5">어금니 아</text:span><text:span text:style-name="T4">; </text:span><text:span text:style-name="T5">⽛</text:span><text:span text:style-name="T4">-</text:span><text:span text:style-name="T5">총</text:span><text:span text:style-name="T4">4</text:span><text:span text:style-name="T5">획</text:span><text:span text:style-name="T4">; yá)</text:span></text:p>
      <text:p text:style-name="P8">幸</text:p>
      <text:p text:style-name="P6"><text:soft-page-break/><text:span text:style-name="T4">(</text:span><text:span text:style-name="T5">다행 행</text:span><text:span text:style-name="T4">; </text:span><text:span text:style-name="T5">⼲</text:span><text:span text:style-name="T4">-</text:span><text:span text:style-name="T5">총</text:span><text:span text:style-name="T4">8</text:span><text:span text:style-name="T5">획</text:span><text:span text:style-name="T4">; xìng)</text:span></text:p>
      <text:p text:style-name="P8">苗</text:p>
      <text:p text:style-name="P6"><text:span text:style-name="T4">(</text:span><text:span text:style-name="T5">모 묘</text:span><text:span text:style-name="T4">; </text:span><text:span text:style-name="T5">⾋</text:span><text:span text:style-name="T4">-</text:span><text:span text:style-name="T5">총</text:span><text:span text:style-name="T4">9</text:span><text:span text:style-name="T5">획</text:span><text:span text:style-name="T4">; miáo)</text:span></text:p>
      <text:p text:style-name="P8">氧</text:p>
      <text:p text:style-name="P6"><text:span text:style-name="T4">(</text:span><text:span text:style-name="T5">불 양</text:span><text:span text:style-name="T4">; </text:span><text:span text:style-name="T5">⽓</text:span><text:span text:style-name="T4">-</text:span><text:span text:style-name="T5">총</text:span><text:span text:style-name="T4">10</text:span><text:span text:style-name="T5">획</text:span><text:span text:style-name="T4">; yǎng)</text:span></text:p>
      <text:p text:style-name="P8">妻</text:p>
      <text:p text:style-name="P6"><text:span text:style-name="T4">(</text:span><text:span text:style-name="T5">아내 처</text:span><text:span text:style-name="T4">; </text:span><text:span text:style-name="T5">⼥</text:span><text:span text:style-name="T4">-</text:span><text:span text:style-name="T5">총</text:span><text:span text:style-name="T4">8</text:span><text:span text:style-name="T5">획</text:span><text:span text:style-name="T4">; qī,qì)</text:span></text:p>
      <text:p text:style-name="P8">怀</text:p>
      <text:p text:style-name="P6"><text:span text:style-name="T4">(</text:span><text:span text:style-name="T5">성낼 부</text:span><text:span text:style-name="T4">; </text:span><text:span text:style-name="T5">⼼</text:span><text:span text:style-name="T4">-</text:span><text:span text:style-name="T5">총</text:span><text:span text:style-name="T4">7</text:span><text:span text:style-name="T5">획</text:span><text:span text:style-name="T4">; fù)</text:span></text:p>
      <text:p text:style-name="P8">喝</text:p>
      <text:p text:style-name="P6"><text:span text:style-name="T4">(</text:span><text:span text:style-name="T5">꾸짖을 갈</text:span><text:span text:style-name="T4">{</text:span><text:span text:style-name="T5">목멜 애</text:span><text:span text:style-name="T4">}; </text:span><text:span text:style-name="T5">⼝</text:span><text:span text:style-name="T4">-</text:span><text:span text:style-name="T5">총</text:span><text:span text:style-name="T4">12</text:span><text:span text:style-name="T5">획</text:span><text:span text:style-name="T4">; hē,hè)</text:span></text:p>
      <text:p text:style-name="P8">荣</text:p>
      <text:p text:style-name="P6"><text:span text:style-name="T4">(</text:span><text:span text:style-name="T5">약초 이름 송</text:span><text:span text:style-name="T4">; </text:span><text:span text:style-name="T5">⾋</text:span><text:span text:style-name="T4">-</text:span><text:span text:style-name="T5">총</text:span><text:span text:style-name="T4">9</text:span><text:span text:style-name="T5">획</text:span><text:span text:style-name="T4">; róng)</text:span></text:p>
      <text:p text:style-name="P8">篇</text:p>
      <text:p text:style-name="P6"><text:span text:style-name="T4">(</text:span><text:span text:style-name="T5">책 편</text:span><text:span text:style-name="T4">; </text:span><text:span text:style-name="T5">⽵</text:span><text:span text:style-name="T4">-</text:span><text:span text:style-name="T5">총</text:span><text:span text:style-name="T4">15</text:span><text:span text:style-name="T5">획</text:span><text:span text:style-name="T4">; piān)</text:span></text:p>
      <text:p text:style-name="P8">订</text:p>
      <text:p text:style-name="P6"><text:span text:style-name="T4">(</text:span><text:span text:style-name="T5">바로잡을 정</text:span><text:span text:style-name="T4">; </text:span><text:span text:style-name="T5">⾔</text:span><text:span text:style-name="T4">-</text:span><text:span text:style-name="T5">총</text:span><text:span text:style-name="T4">4</text:span><text:span text:style-name="T5">획</text:span><text:span text:style-name="T4">; dìng)</text:span></text:p>
      <text:p text:style-name="P8">巨</text:p>
      <text:p text:style-name="P6"><text:span text:style-name="T4">(</text:span><text:span text:style-name="T5">클 거</text:span><text:span text:style-name="T4">; </text:span><text:span text:style-name="T5">⼯</text:span><text:span text:style-name="T4">-</text:span><text:span text:style-name="T5">총</text:span><text:span text:style-name="T4">5</text:span><text:span text:style-name="T5">획</text:span><text:span text:style-name="T4">; jù)</text:span></text:p>
      <text:p text:style-name="P8">贸</text:p>
      <text:p text:style-name="P6"><text:span text:style-name="T4">(</text:span><text:span text:style-name="T5">무역할 무</text:span><text:span text:style-name="T4">; </text:span><text:span text:style-name="T5">⾙</text:span><text:span text:style-name="T4">-</text:span><text:span text:style-name="T5">총</text:span><text:span text:style-name="T4">9</text:span><text:span text:style-name="T5">획</text:span><text:span text:style-name="T4">; mào)</text:span></text:p>
      <text:p text:style-name="P8">顿</text:p>
      <text:p text:style-name="P6"><text:span text:style-name="T4">(</text:span><text:span text:style-name="T5">조아릴 돈</text:span><text:span text:style-name="T4">; </text:span><text:span text:style-name="T5">⾴</text:span><text:span text:style-name="T4">-</text:span><text:span text:style-name="T5">총</text:span><text:span text:style-name="T4">10</text:span><text:span text:style-name="T5">획</text:span><text:span text:style-name="T4">; dùn)</text:span></text:p>
      <text:p text:style-name="P8">版</text:p>
      <text:p text:style-name="P6"><text:span text:style-name="T4">(</text:span><text:span text:style-name="T5">널 판</text:span><text:span text:style-name="T4">; </text:span><text:span text:style-name="T5">⽚</text:span><text:span text:style-name="T4">-</text:span><text:span text:style-name="T5">총</text:span><text:span text:style-name="T4">8</text:span><text:span text:style-name="T5">획</text:span><text:span text:style-name="T4">; bǎn)</text:span></text:p>
      <text:p text:style-name="P8">剂</text:p>
      <text:p text:style-name="P6"><text:span text:style-name="T4">(</text:span><text:span text:style-name="T5">약 지을 제</text:span><text:span text:style-name="T4">; </text:span><text:span text:style-name="T5">⼑</text:span><text:span text:style-name="T4">-</text:span><text:span text:style-name="T5">총</text:span><text:span text:style-name="T4">8</text:span><text:span text:style-name="T5">획</text:span><text:span text:style-name="T4">; jì)</text:span></text:p>
      <text:p text:style-name="P8">瞧</text:p>
      <text:p text:style-name="P6"><text:span text:style-name="T4">(</text:span><text:span text:style-name="T5">몰래 볼 초</text:span><text:span text:style-name="T4">; </text:span><text:span text:style-name="T5">⽬</text:span><text:span text:style-name="T4">-</text:span><text:span text:style-name="T5">총</text:span><text:span text:style-name="T4">17</text:span><text:span text:style-name="T5">획</text:span><text:span text:style-name="T4">; qiáo)</text:span></text:p>
      <text:p text:style-name="P8">挂</text:p>
      <text:p text:style-name="P6"><text:span text:style-name="T4">(</text:span><text:span text:style-name="T5">그림족자 괘</text:span><text:span text:style-name="T4">; </text:span><text:span text:style-name="T5">⼿</text:span><text:span text:style-name="T4">-</text:span><text:span text:style-name="T5">총</text:span><text:span text:style-name="T4">9</text:span><text:span text:style-name="T5">획</text:span><text:span text:style-name="T4">; guà)</text:span></text:p>
      <text:p text:style-name="P8">摆</text:p>
      <text:p text:style-name="P6"><text:span text:style-name="T4">(</text:span><text:span text:style-name="T5">열릴 파</text:span><text:span text:style-name="T4">; </text:span><text:span text:style-name="T5">⼿</text:span><text:span text:style-name="T4">-</text:span><text:span text:style-name="T5">총</text:span><text:span text:style-name="T4">13</text:span><text:span text:style-name="T5">획</text:span><text:span text:style-name="T4">; bǎi)</text:span></text:p>
      <text:p text:style-name="P8">楚</text:p>
      <text:p text:style-name="P6"><text:span text:style-name="T4">(</text:span><text:span text:style-name="T5">모형 초</text:span><text:span text:style-name="T4">; </text:span><text:span text:style-name="T5">⽊</text:span><text:span text:style-name="T4">-</text:span><text:span text:style-name="T5">총</text:span><text:span text:style-name="T4">13</text:span><text:span text:style-name="T5">획</text:span><text:span text:style-name="T4">; chǔ)</text:span></text:p>
      <text:p text:style-name="P8">税</text:p>
      <text:p text:style-name="P6"><text:span text:style-name="T4">(</text:span><text:span text:style-name="T5">세금 세</text:span><text:span text:style-name="T4">; </text:span><text:span text:style-name="T5">⽲</text:span><text:span text:style-name="T4">-</text:span><text:span text:style-name="T5">총</text:span><text:span text:style-name="T4">12</text:span><text:span text:style-name="T5">획</text:span><text:span text:style-name="T4">; shuì)</text:span></text:p>
      <text:p text:style-name="P8">厚</text:p>
      <text:p text:style-name="P6"><text:span text:style-name="T4">(</text:span><text:span text:style-name="T5">두터울 후</text:span><text:span text:style-name="T4">; </text:span><text:span text:style-name="T5">⼚</text:span><text:span text:style-name="T4">-</text:span><text:span text:style-name="T5">총</text:span><text:span text:style-name="T4">9</text:span><text:span text:style-name="T5">획</text:span><text:span text:style-name="T4">; hòu)</text:span></text:p>
      <text:p text:style-name="P8">抱</text:p>
      <text:p text:style-name="P6"><text:span text:style-name="T4">(</text:span><text:span text:style-name="T5">안을 포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bào)</text:span></text:p>
      <text:p text:style-name="P8">握</text:p>
      <text:p text:style-name="P6"><text:span text:style-name="T4">(</text:span><text:span text:style-name="T5">쥘 악</text:span><text:span text:style-name="T4">; </text:span><text:span text:style-name="T5">⼿</text:span><text:span text:style-name="T4">-</text:span><text:span text:style-name="T5">총</text:span><text:span text:style-name="T4">12</text:span><text:span text:style-name="T5">획</text:span><text:span text:style-name="T4">; wò)</text:span></text:p>
      <text:p text:style-name="P8">虎</text:p>
      <text:p text:style-name="P6"><text:span text:style-name="T4">(</text:span><text:span text:style-name="T5">범 호</text:span><text:span text:style-name="T4">; </text:span><text:span text:style-name="T5">⾌</text:span><text:span text:style-name="T4">-</text:span><text:span text:style-name="T5">총</text:span><text:span text:style-name="T4">8</text:span><text:span text:style-name="T5">획</text:span><text:span text:style-name="T4">; hū)</text:span></text:p>
      <text:p text:style-name="P8">健</text:p>
      <text:p text:style-name="P6"><text:span text:style-name="T4">(</text:span><text:span text:style-name="T5">튼튼할 건</text:span><text:span text:style-name="T4">; </text:span><text:span text:style-name="T5">⼈</text:span><text:span text:style-name="T4">-</text:span><text:span text:style-name="T5">총</text:span><text:span text:style-name="T4">11</text:span><text:span text:style-name="T5">획</text:span><text:span text:style-name="T4">; jiàn)</text:span></text:p>
      <text:p text:style-name="P8">卷</text:p>
      <text:p text:style-name="P6"><text:span text:style-name="T4">(</text:span><text:span text:style-name="T5">쇠뇌 권</text:span><text:span text:style-name="T4">; </text:span><text:span text:style-name="T5">⼙</text:span><text:span text:style-name="T4">-</text:span><text:span text:style-name="T5">총</text:span><text:span text:style-name="T4">8</text:span><text:span text:style-name="T5">획</text:span><text:span text:style-name="T4">; juǎn,juàn)</text:span></text:p>
      <text:p text:style-name="P8">胞</text:p>
      <text:p text:style-name="P6"><text:span text:style-name="T4">(</text:span><text:span text:style-name="T5">태보 포</text:span><text:span text:style-name="T4">; </text:span><text:span text:style-name="T5">⾁</text:span><text:span text:style-name="T4">-</text:span><text:span text:style-name="T5">총</text:span><text:span text:style-name="T4">9</text:span><text:span text:style-name="T5">획</text:span><text:span text:style-name="T4">; bāo)</text:span></text:p>
      <text:p text:style-name="P8">刺</text:p>
      <text:p text:style-name="P6"><text:soft-page-break/><text:span text:style-name="T4">(</text:span><text:span text:style-name="T5">죽일 자</text:span><text:span text:style-name="T4">{</text:span><text:span text:style-name="T5">찌를 척</text:span><text:span text:style-name="T4">}; </text:span><text:span text:style-name="T5">⼑</text:span><text:span text:style-name="T4">-</text:span><text:span text:style-name="T5">총</text:span><text:span text:style-name="T4">8</text:span><text:span text:style-name="T5">획</text:span><text:span text:style-name="T4">; cì,qì)</text:span></text:p>
      <text:p text:style-name="P8">忘</text:p>
      <text:p text:style-name="P6"><text:span text:style-name="T4">(</text:span><text:span text:style-name="T5">잊을 망</text:span><text:span text:style-name="T4">; </text:span><text:span text:style-name="T5">⼼</text:span><text:span text:style-name="T4">-</text:span><text:span text:style-name="T5">총</text:span><text:span text:style-name="T4">7</text:span><text:span text:style-name="T5">획</text:span><text:span text:style-name="T4">; wàng,wáng)</text:span></text:p>
      <text:p text:style-name="P8">爐</text:p>
      <text:p text:style-name="P6"><text:span text:style-name="T4">(</text:span><text:span text:style-name="T5">화로 로</text:span><text:span text:style-name="T4">{</text:span><text:span text:style-name="T5">노</text:span><text:span text:style-name="T4">}; </text:span><text:span text:style-name="T5">⽕</text:span><text:span text:style-name="T4">-</text:span><text:span text:style-name="T5">총</text:span><text:span text:style-name="T4">20</text:span><text:span text:style-name="T5">획</text:span><text:span text:style-name="T4">; lú)</text:span></text:p>
      <text:p text:style-name="P8">逃</text:p>
      <text:p text:style-name="P6"><text:span text:style-name="T4">(</text:span><text:span text:style-name="T5">달아날 도</text:span><text:span text:style-name="T4">; </text:span><text:span text:style-name="T5">⾡</text:span><text:span text:style-name="T4">-</text:span><text:span text:style-name="T5">총</text:span><text:span text:style-name="T4">10</text:span><text:span text:style-name="T5">획</text:span><text:span text:style-name="T4">; táo)</text:span></text:p>
      <text:p text:style-name="P8">缩</text:p>
      <text:p text:style-name="P6"><text:span text:style-name="T4">(</text:span><text:span text:style-name="T5">오그라들 축</text:span><text:span text:style-name="T4">; </text:span><text:span text:style-name="T5">⽷</text:span><text:span text:style-name="T4">-</text:span><text:span text:style-name="T5">총</text:span><text:span text:style-name="T4">14</text:span><text:span text:style-name="T5">획</text:span><text:span text:style-name="T4">; suō,sù)</text:span></text:p>
      <text:p text:style-name="P8">偏</text:p>
      <text:p text:style-name="P6"><text:span text:style-name="T4">(</text:span><text:span text:style-name="T5">치우칠 편</text:span><text:span text:style-name="T4">; </text:span><text:span text:style-name="T5">⼈</text:span><text:span text:style-name="T4">-</text:span><text:span text:style-name="T5">총</text:span><text:span text:style-name="T4">11</text:span><text:span text:style-name="T5">획</text:span><text:span text:style-name="T4">; piān)</text:span></text:p>
      <text:p text:style-name="P8">隔</text:p>
      <text:p text:style-name="P6"><text:span text:style-name="T4">(</text:span><text:span text:style-name="T5">사이 뜰 격</text:span><text:span text:style-name="T4">; </text:span><text:span text:style-name="T5">⾩</text:span><text:span text:style-name="T4">-</text:span><text:span text:style-name="T5">총</text:span><text:span text:style-name="T4">13</text:span><text:span text:style-name="T5">획</text:span><text:span text:style-name="T4">; gé)</text:span></text:p>
      <text:p text:style-name="P8">聚</text:p>
      <text:p text:style-name="P6"><text:span text:style-name="T4">(</text:span><text:span text:style-name="T5">모일 취</text:span><text:span text:style-name="T4">; </text:span><text:span text:style-name="T5">⽿</text:span><text:span text:style-name="T4">-</text:span><text:span text:style-name="T5">총</text:span><text:span text:style-name="T4">14</text:span><text:span text:style-name="T5">획</text:span><text:span text:style-name="T4">; jù)</text:span></text:p>
      <text:p text:style-name="P8">窓</text:p>
      <text:p text:style-name="P6"><text:span text:style-name="T4">(</text:span><text:span text:style-name="T5">창 창</text:span><text:span text:style-name="T4">; </text:span><text:span text:style-name="T5">⽳</text:span><text:span text:style-name="T4">-</text:span><text:span text:style-name="T5">총</text:span><text:span text:style-name="T4">11</text:span><text:span text:style-name="T5">획</text:span><text:span text:style-name="T4">; chuāng)</text:span></text:p>
      <text:p text:style-name="P8">庆</text:p>
      <text:p text:style-name="P6"><text:span text:style-name="T4">(</text:span><text:span text:style-name="T5">경사 경</text:span><text:span text:style-name="T4">; </text:span><text:span text:style-name="T5">⼴</text:span><text:span text:style-name="T4">-</text:span><text:span text:style-name="T5">총</text:span><text:span text:style-name="T4">6</text:span><text:span text:style-name="T5">획</text:span><text:span text:style-name="T4">; qìng)</text:span></text:p>
      <text:p text:style-name="P8">寨</text:p>
      <text:p text:style-name="P6"><text:span text:style-name="T4">(</text:span><text:span text:style-name="T5">울짱 채</text:span><text:span text:style-name="T4">; </text:span><text:span text:style-name="T5">⼧</text:span><text:span text:style-name="T4">-</text:span><text:span text:style-name="T5">총</text:span><text:span text:style-name="T4">14</text:span><text:span text:style-name="T5">획</text:span><text:span text:style-name="T4">; zhài)</text:span></text:p>
      <text:p text:style-name="P8">追</text:p>
      <text:p text:style-name="P6"><text:span text:style-name="T4">(</text:span><text:span text:style-name="T5">쫓을 추</text:span><text:span text:style-name="T4">; </text:span><text:span text:style-name="T5">⾡</text:span><text:span text:style-name="T4">-</text:span><text:span text:style-name="T5">총</text:span><text:span text:style-name="T4">10</text:span><text:span text:style-name="T5">획</text:span><text:span text:style-name="T4">; zhuī)</text:span></text:p>
      <text:p text:style-name="P8">序</text:p>
      <text:p text:style-name="P6"><text:span text:style-name="T4">(</text:span><text:span text:style-name="T5">차례 서</text:span><text:span text:style-name="T4">; </text:span><text:span text:style-name="T5">⼴</text:span><text:span text:style-name="T4">-</text:span><text:span text:style-name="T5">총</text:span><text:span text:style-name="T4">7</text:span><text:span text:style-name="T5">획</text:span><text:span text:style-name="T4">; xù)</text:span></text:p>
      <text:p text:style-name="P8">喊</text:p>
      <text:p text:style-name="P6"><text:span text:style-name="T4">(</text:span><text:span text:style-name="T5">소리 함</text:span><text:span text:style-name="T4">; </text:span><text:span text:style-name="T5">⼝</text:span><text:span text:style-name="T4">-</text:span><text:span text:style-name="T5">총</text:span><text:span text:style-name="T4">12</text:span><text:span text:style-name="T5">획</text:span><text:span text:style-name="T4">; hǎn)</text:span></text:p>
      <text:p text:style-name="P8">软</text:p>
      <text:p text:style-name="P6"><text:span text:style-name="T4">(</text:span><text:span text:style-name="T5">연할 연</text:span><text:span text:style-name="T4">; </text:span><text:span text:style-name="T5">⾞</text:span><text:span text:style-name="T4">-</text:span><text:span text:style-name="T5">총</text:span><text:span text:style-name="T4">8</text:span><text:span text:style-name="T5">획</text:span><text:span text:style-name="T4">; ruǎn)</text:span></text:p>
      <text:p text:style-name="P8">闭</text:p>
      <text:p text:style-name="P6"><text:span text:style-name="T4">(</text:span><text:span text:style-name="T5">닫을 폐</text:span><text:span text:style-name="T4">; </text:span><text:span text:style-name="T5">⾨</text:span><text:span text:style-name="T4">-</text:span><text:span text:style-name="T5">총</text:span><text:span text:style-name="T4">6</text:span><text:span text:style-name="T5">획</text:span><text:span text:style-name="T4">; bì)</text:span></text:p>
      <text:p text:style-name="P8">刘</text:p>
      <text:p text:style-name="P6"><text:span text:style-name="T4">(</text:span><text:span text:style-name="T5">죽일 류</text:span><text:span text:style-name="T4">; </text:span><text:span text:style-name="T5">⼑</text:span><text:span text:style-name="T4">-</text:span><text:span text:style-name="T5">총</text:span><text:span text:style-name="T4">6</text:span><text:span text:style-name="T5">획</text:span><text:span text:style-name="T4">; liú)</text:span></text:p>
      <text:p text:style-name="P8">亩</text:p>
      <text:p text:style-name="P6"><text:span text:style-name="T4">(</text:span><text:span text:style-name="T5">이랑 무</text:span><text:span text:style-name="T4">; </text:span><text:span text:style-name="T5">⼇</text:span><text:span text:style-name="T4">-</text:span><text:span text:style-name="T5">총</text:span><text:span text:style-name="T4">7</text:span><text:span text:style-name="T5">획</text:span><text:span text:style-name="T4">; mǔ)</text:span></text:p>
      <text:p text:style-name="P8">醒</text:p>
      <text:p text:style-name="P6"><text:span text:style-name="T4">(</text:span><text:span text:style-name="T5">깰 성</text:span><text:span text:style-name="T4">; </text:span><text:span text:style-name="T5">⾣</text:span><text:span text:style-name="T4">-</text:span><text:span text:style-name="T5">총</text:span><text:span text:style-name="T4">16</text:span><text:span text:style-name="T5">획</text:span><text:span text:style-name="T4">; xǐng)</text:span></text:p>
      <text:p text:style-name="P8">伯</text:p>
      <text:p text:style-name="P6"><text:span text:style-name="T4">(</text:span><text:span text:style-name="T5">맏 백</text:span><text:span text:style-name="T4">; </text:span><text:span text:style-name="T5">⼈</text:span><text:span text:style-name="T4">-</text:span><text:span text:style-name="T5">총</text:span><text:span text:style-name="T4">7</text:span><text:span text:style-name="T5">획</text:span><text:span text:style-name="T4">; bó,bǎi)</text:span></text:p>
      <text:p text:style-name="P8">遍</text:p>
      <text:p text:style-name="P6"><text:span text:style-name="T4">(</text:span><text:span text:style-name="T5">두루 편</text:span><text:span text:style-name="T4">; </text:span><text:span text:style-name="T5">⾡</text:span><text:span text:style-name="T4">-</text:span><text:span text:style-name="T5">총</text:span><text:span text:style-name="T4">13</text:span><text:span text:style-name="T5">획</text:span><text:span text:style-name="T4">; biàn)</text:span></text:p>
      <text:p text:style-name="P8">抽</text:p>
      <text:p text:style-name="P6"><text:span text:style-name="T4">(</text:span><text:span text:style-name="T5">뺄 추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chōu)</text:span></text:p>
      <text:p text:style-name="P8">杆</text:p>
      <text:p text:style-name="P6"><text:span text:style-name="T4">(</text:span><text:span text:style-name="T5">나무 이름 간</text:span><text:span text:style-name="T4">; </text:span><text:span text:style-name="T5">⽊</text:span><text:span text:style-name="T4">-</text:span><text:span text:style-name="T5">총</text:span><text:span text:style-name="T4">7</text:span><text:span text:style-name="T5">획</text:span><text:span text:style-name="T4">; gān,gǎn)</text:span></text:p>
      <text:p text:style-name="P8">亡</text:p>
      <text:p text:style-name="P6"><text:span text:style-name="T4">(</text:span><text:span text:style-name="T5">망할 망</text:span><text:span text:style-name="T4">; </text:span><text:span text:style-name="T5">⼇</text:span><text:span text:style-name="T4">-</text:span><text:span text:style-name="T5">총</text:span><text:span text:style-name="T4">3</text:span><text:span text:style-name="T5">획</text:span><text:span text:style-name="T4">; wáng,wú)</text:span></text:p>
      <text:p text:style-name="P8">盾</text:p>
      <text:p text:style-name="P6"><text:span text:style-name="T4">(</text:span><text:span text:style-name="T5">방패 순</text:span><text:span text:style-name="T4">; </text:span><text:span text:style-name="T5">⽬</text:span><text:span text:style-name="T4">-</text:span><text:span text:style-name="T5">총</text:span><text:span text:style-name="T4">9</text:span><text:span text:style-name="T5">획</text:span><text:span text:style-name="T4">; dùn)</text:span></text:p>
      <text:p text:style-name="P8">唯</text:p>
      <text:p text:style-name="P6"><text:span text:style-name="T4">(</text:span><text:span text:style-name="T5">오직 유</text:span><text:span text:style-name="T4">; </text:span><text:span text:style-name="T5">⼝</text:span><text:span text:style-name="T4">-</text:span><text:span text:style-name="T5">총</text:span><text:span text:style-name="T4">11</text:span><text:span text:style-name="T5">획</text:span><text:span text:style-name="T4">; wéi)</text:span></text:p>
      <text:p text:style-name="P8">枪</text:p>
      <text:p text:style-name="P6"><text:soft-page-break/><text:span text:style-name="T4">(</text:span><text:span text:style-name="T5">창 창</text:span><text:span text:style-name="T4">; </text:span><text:span text:style-name="T5">⽊</text:span><text:span text:style-name="T4">-</text:span><text:span text:style-name="T5">총</text:span><text:span text:style-name="T4">8</text:span><text:span text:style-name="T5">획</text:span><text:span text:style-name="T4">; qiāng)</text:span></text:p>
      <text:p text:style-name="P8">杯</text:p>
      <text:p text:style-name="P6"><text:span text:style-name="T4">(</text:span><text:span text:style-name="T5">잔 배</text:span><text:span text:style-name="T4">; </text:span><text:span text:style-name="T5">⽊</text:span><text:span text:style-name="T4">-</text:span><text:span text:style-name="T5">총</text:span><text:span text:style-name="T4">8</text:span><text:span text:style-name="T5">획</text:span><text:span text:style-name="T4">; bēi)</text:span></text:p>
      <text:p text:style-name="P8">姓</text:p>
      <text:p text:style-name="P6"><text:span text:style-name="T4">(</text:span><text:span text:style-name="T5">성 성</text:span><text:span text:style-name="T4">; </text:span><text:span text:style-name="T5">⼥</text:span><text:span text:style-name="T4">-</text:span><text:span text:style-name="T5">총</text:span><text:span text:style-name="T4">8</text:span><text:span text:style-name="T5">획</text:span><text:span text:style-name="T4">; xìng)</text:span></text:p>
      <text:p text:style-name="P8">谷</text:p>
      <text:p text:style-name="P6"><text:span text:style-name="T4">(</text:span><text:span text:style-name="T5">골 곡</text:span><text:span text:style-name="T4">; </text:span><text:span text:style-name="T5">⾕</text:span><text:span text:style-name="T4">-</text:span><text:span text:style-name="T5">총</text:span><text:span text:style-name="T4">7</text:span><text:span text:style-name="T5">획</text:span><text:span text:style-name="T4">; gǔ,yù)</text:span></text:p>
      <text:p text:style-name="P8">硬</text:p>
      <text:p text:style-name="P6"><text:span text:style-name="T4">(</text:span><text:span text:style-name="T5">굳을 경</text:span><text:span text:style-name="T4">; </text:span><text:span text:style-name="T5">⽯</text:span><text:span text:style-name="T4">-</text:span><text:span text:style-name="T5">총</text:span><text:span text:style-name="T4">12</text:span><text:span text:style-name="T5">획</text:span><text:span text:style-name="T4">; yìng)</text:span></text:p>
      <text:p text:style-name="P8">灵</text:p>
      <text:p text:style-name="P6"><text:span text:style-name="T4">(</text:span><text:span text:style-name="T5">신령 령</text:span><text:span text:style-name="T4">; </text:span><text:span text:style-name="T5">⽕</text:span><text:span text:style-name="T4">-</text:span><text:span text:style-name="T5">총</text:span><text:span text:style-name="T4">7</text:span><text:span text:style-name="T5">획</text:span><text:span text:style-name="T4">; íng)</text:span></text:p>
      <text:p text:style-name="P8">晨</text:p>
      <text:p text:style-name="P6"><text:span text:style-name="T4">(</text:span><text:span text:style-name="T5">새벽 신</text:span><text:span text:style-name="T4">; </text:span><text:span text:style-name="T5">⽇</text:span><text:span text:style-name="T4">-</text:span><text:span text:style-name="T5">총</text:span><text:span text:style-name="T4">11</text:span><text:span text:style-name="T5">획</text:span><text:span text:style-name="T4">; chén)</text:span></text:p>
      <text:p text:style-name="P8">袋</text:p>
      <text:p text:style-name="P6"><text:span text:style-name="T4">(</text:span><text:span text:style-name="T5">자루 대</text:span><text:span text:style-name="T4">; </text:span><text:span text:style-name="T5">⾐</text:span><text:span text:style-name="T4">-</text:span><text:span text:style-name="T5">총</text:span><text:span text:style-name="T4">11</text:span><text:span text:style-name="T5">획</text:span><text:span text:style-name="T4">; dài)</text:span></text:p>
      <text:p text:style-name="P8">皆</text:p>
      <text:p text:style-name="P6"><text:span text:style-name="T4">(</text:span><text:span text:style-name="T5">다 개</text:span><text:span text:style-name="T4">; </text:span><text:span text:style-name="T5">⽩</text:span><text:span text:style-name="T4">-</text:span><text:span text:style-name="T5">총</text:span><text:span text:style-name="T4">9</text:span><text:span text:style-name="T5">획</text:span><text:span text:style-name="T4">; jiē)</text:span></text:p>
      <text:p text:style-name="P8">圈</text:p>
      <text:p text:style-name="P6"><text:span text:style-name="T4">(</text:span><text:span text:style-name="T5">우리 권</text:span><text:span text:style-name="T4">; </text:span><text:span text:style-name="T5">⼞</text:span><text:span text:style-name="T4">-</text:span><text:span text:style-name="T5">총</text:span><text:span text:style-name="T4">11</text:span><text:span text:style-name="T5">획</text:span><text:span text:style-name="T4">; quān,juān)</text:span></text:p>
      <text:p text:style-name="P8">域</text:p>
      <text:p text:style-name="P6"><text:span text:style-name="T4">(</text:span><text:span text:style-name="T5">지경 역</text:span><text:span text:style-name="T4">; </text:span><text:span text:style-name="T5">⼟</text:span><text:span text:style-name="T4">-</text:span><text:span text:style-name="T5">총</text:span><text:span text:style-name="T4">11</text:span><text:span text:style-name="T5">획</text:span><text:span text:style-name="T4">; yù)</text:span></text:p>
      <text:p text:style-name="P8">魯</text:p>
      <text:p text:style-name="P6"><text:span text:style-name="T4">(</text:span><text:span text:style-name="T5">노둔할 로</text:span><text:span text:style-name="T4">{</text:span><text:span text:style-name="T5">노</text:span><text:span text:style-name="T4">}; </text:span><text:span text:style-name="T5">⿂</text:span><text:span text:style-name="T4">-</text:span><text:span text:style-name="T5">총</text:span><text:span text:style-name="T4">15</text:span><text:span text:style-name="T5">획</text:span><text:span text:style-name="T4">; lǔ)</text:span></text:p>
      <text:p text:style-name="P8">勇</text:p>
      <text:p text:style-name="P6"><text:span text:style-name="T4">(</text:span><text:span text:style-name="T5">날쌜 용</text:span><text:span text:style-name="T4">; </text:span><text:span text:style-name="T5">⼒</text:span><text:span text:style-name="T4">-</text:span><text:span text:style-name="T5">총</text:span><text:span text:style-name="T4">9</text:span><text:span text:style-name="T5">획</text:span><text:span text:style-name="T4">; yǒng)</text:span></text:p>
      <text:p text:style-name="P8">暴</text:p>
      <text:p text:style-name="P6"><text:span text:style-name="T4">(</text:span><text:span text:style-name="T5">사나울 폭</text:span><text:span text:style-name="T4">,</text:span><text:span text:style-name="T5">햇볕 쪼일 폭</text:span><text:span text:style-name="T4">; </text:span><text:span text:style-name="T5">⽇</text:span><text:span text:style-name="T4">-</text:span><text:span text:style-name="T5">총</text:span><text:span text:style-name="T4">15</text:span><text:span text:style-name="T5">획</text:span><text:span text:style-name="T4">; bào,pù)</text:span></text:p>
      <text:p text:style-name="P8">雪</text:p>
      <text:p text:style-name="P6"><text:span text:style-name="T4">(</text:span><text:span text:style-name="T5">눈 설</text:span><text:span text:style-name="T4">; </text:span><text:span text:style-name="T5">⾬</text:span><text:span text:style-name="T4">-</text:span><text:span text:style-name="T5">총</text:span><text:span text:style-name="T4">11</text:span><text:span text:style-name="T5">획</text:span><text:span text:style-name="T4">; xuě,xuè)</text:span></text:p>
      <text:p text:style-name="P8">恨</text:p>
      <text:p text:style-name="P6"><text:span text:style-name="T4">(</text:span><text:span text:style-name="T5">한할 한</text:span><text:span text:style-name="T4">; </text:span><text:span text:style-name="T5">⼼</text:span><text:span text:style-name="T4">-</text:span><text:span text:style-name="T5">총</text:span><text:span text:style-name="T4">9</text:span><text:span text:style-name="T5">획</text:span><text:span text:style-name="T4">; hèn)</text:span></text:p>
      <text:p text:style-name="P8">械</text:p>
      <text:p text:style-name="P6"><text:span text:style-name="T4">(</text:span><text:span text:style-name="T5">형틀 계</text:span><text:span text:style-name="T4">; </text:span><text:span text:style-name="T5">⽊</text:span><text:span text:style-name="T4">-</text:span><text:span text:style-name="T5">총</text:span><text:span text:style-name="T4">11</text:span><text:span text:style-name="T5">획</text:span><text:span text:style-name="T4">; xiè)</text:span></text:p>
      <text:p text:style-name="P8">惯</text:p>
      <text:p text:style-name="P6"><text:span text:style-name="T4">(</text:span><text:span text:style-name="T5">버릇 관</text:span><text:span text:style-name="T4">; </text:span><text:span text:style-name="T5">⼼</text:span><text:span text:style-name="T4">-</text:span><text:span text:style-name="T5">총</text:span><text:span text:style-name="T4">11</text:span><text:span text:style-name="T5">획</text:span><text:span text:style-name="T4">; guàn)</text:span></text:p>
      <text:p text:style-name="P8">寸</text:p>
      <text:p text:style-name="P6"><text:span text:style-name="T4">(</text:span><text:span text:style-name="T5">마디 촌</text:span><text:span text:style-name="T4">; </text:span><text:span text:style-name="T5">⼨</text:span><text:span text:style-name="T4">-</text:span><text:span text:style-name="T5">총</text:span><text:span text:style-name="T4">3</text:span><text:span text:style-name="T5">획</text:span><text:span text:style-name="T4">; cùn)</text:span></text:p>
      <text:p text:style-name="P8">津</text:p>
      <text:p text:style-name="P6"><text:span text:style-name="T4">(</text:span><text:span text:style-name="T5">나루 진</text:span><text:span text:style-name="T4">; </text:span><text:span text:style-name="T5">⽔</text:span><text:span text:style-name="T4">-</text:span><text:span text:style-name="T5">총</text:span><text:span text:style-name="T4">9</text:span><text:span text:style-name="T5">획</text:span><text:span text:style-name="T4">; jīn)</text:span></text:p>
      <text:p text:style-name="P8">绍</text:p>
      <text:p text:style-name="P6"><text:span text:style-name="T4">(</text:span><text:span text:style-name="T5">이을 소</text:span><text:span text:style-name="T4">; </text:span><text:span text:style-name="T5">⽷</text:span><text:span text:style-name="T4">-</text:span><text:span text:style-name="T5">총</text:span><text:span text:style-name="T4">8</text:span><text:span text:style-name="T5">획</text:span><text:span text:style-name="T4">; shào)</text:span></text:p>
      <text:p text:style-name="P8">佛</text:p>
      <text:p text:style-name="P6"><text:span text:style-name="T4">(</text:span><text:span text:style-name="T5">부처 불</text:span><text:span text:style-name="T4">; </text:span><text:span text:style-name="T5">⼈</text:span><text:span text:style-name="T4">-</text:span><text:span text:style-name="T5">총</text:span><text:span text:style-name="T4">7</text:span><text:span text:style-name="T5">획</text:span><text:span text:style-name="T4">; fó,fú)</text:span></text:p>
      <text:p text:style-name="P8">牆</text:p>
      <text:p text:style-name="P6"><text:span text:style-name="T4">(</text:span><text:span text:style-name="T5">담 장</text:span><text:span text:style-name="T4">; </text:span><text:span text:style-name="T5">⽙</text:span><text:span text:style-name="T4">-</text:span><text:span text:style-name="T5">총</text:span><text:span text:style-name="T4">17</text:span><text:span text:style-name="T5">획</text:span><text:span text:style-name="T4">; qiáng)</text:span></text:p>
      <text:p text:style-name="P8">粒</text:p>
      <text:p text:style-name="P6"><text:span text:style-name="T4">(</text:span><text:span text:style-name="T5">알 립</text:span><text:span text:style-name="T4">{</text:span><text:span text:style-name="T5">입</text:span><text:span text:style-name="T4">}; </text:span><text:span text:style-name="T5">⽶</text:span><text:span text:style-name="T4">-</text:span><text:span text:style-name="T5">총</text:span><text:span text:style-name="T4">11</text:span><text:span text:style-name="T5">획</text:span><text:span text:style-name="T4">; lì)</text:span></text:p>
      <text:p text:style-name="P8">染</text:p>
      <text:p text:style-name="P6"><text:span text:style-name="T4">(</text:span><text:span text:style-name="T5">물들일 염</text:span><text:span text:style-name="T4">; </text:span><text:span text:style-name="T5">⽊</text:span><text:span text:style-name="T4">-</text:span><text:span text:style-name="T5">총</text:span><text:span text:style-name="T4">9</text:span><text:span text:style-name="T5">획</text:span><text:span text:style-name="T4">; rǎn)</text:span></text:p>
      <text:p text:style-name="P8">井</text:p>
      <text:p text:style-name="P6"><text:span text:style-name="T4">(</text:span><text:span text:style-name="T5">우물 정</text:span><text:span text:style-name="T4">; </text:span><text:span text:style-name="T5">⼆</text:span><text:span text:style-name="T4">-</text:span><text:span text:style-name="T5">총</text:span><text:span text:style-name="T4">4</text:span><text:span text:style-name="T5">획</text:span><text:span text:style-name="T4">; jǐng)</text:span></text:p>
      <text:p text:style-name="P8">乙</text:p>
      <text:p text:style-name="P6"><text:soft-page-break/><text:span text:style-name="T4">(</text:span><text:span text:style-name="T5">새 을</text:span><text:span text:style-name="T4">; </text:span><text:span text:style-name="T5">⼄</text:span><text:span text:style-name="T4">-</text:span><text:span text:style-name="T5">총</text:span><text:span text:style-name="T4">1</text:span><text:span text:style-name="T5">획</text:span><text:span text:style-name="T4">; yǐ)</text:span></text:p>
      <text:p text:style-name="P8">薄</text:p>
      <text:p text:style-name="P6"><text:span text:style-name="T4">(</text:span><text:span text:style-name="T5">엷을 박</text:span><text:span text:style-name="T4">; </text:span><text:span text:style-name="T5">⾋</text:span><text:span text:style-name="T4">-</text:span><text:span text:style-name="T5">총</text:span><text:span text:style-name="T4">17</text:span><text:span text:style-name="T5">획</text:span><text:span text:style-name="T4">; báo,bó,bò)</text:span></text:p>
      <text:p text:style-name="P8">奖</text:p>
      <text:p text:style-name="P6"><text:span text:style-name="T4">(</text:span><text:span text:style-name="T5">권면할 장</text:span><text:span text:style-name="T4">; </text:span><text:span text:style-name="T5">⼤</text:span><text:span text:style-name="T4">-</text:span><text:span text:style-name="T5">총</text:span><text:span text:style-name="T4">9</text:span><text:span text:style-name="T5">획</text:span><text:span text:style-name="T4">; jiǎng)</text:span></text:p>
      <text:p text:style-name="P8">奴</text:p>
      <text:p text:style-name="P6"><text:span text:style-name="T4">(</text:span><text:span text:style-name="T5">종 노</text:span><text:span text:style-name="T4">; </text:span><text:span text:style-name="T5">⼥</text:span><text:span text:style-name="T4">-</text:span><text:span text:style-name="T5">총</text:span><text:span text:style-name="T4">5</text:span><text:span text:style-name="T5">획</text:span><text:span text:style-name="T4">; nú)</text:span></text:p>
      <text:p text:style-name="P8">乃</text:p>
      <text:p text:style-name="P6"><text:span text:style-name="T4">(</text:span><text:span text:style-name="T5">이에 내</text:span><text:span text:style-name="T4">; </text:span><text:span text:style-name="T5">⼃</text:span><text:span text:style-name="T4">-</text:span><text:span text:style-name="T5">총</text:span><text:span text:style-name="T4">2</text:span><text:span text:style-name="T5">획</text:span><text:span text:style-name="T4">; nǎi)</text:span></text:p>
      <text:p text:style-name="P8">迅</text:p>
      <text:p text:style-name="P6"><text:span text:style-name="T4">(</text:span><text:span text:style-name="T5">빠를 신</text:span><text:span text:style-name="T4">; </text:span><text:span text:style-name="T5">⾡</text:span><text:span text:style-name="T4">-</text:span><text:span text:style-name="T5">총</text:span><text:span text:style-name="T4">7</text:span><text:span text:style-name="T5">획</text:span><text:span text:style-name="T4">; xùn)</text:span></text:p>
      <text:p text:style-name="P8">汗</text:p>
      <text:p text:style-name="P6"><text:span text:style-name="T4">(</text:span><text:span text:style-name="T5">땀 한</text:span><text:span text:style-name="T4">; </text:span><text:span text:style-name="T5">⽔</text:span><text:span text:style-name="T4">-</text:span><text:span text:style-name="T5">총</text:span><text:span text:style-name="T4">6</text:span><text:span text:style-name="T5">획</text:span><text:span text:style-name="T4">; hán,hàn)</text:span></text:p>
      <text:p text:style-name="P8">映</text:p>
      <text:p text:style-name="P6"><text:span text:style-name="T4">(</text:span><text:span text:style-name="T5">비출 영</text:span><text:span text:style-name="T4">; </text:span><text:span text:style-name="T5">⽇</text:span><text:span text:style-name="T4">-</text:span><text:span text:style-name="T5">총</text:span><text:span text:style-name="T4">9</text:span><text:span text:style-name="T5">획</text:span><text:span text:style-name="T4">; yìng)</text:span></text:p>
      <text:p text:style-name="P8">猫</text:p>
      <text:p text:style-name="P6"><text:span text:style-name="T4">(</text:span><text:span text:style-name="T5">고양이 묘</text:span><text:span text:style-name="T4">; </text:span><text:span text:style-name="T5">⽝</text:span><text:span text:style-name="T4">-</text:span><text:span text:style-name="T5">총</text:span><text:span text:style-name="T4">12</text:span><text:span text:style-name="T5">획</text:span><text:span text:style-name="T4">; māo,máo)</text:span></text:p>
      <text:p text:style-name="P8">彩</text:p>
      <text:p text:style-name="P6"><text:span text:style-name="T4">(</text:span><text:span text:style-name="T5">무늬 채</text:span><text:span text:style-name="T4">; </text:span><text:span text:style-name="T5">⼺</text:span><text:span text:style-name="T4">-</text:span><text:span text:style-name="T5">총</text:span><text:span text:style-name="T4">11</text:span><text:span text:style-name="T5">획</text:span><text:span text:style-name="T4">; cǎi)</text:span></text:p>
      <text:p text:style-name="P8">蛋</text:p>
      <text:p text:style-name="P6"><text:span text:style-name="T4">(</text:span><text:span text:style-name="T5">새알 단</text:span><text:span text:style-name="T4">; </text:span><text:span text:style-name="T5">⾍</text:span><text:span text:style-name="T4">-</text:span><text:span text:style-name="T5">총</text:span><text:span text:style-name="T4">11</text:span><text:span text:style-name="T5">획</text:span><text:span text:style-name="T4">; dàn)</text:span></text:p>
      <text:p text:style-name="P8">牌</text:p>
      <text:p text:style-name="P6"><text:span text:style-name="T4">(</text:span><text:span text:style-name="T5">패 패</text:span><text:span text:style-name="T4">; </text:span><text:span text:style-name="T5">⽚</text:span><text:span text:style-name="T4">-</text:span><text:span text:style-name="T5">총</text:span><text:span text:style-name="T4">12</text:span><text:span text:style-name="T5">획</text:span><text:span text:style-name="T4">; pái)</text:span></text:p>
      <text:p text:style-name="P8">盐</text:p>
      <text:p text:style-name="P6"><text:span text:style-name="T4">(</text:span><text:span text:style-name="T5">소금 염</text:span><text:span text:style-name="T4">; </text:span><text:span text:style-name="T5">⽫</text:span><text:span text:style-name="T4">-</text:span><text:span text:style-name="T5">총</text:span><text:span text:style-name="T4">10</text:span><text:span text:style-name="T5">획</text:span><text:span text:style-name="T4">; yán)</text:span></text:p>
      <text:p text:style-name="P8">距</text:p>
      <text:p text:style-name="P6"><text:span text:style-name="T4">(</text:span><text:span text:style-name="T5">떨어질 거</text:span><text:span text:style-name="T4">; </text:span><text:span text:style-name="T5">⾜</text:span><text:span text:style-name="T4">-</text:span><text:span text:style-name="T5">총</text:span><text:span text:style-name="T4">12</text:span><text:span text:style-name="T5">획</text:span><text:span text:style-name="T4">; jù)</text:span></text:p>
      <text:p text:style-name="P8">桌</text:p>
      <text:p text:style-name="P6"><text:span text:style-name="T4">(</text:span><text:span text:style-name="T5">탁자 탁</text:span><text:span text:style-name="T4">; </text:span><text:span text:style-name="T5">⽊</text:span><text:span text:style-name="T4">-</text:span><text:span text:style-name="T5">총</text:span><text:span text:style-name="T4">10</text:span><text:span text:style-name="T5">획</text:span><text:span text:style-name="T4">; zhuō)</text:span></text:p>
      <text:p text:style-name="P8">股</text:p>
      <text:p text:style-name="P6"><text:span text:style-name="T4">(</text:span><text:span text:style-name="T5">넓적다리 고</text:span><text:span text:style-name="T4">; </text:span><text:span text:style-name="T5">⾁</text:span><text:span text:style-name="T4">-</text:span><text:span text:style-name="T5">총</text:span><text:span text:style-name="T4">8</text:span><text:span text:style-name="T5">획</text:span><text:span text:style-name="T4">; gǔ)</text:span></text:p>
      <text:p text:style-name="P8">吨</text:p>
      <text:p text:style-name="P6"><text:span text:style-name="T4">(</text:span><text:span text:style-name="T5">말 분명치 못할 둔</text:span><text:span text:style-name="T4">; </text:span><text:span text:style-name="T5">⼝</text:span><text:span text:style-name="T4">-</text:span><text:span text:style-name="T5">총</text:span><text:span text:style-name="T4">7</text:span><text:span text:style-name="T5">획</text:span><text:span text:style-name="T4">; dūn)</text:span></text:p>
      <text:p text:style-name="P8">皇</text:p>
      <text:p text:style-name="P6"><text:span text:style-name="T4">(</text:span><text:span text:style-name="T5">임금 황</text:span><text:span text:style-name="T4">; </text:span><text:span text:style-name="T5">⽩</text:span><text:span text:style-name="T4">-</text:span><text:span text:style-name="T5">총</text:span><text:span text:style-name="T4">9</text:span><text:span text:style-name="T5">획</text:span><text:span text:style-name="T4">; huáng)</text:span></text:p>
      <text:p text:style-name="P8">奏</text:p>
      <text:p text:style-name="P6"><text:span text:style-name="T4">(</text:span><text:span text:style-name="T5">아뢸 주</text:span><text:span text:style-name="T4">; </text:span><text:span text:style-name="T5">⼤</text:span><text:span text:style-name="T4">-</text:span><text:span text:style-name="T5">총</text:span><text:span text:style-name="T4">9</text:span><text:span text:style-name="T5">획</text:span><text:span text:style-name="T4">; zòu)</text:span></text:p>
      <text:p text:style-name="P8">辛</text:p>
      <text:p text:style-name="P6"><text:span text:style-name="T4">(</text:span><text:span text:style-name="T5">매울 신</text:span><text:span text:style-name="T4">; </text:span><text:span text:style-name="T5">⾟</text:span><text:span text:style-name="T4">-</text:span><text:span text:style-name="T5">총</text:span><text:span text:style-name="T4">7</text:span><text:span text:style-name="T5">획</text:span><text:span text:style-name="T4">; xīn)</text:span></text:p>
      <text:p text:style-name="P8">伐</text:p>
      <text:p text:style-name="P6"><text:span text:style-name="T4">(</text:span><text:span text:style-name="T5">칠 벌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fá,fā)</text:span></text:p>
      <text:p text:style-name="P8">涉</text:p>
      <text:p text:style-name="P6"><text:span text:style-name="T4">(</text:span><text:span text:style-name="T5">건널 섭</text:span><text:span text:style-name="T4">; </text:span><text:span text:style-name="T5">⽔</text:span><text:span text:style-name="T4">-</text:span><text:span text:style-name="T5">총</text:span><text:span text:style-name="T4">10</text:span><text:span text:style-name="T5">획</text:span><text:span text:style-name="T4">; shè)</text:span></text:p>
      <text:p text:style-name="P8">箱</text:p>
      <text:p text:style-name="P6"><text:span text:style-name="T4">(</text:span><text:span text:style-name="T5">상자 상</text:span><text:span text:style-name="T4">; </text:span><text:span text:style-name="T5">⽵</text:span><text:span text:style-name="T4">-</text:span><text:span text:style-name="T5">총</text:span><text:span text:style-name="T4">15</text:span><text:span text:style-name="T5">획</text:span><text:span text:style-name="T4">; xiāng)</text:span></text:p>
      <text:p text:style-name="P8">网</text:p>
      <text:p text:style-name="P6"><text:span text:style-name="T4">(</text:span><text:span text:style-name="T5">그물 망</text:span><text:span text:style-name="T4">; </text:span><text:span text:style-name="T5">⽹</text:span><text:span text:style-name="T4">-</text:span><text:span text:style-name="T5">총</text:span><text:span text:style-name="T4">5</text:span><text:span text:style-name="T5">획</text:span><text:span text:style-name="T4">; wǎng)</text:span></text:p>
      <text:p text:style-name="P8">盟</text:p>
      <text:p text:style-name="P6"><text:span text:style-name="T4">(</text:span><text:span text:style-name="T5">맹세할 맹</text:span><text:span text:style-name="T4">; </text:span><text:span text:style-name="T5">⽫</text:span><text:span text:style-name="T4">-</text:span><text:span text:style-name="T5">총</text:span><text:span text:style-name="T4">13</text:span><text:span text:style-name="T5">획</text:span><text:span text:style-name="T4">; méng,míng)</text:span></text:p>
      <text:p text:style-name="P8">振</text:p>
      <text:p text:style-name="P6"><text:span text:style-name="T4">(</text:span><text:span text:style-name="T5">떨칠 진</text:span><text:span text:style-name="T4">; </text:span><text:span text:style-name="T5">⼿</text:span><text:span text:style-name="T4">-</text:span><text:span text:style-name="T5">총</text:span><text:span text:style-name="T4">10</text:span><text:span text:style-name="T5">획</text:span><text:span text:style-name="T4">; zhèn)</text:span></text:p>
      <text:p text:style-name="P8">秩</text:p>
      <text:p text:style-name="P6"><text:soft-page-break/><text:span text:style-name="T4">(</text:span><text:span text:style-name="T5">차례 질</text:span><text:span text:style-name="T4">; </text:span><text:span text:style-name="T5">⽲</text:span><text:span text:style-name="T4">-</text:span><text:span text:style-name="T5">총</text:span><text:span text:style-name="T4">10</text:span><text:span text:style-name="T5">획</text:span><text:span text:style-name="T4">; zhì)</text:span></text:p>
      <text:p text:style-name="P8">寒</text:p>
      <text:p text:style-name="P6"><text:span text:style-name="T4">(</text:span><text:span text:style-name="T5">찰 한</text:span><text:span text:style-name="T4">; </text:span><text:span text:style-name="T5">⼧</text:span><text:span text:style-name="T4">-</text:span><text:span text:style-name="T5">총</text:span><text:span text:style-name="T4">12</text:span><text:span text:style-name="T5">획</text:span><text:span text:style-name="T4">; hán)</text:span></text:p>
      <text:p text:style-name="P8">净</text:p>
      <text:p text:style-name="P6"><text:span text:style-name="T4">(</text:span><text:span text:style-name="T5">맑을 정</text:span><text:span text:style-name="T4">{</text:span><text:span text:style-name="T5">차가울 청</text:span><text:span text:style-name="T4">}; </text:span><text:span text:style-name="T5">⼎</text:span><text:span text:style-name="T4">-</text:span><text:span text:style-name="T5">총</text:span><text:span text:style-name="T4">8</text:span><text:span text:style-name="T5">획</text:span><text:span text:style-name="T4">; jìng)</text:span></text:p>
      <text:p text:style-name="P8">博</text:p>
      <text:p text:style-name="P6"><text:span text:style-name="T4">(</text:span><text:span text:style-name="T5">넓을 박</text:span><text:span text:style-name="T4">; </text:span><text:span text:style-name="T5">⼗</text:span><text:span text:style-name="T4">-</text:span><text:span text:style-name="T5">총</text:span><text:span text:style-name="T4">12</text:span><text:span text:style-name="T5">획</text:span><text:span text:style-name="T4">; bó)</text:span></text:p>
      <text:p text:style-name="P8">泪</text:p>
      <text:p text:style-name="P6"><text:span text:style-name="T4">(</text:span><text:span text:style-name="T5">눈물 루</text:span><text:span text:style-name="T4">{</text:span><text:span text:style-name="T5">누</text:span><text:span text:style-name="T4">}; </text:span><text:span text:style-name="T5">⽔</text:span><text:span text:style-name="T4">-</text:span><text:span text:style-name="T5">총</text:span><text:span text:style-name="T4">8</text:span><text:span text:style-name="T5">획</text:span><text:span text:style-name="T4">; lèi)</text:span></text:p>
      <text:p text:style-name="P8">折</text:p>
      <text:p text:style-name="P6"><text:span text:style-name="T4">(</text:span><text:span text:style-name="T5">꺾을 절</text:span><text:span text:style-name="T4">; </text:span><text:span text:style-name="T5">⼿</text:span><text:span text:style-name="T4">-</text:span><text:span text:style-name="T5">총</text:span><text:span text:style-name="T4">7</text:span><text:span text:style-name="T5">획</text:span><text:span text:style-name="T4">; zhé,shé,zhē)</text:span></text:p>
      <text:p text:style-name="P8">诗</text:p>
      <text:p text:style-name="P6"><text:span text:style-name="T4">(</text:span><text:span text:style-name="T5">시 시</text:span><text:span text:style-name="T4">; </text:span><text:span text:style-name="T5">⾔</text:span><text:span text:style-name="T4">-</text:span><text:span text:style-name="T5">총</text:span><text:span text:style-name="T4">8</text:span><text:span text:style-name="T5">획</text:span><text:span text:style-name="T4">; shī)</text:span></text:p>
      <text:p text:style-name="P8">矛</text:p>
      <text:p text:style-name="P6"><text:span text:style-name="T4">(</text:span><text:span text:style-name="T5">창 모</text:span><text:span text:style-name="T4">; </text:span><text:span text:style-name="T5">⽭</text:span><text:span text:style-name="T4">-</text:span><text:span text:style-name="T5">총</text:span><text:span text:style-name="T4">5</text:span><text:span text:style-name="T5">획</text:span><text:span text:style-name="T4">; máo)</text:span></text:p>
      <text:p text:style-name="P8">裂</text:p>
      <text:p text:style-name="P6"><text:span text:style-name="T4">(</text:span><text:span text:style-name="T5">찢을 렬</text:span><text:span text:style-name="T4">{</text:span><text:span text:style-name="T5">열</text:span><text:span text:style-name="T4">}; </text:span><text:span text:style-name="T5">⾐</text:span><text:span text:style-name="T4">-</text:span><text:span text:style-name="T5">총</text:span><text:span text:style-name="T4">12</text:span><text:span text:style-name="T5">획</text:span><text:span text:style-name="T4">; liè,liě)</text:span></text:p>
      <text:p text:style-name="P8">湿</text:p>
      <text:p text:style-name="P6"><text:span text:style-name="T4">(</text:span><text:span text:style-name="T5">젖을 습</text:span><text:span text:style-name="T4">; </text:span><text:span text:style-name="T5">⽔</text:span><text:span text:style-name="T4">-</text:span><text:span text:style-name="T5">총</text:span><text:span text:style-name="T4">12</text:span><text:span text:style-name="T5">획</text:span><text:span text:style-name="T4">; shī)</text:span></text:p>
      <text:p text:style-name="P8">尊</text:p>
      <text:p text:style-name="P6"><text:span text:style-name="T4">(</text:span><text:span text:style-name="T5">높을 존</text:span><text:span text:style-name="T4">; </text:span><text:span text:style-name="T5">⼨</text:span><text:span text:style-name="T4">-</text:span><text:span text:style-name="T5">총</text:span><text:span text:style-name="T4">12</text:span><text:span text:style-name="T5">획</text:span><text:span text:style-name="T4">; zūn)</text:span></text:p>
      <text:p text:style-name="P8">延</text:p>
      <text:p text:style-name="P6"><text:span text:style-name="T4">(</text:span><text:span text:style-name="T5">끌 연</text:span><text:span text:style-name="T4">; </text:span><text:span text:style-name="T5">⼵</text:span><text:span text:style-name="T4">-</text:span><text:span text:style-name="T5">총</text:span><text:span text:style-name="T4">7</text:span><text:span text:style-name="T5">획</text:span><text:span text:style-name="T4">; yán)</text:span></text:p>
      <text:p text:style-name="P8">彻</text:p>
      <text:p text:style-name="P6"><text:span text:style-name="T4">(</text:span><text:span text:style-name="T5">뚫을 철</text:span><text:span text:style-name="T4">; </text:span><text:span text:style-name="T5">⼻</text:span><text:span text:style-name="T4">-</text:span><text:span text:style-name="T5">총</text:span><text:span text:style-name="T4">7</text:span><text:span text:style-name="T5">획</text:span><text:span text:style-name="T4">; chè)</text:span></text:p>
      <text:p text:style-name="P8">幼</text:p>
      <text:p text:style-name="P6"><text:span text:style-name="T4">(</text:span><text:span text:style-name="T5">어릴 유</text:span><text:span text:style-name="T4">{</text:span><text:span text:style-name="T5">그윽할 요</text:span><text:span text:style-name="T4">}; </text:span><text:span text:style-name="T5">⼳</text:span><text:span text:style-name="T4">-</text:span><text:span text:style-name="T5">총</text:span><text:span text:style-name="T4">5</text:span><text:span text:style-name="T5">획</text:span><text:span text:style-name="T4">; yòu,yào)</text:span></text:p>
      <text:p text:style-name="P8">番</text:p>
      <text:p text:style-name="P6"><text:span text:style-name="T4">(</text:span><text:span text:style-name="T5">갈마들 번</text:span><text:span text:style-name="T4">; </text:span><text:span text:style-name="T5">⽥</text:span><text:span text:style-name="T4">-</text:span><text:span text:style-name="T5">총</text:span><text:span text:style-name="T4">12</text:span><text:span text:style-name="T5">획</text:span><text:span text:style-name="T4">; fān,pān)</text:span></text:p>
      <text:p text:style-name="P8">劝</text:p>
      <text:p text:style-name="P6"><text:span text:style-name="T4">(</text:span><text:span text:style-name="T5">권할 권</text:span><text:span text:style-name="T4">; </text:span><text:span text:style-name="T5">⼒</text:span><text:span text:style-name="T4">-</text:span><text:span text:style-name="T5">총</text:span><text:span text:style-name="T4">4</text:span><text:span text:style-name="T5">획</text:span><text:span text:style-name="T4">; quàn)</text:span></text:p>
      <text:p text:style-name="P8">糖</text:p>
      <text:p text:style-name="P6"><text:span text:style-name="T4">(</text:span><text:span text:style-name="T5">사탕 당</text:span><text:span text:style-name="T4">; </text:span><text:span text:style-name="T5">⽶</text:span><text:span text:style-name="T4">-</text:span><text:span text:style-name="T5">총</text:span><text:span text:style-name="T4">16</text:span><text:span text:style-name="T5">획</text:span><text:span text:style-name="T4">; táng)</text:span></text:p>
      <text:p text:style-name="P8">洁</text:p>
      <text:p text:style-name="P6"><text:span text:style-name="T4">(</text:span><text:span text:style-name="T5">맛 좋은 물 길</text:span><text:span text:style-name="T4">; </text:span><text:span text:style-name="T5">⽔</text:span><text:span text:style-name="T4">-</text:span><text:span text:style-name="T5">총</text:span><text:span text:style-name="T4">9</text:span><text:span text:style-name="T5">획</text:span><text:span text:style-name="T4">; jí)</text:span></text:p>
      <text:p text:style-name="P8">稻</text:p>
      <text:p text:style-name="P6"><text:span text:style-name="T4">(</text:span><text:span text:style-name="T5">벼 도</text:span><text:span text:style-name="T4">; </text:span><text:span text:style-name="T5">⽲</text:span><text:span text:style-name="T4">-</text:span><text:span text:style-name="T5">총</text:span><text:span text:style-name="T4">15</text:span><text:span text:style-name="T5">획</text:span><text:span text:style-name="T4">; dào)</text:span></text:p>
      <text:p text:style-name="P8">粗</text:p>
      <text:p text:style-name="P6"><text:span text:style-name="T4">(</text:span><text:span text:style-name="T5">거칠 조</text:span><text:span text:style-name="T4">; </text:span><text:span text:style-name="T5">⽶</text:span><text:span text:style-name="T4">-</text:span><text:span text:style-name="T5">총</text:span><text:span text:style-name="T4">11</text:span><text:span text:style-name="T5">획</text:span><text:span text:style-name="T4">; cū)</text:span></text:p>
      <text:p text:style-name="P8">禁</text:p>
      <text:p text:style-name="P6"><text:span text:style-name="T4">(</text:span><text:span text:style-name="T5">금할 금</text:span><text:span text:style-name="T4">; </text:span><text:span text:style-name="T5">⽰</text:span><text:span text:style-name="T4">-</text:span><text:span text:style-name="T5">총</text:span><text:span text:style-name="T4">13</text:span><text:span text:style-name="T5">획</text:span><text:span text:style-name="T4">; jìn,jīn)</text:span></text:p>
      <text:p text:style-name="P8">遣</text:p>
      <text:p text:style-name="P6"><text:span text:style-name="T4">(</text:span><text:span text:style-name="T5">보낼 견</text:span><text:span text:style-name="T4">; </text:span><text:span text:style-name="T5">⾡</text:span><text:span text:style-name="T4">-</text:span><text:span text:style-name="T5">총</text:span><text:span text:style-name="T4">14</text:span><text:span text:style-name="T5">획</text:span><text:span text:style-name="T4">; qiǎn)</text:span></text:p>
      <text:p text:style-name="P8">尾</text:p>
      <text:p text:style-name="P6"><text:span text:style-name="T4">(</text:span><text:span text:style-name="T5">꼬리 미</text:span><text:span text:style-name="T4">; </text:span><text:span text:style-name="T5">⼫</text:span><text:span text:style-name="T4">-</text:span><text:span text:style-name="T5">총</text:span><text:span text:style-name="T4">7</text:span><text:span text:style-name="T5">획</text:span><text:span text:style-name="T4">; wěi,yǐ)</text:span></text:p>
      <text:p text:style-name="P8">菌</text:p>
      <text:p text:style-name="P6"><text:span text:style-name="T4">(</text:span><text:span text:style-name="T5">버섯 균</text:span><text:span text:style-name="T4">; </text:span><text:span text:style-name="T5">⾋</text:span><text:span text:style-name="T4">-</text:span><text:span text:style-name="T5">총</text:span><text:span text:style-name="T4">12</text:span><text:span text:style-name="T5">획</text:span><text:span text:style-name="T4">; jùn,jūn)</text:span></text:p>
      <text:p text:style-name="P8">废</text:p>
      <text:p text:style-name="P6"><text:span text:style-name="T4">(</text:span><text:span text:style-name="T5">폐할 폐</text:span><text:span text:style-name="T4">; </text:span><text:span text:style-name="T5">⼴</text:span><text:span text:style-name="T4">-</text:span><text:span text:style-name="T5">총</text:span><text:span text:style-name="T4">8</text:span><text:span text:style-name="T5">획</text:span><text:span text:style-name="T4">; fèi)</text:span></text:p>
      <text:p text:style-name="P8">裁</text:p>
      <text:p text:style-name="P6"><text:span text:style-name="T4">(</text:span><text:span text:style-name="T5">마를 재</text:span><text:span text:style-name="T4">; </text:span><text:span text:style-name="T5">⾐</text:span><text:span text:style-name="T4">-</text:span><text:span text:style-name="T5">총</text:span><text:span text:style-name="T4">12</text:span><text:span text:style-name="T5">획</text:span><text:span text:style-name="T4">; cái)</text:span></text:p>
      <text:p text:style-name="P8">燃</text:p>
      <text:p text:style-name="P6"><text:soft-page-break/><text:span text:style-name="T4">(</text:span><text:span text:style-name="T5">사를 연</text:span><text:span text:style-name="T4">; </text:span><text:span text:style-name="T5">⽕</text:span><text:span text:style-name="T4">-</text:span><text:span text:style-name="T5">총</text:span><text:span text:style-name="T4">16</text:span><text:span text:style-name="T5">획</text:span><text:span text:style-name="T4">; rán)</text:span></text:p>
      <text:p text:style-name="P8">伙</text:p>
      <text:p text:style-name="P6"><text:span text:style-name="T4">(</text:span><text:span text:style-name="T5">세간 화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huǒ)</text:span></text:p>
      <text:p text:style-name="P8">癒</text:p>
      <text:p text:style-name="P6"><text:span text:style-name="T4">(</text:span><text:span text:style-name="T5">병 나을 유</text:span><text:span text:style-name="T4">; </text:span><text:span text:style-name="T5">⽧</text:span><text:span text:style-name="T4">-</text:span><text:span text:style-name="T5">총</text:span><text:span text:style-name="T4">18</text:span><text:span text:style-name="T5">획</text:span><text:span text:style-name="T4">; yù)</text:span></text:p>
      <text:p text:style-name="P8">丹</text:p>
      <text:p text:style-name="P6"><text:span text:style-name="T4">(</text:span><text:span text:style-name="T5">붉을 난</text:span><text:span text:style-name="T4">{</text:span><text:span text:style-name="T5">원음</text:span><text:span text:style-name="T4">(</text:span><text:span text:style-name="T5">原音</text:span><text:span text:style-name="T4">);</text:span><text:span text:style-name="T5">단</text:span><text:span text:style-name="T4">,</text:span><text:span text:style-name="T5">란</text:span><text:span text:style-name="T4">}; </text:span><text:span text:style-name="T5">⼂</text:span><text:span text:style-name="T4">-</text:span><text:span text:style-name="T5">총</text:span><text:span text:style-name="T4">4</text:span><text:span text:style-name="T5">획</text:span><text:span text:style-name="T4">; dān)</text:span></text:p>
      <text:p text:style-name="P8">瞒</text:p>
      <text:p text:style-name="P6"><text:span text:style-name="T4">(</text:span><text:span text:style-name="T5">속일 만</text:span><text:span text:style-name="T4">; </text:span><text:span text:style-name="T5">⽬</text:span><text:span text:style-name="T4">-</text:span><text:span text:style-name="T5">총</text:span><text:span text:style-name="T4">15</text:span><text:span text:style-name="T5">획</text:span><text:span text:style-name="T4">; mán)</text:span></text:p>
      <text:p text:style-name="P8">徒</text:p>
      <text:p text:style-name="P6"><text:span text:style-name="T4">(</text:span><text:span text:style-name="T5">무리 도</text:span><text:span text:style-name="T4">; </text:span><text:span text:style-name="T5">⼻</text:span><text:span text:style-name="T4">-</text:span><text:span text:style-name="T5">총</text:span><text:span text:style-name="T4">10</text:span><text:span text:style-name="T5">획</text:span><text:span text:style-name="T4">; tú)</text:span></text:p>
      <text:p text:style-name="P8">拍</text:p>
      <text:p text:style-name="P6"><text:span text:style-name="T4">(</text:span><text:span text:style-name="T5">칠 박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pāi,pò)</text:span></text:p>
      <text:p text:style-name="P8">捉</text:p>
      <text:p text:style-name="P6"><text:span text:style-name="T4">(</text:span><text:span text:style-name="T5">잡을 착</text:span><text:span text:style-name="T4">; </text:span><text:span text:style-name="T5">⼿</text:span><text:span text:style-name="T4">-</text:span><text:span text:style-name="T5">총</text:span><text:span text:style-name="T4">10</text:span><text:span text:style-name="T5">획</text:span><text:span text:style-name="T4">; zhuō)</text:span></text:p>
      <text:p text:style-name="P8">汇</text:p>
      <text:p text:style-name="P6"><text:span text:style-name="T4">(</text:span><text:span text:style-name="T5">휘</text:span><text:span text:style-name="T4">; </text:span><text:span text:style-name="T5">⽔</text:span><text:span text:style-name="T4">-</text:span><text:span text:style-name="T5">총</text:span><text:span text:style-name="T4">5</text:span><text:span text:style-name="T5">획</text:span><text:span text:style-name="T4">; huì)</text:span></text:p>
      <text:p text:style-name="P8">牧</text:p>
      <text:p text:style-name="P6"><text:span text:style-name="T4">(</text:span><text:span text:style-name="T5">칠 목</text:span><text:span text:style-name="T4">; </text:span><text:span text:style-name="T5">⽜</text:span><text:span text:style-name="T4">-</text:span><text:span text:style-name="T5">총</text:span><text:span text:style-name="T4">8</text:span><text:span text:style-name="T5">획</text:span><text:span text:style-name="T4">; mù)</text:span></text:p>
      <text:p text:style-name="P8">珠</text:p>
      <text:p text:style-name="P6"><text:span text:style-name="T4">(</text:span><text:span text:style-name="T5">구슬 주</text:span><text:span text:style-name="T4">; </text:span><text:span text:style-name="T5">⽟</text:span><text:span text:style-name="T4">-</text:span><text:span text:style-name="T5">총</text:span><text:span text:style-name="T4">10</text:span><text:span text:style-name="T5">획</text:span><text:span text:style-name="T4">; zhū)</text:span></text:p>
      <text:p text:style-name="P8">稿</text:p>
      <text:p text:style-name="P6"><text:span text:style-name="T4">(</text:span><text:span text:style-name="T5">볏짚 고</text:span><text:span text:style-name="T4">; </text:span><text:span text:style-name="T5">⽲</text:span><text:span text:style-name="T4">-</text:span><text:span text:style-name="T5">총</text:span><text:span text:style-name="T4">15</text:span><text:span text:style-name="T5">획</text:span><text:span text:style-name="T4">; gǎo)</text:span></text:p>
      <text:p text:style-name="P8">灾</text:p>
      <text:p text:style-name="P6"><text:span text:style-name="T4">(</text:span><text:span text:style-name="T5">재앙 재</text:span><text:span text:style-name="T4">; </text:span><text:span text:style-name="T5">⽕</text:span><text:span text:style-name="T4">-</text:span><text:span text:style-name="T5">총</text:span><text:span text:style-name="T4">7</text:span><text:span text:style-name="T5">획</text:span><text:span text:style-name="T4">; zāi)</text:span></text:p>
      <text:p text:style-name="P8">浪</text:p>
      <text:p text:style-name="P6"><text:span text:style-name="T4">(</text:span><text:span text:style-name="T5">물결 랑</text:span><text:span text:style-name="T4">{</text:span><text:span text:style-name="T5">낭</text:span><text:span text:style-name="T4">}; </text:span><text:span text:style-name="T5">⽔</text:span><text:span text:style-name="T4">-</text:span><text:span text:style-name="T5">총</text:span><text:span text:style-name="T4">10</text:span><text:span text:style-name="T5">획</text:span><text:span text:style-name="T4">; làng)</text:span></text:p>
      <text:p text:style-name="P8">援</text:p>
      <text:p text:style-name="P6"><text:span text:style-name="T4">(</text:span><text:span text:style-name="T5">당길 원</text:span><text:span text:style-name="T4">; </text:span><text:span text:style-name="T5">⼿</text:span><text:span text:style-name="T4">-</text:span><text:span text:style-name="T5">총</text:span><text:span text:style-name="T4">12</text:span><text:span text:style-name="T5">획</text:span><text:span text:style-name="T4">; yuán)</text:span></text:p>
      <text:p text:style-name="P8">怒</text:p>
      <text:p text:style-name="P6"><text:span text:style-name="T4">(</text:span><text:span text:style-name="T5">성낼 노</text:span><text:span text:style-name="T4">; </text:span><text:span text:style-name="T5">⼼</text:span><text:span text:style-name="T4">-</text:span><text:span text:style-name="T5">총</text:span><text:span text:style-name="T4">9</text:span><text:span text:style-name="T5">획</text:span><text:span text:style-name="T4">; nù)</text:span></text:p>
      <text:p text:style-name="P8">堆</text:p>
      <text:p text:style-name="P6"><text:span text:style-name="T4">(</text:span><text:span text:style-name="T5">언덕 퇴</text:span><text:span text:style-name="T4">; </text:span><text:span text:style-name="T5">⼟</text:span><text:span text:style-name="T4">-</text:span><text:span text:style-name="T5">총</text:span><text:span text:style-name="T4">11</text:span><text:span text:style-name="T5">획</text:span><text:span text:style-name="T4">; duī,zuī)</text:span></text:p>
      <text:p text:style-name="P8">避</text:p>
      <text:p text:style-name="P6"><text:span text:style-name="T4">(</text:span><text:span text:style-name="T5">피할 피</text:span><text:span text:style-name="T4">; </text:span><text:span text:style-name="T5">⾡</text:span><text:span text:style-name="T4">-</text:span><text:span text:style-name="T5">총</text:span><text:span text:style-name="T4">17</text:span><text:span text:style-name="T5">획</text:span><text:span text:style-name="T4">; bí)</text:span></text:p>
      <text:p text:style-name="P8">憐</text:p>
      <text:p text:style-name="P6"><text:span text:style-name="T4">(</text:span><text:span text:style-name="T5">불쌍히 여길 련</text:span><text:span text:style-name="T4">{</text:span><text:span text:style-name="T5">연</text:span><text:span text:style-name="T4">}; </text:span><text:span text:style-name="T5">⼼</text:span><text:span text:style-name="T4">-</text:span><text:span text:style-name="T5">총</text:span><text:span text:style-name="T4">15</text:span><text:span text:style-name="T5">획</text:span><text:span text:style-name="T4">; lián)</text:span></text:p>
      <text:p text:style-name="P8">纯</text:p>
      <text:p text:style-name="P6"><text:span text:style-name="T4">(</text:span><text:span text:style-name="T5">순수할 순</text:span><text:span text:style-name="T4">; </text:span><text:span text:style-name="T5">⽷</text:span><text:span text:style-name="T4">-</text:span><text:span text:style-name="T5">총</text:span><text:span text:style-name="T4">7</text:span><text:span text:style-name="T5">획</text:span><text:span text:style-name="T4">; chún)</text:span></text:p>
      <text:p text:style-name="P8">智</text:p>
      <text:p text:style-name="P6"><text:span text:style-name="T4">(</text:span><text:span text:style-name="T5">슬기 지</text:span><text:span text:style-name="T4">; </text:span><text:span text:style-name="T5">⽇</text:span><text:span text:style-name="T4">-</text:span><text:span text:style-name="T5">총</text:span><text:span text:style-name="T4">12</text:span><text:span text:style-name="T5">획</text:span><text:span text:style-name="T4">; zhì)</text:span></text:p>
      <text:p text:style-name="P8">丽</text:p>
      <text:p text:style-name="P6"><text:span text:style-name="T4">(</text:span><text:span text:style-name="T5">고울 려</text:span><text:span text:style-name="T4">; </text:span><text:span text:style-name="T5">⼀</text:span><text:span text:style-name="T4">-</text:span><text:span text:style-name="T5">총</text:span><text:span text:style-name="T4">7</text:span><text:span text:style-name="T5">획</text:span><text:span text:style-name="T4">; lì,lí)</text:span></text:p>
      <text:p text:style-name="P8">雕</text:p>
      <text:p text:style-name="P6"><text:span text:style-name="T4">(</text:span><text:span text:style-name="T5">독수리 조</text:span><text:span text:style-name="T4">; </text:span><text:span text:style-name="T5">⾫</text:span><text:span text:style-name="T4">-</text:span><text:span text:style-name="T5">총</text:span><text:span text:style-name="T4">16</text:span><text:span text:style-name="T5">획</text:span><text:span text:style-name="T4">; diāo)</text:span></text:p>
      <text:p text:style-name="P8">铺</text:p>
      <text:p text:style-name="P6"><text:span text:style-name="T4">(</text:span><text:span text:style-name="T5">가게 포</text:span><text:span text:style-name="T4">; </text:span><text:span text:style-name="T5">⾦</text:span><text:span text:style-name="T4">-</text:span><text:span text:style-name="T5">총</text:span><text:span text:style-name="T4">12</text:span><text:span text:style-name="T5">획</text:span><text:span text:style-name="T4">; pū,pù)</text:span></text:p>
      <text:p text:style-name="P8">驻</text:p>
      <text:p text:style-name="P6"><text:span text:style-name="T4">(</text:span><text:span text:style-name="T5">말 머물 주</text:span><text:span text:style-name="T4">; </text:span><text:span text:style-name="T5">⾺</text:span><text:span text:style-name="T4">-</text:span><text:span text:style-name="T5">총</text:span><text:span text:style-name="T4">8</text:span><text:span text:style-name="T5">획</text:span><text:span text:style-name="T4">; zhù)</text:span></text:p>
      <text:p text:style-name="P8">拖</text:p>
      <text:p text:style-name="P6"><text:span text:style-name="T4">(</text:span><text:span text:style-name="T5">끌 타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tuō)</text:span></text:p>
      <text:p text:style-name="P8">康</text:p>
      <text:p text:style-name="P6"><text:soft-page-break/><text:span text:style-name="T4">(</text:span><text:span text:style-name="T5">편안할 강</text:span><text:span text:style-name="T4">; </text:span><text:span text:style-name="T5">⼴</text:span><text:span text:style-name="T4">-</text:span><text:span text:style-name="T5">총</text:span><text:span text:style-name="T4">11</text:span><text:span text:style-name="T5">획</text:span><text:span text:style-name="T4">; kāng)</text:span></text:p>
      <text:p text:style-name="P8">典</text:p>
      <text:p text:style-name="P6"><text:span text:style-name="T4">(</text:span><text:span text:style-name="T5">법 전</text:span><text:span text:style-name="T4">; </text:span><text:span text:style-name="T5">⼋</text:span><text:span text:style-name="T4">-</text:span><text:span text:style-name="T5">총</text:span><text:span text:style-name="T4">8</text:span><text:span text:style-name="T5">획</text:span><text:span text:style-name="T4">; diǎn)</text:span></text:p>
      <text:p text:style-name="P8">妙</text:p>
      <text:p text:style-name="P6"><text:span text:style-name="T4">(</text:span><text:span text:style-name="T5">묘할 묘</text:span><text:span text:style-name="T4">; </text:span><text:span text:style-name="T5">⼥</text:span><text:span text:style-name="T4">-</text:span><text:span text:style-name="T5">총</text:span><text:span text:style-name="T4">7</text:span><text:span text:style-name="T5">획</text:span><text:span text:style-name="T4">; miào)</text:span></text:p>
      <text:p text:style-name="P8">巖</text:p>
      <text:p text:style-name="P6"><text:span text:style-name="T4">(</text:span><text:span text:style-name="T5">바위 암</text:span><text:span text:style-name="T4">; </text:span><text:span text:style-name="T5">⼭</text:span><text:span text:style-name="T4">-</text:span><text:span text:style-name="T5">총</text:span><text:span text:style-name="T4">23</text:span><text:span text:style-name="T5">획</text:span><text:span text:style-name="T4">; yán)</text:span></text:p>
      <text:p text:style-name="P8">浅</text:p>
      <text:p text:style-name="P6"><text:span text:style-name="T4">(</text:span><text:span text:style-name="T5">얕을 천</text:span><text:span text:style-name="T4">; </text:span><text:span text:style-name="T5">⽔</text:span><text:span text:style-name="T4">-</text:span><text:span text:style-name="T5">총</text:span><text:span text:style-name="T4">9</text:span><text:span text:style-name="T5">획</text:span><text:span text:style-name="T4">; qiǎn)</text:span></text:p>
      <text:p text:style-name="P8">抬</text:p>
      <text:p text:style-name="P6"><text:span text:style-name="T4">(</text:span><text:span text:style-name="T5">볼기 칠 태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tāi)</text:span></text:p>
      <text:p text:style-name="P8">坦</text:p>
      <text:p text:style-name="P6"><text:span text:style-name="T4">(</text:span><text:span text:style-name="T5">평평할 탄</text:span><text:span text:style-name="T4">; </text:span><text:span text:style-name="T5">⼟</text:span><text:span text:style-name="T4">-</text:span><text:span text:style-name="T5">총</text:span><text:span text:style-name="T4">8</text:span><text:span text:style-name="T5">획</text:span><text:span text:style-name="T4">; tǎn)</text:span></text:p>
      <text:p text:style-name="P8">瓜</text:p>
      <text:p text:style-name="P6"><text:span text:style-name="T4">(</text:span><text:span text:style-name="T5">오이 과</text:span><text:span text:style-name="T4">; </text:span><text:span text:style-name="T5">⽠</text:span><text:span text:style-name="T4">-</text:span><text:span text:style-name="T5">총</text:span><text:span text:style-name="T4">5</text:span><text:span text:style-name="T5">획</text:span><text:span text:style-name="T4">; guā)</text:span></text:p>
      <text:p text:style-name="P8">杨</text:p>
      <text:p text:style-name="P6"><text:span text:style-name="T4">(</text:span><text:span text:style-name="T5">버들 양</text:span><text:span text:style-name="T4">; </text:span><text:span text:style-name="T5">⽊</text:span><text:span text:style-name="T4">-</text:span><text:span text:style-name="T5">총</text:span><text:span text:style-name="T4">7</text:span><text:span text:style-name="T5">획</text:span><text:span text:style-name="T4">; yáng)</text:span></text:p>
      <text:p text:style-name="P8">壮</text:p>
      <text:p text:style-name="P6"><text:span text:style-name="T4">(</text:span><text:span text:style-name="T5">장할 장</text:span><text:span text:style-name="T4">; </text:span><text:span text:style-name="T5">⼠</text:span><text:span text:style-name="T4">-</text:span><text:span text:style-name="T5">총</text:span><text:span text:style-name="T4">6</text:span><text:span text:style-name="T5">획</text:span><text:span text:style-name="T4">; zhuàng)</text:span></text:p>
      <text:p text:style-name="P8">俗</text:p>
      <text:p text:style-name="P6"><text:span text:style-name="T4">(</text:span><text:span text:style-name="T5">풍속 속</text:span><text:span text:style-name="T4">; </text:span><text:span text:style-name="T5">⼈</text:span><text:span text:style-name="T4">-</text:span><text:span text:style-name="T5">총</text:span><text:span text:style-name="T4">9</text:span><text:span text:style-name="T5">획</text:span><text:span text:style-name="T4">; sú)</text:span></text:p>
      <text:p text:style-name="P8">彼</text:p>
      <text:p text:style-name="P6"><text:span text:style-name="T4">(</text:span><text:span text:style-name="T5">저 피</text:span><text:span text:style-name="T4">; </text:span><text:span text:style-name="T5">⼻</text:span><text:span text:style-name="T4">-</text:span><text:span text:style-name="T5">총</text:span><text:span text:style-name="T4">8</text:span><text:span text:style-name="T5">획</text:span><text:span text:style-name="T4">; bǐ)</text:span></text:p>
      <text:p text:style-name="P8">督</text:p>
      <text:p text:style-name="P6"><text:span text:style-name="T4">(</text:span><text:span text:style-name="T5">살펴볼 독</text:span><text:span text:style-name="T4">; </text:span><text:span text:style-name="T5">⽬</text:span><text:span text:style-name="T4">-</text:span><text:span text:style-name="T5">총</text:span><text:span text:style-name="T4">13</text:span><text:span text:style-name="T5">획</text:span><text:span text:style-name="T4">; dū)</text:span></text:p>
      <text:p text:style-name="P8">耐</text:p>
      <text:p text:style-name="P6"><text:span text:style-name="T4">(</text:span><text:span text:style-name="T5">견딜 내</text:span><text:span text:style-name="T4">; </text:span><text:span text:style-name="T5">⽽</text:span><text:span text:style-name="T4">-</text:span><text:span text:style-name="T5">총</text:span><text:span text:style-name="T4">9</text:span><text:span text:style-name="T5">획</text:span><text:span text:style-name="T4">; nài)</text:span></text:p>
      <text:p text:style-name="P8">勒</text:p>
      <text:p text:style-name="P6"><text:span text:style-name="T4">(</text:span><text:span text:style-name="T5">굴레 륵</text:span><text:span text:style-name="T4">{</text:span><text:span text:style-name="T5">늑</text:span><text:span text:style-name="T4">}; </text:span><text:span text:style-name="T5">⼒</text:span><text:span text:style-name="T4">-</text:span><text:span text:style-name="T5">총</text:span><text:span text:style-name="T4">11</text:span><text:span text:style-name="T5">획</text:span><text:span text:style-name="T4">; lè)</text:span></text:p>
      <text:p text:style-name="P8">赵</text:p>
      <text:p text:style-name="P6"><text:span text:style-name="T4">(</text:span><text:span text:style-name="T5">나라 조</text:span><text:span text:style-name="T4">; </text:span><text:span text:style-name="T5">⾛</text:span><text:span text:style-name="T4">-</text:span><text:span text:style-name="T5">총</text:span><text:span text:style-name="T4">9</text:span><text:span text:style-name="T5">획</text:span><text:span text:style-name="T4">; zhào)</text:span></text:p>
      <text:p text:style-name="P8">剥</text:p>
      <text:p text:style-name="P6"><text:span text:style-name="T4">(</text:span><text:span text:style-name="T5">벗길 박</text:span><text:span text:style-name="T4">; </text:span><text:span text:style-name="T5">⼑</text:span><text:span text:style-name="T4">-</text:span><text:span text:style-name="T5">총</text:span><text:span text:style-name="T4">10</text:span><text:span text:style-name="T5">획</text:span><text:span text:style-name="T4">; bō,bāo)</text:span></text:p>
      <text:p text:style-name="P8">虚</text:p>
      <text:p text:style-name="P6"><text:span text:style-name="T4">(</text:span><text:span text:style-name="T5">빌 허</text:span><text:span text:style-name="T4">; </text:span><text:span text:style-name="T5">⾌</text:span><text:span text:style-name="T4">-</text:span><text:span text:style-name="T5">총</text:span><text:span text:style-name="T4">11</text:span><text:span text:style-name="T5">획</text:span><text:span text:style-name="T4">; xū)</text:span></text:p>
      <text:p text:style-name="P8">钻</text:p>
      <text:p text:style-name="P6"><text:span text:style-name="T4">(</text:span><text:span text:style-name="T5">족집게 첩</text:span><text:span text:style-name="T4">; </text:span><text:span text:style-name="T5">⾦</text:span><text:span text:style-name="T4">-</text:span><text:span text:style-name="T5">총</text:span><text:span text:style-name="T4">10</text:span><text:span text:style-name="T5">획</text:span><text:span text:style-name="T4">; zuàn,zuān)</text:span></text:p>
      <text:p text:style-name="P8">乘</text:p>
      <text:p text:style-name="P6"><text:span text:style-name="T4">(</text:span><text:span text:style-name="T5">탈 승</text:span><text:span text:style-name="T4">; </text:span><text:span text:style-name="T5">⼃</text:span><text:span text:style-name="T4">-</text:span><text:span text:style-name="T5">총</text:span><text:span text:style-name="T4">10</text:span><text:span text:style-name="T5">획</text:span><text:span text:style-name="T4">; chéng,shèng)</text:span></text:p>
      <text:p text:style-name="P8">繁</text:p>
      <text:p text:style-name="P6"><text:span text:style-name="T4">(</text:span><text:span text:style-name="T5">많을 번</text:span><text:span text:style-name="T4">; </text:span><text:span text:style-name="T5">⽷</text:span><text:span text:style-name="T4">-</text:span><text:span text:style-name="T5">총</text:span><text:span text:style-name="T4">17</text:span><text:span text:style-name="T5">획</text:span><text:span text:style-name="T4">; fán,pó)</text:span></text:p>
      <text:p text:style-name="P8">勤</text:p>
      <text:p text:style-name="P6"><text:span text:style-name="T4">(</text:span><text:span text:style-name="T5">부지런할 근</text:span><text:span text:style-name="T4">; </text:span><text:span text:style-name="T5">⼒</text:span><text:span text:style-name="T4">-</text:span><text:span text:style-name="T5">총</text:span><text:span text:style-name="T4">13</text:span><text:span text:style-name="T5">획</text:span><text:span text:style-name="T4">; qín)</text:span></text:p>
      <text:p text:style-name="P8">殖</text:p>
      <text:p text:style-name="P6"><text:span text:style-name="T4">(</text:span><text:span text:style-name="T5">번성할 식</text:span><text:span text:style-name="T4">; </text:span><text:span text:style-name="T5">⽍</text:span><text:span text:style-name="T4">-</text:span><text:span text:style-name="T5">총</text:span><text:span text:style-name="T4">12</text:span><text:span text:style-name="T5">획</text:span><text:span text:style-name="T4">; zhí,shi)</text:span></text:p>
      <text:p text:style-name="P8">贝</text:p>
      <text:p text:style-name="P6"><text:span text:style-name="T4">(</text:span><text:span text:style-name="T5">조개 패</text:span><text:span text:style-name="T4">; </text:span><text:span text:style-name="T5">⾙</text:span><text:span text:style-name="T4">-</text:span><text:span text:style-name="T5">총</text:span><text:span text:style-name="T4">4</text:span><text:span text:style-name="T5">획</text:span><text:span text:style-name="T4">; bèi)</text:span></text:p>
      <text:p text:style-name="P8">贯</text:p>
      <text:p text:style-name="P6"><text:span text:style-name="T4">(</text:span><text:span text:style-name="T5">꿸 관</text:span><text:span text:style-name="T4">; </text:span><text:span text:style-name="T5">⾙</text:span><text:span text:style-name="T4">-</text:span><text:span text:style-name="T5">총</text:span><text:span text:style-name="T4">8</text:span><text:span text:style-name="T5">획</text:span><text:span text:style-name="T4">; guàn)</text:span></text:p>
      <text:p text:style-name="P8">脉</text:p>
      <text:p text:style-name="P6"><text:span text:style-name="T4">(</text:span><text:span text:style-name="T5">훔쳐볼 맥</text:span><text:span text:style-name="T4">; </text:span><text:span text:style-name="T5">⾁</text:span><text:span text:style-name="T4">-</text:span><text:span text:style-name="T5">총</text:span><text:span text:style-name="T4">9</text:span><text:span text:style-name="T5">획</text:span><text:span text:style-name="T4">; mài,mò)</text:span></text:p>
      <text:p text:style-name="P8">兔</text:p>
      <text:p text:style-name="P6"><text:soft-page-break/><text:span text:style-name="T4">(</text:span><text:span text:style-name="T5">토끼 토</text:span><text:span text:style-name="T4">; </text:span><text:span text:style-name="T5">⼉</text:span><text:span text:style-name="T4">-</text:span><text:span text:style-name="T5">총</text:span><text:span text:style-name="T4">8</text:span><text:span text:style-name="T5">획</text:span><text:span text:style-name="T4">; tù)</text:span></text:p>
      <text:p text:style-name="P8">纷</text:p>
      <text:p text:style-name="P6"><text:span text:style-name="T4">(</text:span><text:span text:style-name="T5">가루 분</text:span><text:span text:style-name="T4">; </text:span><text:span text:style-name="T5">⽷</text:span><text:span text:style-name="T4">-</text:span><text:span text:style-name="T5">총</text:span><text:span text:style-name="T4">7</text:span><text:span text:style-name="T5">획</text:span><text:span text:style-name="T4">; fēn)</text:span></text:p>
      <text:p text:style-name="P8">尖</text:p>
      <text:p text:style-name="P6"><text:span text:style-name="T4">(</text:span><text:span text:style-name="T5">뾰족할 첨</text:span><text:span text:style-name="T4">; </text:span><text:span text:style-name="T5">⼩</text:span><text:span text:style-name="T4">-</text:span><text:span text:style-name="T5">총</text:span><text:span text:style-name="T4">6</text:span><text:span text:style-name="T5">획</text:span><text:span text:style-name="T4">; jiān)</text:span></text:p>
      <text:p text:style-name="P8">缓</text:p>
      <text:p text:style-name="P6"><text:span text:style-name="T4">(</text:span><text:span text:style-name="T5">느슨할 완</text:span><text:span text:style-name="T4">; </text:span><text:span text:style-name="T5">⽷</text:span><text:span text:style-name="T4">-</text:span><text:span text:style-name="T5">총</text:span><text:span text:style-name="T4">12</text:span><text:span text:style-name="T5">획</text:span><text:span text:style-name="T4">; huǎn)</text:span></text:p>
      <text:p text:style-name="P8">圣</text:p>
      <text:p text:style-name="P6"><text:span text:style-name="T4">(</text:span><text:span text:style-name="T5">힘쓸 골</text:span><text:span text:style-name="T4">; </text:span><text:span text:style-name="T5">⼟</text:span><text:span text:style-name="T4">-</text:span><text:span text:style-name="T5">총</text:span><text:span text:style-name="T4">5</text:span><text:span text:style-name="T5">획</text:span><text:span text:style-name="T4">; kū,shèng)</text:span></text:p>
      <text:p text:style-name="P8">遗</text:p>
      <text:p text:style-name="P6"><text:span text:style-name="T4">(</text:span><text:span text:style-name="T5">끼칠 유</text:span><text:span text:style-name="T4">; </text:span><text:span text:style-name="T5">⾡</text:span><text:span text:style-name="T4">-</text:span><text:span text:style-name="T5">총</text:span><text:span text:style-name="T4">13</text:span><text:span text:style-name="T5">획</text:span><text:span text:style-name="T4">; yí)</text:span></text:p>
      <text:p text:style-name="P8">祝</text:p>
      <text:p text:style-name="P6"><text:span text:style-name="T4">(</text:span><text:span text:style-name="T5">빌 축</text:span><text:span text:style-name="T4">; </text:span><text:span text:style-name="T5">⽰</text:span><text:span text:style-name="T4">-</text:span><text:span text:style-name="T5">총</text:span><text:span text:style-name="T4">10</text:span><text:span text:style-name="T5">획</text:span><text:span text:style-name="T4">; zhù)</text:span></text:p>
      <text:p text:style-name="P8">迷</text:p>
      <text:p text:style-name="P6"><text:span text:style-name="T4">(</text:span><text:span text:style-name="T5">미혹할 미</text:span><text:span text:style-name="T4">; </text:span><text:span text:style-name="T5">⾡</text:span><text:span text:style-name="T4">-</text:span><text:span text:style-name="T5">총</text:span><text:span text:style-name="T4">10</text:span><text:span text:style-name="T5">획</text:span><text:span text:style-name="T4">; mí)</text:span></text:p>
      <text:p text:style-name="P8">洪</text:p>
      <text:p text:style-name="P6"><text:span text:style-name="T4">(</text:span><text:span text:style-name="T5">큰물 홍</text:span><text:span text:style-name="T4">; </text:span><text:span text:style-name="T5">⽔</text:span><text:span text:style-name="T4">-</text:span><text:span text:style-name="T5">총</text:span><text:span text:style-name="T4">9</text:span><text:span text:style-name="T5">획</text:span><text:span text:style-name="T4">; hóng)</text:span></text:p>
      <text:p text:style-name="P8">库</text:p>
      <text:p text:style-name="P6"><text:span text:style-name="T4">(</text:span><text:span text:style-name="T5">곳집 고</text:span><text:span text:style-name="T4">; </text:span><text:span text:style-name="T5">⼴</text:span><text:span text:style-name="T4">-</text:span><text:span text:style-name="T5">총</text:span><text:span text:style-name="T4">7</text:span><text:span text:style-name="T5">획</text:span><text:span text:style-name="T4">; kù)</text:span></text:p>
      <text:p text:style-name="P8">惜</text:p>
      <text:p text:style-name="P6"><text:span text:style-name="T4">(</text:span><text:span text:style-name="T5">아낄 석</text:span><text:span text:style-name="T4">; </text:span><text:span text:style-name="T5">⼼</text:span><text:span text:style-name="T4">-</text:span><text:span text:style-name="T5">총</text:span><text:span text:style-name="T4">11</text:span><text:span text:style-name="T5">획</text:span><text:span text:style-name="T4">; xī)</text:span></text:p>
      <text:p text:style-name="P8">炮</text:p>
      <text:p text:style-name="P6"><text:span text:style-name="T4">(</text:span><text:span text:style-name="T5">통째로 구울 포</text:span><text:span text:style-name="T4">; </text:span><text:span text:style-name="T5">⽕</text:span><text:span text:style-name="T4">-</text:span><text:span text:style-name="T5">총</text:span><text:span text:style-name="T4">9</text:span><text:span text:style-name="T5">획</text:span><text:span text:style-name="T4">; pào,páo,bāo)</text:span></text:p>
      <text:p text:style-name="P8">择</text:p>
      <text:p text:style-name="P6"><text:span text:style-name="T4">(</text:span><text:span text:style-name="T5">가릴 택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zé,zhái)</text:span></text:p>
      <text:p text:style-name="P8">竹</text:p>
      <text:p text:style-name="P6"><text:span text:style-name="T4">(</text:span><text:span text:style-name="T5">대 죽</text:span><text:span text:style-name="T4">; </text:span><text:span text:style-name="T5">⽵</text:span><text:span text:style-name="T4">-</text:span><text:span text:style-name="T5">총</text:span><text:span text:style-name="T4">6</text:span><text:span text:style-name="T5">획</text:span><text:span text:style-name="T4">; zhú)</text:span></text:p>
      <text:p text:style-name="P8">忍</text:p>
      <text:p text:style-name="P6"><text:span text:style-name="T4">(</text:span><text:span text:style-name="T5">참을 인</text:span><text:span text:style-name="T4">; </text:span><text:span text:style-name="T5">⼼</text:span><text:span text:style-name="T4">-</text:span><text:span text:style-name="T5">총</text:span><text:span text:style-name="T4">7</text:span><text:span text:style-name="T5">획</text:span><text:span text:style-name="T4">; rěn)</text:span></text:p>
      <text:p text:style-name="P8">览</text:p>
      <text:p text:style-name="P6"><text:span text:style-name="T4">(</text:span><text:span text:style-name="T5">볼 람</text:span><text:span text:style-name="T4">; </text:span><text:span text:style-name="T5">⾒</text:span><text:span text:style-name="T4">-</text:span><text:span text:style-name="T5">총</text:span><text:span text:style-name="T4">9</text:span><text:span text:style-name="T5">획</text:span><text:span text:style-name="T4">; lǎn)</text:span></text:p>
      <text:p text:style-name="P8">渡</text:p>
      <text:p text:style-name="P6"><text:span text:style-name="T4">(</text:span><text:span text:style-name="T5">건널 도</text:span><text:span text:style-name="T4">; </text:span><text:span text:style-name="T5">⽔</text:span><text:span text:style-name="T4">-</text:span><text:span text:style-name="T5">총</text:span><text:span text:style-name="T4">12</text:span><text:span text:style-name="T5">획</text:span><text:span text:style-name="T4">; dù)</text:span></text:p>
      <text:p text:style-name="P8">辆</text:p>
      <text:p text:style-name="P6"><text:span text:style-name="T4">(</text:span><text:span text:style-name="T5">수레 한 채 량</text:span><text:span text:style-name="T4">; </text:span><text:span text:style-name="T5">⾞</text:span><text:span text:style-name="T4">-</text:span><text:span text:style-name="T5">총</text:span><text:span text:style-name="T4">11</text:span><text:span text:style-name="T5">획</text:span><text:span text:style-name="T4">; liàng)</text:span></text:p>
      <text:p text:style-name="P8">柱</text:p>
      <text:p text:style-name="P6"><text:span text:style-name="T4">(</text:span><text:span text:style-name="T5">기둥 주</text:span><text:span text:style-name="T4">; </text:span><text:span text:style-name="T5">⽊</text:span><text:span text:style-name="T4">-</text:span><text:span text:style-name="T5">총</text:span><text:span text:style-name="T4">9</text:span><text:span text:style-name="T5">획</text:span><text:span text:style-name="T4">; zhù)</text:span></text:p>
      <text:p text:style-name="P8">碎</text:p>
      <text:p text:style-name="P6"><text:span text:style-name="T4">(</text:span><text:span text:style-name="T5">부술 쇄</text:span><text:span text:style-name="T4">; </text:span><text:span text:style-name="T5">⽯</text:span><text:span text:style-name="T4">-</text:span><text:span text:style-name="T5">총</text:span><text:span text:style-name="T4">13</text:span><text:span text:style-name="T5">획</text:span><text:span text:style-name="T4">; suì)</text:span></text:p>
      <text:p text:style-name="P8">池</text:p>
      <text:p text:style-name="P6"><text:span text:style-name="T4">(</text:span><text:span text:style-name="T5">못 지</text:span><text:span text:style-name="T4">; </text:span><text:span text:style-name="T5">⽔</text:span><text:span text:style-name="T4">-</text:span><text:span text:style-name="T5">총</text:span><text:span text:style-name="T4">6</text:span><text:span text:style-name="T5">획</text:span><text:span text:style-name="T4">; chí)</text:span></text:p>
      <text:p text:style-name="P8">旋</text:p>
      <text:p text:style-name="P6"><text:span text:style-name="T4">(</text:span><text:span text:style-name="T5">돌 선</text:span><text:span text:style-name="T4">; </text:span><text:span text:style-name="T5">⽅</text:span><text:span text:style-name="T4">-</text:span><text:span text:style-name="T5">총</text:span><text:span text:style-name="T4">11</text:span><text:span text:style-name="T5">획</text:span><text:span text:style-name="T4">; xuán,xuàn)</text:span></text:p>
      <text:p text:style-name="P8">川</text:p>
      <text:p text:style-name="P6"><text:span text:style-name="T4">(</text:span><text:span text:style-name="T5">내 천</text:span><text:span text:style-name="T4">; </text:span><text:span text:style-name="T5">⼮</text:span><text:span text:style-name="T4">-</text:span><text:span text:style-name="T5">총</text:span><text:span text:style-name="T4">3</text:span><text:span text:style-name="T5">획</text:span><text:span text:style-name="T4">; chuān)</text:span></text:p>
      <text:p text:style-name="P8">塔</text:p>
      <text:p text:style-name="P6"><text:span text:style-name="T4">(</text:span><text:span text:style-name="T5">탑 탑</text:span><text:span text:style-name="T4">; </text:span><text:span text:style-name="T5">⼟</text:span><text:span text:style-name="T4">-</text:span><text:span text:style-name="T5">총</text:span><text:span text:style-name="T4">13</text:span><text:span text:style-name="T5">획</text:span><text:span text:style-name="T4">; tǎ,dā)</text:span></text:p>
      <text:p text:style-name="P8">耕</text:p>
      <text:p text:style-name="P6"><text:span text:style-name="T4">(</text:span><text:span text:style-name="T5">밭갈 경</text:span><text:span text:style-name="T4">; </text:span><text:span text:style-name="T5">⽾</text:span><text:span text:style-name="T4">-</text:span><text:span text:style-name="T5">총</text:span><text:span text:style-name="T4">10</text:span><text:span text:style-name="T5">획</text:span><text:span text:style-name="T4">; gēng)</text:span></text:p>
      <text:p text:style-name="P8">柴</text:p>
      <text:p text:style-name="P6"><text:span text:style-name="T4">(</text:span><text:span text:style-name="T5">섶 시</text:span><text:span text:style-name="T4">; </text:span><text:span text:style-name="T5">⽊</text:span><text:span text:style-name="T4">-</text:span><text:span text:style-name="T5">총</text:span><text:span text:style-name="T4">9</text:span><text:span text:style-name="T5">획</text:span><text:span text:style-name="T4">; chái,cī,zhài,zì)</text:span></text:p>
      <text:p text:style-name="P8">审</text:p>
      <text:p text:style-name="P6"><text:soft-page-break/><text:span text:style-name="T4">(</text:span><text:span text:style-name="T5">살필 심</text:span><text:span text:style-name="T4">; </text:span><text:span text:style-name="T5">⼧</text:span><text:span text:style-name="T4">-</text:span><text:span text:style-name="T5">총</text:span><text:span text:style-name="T4">8</text:span><text:span text:style-name="T5">획</text:span><text:span text:style-name="T4">; shěn)</text:span></text:p>
      <text:p text:style-name="P8">辞</text:p>
      <text:p text:style-name="P6"><text:span text:style-name="T4">(</text:span><text:span text:style-name="T5">말씀 사</text:span><text:span text:style-name="T4">; </text:span><text:span text:style-name="T5">⾟</text:span><text:span text:style-name="T4">-</text:span><text:span text:style-name="T5">총</text:span><text:span text:style-name="T4">13</text:span><text:span text:style-name="T5">획</text:span><text:span text:style-name="T4">; cí)</text:span></text:p>
      <text:p text:style-name="P8">插</text:p>
      <text:p text:style-name="P6"><text:span text:style-name="T4">(</text:span><text:span text:style-name="T5">꽂을 삽</text:span><text:span text:style-name="T4">; </text:span><text:span text:style-name="T5">⼿</text:span><text:span text:style-name="T4">-</text:span><text:span text:style-name="T5">총</text:span><text:span text:style-name="T4">12</text:span><text:span text:style-name="T5">획</text:span><text:span text:style-name="T4">; chā)</text:span></text:p>
      <text:p text:style-name="P8">债</text:p>
      <text:p text:style-name="P6"><text:span text:style-name="T4">(</text:span><text:span text:style-name="T5">빚 채</text:span><text:span text:style-name="T4">; </text:span><text:span text:style-name="T5">⼈</text:span><text:span text:style-name="T4">-</text:span><text:span text:style-name="T5">총</text:span><text:span text:style-name="T4">10</text:span><text:span text:style-name="T5">획</text:span><text:span text:style-name="T4">; zhài)</text:span></text:p>
      <text:p text:style-name="P8">湾</text:p>
      <text:p text:style-name="P6"><text:span text:style-name="T4">(</text:span><text:span text:style-name="T5">물굽이 만</text:span><text:span text:style-name="T4">; </text:span><text:span text:style-name="T5">⽔</text:span><text:span text:style-name="T4">-</text:span><text:span text:style-name="T5">총</text:span><text:span text:style-name="T4">12</text:span><text:span text:style-name="T5">획</text:span><text:span text:style-name="T4">; wān)</text:span></text:p>
      <text:p text:style-name="P8">震</text:p>
      <text:p text:style-name="P6"><text:span text:style-name="T4">(</text:span><text:span text:style-name="T5">벼락 진</text:span><text:span text:style-name="T4">; </text:span><text:span text:style-name="T5">⾬</text:span><text:span text:style-name="T4">-</text:span><text:span text:style-name="T5">총</text:span><text:span text:style-name="T4">15</text:span><text:span text:style-name="T5">획</text:span><text:span text:style-name="T4">; zhèn)</text:span></text:p>
      <text:p text:style-name="P8">纵</text:p>
      <text:p text:style-name="P6"><text:span text:style-name="T4">(</text:span><text:span text:style-name="T5">세로 종</text:span><text:span text:style-name="T4">; </text:span><text:span text:style-name="T5">⽷</text:span><text:span text:style-name="T4">-</text:span><text:span text:style-name="T5">총</text:span><text:span text:style-name="T4">7</text:span><text:span text:style-name="T5">획</text:span><text:span text:style-name="T4">; zòng)</text:span></text:p>
      <text:p text:style-name="P8">呆</text:p>
      <text:p text:style-name="P6"><text:span text:style-name="T4">(</text:span><text:span text:style-name="T5">어리석을 태</text:span><text:span text:style-name="T4">{</text:span><text:span text:style-name="T5">매</text:span><text:span text:style-name="T4">},{</text:span><text:span text:style-name="T5">지킬 보</text:span><text:span text:style-name="T4">}; </text:span><text:span text:style-name="T5">⼝</text:span><text:span text:style-name="T4">-</text:span><text:span text:style-name="T5">총</text:span><text:span text:style-name="T4">7</text:span><text:span text:style-name="T5">획</text:span><text:span text:style-name="T4">; dāi)</text:span></text:p>
      <text:p text:style-name="P8">株</text:p>
      <text:p text:style-name="P6"><text:span text:style-name="T4">(</text:span><text:span text:style-name="T5">그루 주</text:span><text:span text:style-name="T4">; </text:span><text:span text:style-name="T5">⽊</text:span><text:span text:style-name="T4">-</text:span><text:span text:style-name="T5">총</text:span><text:span text:style-name="T4">10</text:span><text:span text:style-name="T5">획</text:span><text:span text:style-name="T4">; zhū)</text:span></text:p>
      <text:p text:style-name="P8">宫</text:p>
      <text:p text:style-name="P6"><text:span text:style-name="T4">(</text:span><text:span text:style-name="T5">집 궁</text:span><text:span text:style-name="T4">; </text:span><text:span text:style-name="T5">⼧</text:span><text:span text:style-name="T4">-</text:span><text:span text:style-name="T5">총</text:span><text:span text:style-name="T4">9</text:span><text:span text:style-name="T5">획</text:span><text:span text:style-name="T4">; gōng)</text:span></text:p>
      <text:p text:style-name="P8">遭</text:p>
      <text:p text:style-name="P6"><text:span text:style-name="T4">(</text:span><text:span text:style-name="T5">만날 조</text:span><text:span text:style-name="T4">; </text:span><text:span text:style-name="T5">⾡</text:span><text:span text:style-name="T4">-</text:span><text:span text:style-name="T5">총</text:span><text:span text:style-name="T4">15</text:span><text:span text:style-name="T5">획</text:span><text:span text:style-name="T4">; zāo)</text:span></text:p>
      <text:p text:style-name="P8">籤</text:p>
      <text:p text:style-name="P6"><text:span text:style-name="T4">(</text:span><text:span text:style-name="T5">제비 첨</text:span><text:span text:style-name="T4">; </text:span><text:span text:style-name="T5">⽵</text:span><text:span text:style-name="T4">-</text:span><text:span text:style-name="T5">총</text:span><text:span text:style-name="T4">23</text:span><text:span text:style-name="T5">획</text:span><text:span text:style-name="T4">; qiān)</text:span></text:p>
      <text:p text:style-name="P8">允</text:p>
      <text:p text:style-name="P6"><text:span text:style-name="T4">(</text:span><text:span text:style-name="T5">진실로 윤</text:span><text:span text:style-name="T4">; </text:span><text:span text:style-name="T5">⼉</text:span><text:span text:style-name="T4">-</text:span><text:span text:style-name="T5">총</text:span><text:span text:style-name="T4">4</text:span><text:span text:style-name="T5">획</text:span><text:span text:style-name="T4">; yǔn)</text:span></text:p>
      <text:p text:style-name="P8">扫</text:p>
      <text:p text:style-name="P6"><text:span text:style-name="T4">(</text:span><text:span text:style-name="T5">쓸 소</text:span><text:span text:style-name="T4">; </text:span><text:span text:style-name="T5">⼿</text:span><text:span text:style-name="T4">-</text:span><text:span text:style-name="T5">총</text:span><text:span text:style-name="T4">6</text:span><text:span text:style-name="T5">획</text:span><text:span text:style-name="T4">; sǎo,sào)</text:span></text:p>
      <text:p text:style-name="P8">累</text:p>
      <text:p text:style-name="P6"><text:span text:style-name="T4">(</text:span><text:span text:style-name="T5">묶을 루</text:span><text:span text:style-name="T4">{</text:span><text:span text:style-name="T5">누</text:span><text:span text:style-name="T4">}; </text:span><text:span text:style-name="T5">⽷</text:span><text:span text:style-name="T4">-</text:span><text:span text:style-name="T5">총</text:span><text:span text:style-name="T4">11</text:span><text:span text:style-name="T5">획</text:span><text:span text:style-name="T4">; lèi,léi,lěi)</text:span></text:p>
      <text:p text:style-name="P8">鞋</text:p>
      <text:p text:style-name="P6"><text:span text:style-name="T4">(</text:span><text:span text:style-name="T5">신 혜</text:span><text:span text:style-name="T4">; </text:span><text:span text:style-name="T5">⾰</text:span><text:span text:style-name="T4">-</text:span><text:span text:style-name="T5">총</text:span><text:span text:style-name="T4">15</text:span><text:span text:style-name="T5">획</text:span><text:span text:style-name="T4">; xié)</text:span></text:p>
      <text:p text:style-name="P8">螺</text:p>
      <text:p text:style-name="P6"><text:span text:style-name="T4">(</text:span><text:span text:style-name="T5">소라 라</text:span><text:span text:style-name="T4">{</text:span><text:span text:style-name="T5">나</text:span><text:span text:style-name="T4">}; </text:span><text:span text:style-name="T5">⾍</text:span><text:span text:style-name="T4">-</text:span><text:span text:style-name="T5">총</text:span><text:span text:style-name="T4">17</text:span><text:span text:style-name="T5">획</text:span><text:span text:style-name="T4">; luó)</text:span></text:p>
      <text:p text:style-name="P8">奔</text:p>
      <text:p text:style-name="P6"><text:span text:style-name="T4">(</text:span><text:span text:style-name="T5">달릴 분</text:span><text:span text:style-name="T4">; </text:span><text:span text:style-name="T5">⼤</text:span><text:span text:style-name="T4">-</text:span><text:span text:style-name="T5">총</text:span><text:span text:style-name="T4">9</text:span><text:span text:style-name="T5">획</text:span><text:span text:style-name="T4">; bēn,bén,bèn)</text:span></text:p>
      <text:p text:style-name="P8">贡</text:p>
      <text:p text:style-name="P6"><text:span text:style-name="T4">(</text:span><text:span text:style-name="T5">바칠 공</text:span><text:span text:style-name="T4">; </text:span><text:span text:style-name="T5">⾙</text:span><text:span text:style-name="T4">-</text:span><text:span text:style-name="T5">총</text:span><text:span text:style-name="T4">7</text:span><text:span text:style-name="T5">획</text:span><text:span text:style-name="T4">; gòng)</text:span></text:p>
      <text:p text:style-name="P8">宜</text:p>
      <text:p text:style-name="P6"><text:span text:style-name="T4">(</text:span><text:span text:style-name="T5">마땅할 의</text:span><text:span text:style-name="T4">; </text:span><text:span text:style-name="T5">⼧</text:span><text:span text:style-name="T4">-</text:span><text:span text:style-name="T5">총</text:span><text:span text:style-name="T4">8</text:span><text:span text:style-name="T5">획</text:span><text:span text:style-name="T4">; yí)</text:span></text:p>
      <text:p text:style-name="P8">擦</text:p>
      <text:p text:style-name="P6"><text:span text:style-name="T4">(</text:span><text:span text:style-name="T5">비빌 찰</text:span><text:span text:style-name="T4">; </text:span><text:span text:style-name="T5">⼿</text:span><text:span text:style-name="T4">-</text:span><text:span text:style-name="T5">총</text:span><text:span text:style-name="T4">17</text:span><text:span text:style-name="T5">획</text:span><text:span text:style-name="T4">; cā)</text:span></text:p>
      <text:p text:style-name="P8">暖</text:p>
      <text:p text:style-name="P6"><text:span text:style-name="T4">(</text:span><text:span text:style-name="T5">따뜻할 난</text:span><text:span text:style-name="T4">; </text:span><text:span text:style-name="T5">⽇</text:span><text:span text:style-name="T4">-</text:span><text:span text:style-name="T5">총</text:span><text:span text:style-name="T4">13</text:span><text:span text:style-name="T5">획</text:span><text:span text:style-name="T4">; nuǎn)</text:span></text:p>
      <text:p text:style-name="P8">趣</text:p>
      <text:p text:style-name="P6"><text:span text:style-name="T4">(</text:span><text:span text:style-name="T5">달릴 취</text:span><text:span text:style-name="T4">; </text:span><text:span text:style-name="T5">⾛</text:span><text:span text:style-name="T4">-</text:span><text:span text:style-name="T5">총</text:span><text:span text:style-name="T4">15</text:span><text:span text:style-name="T5">획</text:span><text:span text:style-name="T4">; qù)</text:span></text:p>
      <text:p text:style-name="P8">润</text:p>
      <text:p text:style-name="P6"><text:span text:style-name="T4">(</text:span><text:span text:style-name="T5">윤택할 윤</text:span><text:span text:style-name="T4">; </text:span><text:span text:style-name="T5">⽔</text:span><text:span text:style-name="T4">-</text:span><text:span text:style-name="T5">총</text:span><text:span text:style-name="T4">10</text:span><text:span text:style-name="T5">획</text:span><text:span text:style-name="T4">; rùn)</text:span></text:p>
      <text:p text:style-name="P8">侧</text:p>
      <text:p text:style-name="P6"><text:span text:style-name="T4">(</text:span><text:span text:style-name="T5">곁 측</text:span><text:span text:style-name="T4">; </text:span><text:span text:style-name="T5">⼈</text:span><text:span text:style-name="T4">-</text:span><text:span text:style-name="T5">총</text:span><text:span text:style-name="T4">8</text:span><text:span text:style-name="T5">획</text:span><text:span text:style-name="T4">; cè)</text:span></text:p>
      <text:p text:style-name="P8">冒</text:p>
      <text:p text:style-name="P6"><text:span text:style-name="T4">(</text:span><text:span text:style-name="T5">무릅쓸 모</text:span><text:span text:style-name="T4">; </text:span><text:span text:style-name="T5">⼌</text:span><text:span text:style-name="T4">-</text:span><text:span text:style-name="T5">총</text:span><text:span text:style-name="T4">9</text:span><text:span text:style-name="T5">획</text:span><text:span text:style-name="T4">; mào,mò)</text:span></text:p>
      <text:p text:style-name="P8">猛</text:p>
      <text:p text:style-name="P6"><text:soft-page-break/><text:span text:style-name="T4">(</text:span><text:span text:style-name="T5">사나울 맹</text:span><text:span text:style-name="T4">; </text:span><text:span text:style-name="T5">⽝</text:span><text:span text:style-name="T4">-</text:span><text:span text:style-name="T5">총</text:span><text:span text:style-name="T4">11</text:span><text:span text:style-name="T5">획</text:span><text:span text:style-name="T4">; měng)</text:span></text:p>
      <text:p text:style-name="P8">跡</text:p>
      <text:p text:style-name="P6"><text:span text:style-name="T4">(</text:span><text:span text:style-name="T5">자취 적</text:span><text:span text:style-name="T4">; </text:span><text:span text:style-name="T5">⾜</text:span><text:span text:style-name="T4">-</text:span><text:span text:style-name="T5">총</text:span><text:span text:style-name="T4">13</text:span><text:span text:style-name="T5">획</text:span><text:span text:style-name="T4">; jī)</text:span></text:p>
      <text:p text:style-name="P8">骂</text:p>
      <text:p text:style-name="P6"><text:span text:style-name="T4">(</text:span><text:span text:style-name="T5">매</text:span><text:span text:style-name="T4">; </text:span><text:span text:style-name="T5">⾺</text:span><text:span text:style-name="T4">-</text:span><text:span text:style-name="T5">총</text:span><text:span text:style-name="T4">9</text:span><text:span text:style-name="T5">획</text:span><text:span text:style-name="T4">; mà)</text:span></text:p>
      <text:p text:style-name="P8">旱</text:p>
      <text:p text:style-name="P6"><text:span text:style-name="T4">(</text:span><text:span text:style-name="T5">가물 한</text:span><text:span text:style-name="T4">; </text:span><text:span text:style-name="T5">⽇</text:span><text:span text:style-name="T4">-</text:span><text:span text:style-name="T5">총</text:span><text:span text:style-name="T4">7</text:span><text:span text:style-name="T5">획</text:span><text:span text:style-name="T4">; hàn)</text:span></text:p>
      <text:p text:style-name="P8">豆</text:p>
      <text:p text:style-name="P6"><text:span text:style-name="T4">(</text:span><text:span text:style-name="T5">콩 두</text:span><text:span text:style-name="T4">; </text:span><text:span text:style-name="T5">⾖</text:span><text:span text:style-name="T4">-</text:span><text:span text:style-name="T5">총</text:span><text:span text:style-name="T4">7</text:span><text:span text:style-name="T5">획</text:span><text:span text:style-name="T4">; dòu)</text:span></text:p>
      <text:p text:style-name="P8">帽</text:p>
      <text:p text:style-name="P6"><text:span text:style-name="T4">(</text:span><text:span text:style-name="T5">모자 모</text:span><text:span text:style-name="T4">; </text:span><text:span text:style-name="T5">⼱</text:span><text:span text:style-name="T4">-</text:span><text:span text:style-name="T5">총</text:span><text:span text:style-name="T4">12</text:span><text:span text:style-name="T5">획</text:span><text:span text:style-name="T4">; mào)</text:span></text:p>
      <text:p text:style-name="P8">爬</text:p>
      <text:p text:style-name="P6"><text:span text:style-name="T4">(</text:span><text:span text:style-name="T5">긁을 파</text:span><text:span text:style-name="T4">; </text:span><text:span text:style-name="T5">⽖</text:span><text:span text:style-name="T4">-</text:span><text:span text:style-name="T5">총</text:span><text:span text:style-name="T4">8</text:span><text:span text:style-name="T5">획</text:span><text:span text:style-name="T4">; pá)</text:span></text:p>
      <text:p text:style-name="P8">迟</text:p>
      <text:p text:style-name="P6"><text:span text:style-name="T4">(</text:span><text:span text:style-name="T5">더딜 지</text:span><text:span text:style-name="T4">; </text:span><text:span text:style-name="T5">⾡</text:span><text:span text:style-name="T4">-</text:span><text:span text:style-name="T5">총</text:span><text:span text:style-name="T4">8</text:span><text:span text:style-name="T5">획</text:span><text:span text:style-name="T4">; chí)</text:span></text:p>
      <text:p text:style-name="P8">饮</text:p>
      <text:p text:style-name="P6"><text:span text:style-name="T4">(</text:span><text:span text:style-name="T5">마실 음</text:span><text:span text:style-name="T4">; </text:span><text:span text:style-name="T5">⾷</text:span><text:span text:style-name="T4">-</text:span><text:span text:style-name="T5">총</text:span><text:span text:style-name="T4">7</text:span><text:span text:style-name="T5">획</text:span><text:span text:style-name="T4">; yǐn,yìn)</text:span></text:p>
      <text:p text:style-name="P8">巧</text:p>
      <text:p text:style-name="P6"><text:span text:style-name="T4">(</text:span><text:span text:style-name="T5">공교할 교</text:span><text:span text:style-name="T4">; </text:span><text:span text:style-name="T5">⼯</text:span><text:span text:style-name="T4">-</text:span><text:span text:style-name="T5">총</text:span><text:span text:style-name="T4">5</text:span><text:span text:style-name="T5">획</text:span><text:span text:style-name="T4">; qiǎo)</text:span></text:p>
      <text:p text:style-name="P8">乌</text:p>
      <text:p text:style-name="P6"><text:span text:style-name="T4">(</text:span><text:span text:style-name="T5">새 오</text:span><text:span text:style-name="T4">; </text:span><text:span text:style-name="T5">⼃</text:span><text:span text:style-name="T4">-</text:span><text:span text:style-name="T5">총</text:span><text:span text:style-name="T4">4</text:span><text:span text:style-name="T5">획</text:span><text:span text:style-name="T4">; wū)</text:span></text:p>
      <text:p text:style-name="P8">鬼</text:p>
      <text:p text:style-name="P6"><text:span text:style-name="T4">(</text:span><text:span text:style-name="T5">귀신 귀</text:span><text:span text:style-name="T4">; </text:span><text:span text:style-name="T5">⿁</text:span><text:span text:style-name="T4">-</text:span><text:span text:style-name="T5">총</text:span><text:span text:style-name="T4">10</text:span><text:span text:style-name="T5">획</text:span><text:span text:style-name="T4">; guǐ)</text:span></text:p>
      <text:p text:style-name="P8">释</text:p>
      <text:p text:style-name="P6"><text:span text:style-name="T4">(</text:span><text:span text:style-name="T5">해석할 석</text:span><text:span text:style-name="T4">; </text:span><text:span text:style-name="T5">⾤</text:span><text:span text:style-name="T4">-</text:span><text:span text:style-name="T5">총</text:span><text:span text:style-name="T4">12</text:span><text:span text:style-name="T5">획</text:span><text:span text:style-name="T4">; shì)</text:span></text:p>
      <text:p text:style-name="P8">寄</text:p>
      <text:p text:style-name="P6"><text:span text:style-name="T4">(</text:span><text:span text:style-name="T5">부칠 기</text:span><text:span text:style-name="T4">; </text:span><text:span text:style-name="T5">⼧</text:span><text:span text:style-name="T4">-</text:span><text:span text:style-name="T5">총</text:span><text:span text:style-name="T4">11</text:span><text:span text:style-name="T5">획</text:span><text:span text:style-name="T4">; jì)</text:span></text:p>
      <text:p text:style-name="P8">仪</text:p>
      <text:p text:style-name="P6"><text:span text:style-name="T4">(</text:span><text:span text:style-name="T5">모양 의</text:span><text:span text:style-name="T4">; </text:span><text:span text:style-name="T5">⼈</text:span><text:span text:style-name="T4">-</text:span><text:span text:style-name="T5">총</text:span><text:span text:style-name="T4">5</text:span><text:span text:style-name="T5">획</text:span><text:span text:style-name="T4">; yí)</text:span></text:p>
      <text:p text:style-name="P8">慌</text:p>
      <text:p text:style-name="P6"><text:span text:style-name="T4">(</text:span><text:span text:style-name="T5">어렴풋할 황</text:span><text:span text:style-name="T4">; </text:span><text:span text:style-name="T5">⼼</text:span><text:span text:style-name="T4">-</text:span><text:span text:style-name="T5">총</text:span><text:span text:style-name="T4">13</text:span><text:span text:style-name="T5">획</text:span><text:span text:style-name="T4">; huāng)</text:span></text:p>
      <text:p text:style-name="P8">悟</text:p>
      <text:p text:style-name="P6"><text:span text:style-name="T4">(</text:span><text:span text:style-name="T5">깨달을 오</text:span><text:span text:style-name="T4">; </text:span><text:span text:style-name="T5">⼼</text:span><text:span text:style-name="T4">-</text:span><text:span text:style-name="T5">총</text:span><text:span text:style-name="T4">10</text:span><text:span text:style-name="T5">획</text:span><text:span text:style-name="T4">; wù)</text:span></text:p>
      <text:p text:style-name="P8">甘</text:p>
      <text:p text:style-name="P6"><text:span text:style-name="T4">(</text:span><text:span text:style-name="T5">달 감</text:span><text:span text:style-name="T4">; </text:span><text:span text:style-name="T5">⽢</text:span><text:span text:style-name="T4">-</text:span><text:span text:style-name="T5">총</text:span><text:span text:style-name="T4">5</text:span><text:span text:style-name="T5">획</text:span><text:span text:style-name="T4">; gān)</text:span></text:p>
      <text:p text:style-name="P8">壤</text:p>
      <text:p text:style-name="P6"><text:span text:style-name="T4">(</text:span><text:span text:style-name="T5">흙 양</text:span><text:span text:style-name="T4">; </text:span><text:span text:style-name="T5">⼟</text:span><text:span text:style-name="T4">-</text:span><text:span text:style-name="T5">총</text:span><text:span text:style-name="T4">20</text:span><text:span text:style-name="T5">획</text:span><text:span text:style-name="T4">; rǎng)</text:span></text:p>
      <text:p text:style-name="P8">诚</text:p>
      <text:p text:style-name="P6"><text:span text:style-name="T4">(</text:span><text:span text:style-name="T5">정성 성</text:span><text:span text:style-name="T4">; </text:span><text:span text:style-name="T5">⾔</text:span><text:span text:style-name="T4">-</text:span><text:span text:style-name="T5">총</text:span><text:span text:style-name="T4">8</text:span><text:span text:style-name="T5">획</text:span><text:span text:style-name="T4">; chéng)</text:span></text:p>
      <text:p text:style-name="P8">淡</text:p>
      <text:p text:style-name="P6"><text:span text:style-name="T4">(</text:span><text:span text:style-name="T5">묽을 담</text:span><text:span text:style-name="T4">; </text:span><text:span text:style-name="T5">⽔</text:span><text:span text:style-name="T4">-</text:span><text:span text:style-name="T5">총</text:span><text:span text:style-name="T4">11</text:span><text:span text:style-name="T5">획</text:span><text:span text:style-name="T4">; dàn)</text:span></text:p>
      <text:p text:style-name="P8">冠</text:p>
      <text:p text:style-name="P6"><text:span text:style-name="T4">(</text:span><text:span text:style-name="T5">갓 관</text:span><text:span text:style-name="T4">; </text:span><text:span text:style-name="T5">⼍</text:span><text:span text:style-name="T4">-</text:span><text:span text:style-name="T5">총</text:span><text:span text:style-name="T4">9</text:span><text:span text:style-name="T5">획</text:span><text:span text:style-name="T4">; guān,guàn)</text:span></text:p>
      <text:p text:style-name="P8">沈</text:p>
      <text:p text:style-name="P6"><text:span text:style-name="T4">(</text:span><text:span text:style-name="T5">가라앉을 침</text:span><text:span text:style-name="T4">; </text:span><text:span text:style-name="T5">⽔</text:span><text:span text:style-name="T4">-</text:span><text:span text:style-name="T5">총</text:span><text:span text:style-name="T4">7</text:span><text:span text:style-name="T5">획</text:span><text:span text:style-name="T4">; shěn,shén)</text:span></text:p>
      <text:p text:style-name="P8">梦</text:p>
      <text:p text:style-name="P6"><text:span text:style-name="T4">(</text:span><text:span text:style-name="T5">꿈 몽</text:span><text:span text:style-name="T4">; </text:span><text:span text:style-name="T5">⽊</text:span><text:span text:style-name="T4">-</text:span><text:span text:style-name="T5">총</text:span><text:span text:style-name="T4">11</text:span><text:span text:style-name="T5">획</text:span><text:span text:style-name="T4">; mèng)</text:span></text:p>
      <text:p text:style-name="P8">荷</text:p>
      <text:p text:style-name="P6"><text:span text:style-name="T4">(</text:span><text:span text:style-name="T5">연 하</text:span><text:span text:style-name="T4">; </text:span><text:span text:style-name="T5">⾋</text:span><text:span text:style-name="T4">-</text:span><text:span text:style-name="T5">총</text:span><text:span text:style-name="T4">11</text:span><text:span text:style-name="T5">획</text:span><text:span text:style-name="T4">; hé,hè)</text:span></text:p>
      <text:p text:style-name="P8">页</text:p>
      <text:p text:style-name="P6"><text:span text:style-name="T4">(</text:span><text:span text:style-name="T5">머리 혈</text:span><text:span text:style-name="T4">; </text:span><text:span text:style-name="T5">⾴</text:span><text:span text:style-name="T4">-</text:span><text:span text:style-name="T5">총</text:span><text:span text:style-name="T4">6</text:span><text:span text:style-name="T5">획</text:span><text:span text:style-name="T4">; yè)</text:span></text:p>
      <text:p text:style-name="P8">丈</text:p>
      <text:p text:style-name="P6"><text:soft-page-break/><text:span text:style-name="T4">(</text:span><text:span text:style-name="T5">어른 장</text:span><text:span text:style-name="T4">; </text:span><text:span text:style-name="T5">⼀</text:span><text:span text:style-name="T4">-</text:span><text:span text:style-name="T5">총</text:span><text:span text:style-name="T4">3</text:span><text:span text:style-name="T5">획</text:span><text:span text:style-name="T4">; zhàng)</text:span></text:p>
      <text:p text:style-name="P8">伍</text:p>
      <text:p text:style-name="P6"><text:span text:style-name="T4">(</text:span><text:span text:style-name="T5">대오 오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wǔ)</text:span></text:p>
      <text:p text:style-name="P8">懂</text:p>
      <text:p text:style-name="P6"><text:span text:style-name="T4">(</text:span><text:span text:style-name="T5">심란할 동</text:span><text:span text:style-name="T4">; </text:span><text:span text:style-name="T5">⼼</text:span><text:span text:style-name="T4">-</text:span><text:span text:style-name="T5">총</text:span><text:span text:style-name="T4">16</text:span><text:span text:style-name="T5">획</text:span><text:span text:style-name="T4">; dǒng)</text:span></text:p>
      <text:p text:style-name="P8">祥</text:p>
      <text:p text:style-name="P6"><text:span text:style-name="T4">(</text:span><text:span text:style-name="T5">상서로울 상</text:span><text:span text:style-name="T4">; </text:span><text:span text:style-name="T5">⽰</text:span><text:span text:style-name="T4">-</text:span><text:span text:style-name="T5">총</text:span><text:span text:style-name="T4">11</text:span><text:span text:style-name="T5">획</text:span><text:span text:style-name="T4">; xiáng)</text:span></text:p>
      <text:p text:style-name="P8">爆</text:p>
      <text:p text:style-name="P6"><text:span text:style-name="T4">(</text:span><text:span text:style-name="T5">터질 폭</text:span><text:span text:style-name="T4">; </text:span><text:span text:style-name="T5">⽕</text:span><text:span text:style-name="T4">-</text:span><text:span text:style-name="T5">총</text:span><text:span text:style-name="T4">19</text:span><text:span text:style-name="T5">획</text:span><text:span text:style-name="T4">; bào)</text:span></text:p>
      <text:p text:style-name="P8">厅</text:p>
      <text:p text:style-name="P6"><text:span text:style-name="T4">(</text:span><text:span text:style-name="T5">관청 청</text:span><text:span text:style-name="T4">; </text:span><text:span text:style-name="T5">⼚</text:span><text:span text:style-name="T4">-</text:span><text:span text:style-name="T5">총</text:span><text:span text:style-name="T4">4</text:span><text:span text:style-name="T5">획</text:span><text:span text:style-name="T4">; tīng)</text:span></text:p>
      <text:p text:style-name="P8">碗</text:p>
      <text:p text:style-name="P6"><text:span text:style-name="T4">(</text:span><text:span text:style-name="T5">주발 완</text:span><text:span text:style-name="T4">; </text:span><text:span text:style-name="T5">⽯</text:span><text:span text:style-name="T4">-</text:span><text:span text:style-name="T5">총</text:span><text:span text:style-name="T4">13</text:span><text:span text:style-name="T5">획</text:span><text:span text:style-name="T4">; wǎn)</text:span></text:p>
      <text:p text:style-name="P8">滚</text:p>
      <text:p text:style-name="P6"><text:span text:style-name="T4">(</text:span><text:span text:style-name="T5">흐를 곤</text:span><text:span text:style-name="T4">; </text:span><text:span text:style-name="T5">⽔</text:span><text:span text:style-name="T4">-</text:span><text:span text:style-name="T5">총</text:span><text:span text:style-name="T4">13</text:span><text:span text:style-name="T5">획</text:span><text:span text:style-name="T4">; gǔn)</text:span></text:p>
      <text:p text:style-name="P8">授</text:p>
      <text:p text:style-name="P6"><text:span text:style-name="T4">(</text:span><text:span text:style-name="T5">줄 수</text:span><text:span text:style-name="T4">; </text:span><text:span text:style-name="T5">⼿</text:span><text:span text:style-name="T4">-</text:span><text:span text:style-name="T5">총</text:span><text:span text:style-name="T4">11</text:span><text:span text:style-name="T5">획</text:span><text:span text:style-name="T4">; shòu)</text:span></text:p>
      <text:p text:style-name="P8">玻</text:p>
      <text:p text:style-name="P6"><text:span text:style-name="T4">(</text:span><text:span text:style-name="T5">유리 파</text:span><text:span text:style-name="T4">; </text:span><text:span text:style-name="T5">⽟</text:span><text:span text:style-name="T4">-</text:span><text:span text:style-name="T5">총</text:span><text:span text:style-name="T4">9</text:span><text:span text:style-name="T5">획</text:span><text:span text:style-name="T4">; bō)</text:span></text:p>
      <text:p text:style-name="P8">奉</text:p>
      <text:p text:style-name="P6"><text:span text:style-name="T4">(</text:span><text:span text:style-name="T5">받들 봉</text:span><text:span text:style-name="T4">; </text:span><text:span text:style-name="T5">⼤</text:span><text:span text:style-name="T4">-</text:span><text:span text:style-name="T5">총</text:span><text:span text:style-name="T4">8</text:span><text:span text:style-name="T5">획</text:span><text:span text:style-name="T4">; fèng)</text:span></text:p>
      <text:p text:style-name="P8">捕</text:p>
      <text:p text:style-name="P6"><text:span text:style-name="T4">(</text:span><text:span text:style-name="T5">사로잡을 포</text:span><text:span text:style-name="T4">; </text:span><text:span text:style-name="T5">⼿</text:span><text:span text:style-name="T4">-</text:span><text:span text:style-name="T5">총</text:span><text:span text:style-name="T4">10</text:span><text:span text:style-name="T5">획</text:span><text:span text:style-name="T4">; bǔ,bù)</text:span></text:p>
      <text:p text:style-name="P8">乏</text:p>
      <text:p text:style-name="P6"><text:span text:style-name="T4">(</text:span><text:span text:style-name="T5">가난할 핍</text:span><text:span text:style-name="T4">; </text:span><text:span text:style-name="T5">⼃</text:span><text:span text:style-name="T4">-</text:span><text:span text:style-name="T5">총</text:span><text:span text:style-name="T4">5</text:span><text:span text:style-name="T5">획</text:span><text:span text:style-name="T4">; fá)</text:span></text:p>
      <text:p text:style-name="P8">扎</text:p>
      <text:p text:style-name="P6"><text:span text:style-name="T4">(</text:span><text:span text:style-name="T5">뺄 찰</text:span><text:span text:style-name="T4">; </text:span><text:span text:style-name="T5">⼿</text:span><text:span text:style-name="T4">-</text:span><text:span text:style-name="T5">총</text:span><text:span text:style-name="T4">4</text:span><text:span text:style-name="T5">획</text:span><text:span text:style-name="T4">; zhá,zā,zhā)</text:span></text:p>
      <text:p text:style-name="P8">墨</text:p>
      <text:p text:style-name="P6"><text:span text:style-name="T4">(</text:span><text:span text:style-name="T5">먹 묵</text:span><text:span text:style-name="T4">; </text:span><text:span text:style-name="T5">⼟</text:span><text:span text:style-name="T4">-</text:span><text:span text:style-name="T5">총</text:span><text:span text:style-name="T4">15</text:span><text:span text:style-name="T5">획</text:span><text:span text:style-name="T4">; mò)</text:span></text:p>
      <text:p text:style-name="P8">词</text:p>
      <text:p text:style-name="P6"><text:span text:style-name="T4">(</text:span><text:span text:style-name="T5">말씀 사</text:span><text:span text:style-name="T4">; </text:span><text:span text:style-name="T5">⾔</text:span><text:span text:style-name="T4">-</text:span><text:span text:style-name="T5">총</text:span><text:span text:style-name="T4">7</text:span><text:span text:style-name="T5">획</text:span><text:span text:style-name="T4">; cí)</text:span></text:p>
      <text:p text:style-name="P8">夹</text:p>
      <text:p text:style-name="P6"><text:span text:style-name="T4">(</text:span><text:span text:style-name="T5">낄 협</text:span><text:span text:style-name="T4">; </text:span><text:span text:style-name="T5">⼤</text:span><text:span text:style-name="T4">-</text:span><text:span text:style-name="T5">총</text:span><text:span text:style-name="T4">6</text:span><text:span text:style-name="T5">획</text:span><text:span text:style-name="T4">; jiā,jiá,gā)</text:span></text:p>
      <text:p text:style-name="P8">摄</text:p>
      <text:p text:style-name="P6"><text:span text:style-name="T4">(</text:span><text:span text:style-name="T5">몰아 잡을 섭</text:span><text:span text:style-name="T4">; </text:span><text:span text:style-name="T5">⼿</text:span><text:span text:style-name="T4">-</text:span><text:span text:style-name="T5">총</text:span><text:span text:style-name="T4">13</text:span><text:span text:style-name="T5">획</text:span><text:span text:style-name="T4">; shè)</text:span></text:p>
      <text:p text:style-name="P8">仙</text:p>
      <text:p text:style-name="P6"><text:span text:style-name="T4">(</text:span><text:span text:style-name="T5">신선 선</text:span><text:span text:style-name="T4">; </text:span><text:span text:style-name="T5">⼈</text:span><text:span text:style-name="T4">-</text:span><text:span text:style-name="T5">총</text:span><text:span text:style-name="T4">5</text:span><text:span text:style-name="T5">획</text:span><text:span text:style-name="T4">; xiān)</text:span></text:p>
      <text:p text:style-name="P8">艰</text:p>
      <text:p text:style-name="P6"><text:span text:style-name="T4">(</text:span><text:span text:style-name="T5">어려울 간</text:span><text:span text:style-name="T4">; </text:span><text:span text:style-name="T5">⾉</text:span><text:span text:style-name="T4">-</text:span><text:span text:style-name="T5">총</text:span><text:span text:style-name="T4">8</text:span><text:span text:style-name="T5">획</text:span><text:span text:style-name="T4">; jiān)</text:span></text:p>
      <text:p text:style-name="P8">秘</text:p>
      <text:p text:style-name="P6"><text:span text:style-name="T4">(</text:span><text:span text:style-name="T5">숨길 비</text:span><text:span text:style-name="T4">; </text:span><text:span text:style-name="T5">⽲</text:span><text:span text:style-name="T4">-</text:span><text:span text:style-name="T5">총</text:span><text:span text:style-name="T4">10</text:span><text:span text:style-name="T5">획</text:span><text:span text:style-name="T4">; mì,bì)</text:span></text:p>
      <text:p text:style-name="P8">泻</text:p>
      <text:p text:style-name="P6"><text:span text:style-name="T4">(</text:span><text:span text:style-name="T5">쏟을 사</text:span><text:span text:style-name="T4">; </text:span><text:span text:style-name="T5">⽔</text:span><text:span text:style-name="T4">-</text:span><text:span text:style-name="T5">총</text:span><text:span text:style-name="T4">8</text:span><text:span text:style-name="T5">획</text:span><text:span text:style-name="T4">; xiè)</text:span></text:p>
      <text:p text:style-name="P8">倘</text:p>
      <text:p text:style-name="P6"><text:span text:style-name="T4">(</text:span><text:span text:style-name="T5">혹시 당</text:span><text:span text:style-name="T4">; </text:span><text:span text:style-name="T5">⼈</text:span><text:span text:style-name="T4">-</text:span><text:span text:style-name="T5">총</text:span><text:span text:style-name="T4">10</text:span><text:span text:style-name="T5">획</text:span><text:span text:style-name="T4">; tǎng,chǎng)</text:span></text:p>
      <text:p text:style-name="P8">婆</text:p>
      <text:p text:style-name="P6"><text:span text:style-name="T4">(</text:span><text:span text:style-name="T5">할미 파</text:span><text:span text:style-name="T4">; </text:span><text:span text:style-name="T5">⼥</text:span><text:span text:style-name="T4">-</text:span><text:span text:style-name="T5">총</text:span><text:span text:style-name="T4">11</text:span><text:span text:style-name="T5">획</text:span><text:span text:style-name="T4">; pó)</text:span></text:p>
      <text:p text:style-name="P8">唤</text:p>
      <text:p text:style-name="P6"><text:span text:style-name="T4">(</text:span><text:span text:style-name="T5">부를 환</text:span><text:span text:style-name="T4">; </text:span><text:span text:style-name="T5">⼝</text:span><text:span text:style-name="T4">-</text:span><text:span text:style-name="T5">총</text:span><text:span text:style-name="T4">10</text:span><text:span text:style-name="T5">획</text:span><text:span text:style-name="T4">; huàn)</text:span></text:p>
      <text:p text:style-name="P8">垂</text:p>
      <text:p text:style-name="P6"><text:span text:style-name="T4">(</text:span><text:span text:style-name="T5">드리울 수</text:span><text:span text:style-name="T4">; </text:span><text:span text:style-name="T5">⼟</text:span><text:span text:style-name="T4">-</text:span><text:span text:style-name="T5">총</text:span><text:span text:style-name="T4">8</text:span><text:span text:style-name="T5">획</text:span><text:span text:style-name="T4">; chuí)</text:span></text:p>
      <text:p text:style-name="P8">愁</text:p>
      <text:p text:style-name="P6"><text:soft-page-break/><text:span text:style-name="T4">(</text:span><text:span text:style-name="T5">시름 수</text:span><text:span text:style-name="T4">; </text:span><text:span text:style-name="T5">⼼</text:span><text:span text:style-name="T4">-</text:span><text:span text:style-name="T5">총</text:span><text:span text:style-name="T4">13</text:span><text:span text:style-name="T5">획</text:span><text:span text:style-name="T4">; chóu)</text:span></text:p>
      <text:p text:style-name="P8">喷</text:p>
      <text:p text:style-name="P6"><text:span text:style-name="T4">(</text:span><text:span text:style-name="T5">뿜을 분</text:span><text:span text:style-name="T4">; </text:span><text:span text:style-name="T5">⼝</text:span><text:span text:style-name="T4">-</text:span><text:span text:style-name="T5">총</text:span><text:span text:style-name="T4">12</text:span><text:span text:style-name="T5">획</text:span><text:span text:style-name="T4">; pēn,pèn,pėn)</text:span></text:p>
      <text:p text:style-name="P8">煉</text:p>
      <text:p text:style-name="P6"><text:span text:style-name="T4">(</text:span><text:span text:style-name="T5">불릴 련</text:span><text:span text:style-name="T4">{</text:span><text:span text:style-name="T5">연</text:span><text:span text:style-name="T4">}; </text:span><text:span text:style-name="T5">⽕</text:span><text:span text:style-name="T4">-</text:span><text:span text:style-name="T5">총</text:span><text:span text:style-name="T4">13</text:span><text:span text:style-name="T5">획</text:span><text:span text:style-name="T4">; liàn)</text:span></text:p>
      <text:p text:style-name="P8">糊</text:p>
      <text:p text:style-name="P6"><text:span text:style-name="T4">(</text:span><text:span text:style-name="T5">풀 호</text:span><text:span text:style-name="T4">; </text:span><text:span text:style-name="T5">⽶</text:span><text:span text:style-name="T4">-</text:span><text:span text:style-name="T5">총</text:span><text:span text:style-name="T4">15</text:span><text:span text:style-name="T5">획</text:span><text:span text:style-name="T4">; hú,hū,hù)</text:span></text:p>
      <text:p text:style-name="P8">涂</text:p>
      <text:p text:style-name="P6"><text:span text:style-name="T4">(</text:span><text:span text:style-name="T5">도랑 도</text:span><text:span text:style-name="T4">; </text:span><text:span text:style-name="T5">⽔</text:span><text:span text:style-name="T4">-</text:span><text:span text:style-name="T5">총</text:span><text:span text:style-name="T4">10</text:span><text:span text:style-name="T5">획</text:span><text:span text:style-name="T4">; tú)</text:span></text:p>
      <text:p text:style-name="P8">叹</text:p>
      <text:p text:style-name="P6"><text:span text:style-name="T4">(</text:span><text:span text:style-name="T5">또 우</text:span><text:span text:style-name="T4">; </text:span><text:span text:style-name="T5">⼝</text:span><text:span text:style-name="T4">-</text:span><text:span text:style-name="T5">총</text:span><text:span text:style-name="T4">5</text:span><text:span text:style-name="T5">획</text:span><text:span text:style-name="T4">; tàn)</text:span></text:p>
      <text:p text:style-name="P8">丁</text:p>
      <text:p text:style-name="P6"><text:span text:style-name="T4">(</text:span><text:span text:style-name="T5">넷째 천간 정</text:span><text:span text:style-name="T4">; </text:span><text:span text:style-name="T5">⼀</text:span><text:span text:style-name="T4">-</text:span><text:span text:style-name="T5">총</text:span><text:span text:style-name="T4">2</text:span><text:span text:style-name="T5">획</text:span><text:span text:style-name="T4">; dīng,zhēng)</text:span></text:p>
      <text:p text:style-name="P8">壳</text:p>
      <text:p text:style-name="P6"><text:span text:style-name="T4">(</text:span><text:span text:style-name="T5">껍질 각</text:span><text:span text:style-name="T4">; </text:span><text:span text:style-name="T5">⼠</text:span><text:span text:style-name="T4">-</text:span><text:span text:style-name="T5">총</text:span><text:span text:style-name="T4">8</text:span><text:span text:style-name="T5">획</text:span><text:span text:style-name="T4">; ké,qiào)</text:span></text:p>
      <text:p text:style-name="P8">泰</text:p>
      <text:p text:style-name="P6"><text:span text:style-name="T4">(</text:span><text:span text:style-name="T5">클 태</text:span><text:span text:style-name="T4">; </text:span><text:span text:style-name="T5">⽔</text:span><text:span text:style-name="T4">-</text:span><text:span text:style-name="T5">총</text:span><text:span text:style-name="T4">10</text:span><text:span text:style-name="T5">획</text:span><text:span text:style-name="T4">; tài)</text:span></text:p>
      <text:p text:style-name="P8">鸣</text:p>
      <text:p text:style-name="P6"><text:span text:style-name="T4">(</text:span><text:span text:style-name="T5">울 명</text:span><text:span text:style-name="T4">; </text:span><text:span text:style-name="T5">⿃</text:span><text:span text:style-name="T4">-</text:span><text:span text:style-name="T5">총</text:span><text:span text:style-name="T4">8</text:span><text:span text:style-name="T5">획</text:span><text:span text:style-name="T4">; míng)</text:span></text:p>
      <text:p text:style-name="P8">予</text:p>
      <text:p text:style-name="P6"><text:span text:style-name="T4">(</text:span><text:span text:style-name="T5">나 여</text:span><text:span text:style-name="T4">; </text:span><text:span text:style-name="T5">⼅</text:span><text:span text:style-name="T4">-</text:span><text:span text:style-name="T5">총</text:span><text:span text:style-name="T4">4</text:span><text:span text:style-name="T5">획</text:span><text:span text:style-name="T4">; yú,yǔ)</text:span></text:p>
      <text:p text:style-name="P8">倾</text:p>
      <text:p text:style-name="P6"><text:span text:style-name="T4">(</text:span><text:span text:style-name="T5">기울어질 경</text:span><text:span text:style-name="T4">; </text:span><text:span text:style-name="T5">⼈</text:span><text:span text:style-name="T4">-</text:span><text:span text:style-name="T5">총</text:span><text:span text:style-name="T4">10</text:span><text:span text:style-name="T5">획</text:span><text:span text:style-name="T4">; qīng)</text:span></text:p>
      <text:p text:style-name="P8">贺</text:p>
      <text:p text:style-name="P6"><text:span text:style-name="T4">(</text:span><text:span text:style-name="T5">하례 하</text:span><text:span text:style-name="T4">; </text:span><text:span text:style-name="T5">⾙</text:span><text:span text:style-name="T4">-</text:span><text:span text:style-name="T5">총</text:span><text:span text:style-name="T4">9</text:span><text:span text:style-name="T5">획</text:span><text:span text:style-name="T4">; hè)</text:span></text:p>
      <text:p text:style-name="P8">舍</text:p>
      <text:p text:style-name="P6"><text:span text:style-name="T4">(</text:span><text:span text:style-name="T5">집 사</text:span><text:span text:style-name="T4">; </text:span><text:span text:style-name="T5">⾆</text:span><text:span text:style-name="T4">-</text:span><text:span text:style-name="T5">총</text:span><text:span text:style-name="T4">8</text:span><text:span text:style-name="T5">획</text:span><text:span text:style-name="T4">; shè,shě)</text:span></text:p>
      <text:p text:style-name="P8">虑</text:p>
      <text:p text:style-name="P6"><text:span text:style-name="T4">(</text:span><text:span text:style-name="T5">근심하는 모양 필</text:span><text:span text:style-name="T4">; </text:span><text:span text:style-name="T5">⾌</text:span><text:span text:style-name="T4">-</text:span><text:span text:style-name="T5">총</text:span><text:span text:style-name="T4">10</text:span><text:span text:style-name="T5">획</text:span><text:span text:style-name="T4">; lù:)</text:span></text:p>
      <text:p text:style-name="P8">秀</text:p>
      <text:p text:style-name="P6"><text:span text:style-name="T4">(</text:span><text:span text:style-name="T5">빼어날 수</text:span><text:span text:style-name="T4">; </text:span><text:span text:style-name="T5">⽲</text:span><text:span text:style-name="T4">-</text:span><text:span text:style-name="T5">총</text:span><text:span text:style-name="T4">7</text:span><text:span text:style-name="T5">획</text:span><text:span text:style-name="T4">; xiù)</text:span></text:p>
      <text:p text:style-name="P8">朗</text:p>
      <text:p text:style-name="P6"><text:span text:style-name="T4">(</text:span><text:span text:style-name="T5">밝을 랑</text:span><text:span text:style-name="T4">{</text:span><text:span text:style-name="T5">낭</text:span><text:span text:style-name="T4">}; </text:span><text:span text:style-name="T5">⽉</text:span><text:span text:style-name="T4">-</text:span><text:span text:style-name="T5">총</text:span><text:span text:style-name="T4">11</text:span><text:span text:style-name="T5">획</text:span><text:span text:style-name="T4">; lǎng)</text:span></text:p>
      <text:p text:style-name="P8">售</text:p>
      <text:p text:style-name="P6"><text:span text:style-name="T4">(</text:span><text:span text:style-name="T5">팔 수</text:span><text:span text:style-name="T4">; </text:span><text:span text:style-name="T5">⼝</text:span><text:span text:style-name="T4">-</text:span><text:span text:style-name="T5">총</text:span><text:span text:style-name="T4">11</text:span><text:span text:style-name="T5">획</text:span><text:span text:style-name="T4">; shòu)</text:span></text:p>
      <text:p text:style-name="P8">腿</text:p>
      <text:p text:style-name="P6"><text:span text:style-name="T4">(</text:span><text:span text:style-name="T5">넓적다리 퇴</text:span><text:span text:style-name="T4">; </text:span><text:span text:style-name="T5">⾁</text:span><text:span text:style-name="T4">-</text:span><text:span text:style-name="T5">총</text:span><text:span text:style-name="T4">14</text:span><text:span text:style-name="T5">획</text:span><text:span text:style-name="T4">; tuǐ)</text:span></text:p>
      <text:p text:style-name="P8">妄</text:p>
      <text:p text:style-name="P6"><text:span text:style-name="T4">(</text:span><text:span text:style-name="T5">허망할 망</text:span><text:span text:style-name="T4">; </text:span><text:span text:style-name="T5">⼥</text:span><text:span text:style-name="T4">-</text:span><text:span text:style-name="T5">총</text:span><text:span text:style-name="T4">6</text:span><text:span text:style-name="T5">획</text:span><text:span text:style-name="T4">; wàng)</text:span></text:p>
      <text:p text:style-name="P8">稍</text:p>
      <text:p text:style-name="P6"><text:span text:style-name="T4">(</text:span><text:span text:style-name="T5">벼 줄기 끝 초</text:span><text:span text:style-name="T4">; </text:span><text:span text:style-name="T5">⽲</text:span><text:span text:style-name="T4">-</text:span><text:span text:style-name="T5">총</text:span><text:span text:style-name="T4">12</text:span><text:span text:style-name="T5">획</text:span><text:span text:style-name="T4">; shāo,shào)</text:span></text:p>
      <text:p text:style-name="P8">奥</text:p>
      <text:p text:style-name="P6"><text:span text:style-name="T4">(</text:span><text:span text:style-name="T5">오만할 오</text:span><text:span text:style-name="T4">; </text:span><text:span text:style-name="T5">⼤</text:span><text:span text:style-name="T4">-</text:span><text:span text:style-name="T5">총</text:span><text:span text:style-name="T4">12</text:span><text:span text:style-name="T5">획</text:span><text:span text:style-name="T4">; ào)</text:span></text:p>
      <text:p text:style-name="P8">辈</text:p>
      <text:p text:style-name="P6"><text:span text:style-name="T4">(</text:span><text:span text:style-name="T5">무리 배</text:span><text:span text:style-name="T4">; </text:span><text:span text:style-name="T5">⾞</text:span><text:span text:style-name="T4">-</text:span><text:span text:style-name="T5">총</text:span><text:span text:style-name="T4">12</text:span><text:span text:style-name="T5">획</text:span><text:span text:style-name="T4">; bèi)</text:span></text:p>
      <text:p text:style-name="P8">辟</text:p>
      <text:p text:style-name="P6"><text:span text:style-name="T4">(</text:span><text:span text:style-name="T5">임금 벽</text:span><text:span text:style-name="T4">; </text:span><text:span text:style-name="T5">⾟</text:span><text:span text:style-name="T4">-</text:span><text:span text:style-name="T5">총</text:span><text:span text:style-name="T4">13</text:span><text:span text:style-name="T5">획</text:span><text:span text:style-name="T4">; bì,bó,mǐ,pì)</text:span></text:p>
      <text:p text:style-name="P8">斜</text:p>
      <text:p text:style-name="P6"><text:span text:style-name="T4">(</text:span><text:span text:style-name="T5">비낄 사</text:span><text:span text:style-name="T4">; </text:span><text:span text:style-name="T5">⽃</text:span><text:span text:style-name="T4">-</text:span><text:span text:style-name="T5">총</text:span><text:span text:style-name="T4">11</text:span><text:span text:style-name="T5">획</text:span><text:span text:style-name="T4">; xié)</text:span></text:p>
      <text:p text:style-name="P8">叔</text:p>
      <text:p text:style-name="P6"><text:span text:style-name="T4">(</text:span><text:span text:style-name="T5">아재비 숙</text:span><text:span text:style-name="T4">; </text:span><text:span text:style-name="T5">⼜</text:span><text:span text:style-name="T4">-</text:span><text:span text:style-name="T5">총</text:span><text:span text:style-name="T4">8</text:span><text:span text:style-name="T5">획</text:span><text:span text:style-name="T4">; shū)</text:span></text:p>
      <text:p text:style-name="P8">宪</text:p>
      <text:p text:style-name="P6"><text:soft-page-break/><text:span text:style-name="T4">(</text:span><text:span text:style-name="T5">법 헌</text:span><text:span text:style-name="T4">; </text:span><text:span text:style-name="T5">⼧</text:span><text:span text:style-name="T4">-</text:span><text:span text:style-name="T5">총</text:span><text:span text:style-name="T4">9</text:span><text:span text:style-name="T5">획</text:span><text:span text:style-name="T4">; xiàn)</text:span></text:p>
      <text:p text:style-name="P8">腐</text:p>
      <text:p text:style-name="P6"><text:span text:style-name="T4">(</text:span><text:span text:style-name="T5">썩을 부</text:span><text:span text:style-name="T4">; </text:span><text:span text:style-name="T5">⾁</text:span><text:span text:style-name="T4">-</text:span><text:span text:style-name="T5">총</text:span><text:span text:style-name="T4">14</text:span><text:span text:style-name="T5">획</text:span><text:span text:style-name="T4">; fǔ)</text:span></text:p>
      <text:p text:style-name="P8">幅</text:p>
      <text:p text:style-name="P6"><text:span text:style-name="T4">(</text:span><text:span text:style-name="T5">폭 폭</text:span><text:span text:style-name="T4">; </text:span><text:span text:style-name="T5">⼱</text:span><text:span text:style-name="T4">-</text:span><text:span text:style-name="T5">총</text:span><text:span text:style-name="T4">12</text:span><text:span text:style-name="T5">획</text:span><text:span text:style-name="T4">; fú)</text:span></text:p>
      <text:p text:style-name="P8">挑</text:p>
      <text:p text:style-name="P6"><text:span text:style-name="T4">(</text:span><text:span text:style-name="T5">휠 도</text:span><text:span text:style-name="T4">; </text:span><text:span text:style-name="T5">⼿</text:span><text:span text:style-name="T4">-</text:span><text:span text:style-name="T5">총</text:span><text:span text:style-name="T4">9</text:span><text:span text:style-name="T5">획</text:span><text:span text:style-name="T4">; tiāo,tiǎo)</text:span></text:p>
      <text:p text:style-name="P8">锦</text:p>
      <text:p text:style-name="P6"><text:span text:style-name="T4">(</text:span><text:span text:style-name="T5">비단 금</text:span><text:span text:style-name="T4">; </text:span><text:span text:style-name="T5">⾦</text:span><text:span text:style-name="T4">-</text:span><text:span text:style-name="T5">총</text:span><text:span text:style-name="T4">13</text:span><text:span text:style-name="T5">획</text:span><text:span text:style-name="T4">; jǐn)</text:span></text:p>
      <text:p text:style-name="P8">劲</text:p>
      <text:p text:style-name="P6"><text:span text:style-name="T4">(</text:span><text:span text:style-name="T5">굳셀 경</text:span><text:span text:style-name="T4">; </text:span><text:span text:style-name="T5">⼒</text:span><text:span text:style-name="T4">-</text:span><text:span text:style-name="T5">총</text:span><text:span text:style-name="T4">7</text:span><text:span text:style-name="T5">획</text:span><text:span text:style-name="T4">; jìng,jìn)</text:span></text:p>
      <text:p text:style-name="P8">璃</text:p>
      <text:p text:style-name="P6"><text:span text:style-name="T4">(</text:span><text:span text:style-name="T5">유리 리</text:span><text:span text:style-name="T4">{</text:span><text:span text:style-name="T5">이</text:span><text:span text:style-name="T4">}; </text:span><text:span text:style-name="T5">⽟</text:span><text:span text:style-name="T4">-</text:span><text:span text:style-name="T5">총</text:span><text:span text:style-name="T4">15</text:span><text:span text:style-name="T5">획</text:span><text:span text:style-name="T4">; lí)</text:span></text:p>
      <text:p text:style-name="P8">腰</text:p>
      <text:p text:style-name="P6"><text:span text:style-name="T4">(</text:span><text:span text:style-name="T5">허리 요</text:span><text:span text:style-name="T4">; </text:span><text:span text:style-name="T5">⾁</text:span><text:span text:style-name="T4">-</text:span><text:span text:style-name="T5">총</text:span><text:span text:style-name="T4">13</text:span><text:span text:style-name="T5">획</text:span><text:span text:style-name="T4">; yāo)</text:span></text:p>
      <text:p text:style-name="P8">浓</text:p>
      <text:p text:style-name="P6"><text:span text:style-name="T4">(</text:span><text:span text:style-name="T5">짙을 농</text:span><text:span text:style-name="T4">; </text:span><text:span text:style-name="T5">⽔</text:span><text:span text:style-name="T4">-</text:span><text:span text:style-name="T5">총</text:span><text:span text:style-name="T4">9</text:span><text:span text:style-name="T5">획</text:span><text:span text:style-name="T4">; nóng)</text:span></text:p>
      <text:p text:style-name="P8">乒</text:p>
      <text:p text:style-name="P6"><text:span text:style-name="T4">(</text:span><text:span text:style-name="T5">물건 부딪치는 소리 병</text:span><text:span text:style-name="T4">; </text:span><text:span text:style-name="T5">⼃</text:span><text:span text:style-name="T4">-</text:span><text:span text:style-name="T5">총</text:span><text:span text:style-name="T4">6</text:span><text:span text:style-name="T5">획</text:span><text:span text:style-name="T4">; pīng)</text:span></text:p>
      <text:p text:style-name="P8">阀</text:p>
      <text:p text:style-name="P6"><text:span text:style-name="T4">(</text:span><text:span text:style-name="T5">문벌 벌</text:span><text:span text:style-name="T4">; </text:span><text:span text:style-name="T5">⾨</text:span><text:span text:style-name="T4">-</text:span><text:span text:style-name="T5">총</text:span><text:span text:style-name="T4">9</text:span><text:span text:style-name="T5">획</text:span><text:span text:style-name="T4">; fá)</text:span></text:p>
      <text:p text:style-name="P8">吉</text:p>
      <text:p text:style-name="P6"><text:span text:style-name="T4">(</text:span><text:span text:style-name="T5">길할 길</text:span><text:span text:style-name="T4">; </text:span><text:span text:style-name="T5">⼝</text:span><text:span text:style-name="T4">-</text:span><text:span text:style-name="T5">총</text:span><text:span text:style-name="T4">6</text:span><text:span text:style-name="T5">획</text:span><text:span text:style-name="T4">; jí)</text:span></text:p>
      <text:p text:style-name="P8">森</text:p>
      <text:p text:style-name="P6"><text:span text:style-name="T4">(</text:span><text:span text:style-name="T5">나무 빽빽할 삼</text:span><text:span text:style-name="T4">; </text:span><text:span text:style-name="T5">⽊</text:span><text:span text:style-name="T4">-</text:span><text:span text:style-name="T5">총</text:span><text:span text:style-name="T4">12</text:span><text:span text:style-name="T5">획</text:span><text:span text:style-name="T4">; sēn)</text:span></text:p>
      <text:p text:style-name="P8">荒</text:p>
      <text:p text:style-name="P6"><text:span text:style-name="T4">(</text:span><text:span text:style-name="T5">거칠 황</text:span><text:span text:style-name="T4">; </text:span><text:span text:style-name="T5">⾋</text:span><text:span text:style-name="T4">-</text:span><text:span text:style-name="T5">총</text:span><text:span text:style-name="T4">10</text:span><text:span text:style-name="T5">획</text:span><text:span text:style-name="T4">; huāng)</text:span></text:p>
      <text:p text:style-name="P8">邻</text:p>
      <text:p text:style-name="P6"><text:span text:style-name="T4">(</text:span><text:span text:style-name="T5">이웃 린</text:span><text:span text:style-name="T4">; </text:span><text:span text:style-name="T5">⾢</text:span><text:span text:style-name="T4">-</text:span><text:span text:style-name="T5">총</text:span><text:span text:style-name="T4">8</text:span><text:span text:style-name="T5">획</text:span><text:span text:style-name="T4">; lín)</text:span></text:p>
      <text:p text:style-name="P8">汎</text:p>
      <text:p text:style-name="P6"><text:span text:style-name="T4">(</text:span><text:span text:style-name="T5">뜰 범</text:span><text:span text:style-name="T4">; </text:span><text:span text:style-name="T5">⽔</text:span><text:span text:style-name="T4">-</text:span><text:span text:style-name="T5">총</text:span><text:span text:style-name="T4">6</text:span><text:span text:style-name="T5">획</text:span><text:span text:style-name="T4">; fàn)</text:span></text:p>
      <text:p text:style-name="P8">蜂</text:p>
      <text:p text:style-name="P6"><text:span text:style-name="T4">(</text:span><text:span text:style-name="T5">벌 봉</text:span><text:span text:style-name="T4">; </text:span><text:span text:style-name="T5">⾍</text:span><text:span text:style-name="T4">-</text:span><text:span text:style-name="T5">총</text:span><text:span text:style-name="T4">13</text:span><text:span text:style-name="T5">획</text:span><text:span text:style-name="T4">; fēng)</text:span></text:p>
      <text:p text:style-name="P8">闪</text:p>
      <text:p text:style-name="P6"><text:span text:style-name="T4">(</text:span><text:span text:style-name="T5">빛날 섬</text:span><text:span text:style-name="T4">; </text:span><text:span text:style-name="T5">⾨</text:span><text:span text:style-name="T4">-</text:span><text:span text:style-name="T5">총</text:span><text:span text:style-name="T4">5</text:span><text:span text:style-name="T5">획</text:span><text:span text:style-name="T4">; shǎn)</text:span></text:p>
      <text:p text:style-name="P8">灌</text:p>
      <text:p text:style-name="P6"><text:span text:style-name="T4">(</text:span><text:span text:style-name="T5">물 댈 관</text:span><text:span text:style-name="T4">; </text:span><text:span text:style-name="T5">⽔</text:span><text:span text:style-name="T4">-</text:span><text:span text:style-name="T5">총</text:span><text:span text:style-name="T4">21</text:span><text:span text:style-name="T5">획</text:span><text:span text:style-name="T4">; guàn)</text:span></text:p>
      <text:p text:style-name="P8">疗</text:p>
      <text:p text:style-name="P6"><text:span text:style-name="T4">(</text:span><text:span text:style-name="T5">병 고칠 료</text:span><text:span text:style-name="T4">; </text:span><text:span text:style-name="T5">⽧</text:span><text:span text:style-name="T4">-</text:span><text:span text:style-name="T5">총</text:span><text:span text:style-name="T4">7</text:span><text:span text:style-name="T5">획</text:span><text:span text:style-name="T4">; liáo)</text:span></text:p>
      <text:p text:style-name="P8">隸</text:p>
      <text:p text:style-name="P6"><text:span text:style-name="T4">(</text:span><text:span text:style-name="T5">붙을 례</text:span><text:span text:style-name="T4">{</text:span><text:span text:style-name="T5">예</text:span><text:span text:style-name="T4">}; </text:span><text:span text:style-name="T5">⾪</text:span><text:span text:style-name="T4">-</text:span><text:span text:style-name="T5">총</text:span><text:span text:style-name="T4">17</text:span><text:span text:style-name="T5">획</text:span><text:span text:style-name="T4">; lì)</text:span></text:p>
      <text:p text:style-name="P8">竞</text:p>
      <text:p text:style-name="P6"><text:span text:style-name="T4">(</text:span><text:span text:style-name="T5">겨룰 경</text:span><text:span text:style-name="T4">; </text:span><text:span text:style-name="T5">⽴</text:span><text:span text:style-name="T4">-</text:span><text:span text:style-name="T5">총</text:span><text:span text:style-name="T4">10</text:span><text:span text:style-name="T5">획</text:span><text:span text:style-name="T4">; jìng)</text:span></text:p>
      <text:p text:style-name="P8">耗</text:p>
      <text:p text:style-name="P6"><text:span text:style-name="T4">(</text:span><text:span text:style-name="T5">줄 모</text:span><text:span text:style-name="T4">; </text:span><text:span text:style-name="T5">⽾</text:span><text:span text:style-name="T4">-</text:span><text:span text:style-name="T5">총</text:span><text:span text:style-name="T4">10</text:span><text:span text:style-name="T5">획</text:span><text:span text:style-name="T4">; hào)</text:span></text:p>
      <text:p text:style-name="P8">卵</text:p>
      <text:p text:style-name="P6"><text:span text:style-name="T4">(</text:span><text:span text:style-name="T5">알 란</text:span><text:span text:style-name="T4">{</text:span><text:span text:style-name="T5">난</text:span><text:span text:style-name="T4">}; </text:span><text:span text:style-name="T5">⼙</text:span><text:span text:style-name="T4">-</text:span><text:span text:style-name="T5">총</text:span><text:span text:style-name="T4">7</text:span><text:span text:style-name="T5">획</text:span><text:span text:style-name="T4">; luǎn)</text:span></text:p>
      <text:p text:style-name="P8">辩</text:p>
      <text:p text:style-name="P6"><text:span text:style-name="T4">(</text:span><text:span text:style-name="T5">판별할 변</text:span><text:span text:style-name="T4">; </text:span><text:span text:style-name="T5">⾟</text:span><text:span text:style-name="T4">-</text:span><text:span text:style-name="T5">총</text:span><text:span text:style-name="T4">16</text:span><text:span text:style-name="T5">획</text:span><text:span text:style-name="T4">; biàn)</text:span></text:p>
      <text:p text:style-name="P8">剩</text:p>
      <text:p text:style-name="P6"><text:span text:style-name="T4">(</text:span><text:span text:style-name="T5">남을 잉</text:span><text:span text:style-name="T4">; </text:span><text:span text:style-name="T5">⼑</text:span><text:span text:style-name="T4">-</text:span><text:span text:style-name="T5">총</text:span><text:span text:style-name="T4">12</text:span><text:span text:style-name="T5">획</text:span><text:span text:style-name="T4">; shèng)</text:span></text:p>
      <text:p text:style-name="P8">厘</text:p>
      <text:p text:style-name="P6"><text:soft-page-break/><text:span text:style-name="T4">(</text:span><text:span text:style-name="T5">리</text:span><text:span text:style-name="T4">; </text:span><text:span text:style-name="T5">⼚</text:span><text:span text:style-name="T4">-</text:span><text:span text:style-name="T5">총</text:span><text:span text:style-name="T4">9</text:span><text:span text:style-name="T5">획</text:span><text:span text:style-name="T4">; lí)</text:span></text:p>
      <text:p text:style-name="P8">割</text:p>
      <text:p text:style-name="P6"><text:span text:style-name="T4">(</text:span><text:span text:style-name="T5">나눌 할</text:span><text:span text:style-name="T4">; </text:span><text:span text:style-name="T5">⼑</text:span><text:span text:style-name="T4">-</text:span><text:span text:style-name="T5">총</text:span><text:span text:style-name="T4">12</text:span><text:span text:style-name="T5">획</text:span><text:span text:style-name="T4">; gē)</text:span></text:p>
      <text:p text:style-name="P8">添</text:p>
      <text:p text:style-name="P6"><text:span text:style-name="T4">(</text:span><text:span text:style-name="T5">더할 첨</text:span><text:span text:style-name="T4">; </text:span><text:span text:style-name="T5">⽔</text:span><text:span text:style-name="T4">-</text:span><text:span text:style-name="T5">총</text:span><text:span text:style-name="T4">11</text:span><text:span text:style-name="T5">획</text:span><text:span text:style-name="T4">; tiān)</text:span></text:p>
      <text:p text:style-name="P8">颜</text:p>
      <text:p text:style-name="P6"><text:span text:style-name="T4">(</text:span><text:span text:style-name="T5">얼굴 안</text:span><text:span text:style-name="T4">; </text:span><text:span text:style-name="T5">⾴</text:span><text:span text:style-name="T4">-</text:span><text:span text:style-name="T5">총</text:span><text:span text:style-name="T4">15</text:span><text:span text:style-name="T5">획</text:span><text:span text:style-name="T4">; yán)</text:span></text:p>
      <text:p text:style-name="P8">障</text:p>
      <text:p text:style-name="P6"><text:span text:style-name="T4">(</text:span><text:span text:style-name="T5">가로막을 장</text:span><text:span text:style-name="T4">; </text:span><text:span text:style-name="T5">⾩</text:span><text:span text:style-name="T4">-</text:span><text:span text:style-name="T5">총</text:span><text:span text:style-name="T4">14</text:span><text:span text:style-name="T5">획</text:span><text:span text:style-name="T4">; zhàng)</text:span></text:p>
      <text:p text:style-name="P8">臣</text:p>
      <text:p text:style-name="P6"><text:span text:style-name="T4">(</text:span><text:span text:style-name="T5">신하 신</text:span><text:span text:style-name="T4">; </text:span><text:span text:style-name="T5">⾂</text:span><text:span text:style-name="T4">-</text:span><text:span text:style-name="T5">총</text:span><text:span text:style-name="T4">6</text:span><text:span text:style-name="T5">획</text:span><text:span text:style-name="T4">; chén)</text:span></text:p>
      <text:p text:style-name="P8">吴</text:p>
      <text:p text:style-name="P6"><text:span text:style-name="T4">(</text:span><text:span text:style-name="T5">나라 이름 오</text:span><text:span text:style-name="T4">; </text:span><text:span text:style-name="T5">⼝</text:span><text:span text:style-name="T4">-</text:span><text:span text:style-name="T5">총</text:span><text:span text:style-name="T4">7</text:span><text:span text:style-name="T5">획</text:span><text:span text:style-name="T4">; wú)</text:span></text:p>
      <text:p text:style-name="P8">扇</text:p>
      <text:p text:style-name="P6"><text:span text:style-name="T4">(</text:span><text:span text:style-name="T5">사립문 선</text:span><text:span text:style-name="T4">; </text:span><text:span text:style-name="T5">⼾</text:span><text:span text:style-name="T4">-</text:span><text:span text:style-name="T5">총</text:span><text:span text:style-name="T4">10</text:span><text:span text:style-name="T5">획</text:span><text:span text:style-name="T4">; shàn,shān)</text:span></text:p>
      <text:p text:style-name="P8">亏</text:p>
      <text:p text:style-name="P6"><text:span text:style-name="T4">(</text:span><text:span text:style-name="T5">어조사 우</text:span><text:span text:style-name="T4">; </text:span><text:span text:style-name="T5">⼆</text:span><text:span text:style-name="T4">-</text:span><text:span text:style-name="T5">총</text:span><text:span text:style-name="T4">3</text:span><text:span text:style-name="T5">획</text:span><text:span text:style-name="T4">; yú)</text:span></text:p>
      <text:p text:style-name="P8">拨</text:p>
      <text:p text:style-name="P6"><text:span text:style-name="T4">(</text:span><text:span text:style-name="T5">다스릴 발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bō)</text:span></text:p>
      <text:p text:style-name="P8">珍</text:p>
      <text:p text:style-name="P6"><text:span text:style-name="T4">(</text:span><text:span text:style-name="T5">보배 진</text:span><text:span text:style-name="T4">; </text:span><text:span text:style-name="T5">⽟</text:span><text:span text:style-name="T4">-</text:span><text:span text:style-name="T5">총</text:span><text:span text:style-name="T4">9</text:span><text:span text:style-name="T5">획</text:span><text:span text:style-name="T4">; zhēn)</text:span></text:p>
      <text:p text:style-name="P8">黎</text:p>
      <text:p text:style-name="P6"><text:span text:style-name="T4">(</text:span><text:span text:style-name="T5">검을 려</text:span><text:span text:style-name="T4">{</text:span><text:span text:style-name="T5">여</text:span><text:span text:style-name="T4">}; </text:span><text:span text:style-name="T5">⿉</text:span><text:span text:style-name="T4">-</text:span><text:span text:style-name="T5">총</text:span><text:span text:style-name="T4">15</text:span><text:span text:style-name="T5">획</text:span><text:span text:style-name="T4">; lí)</text:span></text:p>
      <text:p text:style-name="P8">胶</text:p>
      <text:p text:style-name="P6"><text:span text:style-name="T4">(</text:span><text:span text:style-name="T5">소리 효</text:span><text:span text:style-name="T4">; </text:span><text:span text:style-name="T5">⾁</text:span><text:span text:style-name="T4">-</text:span><text:span text:style-name="T5">총</text:span><text:span text:style-name="T4">10</text:span><text:span text:style-name="T5">획</text:span><text:span text:style-name="T4">; jiāo)</text:span></text:p>
      <text:p text:style-name="P8">绕</text:p>
      <text:p text:style-name="P6"><text:span text:style-name="T4">(</text:span><text:span text:style-name="T5">두를 요</text:span><text:span text:style-name="T4">; </text:span><text:span text:style-name="T5">⽷</text:span><text:span text:style-name="T4">-</text:span><text:span text:style-name="T5">총</text:span><text:span text:style-name="T4">9</text:span><text:span text:style-name="T5">획</text:span><text:span text:style-name="T4">; rào)</text:span></text:p>
      <text:p text:style-name="P8">仁</text:p>
      <text:p text:style-name="P6"><text:span text:style-name="T4">(</text:span><text:span text:style-name="T5">어질 인</text:span><text:span text:style-name="T4">; </text:span><text:span text:style-name="T5">⼈</text:span><text:span text:style-name="T4">-</text:span><text:span text:style-name="T5">총</text:span><text:span text:style-name="T4">4</text:span><text:span text:style-name="T5">획</text:span><text:span text:style-name="T4">; rén)</text:span></text:p>
      <text:p text:style-name="P8">偷</text:p>
      <text:p text:style-name="P6"><text:span text:style-name="T4">(</text:span><text:span text:style-name="T5">훔칠 투</text:span><text:span text:style-name="T4">; </text:span><text:span text:style-name="T5">⼈</text:span><text:span text:style-name="T4">-</text:span><text:span text:style-name="T5">총</text:span><text:span text:style-name="T4">11</text:span><text:span text:style-name="T5">획</text:span><text:span text:style-name="T4">; tōu)</text:span></text:p>
      <text:p text:style-name="P8">伏</text:p>
      <text:p text:style-name="P6"><text:span text:style-name="T4">(</text:span><text:span text:style-name="T5">엎드릴 복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fú)</text:span></text:p>
      <text:p text:style-name="P8">仔</text:p>
      <text:p text:style-name="P6"><text:span text:style-name="T4">(</text:span><text:span text:style-name="T5">자세할 자</text:span><text:span text:style-name="T4">; </text:span><text:span text:style-name="T5">⼈</text:span><text:span text:style-name="T4">-</text:span><text:span text:style-name="T5">총</text:span><text:span text:style-name="T4">5</text:span><text:span text:style-name="T5">획</text:span><text:span text:style-name="T4">; zǐ,zǎi,zī)</text:span></text:p>
      <text:p text:style-name="P8">暂</text:p>
      <text:p text:style-name="P6"><text:span text:style-name="T4">(</text:span><text:span text:style-name="T5">잠깐 잠</text:span><text:span text:style-name="T4">; </text:span><text:span text:style-name="T5">⽇</text:span><text:span text:style-name="T4">-</text:span><text:span text:style-name="T5">총</text:span><text:span text:style-name="T4">12</text:span><text:span text:style-name="T5">획</text:span><text:span text:style-name="T4">; zàn)</text:span></text:p>
      <text:p text:style-name="P8">荡</text:p>
      <text:p text:style-name="P6"><text:span text:style-name="T4">(</text:span><text:span text:style-name="T5">쓸어버릴 탕</text:span><text:span text:style-name="T4">; </text:span><text:span text:style-name="T5">⾋</text:span><text:span text:style-name="T4">-</text:span><text:span text:style-name="T5">총</text:span><text:span text:style-name="T4">12</text:span><text:span text:style-name="T5">획</text:span><text:span text:style-name="T4">; dàng)</text:span></text:p>
      <text:p text:style-name="P8">欺</text:p>
      <text:p text:style-name="P6"><text:span text:style-name="T4">(</text:span><text:span text:style-name="T5">속일 기</text:span><text:span text:style-name="T4">; </text:span><text:span text:style-name="T5">⽋</text:span><text:span text:style-name="T4">-</text:span><text:span text:style-name="T5">총</text:span><text:span text:style-name="T4">12</text:span><text:span text:style-name="T5">획</text:span><text:span text:style-name="T4">; qī)</text:span></text:p>
      <text:p text:style-name="P8">违</text:p>
      <text:p text:style-name="P6"><text:span text:style-name="T4">(</text:span><text:span text:style-name="T5">어길 위</text:span><text:span text:style-name="T4">; </text:span><text:span text:style-name="T5">⾡</text:span><text:span text:style-name="T4">-</text:span><text:span text:style-name="T5">총</text:span><text:span text:style-name="T4">8</text:span><text:span text:style-name="T5">획</text:span><text:span text:style-name="T4">; wéi)</text:span></text:p>
      <text:p text:style-name="P8">棒</text:p>
      <text:p text:style-name="P6"><text:span text:style-name="T4">(</text:span><text:span text:style-name="T5">몽둥이 봉</text:span><text:span text:style-name="T4">; </text:span><text:span text:style-name="T5">⽊</text:span><text:span text:style-name="T4">-</text:span><text:span text:style-name="T5">총</text:span><text:span text:style-name="T4">12</text:span><text:span text:style-name="T5">획</text:span><text:span text:style-name="T4">; bàng)</text:span></text:p>
      <text:p text:style-name="P8">患</text:p>
      <text:p text:style-name="P6"><text:span text:style-name="T4">(</text:span><text:span text:style-name="T5">근심 환</text:span><text:span text:style-name="T4">; </text:span><text:span text:style-name="T5">⼼</text:span><text:span text:style-name="T4">-</text:span><text:span text:style-name="T5">총</text:span><text:span text:style-name="T4">11</text:span><text:span text:style-name="T5">획</text:span><text:span text:style-name="T4">; huàn)</text:span></text:p>
      <text:p text:style-name="P8">贴</text:p>
      <text:p text:style-name="P6"><text:span text:style-name="T4">(</text:span><text:span text:style-name="T5">붙을 첩</text:span><text:span text:style-name="T4">; </text:span><text:span text:style-name="T5">⾙</text:span><text:span text:style-name="T4">-</text:span><text:span text:style-name="T5">총</text:span><text:span text:style-name="T4">9</text:span><text:span text:style-name="T5">획</text:span><text:span text:style-name="T4">; tiē)</text:span></text:p>
      <text:p text:style-name="P8">骗</text:p>
      <text:p text:style-name="P6"><text:span text:style-name="T4">(</text:span><text:span text:style-name="T5">속일 편</text:span><text:span text:style-name="T4">; </text:span><text:span text:style-name="T5">⾺</text:span><text:span text:style-name="T4">-</text:span><text:span text:style-name="T5">총</text:span><text:span text:style-name="T4">12</text:span><text:span text:style-name="T5">획</text:span><text:span text:style-name="T4">; piàn)</text:span></text:p>
      <text:p text:style-name="P8">貌</text:p>
      <text:p text:style-name="P6"><text:soft-page-break/><text:span text:style-name="T4">(</text:span><text:span text:style-name="T5">모양 모</text:span><text:span text:style-name="T4">{</text:span><text:span text:style-name="T5">본떠 그릴 막</text:span><text:span text:style-name="T4">}; </text:span><text:span text:style-name="T5">⾘</text:span><text:span text:style-name="T4">-</text:span><text:span text:style-name="T5">총</text:span><text:span text:style-name="T4">14</text:span><text:span text:style-name="T5">획</text:span><text:span text:style-name="T4">; mào,mò)</text:span></text:p>
      <text:p text:style-name="P8">潜</text:p>
      <text:p text:style-name="P6"><text:span text:style-name="T4">(</text:span><text:span text:style-name="T5">자맥질할 잠</text:span><text:span text:style-name="T4">; </text:span><text:span text:style-name="T5">⽔</text:span><text:span text:style-name="T4">-</text:span><text:span text:style-name="T5">총</text:span><text:span text:style-name="T4">15</text:span><text:span text:style-name="T5">획</text:span><text:span text:style-name="T4">; qián)</text:span></text:p>
      <text:p text:style-name="P8">浮</text:p>
      <text:p text:style-name="P6"><text:span text:style-name="T4">(</text:span><text:span text:style-name="T5">뜰 부</text:span><text:span text:style-name="T4">; </text:span><text:span text:style-name="T5">⽔</text:span><text:span text:style-name="T4">-</text:span><text:span text:style-name="T5">총</text:span><text:span text:style-name="T4">10</text:span><text:span text:style-name="T5">획</text:span><text:span text:style-name="T4">; fú)</text:span></text:p>
      <text:p text:style-name="P8">赏</text:p>
      <text:p text:style-name="P6"><text:span text:style-name="T4">(</text:span><text:span text:style-name="T5">상줄 상</text:span><text:span text:style-name="T4">; </text:span><text:span text:style-name="T5">⾙</text:span><text:span text:style-name="T4">-</text:span><text:span text:style-name="T5">총</text:span><text:span text:style-name="T4">12</text:span><text:span text:style-name="T5">획</text:span><text:span text:style-name="T4">; shǎng)</text:span></text:p>
      <text:p text:style-name="P8">锋</text:p>
      <text:p text:style-name="P6"><text:span text:style-name="T4">(</text:span><text:span text:style-name="T5">칼끝 봉</text:span><text:span text:style-name="T4">; </text:span><text:span text:style-name="T5">⾦</text:span><text:span text:style-name="T4">-</text:span><text:span text:style-name="T5">총</text:span><text:span text:style-name="T4">12</text:span><text:span text:style-name="T5">획</text:span><text:span text:style-name="T4">; fēng)</text:span></text:p>
      <text:p text:style-name="P8">晶</text:p>
      <text:p text:style-name="P6"><text:span text:style-name="T4">(</text:span><text:span text:style-name="T5">밝을 정</text:span><text:span text:style-name="T4">; </text:span><text:span text:style-name="T5">⽇</text:span><text:span text:style-name="T4">-</text:span><text:span text:style-name="T5">총</text:span><text:span text:style-name="T4">12</text:span><text:span text:style-name="T5">획</text:span><text:span text:style-name="T4">; jīng)</text:span></text:p>
      <text:p text:style-name="P8">拥</text:p>
      <text:p text:style-name="P6"><text:span text:style-name="T4">(</text:span><text:span text:style-name="T5">안을 옹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yōng)</text:span></text:p>
      <text:p text:style-name="P8">殊</text:p>
      <text:p text:style-name="P6"><text:span text:style-name="T4">(</text:span><text:span text:style-name="T5">죽일 수</text:span><text:span text:style-name="T4">; </text:span><text:span text:style-name="T5">⽍</text:span><text:span text:style-name="T4">-</text:span><text:span text:style-name="T5">총</text:span><text:span text:style-name="T4">10</text:span><text:span text:style-name="T5">획</text:span><text:span text:style-name="T4">; shū)</text:span></text:p>
      <text:p text:style-name="P8">唐</text:p>
      <text:p text:style-name="P6"><text:span text:style-name="T4">(</text:span><text:span text:style-name="T5">당나라 당</text:span><text:span text:style-name="T4">; </text:span><text:span text:style-name="T5">⼝</text:span><text:span text:style-name="T4">-</text:span><text:span text:style-name="T5">총</text:span><text:span text:style-name="T4">10</text:span><text:span text:style-name="T5">획</text:span><text:span text:style-name="T4">; táng)</text:span></text:p>
      <text:p text:style-name="P8">赤</text:p>
      <text:p text:style-name="P6"><text:span text:style-name="T4">(</text:span><text:span text:style-name="T5">붉을 적</text:span><text:span text:style-name="T4">; </text:span><text:span text:style-name="T5">⾚</text:span><text:span text:style-name="T4">-</text:span><text:span text:style-name="T5">총</text:span><text:span text:style-name="T4">7</text:span><text:span text:style-name="T5">획</text:span><text:span text:style-name="T4">; chì)</text:span></text:p>
      <text:p text:style-name="P8">宾</text:p>
      <text:p text:style-name="P6"><text:span text:style-name="T4">(</text:span><text:span text:style-name="T5">손님 빈</text:span><text:span text:style-name="T4">; </text:span><text:span text:style-name="T5">⼧</text:span><text:span text:style-name="T4">-</text:span><text:span text:style-name="T5">총</text:span><text:span text:style-name="T4">10</text:span><text:span text:style-name="T5">획</text:span><text:span text:style-name="T4">; bīn)</text:span></text:p>
      <text:p text:style-name="P8">默</text:p>
      <text:p text:style-name="P6"><text:span text:style-name="T4">(</text:span><text:span text:style-name="T5">잠잠할 묵</text:span><text:span text:style-name="T4">; </text:span><text:span text:style-name="T5">⿊</text:span><text:span text:style-name="T4">-</text:span><text:span text:style-name="T5">총</text:span><text:span text:style-name="T4">16</text:span><text:span text:style-name="T5">획</text:span><text:span text:style-name="T4">; mò)</text:span></text:p>
      <text:p text:style-name="P8">刑</text:p>
      <text:p text:style-name="P6"><text:span text:style-name="T4">(</text:span><text:span text:style-name="T5">형벌 형</text:span><text:span text:style-name="T4">; </text:span><text:span text:style-name="T5">⼑</text:span><text:span text:style-name="T4">-</text:span><text:span text:style-name="T5">총</text:span><text:span text:style-name="T4">6</text:span><text:span text:style-name="T5">획</text:span><text:span text:style-name="T4">; xíng)</text:span></text:p>
      <text:p text:style-name="P8">币</text:p>
      <text:p text:style-name="P6"><text:span text:style-name="T4">(</text:span><text:span text:style-name="T5">두를 잡</text:span><text:span text:style-name="T4">; </text:span><text:span text:style-name="T5">⼱</text:span><text:span text:style-name="T4">-</text:span><text:span text:style-name="T5">총</text:span><text:span text:style-name="T4">4</text:span><text:span text:style-name="T5">획</text:span><text:span text:style-name="T4">; bì)</text:span></text:p>
      <text:p text:style-name="P8">鼻</text:p>
      <text:p text:style-name="P6"><text:span text:style-name="T4">(</text:span><text:span text:style-name="T5">코 비</text:span><text:span text:style-name="T4">; </text:span><text:span text:style-name="T5">⿐</text:span><text:span text:style-name="T4">-</text:span><text:span text:style-name="T5">총</text:span><text:span text:style-name="T4">14</text:span><text:span text:style-name="T5">획</text:span><text:span text:style-name="T4">; bí)</text:span></text:p>
      <text:p text:style-name="P8">汚</text:p>
      <text:p text:style-name="P6"><text:span text:style-name="T4">(</text:span><text:span text:style-name="T5">더러울 오</text:span><text:span text:style-name="T4">; </text:span><text:span text:style-name="T5">⽔</text:span><text:span text:style-name="T4">-</text:span><text:span text:style-name="T5">총</text:span><text:span text:style-name="T4">6</text:span><text:span text:style-name="T5">획</text:span><text:span text:style-name="T4">; wū)</text:span></text:p>
      <text:p text:style-name="P8">泼</text:p>
      <text:p text:style-name="P6"><text:span text:style-name="T4">(</text:span><text:span text:style-name="T5">뿌릴 발</text:span><text:span text:style-name="T4">; </text:span><text:span text:style-name="T5">⽔</text:span><text:span text:style-name="T4">-</text:span><text:span text:style-name="T5">총</text:span><text:span text:style-name="T4">8</text:span><text:span text:style-name="T5">획</text:span><text:span text:style-name="T4">; pō)</text:span></text:p>
      <text:p text:style-name="P8">祸</text:p>
      <text:p text:style-name="P6"><text:span text:style-name="T4">(</text:span><text:span text:style-name="T5">재앙 화</text:span><text:span text:style-name="T4">; </text:span><text:span text:style-name="T5">⽰</text:span><text:span text:style-name="T4">-</text:span><text:span text:style-name="T5">총</text:span><text:span text:style-name="T4">12</text:span><text:span text:style-name="T5">획</text:span><text:span text:style-name="T4">; huò)</text:span></text:p>
      <text:p text:style-name="P8">刊</text:p>
      <text:p text:style-name="P6"><text:span text:style-name="T4">(</text:span><text:span text:style-name="T5">책 펴낼 간</text:span><text:span text:style-name="T4">; </text:span><text:span text:style-name="T5">⼑</text:span><text:span text:style-name="T4">-</text:span><text:span text:style-name="T5">총</text:span><text:span text:style-name="T4">5</text:span><text:span text:style-name="T5">획</text:span><text:span text:style-name="T4">; kān)</text:span></text:p>
      <text:p text:style-name="P8">胆</text:p>
      <text:p text:style-name="P6"><text:span text:style-name="T4">(</text:span><text:span text:style-name="T5">어깨 벗을 단</text:span><text:span text:style-name="T4">; </text:span><text:span text:style-name="T5">⾁</text:span><text:span text:style-name="T4">-</text:span><text:span text:style-name="T5">총</text:span><text:span text:style-name="T4">9</text:span><text:span text:style-name="T5">획</text:span><text:span text:style-name="T4">; dǎn)</text:span></text:p>
      <text:p text:style-name="P8">衡</text:p>
      <text:p text:style-name="P6"><text:span text:style-name="T4">(</text:span><text:span text:style-name="T5">저울대 형</text:span><text:span text:style-name="T4">; </text:span><text:span text:style-name="T5">⾏</text:span><text:span text:style-name="T4">-</text:span><text:span text:style-name="T5">총</text:span><text:span text:style-name="T4">16</text:span><text:span text:style-name="T5">획</text:span><text:span text:style-name="T4">; héng)</text:span></text:p>
      <text:p text:style-name="P8">纺</text:p>
      <text:p text:style-name="P6"><text:span text:style-name="T4">(</text:span><text:span text:style-name="T5">실 뽑을 방</text:span><text:span text:style-name="T4">; </text:span><text:span text:style-name="T5">⽷</text:span><text:span text:style-name="T4">-</text:span><text:span text:style-name="T5">총</text:span><text:span text:style-name="T4">7</text:span><text:span text:style-name="T5">획</text:span><text:span text:style-name="T4">; fǎng)</text:span></text:p>
      <text:p text:style-name="P8">沟</text:p>
      <text:p text:style-name="P6"><text:span text:style-name="T4">(</text:span><text:span text:style-name="T5">물소리 구</text:span><text:span text:style-name="T4">; </text:span><text:span text:style-name="T5">⽔</text:span><text:span text:style-name="T4">-</text:span><text:span text:style-name="T5">총</text:span><text:span text:style-name="T4">7</text:span><text:span text:style-name="T5">획</text:span><text:span text:style-name="T4">; gōu)</text:span></text:p>
      <text:p text:style-name="P8">悲</text:p>
      <text:p text:style-name="P6"><text:span text:style-name="T4">(</text:span><text:span text:style-name="T5">슬플 비</text:span><text:span text:style-name="T4">; </text:span><text:span text:style-name="T5">⼼</text:span><text:span text:style-name="T4">-</text:span><text:span text:style-name="T5">총</text:span><text:span text:style-name="T4">12</text:span><text:span text:style-name="T5">획</text:span><text:span text:style-name="T4">; bēi)</text:span></text:p>
      <text:p text:style-name="P8">纤</text:p>
      <text:p text:style-name="P6"><text:span text:style-name="T4">(</text:span><text:span text:style-name="T5">궂은 솜 섬</text:span><text:span text:style-name="T4">; </text:span><text:span text:style-name="T5">⽷</text:span><text:span text:style-name="T4">-</text:span><text:span text:style-name="T5">총</text:span><text:span text:style-name="T4">6</text:span><text:span text:style-name="T5">획</text:span><text:span text:style-name="T4">; xiān,qiàn)</text:span></text:p>
      <text:p text:style-name="P8">扶</text:p>
      <text:p text:style-name="P6"><text:span text:style-name="T4">(</text:span><text:span text:style-name="T5">도울 부</text:span><text:span text:style-name="T4">; </text:span><text:span text:style-name="T5">⼿</text:span><text:span text:style-name="T4">-</text:span><text:span text:style-name="T5">총</text:span><text:span text:style-name="T4">7</text:span><text:span text:style-name="T5">획</text:span><text:span text:style-name="T4">; fú)</text:span></text:p>
      <text:p text:style-name="P8">撤</text:p>
      <text:p text:style-name="P6"><text:soft-page-break/><text:span text:style-name="T4">(</text:span><text:span text:style-name="T5">거둘 철</text:span><text:span text:style-name="T4">; </text:span><text:span text:style-name="T5">⼿</text:span><text:span text:style-name="T4">-</text:span><text:span text:style-name="T5">총</text:span><text:span text:style-name="T4">15</text:span><text:span text:style-name="T5">획</text:span><text:span text:style-name="T4">; chè)</text:span></text:p>
      <text:p text:style-name="P8">揭</text:p>
      <text:p text:style-name="P6"><text:span text:style-name="T4">(</text:span><text:span text:style-name="T5">들 게</text:span><text:span text:style-name="T4">; </text:span><text:span text:style-name="T5">⼿</text:span><text:span text:style-name="T4">-</text:span><text:span text:style-name="T5">총</text:span><text:span text:style-name="T4">12</text:span><text:span text:style-name="T5">획</text:span><text:span text:style-name="T4">; jiē)</text:span></text:p>
      <text:p text:style-name="P8">泽</text:p>
      <text:p text:style-name="P6"><text:span text:style-name="T4">(</text:span><text:span text:style-name="T5">가릴 택</text:span><text:span text:style-name="T4">; </text:span><text:span text:style-name="T5">⽔</text:span><text:span text:style-name="T4">-</text:span><text:span text:style-name="T5">총</text:span><text:span text:style-name="T4">8</text:span><text:span text:style-name="T5">획</text:span><text:span text:style-name="T4">; zé)</text:span></text:p>
      <text:p text:style-name="P8">渔</text:p>
      <text:p text:style-name="P6"><text:span text:style-name="T4">(</text:span><text:span text:style-name="T5">고기 잡을 어</text:span><text:span text:style-name="T4">; </text:span><text:span text:style-name="T5">⽔</text:span><text:span text:style-name="T4">-</text:span><text:span text:style-name="T5">총</text:span><text:span text:style-name="T4">11</text:span><text:span text:style-name="T5">획</text:span><text:span text:style-name="T4">; yú)</text:span></text:p>
      <text:p text:style-name="P8">孤</text:p>
      <text:p text:style-name="P6"><text:span text:style-name="T4">(</text:span><text:span text:style-name="T5">외로울 고</text:span><text:span text:style-name="T4">; </text:span><text:span text:style-name="T5">⼦</text:span><text:span text:style-name="T4">-</text:span><text:span text:style-name="T5">총</text:span><text:span text:style-name="T4">8</text:span><text:span text:style-name="T5">획</text:span><text:span text:style-name="T4">; gū)</text:span></text:p>
      <text:p text:style-name="P8">呈</text:p>
      <text:p text:style-name="P6"><text:span text:style-name="T4">(</text:span><text:span text:style-name="T5">드릴 정</text:span><text:span text:style-name="T4">; </text:span><text:span text:style-name="T5">⼝</text:span><text:span text:style-name="T4">-</text:span><text:span text:style-name="T5">총</text:span><text:span text:style-name="T4">7</text:span><text:span text:style-name="T5">획</text:span><text:span text:style-name="T4">; chéng)</text:span></text:p>
      <text:p text:style-name="P8">巩</text:p>
      <text:p text:style-name="P6"><text:span text:style-name="T4">(</text:span><text:span text:style-name="T5">알 공</text:span><text:span text:style-name="T4">; </text:span><text:span text:style-name="T5">⼯</text:span><text:span text:style-name="T4">-</text:span><text:span text:style-name="T5">총</text:span><text:span text:style-name="T4">6</text:span><text:span text:style-name="T5">획</text:span><text:span text:style-name="T4">; gǒng)</text:span></text:p>
      <text:p text:style-name="P8">申</text:p>
      <text:p text:style-name="P6"><text:span text:style-name="T4">(</text:span><text:span text:style-name="T5">아홉째 지지 신</text:span><text:span text:style-name="T4">; </text:span><text:span text:style-name="T5">⽥</text:span><text:span text:style-name="T4">-</text:span><text:span text:style-name="T5">총</text:span><text:span text:style-name="T4">5</text:span><text:span text:style-name="T5">획</text:span><text:span text:style-name="T4">; shēn)</text:span></text:p>
      <text:p text:style-name="P8">狐</text:p>
      <text:p text:style-name="P6"><text:span text:style-name="T4">(</text:span><text:span text:style-name="T5">여우 호</text:span><text:span text:style-name="T4">; </text:span><text:span text:style-name="T5">⽝</text:span><text:span text:style-name="T4">-</text:span><text:span text:style-name="T5">총</text:span><text:span text:style-name="T4">8</text:span><text:span text:style-name="T5">획</text:span><text:span text:style-name="T4">; hú)</text:span></text:p>
      <text:p text:style-name="P8">姻</text:p>
      <text:p text:style-name="P6"><text:span text:style-name="T4">(</text:span><text:span text:style-name="T5">혼인 인</text:span><text:span text:style-name="T4">; </text:span><text:span text:style-name="T5">⼥</text:span><text:span text:style-name="T4">-</text:span><text:span text:style-name="T5">총</text:span><text:span text:style-name="T4">9</text:span><text:span text:style-name="T5">획</text:span><text:span text:style-name="T4">; yīn)</text:span></text:p>
      <text:p text:style-name="P8">漏</text:p>
      <text:p text:style-name="P6"><text:span text:style-name="T4">(</text:span><text:span text:style-name="T5">샐 루</text:span><text:span text:style-name="T4">{</text:span><text:span text:style-name="T5">누</text:span><text:span text:style-name="T4">}; </text:span><text:span text:style-name="T5">⽔</text:span><text:span text:style-name="T4">-</text:span><text:span text:style-name="T5">총</text:span><text:span text:style-name="T4">14</text:span><text:span text:style-name="T5">획</text:span><text:span text:style-name="T4">; lòu)</text:span></text:p>
      <text:p text:style-name="P8">恰</text:p>
      <text:p text:style-name="P6"><text:span text:style-name="T4">(</text:span><text:span text:style-name="T5">마치 흡</text:span><text:span text:style-name="T4">; </text:span><text:span text:style-name="T5">⼼</text:span><text:span text:style-name="T4">-</text:span><text:span text:style-name="T5">총</text:span><text:span text:style-name="T4">9</text:span><text:span text:style-name="T5">획</text:span><text:span text:style-name="T4">; qià)</text:span></text:p>
      <text:p text:style-name="P8">胸</text:p>
      <text:p text:style-name="P6"><text:span text:style-name="T4">(</text:span><text:span text:style-name="T5">가슴 흉</text:span><text:span text:style-name="T4">; </text:span><text:span text:style-name="T5">⾁</text:span><text:span text:style-name="T4">-</text:span><text:span text:style-name="T5">총</text:span><text:span text:style-name="T4">10</text:span><text:span text:style-name="T5">획</text:span><text:span text:style-name="T4">; xiōng)</text:span></text:p>
      <text:p text:style-name="P8">摸</text:p>
      <text:p text:style-name="P6"><text:span text:style-name="T4">(</text:span><text:span text:style-name="T5">찾을 모</text:span><text:span text:style-name="T4">; </text:span><text:span text:style-name="T5">⼿</text:span><text:span text:style-name="T4">-</text:span><text:span text:style-name="T5">총</text:span><text:span text:style-name="T4">14</text:span><text:span text:style-name="T5">획</text:span><text:span text:style-name="T4">; mō,mó)</text:span></text:p>
      <text:p text:style-name="P8">励</text:p>
      <text:p text:style-name="P6"><text:span text:style-name="T4">(</text:span><text:span text:style-name="T5">힘쓸 려</text:span><text:span text:style-name="T4">; </text:span><text:span text:style-name="T5">⼒</text:span><text:span text:style-name="T4">-</text:span><text:span text:style-name="T5">총</text:span><text:span text:style-name="T4">7</text:span><text:span text:style-name="T5">획</text:span><text:span text:style-name="T4">; lì)</text:span></text:p>
      <text:p text:style-name="P8">仿</text:p>
      <text:p text:style-name="P6"><text:span text:style-name="T4">(</text:span><text:span text:style-name="T5">헤맬 방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fǎng)</text:span></text:p>
      <text:p text:style-name="P8">戴</text:p>
      <text:p text:style-name="P6"><text:span text:style-name="T4">(</text:span><text:span text:style-name="T5">일 대</text:span><text:span text:style-name="T4">; </text:span><text:span text:style-name="T5">⼽</text:span><text:span text:style-name="T4">-</text:span><text:span text:style-name="T5">총</text:span><text:span text:style-name="T4">18</text:span><text:span text:style-name="T5">획</text:span><text:span text:style-name="T4">; dài)</text:span></text:p>
      <text:p text:style-name="P8">盆</text:p>
      <text:p text:style-name="P6"><text:span text:style-name="T4">(</text:span><text:span text:style-name="T5">동이 분</text:span><text:span text:style-name="T4">; </text:span><text:span text:style-name="T5">⽫</text:span><text:span text:style-name="T4">-</text:span><text:span text:style-name="T5">총</text:span><text:span text:style-name="T4">9</text:span><text:span text:style-name="T5">획</text:span><text:span text:style-name="T4">; pén)</text:span></text:p>
      <text:p text:style-name="P8">妥</text:p>
      <text:p text:style-name="P6"><text:span text:style-name="T4">(</text:span><text:span text:style-name="T5">온당할 타</text:span><text:span text:style-name="T4">; </text:span><text:span text:style-name="T5">⼥</text:span><text:span text:style-name="T4">-</text:span><text:span text:style-name="T5">총</text:span><text:span text:style-name="T4">7</text:span><text:span text:style-name="T5">획</text:span><text:span text:style-name="T4">; tuǒ)</text:span></text:p>
      <text:p text:style-name="P8">融</text:p>
      <text:p text:style-name="P6"><text:span text:style-name="T4">(</text:span><text:span text:style-name="T5">화할 융</text:span><text:span text:style-name="T4">; </text:span><text:span text:style-name="T5">⾍</text:span><text:span text:style-name="T4">-</text:span><text:span text:style-name="T5">총</text:span><text:span text:style-name="T4">16</text:span><text:span text:style-name="T5">획</text:span><text:span text:style-name="T4">; róng)</text:span></text:p>
      <text:p text:style-name="P8">辉</text:p>
      <text:p text:style-name="P6"><text:span text:style-name="T4">(</text:span><text:span text:style-name="T5">빛날 휘</text:span><text:span text:style-name="T4">; </text:span><text:span text:style-name="T5">⾞</text:span><text:span text:style-name="T4">-</text:span><text:span text:style-name="T5">총</text:span><text:span text:style-name="T4">15</text:span><text:span text:style-name="T5">획</text:span><text:span text:style-name="T4">; huī)</text:span></text:p>
      <text:p text:style-name="P8">邮</text:p>
      <text:p text:style-name="P6"><text:span text:style-name="T4">(</text:span><text:span text:style-name="T5">우편 우</text:span><text:span text:style-name="T4">; </text:span><text:span text:style-name="T5">⾢</text:span><text:span text:style-name="T4">-</text:span><text:span text:style-name="T5">총</text:span><text:span text:style-name="T4">8</text:span><text:span text:style-name="T5">획</text:span><text:span text:style-name="T4">; yóu)</text:span></text:p>
      <text:p text:style-name="P8">梁</text:p>
      <text:p text:style-name="P6"><text:span text:style-name="T4">(</text:span><text:span text:style-name="T5">들보 량</text:span><text:span text:style-name="T4">{</text:span><text:span text:style-name="T5">양</text:span><text:span text:style-name="T4">}; </text:span><text:span text:style-name="T5">⽊</text:span><text:span text:style-name="T4">-</text:span><text:span text:style-name="T5">총</text:span><text:span text:style-name="T4">11</text:span><text:span text:style-name="T5">획</text:span><text:span text:style-name="T4">; liáng)</text:span></text:p>
      <text:p text:style-name="P8">哲</text:p>
      <text:p text:style-name="P6"><text:span text:style-name="T4">(</text:span><text:span text:style-name="T5">밝을 철</text:span><text:span text:style-name="T4">; </text:span><text:span text:style-name="T5">⼝</text:span><text:span text:style-name="T4">-</text:span><text:span text:style-name="T5">총</text:span><text:span text:style-name="T4">10</text:span><text:span text:style-name="T5">획</text:span><text:span text:style-name="T4">; zhé)</text:span></text:p>
      <text:p text:style-name="P8">纱</text:p>
      <text:p text:style-name="P6"><text:span text:style-name="T4">(</text:span><text:span text:style-name="T5">모래 사</text:span><text:span text:style-name="T4">; </text:span><text:span text:style-name="T5">⽷</text:span><text:span text:style-name="T4">-</text:span><text:span text:style-name="T5">총</text:span><text:span text:style-name="T4">7</text:span><text:span text:style-name="T5">획</text:span><text:span text:style-name="T4">; shā)</text:span></text:p>
      <text:p text:style-name="P8">宋</text:p>
      <text:p text:style-name="P6"><text:span text:style-name="T4">(</text:span><text:span text:style-name="T5">송나라 송</text:span><text:span text:style-name="T4">; </text:span><text:span text:style-name="T5">⼧</text:span><text:span text:style-name="T4">-</text:span><text:span text:style-name="T5">총</text:span><text:span text:style-name="T4">7</text:span><text:span text:style-name="T5">획</text:span><text:span text:style-name="T4">; sòng)</text:span></text:p>
      <text:p text:style-name="P8">炭</text:p>
      <text:p text:style-name="P6"><text:soft-page-break/><text:span text:style-name="T4">(</text:span><text:span text:style-name="T5">숯 탄</text:span><text:span text:style-name="T4">; </text:span><text:span text:style-name="T5">⽕</text:span><text:span text:style-name="T4">-</text:span><text:span text:style-name="T5">총</text:span><text:span text:style-name="T4">9</text:span><text:span text:style-name="T5">획</text:span><text:span text:style-name="T4">; tàn)</text:span></text:p>
      <text:p text:style-name="P8">唉</text:p>
      <text:p text:style-name="P6"><text:span text:style-name="T4">(</text:span><text:span text:style-name="T5">그래 애</text:span><text:span text:style-name="T4">; </text:span><text:span text:style-name="T5">⼝</text:span><text:span text:style-name="T4">-</text:span><text:span text:style-name="T5">총</text:span><text:span text:style-name="T4">10</text:span><text:span text:style-name="T5">획</text:span><text:span text:style-name="T4">; āi,ài)</text:span></text:p>
      <text:p text:style-name="P8">仗</text:p>
      <text:p text:style-name="P6"><text:span text:style-name="T4">(</text:span><text:span text:style-name="T5">무기 장</text:span><text:span text:style-name="T4">; </text:span><text:span text:style-name="T5">⼈</text:span><text:span text:style-name="T4">-</text:span><text:span text:style-name="T5">총</text:span><text:span text:style-name="T4">5</text:span><text:span text:style-name="T5">획</text:span><text:span text:style-name="T4">; zhàng)</text:span></text:p>
      <text:p text:style-name="P8">盗</text:p>
      <text:p text:style-name="P6"><text:span text:style-name="T4">(</text:span><text:span text:style-name="T5">도둑 도</text:span><text:span text:style-name="T4">; </text:span><text:span text:style-name="T5">⽫</text:span><text:span text:style-name="T4">-</text:span><text:span text:style-name="T5">총</text:span><text:span text:style-name="T4">11</text:span><text:span text:style-name="T5">획</text:span><text:span text:style-name="T4">; dào)</text:span></text:p>
      <text:p text:style-name="P8">挖</text:p>
      <text:p text:style-name="P6"><text:span text:style-name="T4">(</text:span><text:span text:style-name="T5">우벼낼 알</text:span><text:span text:style-name="T4">; </text:span><text:span text:style-name="T5">⼿</text:span><text:span text:style-name="T4">-</text:span><text:span text:style-name="T5">총</text:span><text:span text:style-name="T4">9</text:span><text:span text:style-name="T5">획</text:span><text:span text:style-name="T4">; wā)</text:span></text:p>
      <text:p text:style-name="P8">碰</text:p>
      <text:p text:style-name="P6"><text:span text:style-name="T4">(</text:span><text:span text:style-name="T5">부딪칠 팽</text:span><text:span text:style-name="T4">; </text:span><text:span text:style-name="T5">⽯</text:span><text:span text:style-name="T4">-</text:span><text:span text:style-name="T5">총</text:span><text:span text:style-name="T4">14</text:span><text:span text:style-name="T5">획</text:span><text:span text:style-name="T4">; pèng)</text:span></text:p>
      <text:p text:style-name="P8">朱</text:p>
      <text:p text:style-name="P6"><text:span text:style-name="T4">(</text:span><text:span text:style-name="T5">붉을 주</text:span><text:span text:style-name="T4">; </text:span><text:span text:style-name="T5">⽊</text:span><text:span text:style-name="T4">-</text:span><text:span text:style-name="T5">총</text:span><text:span text:style-name="T4">6</text:span><text:span text:style-name="T5">획</text:span><text:span text:style-name="T4">; zhū)</text:span></text:p>
      <text:p text:style-name="P8">截</text:p>
      <text:p text:style-name="P6"><text:span text:style-name="T4">(</text:span><text:span text:style-name="T5">끊을 절</text:span><text:span text:style-name="T4">; </text:span><text:span text:style-name="T5">⼽</text:span><text:span text:style-name="T4">-</text:span><text:span text:style-name="T5">총</text:span><text:span text:style-name="T4">14</text:span><text:span text:style-name="T5">획</text:span><text:span text:style-name="T4">; jié)</text:span></text:p>
      <text:p text:style-name="P8">符</text:p>
      <text:p text:style-name="P6"><text:span text:style-name="T4">(</text:span><text:span text:style-name="T5">부신 부</text:span><text:span text:style-name="T4">; </text:span><text:span text:style-name="T5">⽵</text:span><text:span text:style-name="T4">-</text:span><text:span text:style-name="T5">총</text:span><text:span text:style-name="T4">11</text:span><text:span text:style-name="T5">획</text:span><text:span text:style-name="T4">; fú)</text:span></text:p>
      <text:p text:style-name="P8">狂</text:p>
      <text:p text:style-name="P6"><text:span text:style-name="T4">(</text:span><text:span text:style-name="T5">미칠 광</text:span><text:span text:style-name="T4">; </text:span><text:span text:style-name="T5">⽝</text:span><text:span text:style-name="T4">-</text:span><text:span text:style-name="T5">총</text:span><text:span text:style-name="T4">7</text:span><text:span text:style-name="T5">획</text:span><text:span text:style-name="T4">; kuáng)</text:span></text:p>
      <text:p text:style-name="P8">疾</text:p>
      <text:p text:style-name="P6"><text:span text:style-name="T4">(</text:span><text:span text:style-name="T5">병 질</text:span><text:span text:style-name="T4">; </text:span><text:span text:style-name="T5">⽧</text:span><text:span text:style-name="T4">-</text:span><text:span text:style-name="T5">총</text:span><text:span text:style-name="T4">10</text:span><text:span text:style-name="T5">획</text:span><text:span text:style-name="T4">; jí)</text:span></text:p>
      <text:p text:style-name="P8">毁</text:p>
      <text:p text:style-name="P6"><text:span text:style-name="T4">(</text:span><text:span text:style-name="T5">헐 훼</text:span><text:span text:style-name="T4">; </text:span><text:span text:style-name="T5">⽎</text:span><text:span text:style-name="T4">-</text:span><text:span text:style-name="T5">총</text:span><text:span text:style-name="T4">13</text:span><text:span text:style-name="T5">획</text:span><text:span text:style-name="T4">; huǐ)</text:span></text:p>
      <text:p text:style-name="P8">购</text:p>
      <text:p text:style-name="P6"><text:span text:style-name="T4">(</text:span><text:span text:style-name="T5">구할 구</text:span><text:span text:style-name="T4">; </text:span><text:span text:style-name="T5">⾙</text:span><text:span text:style-name="T4">-</text:span><text:span text:style-name="T5">총</text:span><text:span text:style-name="T4">8</text:span><text:span text:style-name="T5">획</text:span><text:span text:style-name="T4">; gòu)</text:span></text:p>
      <text:p text:style-name="P8">邀</text:p>
      <text:p text:style-name="P6"><text:span text:style-name="T4">(</text:span><text:span text:style-name="T5">맞을 요</text:span><text:span text:style-name="T4">{</text:span><text:span text:style-name="T5">료</text:span><text:span text:style-name="T4">}; </text:span><text:span text:style-name="T5">⾡</text:span><text:span text:style-name="T4">-</text:span><text:span text:style-name="T5">총</text:span><text:span text:style-name="T4">17</text:span><text:span text:style-name="T5">획</text:span><text:span text:style-name="T4">; yāo)</text:span></text:p>
      <text:p text:style-name="P8">肃</text:p>
      <text:p text:style-name="P6"><text:span text:style-name="T4">(</text:span><text:span text:style-name="T5">엄숙할 숙</text:span><text:span text:style-name="T4">; </text:span><text:span text:style-name="T5">⾀</text:span><text:span text:style-name="T4">-</text:span><text:span text:style-name="T5">총</text:span><text:span text:style-name="T4">10</text:span><text:span text:style-name="T5">획</text:span><text:span text:style-name="T4">; sù)</text:span></text:p>
      <text:p text:style-name="P8">饰</text:p>
      <text:p text:style-name="P6"><text:span text:style-name="T4">(</text:span><text:span text:style-name="T5">냅다 뛸 식</text:span><text:span text:style-name="T4">; </text:span><text:span text:style-name="T5">⾷</text:span><text:span text:style-name="T4">-</text:span><text:span text:style-name="T5">총</text:span><text:span text:style-name="T4">8</text:span><text:span text:style-name="T5">획</text:span><text:span text:style-name="T4">; shì)</text:span></text:p>
      <text:p text:style-name="P8">恢</text:p>
      <text:p text:style-name="P6"><text:span text:style-name="T4">(</text:span><text:span text:style-name="T5">넓을 회</text:span><text:span text:style-name="T4">; </text:span><text:span text:style-name="T5">⼼</text:span><text:span text:style-name="T4">-</text:span><text:span text:style-name="T5">총</text:span><text:span text:style-name="T4">9</text:span><text:span text:style-name="T5">획</text:span><text:span text:style-name="T4">; huī)</text:span></text:p>
      <text:p text:style-name="P8">骤</text:p>
      <text:p text:style-name="P6"><text:span text:style-name="T4">(</text:span><text:span text:style-name="T5">달릴 취</text:span><text:span text:style-name="T4">; </text:span><text:span text:style-name="T5">⾺</text:span><text:span text:style-name="T4">-</text:span><text:span text:style-name="T5">총</text:span><text:span text:style-name="T4">17</text:span><text:span text:style-name="T5">획</text:span><text:span text:style-name="T4">; zhòu)</text:span></text:p>
      <text:p text:style-name="P8">贼</text:p>
      <text:p text:style-name="P6"><text:span text:style-name="T4">(</text:span><text:span text:style-name="T5">도둑 적</text:span><text:span text:style-name="T4">; </text:span><text:span text:style-name="T5">⾙</text:span><text:span text:style-name="T4">-</text:span><text:span text:style-name="T5">총</text:span><text:span text:style-name="T4">10</text:span><text:span text:style-name="T5">획</text:span><text:span text:style-name="T4">; zéi)</text:span></text:p>
      <text:p text:style-name="P8">顽</text:p>
      <text:p text:style-name="P6"><text:span text:style-name="T4">(</text:span><text:span text:style-name="T5">완고할 완</text:span><text:span text:style-name="T4">; </text:span><text:span text:style-name="T5">⾴</text:span><text:span text:style-name="T4">-</text:span><text:span text:style-name="T5">총</text:span><text:span text:style-name="T4">10</text:span><text:span text:style-name="T5">획</text:span><text:span text:style-name="T4">; wán)</text:span></text:p>
      <text:p text:style-name="P8">扑</text:p>
      <text:p text:style-name="P6"><text:span text:style-name="T4">(</text:span><text:span text:style-name="T5">칠 복</text:span><text:span text:style-name="T4">; </text:span><text:span text:style-name="T5">⼿</text:span><text:span text:style-name="T4">-</text:span><text:span text:style-name="T5">총</text:span><text:span text:style-name="T4">5</text:span><text:span text:style-name="T5">획</text:span><text:span text:style-name="T4">; pū)</text:span></text:p>
      <text:p text:style-name="P8">磁</text:p>
      <text:p text:style-name="P6"><text:span text:style-name="T4">(</text:span><text:span text:style-name="T5">자석 자</text:span><text:span text:style-name="T4">; </text:span><text:span text:style-name="T5">⽯</text:span><text:span text:style-name="T4">-</text:span><text:span text:style-name="T5">총</text:span><text:span text:style-name="T4">14</text:span><text:span text:style-name="T5">획</text:span><text:span text:style-name="T4">; cí)</text:span></text:p>
      <text:p text:style-name="P8">袖</text:p>
      <text:p text:style-name="P6"><text:span text:style-name="T4">(</text:span><text:span text:style-name="T5">소매 수</text:span><text:span text:style-name="T4">; </text:span><text:span text:style-name="T5">⾐</text:span><text:span text:style-name="T4">-</text:span><text:span text:style-name="T5">총</text:span><text:span text:style-name="T4">10</text:span><text:span text:style-name="T5">획</text:span><text:span text:style-name="T4">; xiù)</text:span></text:p>
      <text:p text:style-name="P8">肚</text:p>
      <text:p text:style-name="P6"><text:span text:style-name="T4">(</text:span><text:span text:style-name="T5">배 두</text:span><text:span text:style-name="T4">; </text:span><text:span text:style-name="T5">⾁</text:span><text:span text:style-name="T4">-</text:span><text:span text:style-name="T5">총</text:span><text:span text:style-name="T4">7</text:span><text:span text:style-name="T5">획</text:span><text:span text:style-name="T4">; dù,dǔ)</text:span></text:p>
      <text:p text:style-name="P8">耀</text:p>
      <text:p text:style-name="P6"><text:span text:style-name="T4">(</text:span><text:span text:style-name="T5">빛날 요</text:span><text:span text:style-name="T4">; </text:span><text:span text:style-name="T5">⽻</text:span><text:span text:style-name="T4">-</text:span><text:span text:style-name="T5">총</text:span><text:span text:style-name="T4">20</text:span><text:span text:style-name="T5">획</text:span><text:span text:style-name="T4">; yào)</text:span></text:p>
      <text:p text:style-name="P8">纹</text:p>
      <text:p text:style-name="P6"><text:span text:style-name="T4">(</text:span><text:span text:style-name="T5">무늬 문</text:span><text:span text:style-name="T4">; </text:span><text:span text:style-name="T5">⽷</text:span><text:span text:style-name="T4">-</text:span><text:span text:style-name="T5">총</text:span><text:span text:style-name="T4">7</text:span><text:span text:style-name="T5">획</text:span><text:span text:style-name="T4">; wén)</text:span></text:p>
      <text:p text:style-name="P8">牲</text:p>
      <text:p text:style-name="P6"><text:soft-page-break/><text:span text:style-name="T4">(</text:span><text:span text:style-name="T5">희생 생</text:span><text:span text:style-name="T4">; </text:span><text:span text:style-name="T5">⽜</text:span><text:span text:style-name="T4">-</text:span><text:span text:style-name="T5">총</text:span><text:span text:style-name="T4">9</text:span><text:span text:style-name="T5">획</text:span><text:span text:style-name="T4">; shēng)</text:span></text:p>
      <text:p text:style-name="P8">栽</text:p>
      <text:p text:style-name="P6"><text:span text:style-name="T4">(</text:span><text:span text:style-name="T5">심을 재</text:span><text:span text:style-name="T4">; </text:span><text:span text:style-name="T5">⽊</text:span><text:span text:style-name="T4">-</text:span><text:span text:style-name="T5">총</text:span><text:span text:style-name="T4">10</text:span><text:span text:style-name="T5">획</text:span><text:span text:style-name="T4">; zāi)</text:span></text:p>
      <text:p text:style-name="P8">龄</text:p>
      <text:p text:style-name="P6"><text:span text:style-name="T4">(</text:span><text:span text:style-name="T5">나이 령</text:span><text:span text:style-name="T4">; </text:span><text:span text:style-name="T5">⿒</text:span><text:span text:style-name="T4">-</text:span><text:span text:style-name="T5">총</text:span><text:span text:style-name="T4">13</text:span><text:span text:style-name="T5">획</text:span><text:span text:style-name="T4">; líng)</text:span></text:p>
      <text:p text:style-name="P8">鑑</text:p>
      <text:p text:style-name="P6"><text:span text:style-name="T4">(</text:span><text:span text:style-name="T5">거울 감</text:span><text:span text:style-name="T4">; </text:span><text:span text:style-name="T5">⾦</text:span><text:span text:style-name="T4">-</text:span><text:span text:style-name="T5">총</text:span><text:span text:style-name="T4">22</text:span><text:span text:style-name="T5">획</text:span><text:span text:style-name="T4">; jiàn)</text:span></text:p>
      <text:p text:style-name="P8">纲</text:p>
      <text:p text:style-name="P6"><text:span text:style-name="T4">(</text:span><text:span text:style-name="T5">그물 망</text:span><text:span text:style-name="T4">; </text:span><text:span text:style-name="T5">⽷</text:span><text:span text:style-name="T4">-</text:span><text:span text:style-name="T5">총</text:span><text:span text:style-name="T4">7</text:span><text:span text:style-name="T5">획</text:span><text:span text:style-name="T4">; gāng)</text:span></text:p>
      <text:p text:style-name="P8">紫</text:p>
      <text:p text:style-name="P6"><text:span text:style-name="T4">(</text:span><text:span text:style-name="T5">자줏빛 자</text:span><text:span text:style-name="T4">; </text:span><text:span text:style-name="T5">⽷</text:span><text:span text:style-name="T4">-</text:span><text:span text:style-name="T5">총</text:span><text:span text:style-name="T4">11</text:span><text:span text:style-name="T5">획</text:span><text:span text:style-name="T4">; zǐ)</text:span></text:p>
      <text:p text:style-name="P8">闷</text:p>
      <text:p text:style-name="P6"><text:span text:style-name="T4">(</text:span><text:span text:style-name="T5">번민할 민</text:span><text:span text:style-name="T4">; </text:span><text:span text:style-name="T5">⾨</text:span><text:span text:style-name="T4">-</text:span><text:span text:style-name="T5">총</text:span><text:span text:style-name="T4">7</text:span><text:span text:style-name="T5">획</text:span><text:span text:style-name="T4">; mèn,mēn)</text:span></text:p>
      <text:p text:style-name="P8">役</text:p>
      <text:p text:style-name="P6"><text:span text:style-name="T4">(</text:span><text:span text:style-name="T5">부릴 역</text:span><text:span text:style-name="T4">; </text:span><text:span text:style-name="T5">⼻</text:span><text:span text:style-name="T4">-</text:span><text:span text:style-name="T5">총</text:span><text:span text:style-name="T4">7</text:span><text:span text:style-name="T5">획</text:span><text:span text:style-name="T4">; yì)</text:span></text:p>
      <text:p text:style-name="P8">閱</text:p>
      <text:p text:style-name="P6"><text:span text:style-name="T4">(</text:span><text:span text:style-name="T5">검열할 열</text:span><text:span text:style-name="T4">; </text:span><text:span text:style-name="T5">⾨</text:span><text:span text:style-name="T4">-</text:span><text:span text:style-name="T5">총</text:span><text:span text:style-name="T4">15</text:span><text:span text:style-name="T5">획</text:span><text:span text:style-name="T4">; yuè)</text:span></text:p>
      <text:p text:style-name="P8">燕</text:p>
      <text:p text:style-name="P6"><text:span text:style-name="T4">(</text:span><text:span text:style-name="T5">제비 연</text:span><text:span text:style-name="T4">; </text:span><text:span text:style-name="T5">⽕</text:span><text:span text:style-name="T4">-</text:span><text:span text:style-name="T5">총</text:span><text:span text:style-name="T4">16</text:span><text:span text:style-name="T5">획</text:span><text:span text:style-name="T4">; yàn,yān)</text:span></text:p>
      <text:p text:style-name="P8">坡</text:p>
      <text:p text:style-name="P6"><text:span text:style-name="T4">(</text:span><text:span text:style-name="T5">고개 파</text:span><text:span text:style-name="T4">; </text:span><text:span text:style-name="T5">⼟</text:span><text:span text:style-name="T4">-</text:span><text:span text:style-name="T5">총</text:span><text:span text:style-name="T4">8</text:span><text:span text:style-name="T5">획</text:span><text:span text:style-name="T4">; pō)</text:span></text:p>
      <text:p text:style-name="P8">咬</text:p>
      <text:p text:style-name="P6"><text:span text:style-name="T4">(</text:span><text:span text:style-name="T5">새소리 교</text:span><text:span text:style-name="T4">; </text:span><text:span text:style-name="T5">⼝</text:span><text:span text:style-name="T4">-</text:span><text:span text:style-name="T5">총</text:span><text:span text:style-name="T4">9</text:span><text:span text:style-name="T5">획</text:span><text:span text:style-name="T4">; yǎo)</text:span></text:p>
      <text:p text:style-name="P8">刷</text:p>
      <text:p text:style-name="P6"><text:span text:style-name="T4">(</text:span><text:span text:style-name="T5">쓸 쇄</text:span><text:span text:style-name="T4">; </text:span><text:span text:style-name="T5">⼑</text:span><text:span text:style-name="T4">-</text:span><text:span text:style-name="T5">총</text:span><text:span text:style-name="T4">8</text:span><text:span text:style-name="T5">획</text:span><text:span text:style-name="T4">; shuā,shuà)</text:span></text:p>
      <text:p text:style-name="P8">拾</text:p>
      <text:p text:style-name="P6"><text:span text:style-name="T4">(</text:span><text:span text:style-name="T5">주울 습</text:span><text:span text:style-name="T4">; </text:span><text:span text:style-name="T5">⼿</text:span><text:span text:style-name="T4">-</text:span><text:span text:style-name="T5">총</text:span><text:span text:style-name="T4">9</text:span><text:span text:style-name="T5">획</text:span><text:span text:style-name="T4">; shí,shě,shè)</text:span></text:p>
      <text:p text:style-name="P8">肩</text:p>
      <text:p text:style-name="P6"><text:span text:style-name="T4">(</text:span><text:span text:style-name="T5">어깨 견</text:span><text:span text:style-name="T4">; </text:span><text:span text:style-name="T5">⾁</text:span><text:span text:style-name="T4">-</text:span><text:span text:style-name="T5">총</text:span><text:span text:style-name="T4">8</text:span><text:span text:style-name="T5">획</text:span><text:span text:style-name="T4">; jiān)</text:span></text:p>
      <text:p text:style-name="P8">缝</text:p>
      <text:p text:style-name="P6"><text:span text:style-name="T4">(</text:span><text:span text:style-name="T5">꿰맬 봉</text:span><text:span text:style-name="T4">; </text:span><text:span text:style-name="T5">⽷</text:span><text:span text:style-name="T4">-</text:span><text:span text:style-name="T5">총</text:span><text:span text:style-name="T4">13</text:span><text:span text:style-name="T5">획</text:span><text:span text:style-name="T4">; féng,fèng)</text:span></text:p>
      <text:p text:style-name="P8">储</text:p>
      <text:p text:style-name="P6"><text:span text:style-name="T4">(</text:span><text:span text:style-name="T5">쌓을 저</text:span><text:span text:style-name="T4">; </text:span><text:span text:style-name="T5">⼈</text:span><text:span text:style-name="T4">-</text:span><text:span text:style-name="T5">총</text:span><text:span text:style-name="T4">12</text:span><text:span text:style-name="T5">획</text:span><text:span text:style-name="T4">; chǔ)</text:span></text:p>
      <text:p text:style-name="P8">踏</text:p>
      <text:p text:style-name="P6"><text:span text:style-name="T4">(</text:span><text:span text:style-name="T5">밟을 답</text:span><text:span text:style-name="T4">; </text:span><text:span text:style-name="T5">⾜</text:span><text:span text:style-name="T4">-</text:span><text:span text:style-name="T5">총</text:span><text:span text:style-name="T4">15</text:span><text:span text:style-name="T5">획</text:span><text:span text:style-name="T4">; tà,tā)</text:span></text:p>
      <text:p text:style-name="P8">峰</text:p>
      <text:p text:style-name="P6"><text:span text:style-name="T4">(</text:span><text:span text:style-name="T5">봉우리 봉</text:span><text:span text:style-name="T4">; </text:span><text:span text:style-name="T5">⼭</text:span><text:span text:style-name="T4">-</text:span><text:span text:style-name="T5">총</text:span><text:span text:style-name="T4">10</text:span><text:span text:style-name="T5">획</text:span><text:span text:style-name="T4">; fēng)</text:span></text:p>
      <text:p text:style-name="P8">绳</text:p>
      <text:p text:style-name="P6"><text:span text:style-name="T4">(</text:span><text:span text:style-name="T5">줄 승</text:span><text:span text:style-name="T4">; </text:span><text:span text:style-name="T5">⽷</text:span><text:span text:style-name="T4">-</text:span><text:span text:style-name="T5">총</text:span><text:span text:style-name="T4">11</text:span><text:span text:style-name="T5">획</text:span><text:span text:style-name="T4">; shéng)</text:span></text:p>
      <text:p text:style-name="P8">烂</text:p>
      <text:p text:style-name="P6"><text:span text:style-name="T4">(</text:span><text:span text:style-name="T5">란</text:span><text:span text:style-name="T4">; </text:span><text:span text:style-name="T5">⽕</text:span><text:span text:style-name="T4">-</text:span><text:span text:style-name="T5">총</text:span><text:span text:style-name="T4">9</text:span><text:span text:style-name="T5">획</text:span><text:span text:style-name="T4">; làn)</text:span></text:p>
      <text:p text:style-name="P8">柳</text:p>
      <text:p text:style-name="P6"><text:span text:style-name="T4">(</text:span><text:span text:style-name="T5">버들 류</text:span><text:span text:style-name="T4">{</text:span><text:span text:style-name="T5">유</text:span><text:span text:style-name="T4">}; </text:span><text:span text:style-name="T5">⽊</text:span><text:span text:style-name="T4">-</text:span><text:span text:style-name="T5">총</text:span><text:span text:style-name="T4">9</text:span><text:span text:style-name="T5">획</text:span><text:span text:style-name="T4">; liǔ)</text:span></text:p>
      <text:p text:style-name="P8">颗</text:p>
      <text:p text:style-name="P6"><text:span text:style-name="T4">(</text:span><text:span text:style-name="T5">낟알 과</text:span><text:span text:style-name="T4">; </text:span><text:span text:style-name="T5">⾴</text:span><text:span text:style-name="T4">-</text:span><text:span text:style-name="T5">총</text:span><text:span text:style-name="T4">14</text:span><text:span text:style-name="T5">획</text:span><text:span text:style-name="T4">; kē)</text:span></text:p>
      <text:p text:style-name="P8">忠</text:p>
      <text:p text:style-name="P6"><text:span text:style-name="T4">(</text:span><text:span text:style-name="T5">충성 충</text:span><text:span text:style-name="T4">; </text:span><text:span text:style-name="T5">⼼</text:span><text:span text:style-name="T4">-</text:span><text:span text:style-name="T5">총</text:span><text:span text:style-name="T4">8</text:span><text:span text:style-name="T5">획</text:span><text:span text:style-name="T4">; zhōng)</text:span></text:p>
      <text:p text:style-name="P8">蒸</text:p>
      <text:p text:style-name="P6"><text:span text:style-name="T4">(</text:span><text:span text:style-name="T5">찔 증</text:span><text:span text:style-name="T4">; </text:span><text:span text:style-name="T5">⾋</text:span><text:span text:style-name="T4">-</text:span><text:span text:style-name="T5">총</text:span><text:span text:style-name="T4">14</text:span><text:span text:style-name="T5">획</text:span><text:span text:style-name="T4">; zhēng)</text:span></text:p>
      <text:p text:style-name="P8">挤</text:p>
      <text:p text:style-name="P6"><text:span text:style-name="T4">(</text:span><text:span text:style-name="T5">밀 제</text:span><text:span text:style-name="T4">; </text:span><text:span text:style-name="T5">⼿</text:span><text:span text:style-name="T4">-</text:span><text:span text:style-name="T5">총</text:span><text:span text:style-name="T4">9</text:span><text:span text:style-name="T5">획</text:span><text:span text:style-name="T4">; jǐ)</text:span></text:p>
      <text:p text:style-name="P8">覆</text:p>
      <text:p text:style-name="P6"><text:soft-page-break/><text:span text:style-name="T4">(</text:span><text:span text:style-name="T5">뒤집힐 복</text:span><text:span text:style-name="T4">; </text:span><text:span text:style-name="T5">⾑</text:span><text:span text:style-name="T4">-</text:span><text:span text:style-name="T5">총</text:span><text:span text:style-name="T4">18</text:span><text:span text:style-name="T5">획</text:span><text:span text:style-name="T4">; fù)</text:span></text:p>
      <text:p text:style-name="P8">乳</text:p>
      <text:p text:style-name="P6"><text:span text:style-name="T4">(</text:span><text:span text:style-name="T5">젖 유</text:span><text:span text:style-name="T4">; </text:span><text:span text:style-name="T5">⼄</text:span><text:span text:style-name="T4">-</text:span><text:span text:style-name="T5">총</text:span><text:span text:style-name="T4">8</text:span><text:span text:style-name="T5">획</text:span><text:span text:style-name="T4">; rǔ)</text:span></text:p>
      <text:p text:style-name="P8">匪</text:p>
      <text:p text:style-name="P6"><text:span text:style-name="T4">(</text:span><text:span text:style-name="T5">대상자 비</text:span><text:span text:style-name="T4">; </text:span><text:span text:style-name="T5">⼕</text:span><text:span text:style-name="T4">-</text:span><text:span text:style-name="T5">총</text:span><text:span text:style-name="T4">10</text:span><text:span text:style-name="T5">획</text:span><text:span text:style-name="T4">; fěi)</text:span></text:p>
      <text:p text:style-name="P8">租</text:p>
      <text:p text:style-name="P6"><text:span text:style-name="T4">(</text:span><text:span text:style-name="T5">구실 조</text:span><text:span text:style-name="T4">; </text:span><text:span text:style-name="T5">⽲</text:span><text:span text:style-name="T4">-</text:span><text:span text:style-name="T5">총</text:span><text:span text:style-name="T4">10</text:span><text:span text:style-name="T5">획</text:span><text:span text:style-name="T4">; zū)</text:span></text:p>
      <text:p text:style-name="P8">吐</text:p>
      <text:p text:style-name="P6"><text:span text:style-name="T4">(</text:span><text:span text:style-name="T5">토할 토</text:span><text:span text:style-name="T4">; </text:span><text:span text:style-name="T5">⼝</text:span><text:span text:style-name="T4">-</text:span><text:span text:style-name="T5">총</text:span><text:span text:style-name="T4">6</text:span><text:span text:style-name="T5">획</text:span><text:span text:style-name="T4">; tǔ)</text:span></text:p>
      <text:p text:style-name="P8">帐</text:p>
      <text:p text:style-name="P6"><text:span text:style-name="T4">(</text:span><text:span text:style-name="T5">휘장 장</text:span><text:span text:style-name="T4">; </text:span><text:span text:style-name="T5">⼱</text:span><text:span text:style-name="T4">-</text:span><text:span text:style-name="T5">총</text:span><text:span text:style-name="T4">7</text:span><text:span text:style-name="T5">획</text:span><text:span text:style-name="T4">; zhàng)</text:span></text:p>
      <text:p text:style-name="P8">搬</text:p>
      <text:p text:style-name="P6"><text:span text:style-name="T4">(</text:span><text:span text:style-name="T5">옮길 반</text:span><text:span text:style-name="T4">; </text:span><text:span text:style-name="T5">⼿</text:span><text:span text:style-name="T4">-</text:span><text:span text:style-name="T5">총</text:span><text:span text:style-name="T4">13</text:span><text:span text:style-name="T5">획</text:span><text:span text:style-name="T4">; bān)</text:span></text:p>
      <text:p text:style-name="P8">旨</text:p>
      <text:p text:style-name="P6"><text:span text:style-name="T4">(</text:span><text:span text:style-name="T5">맛있을 지</text:span><text:span text:style-name="T4">; </text:span><text:span text:style-name="T5">⽇</text:span><text:span text:style-name="T4">-</text:span><text:span text:style-name="T5">총</text:span><text:span text:style-name="T4">6</text:span><text:span text:style-name="T5">획</text:span><text:span text:style-name="T4">; zhǐ)</text:span></text:p>
      <text:p text:style-name="P8">碍</text:p>
      <text:p text:style-name="P6"><text:span text:style-name="T4">(</text:span><text:span text:style-name="T5">거리낄 애</text:span><text:span text:style-name="T4">; </text:span><text:span text:style-name="T5">⽯</text:span><text:span text:style-name="T4">-</text:span><text:span text:style-name="T5">총</text:span><text:span text:style-name="T4">13</text:span><text:span text:style-name="T5">획</text:span><text:span text:style-name="T4">; ài)</text:span></text:p>
      <text:p text:style-name="P8">欠</text:p>
      <text:p text:style-name="P6"><text:span text:style-name="T4">(</text:span><text:span text:style-name="T5">하품 흠</text:span><text:span text:style-name="T4">; </text:span><text:span text:style-name="T5">⽋</text:span><text:span text:style-name="T4">-</text:span><text:span text:style-name="T5">총</text:span><text:span text:style-name="T4">4</text:span><text:span text:style-name="T5">획</text:span><text:span text:style-name="T4">; qiàn)</text:span></text:p>
      <text:p text:style-name="P8">详</text:p>
      <text:p text:style-name="P6"><text:span text:style-name="T4">(</text:span><text:span text:style-name="T5">자세할 상</text:span><text:span text:style-name="T4">; </text:span><text:span text:style-name="T5">⾔</text:span><text:span text:style-name="T4">-</text:span><text:span text:style-name="T5">총</text:span><text:span text:style-name="T4">8</text:span><text:span text:style-name="T5">획</text:span><text:span text:style-name="T4">; xiáng)</text:span></text:p>
      <text:p text:style-name="P8">瞎</text:p>
      <text:p text:style-name="P6"><text:span text:style-name="T4">(</text:span><text:span text:style-name="T5">애꾸눈 할</text:span><text:span text:style-name="T4">; </text:span><text:span text:style-name="T5">⽬</text:span><text:span text:style-name="T4">-</text:span><text:span text:style-name="T5">총</text:span><text:span text:style-name="T4">15</text:span><text:span text:style-name="T5">획</text:span><text:span text:style-name="T4">; xiā)</text:span></text:p>
      <text:p text:style-name="P8">阔</text:p>
      <text:p text:style-name="P6"><text:span text:style-name="T4">(</text:span><text:span text:style-name="T5">트일 활</text:span><text:span text:style-name="T4">; </text:span><text:span text:style-name="T5">⾨</text:span><text:span text:style-name="T4">-</text:span><text:span text:style-name="T5">총</text:span><text:span text:style-name="T4">12</text:span><text:span text:style-name="T5">획</text:span><text:span text:style-name="T4">; kuò)</text:span></text:p>
      <text:p text:style-name="P8">搭</text:p>
      <text:p text:style-name="P6"><text:span text:style-name="T4">(</text:span><text:span text:style-name="T5">탈 탑</text:span><text:span text:style-name="T4">; </text:span><text:span text:style-name="T5">⼿</text:span><text:span text:style-name="T4">-</text:span><text:span text:style-name="T5">총</text:span><text:span text:style-name="T4">13</text:span><text:span text:style-name="T5">획</text:span><text:span text:style-name="T4">; dā)</text:span></text:p>
      <text:p text:style-name="P8">钉</text:p>
      <text:p text:style-name="P6"><text:span text:style-name="T4">(</text:span><text:span text:style-name="T5">못 정</text:span><text:span text:style-name="T4">; </text:span><text:span text:style-name="T5">⾦</text:span><text:span text:style-name="T4">-</text:span><text:span text:style-name="T5">총</text:span><text:span text:style-name="T4">7</text:span><text:span text:style-name="T5">획</text:span><text:span text:style-name="T4">; dīng,dìng)</text:span></text:p>
      <text:p text:style-name="P8">嫂</text:p>
      <text:p text:style-name="P6"><text:span text:style-name="T4">(</text:span><text:span text:style-name="T5">형수 수</text:span><text:span text:style-name="T4">; </text:span><text:span text:style-name="T5">⼥</text:span><text:span text:style-name="T4">-</text:span><text:span text:style-name="T5">총</text:span><text:span text:style-name="T4">13</text:span><text:span text:style-name="T5">획</text:span><text:span text:style-name="T4">; sǎo)</text:span></text:p>
      <text:p text:style-name="P8">弃</text:p>
      <text:p text:style-name="P6"><text:span text:style-name="T4">(</text:span><text:span text:style-name="T5">버릴 기</text:span><text:span text:style-name="T4">; </text:span><text:span text:style-name="T5">⼶</text:span><text:span text:style-name="T4">-</text:span><text:span text:style-name="T5">총</text:span><text:span text:style-name="T4">7</text:span><text:span text:style-name="T5">획</text:span><text:span text:style-name="T4">; qì)</text:span></text:p>
      <text:p text:style-name="P8">兼</text:p>
      <text:p text:style-name="P6"><text:span text:style-name="T4">(</text:span><text:span text:style-name="T5">겸할 겸</text:span><text:span text:style-name="T4">; </text:span><text:span text:style-name="T5">⼋</text:span><text:span text:style-name="T4">-</text:span><text:span text:style-name="T5">총</text:span><text:span text:style-name="T4">10</text:span><text:span text:style-name="T5">획</text:span><text:span text:style-name="T4">; jiān)</text:span></text:p>
      <text:p text:style-name="P8">蓄</text:p>
      <text:p text:style-name="P6"><text:span text:style-name="T4">(</text:span><text:span text:style-name="T5">쌓을 축</text:span><text:span text:style-name="T4">; </text:span><text:span text:style-name="T5">⾋</text:span><text:span text:style-name="T4">-</text:span><text:span text:style-name="T5">총</text:span><text:span text:style-name="T4">14</text:span><text:span text:style-name="T5">획</text:span><text:span text:style-name="T4">; xù)</text:span></text:p>
      <text:p text:style-name="P8">趁</text:p>
      <text:p text:style-name="P6"><text:span text:style-name="T4">(</text:span><text:span text:style-name="T5">좇을 진</text:span><text:span text:style-name="T4">; </text:span><text:span text:style-name="T5">⾛</text:span><text:span text:style-name="T4">-</text:span><text:span text:style-name="T5">총</text:span><text:span text:style-name="T4">12</text:span><text:span text:style-name="T5">획</text:span><text:span text:style-name="T4">; chèn)</text:span></text:p>
      <text:p text:style-name="P8">腾</text:p>
      <text:p text:style-name="P6"><text:span text:style-name="T4">(</text:span><text:span text:style-name="T5">오를 등</text:span><text:span text:style-name="T4">; </text:span><text:span text:style-name="T5">⾁</text:span><text:span text:style-name="T4">-</text:span><text:span text:style-name="T5">총</text:span><text:span text:style-name="T4">13</text:span><text:span text:style-name="T5">획</text:span><text:span text:style-name="T4">; téng)</text:span></text:p>
      <text:p text:style-name="P8">塑</text:p>
      <text:p text:style-name="P6"><text:span text:style-name="T4">(</text:span><text:span text:style-name="T5">토우 소</text:span><text:span text:style-name="T4">; </text:span><text:span text:style-name="T5">⼟</text:span><text:span text:style-name="T4">-</text:span><text:span text:style-name="T5">총</text:span><text:span text:style-name="T4">13</text:span><text:span text:style-name="T5">획</text:span><text:span text:style-name="T4">; sù)</text:span></text:p>
      <text:p text:style-name="P8">徐</text:p>
      <text:p text:style-name="P6"><text:span text:style-name="T4">(</text:span><text:span text:style-name="T5">천천할 서</text:span><text:span text:style-name="T4">; </text:span><text:span text:style-name="T5">⼻</text:span><text:span text:style-name="T4">-</text:span><text:span text:style-name="T5">총</text:span><text:span text:style-name="T4">10</text:span><text:span text:style-name="T5">획</text:span><text:span text:style-name="T4">; xú)</text:span></text:p>
      <text:p text:style-name="P8">帖</text:p>
      <text:p text:style-name="P6"><text:span text:style-name="T4">(</text:span><text:span text:style-name="T5">표제 첩</text:span><text:span text:style-name="T4">; </text:span><text:span text:style-name="T5">⼱</text:span><text:span text:style-name="T4">-</text:span><text:span text:style-name="T5">총</text:span><text:span text:style-name="T4">8</text:span><text:span text:style-name="T5">획</text:span><text:span text:style-name="T4">; tiē,tié,tiě)</text:span></text:p>
      <text:p text:style-name="P8">雅</text:p>
      <text:p text:style-name="P6"><text:span text:style-name="T4">(</text:span><text:span text:style-name="T5">초오 아</text:span><text:span text:style-name="T4">; </text:span><text:span text:style-name="T5">⾫</text:span><text:span text:style-name="T4">-</text:span><text:span text:style-name="T5">총</text:span><text:span text:style-name="T4">12</text:span><text:span text:style-name="T5">획</text:span><text:span text:style-name="T4">; yǎ,yā)</text:span></text:p>
      <text:p text:style-name="P8">尘</text:p>
      <text:p text:style-name="P6"><text:span text:style-name="T4">(</text:span><text:span text:style-name="T5">티끌 진</text:span><text:span text:style-name="T4">; </text:span><text:span text:style-name="T5">⼩</text:span><text:span text:style-name="T4">-</text:span><text:span text:style-name="T5">총</text:span><text:span text:style-name="T4">6</text:span><text:span text:style-name="T5">획</text:span><text:span text:style-name="T4">; chén)</text:span></text:p>
      <text:p text:style-name="P8">鹊</text:p>
      <text:p text:style-name="P6"><text:soft-page-break/><text:span text:style-name="T4">(</text:span><text:span text:style-name="T5">까치 작</text:span><text:span text:style-name="T4">; </text:span><text:span text:style-name="T5">⿃</text:span><text:span text:style-name="T4">-</text:span><text:span text:style-name="T5">총</text:span><text:span text:style-name="T4">13</text:span><text:span text:style-name="T5">획</text:span><text:span text:style-name="T4">; què)</text:span></text:p>
      <text:p text:style-name="P8">芽</text:p>
      <text:p text:style-name="P6"><text:span text:style-name="T4">(</text:span><text:span text:style-name="T5">싹 아</text:span><text:span text:style-name="T4">; </text:span><text:span text:style-name="T5">⾋</text:span><text:span text:style-name="T4">-</text:span><text:span text:style-name="T5">총</text:span><text:span text:style-name="T4">8</text:span><text:span text:style-name="T5">획</text:span><text:span text:style-name="T4">; yá)</text:span></text:p>
      <text:p text:style-name="P8">陷</text:p>
      <text:p text:style-name="P6"><text:span text:style-name="T4">(</text:span><text:span text:style-name="T5">빠질 함</text:span><text:span text:style-name="T4">; </text:span><text:span text:style-name="T5">⾩</text:span><text:span text:style-name="T4">-</text:span><text:span text:style-name="T5">총</text:span><text:span text:style-name="T4">11</text:span><text:span text:style-name="T5">획</text:span><text:span text:style-name="T4">; xiàn)</text:span></text:p>
      <text:p text:style-name="P8">蝇</text:p>
      <text:p text:style-name="P6"><text:span text:style-name="T4">(</text:span><text:span text:style-name="T5">파리 승</text:span><text:span text:style-name="T4">; </text:span><text:span text:style-name="T5">⾍</text:span><text:span text:style-name="T4">-</text:span><text:span text:style-name="T5">총</text:span><text:span text:style-name="T4">14</text:span><text:span text:style-name="T5">획</text:span><text:span text:style-name="T4">; yíng)</text:span></text:p>
      <text:p text:style-name="P8">筒</text:p>
      <text:p text:style-name="P6"><text:span text:style-name="T4">(</text:span><text:span text:style-name="T5">대롱 통</text:span><text:span text:style-name="T4">; </text:span><text:span text:style-name="T5">⽵</text:span><text:span text:style-name="T4">-</text:span><text:span text:style-name="T5">총</text:span><text:span text:style-name="T4">12</text:span><text:span text:style-name="T5">획</text:span><text:span text:style-name="T4">; tǒng)</text:span></text:p>
      <text:p text:style-name="P8">饼</text:p>
      <text:p text:style-name="P6"><text:span text:style-name="T4">(</text:span><text:span text:style-name="T5">밀가루 병</text:span><text:span text:style-name="T4">; </text:span><text:span text:style-name="T5">⾷</text:span><text:span text:style-name="T4">-</text:span><text:span text:style-name="T5">총</text:span><text:span text:style-name="T4">9</text:span><text:span text:style-name="T5">획</text:span><text:span text:style-name="T4">; bǐng)</text:span></text:p>
      <text:p text:style-name="P8">稀</text:p>
      <text:p text:style-name="P6"><text:span text:style-name="T4">(</text:span><text:span text:style-name="T5">드물 희</text:span><text:span text:style-name="T4">; </text:span><text:span text:style-name="T5">⽲</text:span><text:span text:style-name="T4">-</text:span><text:span text:style-name="T5">총</text:span><text:span text:style-name="T4">12</text:span><text:span text:style-name="T5">획</text:span><text:span text:style-name="T4">; xī)</text:span></text:p>
      <text:p text:style-name="P8">畜</text:p>
      <text:p text:style-name="P6"><text:span text:style-name="T4">(</text:span><text:span text:style-name="T5">쌓을 축</text:span><text:span text:style-name="T4">; </text:span><text:span text:style-name="T5">⽥</text:span><text:span text:style-name="T4">-</text:span><text:span text:style-name="T5">총</text:span><text:span text:style-name="T4">10</text:span><text:span text:style-name="T5">획</text:span><text:span text:style-name="T4">; chù,xù)</text:span></text:p>
      <text:p text:style-name="P8">焦</text:p>
      <text:p text:style-name="P6"><text:span text:style-name="T4">(</text:span><text:span text:style-name="T5">그을릴 초</text:span><text:span text:style-name="T4">; </text:span><text:span text:style-name="T5">⽕</text:span><text:span text:style-name="T4">-</text:span><text:span text:style-name="T5">총</text:span><text:span text:style-name="T4">12</text:span><text:span text:style-name="T5">획</text:span><text:span text:style-name="T4">; jiāo)</text:span></text:p>
      <text:p text:style-name="P8">饿</text:p>
      <text:p text:style-name="P6"><text:span text:style-name="T4">(</text:span><text:span text:style-name="T5">주릴 아</text:span><text:span text:style-name="T4">; </text:span><text:span text:style-name="T5">⾷</text:span><text:span text:style-name="T4">-</text:span><text:span text:style-name="T5">총</text:span><text:span text:style-name="T4">10</text:span><text:span text:style-name="T5">획</text:span><text:span text:style-name="T4">; è)</text:span></text:p>
      <text:p text:style-name="P8">炸</text:p>
      <text:p text:style-name="P6"><text:span text:style-name="T4">(</text:span><text:span text:style-name="T5">터질 작</text:span><text:span text:style-name="T4">; </text:span><text:span text:style-name="T5">⽕</text:span><text:span text:style-name="T4">-</text:span><text:span text:style-name="T5">총</text:span><text:span text:style-name="T4">9</text:span><text:span text:style-name="T5">획</text:span><text:span text:style-name="T4">; zhà,zhá)</text:span></text:p>
      <text:p text:style-name="P8">岂</text:p>
      <text:p text:style-name="P6"><text:span text:style-name="T4">(</text:span><text:span text:style-name="T5">어찌 기</text:span><text:span text:style-name="T4">; </text:span><text:span text:style-name="T5">⼭</text:span><text:span text:style-name="T4">-</text:span><text:span text:style-name="T5">총</text:span><text:span text:style-name="T4">6</text:span><text:span text:style-name="T5">획</text:span><text:span text:style-name="T4">; qǐ)</text:span></text:p>
      <text:p text:style-name="P8">臂</text:p>
      <text:p text:style-name="P6"><text:span text:style-name="T4">(</text:span><text:span text:style-name="T5">팔 비</text:span><text:span text:style-name="T4">; </text:span><text:span text:style-name="T5">⾁</text:span><text:span text:style-name="T4">-</text:span><text:span text:style-name="T5">총</text:span><text:span text:style-name="T4">17</text:span><text:span text:style-name="T5">획</text:span><text:span text:style-name="T4">; bì,bèi)</text:span></text:p>
      <text:p text:style-name="P8">宿</text:p>
      <text:p text:style-name="P6"><text:span text:style-name="T4">(</text:span><text:span text:style-name="T5">묵을 숙</text:span><text:span text:style-name="T4">; </text:span><text:span text:style-name="T5">⼧</text:span><text:span text:style-name="T4">-</text:span><text:span text:style-name="T5">총</text:span><text:span text:style-name="T4">11</text:span><text:span text:style-name="T5">획</text:span><text:span text:style-name="T4">; sù,xiǔ,xiù)</text:span></text:p>
      <text:p text:style-name="P8">饲</text:p>
      <text:p text:style-name="P6"><text:span text:style-name="T4">(</text:span><text:span text:style-name="T5">먹일 사</text:span><text:span text:style-name="T4">; </text:span><text:span text:style-name="T5">⾷</text:span><text:span text:style-name="T4">-</text:span><text:span text:style-name="T5">총</text:span><text:span text:style-name="T4">8</text:span><text:span text:style-name="T5">획</text:span><text:span text:style-name="T4">; sì)</text:span></text:p>
      <text:p text:style-name="P8">喂</text:p>
      <text:p text:style-name="P6"><text:span text:style-name="T4">(</text:span><text:span text:style-name="T5">부르는 소리 위</text:span><text:span text:style-name="T4">; </text:span><text:span text:style-name="T5">⼝</text:span><text:span text:style-name="T4">-</text:span><text:span text:style-name="T5">총</text:span><text:span text:style-name="T4">12</text:span><text:span text:style-name="T5">획</text:span><text:span text:style-name="T4">; wèi)</text:span></text:p>
      <text:p text:style-name="P8">凉</text:p>
      <text:p text:style-name="P6"><text:span text:style-name="T4">(</text:span><text:span text:style-name="T5">서늘할 량</text:span><text:span text:style-name="T4">; </text:span><text:span text:style-name="T5">⼎</text:span><text:span text:style-name="T4">-</text:span><text:span text:style-name="T5">총</text:span><text:span text:style-name="T4">10</text:span><text:span text:style-name="T5">획</text:span><text:span text:style-name="T4">; liáng,liàng)</text:span></text:p>
      <text:p text:style-name="P8">豪</text:p>
      <text:p text:style-name="P6"><text:span text:style-name="T4">(</text:span><text:span text:style-name="T5">호걸 호</text:span><text:span text:style-name="T4">; </text:span><text:span text:style-name="T5">⾗</text:span><text:span text:style-name="T4">-</text:span><text:span text:style-name="T5">총</text:span><text:span text:style-name="T4">14</text:span><text:span text:style-name="T5">획</text:span><text:span text:style-name="T4">; háo)</text:span></text:p>
      <text:p text:style-name="P8">倡</text:p>
      <text:p text:style-name="P6"><text:span text:style-name="T4">(</text:span><text:span text:style-name="T5">여광대 창</text:span><text:span text:style-name="T4">; </text:span><text:span text:style-name="T5">⼈</text:span><text:span text:style-name="T4">-</text:span><text:span text:style-name="T5">총</text:span><text:span text:style-name="T4">10</text:span><text:span text:style-name="T5">획</text:span><text:span text:style-name="T4">; chàng,cāng,càng)</text:span></text:p>
      <text:p text:style-name="P8">籍</text:p>
      <text:p text:style-name="P6"><text:span text:style-name="T4">(</text:span><text:span text:style-name="T5">서적 적</text:span><text:span text:style-name="T4">; </text:span><text:span text:style-name="T5">⽵</text:span><text:span text:style-name="T4">-</text:span><text:span text:style-name="T5">총</text:span><text:span text:style-name="T4">20</text:span><text:span text:style-name="T5">획</text:span><text:span text:style-name="T4">; jí)</text:span></text:p>
      <text:p text:style-name="P8">丢</text:p>
      <text:p text:style-name="P6"><text:span text:style-name="T4">(</text:span><text:span text:style-name="T5">잃어버릴 주</text:span><text:span text:style-name="T4">; </text:span><text:span text:style-name="T5">⼀</text:span><text:span text:style-name="T4">-</text:span><text:span text:style-name="T5">총</text:span><text:span text:style-name="T4">6</text:span><text:span text:style-name="T5">획</text:span><text:span text:style-name="T4">; diū)</text:span></text:p>
      <text:p text:style-name="P8">舒</text:p>
      <text:p text:style-name="P6"><text:span text:style-name="T4">(</text:span><text:span text:style-name="T5">펼 서</text:span><text:span text:style-name="T4">; </text:span><text:span text:style-name="T5">⾆</text:span><text:span text:style-name="T4">-</text:span><text:span text:style-name="T5">총</text:span><text:span text:style-name="T4">12</text:span><text:span text:style-name="T5">획</text:span><text:span text:style-name="T4">; shū)</text:span></text:p>
      <text:p text:style-name="P8">摩</text:p>
      <text:p text:style-name="P6"><text:span text:style-name="T4">(</text:span><text:span text:style-name="T5">갈 마</text:span><text:span text:style-name="T4">; </text:span><text:span text:style-name="T5">⼿</text:span><text:span text:style-name="T4">-</text:span><text:span text:style-name="T5">총</text:span><text:span text:style-name="T4">15</text:span><text:span text:style-name="T5">획</text:span><text:span text:style-name="T4">; mó,mā)</text:span></text:p>
      <text:p text:style-name="P8">侮</text:p>
      <text:p text:style-name="P6"><text:span text:style-name="T4">(</text:span><text:span text:style-name="T5">업신여길 모</text:span><text:span text:style-name="T4">; </text:span><text:span text:style-name="T5">⼈</text:span><text:span text:style-name="T4">-</text:span><text:span text:style-name="T5">총</text:span><text:span text:style-name="T4">9</text:span><text:span text:style-name="T5">획</text:span><text:span text:style-name="T4">; wǔ)</text:span></text:p>
      <text:p text:style-name="P8">忧</text:p>
      <text:p text:style-name="P6"><text:span text:style-name="T4">(</text:span><text:span text:style-name="T5">가슴 설렐 우</text:span><text:span text:style-name="T4">; </text:span><text:span text:style-name="T5">⼼</text:span><text:span text:style-name="T4">-</text:span><text:span text:style-name="T5">총</text:span><text:span text:style-name="T4">7</text:span><text:span text:style-name="T5">획</text:span><text:span text:style-name="T4">; yōu)</text:span></text:p>
      <text:p text:style-name="P8">眉</text:p>
      <text:p text:style-name="P6"><text:span text:style-name="T4">(</text:span><text:span text:style-name="T5">눈썹 미</text:span><text:span text:style-name="T4">; </text:span><text:span text:style-name="T5">⽬</text:span><text:span text:style-name="T4">-</text:span><text:span text:style-name="T5">총</text:span><text:span text:style-name="T4">9</text:span><text:span text:style-name="T5">획</text:span><text:span text:style-name="T4">; méi)</text:span></text:p>
      <text:p text:style-name="P8">猴</text:p>
      <text:p text:style-name="P6"><text:soft-page-break/><text:span text:style-name="T4">(</text:span><text:span text:style-name="T5">원숭이 후</text:span><text:span text:style-name="T4">; </text:span><text:span text:style-name="T5">⽝</text:span><text:span text:style-name="T4">-</text:span><text:span text:style-name="T5">총</text:span><text:span text:style-name="T4">12</text:span><text:span text:style-name="T5">획</text:span><text:span text:style-name="T4">; hóu)</text:span></text:p>
      <text:p text:style-name="P8">尝</text:p>
      <text:p text:style-name="P6"><text:span text:style-name="T4">(</text:span><text:span text:style-name="T5">맛볼 상</text:span><text:span text:style-name="T4">; </text:span><text:span text:style-name="T5">⼩</text:span><text:span text:style-name="T4">-</text:span><text:span text:style-name="T5">총</text:span><text:span text:style-name="T4">9</text:span><text:span text:style-name="T5">획</text:span><text:span text:style-name="T4">; cháng)</text:span></text:p>
      <text:p text:style-name="P8">凶</text:p>
      <text:p text:style-name="P6"><text:span text:style-name="T4">(</text:span><text:span text:style-name="T5">흉할 흉</text:span><text:span text:style-name="T4">; </text:span><text:span text:style-name="T5">⼐</text:span><text:span text:style-name="T4">-</text:span><text:span text:style-name="T5">총</text:span><text:span text:style-name="T4">4</text:span><text:span text:style-name="T5">획</text:span><text:span text:style-name="T4">; xiōng)</text:span></text:p>
      <text:p text:style-name="P8">朵</text:p>
      <text:p text:style-name="P6"><text:span text:style-name="T4">(</text:span><text:span text:style-name="T5">늘어질 타</text:span><text:span text:style-name="T4">; </text:span><text:span text:style-name="T5">⽊</text:span><text:span text:style-name="T4">-</text:span><text:span text:style-name="T5">총</text:span><text:span text:style-name="T4">6</text:span><text:span text:style-name="T5">획</text:span><text:span text:style-name="T4">; duǒ)</text:span></text:p>
      <text:p text:style-name="P8">郎</text:p>
      <text:p text:style-name="P6"><text:span text:style-name="T4">(</text:span><text:span text:style-name="T5">사내 랑</text:span><text:span text:style-name="T4">; </text:span><text:span text:style-name="T5">⾢</text:span><text:span text:style-name="T4">-</text:span><text:span text:style-name="T5">총</text:span><text:span text:style-name="T4">9</text:span><text:span text:style-name="T5">획</text:span><text:span text:style-name="T4">; láng,làng)</text:span></text:p>
      <text:p text:style-name="P8">闯</text:p>
      <text:p text:style-name="P6"><text:span text:style-name="T4">(</text:span><text:span text:style-name="T5">말이 문을 나오는 모양 틈</text:span><text:span text:style-name="T4">; </text:span><text:span text:style-name="T5">⾨</text:span><text:span text:style-name="T4">-</text:span><text:span text:style-name="T5">총</text:span><text:span text:style-name="T4">6</text:span><text:span text:style-name="T5">획</text:span><text:span text:style-name="T4">; chuǎng)</text:span></text:p>
      <text:p text:style-name="P8">凝</text:p>
      <text:p text:style-name="P6"><text:span text:style-name="T4">(</text:span><text:span text:style-name="T5">엉길 응</text:span><text:span text:style-name="T4">; </text:span><text:span text:style-name="T5">⼎</text:span><text:span text:style-name="T4">-</text:span><text:span text:style-name="T5">총</text:span><text:span text:style-name="T4">16</text:span><text:span text:style-name="T5">획</text:span><text:span text:style-name="T4">; níng)</text:span></text:p>
      <text:p text:style-name="P8">誉</text:p>
      <text:p text:style-name="P6"><text:span text:style-name="T4">(</text:span><text:span text:style-name="T5">기릴 예</text:span><text:span text:style-name="T4">; </text:span><text:span text:style-name="T5">⾔</text:span><text:span text:style-name="T4">-</text:span><text:span text:style-name="T5">총</text:span><text:span text:style-name="T4">13</text:span><text:span text:style-name="T5">획</text:span><text:span text:style-name="T4">; yù)</text:span></text:p>
      <text:p text:style-name="P8">饱</text:p>
      <text:p text:style-name="P6"><text:span text:style-name="T4">(</text:span><text:span text:style-name="T5">배부를 포</text:span><text:span text:style-name="T4">; </text:span><text:span text:style-name="T5">⾷</text:span><text:span text:style-name="T4">-</text:span><text:span text:style-name="T5">총</text:span><text:span text:style-name="T4">8</text:span><text:span text:style-name="T5">획</text:span><text:span text:style-name="T4">; bǎo)</text:span></text:p>
      <text:p text:style-name="P8">弯</text:p>
      <text:p text:style-name="P6"><text:span text:style-name="T4">(</text:span><text:span text:style-name="T5">굽을 만</text:span><text:span text:style-name="T4">; </text:span><text:span text:style-name="T5">⼸</text:span><text:span text:style-name="T4">-</text:span><text:span text:style-name="T5">총</text:span><text:span text:style-name="T4">9</text:span><text:span text:style-name="T5">획</text:span><text:span text:style-name="T4">; wān)</text:span></text:p>
      <text:p text:style-name="P8">袭</text:p>
      <text:p text:style-name="P6"><text:span text:style-name="T4">(</text:span><text:span text:style-name="T5">염습할 습</text:span><text:span text:style-name="T4">; </text:span><text:span text:style-name="T5">⾐</text:span><text:span text:style-name="T4">-</text:span><text:span text:style-name="T5">총</text:span><text:span text:style-name="T4">11</text:span><text:span text:style-name="T5">획</text:span><text:span text:style-name="T4">; xí)</text:span></text:p>
      <text:p text:style-name="P8">腹</text:p>
      <text:p text:style-name="P6"><text:span text:style-name="T4">(</text:span><text:span text:style-name="T5">배 복</text:span><text:span text:style-name="T4">; </text:span><text:span text:style-name="T5">⾁</text:span><text:span text:style-name="T4">-</text:span><text:span text:style-name="T5">총</text:span><text:span text:style-name="T4">13</text:span><text:span text:style-name="T5">획</text:span><text:span text:style-name="T4">; fù)</text:span></text:p>
      <text:p text:style-name="P8">秤</text:p>
      <text:p text:style-name="P6"><text:span text:style-name="T4">(</text:span><text:span text:style-name="T5">저울 칭</text:span><text:span text:style-name="T4">; </text:span><text:span text:style-name="T5">⽲</text:span><text:span text:style-name="T4">-</text:span><text:span text:style-name="T5">총</text:span><text:span text:style-name="T4">10</text:span><text:span text:style-name="T5">획</text:span><text:span text:style-name="T4">; chèn,chèng)</text:span></text:p>
      <text:p text:style-name="P8">遵</text:p>
      <text:p text:style-name="P6"><text:span text:style-name="T4">(</text:span><text:span text:style-name="T5">좇을 준</text:span><text:span text:style-name="T4">; </text:span><text:span text:style-name="T5">⾡</text:span><text:span text:style-name="T4">-</text:span><text:span text:style-name="T5">총</text:span><text:span text:style-name="T4">16</text:span><text:span text:style-name="T5">획</text:span><text:span text:style-name="T4">; zūn)</text:span></text:p>
      <text:p text:style-name="P8">叙</text:p>
      <text:p text:style-name="P6"><text:span text:style-name="T4">(</text:span><text:span text:style-name="T5">베풀 서</text:span><text:span text:style-name="T4">; </text:span><text:span text:style-name="T5">⼜</text:span><text:span text:style-name="T4">-</text:span><text:span text:style-name="T5">총</text:span><text:span text:style-name="T4">9</text:span><text:span text:style-name="T5">획</text:span><text:span text:style-name="T4">; xù)</text:span></text:p>
      <text:p text:style-name="P8">窝</text:p>
      <text:p text:style-name="P6"><text:span text:style-name="T4">(</text:span><text:span text:style-name="T5">움집 와</text:span><text:span text:style-name="T4">; </text:span><text:span text:style-name="T5">⽳</text:span><text:span text:style-name="T4">-</text:span><text:span text:style-name="T5">총</text:span><text:span text:style-name="T4">12</text:span><text:span text:style-name="T5">획</text:span><text:span text:style-name="T4">; wō)</text:span></text:p>
      <text:p text:style-name="P8">脂</text:p>
      <text:p text:style-name="P6"><text:span text:style-name="T4">(</text:span><text:span text:style-name="T5">기름 지</text:span><text:span text:style-name="T4">; </text:span><text:span text:style-name="T5">⾁</text:span><text:span text:style-name="T4">-</text:span><text:span text:style-name="T5">총</text:span><text:span text:style-name="T4">10</text:span><text:span text:style-name="T5">획</text:span><text:span text:style-name="T4">; zhī)</text:span></text:p>
      <text:p text:style-name="P8">阁</text:p>
      <text:p text:style-name="P6"><text:span text:style-name="T4">(</text:span><text:span text:style-name="T5">누각 각</text:span><text:span text:style-name="T4">; </text:span><text:span text:style-name="T5">⾨</text:span><text:span text:style-name="T4">-</text:span><text:span text:style-name="T5">총</text:span><text:span text:style-name="T4">9</text:span><text:span text:style-name="T5">획</text:span><text:span text:style-name="T4">; gé)</text:span></text:p>
      <text:p text:style-name="P8">跌</text:p>
      <text:p text:style-name="P6"><text:span text:style-name="T4">(</text:span><text:span text:style-name="T5">넘어질 질</text:span><text:span text:style-name="T4">; </text:span><text:span text:style-name="T5">⾜</text:span><text:span text:style-name="T4">-</text:span><text:span text:style-name="T5">총</text:span><text:span text:style-name="T4">12</text:span><text:span text:style-name="T5">획</text:span><text:span text:style-name="T4">; diē)</text:span></text:p>
      <text:p text:style-name="P8">拆</text:p>
      <text:p text:style-name="P6"><text:span text:style-name="T4">(</text:span><text:span text:style-name="T5">터질 탁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cā)</text:span></text:p>
      <text:p text:style-name="P8">拒</text:p>
      <text:p text:style-name="P6"><text:span text:style-name="T4">(</text:span><text:span text:style-name="T5">막을 거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jù)</text:span></text:p>
      <text:p text:style-name="P8">键</text:p>
      <text:p text:style-name="P6"><text:span text:style-name="T4">(</text:span><text:span text:style-name="T5">열쇠 거</text:span><text:span text:style-name="T4">; </text:span><text:span text:style-name="T5">⾦</text:span><text:span text:style-name="T4">-</text:span><text:span text:style-name="T5">총</text:span><text:span text:style-name="T4">13</text:span><text:span text:style-name="T5">획</text:span><text:span text:style-name="T4">; jiàn)</text:span></text:p>
      <text:p text:style-name="P8">秒</text:p>
      <text:p text:style-name="P6"><text:span text:style-name="T4">(</text:span><text:span text:style-name="T5">초 초</text:span><text:span text:style-name="T4">{</text:span><text:span text:style-name="T5">까끄라기 묘</text:span><text:span text:style-name="T4">}; </text:span><text:span text:style-name="T5">⽲</text:span><text:span text:style-name="T4">-</text:span><text:span text:style-name="T5">총</text:span><text:span text:style-name="T4">9</text:span><text:span text:style-name="T5">획</text:span><text:span text:style-name="T4">; miǎo)</text:span></text:p>
      <text:p text:style-name="P8">瑞</text:p>
      <text:p text:style-name="P6"><text:span text:style-name="T4">(</text:span><text:span text:style-name="T5">상서 서</text:span><text:span text:style-name="T4">; </text:span><text:span text:style-name="T5">⽟</text:span><text:span text:style-name="T4">-</text:span><text:span text:style-name="T5">총</text:span><text:span text:style-name="T4">13</text:span><text:span text:style-name="T5">획</text:span><text:span text:style-name="T4">; ruì)</text:span></text:p>
      <text:p text:style-name="P8">冻</text:p>
      <text:p text:style-name="P6"><text:span text:style-name="T4">(</text:span><text:span text:style-name="T5">얼 동</text:span><text:span text:style-name="T4">; </text:span><text:span text:style-name="T5">⼎</text:span><text:span text:style-name="T4">-</text:span><text:span text:style-name="T5">총</text:span><text:span text:style-name="T4">7</text:span><text:span text:style-name="T5">획</text:span><text:span text:style-name="T4">; dòng)</text:span></text:p>
      <text:p text:style-name="P8">昼</text:p>
      <text:p text:style-name="P6"><text:span text:style-name="T4">(</text:span><text:span text:style-name="T5">낮 주</text:span><text:span text:style-name="T4">; </text:span><text:span text:style-name="T5">⽇</text:span><text:span text:style-name="T4">-</text:span><text:span text:style-name="T5">총</text:span><text:span text:style-name="T4">9</text:span><text:span text:style-name="T5">획</text:span><text:span text:style-name="T4">; zhòu)</text:span></text:p>
      <text:p text:style-name="P8">艇</text:p>
      <text:p text:style-name="P6"><text:soft-page-break/><text:span text:style-name="T4">(</text:span><text:span text:style-name="T5">거룻배 정</text:span><text:span text:style-name="T4">; </text:span><text:span text:style-name="T5">⾈</text:span><text:span text:style-name="T4">-</text:span><text:span text:style-name="T5">총</text:span><text:span text:style-name="T4">13</text:span><text:span text:style-name="T5">획</text:span><text:span text:style-name="T4">; tǐng)</text:span></text:p>
      <text:p text:style-name="P8">趋</text:p>
      <text:p text:style-name="P6"><text:span text:style-name="T4">(</text:span><text:span text:style-name="T5">달릴 추</text:span><text:span text:style-name="T4">; </text:span><text:span text:style-name="T5">⾛</text:span><text:span text:style-name="T4">-</text:span><text:span text:style-name="T5">총</text:span><text:span text:style-name="T4">12</text:span><text:span text:style-name="T5">획</text:span><text:span text:style-name="T4">; qū)</text:span></text:p>
      <text:p text:style-name="P8">驾</text:p>
      <text:p text:style-name="P6"><text:span text:style-name="T4">(</text:span><text:span text:style-name="T5">멍에 가</text:span><text:span text:style-name="T4">; </text:span><text:span text:style-name="T5">⾺</text:span><text:span text:style-name="T4">-</text:span><text:span text:style-name="T5">총</text:span><text:span text:style-name="T4">8</text:span><text:span text:style-name="T5">획</text:span><text:span text:style-name="T4">; jià)</text:span></text:p>
      <text:p text:style-name="P8">昌</text:p>
      <text:p text:style-name="P6"><text:span text:style-name="T4">(</text:span><text:span text:style-name="T5">창성할 창</text:span><text:span text:style-name="T4">; </text:span><text:span text:style-name="T5">⽇</text:span><text:span text:style-name="T4">-</text:span><text:span text:style-name="T5">총</text:span><text:span text:style-name="T4">8</text:span><text:span text:style-name="T5">획</text:span><text:span text:style-name="T4">; chāng)</text:span></text:p>
      <text:p text:style-name="P8">斑</text:p>
      <text:p text:style-name="P6"><text:span text:style-name="T4">(</text:span><text:span text:style-name="T5">얼룩 반</text:span><text:span text:style-name="T4">; </text:span><text:span text:style-name="T5">⽂</text:span><text:span text:style-name="T4">-</text:span><text:span text:style-name="T5">총</text:span><text:span text:style-name="T4">12</text:span><text:span text:style-name="T5">획</text:span><text:span text:style-name="T4">; bān)</text:span></text:p>
      <text:p text:style-name="P8">箭</text:p>
      <text:p text:style-name="P6"><text:span text:style-name="T4">(</text:span><text:span text:style-name="T5">화살 전</text:span><text:span text:style-name="T4">; </text:span><text:span text:style-name="T5">⽵</text:span><text:span text:style-name="T4">-</text:span><text:span text:style-name="T5">총</text:span><text:span text:style-name="T4">15</text:span><text:span text:style-name="T5">획</text:span><text:span text:style-name="T4">; jiàn)</text:span></text:p>
      <text:p text:style-name="P8">俱</text:p>
      <text:p text:style-name="P6"><text:span text:style-name="T4">(</text:span><text:span text:style-name="T5">함께 구</text:span><text:span text:style-name="T4">; </text:span><text:span text:style-name="T5">⼈</text:span><text:span text:style-name="T4">-</text:span><text:span text:style-name="T5">총</text:span><text:span text:style-name="T4">10</text:span><text:span text:style-name="T5">획</text:span><text:span text:style-name="T4">; jù,jū)</text:span></text:p>
      <text:p text:style-name="P8">寿</text:p>
      <text:p text:style-name="P6"><text:span text:style-name="T4">(</text:span><text:span text:style-name="T5">목숨 수</text:span><text:span text:style-name="T4">; </text:span><text:span text:style-name="T5">⼨</text:span><text:span text:style-name="T4">-</text:span><text:span text:style-name="T5">총</text:span><text:span text:style-name="T4">7</text:span><text:span text:style-name="T5">획</text:span><text:span text:style-name="T4">; shòu)</text:span></text:p>
      <text:p text:style-name="P8">汤</text:p>
      <text:p text:style-name="P6"><text:span text:style-name="T4">(</text:span><text:span text:style-name="T5">끓일 탕</text:span><text:span text:style-name="T4">; </text:span><text:span text:style-name="T5">⽔</text:span><text:span text:style-name="T4">-</text:span><text:span text:style-name="T5">총</text:span><text:span text:style-name="T4">6</text:span><text:span text:style-name="T5">획</text:span><text:span text:style-name="T4">; tāng)</text:span></text:p>
      <text:p text:style-name="P8">跃</text:p>
      <text:p text:style-name="P6"><text:span text:style-name="T4">(</text:span><text:span text:style-name="T5">뛸 약</text:span><text:span text:style-name="T4">; </text:span><text:span text:style-name="T5">⾜</text:span><text:span text:style-name="T4">-</text:span><text:span text:style-name="T5">총</text:span><text:span text:style-name="T4">11</text:span><text:span text:style-name="T5">획</text:span><text:span text:style-name="T4">; yuè)</text:span></text:p>
      <text:p text:style-name="P8">偶</text:p>
      <text:p text:style-name="P6"><text:span text:style-name="T4">(</text:span><text:span text:style-name="T5">짝 우</text:span><text:span text:style-name="T4">; </text:span><text:span text:style-name="T5">⼈</text:span><text:span text:style-name="T4">-</text:span><text:span text:style-name="T5">총</text:span><text:span text:style-name="T4">11</text:span><text:span text:style-name="T5">획</text:span><text:span text:style-name="T4">; ǒu)</text:span></text:p>
      <text:p text:style-name="P8">烦</text:p>
      <text:p text:style-name="P6"><text:span text:style-name="T4">(</text:span><text:span text:style-name="T5">괴로워할 번</text:span><text:span text:style-name="T4">; </text:span><text:span text:style-name="T5">⽕</text:span><text:span text:style-name="T4">-</text:span><text:span text:style-name="T5">총</text:span><text:span text:style-name="T4">10</text:span><text:span text:style-name="T5">획</text:span><text:span text:style-name="T4">; fán)</text:span></text:p>
      <text:p text:style-name="P8">孟</text:p>
      <text:p text:style-name="P6"><text:span text:style-name="T4">(</text:span><text:span text:style-name="T5">맏 맹</text:span><text:span text:style-name="T4">; </text:span><text:span text:style-name="T5">⼦</text:span><text:span text:style-name="T4">-</text:span><text:span text:style-name="T5">총</text:span><text:span text:style-name="T4">8</text:span><text:span text:style-name="T5">획</text:span><text:span text:style-name="T4">; mèng)</text:span></text:p>
      <text:p text:style-name="P8">绪</text:p>
      <text:p text:style-name="P6"><text:span text:style-name="T4">(</text:span><text:span text:style-name="T5">실마리 서</text:span><text:span text:style-name="T4">; </text:span><text:span text:style-name="T5">⽷</text:span><text:span text:style-name="T4">-</text:span><text:span text:style-name="T5">총</text:span><text:span text:style-name="T4">11</text:span><text:span text:style-name="T5">획</text:span><text:span text:style-name="T4">; xù)</text:span></text:p>
      <text:p text:style-name="P8">牵</text:p>
      <text:p text:style-name="P6"><text:span text:style-name="T4">(</text:span><text:span text:style-name="T5">끌 견</text:span><text:span text:style-name="T4">; </text:span><text:span text:style-name="T5">⽜</text:span><text:span text:style-name="T4">-</text:span><text:span text:style-name="T5">총</text:span><text:span text:style-name="T4">9</text:span><text:span text:style-name="T5">획</text:span><text:span text:style-name="T4">; qiān)</text:span></text:p>
      <text:p text:style-name="P8">牢</text:p>
      <text:p text:style-name="P6"><text:span text:style-name="T4">(</text:span><text:span text:style-name="T5">우리 뢰</text:span><text:span text:style-name="T4">{</text:span><text:span text:style-name="T5">뇌</text:span><text:span text:style-name="T4">}; </text:span><text:span text:style-name="T5">⽜</text:span><text:span text:style-name="T4">-</text:span><text:span text:style-name="T5">총</text:span><text:span text:style-name="T4">7</text:span><text:span text:style-name="T5">획</text:span><text:span text:style-name="T4">; láo)</text:span></text:p>
      <text:p text:style-name="P8">兽</text:p>
      <text:p text:style-name="P6"><text:span text:style-name="T4">(</text:span><text:span text:style-name="T5">짐승 수</text:span><text:span text:style-name="T4">; </text:span><text:span text:style-name="T5">⼋</text:span><text:span text:style-name="T4">-</text:span><text:span text:style-name="T5">총</text:span><text:span text:style-name="T4">11</text:span><text:span text:style-name="T5">획</text:span><text:span text:style-name="T4">; shòu)</text:span></text:p>
      <text:p text:style-name="P8">仰</text:p>
      <text:p text:style-name="P6"><text:span text:style-name="T4">(</text:span><text:span text:style-name="T5">우러를 앙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yǎng)</text:span></text:p>
      <text:p text:style-name="P8">桑</text:p>
      <text:p text:style-name="P6"><text:span text:style-name="T4">(</text:span><text:span text:style-name="T5">뽕나무 상</text:span><text:span text:style-name="T4">; </text:span><text:span text:style-name="T5">⽊</text:span><text:span text:style-name="T4">-</text:span><text:span text:style-name="T5">총</text:span><text:span text:style-name="T4">10</text:span><text:span text:style-name="T5">획</text:span><text:span text:style-name="T4">; sāng)</text:span></text:p>
      <text:p text:style-name="P8">谅</text:p>
      <text:p text:style-name="P6"><text:span text:style-name="T4">(</text:span><text:span text:style-name="T5">살필 량</text:span><text:span text:style-name="T4">; </text:span><text:span text:style-name="T5">⾔</text:span><text:span text:style-name="T4">-</text:span><text:span text:style-name="T5">총</text:span><text:span text:style-name="T4">10</text:span><text:span text:style-name="T5">획</text:span><text:span text:style-name="T4">; liàng)</text:span></text:p>
      <text:p text:style-name="P8">隐</text:p>
      <text:p text:style-name="P6"><text:span text:style-name="T4">(</text:span><text:span text:style-name="T5">숨을 은</text:span><text:span text:style-name="T4">; </text:span><text:span text:style-name="T5">⾩</text:span><text:span text:style-name="T4">-</text:span><text:span text:style-name="T5">총</text:span><text:span text:style-name="T4">12</text:span><text:span text:style-name="T5">획</text:span><text:span text:style-name="T4">; yǐn)</text:span></text:p>
      <text:p text:style-name="P8">妨</text:p>
      <text:p text:style-name="P6"><text:span text:style-name="T4">(</text:span><text:span text:style-name="T5">방해할 방</text:span><text:span text:style-name="T4">; </text:span><text:span text:style-name="T5">⼥</text:span><text:span text:style-name="T4">-</text:span><text:span text:style-name="T5">총</text:span><text:span text:style-name="T4">7</text:span><text:span text:style-name="T5">획</text:span><text:span text:style-name="T4">; fáng,fāng)</text:span></text:p>
      <text:p text:style-name="P8">悄</text:p>
      <text:p text:style-name="P6"><text:span text:style-name="T4">(</text:span><text:span text:style-name="T5">근심할 초</text:span><text:span text:style-name="T4">; </text:span><text:span text:style-name="T5">⼼</text:span><text:span text:style-name="T4">-</text:span><text:span text:style-name="T5">총</text:span><text:span text:style-name="T4">10</text:span><text:span text:style-name="T5">획</text:span><text:span text:style-name="T4">; qiǎo,qiāo)</text:span></text:p>
      <text:p text:style-name="P8">忆</text:p>
      <text:p text:style-name="P6"><text:span text:style-name="T4">(</text:span><text:span text:style-name="T5">생각할 억</text:span><text:span text:style-name="T4">; </text:span><text:span text:style-name="T5">⼼</text:span><text:span text:style-name="T4">-</text:span><text:span text:style-name="T5">총</text:span><text:span text:style-name="T4">4</text:span><text:span text:style-name="T5">획</text:span><text:span text:style-name="T4">; yì)</text:span></text:p>
      <text:p text:style-name="P8">耻</text:p>
      <text:p text:style-name="P6"><text:span text:style-name="T4">(</text:span><text:span text:style-name="T5">부끄러울 치</text:span><text:span text:style-name="T4">; </text:span><text:span text:style-name="T5">⽿</text:span><text:span text:style-name="T4">-</text:span><text:span text:style-name="T5">총</text:span><text:span text:style-name="T4">10</text:span><text:span text:style-name="T5">획</text:span><text:span text:style-name="T4">; chǐ)</text:span></text:p>
      <text:p text:style-name="P8">泉</text:p>
      <text:p text:style-name="P6"><text:span text:style-name="T4">(</text:span><text:span text:style-name="T5">샘 천</text:span><text:span text:style-name="T4">; </text:span><text:span text:style-name="T5">⽔</text:span><text:span text:style-name="T4">-</text:span><text:span text:style-name="T5">총</text:span><text:span text:style-name="T4">9</text:span><text:span text:style-name="T5">획</text:span><text:span text:style-name="T4">; quán)</text:span></text:p>
      <text:p text:style-name="P8">汪</text:p>
      <text:p text:style-name="P6"><text:soft-page-break/><text:span text:style-name="T4">(</text:span><text:span text:style-name="T5">넓을 왕</text:span><text:span text:style-name="T4">; </text:span><text:span text:style-name="T5">⽔</text:span><text:span text:style-name="T4">-</text:span><text:span text:style-name="T5">총</text:span><text:span text:style-name="T4">7</text:span><text:span text:style-name="T5">획</text:span><text:span text:style-name="T4">; wāng)</text:span></text:p>
      <text:p text:style-name="P8">蚊</text:p>
      <text:p text:style-name="P6"><text:span text:style-name="T4">(</text:span><text:span text:style-name="T5">모기 문</text:span><text:span text:style-name="T4">; </text:span><text:span text:style-name="T5">⾍</text:span><text:span text:style-name="T4">-</text:span><text:span text:style-name="T5">총</text:span><text:span text:style-name="T4">10</text:span><text:span text:style-name="T5">획</text:span><text:span text:style-name="T4">; wén)</text:span></text:p>
      <text:p text:style-name="P8">慰</text:p>
      <text:p text:style-name="P6"><text:span text:style-name="T4">(</text:span><text:span text:style-name="T5">위로할 위</text:span><text:span text:style-name="T4">; </text:span><text:span text:style-name="T5">⼼</text:span><text:span text:style-name="T4">-</text:span><text:span text:style-name="T5">총</text:span><text:span text:style-name="T4">15</text:span><text:span text:style-name="T5">획</text:span><text:span text:style-name="T4">; wèi)</text:span></text:p>
      <text:p text:style-name="P8">递</text:p>
      <text:p text:style-name="P6"><text:span text:style-name="T4">(</text:span><text:span text:style-name="T5">갈마들 체</text:span><text:span text:style-name="T4">; </text:span><text:span text:style-name="T5">⾡</text:span><text:span text:style-name="T4">-</text:span><text:span text:style-name="T5">총</text:span><text:span text:style-name="T4">11</text:span><text:span text:style-name="T5">획</text:span><text:span text:style-name="T4">; dì)</text:span></text:p>
      <text:p text:style-name="P8">滴</text:p>
      <text:p text:style-name="P6"><text:span text:style-name="T4">(</text:span><text:span text:style-name="T5">물방울 적</text:span><text:span text:style-name="T4">; </text:span><text:span text:style-name="T5">⽔</text:span><text:span text:style-name="T4">-</text:span><text:span text:style-name="T5">총</text:span><text:span text:style-name="T4">14</text:span><text:span text:style-name="T5">획</text:span><text:span text:style-name="T4">; dī)</text:span></text:p>
      <text:p text:style-name="P8">屈</text:p>
      <text:p text:style-name="P6"><text:span text:style-name="T4">(</text:span><text:span text:style-name="T5">굽을 굴</text:span><text:span text:style-name="T4">; </text:span><text:span text:style-name="T5">⼫</text:span><text:span text:style-name="T4">-</text:span><text:span text:style-name="T5">총</text:span><text:span text:style-name="T4">8</text:span><text:span text:style-name="T5">획</text:span><text:span text:style-name="T4">; qū)</text:span></text:p>
      <text:p text:style-name="P8">吓</text:p>
      <text:p text:style-name="P6"><text:span text:style-name="T4">(</text:span><text:span text:style-name="T5">놀랄 혁</text:span><text:span text:style-name="T4">{</text:span><text:span text:style-name="T5">위협할 하</text:span><text:span text:style-name="T4">}; </text:span><text:span text:style-name="T5">⼝</text:span><text:span text:style-name="T4">-</text:span><text:span text:style-name="T5">총</text:span><text:span text:style-name="T4">6</text:span><text:span text:style-name="T5">획</text:span><text:span text:style-name="T4">; xià,hè)</text:span></text:p>
      <text:p text:style-name="P8">扰</text:p>
      <text:p text:style-name="P6"><text:span text:style-name="T4">(</text:span><text:span text:style-name="T5">움직일 우</text:span><text:span text:style-name="T4">; </text:span><text:span text:style-name="T5">⼿</text:span><text:span text:style-name="T4">-</text:span><text:span text:style-name="T5">총</text:span><text:span text:style-name="T4">7</text:span><text:span text:style-name="T5">획</text:span><text:span text:style-name="T4">; rǎo)</text:span></text:p>
      <text:p text:style-name="P8">篮</text:p>
      <text:p text:style-name="P6"><text:span text:style-name="T4">(</text:span><text:span text:style-name="T5">바구니 람</text:span><text:span text:style-name="T4">; </text:span><text:span text:style-name="T5">⽵</text:span><text:span text:style-name="T4">-</text:span><text:span text:style-name="T5">총</text:span><text:span text:style-name="T4">16</text:span><text:span text:style-name="T5">획</text:span><text:span text:style-name="T4">; lán)</text:span></text:p>
      <text:p text:style-name="P8">筹</text:p>
      <text:p text:style-name="P6"><text:span text:style-name="T4">(</text:span><text:span text:style-name="T5">투호 살 주</text:span><text:span text:style-name="T4">; </text:span><text:span text:style-name="T5">⽵</text:span><text:span text:style-name="T4">-</text:span><text:span text:style-name="T5">총</text:span><text:span text:style-name="T4">13</text:span><text:span text:style-name="T5">획</text:span><text:span text:style-name="T4">; chóu)</text:span></text:p>
      <text:p text:style-name="P8">悉</text:p>
      <text:p text:style-name="P6"><text:span text:style-name="T4">(</text:span><text:span text:style-name="T5">다 실</text:span><text:span text:style-name="T4">; </text:span><text:span text:style-name="T5">⼼</text:span><text:span text:style-name="T4">-</text:span><text:span text:style-name="T5">총</text:span><text:span text:style-name="T4">11</text:span><text:span text:style-name="T5">획</text:span><text:span text:style-name="T4">; xī)</text:span></text:p>
      <text:p text:style-name="P8">铃</text:p>
      <text:p text:style-name="P6"><text:span text:style-name="T4">(</text:span><text:span text:style-name="T5">방울 령</text:span><text:span text:style-name="T4">; </text:span><text:span text:style-name="T5">⾦</text:span><text:span text:style-name="T4">-</text:span><text:span text:style-name="T5">총</text:span><text:span text:style-name="T4">10</text:span><text:span text:style-name="T5">획</text:span><text:span text:style-name="T4">; líng)</text:span></text:p>
      <text:p text:style-name="P8">葡</text:p>
      <text:p text:style-name="P6"><text:span text:style-name="T4">(</text:span><text:span text:style-name="T5">포도 포</text:span><text:span text:style-name="T4">; </text:span><text:span text:style-name="T5">⾋</text:span><text:span text:style-name="T4">-</text:span><text:span text:style-name="T5">총</text:span><text:span text:style-name="T4">13</text:span><text:span text:style-name="T5">획</text:span><text:span text:style-name="T4">; pú)</text:span></text:p>
      <text:p text:style-name="P8">佩</text:p>
      <text:p text:style-name="P6"><text:span text:style-name="T4">(</text:span><text:span text:style-name="T5">찰 패</text:span><text:span text:style-name="T4">; </text:span><text:span text:style-name="T5">⼈</text:span><text:span text:style-name="T4">-</text:span><text:span text:style-name="T5">총</text:span><text:span text:style-name="T4">8</text:span><text:span text:style-name="T5">획</text:span><text:span text:style-name="T4">; pèi)</text:span></text:p>
      <text:p text:style-name="P8">剑</text:p>
      <text:p text:style-name="P6"><text:span text:style-name="T4">(</text:span><text:span text:style-name="T5">칼 검</text:span><text:span text:style-name="T4">; </text:span><text:span text:style-name="T5">⼑</text:span><text:span text:style-name="T4">-</text:span><text:span text:style-name="T5">총</text:span><text:span text:style-name="T4">9</text:span><text:span text:style-name="T5">획</text:span><text:span text:style-name="T4">; jiàn)</text:span></text:p>
      <text:p text:style-name="P8">仇</text:p>
      <text:p text:style-name="P6"><text:span text:style-name="T4">(</text:span><text:span text:style-name="T5">원수 구</text:span><text:span text:style-name="T4">; </text:span><text:span text:style-name="T5">⼈</text:span><text:span text:style-name="T4">-</text:span><text:span text:style-name="T5">총</text:span><text:span text:style-name="T4">4</text:span><text:span text:style-name="T5">획</text:span><text:span text:style-name="T4">; chóu,qiú)</text:span></text:p>
      <text:p text:style-name="P8">享</text:p>
      <text:p text:style-name="P6"><text:span text:style-name="T4">(</text:span><text:span text:style-name="T5">누릴 향</text:span><text:span text:style-name="T4">; </text:span><text:span text:style-name="T5">⼇</text:span><text:span text:style-name="T4">-</text:span><text:span text:style-name="T5">총</text:span><text:span text:style-name="T4">8</text:span><text:span text:style-name="T5">획</text:span><text:span text:style-name="T4">; xiǎng,hēng,héng)</text:span></text:p>
      <text:p text:style-name="P8">犹</text:p>
      <text:p text:style-name="P6"><text:span text:style-name="T4">(</text:span><text:span text:style-name="T5">짐승 이름 우</text:span><text:span text:style-name="T4">; </text:span><text:span text:style-name="T5">⽝</text:span><text:span text:style-name="T4">-</text:span><text:span text:style-name="T5">총</text:span><text:span text:style-name="T4">7</text:span><text:span text:style-name="T5">획</text:span><text:span text:style-name="T4">; yóu)</text:span></text:p>
      <text:p text:style-name="P8">悬</text:p>
      <text:p text:style-name="P6"><text:span text:style-name="T4">(</text:span><text:span text:style-name="T5">매달 현</text:span><text:span text:style-name="T4">; </text:span><text:span text:style-name="T5">⼼</text:span><text:span text:style-name="T4">-</text:span><text:span text:style-name="T5">총</text:span><text:span text:style-name="T4">11</text:span><text:span text:style-name="T5">획</text:span><text:span text:style-name="T4">; xuán)</text:span></text:p>
      <text:p text:style-name="P8">蜜</text:p>
      <text:p text:style-name="P6"><text:span text:style-name="T4">(</text:span><text:span text:style-name="T5">꿀 밀</text:span><text:span text:style-name="T4">; </text:span><text:span text:style-name="T5">⾍</text:span><text:span text:style-name="T4">-</text:span><text:span text:style-name="T5">총</text:span><text:span text:style-name="T4">14</text:span><text:span text:style-name="T5">획</text:span><text:span text:style-name="T4">; mì)</text:span></text:p>
      <text:p text:style-name="P8">卧</text:p>
      <text:p text:style-name="P6"><text:span text:style-name="T4">(</text:span><text:span text:style-name="T5">누울 와</text:span><text:span text:style-name="T4">; </text:span><text:span text:style-name="T5">⼘</text:span><text:span text:style-name="T4">-</text:span><text:span text:style-name="T5">총</text:span><text:span text:style-name="T4">8</text:span><text:span text:style-name="T5">획</text:span><text:span text:style-name="T4">; wò)</text:span></text:p>
      <text:p text:style-name="P8">槽</text:p>
      <text:p text:style-name="P6"><text:span text:style-name="T4">(</text:span><text:span text:style-name="T5">구유 조</text:span><text:span text:style-name="T4">; </text:span><text:span text:style-name="T5">⽊</text:span><text:span text:style-name="T4">-</text:span><text:span text:style-name="T5">총</text:span><text:span text:style-name="T4">15</text:span><text:span text:style-name="T5">획</text:span><text:span text:style-name="T4">; cáo)</text:span></text:p>
      <text:p text:style-name="P8">缸</text:p>
      <text:p text:style-name="P6"><text:span text:style-name="T4">(</text:span><text:span text:style-name="T5">항아리 항</text:span><text:span text:style-name="T4">; </text:span><text:span text:style-name="T5">⽸</text:span><text:span text:style-name="T4">-</text:span><text:span text:style-name="T5">총</text:span><text:span text:style-name="T4">9</text:span><text:span text:style-name="T5">획</text:span><text:span text:style-name="T4">; gāng)</text:span></text:p>
      <text:p text:style-name="P8">逼</text:p>
      <text:p text:style-name="P6"><text:span text:style-name="T4">(</text:span><text:span text:style-name="T5">닥칠 핍</text:span><text:span text:style-name="T4">; </text:span><text:span text:style-name="T5">⾡</text:span><text:span text:style-name="T4">-</text:span><text:span text:style-name="T5">총</text:span><text:span text:style-name="T4">13</text:span><text:span text:style-name="T5">획</text:span><text:span text:style-name="T4">; bí)</text:span></text:p>
      <text:p text:style-name="P8">嫁</text:p>
      <text:p text:style-name="P6"><text:span text:style-name="T4">(</text:span><text:span text:style-name="T5">시집갈 가</text:span><text:span text:style-name="T4">; </text:span><text:span text:style-name="T5">⼥</text:span><text:span text:style-name="T4">-</text:span><text:span text:style-name="T5">총</text:span><text:span text:style-name="T4">13</text:span><text:span text:style-name="T5">획</text:span><text:span text:style-name="T4">; jià)</text:span></text:p>
      <text:p text:style-name="P8">劣</text:p>
      <text:p text:style-name="P6"><text:span text:style-name="T4">(</text:span><text:span text:style-name="T5">못할 렬</text:span><text:span text:style-name="T4">{</text:span><text:span text:style-name="T5">열</text:span><text:span text:style-name="T4">}; </text:span><text:span text:style-name="T5">⼒</text:span><text:span text:style-name="T4">-</text:span><text:span text:style-name="T5">총</text:span><text:span text:style-name="T4">6</text:span><text:span text:style-name="T5">획</text:span><text:span text:style-name="T4">; liè)</text:span></text:p>
      <text:p text:style-name="P8">罚</text:p>
      <text:p text:style-name="P6"><text:soft-page-break/><text:span text:style-name="T4">(</text:span><text:span text:style-name="T5">벌 줄 벌</text:span><text:span text:style-name="T4">; </text:span><text:span text:style-name="T5">⽹</text:span><text:span text:style-name="T4">-</text:span><text:span text:style-name="T5">총</text:span><text:span text:style-name="T4">9</text:span><text:span text:style-name="T5">획</text:span><text:span text:style-name="T4">; fá)</text:span></text:p>
      <text:p text:style-name="P8">丧</text:p>
      <text:p text:style-name="P6"><text:span text:style-name="T4">(</text:span><text:span text:style-name="T5">죽을 상</text:span><text:span text:style-name="T4">; </text:span><text:span text:style-name="T5">⼀</text:span><text:span text:style-name="T4">-</text:span><text:span text:style-name="T5">총</text:span><text:span text:style-name="T4">8</text:span><text:span text:style-name="T5">획</text:span><text:span text:style-name="T4">; sāng,sàng)</text:span></text:p>
      <text:p text:style-name="P8">漠</text:p>
      <text:p text:style-name="P6"><text:span text:style-name="T4">(</text:span><text:span text:style-name="T5">사막 막</text:span><text:span text:style-name="T4">; </text:span><text:span text:style-name="T5">⽔</text:span><text:span text:style-name="T4">-</text:span><text:span text:style-name="T5">총</text:span><text:span text:style-name="T4">14</text:span><text:span text:style-name="T5">획</text:span><text:span text:style-name="T4">; mò)</text:span></text:p>
      <text:p text:style-name="P8">柔</text:p>
      <text:p text:style-name="P6"><text:span text:style-name="T4">(</text:span><text:span text:style-name="T5">부드러울 유</text:span><text:span text:style-name="T4">; </text:span><text:span text:style-name="T5">⽊</text:span><text:span text:style-name="T4">-</text:span><text:span text:style-name="T5">총</text:span><text:span text:style-name="T4">9</text:span><text:span text:style-name="T5">획</text:span><text:span text:style-name="T4">; róu)</text:span></text:p>
      <text:p text:style-name="P8">宴</text:p>
      <text:p text:style-name="P6"><text:span text:style-name="T4">(</text:span><text:span text:style-name="T5">잔치 연</text:span><text:span text:style-name="T4">; </text:span><text:span text:style-name="T5">⼧</text:span><text:span text:style-name="T4">-</text:span><text:span text:style-name="T5">총</text:span><text:span text:style-name="T4">10</text:span><text:span text:style-name="T5">획</text:span><text:span text:style-name="T4">; yàn)</text:span></text:p>
      <text:p text:style-name="P8">锅</text:p>
      <text:p text:style-name="P6"><text:span text:style-name="T4">(</text:span><text:span text:style-name="T5">노구솥 과</text:span><text:span text:style-name="T4">; </text:span><text:span text:style-name="T5">⾦</text:span><text:span text:style-name="T4">-</text:span><text:span text:style-name="T5">총</text:span><text:span text:style-name="T4">12</text:span><text:span text:style-name="T5">획</text:span><text:span text:style-name="T4">; guō)</text:span></text:p>
      <text:p text:style-name="P8">歇</text:p>
      <text:p text:style-name="P6"><text:span text:style-name="T4">(</text:span><text:span text:style-name="T5">쉴 헐</text:span><text:span text:style-name="T4">; </text:span><text:span text:style-name="T5">⽋</text:span><text:span text:style-name="T4">-</text:span><text:span text:style-name="T5">총</text:span><text:span text:style-name="T4">13</text:span><text:span text:style-name="T5">획</text:span><text:span text:style-name="T4">; xiē)</text:span></text:p>
      <text:p text:style-name="P8">抛</text:p>
      <text:p text:style-name="P6"><text:span text:style-name="T4">(</text:span><text:span text:style-name="T5">던질 포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pāo)</text:span></text:p>
      <text:p text:style-name="P8">昏</text:p>
      <text:p text:style-name="P6"><text:span text:style-name="T4">(</text:span><text:span text:style-name="T5">어두울 혼</text:span><text:span text:style-name="T4">; </text:span><text:span text:style-name="T5">⽇</text:span><text:span text:style-name="T4">-</text:span><text:span text:style-name="T5">총</text:span><text:span text:style-name="T4">8</text:span><text:span text:style-name="T5">획</text:span><text:span text:style-name="T4">; hūn)</text:span></text:p>
      <text:p text:style-name="P8">羽</text:p>
      <text:p text:style-name="P6"><text:span text:style-name="T4">(</text:span><text:span text:style-name="T5">깃 우</text:span><text:span text:style-name="T4">; </text:span><text:span text:style-name="T5">⽻</text:span><text:span text:style-name="T4">-</text:span><text:span text:style-name="T5">총</text:span><text:span text:style-name="T4">6</text:span><text:span text:style-name="T5">획</text:span><text:span text:style-name="T4">; yǔ)</text:span></text:p>
      <text:p text:style-name="P8">滋</text:p>
      <text:p text:style-name="P6"><text:span text:style-name="T4">(</text:span><text:span text:style-name="T5">불을 자</text:span><text:span text:style-name="T4">; </text:span><text:span text:style-name="T5">⽔</text:span><text:span text:style-name="T4">-</text:span><text:span text:style-name="T5">총</text:span><text:span text:style-name="T4">12</text:span><text:span text:style-name="T5">획</text:span><text:span text:style-name="T4">; zī)</text:span></text:p>
      <text:p text:style-name="P8">梅</text:p>
      <text:p text:style-name="P6"><text:span text:style-name="T4">(</text:span><text:span text:style-name="T5">매화나무 매</text:span><text:span text:style-name="T4">; </text:span><text:span text:style-name="T5">⽊</text:span><text:span text:style-name="T4">-</text:span><text:span text:style-name="T5">총</text:span><text:span text:style-name="T4">11</text:span><text:span text:style-name="T5">획</text:span><text:span text:style-name="T4">; méi)</text:span></text:p>
      <text:p text:style-name="P8">庙</text:p>
      <text:p text:style-name="P6"><text:span text:style-name="T4">(</text:span><text:span text:style-name="T5">사당 묘</text:span><text:span text:style-name="T4">; </text:span><text:span text:style-name="T5">⼴</text:span><text:span text:style-name="T4">-</text:span><text:span text:style-name="T5">총</text:span><text:span text:style-name="T4">8</text:span><text:span text:style-name="T5">획</text:span><text:span text:style-name="T4">; miào)</text:span></text:p>
      <text:p text:style-name="P8">铸</text:p>
      <text:p text:style-name="P6"><text:span text:style-name="T4">(</text:span><text:span text:style-name="T5">쇠 부어 만들 주</text:span><text:span text:style-name="T4">; </text:span><text:span text:style-name="T5">⾦</text:span><text:span text:style-name="T4">-</text:span><text:span text:style-name="T5">총</text:span><text:span text:style-name="T4">12</text:span><text:span text:style-name="T5">획</text:span><text:span text:style-name="T4">; zhù)</text:span></text:p>
      <text:p text:style-name="P8">拨</text:p>
      <text:p text:style-name="P6"><text:span text:style-name="T4">(</text:span><text:span text:style-name="T5">다스릴 발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bō)</text:span></text:p>
      <text:p text:style-name="P8">戒</text:p>
      <text:p text:style-name="P6"><text:span text:style-name="T4">(</text:span><text:span text:style-name="T5">경계할 계</text:span><text:span text:style-name="T4">; </text:span><text:span text:style-name="T5">⼽</text:span><text:span text:style-name="T4">-</text:span><text:span text:style-name="T5">총</text:span><text:span text:style-name="T4">7</text:span><text:span text:style-name="T5">획</text:span><text:span text:style-name="T4">; jiè)</text:span></text:p>
      <text:p text:style-name="P8">蓝</text:p>
      <text:p text:style-name="P6"><text:span text:style-name="T4">(</text:span><text:span text:style-name="T5">쪽 람</text:span><text:span text:style-name="T4">; </text:span><text:span text:style-name="T5">⾋</text:span><text:span text:style-name="T4">-</text:span><text:span text:style-name="T5">총</text:span><text:span text:style-name="T4">16</text:span><text:span text:style-name="T5">획</text:span><text:span text:style-name="T4">; lán,lȧn)</text:span></text:p>
      <text:p text:style-name="P8">码</text:p>
      <text:p text:style-name="P6"><text:span text:style-name="T4">(</text:span><text:span text:style-name="T5">마노 마</text:span><text:span text:style-name="T4">; </text:span><text:span text:style-name="T5">⽯</text:span><text:span text:style-name="T4">-</text:span><text:span text:style-name="T5">총</text:span><text:span text:style-name="T4">8</text:span><text:span text:style-name="T5">획</text:span><text:span text:style-name="T4">; mǎ)</text:span></text:p>
      <text:p text:style-name="P8">剪</text:p>
      <text:p text:style-name="P6"><text:span text:style-name="T4">(</text:span><text:span text:style-name="T5">자를 전</text:span><text:span text:style-name="T4">; </text:span><text:span text:style-name="T5">⼑</text:span><text:span text:style-name="T4">-</text:span><text:span text:style-name="T5">총</text:span><text:span text:style-name="T4">11</text:span><text:span text:style-name="T5">획</text:span><text:span text:style-name="T4">; jiǎn)</text:span></text:p>
      <text:p text:style-name="P8">敲</text:p>
      <text:p text:style-name="P6"><text:span text:style-name="T4">(</text:span><text:span text:style-name="T5">두드릴 고</text:span><text:span text:style-name="T4">; </text:span><text:span text:style-name="T5">⽁</text:span><text:span text:style-name="T4">-</text:span><text:span text:style-name="T5">총</text:span><text:span text:style-name="T4">14</text:span><text:span text:style-name="T5">획</text:span><text:span text:style-name="T4">; qiāo)</text:span></text:p>
      <text:p text:style-name="P8">闲</text:p>
      <text:p text:style-name="P6"><text:span text:style-name="T4">(</text:span><text:span text:style-name="T5">한가할 한</text:span><text:span text:style-name="T4">; </text:span><text:span text:style-name="T5">⾨</text:span><text:span text:style-name="T4">-</text:span><text:span text:style-name="T5">총</text:span><text:span text:style-name="T4">7</text:span><text:span text:style-name="T5">획</text:span><text:span text:style-name="T4">; xián)</text:span></text:p>
      <text:p text:style-name="P8">译</text:p>
      <text:p text:style-name="P6"><text:span text:style-name="T4">(</text:span><text:span text:style-name="T5">통변할 역</text:span><text:span text:style-name="T4">; </text:span><text:span text:style-name="T5">⾔</text:span><text:span text:style-name="T4">-</text:span><text:span text:style-name="T5">총</text:span><text:span text:style-name="T4">7</text:span><text:span text:style-name="T5">획</text:span><text:span text:style-name="T4">; yì)</text:span></text:p>
      <text:p text:style-name="P8">岭</text:p>
      <text:p text:style-name="P6"><text:span text:style-name="T4">(</text:span><text:span text:style-name="T5">산 이름 령</text:span><text:span text:style-name="T4">{</text:span><text:span text:style-name="T5">영</text:span><text:span text:style-name="T4">}; </text:span><text:span text:style-name="T5">⼭</text:span><text:span text:style-name="T4">-</text:span><text:span text:style-name="T5">총</text:span><text:span text:style-name="T4">8</text:span><text:span text:style-name="T5">획</text:span><text:span text:style-name="T4">; lǐng)</text:span></text:p>
      <text:p text:style-name="P8">挺</text:p>
      <text:p text:style-name="P6"><text:span text:style-name="T4">(</text:span><text:span text:style-name="T5">뺄 정</text:span><text:span text:style-name="T4">; </text:span><text:span text:style-name="T5">⼿</text:span><text:span text:style-name="T4">-</text:span><text:span text:style-name="T5">총</text:span><text:span text:style-name="T4">10</text:span><text:span text:style-name="T5">획</text:span><text:span text:style-name="T4">; tǐng)</text:span></text:p>
      <text:p text:style-name="P8">驱</text:p>
      <text:p text:style-name="P6"><text:span text:style-name="T4">(</text:span><text:span text:style-name="T5">몰 구</text:span><text:span text:style-name="T4">; </text:span><text:span text:style-name="T5">⾺</text:span><text:span text:style-name="T4">-</text:span><text:span text:style-name="T5">총</text:span><text:span text:style-name="T4">7</text:span><text:span text:style-name="T5">획</text:span><text:span text:style-name="T4">; qū)</text:span></text:p>
      <text:p text:style-name="P8">掘</text:p>
      <text:p text:style-name="P6"><text:span text:style-name="T4">(</text:span><text:span text:style-name="T5">팔 굴</text:span><text:span text:style-name="T4">; </text:span><text:span text:style-name="T5">⼿</text:span><text:span text:style-name="T4">-</text:span><text:span text:style-name="T5">총</text:span><text:span text:style-name="T4">11</text:span><text:span text:style-name="T5">획</text:span><text:span text:style-name="T4">; jué)</text:span></text:p>
      <text:p text:style-name="P8">瘦</text:p>
      <text:p text:style-name="P6"><text:soft-page-break/><text:span text:style-name="T4">(</text:span><text:span text:style-name="T5">파리할 수</text:span><text:span text:style-name="T4">; </text:span><text:span text:style-name="T5">⽧</text:span><text:span text:style-name="T4">-</text:span><text:span text:style-name="T5">총</text:span><text:span text:style-name="T4">15</text:span><text:span text:style-name="T5">획</text:span><text:span text:style-name="T4">; shòu)</text:span></text:p>
      <text:p text:style-name="P8">匹</text:p>
      <text:p text:style-name="P6"><text:span text:style-name="T4">(</text:span><text:span text:style-name="T5">필 필</text:span><text:span text:style-name="T4">; </text:span><text:span text:style-name="T5">⼖</text:span><text:span text:style-name="T4">-</text:span><text:span text:style-name="T5">총</text:span><text:span text:style-name="T4">4</text:span><text:span text:style-name="T5">획</text:span><text:span text:style-name="T4">; pǐ)</text:span></text:p>
      <text:p text:style-name="P8">蛇</text:p>
      <text:p text:style-name="P6"><text:span text:style-name="T4">(</text:span><text:span text:style-name="T5">뱀 사</text:span><text:span text:style-name="T4">; </text:span><text:span text:style-name="T5">⾍</text:span><text:span text:style-name="T4">-</text:span><text:span text:style-name="T5">총</text:span><text:span text:style-name="T4">11</text:span><text:span text:style-name="T5">획</text:span><text:span text:style-name="T4">; shé,yí)</text:span></text:p>
      <text:p text:style-name="P8">扣</text:p>
      <text:p text:style-name="P6"><text:span text:style-name="T4">(</text:span><text:span text:style-name="T5">두드릴 구</text:span><text:span text:style-name="T4">; </text:span><text:span text:style-name="T5">⼿</text:span><text:span text:style-name="T4">-</text:span><text:span text:style-name="T5">총</text:span><text:span text:style-name="T4">6</text:span><text:span text:style-name="T5">획</text:span><text:span text:style-name="T4">; kòu)</text:span></text:p>
      <text:p text:style-name="P8">撞</text:p>
      <text:p text:style-name="P6"><text:span text:style-name="T4">(</text:span><text:span text:style-name="T5">칠 당</text:span><text:span text:style-name="T4">; </text:span><text:span text:style-name="T5">⼿</text:span><text:span text:style-name="T4">-</text:span><text:span text:style-name="T5">총</text:span><text:span text:style-name="T4">15</text:span><text:span text:style-name="T5">획</text:span><text:span text:style-name="T4">; zhuàng)</text:span></text:p>
      <text:p text:style-name="P8">乞</text:p>
      <text:p text:style-name="P6"><text:span text:style-name="T4">(</text:span><text:span text:style-name="T5">빌 걸</text:span><text:span text:style-name="T4">; </text:span><text:span text:style-name="T5">⼄</text:span><text:span text:style-name="T4">-</text:span><text:span text:style-name="T5">총</text:span><text:span text:style-name="T4">3</text:span><text:span text:style-name="T5">획</text:span><text:span text:style-name="T4">; qǐ)</text:span></text:p>
      <text:p text:style-name="P8">猜</text:p>
      <text:p text:style-name="P6"><text:span text:style-name="T4">(</text:span><text:span text:style-name="T5">샘할 시</text:span><text:span text:style-name="T4">; </text:span><text:span text:style-name="T5">⽝</text:span><text:span text:style-name="T4">-</text:span><text:span text:style-name="T5">총</text:span><text:span text:style-name="T4">11</text:span><text:span text:style-name="T5">획</text:span><text:span text:style-name="T4">; cāi)</text:span></text:p>
      <text:p text:style-name="P8">骑</text:p>
      <text:p text:style-name="P6"><text:span text:style-name="T4">(</text:span><text:span text:style-name="T5">말 탈 기</text:span><text:span text:style-name="T4">; </text:span><text:span text:style-name="T5">⾺</text:span><text:span text:style-name="T4">-</text:span><text:span text:style-name="T5">총</text:span><text:span text:style-name="T4">11</text:span><text:span text:style-name="T5">획</text:span><text:span text:style-name="T4">; qí)</text:span></text:p>
      <text:p text:style-name="P8">敏</text:p>
      <text:p text:style-name="P6"><text:span text:style-name="T4">(</text:span><text:span text:style-name="T5">재빠를 민</text:span><text:span text:style-name="T4">; </text:span><text:span text:style-name="T5">⽁</text:span><text:span text:style-name="T4">-</text:span><text:span text:style-name="T5">총</text:span><text:span text:style-name="T4">11</text:span><text:span text:style-name="T5">획</text:span><text:span text:style-name="T4">; mǐn)</text:span></text:p>
      <text:p text:style-name="P8">矮</text:p>
      <text:p text:style-name="P6"><text:span text:style-name="T4">(</text:span><text:span text:style-name="T5">키 작을 왜</text:span><text:span text:style-name="T4">; </text:span><text:span text:style-name="T5">⽮</text:span><text:span text:style-name="T4">-</text:span><text:span text:style-name="T5">총</text:span><text:span text:style-name="T4">13</text:span><text:span text:style-name="T5">획</text:span><text:span text:style-name="T4">; ǎi)</text:span></text:p>
      <text:p text:style-name="P8">巡</text:p>
      <text:p text:style-name="P6"><text:span text:style-name="T4">(</text:span><text:span text:style-name="T5">돌 순</text:span><text:span text:style-name="T4">; </text:span><text:span text:style-name="T5">⼮</text:span><text:span text:style-name="T4">-</text:span><text:span text:style-name="T5">총</text:span><text:span text:style-name="T4">7</text:span><text:span text:style-name="T5">획</text:span><text:span text:style-name="T4">; xún)</text:span></text:p>
      <text:p text:style-name="P8">杜</text:p>
      <text:p text:style-name="P6"><text:span text:style-name="T4">(</text:span><text:span text:style-name="T5">팥배나무 두</text:span><text:span text:style-name="T4">; </text:span><text:span text:style-name="T5">⽊</text:span><text:span text:style-name="T4">-</text:span><text:span text:style-name="T5">총</text:span><text:span text:style-name="T4">7</text:span><text:span text:style-name="T5">획</text:span><text:span text:style-name="T4">; dù)</text:span></text:p>
      <text:p text:style-name="P8">埋</text:p>
      <text:p text:style-name="P6"><text:span text:style-name="T4">(</text:span><text:span text:style-name="T5">묻을 매</text:span><text:span text:style-name="T4">; </text:span><text:span text:style-name="T5">⼟</text:span><text:span text:style-name="T4">-</text:span><text:span text:style-name="T5">총</text:span><text:span text:style-name="T4">10</text:span><text:span text:style-name="T5">획</text:span><text:span text:style-name="T4">; mái,mán)</text:span></text:p>
      <text:p text:style-name="P8">锻</text:p>
      <text:p text:style-name="P6"><text:span text:style-name="T4">(</text:span><text:span text:style-name="T5">쇠 불릴 단</text:span><text:span text:style-name="T4">; </text:span><text:span text:style-name="T5">⾦</text:span><text:span text:style-name="T4">-</text:span><text:span text:style-name="T5">총</text:span><text:span text:style-name="T4">14</text:span><text:span text:style-name="T5">획</text:span><text:span text:style-name="T4">; duàn)</text:span></text:p>
      <text:p text:style-name="P8">郑</text:p>
      <text:p text:style-name="P6"><text:span text:style-name="T4">(</text:span><text:span text:style-name="T5">나라 이름 정</text:span><text:span text:style-name="T4">; </text:span><text:span text:style-name="T5">⾢</text:span><text:span text:style-name="T4">-</text:span><text:span text:style-name="T5">총</text:span><text:span text:style-name="T4">9</text:span><text:span text:style-name="T5">획</text:span><text:span text:style-name="T4">; zhèng)</text:span></text:p>
      <text:p text:style-name="P8">昆</text:p>
      <text:p text:style-name="P6"><text:span text:style-name="T4">(</text:span><text:span text:style-name="T5">형 곤</text:span><text:span text:style-name="T4">{</text:span><text:span text:style-name="T5">섞일 혼</text:span><text:span text:style-name="T4">}; </text:span><text:span text:style-name="T5">⽇</text:span><text:span text:style-name="T4">-</text:span><text:span text:style-name="T5">총</text:span><text:span text:style-name="T4">8</text:span><text:span text:style-name="T5">획</text:span><text:span text:style-name="T4">; kūn,hùn)</text:span></text:p>
      <text:p text:style-name="P8">狼</text:p>
      <text:p text:style-name="P6"><text:span text:style-name="T4">(</text:span><text:span text:style-name="T5">이리 랑</text:span><text:span text:style-name="T4">{</text:span><text:span text:style-name="T5">낭</text:span><text:span text:style-name="T4">}; </text:span><text:span text:style-name="T5">⽝</text:span><text:span text:style-name="T4">-</text:span><text:span text:style-name="T5">총</text:span><text:span text:style-name="T4">10</text:span><text:span text:style-name="T5">획</text:span><text:span text:style-name="T4">; láng)</text:span></text:p>
      <text:p text:style-name="P8">桃</text:p>
      <text:p text:style-name="P6"><text:span text:style-name="T4">(</text:span><text:span text:style-name="T5">복숭아나무 도</text:span><text:span text:style-name="T4">; </text:span><text:span text:style-name="T5">⽊</text:span><text:span text:style-name="T4">-</text:span><text:span text:style-name="T5">총</text:span><text:span text:style-name="T4">10</text:span><text:span text:style-name="T5">획</text:span><text:span text:style-name="T4">; táo)</text:span></text:p>
      <text:p text:style-name="P8">肝</text:p>
      <text:p text:style-name="P6"><text:span text:style-name="T4">(</text:span><text:span text:style-name="T5">간 간</text:span><text:span text:style-name="T4">; </text:span><text:span text:style-name="T5">⾁</text:span><text:span text:style-name="T4">-</text:span><text:span text:style-name="T5">총</text:span><text:span text:style-name="T4">7</text:span><text:span text:style-name="T5">획</text:span><text:span text:style-name="T4">; gān)</text:span></text:p>
      <text:p text:style-name="P8">疮</text:p>
      <text:p text:style-name="P6"><text:span text:style-name="T4">(</text:span><text:span text:style-name="T5">부스럼 창</text:span><text:span text:style-name="T4">; </text:span><text:span text:style-name="T5">⽧</text:span><text:span text:style-name="T4">-</text:span><text:span text:style-name="T5">총</text:span><text:span text:style-name="T4">9</text:span><text:span text:style-name="T5">획</text:span><text:span text:style-name="T4">; chuāng)</text:span></text:p>
      <text:p text:style-name="P8">蚕</text:p>
      <text:p text:style-name="P6"><text:span text:style-name="T4">(</text:span><text:span text:style-name="T5">지렁이 전</text:span><text:span text:style-name="T4">; </text:span><text:span text:style-name="T5">⾍</text:span><text:span text:style-name="T4">-</text:span><text:span text:style-name="T5">총</text:span><text:span text:style-name="T4">10</text:span><text:span text:style-name="T5">획</text:span><text:span text:style-name="T4">; án)</text:span></text:p>
      <text:p text:style-name="P8">鸦</text:p>
      <text:p text:style-name="P6"><text:span text:style-name="T4">(</text:span><text:span text:style-name="T5">갈가마귀 아</text:span><text:span text:style-name="T4">; </text:span><text:span text:style-name="T5">⿃</text:span><text:span text:style-name="T4">-</text:span><text:span text:style-name="T5">총</text:span><text:span text:style-name="T4">9</text:span><text:span text:style-name="T5">획</text:span><text:span text:style-name="T4">; yā)</text:span></text:p>
      <text:p text:style-name="P8">症</text:p>
      <text:p text:style-name="P6"><text:span text:style-name="T4">(</text:span><text:span text:style-name="T5">증세 증</text:span><text:span text:style-name="T4">; </text:span><text:span text:style-name="T5">⽧</text:span><text:span text:style-name="T4">-</text:span><text:span text:style-name="T5">총</text:span><text:span text:style-name="T4">10</text:span><text:span text:style-name="T5">획</text:span><text:span text:style-name="T4">; zhèng,zhēng)</text:span></text:p>
      <text:p text:style-name="P8">苍</text:p>
      <text:p text:style-name="P6"><text:span text:style-name="T4">(</text:span><text:span text:style-name="T5">푸를 창</text:span><text:span text:style-name="T4">; </text:span><text:span text:style-name="T5">⾋</text:span><text:span text:style-name="T4">-</text:span><text:span text:style-name="T5">총</text:span><text:span text:style-name="T4">10</text:span><text:span text:style-name="T5">획</text:span><text:span text:style-name="T4">; cāng)</text:span></text:p>
      <text:p text:style-name="P8">轨</text:p>
      <text:p text:style-name="P6"><text:span text:style-name="T4">(</text:span><text:span text:style-name="T5">수레바퀴 궤</text:span><text:span text:style-name="T4">; </text:span><text:span text:style-name="T5">⾞</text:span><text:span text:style-name="T4">-</text:span><text:span text:style-name="T5">총</text:span><text:span text:style-name="T4">6</text:span><text:span text:style-name="T5">획</text:span><text:span text:style-name="T4">; guǐ)</text:span></text:p>
      <text:p text:style-name="P8">伴</text:p>
      <text:p text:style-name="P6"><text:span text:style-name="T4">(</text:span><text:span text:style-name="T5">짝 반</text:span><text:span text:style-name="T4">; </text:span><text:span text:style-name="T5">⼈</text:span><text:span text:style-name="T4">-</text:span><text:span text:style-name="T5">총</text:span><text:span text:style-name="T4">7</text:span><text:span text:style-name="T5">획</text:span><text:span text:style-name="T4">; bàn)</text:span></text:p>
      <text:p text:style-name="P8">隆</text:p>
      <text:p text:style-name="P6"><text:soft-page-break/><text:span text:style-name="T4">(</text:span><text:span text:style-name="T5">클 륭</text:span><text:span text:style-name="T4">{</text:span><text:span text:style-name="T5">융</text:span><text:span text:style-name="T4">}; </text:span><text:span text:style-name="T5">⾩</text:span><text:span text:style-name="T4">-</text:span><text:span text:style-name="T5">총</text:span><text:span text:style-name="T4">12</text:span><text:span text:style-name="T5">획</text:span><text:span text:style-name="T4">; lóng,lōng)</text:span></text:p>
      <text:p text:style-name="P8">赖</text:p>
      <text:p text:style-name="P6"><text:span text:style-name="T4">(</text:span><text:span text:style-name="T5">의지할 뢰</text:span><text:span text:style-name="T4">; </text:span><text:span text:style-name="T5">⾙</text:span><text:span text:style-name="T4">-</text:span><text:span text:style-name="T5">총</text:span><text:span text:style-name="T4">13</text:span><text:span text:style-name="T5">획</text:span><text:span text:style-name="T4">; lài)</text:span></text:p>
      <text:p text:style-name="P8">惠</text:p>
      <text:p text:style-name="P6"><text:span text:style-name="T4">(</text:span><text:span text:style-name="T5">은혜 혜</text:span><text:span text:style-name="T4">; </text:span><text:span text:style-name="T5">⼼</text:span><text:span text:style-name="T4">-</text:span><text:span text:style-name="T5">총</text:span><text:span text:style-name="T4">12</text:span><text:span text:style-name="T5">획</text:span><text:span text:style-name="T4">; huì)</text:span></text:p>
      <text:p text:style-name="P8">陪</text:p>
      <text:p text:style-name="P6"><text:span text:style-name="T4">(</text:span><text:span text:style-name="T5">쌓아올릴 배</text:span><text:span text:style-name="T4">; </text:span><text:span text:style-name="T5">⾩</text:span><text:span text:style-name="T4">-</text:span><text:span text:style-name="T5">총</text:span><text:span text:style-name="T4">11</text:span><text:span text:style-name="T5">획</text:span><text:span text:style-name="T4">; péi)</text:span></text:p>
      <text:p text:style-name="P8">返</text:p>
      <text:p text:style-name="P6"><text:span text:style-name="T4">(</text:span><text:span text:style-name="T5">돌아올 반</text:span><text:span text:style-name="T4">; </text:span><text:span text:style-name="T5">⾡</text:span><text:span text:style-name="T4">-</text:span><text:span text:style-name="T5">총</text:span><text:span text:style-name="T4">8</text:span><text:span text:style-name="T5">획</text:span><text:span text:style-name="T4">; fǎn)</text:span></text:p>
      <text:p text:style-name="P8">惨</text:p>
      <text:p text:style-name="P6"><text:span text:style-name="T4">(</text:span><text:span text:style-name="T5">참혹할 참</text:span><text:span text:style-name="T4">; </text:span><text:span text:style-name="T5">⼼</text:span><text:span text:style-name="T4">-</text:span><text:span text:style-name="T5">총</text:span><text:span text:style-name="T4">11</text:span><text:span text:style-name="T5">획</text:span><text:span text:style-name="T4">; cǎn)</text:span></text:p>
      <text:p text:style-name="P8">轰</text:p>
      <text:p text:style-name="P6"><text:span text:style-name="T4">(</text:span><text:span text:style-name="T5">수레 모는 소리 굉</text:span><text:span text:style-name="T4">; </text:span><text:span text:style-name="T5">⾞</text:span><text:span text:style-name="T4">-</text:span><text:span text:style-name="T5">총</text:span><text:span text:style-name="T4">8</text:span><text:span text:style-name="T5">획</text:span><text:span text:style-name="T4">; hōng)</text:span></text:p>
      <text:p text:style-name="P8">屢</text:p>
      <text:p text:style-name="P6"><text:span text:style-name="T4">(</text:span><text:span text:style-name="T5">창 루</text:span><text:span text:style-name="T4">{</text:span><text:span text:style-name="T5">누</text:span><text:span text:style-name="T4">}; </text:span><text:span text:style-name="T5">⼫</text:span><text:span text:style-name="T4">-</text:span><text:span text:style-name="T5">총</text:span><text:span text:style-name="T4">14</text:span><text:span text:style-name="T5">획</text:span><text:span text:style-name="T4">; lǔ)</text:span></text:p>
      <text:p text:style-name="P8">伪</text:p>
      <text:p text:style-name="P6"><text:span text:style-name="T4">(</text:span><text:span text:style-name="T5">거짓 위</text:span><text:span text:style-name="T4">; </text:span><text:span text:style-name="T5">⼈</text:span><text:span text:style-name="T4">-</text:span><text:span text:style-name="T5">총</text:span><text:span text:style-name="T4">6</text:span><text:span text:style-name="T5">획</text:span><text:span text:style-name="T4">; wěi)</text:span></text:p>
      <text:p text:style-name="P8">勿</text:p>
      <text:p text:style-name="P6"><text:span text:style-name="T4">(</text:span><text:span text:style-name="T5">말 물</text:span><text:span text:style-name="T4">; </text:span><text:span text:style-name="T5">⼓</text:span><text:span text:style-name="T4">-</text:span><text:span text:style-name="T5">총</text:span><text:span text:style-name="T4">4</text:span><text:span text:style-name="T5">획</text:span><text:span text:style-name="T4">; wù)</text:span></text:p>
      <text:p text:style-name="P8">膜</text:p>
      <text:p text:style-name="P6"><text:span text:style-name="T4">(</text:span><text:span text:style-name="T5">막 막</text:span><text:span text:style-name="T4">; </text:span><text:span text:style-name="T5">⾁</text:span><text:span text:style-name="T4">-</text:span><text:span text:style-name="T5">총</text:span><text:span text:style-name="T4">15</text:span><text:span text:style-name="T5">획</text:span><text:span text:style-name="T4">; mó)</text:span></text:p>
      <text:p text:style-name="P8">贪</text:p>
      <text:p text:style-name="P6"><text:span text:style-name="T4">(</text:span><text:span text:style-name="T5">탐낼 탐</text:span><text:span text:style-name="T4">; </text:span><text:span text:style-name="T5">⾙</text:span><text:span text:style-name="T4">-</text:span><text:span text:style-name="T5">총</text:span><text:span text:style-name="T4">8</text:span><text:span text:style-name="T5">획</text:span><text:span text:style-name="T4">; tān)</text:span></text:p>
      <text:p text:style-name="P8">捐</text:p>
      <text:p text:style-name="P6"><text:span text:style-name="T4">(</text:span><text:span text:style-name="T5">버릴 연</text:span><text:span text:style-name="T4">; </text:span><text:span text:style-name="T5">⼿</text:span><text:span text:style-name="T4">-</text:span><text:span text:style-name="T5">총</text:span><text:span text:style-name="T4">10</text:span><text:span text:style-name="T5">획</text:span><text:span text:style-name="T4">; juān)</text:span></text:p>
      <text:p text:style-name="P8">棋</text:p>
      <text:p text:style-name="P6"><text:span text:style-name="T4">(</text:span><text:span text:style-name="T5">바둑 기</text:span><text:span text:style-name="T4">; </text:span><text:span text:style-name="T5">⽊</text:span><text:span text:style-name="T4">-</text:span><text:span text:style-name="T5">총</text:span><text:span text:style-name="T4">12</text:span><text:span text:style-name="T5">획</text:span><text:span text:style-name="T4">; qí)</text:span></text:p>
      <text:p text:style-name="P8">叛</text:p>
      <text:p text:style-name="P6"><text:span text:style-name="T4">(</text:span><text:span text:style-name="T5">배반할 반</text:span><text:span text:style-name="T4">; </text:span><text:span text:style-name="T5">⼜</text:span><text:span text:style-name="T4">-</text:span><text:span text:style-name="T5">총</text:span><text:span text:style-name="T4">9</text:span><text:span text:style-name="T5">획</text:span><text:span text:style-name="T4">; pàn)</text:span></text:p>
      <text:p text:style-name="P8">翁</text:p>
      <text:p text:style-name="P6"><text:span text:style-name="T4">(</text:span><text:span text:style-name="T5">늙은이 옹</text:span><text:span text:style-name="T4">; </text:span><text:span text:style-name="T5">⽻</text:span><text:span text:style-name="T4">-</text:span><text:span text:style-name="T5">총</text:span><text:span text:style-name="T4">10</text:span><text:span text:style-name="T5">획</text:span><text:span text:style-name="T4">; wēng)</text:span></text:p>
      <text:p text:style-name="P8">辽</text:p>
      <text:p text:style-name="P6"><text:span text:style-name="T4">(</text:span><text:span text:style-name="T5">멀 료</text:span><text:span text:style-name="T4">; </text:span><text:span text:style-name="T5">⾡</text:span><text:span text:style-name="T4">-</text:span><text:span text:style-name="T5">총</text:span><text:span text:style-name="T4">6</text:span><text:span text:style-name="T5">획</text:span><text:span text:style-name="T4">; liáo)</text:span></text:p>
      <text:p text:style-name="P8">橡</text:p>
      <text:p text:style-name="P6"><text:span text:style-name="T4">(</text:span><text:span text:style-name="T5">상수리나무 상</text:span><text:span text:style-name="T4">; </text:span><text:span text:style-name="T5">⽊</text:span><text:span text:style-name="T4">-</text:span><text:span text:style-name="T5">총</text:span><text:span text:style-name="T4">16</text:span><text:span text:style-name="T5">획</text:span><text:span text:style-name="T4">; xiàng)</text:span></text:p>
      <text:p text:style-name="P8">浙</text:p>
      <text:p text:style-name="P6"><text:span text:style-name="T4">(</text:span><text:span text:style-name="T5">강 이름 절</text:span><text:span text:style-name="T4">; </text:span><text:span text:style-name="T5">⽔</text:span><text:span text:style-name="T4">-</text:span><text:span text:style-name="T5">총</text:span><text:span text:style-name="T4">10</text:span><text:span text:style-name="T5">획</text:span><text:span text:style-name="T4">; zhè)</text:span></text:p>
      <text:p text:style-name="P8">舌</text:p>
      <text:p text:style-name="P6"><text:span text:style-name="T4">(</text:span><text:span text:style-name="T5">혀 설</text:span><text:span text:style-name="T4">; </text:span><text:span text:style-name="T5">⾆</text:span><text:span text:style-name="T4">-</text:span><text:span text:style-name="T5">총</text:span><text:span text:style-name="T4">6</text:span><text:span text:style-name="T5">획</text:span><text:span text:style-name="T4">; shé)</text:span></text:p>
      <text:p text:style-name="P8">贷</text:p>
      <text:p text:style-name="P6"><text:span text:style-name="T4">(</text:span><text:span text:style-name="T5">빌릴 대</text:span><text:span text:style-name="T4">; </text:span><text:span text:style-name="T5">⾙</text:span><text:span text:style-name="T4">-</text:span><text:span text:style-name="T5">총</text:span><text:span text:style-name="T4">9</text:span><text:span text:style-name="T5">획</text:span><text:span text:style-name="T4">; dài)</text:span></text:p>
      <text:p text:style-name="P8">雀</text:p>
      <text:p text:style-name="P6"><text:span text:style-name="T4">(</text:span><text:span text:style-name="T5">참새 작</text:span><text:span text:style-name="T4">; </text:span><text:span text:style-name="T5">⾫</text:span><text:span text:style-name="T4">-</text:span><text:span text:style-name="T5">총</text:span><text:span text:style-name="T4">11</text:span><text:span text:style-name="T5">획</text:span><text:span text:style-name="T4">; què,qiāo,qiǎo)</text:span></text:p>
      <text:p text:style-name="P8">晴</text:p>
      <text:p text:style-name="P6"><text:span text:style-name="T4">(</text:span><text:span text:style-name="T5">갤 청</text:span><text:span text:style-name="T4">; </text:span><text:span text:style-name="T5">⽇</text:span><text:span text:style-name="T4">-</text:span><text:span text:style-name="T5">총</text:span><text:span text:style-name="T4">12</text:span><text:span text:style-name="T5">획</text:span><text:span text:style-name="T4">; qíng)</text:span></text:p>
      <text:p text:style-name="P8">椅</text:p>
      <text:p text:style-name="P6"><text:span text:style-name="T4">(</text:span><text:span text:style-name="T5">의나무 의</text:span><text:span text:style-name="T4">; </text:span><text:span text:style-name="T5">⽊</text:span><text:span text:style-name="T4">-</text:span><text:span text:style-name="T5">총</text:span><text:span text:style-name="T4">12</text:span><text:span text:style-name="T5">획</text:span><text:span text:style-name="T4">; yǐ,yī)</text:span></text:p>
      <text:p text:style-name="P8">勉</text:p>
      <text:p text:style-name="P6"><text:span text:style-name="T4">(</text:span><text:span text:style-name="T5">힘쓸 면</text:span><text:span text:style-name="T4">; </text:span><text:span text:style-name="T5">⼒</text:span><text:span text:style-name="T4">-</text:span><text:span text:style-name="T5">총</text:span><text:span text:style-name="T4">9</text:span><text:span text:style-name="T5">획</text:span><text:span text:style-name="T4">; miǎn)</text:span></text:p>
      <text:p text:style-name="P8">涨</text:p>
      <text:p text:style-name="P6"><text:span text:style-name="T4">(</text:span><text:span text:style-name="T5">불을 창</text:span><text:span text:style-name="T4">; </text:span><text:span text:style-name="T5">⽔</text:span><text:span text:style-name="T4">-</text:span><text:span text:style-name="T5">총</text:span><text:span text:style-name="T4">10</text:span><text:span text:style-name="T5">획</text:span><text:span text:style-name="T4">; zhǎng,zhàng)</text:span></text:p>
      <text:p text:style-name="P8">俩</text:p>
      <text:p text:style-name="P6"><text:soft-page-break/><text:span text:style-name="T4">(</text:span><text:span text:style-name="T5">둘 량</text:span><text:span text:style-name="T4">; </text:span><text:span text:style-name="T5">⼈</text:span><text:span text:style-name="T4">-</text:span><text:span text:style-name="T5">총</text:span><text:span text:style-name="T4">9</text:span><text:span text:style-name="T5">획</text:span><text:span text:style-name="T4">; liǎ,liǎng)</text:span></text:p>
      <text:p text:style-name="P8">琴</text:p>
      <text:p text:style-name="P6"><text:span text:style-name="T4">(</text:span><text:span text:style-name="T5">거문고 금</text:span><text:span text:style-name="T4">; </text:span><text:span text:style-name="T5">⽟</text:span><text:span text:style-name="T4">-</text:span><text:span text:style-name="T5">총</text:span><text:span text:style-name="T4">12</text:span><text:span text:style-name="T5">획</text:span><text:span text:style-name="T4">; qín)</text:span></text:p>
      <text:p text:style-name="P8">吊</text:p>
      <text:p text:style-name="P6"><text:span text:style-name="T4">(</text:span><text:span text:style-name="T5">조상할 적</text:span><text:span text:style-name="T4">; </text:span><text:span text:style-name="T5">⼝</text:span><text:span text:style-name="T4">-</text:span><text:span text:style-name="T5">총</text:span><text:span text:style-name="T4">6</text:span><text:span text:style-name="T5">획</text:span><text:span text:style-name="T4">; diào)</text:span></text:p>
      <text:p text:style-name="P8">册</text:p>
      <text:p text:style-name="P6"><text:span text:style-name="T4">(</text:span><text:span text:style-name="T5">책 책</text:span><text:span text:style-name="T4">; </text:span><text:span text:style-name="T5">⼌</text:span><text:span text:style-name="T4">-</text:span><text:span text:style-name="T5">총</text:span><text:span text:style-name="T4">5</text:span><text:span text:style-name="T5">획</text:span><text:span text:style-name="T4">; cè)</text:span></text:p>
      <text:p text:style-name="P8">棍</text:p>
      <text:p text:style-name="P6"><text:span text:style-name="T4">(</text:span><text:span text:style-name="T5">몽둥이 곤</text:span><text:span text:style-name="T4">{</text:span><text:span text:style-name="T5">묶을 혼</text:span><text:span text:style-name="T4">}; </text:span><text:span text:style-name="T5">⽊</text:span><text:span text:style-name="T4">-</text:span><text:span text:style-name="T5">총</text:span><text:span text:style-name="T4">12</text:span><text:span text:style-name="T5">획</text:span><text:span text:style-name="T4">; gùn)</text:span></text:p>
      <text:p text:style-name="P8">弦</text:p>
      <text:p text:style-name="P6"><text:span text:style-name="T4">(</text:span><text:span text:style-name="T5">시위 현</text:span><text:span text:style-name="T4">; </text:span><text:span text:style-name="T5">⼸</text:span><text:span text:style-name="T4">-</text:span><text:span text:style-name="T5">총</text:span><text:span text:style-name="T4">8</text:span><text:span text:style-name="T5">획</text:span><text:span text:style-name="T4">; xuán)</text:span></text:p>
      <text:p text:style-name="P8">鸭</text:p>
      <text:p text:style-name="P6"><text:span text:style-name="T4">(</text:span><text:span text:style-name="T5">오리 압</text:span><text:span text:style-name="T4">; </text:span><text:span text:style-name="T5">⿃</text:span><text:span text:style-name="T4">-</text:span><text:span text:style-name="T5">총</text:span><text:span text:style-name="T4">10</text:span><text:span text:style-name="T5">획</text:span><text:span text:style-name="T4">; yā)</text:span></text:p>
      <text:p text:style-name="P8">舅</text:p>
      <text:p text:style-name="P6"><text:span text:style-name="T4">(</text:span><text:span text:style-name="T5">시아비 구</text:span><text:span text:style-name="T4">; </text:span><text:span text:style-name="T5">⾅</text:span><text:span text:style-name="T4">-</text:span><text:span text:style-name="T5">총</text:span><text:span text:style-name="T4">13</text:span><text:span text:style-name="T5">획</text:span><text:span text:style-name="T4">; jiù)</text:span></text:p>
      <text:p text:style-name="P8">恭</text:p>
      <text:p text:style-name="P6"><text:span text:style-name="T4">(</text:span><text:span text:style-name="T5">공손할 공</text:span><text:span text:style-name="T4">; </text:span><text:span text:style-name="T5">⼼</text:span><text:span text:style-name="T4">-</text:span><text:span text:style-name="T5">총</text:span><text:span text:style-name="T4">10</text:span><text:span text:style-name="T5">획</text:span><text:span text:style-name="T4">; gōng)</text:span></text:p>
      <text:p text:style-name="P8">爹</text:p>
      <text:p text:style-name="P6"><text:span text:style-name="T4">(</text:span><text:span text:style-name="T5">아비 다</text:span><text:span text:style-name="T4">; </text:span><text:span text:style-name="T5">⽗</text:span><text:span text:style-name="T4">-</text:span><text:span text:style-name="T5">총</text:span><text:span text:style-name="T4">10</text:span><text:span text:style-name="T5">획</text:span><text:span text:style-name="T4">; diē)</text:span></text:p>
      <text:p text:style-name="P8">愧</text:p>
      <text:p text:style-name="P6"><text:span text:style-name="T4">(</text:span><text:span text:style-name="T5">부끄러워 할 괴</text:span><text:span text:style-name="T4">; </text:span><text:span text:style-name="T5">⼼</text:span><text:span text:style-name="T4">-</text:span><text:span text:style-name="T5">총</text:span><text:span text:style-name="T4">13</text:span><text:span text:style-name="T5">획</text:span><text:span text:style-name="T4">; kuì)</text:span></text:p>
      <text:p text:style-name="P8">辱</text:p>
      <text:p text:style-name="P6"><text:span text:style-name="T4">(</text:span><text:span text:style-name="T5">욕되게 할 욕</text:span><text:span text:style-name="T4">; </text:span><text:span text:style-name="T5">⾠</text:span><text:span text:style-name="T4">-</text:span><text:span text:style-name="T5">총</text:span><text:span text:style-name="T4">10</text:span><text:span text:style-name="T5">획</text:span><text:span text:style-name="T4">; rǔ)</text:span></text:p>
      <text:p text:style-name="P8">旬</text:p>
      <text:p text:style-name="P6"><text:span text:style-name="T4">(</text:span><text:span text:style-name="T5">열흘 순</text:span><text:span text:style-name="T4">; </text:span><text:span text:style-name="T5">⽇</text:span><text:span text:style-name="T4">-</text:span><text:span text:style-name="T5">총</text:span><text:span text:style-name="T4">6</text:span><text:span text:style-name="T5">획</text:span><text:span text:style-name="T4">; xún)</text:span></text:p>
      <text:p text:style-name="P8">旦</text:p>
      <text:p text:style-name="P6"><text:span text:style-name="T4">(</text:span><text:span text:style-name="T5">아침 단</text:span><text:span text:style-name="T4">; </text:span><text:span text:style-name="T5">⽇</text:span><text:span text:style-name="T4">-</text:span><text:span text:style-name="T5">총</text:span><text:span text:style-name="T4">5</text:span><text:span text:style-name="T5">획</text:span><text:span text:style-name="T4">; gàn)</text:span></text:p>
      <text:p text:style-name="P8">匠</text:p>
      <text:p text:style-name="P6"><text:span text:style-name="T4">(</text:span><text:span text:style-name="T5">장인 장</text:span><text:span text:style-name="T4">; </text:span><text:span text:style-name="T5">⼕</text:span><text:span text:style-name="T4">-</text:span><text:span text:style-name="T5">총</text:span><text:span text:style-name="T4">6</text:span><text:span text:style-name="T5">획</text:span><text:span text:style-name="T4">; jiàng)</text:span></text:p>
      <text:p text:style-name="P8">摘</text:p>
      <text:p text:style-name="P6"><text:span text:style-name="T4">(</text:span><text:span text:style-name="T5">딸 적</text:span><text:span text:style-name="T4">; </text:span><text:span text:style-name="T5">⼿</text:span><text:span text:style-name="T4">-</text:span><text:span text:style-name="T5">총</text:span><text:span text:style-name="T4">14</text:span><text:span text:style-name="T5">획</text:span><text:span text:style-name="T4">; zhāi)</text:span></text:p>
      <text:p text:style-name="P8">吵</text:p>
      <text:p text:style-name="P6"><text:span text:style-name="T4">(</text:span><text:span text:style-name="T5">소리 초</text:span><text:span text:style-name="T4">{</text:span><text:span text:style-name="T5">지저귈 묘</text:span><text:span text:style-name="T4">}; </text:span><text:span text:style-name="T5">⼝</text:span><text:span text:style-name="T4">-</text:span><text:span text:style-name="T5">총</text:span><text:span text:style-name="T4">7</text:span><text:span text:style-name="T5">획</text:span><text:span text:style-name="T4">; chǎo,chāo)</text:span></text:p>
      <text:p text:style-name="P8">匀</text:p>
      <text:p text:style-name="P6"><text:span text:style-name="T4">(</text:span><text:span text:style-name="T5">고를 균</text:span><text:span text:style-name="T4">; </text:span><text:span text:style-name="T5">⼓</text:span><text:span text:style-name="T4">-</text:span><text:span text:style-name="T5">총</text:span><text:span text:style-name="T4">4</text:span><text:span text:style-name="T5">획</text:span><text:span text:style-name="T4">; yún)</text:span></text:p>
      <text:p text:style-name="P8">壶</text:p>
      <text:p text:style-name="P6"><text:span text:style-name="T4">(</text:span><text:span text:style-name="T5">병 호</text:span><text:span text:style-name="T4">; </text:span><text:span text:style-name="T5">⼠</text:span><text:span text:style-name="T4">-</text:span><text:span text:style-name="T5">총</text:span><text:span text:style-name="T4">10</text:span><text:span text:style-name="T5">획</text:span><text:span text:style-name="T4">; hú)</text:span></text:p>
      <text:p text:style-name="P8">笼</text:p>
      <text:p text:style-name="P6"><text:span text:style-name="T4">(</text:span><text:span text:style-name="T5">대그릇 롱</text:span><text:span text:style-name="T4">; </text:span><text:span text:style-name="T5">⽵</text:span><text:span text:style-name="T4">-</text:span><text:span text:style-name="T5">총</text:span><text:span text:style-name="T4">11</text:span><text:span text:style-name="T5">획</text:span><text:span text:style-name="T4">; lóng,lǒng)</text:span></text:p>
      <text:p text:style-name="P8">遮</text:p>
      <text:p text:style-name="P6"><text:span text:style-name="T4">(</text:span><text:span text:style-name="T5">막을 차</text:span><text:span text:style-name="T4">; </text:span><text:span text:style-name="T5">⾡</text:span><text:span text:style-name="T4">-</text:span><text:span text:style-name="T5">총</text:span><text:span text:style-name="T4">15</text:span><text:span text:style-name="T5">획</text:span><text:span text:style-name="T4">; zhē)</text:span></text:p>
      <text:p text:style-name="P8">饑</text:p>
      <text:p text:style-name="P6"><text:span text:style-name="T4">(</text:span><text:span text:style-name="T5">주릴 기</text:span><text:span text:style-name="T4">; </text:span><text:span text:style-name="T5">⾷</text:span><text:span text:style-name="T4">-</text:span><text:span text:style-name="T5">총</text:span><text:span text:style-name="T4">21</text:span><text:span text:style-name="T5">획</text:span><text:span text:style-name="T4">; jī)</text:span></text:p>
      <text:p text:style-name="P8">筋</text:p>
      <text:p text:style-name="P6"><text:span text:style-name="T4">(</text:span><text:span text:style-name="T5">힘줄 근</text:span><text:span text:style-name="T4">; </text:span><text:span text:style-name="T5">⽵</text:span><text:span text:style-name="T4">-</text:span><text:span text:style-name="T5">총</text:span><text:span text:style-name="T4">12</text:span><text:span text:style-name="T5">획</text:span><text:span text:style-name="T4">; jīn)</text:span></text:p>
      <text:p text:style-name="P8">巾</text:p>
      <text:p text:style-name="P6"><text:span text:style-name="T4">(</text:span><text:span text:style-name="T5">수건 건</text:span><text:span text:style-name="T4">; </text:span><text:span text:style-name="T5">⼱</text:span><text:span text:style-name="T4">-</text:span><text:span text:style-name="T5">총</text:span><text:span text:style-name="T4">3</text:span><text:span text:style-name="T5">획</text:span><text:span text:style-name="T4">; jīn)</text:span></text:p>
      <text:p text:style-name="P8">傅</text:p>
      <text:p text:style-name="P6"><text:span text:style-name="T4">(</text:span><text:span text:style-name="T5">스승 부</text:span><text:span text:style-name="T4">; </text:span><text:span text:style-name="T5">⼈</text:span><text:span text:style-name="T4">-</text:span><text:span text:style-name="T5">총</text:span><text:span text:style-name="T4">12</text:span><text:span text:style-name="T5">획</text:span><text:span text:style-name="T4">; fù)</text:span></text:p>
      <text:p text:style-name="P8">拼</text:p>
      <text:p text:style-name="P6"><text:span text:style-name="T4">(</text:span><text:span text:style-name="T5">물리칠 병</text:span><text:span text:style-name="T4">; </text:span><text:span text:style-name="T5">⼿</text:span><text:span text:style-name="T4">-</text:span><text:span text:style-name="T5">총</text:span><text:span text:style-name="T4">11</text:span><text:span text:style-name="T5">획</text:span><text:span text:style-name="T4">; pīn)</text:span></text:p>
      <text:p text:style-name="P8">宅</text:p>
      <text:p text:style-name="P6"><text:soft-page-break/><text:span text:style-name="T4">(</text:span><text:span text:style-name="T5">댁 댁</text:span><text:span text:style-name="T4">{</text:span><text:span text:style-name="T5">집 택</text:span><text:span text:style-name="T4">}; </text:span><text:span text:style-name="T5">⼧</text:span><text:span text:style-name="T4">-</text:span><text:span text:style-name="T5">총</text:span><text:span text:style-name="T4">6</text:span><text:span text:style-name="T5">획</text:span><text:span text:style-name="T4">; zhái,zhè)</text:span></text:p>
      <text:p text:style-name="P8">愤</text:p>
      <text:p text:style-name="P6"><text:span text:style-name="T4">(</text:span><text:span text:style-name="T5">분할 분</text:span><text:span text:style-name="T4">; </text:span><text:span text:style-name="T5">⼼</text:span><text:span text:style-name="T4">-</text:span><text:span text:style-name="T5">총</text:span><text:span text:style-name="T4">12</text:span><text:span text:style-name="T5">획</text:span><text:span text:style-name="T4">; fèn)</text:span></text:p>
      <text:p text:style-name="P8">肤</text:p>
      <text:p text:style-name="P6"><text:span text:style-name="T4">(</text:span><text:span text:style-name="T5">살갗 부</text:span><text:span text:style-name="T4">; </text:span><text:span text:style-name="T5">⾁</text:span><text:span text:style-name="T4">-</text:span><text:span text:style-name="T5">총</text:span><text:span text:style-name="T4">8</text:span><text:span text:style-name="T5">획</text:span><text:span text:style-name="T4">; fū)</text:span></text:p>
      <text:p text:style-name="P8">愚</text:p>
      <text:p text:style-name="P6"><text:span text:style-name="T4">(</text:span><text:span text:style-name="T5">어리석을 우</text:span><text:span text:style-name="T4">; </text:span><text:span text:style-name="T5">⼼</text:span><text:span text:style-name="T4">-</text:span><text:span text:style-name="T5">총</text:span><text:span text:style-name="T4">13</text:span><text:span text:style-name="T5">획</text:span><text:span text:style-name="T4">; yú)</text:span></text:p>
      <text:p text:style-name="P8">循</text:p>
      <text:p text:style-name="P6"><text:span text:style-name="T4">(</text:span><text:span text:style-name="T5">좇을 순</text:span><text:span text:style-name="T4">; </text:span><text:span text:style-name="T5">⼻</text:span><text:span text:style-name="T4">-</text:span><text:span text:style-name="T5">총</text:span><text:span text:style-name="T4">12</text:span><text:span text:style-name="T5">획</text:span><text:span text:style-name="T4">; xún)</text:span></text:p>
      <text:p text:style-name="P8">链</text:p>
      <text:p text:style-name="P6"><text:span text:style-name="T4">(</text:span><text:span text:style-name="T5">쇠사슬 련</text:span><text:span text:style-name="T4">; </text:span><text:span text:style-name="T5">⾦</text:span><text:span text:style-name="T4">-</text:span><text:span text:style-name="T5">총</text:span><text:span text:style-name="T4">12</text:span><text:span text:style-name="T5">획</text:span><text:span text:style-name="T4">; liàn)</text:span></text:p>
      <text:p text:style-name="P8">隙</text:p>
      <text:p text:style-name="P6"><text:span text:style-name="T4">(</text:span><text:span text:style-name="T5">틈 극</text:span><text:span text:style-name="T4">; </text:span><text:span text:style-name="T5">⾩</text:span><text:span text:style-name="T4">-</text:span><text:span text:style-name="T5">총</text:span><text:span text:style-name="T4">13</text:span><text:span text:style-name="T5">획</text:span><text:span text:style-name="T4">; xì)</text:span></text:p>
      <text:p text:style-name="P8">粘</text:p>
      <text:p text:style-name="P6"><text:span text:style-name="T4">(</text:span><text:span text:style-name="T5">끈끈할 점</text:span><text:span text:style-name="T4">; </text:span><text:span text:style-name="T5">⽶</text:span><text:span text:style-name="T4">-</text:span><text:span text:style-name="T5">총</text:span><text:span text:style-name="T4">11</text:span><text:span text:style-name="T5">획</text:span><text:span text:style-name="T4">; zhān,nián)</text:span></text:p>
      <text:p text:style-name="P8">赔</text:p>
      <text:p text:style-name="P6"><text:span text:style-name="T4">(</text:span><text:span text:style-name="T5">배상할 배</text:span><text:span text:style-name="T4">; </text:span><text:span text:style-name="T5">⾙</text:span><text:span text:style-name="T4">-</text:span><text:span text:style-name="T5">총</text:span><text:span text:style-name="T4">12</text:span><text:span text:style-name="T5">획</text:span><text:span text:style-name="T4">; péi)</text:span></text:p>
      <text:p text:style-name="P8">飘</text:p>
      <text:p text:style-name="P6"><text:span text:style-name="T4">(</text:span><text:span text:style-name="T5">회오리바람 표</text:span><text:span text:style-name="T4">; </text:span><text:span text:style-name="T5">⾵</text:span><text:span text:style-name="T4">-</text:span><text:span text:style-name="T5">총</text:span><text:span text:style-name="T4">15</text:span><text:span text:style-name="T5">획</text:span><text:span text:style-name="T4">; piāo)</text:span></text:p>
      <text:p text:style-name="P8">捧</text:p>
      <text:p text:style-name="P6"><text:span text:style-name="T4">(</text:span><text:span text:style-name="T5">받들 봉</text:span><text:span text:style-name="T4">; </text:span><text:span text:style-name="T5">⼿</text:span><text:span text:style-name="T4">-</text:span><text:span text:style-name="T5">총</text:span><text:span text:style-name="T4">11</text:span><text:span text:style-name="T5">획</text:span><text:span text:style-name="T4">; pěng)</text:span></text:p>
      <text:p text:style-name="P8">蓬</text:p>
      <text:p text:style-name="P6"><text:span text:style-name="T4">(</text:span><text:span text:style-name="T5">쑥 봉</text:span><text:span text:style-name="T4">; </text:span><text:span text:style-name="T5">⾋</text:span><text:span text:style-name="T4">-</text:span><text:span text:style-name="T5">총</text:span><text:span text:style-name="T4">15</text:span><text:span text:style-name="T5">획</text:span><text:span text:style-name="T4">; péng)</text:span></text:p>
      <text:p text:style-name="P8">哀</text:p>
      <text:p text:style-name="P6"><text:span text:style-name="T4">(</text:span><text:span text:style-name="T5">슬플 애</text:span><text:span text:style-name="T4">; </text:span><text:span text:style-name="T5">⼝</text:span><text:span text:style-name="T4">-</text:span><text:span text:style-name="T5">총</text:span><text:span text:style-name="T4">9</text:span><text:span text:style-name="T5">획</text:span><text:span text:style-name="T4">; āi)</text:span></text:p>
      <text:p text:style-name="P8">孝</text:p>
      <text:p text:style-name="P6"><text:span text:style-name="T4">(</text:span><text:span text:style-name="T5">효도 효</text:span><text:span text:style-name="T4">; </text:span><text:span text:style-name="T5">⼦</text:span><text:span text:style-name="T4">-</text:span><text:span text:style-name="T5">총</text:span><text:span text:style-name="T4">7</text:span><text:span text:style-name="T5">획</text:span><text:span text:style-name="T4">; xiào)</text:span></text:p>
      <text:p text:style-name="P8">漆</text:p>
      <text:p text:style-name="P6"><text:span text:style-name="T4">(</text:span><text:span text:style-name="T5">옻 칠</text:span><text:span text:style-name="T4">; </text:span><text:span text:style-name="T5">⽔</text:span><text:span text:style-name="T4">-</text:span><text:span text:style-name="T5">총</text:span><text:span text:style-name="T4">14</text:span><text:span text:style-name="T5">획</text:span><text:span text:style-name="T4">; qī)</text:span></text:p>
      <text:p text:style-name="P8">穗</text:p>
      <text:p text:style-name="P6"><text:span text:style-name="T4">(</text:span><text:span text:style-name="T5">이삭 수</text:span><text:span text:style-name="T4">; </text:span><text:span text:style-name="T5">⽲</text:span><text:span text:style-name="T4">-</text:span><text:span text:style-name="T5">총</text:span><text:span text:style-name="T4">17</text:span><text:span text:style-name="T5">획</text:span><text:span text:style-name="T4">; suì)</text:span></text:p>
      <text:p text:style-name="P8">乔</text:p>
      <text:p text:style-name="P6"><text:span text:style-name="T4">(</text:span><text:span text:style-name="T5">높을 교</text:span><text:span text:style-name="T4">; </text:span><text:span text:style-name="T5">⼃</text:span><text:span text:style-name="T4">-</text:span><text:span text:style-name="T5">총</text:span><text:span text:style-name="T4">6</text:span><text:span text:style-name="T5">획</text:span><text:span text:style-name="T4">; qiáo)</text:span></text:p>
      <text:p text:style-name="P8">侨</text:p>
      <text:p text:style-name="P6"><text:span text:style-name="T4">(</text:span><text:span text:style-name="T5">높을 교</text:span><text:span text:style-name="T4">; </text:span><text:span text:style-name="T5">⼈</text:span><text:span text:style-name="T4">-</text:span><text:span text:style-name="T5">총</text:span><text:span text:style-name="T4">8</text:span><text:span text:style-name="T5">획</text:span><text:span text:style-name="T4">; qiáo)</text:span></text:p>
      <text:p text:style-name="P8">辅</text:p>
      <text:p text:style-name="P6"><text:span text:style-name="T4">(</text:span><text:span text:style-name="T5">도울 보</text:span><text:span text:style-name="T4">; </text:span><text:span text:style-name="T5">⾞</text:span><text:span text:style-name="T4">-</text:span><text:span text:style-name="T5">총</text:span><text:span text:style-name="T4">11</text:span><text:span text:style-name="T5">획</text:span><text:span text:style-name="T4">; fǔ)</text:span></text:p>
      <text:p text:style-name="P8">躱</text:p>
      <text:p text:style-name="P6"><text:span text:style-name="T4">(</text:span><text:span text:style-name="T5">비킬 타</text:span><text:span text:style-name="T4">; </text:span><text:span text:style-name="T5">⾝</text:span><text:span text:style-name="T4">-</text:span><text:span text:style-name="T5">총</text:span><text:span text:style-name="T4">13</text:span><text:span text:style-name="T5">획</text:span><text:span text:style-name="T4">; duǒ)</text:span></text:p>
      <text:p text:style-name="P8">渠</text:p>
      <text:p text:style-name="P6"><text:span text:style-name="T4">(</text:span><text:span text:style-name="T5">도랑 거</text:span><text:span text:style-name="T4">; </text:span><text:span text:style-name="T5">⽔</text:span><text:span text:style-name="T4">-</text:span><text:span text:style-name="T5">총</text:span><text:span text:style-name="T4">12</text:span><text:span text:style-name="T5">획</text:span><text:span text:style-name="T4">; qú)</text:span></text:p>
      <text:p text:style-name="P8">丙</text:p>
      <text:p text:style-name="P6"><text:span text:style-name="T4">(</text:span><text:span text:style-name="T5">남녘 병</text:span><text:span text:style-name="T4">; </text:span><text:span text:style-name="T5">⼀</text:span><text:span text:style-name="T4">-</text:span><text:span text:style-name="T5">총</text:span><text:span text:style-name="T4">5</text:span><text:span text:style-name="T5">획</text:span><text:span text:style-name="T4">; bǐng)</text:span></text:p>
      <text:p text:style-name="P8">锁</text:p>
      <text:p text:style-name="P6"><text:span text:style-name="T4">(</text:span><text:span text:style-name="T5">쇠사슬 쇄</text:span><text:span text:style-name="T4">; </text:span><text:span text:style-name="T5">⾦</text:span><text:span text:style-name="T4">-</text:span><text:span text:style-name="T5">총</text:span><text:span text:style-name="T4">12</text:span><text:span text:style-name="T5">획</text:span><text:span text:style-name="T4">; suǒ)</text:span></text:p>
      <text:p text:style-name="P8">狡</text:p>
      <text:p text:style-name="P6"><text:span text:style-name="T4">(</text:span><text:span text:style-name="T5">교활할 교</text:span><text:span text:style-name="T4">; </text:span><text:span text:style-name="T5">⽝</text:span><text:span text:style-name="T4">-</text:span><text:span text:style-name="T5">총</text:span><text:span text:style-name="T4">9</text:span><text:span text:style-name="T5">획</text:span><text:span text:style-name="T4">; jiǎo)</text:span></text:p>
      <text:p text:style-name="P8">拳</text:p>
      <text:p text:style-name="P6"><text:span text:style-name="T4">(</text:span><text:span text:style-name="T5">주먹 권</text:span><text:span text:style-name="T4">; </text:span><text:span text:style-name="T5">⼿</text:span><text:span text:style-name="T4">-</text:span><text:span text:style-name="T5">총</text:span><text:span text:style-name="T4">10</text:span><text:span text:style-name="T5">획</text:span><text:span text:style-name="T4">; quán)</text:span></text:p>
      <text:p text:style-name="P8">脏</text:p>
      <text:p text:style-name="P6"><text:span text:style-name="T4">(</text:span><text:span text:style-name="T5">오장 장</text:span><text:span text:style-name="T4">; </text:span><text:span text:style-name="T5">⾁</text:span><text:span text:style-name="T4">-</text:span><text:span text:style-name="T5">총</text:span><text:span text:style-name="T4">10</text:span><text:span text:style-name="T5">획</text:span><text:span text:style-name="T4">; zàng,zāng)</text:span></text:p>
      <text:p text:style-name="P8">谊</text:p>
      <text:p text:style-name="P6"><text:soft-page-break/><text:span text:style-name="T4">(</text:span><text:span text:style-name="T5">옳을 의</text:span><text:span text:style-name="T4">; </text:span><text:span text:style-name="T5">⾔</text:span><text:span text:style-name="T4">-</text:span><text:span text:style-name="T5">총</text:span><text:span text:style-name="T4">10</text:span><text:span text:style-name="T5">획</text:span><text:span text:style-name="T4">; yì)</text:span></text:p>
      <text:p text:style-name="P8">眠</text:p>
      <text:p text:style-name="P6"><text:span text:style-name="T4">(</text:span><text:span text:style-name="T5">잠잘 면</text:span><text:span text:style-name="T4">; </text:span><text:span text:style-name="T5">⽬</text:span><text:span text:style-name="T4">-</text:span><text:span text:style-name="T5">총</text:span><text:span text:style-name="T4">10</text:span><text:span text:style-name="T5">획</text:span><text:span text:style-name="T4">; mián)</text:span></text:p>
      <text:p text:style-name="P8">宇</text:p>
      <text:p text:style-name="P6"><text:span text:style-name="T4">(</text:span><text:span text:style-name="T5">집 우</text:span><text:span text:style-name="T4">; </text:span><text:span text:style-name="T5">⼧</text:span><text:span text:style-name="T4">-</text:span><text:span text:style-name="T5">총</text:span><text:span text:style-name="T4">6</text:span><text:span text:style-name="T5">획</text:span><text:span text:style-name="T4">; yǔ)</text:span></text:p>
      <text:p text:style-name="P8">墓</text:p>
      <text:p text:style-name="P6"><text:span text:style-name="T4">(</text:span><text:span text:style-name="T5">무덤 묘</text:span><text:span text:style-name="T4">; </text:span><text:span text:style-name="T5">⼟</text:span><text:span text:style-name="T4">-</text:span><text:span text:style-name="T5">총</text:span><text:span text:style-name="T4">14</text:span><text:span text:style-name="T5">획</text:span><text:span text:style-name="T4">; mù)</text:span></text:p>
      <text:p text:style-name="P8">梯</text:p>
      <text:p text:style-name="P6"><text:span text:style-name="T4">(</text:span><text:span text:style-name="T5">사다리 제</text:span><text:span text:style-name="T4">; </text:span><text:span text:style-name="T5">⽊</text:span><text:span text:style-name="T4">-</text:span><text:span text:style-name="T5">총</text:span><text:span text:style-name="T4">11</text:span><text:span text:style-name="T5">획</text:span><text:span text:style-name="T4">; tī)</text:span></text:p>
      <text:p text:style-name="P8">芳</text:p>
      <text:p text:style-name="P6"><text:span text:style-name="T4">(</text:span><text:span text:style-name="T5">꽃다울 방</text:span><text:span text:style-name="T4">; </text:span><text:span text:style-name="T5">⾋</text:span><text:span text:style-name="T4">-</text:span><text:span text:style-name="T5">총</text:span><text:span text:style-name="T4">8</text:span><text:span text:style-name="T5">획</text:span><text:span text:style-name="T4">; fāng)</text:span></text:p>
      <text:p text:style-name="P8">崇</text:p>
      <text:p text:style-name="P6"><text:span text:style-name="T4">(</text:span><text:span text:style-name="T5">높을 숭</text:span><text:span text:style-name="T4">; </text:span><text:span text:style-name="T5">⼭</text:span><text:span text:style-name="T4">-</text:span><text:span text:style-name="T5">총</text:span><text:span text:style-name="T4">11</text:span><text:span text:style-name="T5">획</text:span><text:span text:style-name="T4">; chóng)</text:span></text:p>
      <text:p text:style-name="P8">涌</text:p>
      <text:p text:style-name="P6"><text:span text:style-name="T4">(</text:span><text:span text:style-name="T5">샘 솟을 용</text:span><text:span text:style-name="T4">; </text:span><text:span text:style-name="T5">⽔</text:span><text:span text:style-name="T4">-</text:span><text:span text:style-name="T5">총</text:span><text:span text:style-name="T4">10</text:span><text:span text:style-name="T5">획</text:span><text:span text:style-name="T4">; yǒng,chōng)</text:span></text:p>
      <text:p text:style-name="P8">衰</text:p>
      <text:p text:style-name="P6"><text:span text:style-name="T4">(</text:span><text:span text:style-name="T5">쇠할 쇠</text:span><text:span text:style-name="T4">; </text:span><text:span text:style-name="T5">⾐</text:span><text:span text:style-name="T4">-</text:span><text:span text:style-name="T5">총</text:span><text:span text:style-name="T4">10</text:span><text:span text:style-name="T5">획</text:span><text:span text:style-name="T4">; shuāi,cuī)</text:span></text:p>
      <text:p text:style-name="P8">蚀</text:p>
      <text:p text:style-name="P6"><text:span text:style-name="T4">(</text:span><text:span text:style-name="T5">좀먹을 식</text:span><text:span text:style-name="T4">; </text:span><text:span text:style-name="T5">⾍</text:span><text:span text:style-name="T4">-</text:span><text:span text:style-name="T5">총</text:span><text:span text:style-name="T4">9</text:span><text:span text:style-name="T5">획</text:span><text:span text:style-name="T4">; shí)</text:span></text:p>
      <text:p text:style-name="P8">疆</text:p>
      <text:p text:style-name="P6"><text:span text:style-name="T4">(</text:span><text:span text:style-name="T5">지경 강</text:span><text:span text:style-name="T4">; </text:span><text:span text:style-name="T5">⽥</text:span><text:span text:style-name="T4">-</text:span><text:span text:style-name="T5">총</text:span><text:span text:style-name="T4">19</text:span><text:span text:style-name="T5">획</text:span><text:span text:style-name="T4">; jiāng)</text:span></text:p>
      <text:p text:style-name="P8">岗</text:p>
      <text:p text:style-name="P6"><text:span text:style-name="T4">(</text:span><text:span text:style-name="T5">언덕 강</text:span><text:span text:style-name="T4">; </text:span><text:span text:style-name="T5">⼭</text:span><text:span text:style-name="T4">-</text:span><text:span text:style-name="T5">총</text:span><text:span text:style-name="T4">7</text:span><text:span text:style-name="T5">획</text:span><text:span text:style-name="T4">; gǎng)</text:span></text:p>
      <text:p text:style-name="P8">塘</text:p>
      <text:p text:style-name="P6"><text:span text:style-name="T4">(</text:span><text:span text:style-name="T5">못 당</text:span><text:span text:style-name="T4">; </text:span><text:span text:style-name="T5">⼟</text:span><text:span text:style-name="T4">-</text:span><text:span text:style-name="T5">총</text:span><text:span text:style-name="T4">13</text:span><text:span text:style-name="T5">획</text:span><text:span text:style-name="T4">; táng)</text:span></text:p>
      <text:p text:style-name="P8">疯</text:p>
      <text:p text:style-name="P6"><text:span text:style-name="T4">(</text:span><text:span text:style-name="T5">두풍 풍</text:span><text:span text:style-name="T4">; </text:span><text:span text:style-name="T5">⽧</text:span><text:span text:style-name="T4">-</text:span><text:span text:style-name="T5">총</text:span><text:span text:style-name="T4">9</text:span><text:span text:style-name="T5">획</text:span><text:span text:style-name="T4">; fēng)</text:span></text:p>
      <text:p text:style-name="P8">铅</text:p>
      <text:p text:style-name="P6"><text:span text:style-name="T4">(</text:span><text:span text:style-name="T5">납 연</text:span><text:span text:style-name="T4">; </text:span><text:span text:style-name="T5">⾦</text:span><text:span text:style-name="T4">-</text:span><text:span text:style-name="T5">총</text:span><text:span text:style-name="T4">10</text:span><text:span text:style-name="T5">획</text:span><text:span text:style-name="T4">; qiān,yán)</text:span></text:p>
      <text:p text:style-name="P8">迈</text:p>
      <text:p text:style-name="P6"><text:span text:style-name="T4">(</text:span><text:span text:style-name="T5">갈 매</text:span><text:span text:style-name="T4">; </text:span><text:span text:style-name="T5">⾡</text:span><text:span text:style-name="T4">-</text:span><text:span text:style-name="T5">총</text:span><text:span text:style-name="T4">7</text:span><text:span text:style-name="T5">획</text:span><text:span text:style-name="T4">; mài)</text:span></text:p>
      <text:p text:style-name="P8">泡</text:p>
      <text:p text:style-name="P6"><text:span text:style-name="T4">(</text:span><text:span text:style-name="T5">거품 포</text:span><text:span text:style-name="T4">; </text:span><text:span text:style-name="T5">⽔</text:span><text:span text:style-name="T4">-</text:span><text:span text:style-name="T5">총</text:span><text:span text:style-name="T4">8</text:span><text:span text:style-name="T5">획</text:span><text:span text:style-name="T4">; pào,pāo)</text:span></text:p>
      <text:p text:style-name="P8">厌</text:p>
      <text:p text:style-name="P6"><text:span text:style-name="T4">(</text:span><text:span text:style-name="T5">싫어할 염</text:span><text:span text:style-name="T4">; </text:span><text:span text:style-name="T5">⼚</text:span><text:span text:style-name="T4">-</text:span><text:span text:style-name="T5">총</text:span><text:span text:style-name="T4">6</text:span><text:span text:style-name="T5">획</text:span><text:span text:style-name="T4">; yàn)</text:span></text:p>
      <text:p text:style-name="P8">浆</text:p>
      <text:p text:style-name="P6"><text:span text:style-name="T4">(</text:span><text:span text:style-name="T5">미음 장</text:span><text:span text:style-name="T4">; </text:span><text:span text:style-name="T5">⽔</text:span><text:span text:style-name="T4">-</text:span><text:span text:style-name="T5">총</text:span><text:span text:style-name="T4">10</text:span><text:span text:style-name="T5">획</text:span><text:span text:style-name="T4">; jiāng)</text:span></text:p>
      <text:p text:style-name="P8">骄</text:p>
      <text:p text:style-name="P6"><text:span text:style-name="T4">(</text:span><text:span text:style-name="T5">교만할 교</text:span><text:span text:style-name="T4">; </text:span><text:span text:style-name="T5">⾺</text:span><text:span text:style-name="T4">-</text:span><text:span text:style-name="T5">총</text:span><text:span text:style-name="T4">9</text:span><text:span text:style-name="T5">획</text:span><text:span text:style-name="T4">; jiāo)</text:span></text:p>
      <text:p text:style-name="P8">甜</text:p>
      <text:p text:style-name="P6"><text:span text:style-name="T4">(</text:span><text:span text:style-name="T5">달 첨</text:span><text:span text:style-name="T4">; </text:span><text:span text:style-name="T5">⽢</text:span><text:span text:style-name="T4">-</text:span><text:span text:style-name="T5">총</text:span><text:span text:style-name="T4">11</text:span><text:span text:style-name="T5">획</text:span><text:span text:style-name="T4">; tián)</text:span></text:p>
      <text:p text:style-name="P8">惑</text:p>
      <text:p text:style-name="P6"><text:span text:style-name="T4">(</text:span><text:span text:style-name="T5">미혹할 혹</text:span><text:span text:style-name="T4">; </text:span><text:span text:style-name="T5">⼼</text:span><text:span text:style-name="T4">-</text:span><text:span text:style-name="T5">총</text:span><text:span text:style-name="T4">12</text:span><text:span text:style-name="T5">획</text:span><text:span text:style-name="T4">; huò)</text:span></text:p>
      <text:p text:style-name="P8">竭</text:p>
      <text:p text:style-name="P6"><text:span text:style-name="T4">(</text:span><text:span text:style-name="T5">다할 갈</text:span><text:span text:style-name="T4">; </text:span><text:span text:style-name="T5">⽴</text:span><text:span text:style-name="T4">-</text:span><text:span text:style-name="T5">총</text:span><text:span text:style-name="T4">14</text:span><text:span text:style-name="T5">획</text:span><text:span text:style-name="T4">; jié)</text:span></text:p>
      <text:p text:style-name="P8">抚</text:p>
      <text:p text:style-name="P6"><text:span text:style-name="T4">(</text:span><text:span text:style-name="T5">어루만질 무</text:span><text:span text:style-name="T4">; </text:span><text:span text:style-name="T5">⼿</text:span><text:span text:style-name="T4">-</text:span><text:span text:style-name="T5">총</text:span><text:span text:style-name="T4">7</text:span><text:span text:style-name="T5">획</text:span><text:span text:style-name="T4">; fǔ)</text:span></text:p>
      <text:p text:style-name="P8">凯</text:p>
      <text:p text:style-name="P6"><text:span text:style-name="T4">(</text:span><text:span text:style-name="T5">이길 개</text:span><text:span text:style-name="T4">; </text:span><text:span text:style-name="T5">⼏</text:span><text:span text:style-name="T4">-</text:span><text:span text:style-name="T5">총</text:span><text:span text:style-name="T4">8</text:span><text:span text:style-name="T5">획</text:span><text:span text:style-name="T4">; kǎi)</text:span></text:p>
      <text:p text:style-name="P8">迁</text:p>
      <text:p text:style-name="P6"><text:span text:style-name="T4">(</text:span><text:span text:style-name="T5">옮길 천</text:span><text:span text:style-name="T4">; </text:span><text:span text:style-name="T5">⾡</text:span><text:span text:style-name="T4">-</text:span><text:span text:style-name="T5">총</text:span><text:span text:style-name="T4">7</text:span><text:span text:style-name="T5">획</text:span><text:span text:style-name="T4">; qiān)</text:span></text:p>
      <text:p text:style-name="P8">谨</text:p>
      <text:p text:style-name="P6"><text:soft-page-break/><text:span text:style-name="T4">(</text:span><text:span text:style-name="T5">삼갈 근</text:span><text:span text:style-name="T4">; </text:span><text:span text:style-name="T5">⾔</text:span><text:span text:style-name="T4">-</text:span><text:span text:style-name="T5">총</text:span><text:span text:style-name="T4">13</text:span><text:span text:style-name="T5">획</text:span><text:span text:style-name="T4">; jǐn)</text:span></text:p>
      <text:p text:style-name="P8">估</text:p>
      <text:p text:style-name="P6"><text:span text:style-name="T4">(</text:span><text:span text:style-name="T5">값 고</text:span><text:span text:style-name="T4">; </text:span><text:span text:style-name="T5">⼈</text:span><text:span text:style-name="T4">-</text:span><text:span text:style-name="T5">총</text:span><text:span text:style-name="T4">7</text:span><text:span text:style-name="T5">획</text:span><text:span text:style-name="T4">; gū,gù)</text:span></text:p>
      <text:p text:style-name="P8">绵</text:p>
      <text:p text:style-name="P6"><text:span text:style-name="T4">(</text:span><text:span text:style-name="T5">솜 면</text:span><text:span text:style-name="T4">; </text:span><text:span text:style-name="T5">⽷</text:span><text:span text:style-name="T4">-</text:span><text:span text:style-name="T5">총</text:span><text:span text:style-name="T4">11</text:span><text:span text:style-name="T5">획</text:span><text:span text:style-name="T4">; mián)</text:span></text:p>
      <text:p text:style-name="P8">逢</text:p>
      <text:p text:style-name="P6"><text:span text:style-name="T4">(</text:span><text:span text:style-name="T5">만날 봉</text:span><text:span text:style-name="T4">; </text:span><text:span text:style-name="T5">⾡</text:span><text:span text:style-name="T4">-</text:span><text:span text:style-name="T5">총</text:span><text:span text:style-name="T4">11</text:span><text:span text:style-name="T5">획</text:span><text:span text:style-name="T4">; féng)</text:span></text:p>
      <text:p text:style-name="P8">栏</text:p>
      <text:p text:style-name="P6"><text:span text:style-name="T4">(</text:span><text:span text:style-name="T5">난간 란</text:span><text:span text:style-name="T4">; </text:span><text:span text:style-name="T5">⽊</text:span><text:span text:style-name="T4">-</text:span><text:span text:style-name="T5">총</text:span><text:span text:style-name="T4">9</text:span><text:span text:style-name="T5">획</text:span><text:span text:style-name="T4">; lán)</text:span></text:p>
      <text:p text:style-name="P8">秧</text:p>
      <text:p text:style-name="P6"><text:span text:style-name="T4">(</text:span><text:span text:style-name="T5">모 앙</text:span><text:span text:style-name="T4">; </text:span><text:span text:style-name="T5">⽲</text:span><text:span text:style-name="T4">-</text:span><text:span text:style-name="T5">총</text:span><text:span text:style-name="T4">10</text:span><text:span text:style-name="T5">획</text:span><text:span text:style-name="T4">; yāng)</text:span></text:p>
      <text:p text:style-name="P8">赴</text:p>
      <text:p text:style-name="P6"><text:span text:style-name="T4">(</text:span><text:span text:style-name="T5">나아갈 부</text:span><text:span text:style-name="T4">; </text:span><text:span text:style-name="T5">⾛</text:span><text:span text:style-name="T4">-</text:span><text:span text:style-name="T5">총</text:span><text:span text:style-name="T4">9</text:span><text:span text:style-name="T5">획</text:span><text:span text:style-name="T4">; fù)</text:span></text:p>
      <text:p text:style-name="P8">戀</text:p>
      <text:p text:style-name="P6"><text:span text:style-name="T4">(</text:span><text:span text:style-name="T5">사모할 련</text:span><text:span text:style-name="T4">{</text:span><text:span text:style-name="T5">연</text:span><text:span text:style-name="T4">}; </text:span><text:span text:style-name="T5">⼼</text:span><text:span text:style-name="T4">-</text:span><text:span text:style-name="T5">총</text:span><text:span text:style-name="T4">23</text:span><text:span text:style-name="T5">획</text:span><text:span text:style-name="T4">; liàn,lián)</text:span></text:p>
      <text:p text:style-name="P8">慎</text:p>
      <text:p text:style-name="P6"><text:span text:style-name="T4">(</text:span><text:span text:style-name="T5">성 신</text:span><text:span text:style-name="T4">; </text:span><text:span text:style-name="T5">⼼</text:span><text:span text:style-name="T4">-</text:span><text:span text:style-name="T5">총</text:span><text:span text:style-name="T4">13</text:span><text:span text:style-name="T5">획</text:span><text:span text:style-name="T4">; shèn)</text:span></text:p>
      <text:p text:style-name="P8">扯</text:p>
      <text:p text:style-name="P6"><text:span text:style-name="T4">(</text:span><text:span text:style-name="T5">찢어버릴 차</text:span><text:span text:style-name="T4">; </text:span><text:span text:style-name="T5">⼿</text:span><text:span text:style-name="T4">-</text:span><text:span text:style-name="T5">총</text:span><text:span text:style-name="T4">7</text:span><text:span text:style-name="T5">획</text:span><text:span text:style-name="T4">; chě)</text:span></text:p>
      <text:p text:style-name="P8">厉</text:p>
      <text:p text:style-name="P6"><text:span text:style-name="T4">(</text:span><text:span text:style-name="T5">갈 려</text:span><text:span text:style-name="T4">; </text:span><text:span text:style-name="T5">⼚</text:span><text:span text:style-name="T4">-</text:span><text:span text:style-name="T5">총</text:span><text:span text:style-name="T4">5</text:span><text:span text:style-name="T5">획</text:span><text:span text:style-name="T4">; lì)</text:span></text:p>
      <text:p text:style-name="P8">仆</text:p>
      <text:p text:style-name="P6"><text:span text:style-name="T4">(</text:span><text:span text:style-name="T5">엎드릴 부</text:span><text:span text:style-name="T4">; </text:span><text:span text:style-name="T5">⼈</text:span><text:span text:style-name="T4">-</text:span><text:span text:style-name="T5">총</text:span><text:span text:style-name="T4">4</text:span><text:span text:style-name="T5">획</text:span><text:span text:style-name="T4">; pū,pú)</text:span></text:p>
      <text:p text:style-name="P8">慈</text:p>
      <text:p text:style-name="P6"><text:span text:style-name="T4">(</text:span><text:span text:style-name="T5">사랑할 자</text:span><text:span text:style-name="T4">; </text:span><text:span text:style-name="T5">⼼</text:span><text:span text:style-name="T4">-</text:span><text:span text:style-name="T5">총</text:span><text:span text:style-name="T4">13</text:span><text:span text:style-name="T5">획</text:span><text:span text:style-name="T4">; cí)</text:span></text:p>
      <text:p text:style-name="P8">冤</text:p>
      <text:p text:style-name="P6"><text:span text:style-name="T4">(</text:span><text:span text:style-name="T5">원통할 원</text:span><text:span text:style-name="T4">; </text:span><text:span text:style-name="T5">⼍</text:span><text:span text:style-name="T4">-</text:span><text:span text:style-name="T5">총</text:span><text:span text:style-name="T4">10</text:span><text:span text:style-name="T5">획</text:span><text:span text:style-name="T4">; yuān)</text:span></text:p>
      <text:p text:style-name="P8">穴</text:p>
      <text:p text:style-name="P6"><text:span text:style-name="T4">(</text:span><text:span text:style-name="T5">구멍 혈</text:span><text:span text:style-name="T4">; </text:span><text:span text:style-name="T5">⽳</text:span><text:span text:style-name="T4">-</text:span><text:span text:style-name="T5">총</text:span><text:span text:style-name="T4">5</text:span><text:span text:style-name="T5">획</text:span><text:span text:style-name="T4">; xué)</text:span></text:p>
      <text:p text:style-name="P8">嚷</text:p>
      <text:p text:style-name="P6"><text:span text:style-name="T4">(</text:span><text:span text:style-name="T5">외칠 양</text:span><text:span text:style-name="T4">; </text:span><text:span text:style-name="T5">⼝</text:span><text:span text:style-name="T4">-</text:span><text:span text:style-name="T5">총</text:span><text:span text:style-name="T4">20</text:span><text:span text:style-name="T5">획</text:span><text:span text:style-name="T4">; rǎng,rāng,ráng)</text:span></text:p>
      <text:p text:style-name="P8">吞</text:p>
      <text:p text:style-name="P6"><text:span text:style-name="T4">(</text:span><text:span text:style-name="T5">삼킬 탄</text:span><text:span text:style-name="T4">; </text:span><text:span text:style-name="T5">⼝</text:span><text:span text:style-name="T4">-</text:span><text:span text:style-name="T5">총</text:span><text:span text:style-name="T4">7</text:span><text:span text:style-name="T5">획</text:span><text:span text:style-name="T4">; tūn)</text:span></text:p>
      <text:p text:style-name="P8">嫩</text:p>
      <text:p text:style-name="P6"><text:span text:style-name="T4">(</text:span><text:span text:style-name="T5">어릴 눈</text:span><text:span text:style-name="T4">; </text:span><text:span text:style-name="T5">⼥</text:span><text:span text:style-name="T4">-</text:span><text:span text:style-name="T5">총</text:span><text:span text:style-name="T4">14</text:span><text:span text:style-name="T5">획</text:span><text:span text:style-name="T4">; nèn)</text:span></text:p>
      <text:p text:style-name="P8">杰</text:p>
      <text:p text:style-name="P6"><text:span text:style-name="T4">(</text:span><text:span text:style-name="T5">뛰어날 걸</text:span><text:span text:style-name="T4">; </text:span><text:span text:style-name="T5">⽊</text:span><text:span text:style-name="T4">-</text:span><text:span text:style-name="T5">총</text:span><text:span text:style-name="T4">8</text:span><text:span text:style-name="T5">획</text:span><text:span text:style-name="T4">; jié)</text:span></text:p>
      <text:p text:style-name="P8">儶</text:p>
      <text:p text:style-name="P6"><text:span text:style-name="T4">(</text:span><text:span text:style-name="T5">끌 휴</text:span><text:span text:style-name="T4">{</text:span><text:span text:style-name="T5">피곤하여 약해진 모양 혜</text:span><text:span text:style-name="T4">}; </text:span><text:span text:style-name="T5">⼈</text:span><text:span text:style-name="T4">-</text:span><text:span text:style-name="T5">총</text:span><text:span text:style-name="T4">20</text:span><text:span text:style-name="T5">획</text:span><text:span text:style-name="T4">; huì)</text:span></text:p>
      <text:p text:style-name="P8">桂</text:p>
      <text:p text:style-name="P6"><text:span text:style-name="T4">(</text:span><text:span text:style-name="T5">계수나무 계</text:span><text:span text:style-name="T4">; </text:span><text:span text:style-name="T5">⽊</text:span><text:span text:style-name="T4">-</text:span><text:span text:style-name="T5">총</text:span><text:span text:style-name="T4">10</text:span><text:span text:style-name="T5">획</text:span><text:span text:style-name="T4">; guì)</text:span></text:p>
      <text:p text:style-name="P8">糕</text:p>
      <text:p text:style-name="P6"><text:span text:style-name="T4">(</text:span><text:span text:style-name="T5">떡 고</text:span><text:span text:style-name="T4">; </text:span><text:span text:style-name="T5">⽶</text:span><text:span text:style-name="T4">-</text:span><text:span text:style-name="T5">총</text:span><text:span text:style-name="T4">16</text:span><text:span text:style-name="T5">획</text:span><text:span text:style-name="T4">; gāo)</text:span></text:p>
      <text:p text:style-name="P8">柜</text:p>
      <text:p text:style-name="P6"><text:span text:style-name="T4">(</text:span><text:span text:style-name="T5">고리버들 거</text:span><text:span text:style-name="T4">; </text:span><text:span text:style-name="T5">⽊</text:span><text:span text:style-name="T4">-</text:span><text:span text:style-name="T5">총</text:span><text:span text:style-name="T4">9</text:span><text:span text:style-name="T5">획</text:span><text:span text:style-name="T4">; jǔ,guì)</text:span></text:p>
      <text:p text:style-name="P8">慕</text:p>
      <text:p text:style-name="P6"><text:span text:style-name="T4">(</text:span><text:span text:style-name="T5">그리워할 모</text:span><text:span text:style-name="T4">; </text:span><text:span text:style-name="T5">⼼</text:span><text:span text:style-name="T4">-</text:span><text:span text:style-name="T5">총</text:span><text:span text:style-name="T4">15</text:span><text:span text:style-name="T5">획</text:span><text:span text:style-name="T4">; mù)</text:span></text:p>
      <text:p text:style-name="P8">怨</text:p>
      <text:p text:style-name="P6"><text:span text:style-name="T4">(</text:span><text:span text:style-name="T5">원망할 원</text:span><text:span text:style-name="T4">; </text:span><text:span text:style-name="T5">⼼</text:span><text:span text:style-name="T4">-</text:span><text:span text:style-name="T5">총</text:span><text:span text:style-name="T4">9</text:span><text:span text:style-name="T5">획</text:span><text:span text:style-name="T4">; yuàn)</text:span></text:p>
      <text:p text:style-name="P8">浇</text:p>
      <text:p text:style-name="P6"><text:span text:style-name="T4">(</text:span><text:span text:style-name="T5">물 댈 요</text:span><text:span text:style-name="T4">; </text:span><text:span text:style-name="T5">⽔</text:span><text:span text:style-name="T4">-</text:span><text:span text:style-name="T5">총</text:span><text:span text:style-name="T4">9</text:span><text:span text:style-name="T5">획</text:span><text:span text:style-name="T4">; jiāo)</text:span></text:p>
      <text:p text:style-name="P8">柏</text:p>
      <text:p text:style-name="P6"><text:soft-page-break/><text:span text:style-name="T4">(</text:span><text:span text:style-name="T5">나무 이름 백</text:span><text:span text:style-name="T4">; </text:span><text:span text:style-name="T5">⽊</text:span><text:span text:style-name="T4">-</text:span><text:span text:style-name="T5">총</text:span><text:span text:style-name="T4">9</text:span><text:span text:style-name="T5">획</text:span><text:span text:style-name="T4">; bǎi,bó,bò)</text:span></text:p>
      <text:p text:style-name="P8">悔</text:p>
      <text:p text:style-name="P6"><text:span text:style-name="T4">(</text:span><text:span text:style-name="T5">뉘우칠 회</text:span><text:span text:style-name="T4">; </text:span><text:span text:style-name="T5">⼼</text:span><text:span text:style-name="T4">-</text:span><text:span text:style-name="T5">총</text:span><text:span text:style-name="T4">10</text:span><text:span text:style-name="T5">획</text:span><text:span text:style-name="T4">; huǐ)</text:span></text:p>
      <text:p text:style-name="P8">贤</text:p>
      <text:p text:style-name="P6"><text:span text:style-name="T4">(</text:span><text:span text:style-name="T5">어질 현</text:span><text:span text:style-name="T4">; </text:span><text:span text:style-name="T5">⾙</text:span><text:span text:style-name="T4">-</text:span><text:span text:style-name="T5">총</text:span><text:span text:style-name="T4">8</text:span><text:span text:style-name="T5">획</text:span><text:span text:style-name="T4">; xián)</text:span></text:p>
      <text:p text:style-name="P8">浸</text:p>
      <text:p text:style-name="P6"><text:span text:style-name="T4">(</text:span><text:span text:style-name="T5">담글 침</text:span><text:span text:style-name="T4">; </text:span><text:span text:style-name="T5">⽔</text:span><text:span text:style-name="T4">-</text:span><text:span text:style-name="T5">총</text:span><text:span text:style-name="T4">10</text:span><text:span text:style-name="T5">획</text:span><text:span text:style-name="T4">; jìn)</text:span></text:p>
      <text:p text:style-name="P8">陶</text:p>
      <text:p text:style-name="P6"><text:span text:style-name="T4">(</text:span><text:span text:style-name="T5">질그릇 도</text:span><text:span text:style-name="T4">; </text:span><text:span text:style-name="T5">⾩</text:span><text:span text:style-name="T4">-</text:span><text:span text:style-name="T5">총</text:span><text:span text:style-name="T4">11</text:span><text:span text:style-name="T5">획</text:span><text:span text:style-name="T4">; táo,yáo)</text:span></text:p>
      <text:p text:style-name="P8">描</text:p>
      <text:p text:style-name="P6"><text:span text:style-name="T4">(</text:span><text:span text:style-name="T5">그릴 묘</text:span><text:span text:style-name="T4">; </text:span><text:span text:style-name="T5">⼿</text:span><text:span text:style-name="T4">-</text:span><text:span text:style-name="T5">총</text:span><text:span text:style-name="T4">12</text:span><text:span text:style-name="T5">획</text:span><text:span text:style-name="T4">; miáo)</text:span></text:p>
      <text:p text:style-name="P8">胀</text:p>
      <text:p text:style-name="P6"><text:span text:style-name="T4">(</text:span><text:span text:style-name="T5">배부를 창</text:span><text:span text:style-name="T4">; </text:span><text:span text:style-name="T5">⾁</text:span><text:span text:style-name="T4">-</text:span><text:span text:style-name="T5">총</text:span><text:span text:style-name="T4">8</text:span><text:span text:style-name="T5">획</text:span><text:span text:style-name="T4">; zhàng)</text:span></text:p>
      <text:p text:style-name="P8">偿</text:p>
      <text:p text:style-name="P6"><text:span text:style-name="T4">(</text:span><text:span text:style-name="T5">갚을 상</text:span><text:span text:style-name="T4">; </text:span><text:span text:style-name="T5">⼈</text:span><text:span text:style-name="T4">-</text:span><text:span text:style-name="T5">총</text:span><text:span text:style-name="T4">11</text:span><text:span text:style-name="T5">획</text:span><text:span text:style-name="T4">; cháng)</text:span></text:p>
      <text:p text:style-name="P8">掩</text:p>
      <text:p text:style-name="P6"><text:span text:style-name="T4">(</text:span><text:span text:style-name="T5">가릴 엄</text:span><text:span text:style-name="T4">; </text:span><text:span text:style-name="T5">⼿</text:span><text:span text:style-name="T4">-</text:span><text:span text:style-name="T5">총</text:span><text:span text:style-name="T4">11</text:span><text:span text:style-name="T5">획</text:span><text:span text:style-name="T4">; yǎn)</text:span></text:p>
      <text:p text:style-name="P8">鹿</text:p>
      <text:p text:style-name="P6"><text:span text:style-name="T4">(</text:span><text:span text:style-name="T5">사슴 록</text:span><text:span text:style-name="T4">{</text:span><text:span text:style-name="T5">녹</text:span><text:span text:style-name="T4">}; </text:span><text:span text:style-name="T5">⿅</text:span><text:span text:style-name="T4">-</text:span><text:span text:style-name="T5">총</text:span><text:span text:style-name="T4">11</text:span><text:span text:style-name="T5">획</text:span><text:span text:style-name="T4">; lù)</text:span></text:p>
      <text:p text:style-name="P8">腊</text:p>
      <text:p text:style-name="P6"><text:span text:style-name="T4">(</text:span><text:span text:style-name="T5">포 석</text:span><text:span text:style-name="T4">; </text:span><text:span text:style-name="T5">⾁</text:span><text:span text:style-name="T4">-</text:span><text:span text:style-name="T5">총</text:span><text:span text:style-name="T4">12</text:span><text:span text:style-name="T5">획</text:span><text:span text:style-name="T4">; là,xī)</text:span></text:p>
      <text:p text:style-name="P8">醉</text:p>
      <text:p text:style-name="P6"><text:span text:style-name="T4">(</text:span><text:span text:style-name="T5">취할 취</text:span><text:span text:style-name="T4">; </text:span><text:span text:style-name="T5">⾣</text:span><text:span text:style-name="T4">-</text:span><text:span text:style-name="T5">총</text:span><text:span text:style-name="T4">15</text:span><text:span text:style-name="T5">획</text:span><text:span text:style-name="T4">; zuì)</text:span></text:p>
      <text:p text:style-name="P8">翼</text:p>
      <text:p text:style-name="P6"><text:span text:style-name="T4">(</text:span><text:span text:style-name="T5">날개 익</text:span><text:span text:style-name="T4">; </text:span><text:span text:style-name="T5">⽻</text:span><text:span text:style-name="T4">-</text:span><text:span text:style-name="T5">총</text:span><text:span text:style-name="T4">17</text:span><text:span text:style-name="T5">획</text:span><text:span text:style-name="T4">; yì)</text:span></text:p>
      <text:p text:style-name="P8">柄</text:p>
      <text:p text:style-name="P6"><text:span text:style-name="T4">(</text:span><text:span text:style-name="T5">자루 병</text:span><text:span text:style-name="T4">; </text:span><text:span text:style-name="T5">⽊</text:span><text:span text:style-name="T4">-</text:span><text:span text:style-name="T5">총</text:span><text:span text:style-name="T4">9</text:span><text:span text:style-name="T5">획</text:span><text:span text:style-name="T4">; bǐng)</text:span></text:p>
      <text:p text:style-name="P8">丑</text:p>
      <text:p text:style-name="P6"><text:span text:style-name="T4">(</text:span><text:span text:style-name="T5">소 축</text:span><text:span text:style-name="T4">; </text:span><text:span text:style-name="T5">⼀</text:span><text:span text:style-name="T4">-</text:span><text:span text:style-name="T5">총</text:span><text:span text:style-name="T4">4</text:span><text:span text:style-name="T5">획</text:span><text:span text:style-name="T4">; chǒu)</text:span></text:p>
      <text:p text:style-name="P8">催</text:p>
      <text:p text:style-name="P6"><text:span text:style-name="T4">(</text:span><text:span text:style-name="T5">재촉할 최</text:span><text:span text:style-name="T4">; </text:span><text:span text:style-name="T5">⼈</text:span><text:span text:style-name="T4">-</text:span><text:span text:style-name="T5">총</text:span><text:span text:style-name="T4">13</text:span><text:span text:style-name="T5">획</text:span><text:span text:style-name="T4">; cuī)</text:span></text:p>
      <text:p text:style-name="P8">丛</text:p>
      <text:p text:style-name="P6"><text:span text:style-name="T4">(</text:span><text:span text:style-name="T5">모일 총</text:span><text:span text:style-name="T4">; </text:span><text:span text:style-name="T5">⼀</text:span><text:span text:style-name="T4">-</text:span><text:span text:style-name="T5">총</text:span><text:span text:style-name="T4">5</text:span><text:span text:style-name="T5">획</text:span><text:span text:style-name="T4">; cóng)</text:span></text:p>
      <text:p text:style-name="P8">昂</text:p>
      <text:p text:style-name="P6"><text:span text:style-name="T4">(</text:span><text:span text:style-name="T5">오를 앙</text:span><text:span text:style-name="T4">; </text:span><text:span text:style-name="T5">⽇</text:span><text:span text:style-name="T4">-</text:span><text:span text:style-name="T5">총</text:span><text:span text:style-name="T4">8</text:span><text:span text:style-name="T5">획</text:span><text:span text:style-name="T4">; áng)</text:span></text:p>
      <text:p text:style-name="P8">薪</text:p>
      <text:p text:style-name="P6"><text:span text:style-name="T4">(</text:span><text:span text:style-name="T5">섶나무 신</text:span><text:span text:style-name="T4">; </text:span><text:span text:style-name="T5">⾋</text:span><text:span text:style-name="T4">-</text:span><text:span text:style-name="T5">총</text:span><text:span text:style-name="T4">17</text:span><text:span text:style-name="T5">획</text:span><text:span text:style-name="T4">; xīn)</text:span></text:p>
      <text:p text:style-name="P8">浑</text:p>
      <text:p text:style-name="P6"><text:span text:style-name="T4">(</text:span><text:span text:style-name="T5">흐릴 혼</text:span><text:span text:style-name="T4">; </text:span><text:span text:style-name="T5">⽔</text:span><text:span text:style-name="T4">-</text:span><text:span text:style-name="T5">총</text:span><text:span text:style-name="T4">9</text:span><text:span text:style-name="T5">획</text:span><text:span text:style-name="T4">; hún)</text:span></text:p>
      <text:p text:style-name="P8">纠</text:p>
      <text:p text:style-name="P6"><text:span text:style-name="T4">(</text:span><text:span text:style-name="T5">꼴 규</text:span><text:span text:style-name="T4">; </text:span><text:span text:style-name="T5">⽷</text:span><text:span text:style-name="T4">-</text:span><text:span text:style-name="T5">총</text:span><text:span text:style-name="T4">5</text:span><text:span text:style-name="T5">획</text:span><text:span text:style-name="T4">; jiū)</text:span></text:p>
      <text:p text:style-name="P8">棵</text:p>
      <text:p text:style-name="P6"><text:span text:style-name="T4">(</text:span><text:span text:style-name="T5">나무 이름 과</text:span><text:span text:style-name="T4">{</text:span><text:span text:style-name="T5">땔나무 관</text:span><text:span text:style-name="T4">,</text:span><text:span text:style-name="T5">괘 괘</text:span><text:span text:style-name="T4">,</text:span><text:span text:style-name="T5">나무토막 완</text:span><text:span text:style-name="T4">,</text:span><text:span text:style-name="T5">나뭇단 환</text:span><text:span text:style-name="T4">}; </text:span><text:span text:style-name="T5">⽊</text:span><text:span text:style-name="T4">-</text:span><text:span text:style-name="T5">총</text:span><text:span text:style-name="T4">12</text:span><text:span text:style-name="T5">획</text:span><text:span text:style-name="T4">; kē)</text:span></text:p>
      <text:p text:style-name="P8">跨</text:p>
      <text:p text:style-name="P6"><text:span text:style-name="T4">(</text:span><text:span text:style-name="T5">타넘을 과</text:span><text:span text:style-name="T4">; </text:span><text:span text:style-name="T5">⾜</text:span><text:span text:style-name="T4">-</text:span><text:span text:style-name="T5">총</text:span><text:span text:style-name="T4">13</text:span><text:span text:style-name="T5">획</text:span><text:span text:style-name="T4">; kuà)</text:span></text:p>
      <text:p text:style-name="P8">咐</text:p>
      <text:p text:style-name="P6"><text:span text:style-name="T4">(</text:span><text:span text:style-name="T5">분부할 부</text:span><text:span text:style-name="T4">; </text:span><text:span text:style-name="T5">⼝</text:span><text:span text:style-name="T4">-</text:span><text:span text:style-name="T5">총</text:span><text:span text:style-name="T4">8</text:span><text:span text:style-name="T5">획</text:span><text:span text:style-name="T4">; fù)</text:span></text:p>
      <text:p text:style-name="P8">尸</text:p>
      <text:p text:style-name="P6"><text:span text:style-name="T4">(</text:span><text:span text:style-name="T5">주검 시</text:span><text:span text:style-name="T4">; </text:span><text:span text:style-name="T5">⼫</text:span><text:span text:style-name="T4">-</text:span><text:span text:style-name="T5">총</text:span><text:span text:style-name="T4">3</text:span><text:span text:style-name="T5">획</text:span><text:span text:style-name="T4">; shī)</text:span></text:p>
      <text:p text:style-name="P8">睁</text:p>
      <text:p text:style-name="P6"><text:span text:style-name="T4">(</text:span><text:span text:style-name="T5">눈동자 정</text:span><text:span text:style-name="T4">; </text:span><text:span text:style-name="T5">⽬</text:span><text:span text:style-name="T4">-</text:span><text:span text:style-name="T5">총</text:span><text:span text:style-name="T4">11</text:span><text:span text:style-name="T5">획</text:span><text:span text:style-name="T4">; zhēng)</text:span></text:p>
      <text:p text:style-name="P8">咳</text:p>
      <text:p text:style-name="P6"><text:soft-page-break/><text:span text:style-name="T4">(</text:span><text:span text:style-name="T5">어린아이 웃을 해</text:span><text:span text:style-name="T4">; </text:span><text:span text:style-name="T5">⼝</text:span><text:span text:style-name="T4">-</text:span><text:span text:style-name="T5">총</text:span><text:span text:style-name="T4">9</text:span><text:span text:style-name="T5">획</text:span><text:span text:style-name="T4">; ké,hāi,kài)</text:span></text:p>
      <text:p text:style-name="P8">萄</text:p>
      <text:p text:style-name="P6"><text:span text:style-name="T4">(</text:span><text:span text:style-name="T5">포도 도</text:span><text:span text:style-name="T4">; </text:span><text:span text:style-name="T5">⾋</text:span><text:span text:style-name="T4">-</text:span><text:span text:style-name="T5">총</text:span><text:span text:style-name="T4">12</text:span><text:span text:style-name="T5">획</text:span><text:span text:style-name="T4">; táo)</text:span></text:p>
      <text:p text:style-name="P8">晒</text:p>
      <text:p text:style-name="P6"><text:span text:style-name="T4">(</text:span><text:span text:style-name="T5">쬘 쇄</text:span><text:span text:style-name="T4">; </text:span><text:span text:style-name="T5">⽇</text:span><text:span text:style-name="T4">-</text:span><text:span text:style-name="T5">총</text:span><text:span text:style-name="T4">10</text:span><text:span text:style-name="T5">획</text:span><text:span text:style-name="T4">; shài)</text:span></text:p>
      <text:p text:style-name="P8">酬</text:p>
      <text:p text:style-name="P6"><text:span text:style-name="T4">(</text:span><text:span text:style-name="T5">갚을 수</text:span><text:span text:style-name="T4">; </text:span><text:span text:style-name="T5">⾣</text:span><text:span text:style-name="T4">-</text:span><text:span text:style-name="T5">총</text:span><text:span text:style-name="T4">13</text:span><text:span text:style-name="T5">획</text:span><text:span text:style-name="T4">; chóu)</text:span></text:p>
      <text:p text:style-name="P8">肠</text:p>
      <text:p text:style-name="P6"><text:span text:style-name="T4">(</text:span><text:span text:style-name="T5">창자 장</text:span><text:span text:style-name="T4">; </text:span><text:span text:style-name="T5">⾁</text:span><text:span text:style-name="T4">-</text:span><text:span text:style-name="T5">총</text:span><text:span text:style-name="T4">7</text:span><text:span text:style-name="T5">획</text:span><text:span text:style-name="T4">; cháng)</text:span></text:p>
      <text:p text:style-name="P8">腔</text:p>
      <text:p text:style-name="P6"><text:span text:style-name="T4">(</text:span><text:span text:style-name="T5">속 빌 강</text:span><text:span text:style-name="T4">; </text:span><text:span text:style-name="T5">⾁</text:span><text:span text:style-name="T4">-</text:span><text:span text:style-name="T5">총</text:span><text:span text:style-name="T4">12</text:span><text:span text:style-name="T5">획</text:span><text:span text:style-name="T4">; qiāng)</text:span></text:p>
      <text:p text:style-name="P8">钞</text:p>
      <text:p text:style-name="P6"><text:span text:style-name="T4">(</text:span><text:span text:style-name="T5">노략질할 초</text:span><text:span text:style-name="T4">; </text:span><text:span text:style-name="T5">⾦</text:span><text:span text:style-name="T4">-</text:span><text:span text:style-name="T5">총</text:span><text:span text:style-name="T4">9</text:span><text:span text:style-name="T5">획</text:span><text:span text:style-name="T4">; chāo)</text:span></text:p>
      <text:p text:style-name="P8">龜</text:p>
      <text:p text:style-name="P6"><text:span text:style-name="T4">(</text:span><text:span text:style-name="T5">나라 이름 구</text:span><text:span text:style-name="T4">{</text:span><text:span text:style-name="T5">거북 귀</text:span><text:span text:style-name="T4">,</text:span><text:span text:style-name="T5">틀 균</text:span><text:span text:style-name="T4">}; </text:span><text:span text:style-name="T5">⿔</text:span><text:span text:style-name="T4">-</text:span><text:span text:style-name="T5">총</text:span><text:span text:style-name="T4">16</text:span><text:span text:style-name="T5">획</text:span><text:span text:style-name="T4">; guī,jūn,qiū)</text:span></text:p>
      <text:p text:style-name="P8">慙</text:p>
      <text:p text:style-name="P6"><text:span text:style-name="T4">(</text:span><text:span text:style-name="T5">부끄러울 참</text:span><text:span text:style-name="T4">; </text:span><text:span text:style-name="T5">⼼</text:span><text:span text:style-name="T4">-</text:span><text:span text:style-name="T5">총</text:span><text:span text:style-name="T4">15</text:span><text:span text:style-name="T5">획</text:span><text:span text:style-name="T4">; cǎn)</text:span></text:p>
      <text:p text:style-name="P8">熊</text:p>
      <text:p text:style-name="P6"><text:span text:style-name="T4">(</text:span><text:span text:style-name="T5">곰 웅</text:span><text:span text:style-name="T4">; </text:span><text:span text:style-name="T5">⽕</text:span><text:span text:style-name="T4">-</text:span><text:span text:style-name="T5">총</text:span><text:span text:style-name="T4">14</text:span><text:span text:style-name="T5">획</text:span><text:span text:style-name="T4">; xióng)</text:span></text:p>
      <text:p text:style-name="P8">劫</text:p>
      <text:p text:style-name="P6"><text:span text:style-name="T4">(</text:span><text:span text:style-name="T5">위협할 겁</text:span><text:span text:style-name="T4">; </text:span><text:span text:style-name="T5">⼒</text:span><text:span text:style-name="T4">-</text:span><text:span text:style-name="T5">총</text:span><text:span text:style-name="T4">7</text:span><text:span text:style-name="T5">획</text:span><text:span text:style-name="T4">; jié)</text:span></text:p>
      <text:p text:style-name="P8">戚</text:p>
      <text:p text:style-name="P6"><text:span text:style-name="T4">(</text:span><text:span text:style-name="T5">겨레 척</text:span><text:span text:style-name="T4">; </text:span><text:span text:style-name="T5">⼽</text:span><text:span text:style-name="T4">-</text:span><text:span text:style-name="T5">총</text:span><text:span text:style-name="T4">11</text:span><text:span text:style-name="T5">획</text:span><text:span text:style-name="T4">; qī)</text:span></text:p>
      <text:p text:style-name="P8">猎</text:p>
      <text:p text:style-name="P6"><text:span text:style-name="T4">(</text:span><text:span text:style-name="T5">개 이름 작</text:span><text:span text:style-name="T4">; </text:span><text:span text:style-name="T5">⽝</text:span><text:span text:style-name="T4">-</text:span><text:span text:style-name="T5">총</text:span><text:span text:style-name="T4">11</text:span><text:span text:style-name="T5">획</text:span><text:span text:style-name="T4">; liè)</text:span></text:p>
      <text:p text:style-name="P8">鹅</text:p>
      <text:p text:style-name="P6"><text:span text:style-name="T4">(</text:span><text:span text:style-name="T5">거위 아</text:span><text:span text:style-name="T4">; </text:span><text:span text:style-name="T5">⿃</text:span><text:span text:style-name="T4">-</text:span><text:span text:style-name="T5">총</text:span><text:span text:style-name="T4">12</text:span><text:span text:style-name="T5">획</text:span><text:span text:style-name="T4">; é)</text:span></text:p>
      <text:p text:style-name="P8">霉</text:p>
      <text:p text:style-name="P6"><text:span text:style-name="T4">(</text:span><text:span text:style-name="T5">매우 매</text:span><text:span text:style-name="T4">; </text:span><text:span text:style-name="T5">⾬</text:span><text:span text:style-name="T4">-</text:span><text:span text:style-name="T5">총</text:span><text:span text:style-name="T4">15</text:span><text:span text:style-name="T5">획</text:span><text:span text:style-name="T4">; méi)</text:span></text:p>
      <text:p text:style-name="P8">挽</text:p>
      <text:p text:style-name="P6"><text:span text:style-name="T4">(</text:span><text:span text:style-name="T5">당길 만</text:span><text:span text:style-name="T4">; </text:span><text:span text:style-name="T5">⼿</text:span><text:span text:style-name="T4">-</text:span><text:span text:style-name="T5">총</text:span><text:span text:style-name="T4">10</text:span><text:span text:style-name="T5">획</text:span><text:span text:style-name="T4">; wǎn)</text:span></text:p>
      <text:p text:style-name="P8">仓</text:p>
      <text:p text:style-name="P6"><text:span text:style-name="T4">(</text:span><text:span text:style-name="T5">곳집 창</text:span><text:span text:style-name="T4">; </text:span><text:span text:style-name="T5">⼈</text:span><text:span text:style-name="T4">-</text:span><text:span text:style-name="T5">총</text:span><text:span text:style-name="T4">4</text:span><text:span text:style-name="T5">획</text:span><text:span text:style-name="T4">; cāng)</text:span></text:p>
      <text:p text:style-name="P8">舰</text:p>
      <text:p text:style-name="P6"><text:span text:style-name="T4">(</text:span><text:span text:style-name="T5">싸움배 함</text:span><text:span text:style-name="T4">; </text:span><text:span text:style-name="T5">⾈</text:span><text:span text:style-name="T4">-</text:span><text:span text:style-name="T5">총</text:span><text:span text:style-name="T4">10</text:span><text:span text:style-name="T5">획</text:span><text:span text:style-name="T4">; jiàn)</text:span></text:p>
      <text:p text:style-name="P8">扭</text:p>
      <text:p text:style-name="P6"><text:span text:style-name="T4">(</text:span><text:span text:style-name="T5">묶을 뉴</text:span><text:span text:style-name="T4">{</text:span><text:span text:style-name="T5">유</text:span><text:span text:style-name="T4">}; </text:span><text:span text:style-name="T5">⼿</text:span><text:span text:style-name="T4">-</text:span><text:span text:style-name="T5">총</text:span><text:span text:style-name="T4">7</text:span><text:span text:style-name="T5">획</text:span><text:span text:style-name="T4">; niǔ)</text:span></text:p>
      <text:p text:style-name="P8">御</text:p>
      <text:p text:style-name="P6"><text:span text:style-name="T4">(</text:span><text:span text:style-name="T5">어거할 어</text:span><text:span text:style-name="T4">; </text:span><text:span text:style-name="T5">⼻</text:span><text:span text:style-name="T4">-</text:span><text:span text:style-name="T5">총</text:span><text:span text:style-name="T4">11</text:span><text:span text:style-name="T5">획</text:span><text:span text:style-name="T4">; yù)</text:span></text:p>
      <text:p text:style-name="P8">谿</text:p>
      <text:p text:style-name="P6"><text:span text:style-name="T4">(</text:span><text:span text:style-name="T5">시내 계</text:span><text:span text:style-name="T4">; </text:span><text:span text:style-name="T5">⾕</text:span><text:span text:style-name="T4">-</text:span><text:span text:style-name="T5">총</text:span><text:span text:style-name="T4">17</text:span><text:span text:style-name="T5">획</text:span><text:span text:style-name="T4">; xī)</text:span></text:p>
      <text:p text:style-name="P8">蜡</text:p>
      <text:p text:style-name="P6"><text:span text:style-name="T4">(</text:span><text:span text:style-name="T5">납향 사</text:span><text:span text:style-name="T4">; </text:span><text:span text:style-name="T5">⾍</text:span><text:span text:style-name="T4">-</text:span><text:span text:style-name="T5">총</text:span><text:span text:style-name="T4">14</text:span><text:span text:style-name="T5">획</text:span><text:span text:style-name="T4">; là,zhà)</text:span></text:p>
      <text:p text:style-name="P8">填</text:p>
      <text:p text:style-name="P6"><text:span text:style-name="T4">(</text:span><text:span text:style-name="T5">메우다 전</text:span><text:span text:style-name="T4">; </text:span><text:span text:style-name="T5">⼟</text:span><text:span text:style-name="T4">-</text:span><text:span text:style-name="T5">총</text:span><text:span text:style-name="T4">13</text:span><text:span text:style-name="T5">획</text:span><text:span text:style-name="T4">; tián)</text:span></text:p>
      <text:p text:style-name="P8">虾</text:p>
      <text:p text:style-name="P6"><text:span text:style-name="T4">(</text:span><text:span text:style-name="T5">하</text:span><text:span text:style-name="T4">; </text:span><text:span text:style-name="T5">⾍</text:span><text:span text:style-name="T4">-</text:span><text:span text:style-name="T5">총</text:span><text:span text:style-name="T4">9</text:span><text:span text:style-name="T5">획</text:span><text:span text:style-name="T4">; xiā)</text:span></text:p>
      <text:p text:style-name="P8">胁</text:p>
      <text:p text:style-name="P6"><text:span text:style-name="T4">(</text:span><text:span text:style-name="T5">으를 협</text:span><text:span text:style-name="T4">; </text:span><text:span text:style-name="T5">⾁</text:span><text:span text:style-name="T4">-</text:span><text:span text:style-name="T5">총</text:span><text:span text:style-name="T4">8</text:span><text:span text:style-name="T5">획</text:span><text:span text:style-name="T4">; xié)</text:span></text:p>
      <text:p text:style-name="P8">爪</text:p>
      <text:p text:style-name="P6"><text:span text:style-name="T4">(</text:span><text:span text:style-name="T5">손톱 조</text:span><text:span text:style-name="T4">; </text:span><text:span text:style-name="T5">⽖</text:span><text:span text:style-name="T4">-</text:span><text:span text:style-name="T5">총</text:span><text:span text:style-name="T4">4</text:span><text:span text:style-name="T5">획</text:span><text:span text:style-name="T4">; zhǎo,zhuǎ)</text:span></text:p>
      <text:p text:style-name="P8">霸</text:p>
      <text:p text:style-name="P6"><text:soft-page-break/><text:span text:style-name="T4">(</text:span><text:span text:style-name="T5">으뜸 패</text:span><text:span text:style-name="T4">; </text:span><text:span text:style-name="T5">⾬</text:span><text:span text:style-name="T4">-</text:span><text:span text:style-name="T5">총</text:span><text:span text:style-name="T4">21</text:span><text:span text:style-name="T5">획</text:span><text:span text:style-name="T4">; bà,pò)</text:span></text:p>
      <text:p text:style-name="P8">牺</text:p>
      <text:p text:style-name="P6"><text:span text:style-name="T4">(</text:span><text:span text:style-name="T5">희생 희</text:span><text:span text:style-name="T4">; </text:span><text:span text:style-name="T5">⽜</text:span><text:span text:style-name="T4">-</text:span><text:span text:style-name="T5">총</text:span><text:span text:style-name="T4">10</text:span><text:span text:style-name="T5">획</text:span><text:span text:style-name="T4">; xī)</text:span></text:p>
      <text:p text:style-name="P8">串</text:p>
      <text:p text:style-name="P6"><text:span text:style-name="T4">(</text:span><text:span text:style-name="T5">익힐 관</text:span><text:span text:style-name="T4">; </text:span><text:span text:style-name="T5">⼁</text:span><text:span text:style-name="T4">-</text:span><text:span text:style-name="T5">총</text:span><text:span text:style-name="T4">7</text:span><text:span text:style-name="T5">획</text:span><text:span text:style-name="T4">; chuàn)</text:span></text:p>
      <text:p text:style-name="P8">餐</text:p>
      <text:p text:style-name="P6"><text:span text:style-name="T4">(</text:span><text:span text:style-name="T5">먹을 찬</text:span><text:span text:style-name="T4">; </text:span><text:span text:style-name="T5">⾷</text:span><text:span text:style-name="T4">-</text:span><text:span text:style-name="T5">총</text:span><text:span text:style-name="T4">16</text:span><text:span text:style-name="T5">획</text:span><text:span text:style-name="T4">; cān)</text:span></text:p>
      <text:p text:style-name="P8">臭</text:p>
      <text:p text:style-name="P6"><text:span text:style-name="T4">(</text:span><text:span text:style-name="T5">냄새 취</text:span><text:span text:style-name="T4">; </text:span><text:span text:style-name="T5">⾃</text:span><text:span text:style-name="T4">-</text:span><text:span text:style-name="T5">총</text:span><text:span text:style-name="T4">10</text:span><text:span text:style-name="T5">획</text:span><text:span text:style-name="T4">; chòu,xìu)</text:span></text:p>
      <text:p text:style-name="P8">雾</text:p>
      <text:p text:style-name="P6"><text:span text:style-name="T4">(</text:span><text:span text:style-name="T5">안개 무</text:span><text:span text:style-name="T4">; </text:span><text:span text:style-name="T5">⾬</text:span><text:span text:style-name="T4">-</text:span><text:span text:style-name="T5">총</text:span><text:span text:style-name="T4">13</text:span><text:span text:style-name="T5">획</text:span><text:span text:style-name="T4">; wù)</text:span></text:p>
      <text:p text:style-name="P8">繡</text:p>
      <text:p text:style-name="P6"><text:span text:style-name="T4">(</text:span><text:span text:style-name="T5">수 수</text:span><text:span text:style-name="T4">; </text:span><text:span text:style-name="T5">⽷</text:span><text:span text:style-name="T4">-</text:span><text:span text:style-name="T5">총</text:span><text:span text:style-name="T4">18</text:span><text:span text:style-name="T5">획</text:span><text:span text:style-name="T4">; xiù)</text:span></text:p>
      <text:p text:style-name="P8">络</text:p>
      <text:p text:style-name="P6"><text:span text:style-name="T4">(</text:span><text:span text:style-name="T5">이을 락</text:span><text:span text:style-name="T4">; </text:span><text:span text:style-name="T5">⽷</text:span><text:span text:style-name="T4">-</text:span><text:span text:style-name="T5">총</text:span><text:span text:style-name="T4">9</text:span><text:span text:style-name="T5">획</text:span><text:span text:style-name="T4">; luò,lào)</text:span></text:p>
      <text:p text:style-name="P8">漫</text:p>
      <text:p text:style-name="P6"><text:span text:style-name="T4">(</text:span><text:span text:style-name="T5">질펀할 만</text:span><text:span text:style-name="T4">; </text:span><text:span text:style-name="T5">⽔</text:span><text:span text:style-name="T4">-</text:span><text:span text:style-name="T5">총</text:span><text:span text:style-name="T4">14</text:span><text:span text:style-name="T5">획</text:span><text:span text:style-name="T4">; màn)</text:span></text:p>
      <text:p text:style-name="P8">妖</text:p>
      <text:p text:style-name="P6"><text:span text:style-name="T4">(</text:span><text:span text:style-name="T5">아리따울 요</text:span><text:span text:style-name="T4">; </text:span><text:span text:style-name="T5">⼥</text:span><text:span text:style-name="T4">-</text:span><text:span text:style-name="T5">총</text:span><text:span text:style-name="T4">7</text:span><text:span text:style-name="T5">획</text:span><text:span text:style-name="T4">; yāo)</text:span></text:p>
      <text:p text:style-name="P8">堡</text:p>
      <text:p text:style-name="P6"><text:span text:style-name="T4">(</text:span><text:span text:style-name="T5">작은 성 보</text:span><text:span text:style-name="T4">; </text:span><text:span text:style-name="T5">⼟</text:span><text:span text:style-name="T4">-</text:span><text:span text:style-name="T5">총</text:span><text:span text:style-name="T4">12</text:span><text:span text:style-name="T5">획</text:span><text:span text:style-name="T4">; bǎo,bǔ)</text:span></text:p>
      <text:p text:style-name="P8">赠</text:p>
      <text:p text:style-name="P6"><text:span text:style-name="T4">(</text:span><text:span text:style-name="T5">더할 증</text:span><text:span text:style-name="T4">; </text:span><text:span text:style-name="T5">⾙</text:span><text:span text:style-name="T4">-</text:span><text:span text:style-name="T5">총</text:span><text:span text:style-name="T4">16</text:span><text:span text:style-name="T5">획</text:span><text:span text:style-name="T4">; zèng)</text:span></text:p>
      <text:p text:style-name="P8">狮</text:p>
      <text:p text:style-name="P6"><text:span text:style-name="T4">(</text:span><text:span text:style-name="T5">사자 사</text:span><text:span text:style-name="T4">; </text:span><text:span text:style-name="T5">⽝</text:span><text:span text:style-name="T4">-</text:span><text:span text:style-name="T5">총</text:span><text:span text:style-name="T4">9</text:span><text:span text:style-name="T5">획</text:span><text:span text:style-name="T4">; shī)</text:span></text:p>
      <text:p text:style-name="P8">鄙</text:p>
      <text:p text:style-name="P6"><text:span text:style-name="T4">(</text:span><text:span text:style-name="T5">다라울 비</text:span><text:span text:style-name="T4">; </text:span><text:span text:style-name="T5">⾢</text:span><text:span text:style-name="T4">-</text:span><text:span text:style-name="T5">총</text:span><text:span text:style-name="T4">14</text:span><text:span text:style-name="T5">획</text:span><text:span text:style-name="T4">; bǐ,bì)</text:span></text:p>
      <text:p text:style-name="P8">驴</text:p>
      <text:p text:style-name="P6"><text:span text:style-name="T4">(</text:span><text:span text:style-name="T5">려</text:span><text:span text:style-name="T4">; </text:span><text:span text:style-name="T5">⾺</text:span><text:span text:style-name="T4">-</text:span><text:span text:style-name="T5">총</text:span><text:span text:style-name="T4">7</text:span><text:span text:style-name="T5">획</text:span><text:span text:style-name="T4">; lú:)</text:span></text:p>
      <text:p text:style-name="P8">卜</text:p>
      <text:p text:style-name="P6"><text:span text:style-name="T4">(</text:span><text:span text:style-name="T5">점 복</text:span><text:span text:style-name="T4">; </text:span><text:span text:style-name="T5">⼘</text:span><text:span text:style-name="T4">-</text:span><text:span text:style-name="T5">총</text:span><text:span text:style-name="T4">2</text:span><text:span text:style-name="T5">획</text:span><text:span text:style-name="T4">; bǔ,bȯ)</text:span></text:p>
      <text:p text:style-name="P8">竿</text:p>
      <text:p text:style-name="P6"><text:span text:style-name="T4">(</text:span><text:span text:style-name="T5">장대 간</text:span><text:span text:style-name="T4">; </text:span><text:span text:style-name="T5">⽵</text:span><text:span text:style-name="T4">-</text:span><text:span text:style-name="T5">총</text:span><text:span text:style-name="T4">9</text:span><text:span text:style-name="T5">획</text:span><text:span text:style-name="T4">; gān)</text:span></text:p>
      <text:p text:style-name="P8">厨</text:p>
      <text:p text:style-name="P6"><text:span text:style-name="T4">(</text:span><text:span text:style-name="T5">부엌 주</text:span><text:span text:style-name="T4">; </text:span><text:span text:style-name="T5">⼚</text:span><text:span text:style-name="T4">-</text:span><text:span text:style-name="T5">총</text:span><text:span text:style-name="T4">12</text:span><text:span text:style-name="T5">획</text:span><text:span text:style-name="T4">; chú)</text:span></text:p>
      <text:p text:style-name="P8">绸</text:p>
      <text:p text:style-name="P6"><text:span text:style-name="T4">(</text:span><text:span text:style-name="T5">얽을 주</text:span><text:span text:style-name="T4">; </text:span><text:span text:style-name="T5">⽷</text:span><text:span text:style-name="T4">-</text:span><text:span text:style-name="T5">총</text:span><text:span text:style-name="T4">11</text:span><text:span text:style-name="T5">획</text:span><text:span text:style-name="T4">; chóu)</text:span></text:p>
      <text:p text:style-name="P8">蚁</text:p>
      <text:p text:style-name="P6"><text:span text:style-name="T4">(</text:span><text:span text:style-name="T5">개미 의</text:span><text:span text:style-name="T4">; </text:span><text:span text:style-name="T5">⾍</text:span><text:span text:style-name="T4">-</text:span><text:span text:style-name="T5">총</text:span><text:span text:style-name="T4">9</text:span><text:span text:style-name="T5">획</text:span><text:span text:style-name="T4">; yǐ)</text:span></text:p>
      <text:p text:style-name="P8">锐</text:p>
      <text:p text:style-name="P6"><text:span text:style-name="T4">(</text:span><text:span text:style-name="T5">예리할 예</text:span><text:span text:style-name="T4">; </text:span><text:span text:style-name="T5">⾦</text:span><text:span text:style-name="T4">-</text:span><text:span text:style-name="T5">총</text:span><text:span text:style-name="T4">12</text:span><text:span text:style-name="T5">획</text:span><text:span text:style-name="T4">; ruì)</text:span></text:p>
      <text:p text:style-name="P8">洒</text:p>
      <text:p text:style-name="P6"><text:span text:style-name="T4">(</text:span><text:span text:style-name="T5">물을 뿌릴 쇄</text:span><text:span text:style-name="T4">; </text:span><text:span text:style-name="T5">⽔</text:span><text:span text:style-name="T4">-</text:span><text:span text:style-name="T5">총</text:span><text:span text:style-name="T4">9</text:span><text:span text:style-name="T5">획</text:span><text:span text:style-name="T4">; sǎ,shǎ,shài)</text:span></text:p>
      <text:p text:style-name="P8">弓</text:p>
      <text:p text:style-name="P6"><text:span text:style-name="T4">(</text:span><text:span text:style-name="T5">활 궁</text:span><text:span text:style-name="T4">; </text:span><text:span text:style-name="T5">⼸</text:span><text:span text:style-name="T4">-</text:span><text:span text:style-name="T5">총</text:span><text:span text:style-name="T4">3</text:span><text:span text:style-name="T5">획</text:span><text:span text:style-name="T4">; gōng)</text:span></text:p>
      <text:p text:style-name="P8">燥</text:p>
      <text:p text:style-name="P6"><text:span text:style-name="T4">(</text:span><text:span text:style-name="T5">마를 조</text:span><text:span text:style-name="T4">; </text:span><text:span text:style-name="T5">⽕</text:span><text:span text:style-name="T4">-</text:span><text:span text:style-name="T5">총</text:span><text:span text:style-name="T4">17</text:span><text:span text:style-name="T5">획</text:span><text:span text:style-name="T4">; zào)</text:span></text:p>
      <text:p text:style-name="P8">婶</text:p>
      <text:p text:style-name="P6"><text:span text:style-name="T4">(</text:span><text:span text:style-name="T5">숙모 심</text:span><text:span text:style-name="T4">; </text:span><text:span text:style-name="T5">⼥</text:span><text:span text:style-name="T4">-</text:span><text:span text:style-name="T5">총</text:span><text:span text:style-name="T4">11</text:span><text:span text:style-name="T5">획</text:span><text:span text:style-name="T4">; shěn)</text:span></text:p>
      <text:p text:style-name="P8">狱</text:p>
      <text:p text:style-name="P6"><text:span text:style-name="T4">(</text:span><text:span text:style-name="T5">옥 옥</text:span><text:span text:style-name="T4">; </text:span><text:span text:style-name="T5">⽝</text:span><text:span text:style-name="T4">-</text:span><text:span text:style-name="T5">총</text:span><text:span text:style-name="T4">9</text:span><text:span text:style-name="T5">획</text:span><text:span text:style-name="T4">; yù)</text:span></text:p>
      <text:p text:style-name="P8">暑</text:p>
      <text:p text:style-name="P6"><text:soft-page-break/><text:span text:style-name="T4">(</text:span><text:span text:style-name="T5">더울 서</text:span><text:span text:style-name="T4">; </text:span><text:span text:style-name="T5">⽇</text:span><text:span text:style-name="T4">-</text:span><text:span text:style-name="T5">총</text:span><text:span text:style-name="T4">13</text:span><text:span text:style-name="T5">획</text:span><text:span text:style-name="T4">; shǔ)</text:span></text:p>
      <text:p text:style-name="P8">姨</text:p>
      <text:p text:style-name="P6"><text:span text:style-name="T4">(</text:span><text:span text:style-name="T5">이모 이</text:span><text:span text:style-name="T4">; </text:span><text:span text:style-name="T5">⼥</text:span><text:span text:style-name="T4">-</text:span><text:span text:style-name="T5">총</text:span><text:span text:style-name="T4">9</text:span><text:span text:style-name="T5">획</text:span><text:span text:style-name="T4">; yí)</text:span></text:p>
      <text:p text:style-name="P8">佳</text:p>
      <text:p text:style-name="P6"><text:span text:style-name="T4">(</text:span><text:span text:style-name="T5">아름다울 가</text:span><text:span text:style-name="T4">; </text:span><text:span text:style-name="T5">⼈</text:span><text:span text:style-name="T4">-</text:span><text:span text:style-name="T5">총</text:span><text:span text:style-name="T4">8</text:span><text:span text:style-name="T5">획</text:span><text:span text:style-name="T4">; jiā)</text:span></text:p>
      <text:p text:style-name="P8">炎</text:p>
      <text:p text:style-name="P6"><text:span text:style-name="T4">(</text:span><text:span text:style-name="T5">불탈 염</text:span><text:span text:style-name="T4">; </text:span><text:span text:style-name="T5">⽕</text:span><text:span text:style-name="T4">-</text:span><text:span text:style-name="T5">총</text:span><text:span text:style-name="T4">8</text:span><text:span text:style-name="T5">획</text:span><text:span text:style-name="T4">; yán)</text:span></text:p>
      <text:p text:style-name="P8">颂</text:p>
      <text:p text:style-name="P6"><text:span text:style-name="T4">(</text:span><text:span text:style-name="T5">칭송할 송</text:span><text:span text:style-name="T4">; </text:span><text:span text:style-name="T5">⾴</text:span><text:span text:style-name="T4">-</text:span><text:span text:style-name="T5">총</text:span><text:span text:style-name="T4">10</text:span><text:span text:style-name="T5">획</text:span><text:span text:style-name="T4">; sòng)</text:span></text:p>
      <text:p text:style-name="P8">畅</text:p>
      <text:p text:style-name="P6"><text:span text:style-name="T4">(</text:span><text:span text:style-name="T5">창</text:span><text:span text:style-name="T4">; </text:span><text:span text:style-name="T5">⽥</text:span><text:span text:style-name="T4">-</text:span><text:span text:style-name="T5">총</text:span><text:span text:style-name="T4">8</text:span><text:span text:style-name="T5">획</text:span><text:span text:style-name="T4">; chàng)</text:span></text:p>
      <text:p text:style-name="P8">驶</text:p>
      <text:p text:style-name="P6"><text:span text:style-name="T4">(</text:span><text:span text:style-name="T5">달릴 사</text:span><text:span text:style-name="T4">; </text:span><text:span text:style-name="T5">⾺</text:span><text:span text:style-name="T4">-</text:span><text:span text:style-name="T5">총</text:span><text:span text:style-name="T4">8</text:span><text:span text:style-name="T5">획</text:span><text:span text:style-name="T4">; shǐ)</text:span></text:p>
      <text:p text:style-name="P8">嘱</text:p>
      <text:p text:style-name="P6"><text:span text:style-name="T4">(</text:span><text:span text:style-name="T5">부탁할 촉</text:span><text:span text:style-name="T4">; </text:span><text:span text:style-name="T5">⼝</text:span><text:span text:style-name="T4">-</text:span><text:span text:style-name="T5">총</text:span><text:span text:style-name="T4">15</text:span><text:span text:style-name="T5">획</text:span><text:span text:style-name="T4">; zhǔ)</text:span></text:p>
      <text:p text:style-name="P8">贞</text:p>
      <text:p text:style-name="P6"><text:span text:style-name="T4">(</text:span><text:span text:style-name="T5">곧을 정</text:span><text:span text:style-name="T4">; </text:span><text:span text:style-name="T5">⾙</text:span><text:span text:style-name="T4">-</text:span><text:span text:style-name="T5">총</text:span><text:span text:style-name="T4">6</text:span><text:span text:style-name="T5">획</text:span><text:span text:style-name="T4">; zhēn)</text:span></text:p>
      <text:p text:style-name="P8">羞</text:p>
      <text:p text:style-name="P6"><text:span text:style-name="T4">(</text:span><text:span text:style-name="T5">바칠 수</text:span><text:span text:style-name="T4">; </text:span><text:span text:style-name="T5">⽺</text:span><text:span text:style-name="T4">-</text:span><text:span text:style-name="T5">총</text:span><text:span text:style-name="T4">11</text:span><text:span text:style-name="T5">획</text:span><text:span text:style-name="T4">; xiū)</text:span></text:p>
      <text:p text:style-name="P8">踢</text:p>
      <text:p text:style-name="P6"><text:span text:style-name="T4">(</text:span><text:span text:style-name="T5">찰 척</text:span><text:span text:style-name="T4">; </text:span><text:span text:style-name="T5">⾜</text:span><text:span text:style-name="T4">-</text:span><text:span text:style-name="T5">총</text:span><text:span text:style-name="T4">15</text:span><text:span text:style-name="T5">획</text:span><text:span text:style-name="T4">; tī)</text:span></text:p>
      <text:p text:style-name="P8">捷</text:p>
      <text:p text:style-name="P6"><text:span text:style-name="T4">(</text:span><text:span text:style-name="T5">이길 첩</text:span><text:span text:style-name="T4">; </text:span><text:span text:style-name="T5">⼿</text:span><text:span text:style-name="T4">-</text:span><text:span text:style-name="T5">총</text:span><text:span text:style-name="T4">11</text:span><text:span text:style-name="T5">획</text:span><text:span text:style-name="T4">; jié)</text:span></text:p>
      <text:p text:style-name="P8">绘</text:p>
      <text:p text:style-name="P6"><text:span text:style-name="T4">(</text:span><text:span text:style-name="T5">그림 회</text:span><text:span text:style-name="T4">; </text:span><text:span text:style-name="T5">⽷</text:span><text:span text:style-name="T4">-</text:span><text:span text:style-name="T5">총</text:span><text:span text:style-name="T4">9</text:span><text:span text:style-name="T5">획</text:span><text:span text:style-name="T4">; huì)</text:span></text:p>
      <text:p text:style-name="P8">蔬</text:p>
      <text:p text:style-name="P6"><text:span text:style-name="T4">(</text:span><text:span text:style-name="T5">푸성귀 소</text:span><text:span text:style-name="T4">; </text:span><text:span text:style-name="T5">⾋</text:span><text:span text:style-name="T4">-</text:span><text:span text:style-name="T5">총</text:span><text:span text:style-name="T4">15</text:span><text:span text:style-name="T5">획</text:span><text:span text:style-name="T4">; shū)</text:span></text:p>
      <text:p text:style-name="P8">煮</text:p>
      <text:p text:style-name="P6"><text:span text:style-name="T4">(</text:span><text:span text:style-name="T5">삶을 자</text:span><text:span text:style-name="T4">; </text:span><text:span text:style-name="T5">⽕</text:span><text:span text:style-name="T4">-</text:span><text:span text:style-name="T5">총</text:span><text:span text:style-name="T4">13</text:span><text:span text:style-name="T5">획</text:span><text:span text:style-name="T4">; zhǔ)</text:span></text:p>
      <text:p text:style-name="P8">廉</text:p>
      <text:p text:style-name="P6"><text:span text:style-name="T4">(</text:span><text:span text:style-name="T5">청렴할 렴</text:span><text:span text:style-name="T4">{</text:span><text:span text:style-name="T5">염</text:span><text:span text:style-name="T4">}; </text:span><text:span text:style-name="T5">⼴</text:span><text:span text:style-name="T4">-</text:span><text:span text:style-name="T5">총</text:span><text:span text:style-name="T4">13</text:span><text:span text:style-name="T5">획</text:span><text:span text:style-name="T4">; lián)</text:span></text:p>
      <text:p text:style-name="P8">挡</text:p>
      <text:p text:style-name="P6"><text:span text:style-name="T4">(</text:span><text:span text:style-name="T5">헤아릴 당</text:span><text:span text:style-name="T4">; </text:span><text:span text:style-name="T5">⼿</text:span><text:span text:style-name="T4">-</text:span><text:span text:style-name="T5">총</text:span><text:span text:style-name="T4">9</text:span><text:span text:style-name="T5">획</text:span><text:span text:style-name="T4">; dǎng)</text:span></text:p>
      <text:p text:style-name="P8">鹰</text:p>
      <text:p text:style-name="P6"><text:span text:style-name="T4">(</text:span><text:span text:style-name="T5">매 응</text:span><text:span text:style-name="T4">; </text:span><text:span text:style-name="T5">⿃</text:span><text:span text:style-name="T4">-</text:span><text:span text:style-name="T5">총</text:span><text:span text:style-name="T4">18</text:span><text:span text:style-name="T5">획</text:span><text:span text:style-name="T4">; yīng)</text:span></text:p>
      <text:p text:style-name="P8">滤</text:p>
      <text:p text:style-name="P6"><text:span text:style-name="T4">(</text:span><text:span text:style-name="T5">거를 려</text:span><text:span text:style-name="T4">; </text:span><text:span text:style-name="T5">⽔</text:span><text:span text:style-name="T4">-</text:span><text:span text:style-name="T5">총</text:span><text:span text:style-name="T4">13</text:span><text:span text:style-name="T5">획</text:span><text:span text:style-name="T4">; lù:)</text:span></text:p>
      <text:p text:style-name="P8">旺</text:p>
      <text:p text:style-name="P6"><text:span text:style-name="T4">(</text:span><text:span text:style-name="T5">성할 왕</text:span><text:span text:style-name="T4">; </text:span><text:span text:style-name="T5">⽇</text:span><text:span text:style-name="T4">-</text:span><text:span text:style-name="T5">총</text:span><text:span text:style-name="T4">8</text:span><text:span text:style-name="T5">획</text:span><text:span text:style-name="T4">; wàng)</text:span></text:p>
      <text:p text:style-name="P8">葛</text:p>
      <text:p text:style-name="P6"><text:span text:style-name="T4">(</text:span><text:span text:style-name="T5">칡 갈</text:span><text:span text:style-name="T4">; </text:span><text:span text:style-name="T5">⾋</text:span><text:span text:style-name="T4">-</text:span><text:span text:style-name="T5">총</text:span><text:span text:style-name="T4">13</text:span><text:span text:style-name="T5">획</text:span><text:span text:style-name="T4">; gé,gě)</text:span></text:p>
      <text:p text:style-name="P8">烛</text:p>
      <text:p text:style-name="P6"><text:span text:style-name="T4">(</text:span><text:span text:style-name="T5">촛불 촉</text:span><text:span text:style-name="T4">; </text:span><text:span text:style-name="T5">⽕</text:span><text:span text:style-name="T4">-</text:span><text:span text:style-name="T5">총</text:span><text:span text:style-name="T4">10</text:span><text:span text:style-name="T5">획</text:span><text:span text:style-name="T4">; zhú)</text:span></text:p>
      <text:p text:style-name="P8">刮</text:p>
      <text:p text:style-name="P6"><text:span text:style-name="T4">(</text:span><text:span text:style-name="T5">깎을 괄</text:span><text:span text:style-name="T4">; </text:span><text:span text:style-name="T5">⼑</text:span><text:span text:style-name="T4">-</text:span><text:span text:style-name="T5">총</text:span><text:span text:style-name="T4">8</text:span><text:span text:style-name="T5">획</text:span><text:span text:style-name="T4">; guā)</text:span></text:p>
      <text:p text:style-name="P8">赌</text:p>
      <text:p text:style-name="P6"><text:span text:style-name="T4">(</text:span><text:span text:style-name="T5">도박 도</text:span><text:span text:style-name="T4">; </text:span><text:span text:style-name="T5">⾙</text:span><text:span text:style-name="T4">-</text:span><text:span text:style-name="T5">총</text:span><text:span text:style-name="T4">12</text:span><text:span text:style-name="T5">획</text:span><text:span text:style-name="T4">; dǔ)</text:span></text:p>
      <text:p text:style-name="P8">锡</text:p>
      <text:p text:style-name="P6"><text:span text:style-name="T4">(</text:span><text:span text:style-name="T5">주석 석</text:span><text:span text:style-name="T4">; </text:span><text:span text:style-name="T5">⾦</text:span><text:span text:style-name="T4">-</text:span><text:span text:style-name="T5">총</text:span><text:span text:style-name="T4">13</text:span><text:span text:style-name="T5">획</text:span><text:span text:style-name="T4">; xī)</text:span></text:p>
      <text:p text:style-name="P8">询</text:p>
      <text:p text:style-name="P6"><text:span text:style-name="T4">(</text:span><text:span text:style-name="T5">물을 순</text:span><text:span text:style-name="T4">; </text:span><text:span text:style-name="T5">⾔</text:span><text:span text:style-name="T4">-</text:span><text:span text:style-name="T5">총</text:span><text:span text:style-name="T4">8</text:span><text:span text:style-name="T5">획</text:span><text:span text:style-name="T4">; xún)</text:span></text:p>
      <text:p text:style-name="P8">汁</text:p>
      <text:p text:style-name="P6"><text:soft-page-break/><text:span text:style-name="T4">(</text:span><text:span text:style-name="T5">즙 즙</text:span><text:span text:style-name="T4">; </text:span><text:span text:style-name="T5">⽔</text:span><text:span text:style-name="T4">-</text:span><text:span text:style-name="T5">총</text:span><text:span text:style-name="T4">5</text:span><text:span text:style-name="T5">획</text:span><text:span text:style-name="T4">; zhī)</text:span></text:p>
      <text:p text:style-name="P8">弊</text:p>
      <text:p text:style-name="P6"><text:span text:style-name="T4">(</text:span><text:span text:style-name="T5">해질 폐</text:span><text:span text:style-name="T4">; </text:span><text:span text:style-name="T5">⼶</text:span><text:span text:style-name="T4">-</text:span><text:span text:style-name="T5">총</text:span><text:span text:style-name="T4">15</text:span><text:span text:style-name="T5">획</text:span><text:span text:style-name="T4">; bì)</text:span></text:p>
      <text:p text:style-name="P8">塼</text:p>
      <text:p text:style-name="P6"><text:span text:style-name="T4">(</text:span><text:span text:style-name="T5">벽돌 전</text:span><text:span text:style-name="T4">; </text:span><text:span text:style-name="T5">⼟</text:span><text:span text:style-name="T4">-</text:span><text:span text:style-name="T5">총</text:span><text:span text:style-name="T4">14</text:span><text:span text:style-name="T5">획</text:span><text:span text:style-name="T4">; zhuān)</text:span></text:p>
      <text:p text:style-name="P8">枯</text:p>
      <text:p text:style-name="P6"><text:span text:style-name="T4">(</text:span><text:span text:style-name="T5">마를 고</text:span><text:span text:style-name="T4">; </text:span><text:span text:style-name="T5">⽊</text:span><text:span text:style-name="T4">-</text:span><text:span text:style-name="T5">총</text:span><text:span text:style-name="T4">9</text:span><text:span text:style-name="T5">획</text:span><text:span text:style-name="T4">; kū)</text:span></text:p>
      <text:p text:style-name="P8">矩</text:p>
      <text:p text:style-name="P6"><text:span text:style-name="T4">(</text:span><text:span text:style-name="T5">곱자 구</text:span><text:span text:style-name="T4">; </text:span><text:span text:style-name="T5">⽮</text:span><text:span text:style-name="T4">-</text:span><text:span text:style-name="T5">총</text:span><text:span text:style-name="T4">10</text:span><text:span text:style-name="T5">획</text:span><text:span text:style-name="T4">; jǔ)</text:span></text:p>
      <text:p text:style-name="P8">殿</text:p>
      <text:p text:style-name="P6"><text:span text:style-name="T4">(</text:span><text:span text:style-name="T5">큰 집 전</text:span><text:span text:style-name="T4">; </text:span><text:span text:style-name="T5">⽎</text:span><text:span text:style-name="T4">-</text:span><text:span text:style-name="T5">총</text:span><text:span text:style-name="T4">13</text:span><text:span text:style-name="T5">획</text:span><text:span text:style-name="T4">; diàn)</text:span></text:p>
      <text:p text:style-name="P8">桶</text:p>
      <text:p text:style-name="P6"><text:span text:style-name="T4">(</text:span><text:span text:style-name="T5">통 통</text:span><text:span text:style-name="T4">; </text:span><text:span text:style-name="T5">⽊</text:span><text:span text:style-name="T4">-</text:span><text:span text:style-name="T5">총</text:span><text:span text:style-name="T4">11</text:span><text:span text:style-name="T5">획</text:span><text:span text:style-name="T4">; tǒng)</text:span></text:p>
      <text:p text:style-name="P8">坑</text:p>
      <text:p text:style-name="P6"><text:span text:style-name="T4">(</text:span><text:span text:style-name="T5">구덩이 갱</text:span><text:span text:style-name="T4">; </text:span><text:span text:style-name="T5">⼟</text:span><text:span text:style-name="T4">-</text:span><text:span text:style-name="T5">총</text:span><text:span text:style-name="T4">7</text:span><text:span text:style-name="T5">획</text:span><text:span text:style-name="T4">; kēng)</text:span></text:p>
      <text:p text:style-name="P8">傲</text:p>
      <text:p text:style-name="P6"><text:span text:style-name="T4">(</text:span><text:span text:style-name="T5">거만할 오</text:span><text:span text:style-name="T4">; </text:span><text:span text:style-name="T5">⼈</text:span><text:span text:style-name="T4">-</text:span><text:span text:style-name="T5">총</text:span><text:span text:style-name="T4">13</text:span><text:span text:style-name="T5">획</text:span><text:span text:style-name="T4">; ào)</text:span></text:p>
      <text:p text:style-name="P8">辰</text:p>
      <text:p text:style-name="P6"><text:span text:style-name="T4">(</text:span><text:span text:style-name="T5">지지 진</text:span><text:span text:style-name="T4">; </text:span><text:span text:style-name="T5">⾠</text:span><text:span text:style-name="T4">-</text:span><text:span text:style-name="T5">총</text:span><text:span text:style-name="T4">7</text:span><text:span text:style-name="T5">획</text:span><text:span text:style-name="T4">; chén)</text:span></text:p>
      <text:p text:style-name="P8">顷</text:p>
      <text:p text:style-name="P6"><text:span text:style-name="T4">(</text:span><text:span text:style-name="T5">잠깐 경</text:span><text:span text:style-name="T4">; </text:span><text:span text:style-name="T5">⾴</text:span><text:span text:style-name="T4">-</text:span><text:span text:style-name="T5">총</text:span><text:span text:style-name="T4">8</text:span><text:span text:style-name="T5">획</text:span><text:span text:style-name="T4">; qǐng)</text:span></text:p>
      <text:p text:style-name="P8">膀</text:p>
      <text:p text:style-name="P6"><text:span text:style-name="T4">(</text:span><text:span text:style-name="T5">쌍배 방</text:span><text:span text:style-name="T4">; </text:span><text:span text:style-name="T5">⾁</text:span><text:span text:style-name="T4">-</text:span><text:span text:style-name="T5">총</text:span><text:span text:style-name="T4">14</text:span><text:span text:style-name="T5">획</text:span><text:span text:style-name="T4">; bǎng,páng)</text:span></text:p>
      <text:p text:style-name="P8">峡</text:p>
      <text:p text:style-name="P6"><text:span text:style-name="T4">(</text:span><text:span text:style-name="T5">산골짜기 협</text:span><text:span text:style-name="T4">; </text:span><text:span text:style-name="T5">⼭</text:span><text:span text:style-name="T4">-</text:span><text:span text:style-name="T5">총</text:span><text:span text:style-name="T4">9</text:span><text:span text:style-name="T5">획</text:span><text:span text:style-name="T4">; xiá)</text:span></text:p>
      <text:p text:style-name="P8">轧</text:p>
      <text:p text:style-name="P6"><text:span text:style-name="T4">(</text:span><text:span text:style-name="T5">삐걱거릴 알</text:span><text:span text:style-name="T4">; </text:span><text:span text:style-name="T5">⾞</text:span><text:span text:style-name="T4">-</text:span><text:span text:style-name="T5">총</text:span><text:span text:style-name="T4">5</text:span><text:span text:style-name="T5">획</text:span><text:span text:style-name="T4">; yà,zhá)</text:span></text:p>
      <text:p text:style-name="P8">镕</text:p>
      <text:p text:style-name="P6"><text:span text:style-name="T4">(</text:span><text:span text:style-name="T5">녹일 용</text:span><text:span text:style-name="T4">; </text:span><text:span text:style-name="T5">⾦</text:span><text:span text:style-name="T4">-</text:span><text:span text:style-name="T5">총</text:span><text:span text:style-name="T4">15</text:span><text:span text:style-name="T5">획</text:span><text:span text:style-name="T4">; róng)</text:span></text:p>
      <text:p text:style-name="P8">滩</text:p>
      <text:p text:style-name="P6"><text:span text:style-name="T4">(</text:span><text:span text:style-name="T5">여울 탄</text:span><text:span text:style-name="T4">; </text:span><text:span text:style-name="T5">⽔</text:span><text:span text:style-name="T4">-</text:span><text:span text:style-name="T5">총</text:span><text:span text:style-name="T4">13</text:span><text:span text:style-name="T5">획</text:span><text:span text:style-name="T4">; tān)</text:span></text:p>
      <text:p text:style-name="P8">魂</text:p>
      <text:p text:style-name="P6"><text:span text:style-name="T4">(</text:span><text:span text:style-name="T5">넋 혼</text:span><text:span text:style-name="T4">; </text:span><text:span text:style-name="T5">⿁</text:span><text:span text:style-name="T4">-</text:span><text:span text:style-name="T5">총</text:span><text:span text:style-name="T4">14</text:span><text:span text:style-name="T5">획</text:span><text:span text:style-name="T4">; hún)</text:span></text:p>
      <text:p text:style-name="P8">撒</text:p>
      <text:p text:style-name="P6"><text:span text:style-name="T4">(</text:span><text:span text:style-name="T5">뿌릴 살</text:span><text:span text:style-name="T4">; </text:span><text:span text:style-name="T5">⼿</text:span><text:span text:style-name="T4">-</text:span><text:span text:style-name="T5">총</text:span><text:span text:style-name="T4">15</text:span><text:span text:style-name="T5">획</text:span><text:span text:style-name="T4">; sā,sǎ)</text:span></text:p>
      <text:p text:style-name="P8">逆</text:p>
      <text:p text:style-name="P6"><text:span text:style-name="T4">(</text:span><text:span text:style-name="T5">거스를 역</text:span><text:span text:style-name="T4">; </text:span><text:span text:style-name="T5">⾡</text:span><text:span text:style-name="T4">-</text:span><text:span text:style-name="T5">총</text:span><text:span text:style-name="T4">10</text:span><text:span text:style-name="T5">획</text:span><text:span text:style-name="T4">; nì)</text:span></text:p>
      <text:p text:style-name="P8">颈</text:p>
      <text:p text:style-name="P6"><text:span text:style-name="T4">(</text:span><text:span text:style-name="T5">목 경</text:span><text:span text:style-name="T4">; </text:span><text:span text:style-name="T5">⾴</text:span><text:span text:style-name="T4">-</text:span><text:span text:style-name="T5">총</text:span><text:span text:style-name="T4">11</text:span><text:span text:style-name="T5">획</text:span><text:span text:style-name="T4">; jǐng,gěng)</text:span></text:p>
      <text:p text:style-name="P8">溜</text:p>
      <text:p text:style-name="P6"><text:span text:style-name="T4">(</text:span><text:span text:style-name="T5">방울져 떨어질 류</text:span><text:span text:style-name="T4">{</text:span><text:span text:style-name="T5">유</text:span><text:span text:style-name="T4">}; </text:span><text:span text:style-name="T5">⽔</text:span><text:span text:style-name="T4">-</text:span><text:span text:style-name="T5">총</text:span><text:span text:style-name="T4">13</text:span><text:span text:style-name="T5">획</text:span><text:span text:style-name="T4">; liū,liù)</text:span></text:p>
      <text:p text:style-name="P8">漂</text:p>
      <text:p text:style-name="P6"><text:span text:style-name="T4">(</text:span><text:span text:style-name="T5">떠돌 표</text:span><text:span text:style-name="T4">; </text:span><text:span text:style-name="T5">⽔</text:span><text:span text:style-name="T4">-</text:span><text:span text:style-name="T5">총</text:span><text:span text:style-name="T4">14</text:span><text:span text:style-name="T5">획</text:span><text:span text:style-name="T4">; piāo,piǎo)</text:span></text:p>
      <text:p text:style-name="P8">梳</text:p>
      <text:p text:style-name="P6"><text:span text:style-name="T4">(</text:span><text:span text:style-name="T5">빗 소</text:span><text:span text:style-name="T4">; </text:span><text:span text:style-name="T5">⽊</text:span><text:span text:style-name="T4">-</text:span><text:span text:style-name="T5">총</text:span><text:span text:style-name="T4">11</text:span><text:span text:style-name="T5">획</text:span><text:span text:style-name="T4">; shū)</text:span></text:p>
      <text:p text:style-name="P8">慧</text:p>
      <text:p text:style-name="P6"><text:span text:style-name="T4">(</text:span><text:span text:style-name="T5">슬기로울 혜</text:span><text:span text:style-name="T4">; </text:span><text:span text:style-name="T5">⼼</text:span><text:span text:style-name="T4">-</text:span><text:span text:style-name="T5">총</text:span><text:span text:style-name="T4">15</text:span><text:span text:style-name="T5">획</text:span><text:span text:style-name="T4">; huì)</text:span></text:p>
      <text:p text:style-name="P8">躺</text:p>
      <text:p text:style-name="P6"><text:span text:style-name="T4">(</text:span><text:span text:style-name="T5">누울 당</text:span><text:span text:style-name="T4">; </text:span><text:span text:style-name="T5">⾝</text:span><text:span text:style-name="T4">-</text:span><text:span text:style-name="T5">총</text:span><text:span text:style-name="T4">15</text:span><text:span text:style-name="T5">획</text:span><text:span text:style-name="T4">; tǎng)</text:span></text:p>
      <text:p text:style-name="P8">茎</text:p>
      <text:p text:style-name="P6"><text:span text:style-name="T4">(</text:span><text:span text:style-name="T5">줄기 경</text:span><text:span text:style-name="T4">; </text:span><text:span text:style-name="T5">⾋</text:span><text:span text:style-name="T4">-</text:span><text:span text:style-name="T5">총</text:span><text:span text:style-name="T4">9</text:span><text:span text:style-name="T5">획</text:span><text:span text:style-name="T4">; jīng)</text:span></text:p>
      <text:p text:style-name="P8">吩</text:p>
      <text:p text:style-name="P6"><text:soft-page-break/><text:span text:style-name="T4">(</text:span><text:span text:style-name="T5">뿜을 분</text:span><text:span text:style-name="T4">; </text:span><text:span text:style-name="T5">⼝</text:span><text:span text:style-name="T4">-</text:span><text:span text:style-name="T5">총</text:span><text:span text:style-name="T4">7</text:span><text:span text:style-name="T5">획</text:span><text:span text:style-name="T4">; fēn)</text:span></text:p>
      <text:p text:style-name="P8">疏</text:p>
      <text:p text:style-name="P6"><text:span text:style-name="T4">(</text:span><text:span text:style-name="T5">트일 소</text:span><text:span text:style-name="T4">; </text:span><text:span text:style-name="T5">⽦</text:span><text:span text:style-name="T4">-</text:span><text:span text:style-name="T5">총</text:span><text:span text:style-name="T4">11</text:span><text:span text:style-name="T5">획</text:span><text:span text:style-name="T4">; shū)</text:span></text:p>
      <text:p text:style-name="P8">盼</text:p>
      <text:p text:style-name="P6"><text:span text:style-name="T4">(</text:span><text:span text:style-name="T5">눈 예쁠 반</text:span><text:span text:style-name="T4">; </text:span><text:span text:style-name="T5">⽬</text:span><text:span text:style-name="T4">-</text:span><text:span text:style-name="T5">총</text:span><text:span text:style-name="T4">9</text:span><text:span text:style-name="T5">획</text:span><text:span text:style-name="T4">; pàn)</text:span></text:p>
      <text:p text:style-name="P8">舟</text:p>
      <text:p text:style-name="P6"><text:span text:style-name="T4">(</text:span><text:span text:style-name="T5">배 주</text:span><text:span text:style-name="T4">; </text:span><text:span text:style-name="T5">⾈</text:span><text:span text:style-name="T4">-</text:span><text:span text:style-name="T5">총</text:span><text:span text:style-name="T4">6</text:span><text:span text:style-name="T5">획</text:span><text:span text:style-name="T4">; zhōu)</text:span></text:p>
      <text:p text:style-name="P8">淋</text:p>
      <text:p text:style-name="P6"><text:span text:style-name="T4">(</text:span><text:span text:style-name="T5">물 뿌릴 림</text:span><text:span text:style-name="T4">{</text:span><text:span text:style-name="T5">임</text:span><text:span text:style-name="T4">}; </text:span><text:span text:style-name="T5">⽔</text:span><text:span text:style-name="T4">-</text:span><text:span text:style-name="T5">총</text:span><text:span text:style-name="T4">11</text:span><text:span text:style-name="T5">획</text:span><text:span text:style-name="T4">; lín,lìn)</text:span></text:p>
      <text:p text:style-name="P8">郊</text:p>
      <text:p text:style-name="P6"><text:span text:style-name="T4">(</text:span><text:span text:style-name="T5">성 밖 교</text:span><text:span text:style-name="T4">; </text:span><text:span text:style-name="T5">⾢</text:span><text:span text:style-name="T4">-</text:span><text:span text:style-name="T5">총</text:span><text:span text:style-name="T4">9</text:span><text:span text:style-name="T5">획</text:span><text:span text:style-name="T4">; jiāo)</text:span></text:p>
      <text:p text:style-name="P8">欣</text:p>
      <text:p text:style-name="P6"><text:span text:style-name="T4">(</text:span><text:span text:style-name="T5">기뻐할 흔</text:span><text:span text:style-name="T4">; </text:span><text:span text:style-name="T5">⽋</text:span><text:span text:style-name="T4">-</text:span><text:span text:style-name="T5">총</text:span><text:span text:style-name="T4">8</text:span><text:span text:style-name="T5">획</text:span><text:span text:style-name="T4">; xīn)</text:span></text:p>
      <text:p text:style-name="P8">恳</text:p>
      <text:p text:style-name="P6"><text:span text:style-name="T4">(</text:span><text:span text:style-name="T5">간절할 간</text:span><text:span text:style-name="T4">; </text:span><text:span text:style-name="T5">⼼</text:span><text:span text:style-name="T4">-</text:span><text:span text:style-name="T5">총</text:span><text:span text:style-name="T4">10</text:span><text:span text:style-name="T5">획</text:span><text:span text:style-name="T4">; kěn)</text:span></text:p>
      <text:p text:style-name="P8">堪</text:p>
      <text:p text:style-name="P6"><text:span text:style-name="T4">(</text:span><text:span text:style-name="T5">견딜 감</text:span><text:span text:style-name="T4">; </text:span><text:span text:style-name="T5">⼟</text:span><text:span text:style-name="T4">-</text:span><text:span text:style-name="T5">총</text:span><text:span text:style-name="T4">12</text:span><text:span text:style-name="T5">획</text:span><text:span text:style-name="T4">; kān)</text:span></text:p>
      <text:p text:style-name="P8">衫</text:p>
      <text:p text:style-name="P6"><text:span text:style-name="T4">(</text:span><text:span text:style-name="T5">적삼 삼</text:span><text:span text:style-name="T4">; </text:span><text:span text:style-name="T5">⾐</text:span><text:span text:style-name="T4">-</text:span><text:span text:style-name="T5">총</text:span><text:span text:style-name="T4">8</text:span><text:span text:style-name="T5">획</text:span><text:span text:style-name="T4">; shān)</text:span></text:p>
      <text:p text:style-name="P8">誓</text:p>
      <text:p text:style-name="P6"><text:span text:style-name="T4">(</text:span><text:span text:style-name="T5">맹세할 서</text:span><text:span text:style-name="T4">; </text:span><text:span text:style-name="T5">⾔</text:span><text:span text:style-name="T4">-</text:span><text:span text:style-name="T5">총</text:span><text:span text:style-name="T4">14</text:span><text:span text:style-name="T5">획</text:span><text:span text:style-name="T4">; shì)</text:span></text:p>
      <text:p text:style-name="P8">裳</text:p>
      <text:p text:style-name="P6"><text:span text:style-name="T4">(</text:span><text:span text:style-name="T5">치마 상</text:span><text:span text:style-name="T4">; </text:span><text:span text:style-name="T5">⾐</text:span><text:span text:style-name="T4">-</text:span><text:span text:style-name="T5">총</text:span><text:span text:style-name="T4">14</text:span><text:span text:style-name="T5">획</text:span><text:span text:style-name="T4">; cháng,shȧng)</text:span></text:p>
      <text:p text:style-name="P8">罐</text:p>
      <text:p text:style-name="P6"><text:span text:style-name="T4">(</text:span><text:span text:style-name="T5">두레박 관</text:span><text:span text:style-name="T4">; </text:span><text:span text:style-name="T5">⽸</text:span><text:span text:style-name="T4">-</text:span><text:span text:style-name="T5">총</text:span><text:span text:style-name="T4">24</text:span><text:span text:style-name="T5">획</text:span><text:span text:style-name="T4">; guàn)</text:span></text:p>
      <text:p text:style-name="P8">晋</text:p>
      <text:p text:style-name="P6"><text:span text:style-name="T4">(</text:span><text:span text:style-name="T5">나아갈 진</text:span><text:span text:style-name="T4">; </text:span><text:span text:style-name="T5">⽇</text:span><text:span text:style-name="T4">-</text:span><text:span text:style-name="T5">총</text:span><text:span text:style-name="T4">10</text:span><text:span text:style-name="T5">획</text:span><text:span text:style-name="T4">; jìn)</text:span></text:p>
      <text:p text:style-name="P8">扔</text:p>
      <text:p text:style-name="P6"><text:span text:style-name="T4">(</text:span><text:span text:style-name="T5">당길 잉</text:span><text:span text:style-name="T4">; </text:span><text:span text:style-name="T5">⼿</text:span><text:span text:style-name="T4">-</text:span><text:span text:style-name="T5">총</text:span><text:span text:style-name="T4">5</text:span><text:span text:style-name="T5">획</text:span><text:span text:style-name="T4">; rēng)</text:span></text:p>
      <text:p text:style-name="P8">驰</text:p>
      <text:p text:style-name="P6"><text:span text:style-name="T4">(</text:span><text:span text:style-name="T5">달릴 치</text:span><text:span text:style-name="T4">; </text:span><text:span text:style-name="T5">⾺</text:span><text:span text:style-name="T4">-</text:span><text:span text:style-name="T5">총</text:span><text:span text:style-name="T4">6</text:span><text:span text:style-name="T5">획</text:span><text:span text:style-name="T4">; chí)</text:span></text:p>
      <text:p text:style-name="P8">抖</text:p>
      <text:p text:style-name="P6"><text:span text:style-name="T4">(</text:span><text:span text:style-name="T5">떨 두</text:span><text:span text:style-name="T4">; </text:span><text:span text:style-name="T5">⼿</text:span><text:span text:style-name="T4">-</text:span><text:span text:style-name="T5">총</text:span><text:span text:style-name="T4">7</text:span><text:span text:style-name="T5">획</text:span><text:span text:style-name="T4">; dǒu)</text:span></text:p>
      <text:p text:style-name="P8">粪</text:p>
      <text:p text:style-name="P6"><text:span text:style-name="T4">(</text:span><text:span text:style-name="T5">똥 분</text:span><text:span text:style-name="T4">; </text:span><text:span text:style-name="T5">⽶</text:span><text:span text:style-name="T4">-</text:span><text:span text:style-name="T5">총</text:span><text:span text:style-name="T4">12</text:span><text:span text:style-name="T5">획</text:span><text:span text:style-name="T4">; fèn)</text:span></text:p>
      <text:p text:style-name="P8">驼</text:p>
      <text:p text:style-name="P6"><text:span text:style-name="T4">(</text:span><text:span text:style-name="T5">낙타 타</text:span><text:span text:style-name="T4">; </text:span><text:span text:style-name="T5">⾺</text:span><text:span text:style-name="T4">-</text:span><text:span text:style-name="T5">총</text:span><text:span text:style-name="T4">8</text:span><text:span text:style-name="T5">획</text:span><text:span text:style-name="T4">; tuó)</text:span></text:p>
      <text:p text:style-name="P8">棚</text:p>
      <text:p text:style-name="P6"><text:span text:style-name="T4">(</text:span><text:span text:style-name="T5">시렁 붕</text:span><text:span text:style-name="T4">; </text:span><text:span text:style-name="T5">⽊</text:span><text:span text:style-name="T4">-</text:span><text:span text:style-name="T5">총</text:span><text:span text:style-name="T4">12</text:span><text:span text:style-name="T5">획</text:span><text:span text:style-name="T4">; péng,pēng)</text:span></text:p>
      <text:p text:style-name="P8">爽</text:p>
      <text:p text:style-name="P6"><text:span text:style-name="T4">(</text:span><text:span text:style-name="T5">시원할 상</text:span><text:span text:style-name="T4">; </text:span><text:span text:style-name="T5">⽘</text:span><text:span text:style-name="T4">-</text:span><text:span text:style-name="T5">총</text:span><text:span text:style-name="T4">11</text:span><text:span text:style-name="T5">획</text:span><text:span text:style-name="T4">; shuǎng)</text:span></text:p>
      <text:p text:style-name="P8">谱</text:p>
      <text:p text:style-name="P6"><text:span text:style-name="T4">(</text:span><text:span text:style-name="T5">계보 보</text:span><text:span text:style-name="T4">; </text:span><text:span text:style-name="T5">⾔</text:span><text:span text:style-name="T4">-</text:span><text:span text:style-name="T5">총</text:span><text:span text:style-name="T4">14</text:span><text:span text:style-name="T5">획</text:span><text:span text:style-name="T4">; pǔ)</text:span></text:p>
      <text:p text:style-name="P8">枣</text:p>
      <text:p text:style-name="P6"><text:span text:style-name="T4">(</text:span><text:span text:style-name="T5">대추나무 조</text:span><text:span text:style-name="T4">; </text:span><text:span text:style-name="T5">⽊</text:span><text:span text:style-name="T4">-</text:span><text:span text:style-name="T5">총</text:span><text:span text:style-name="T4">8</text:span><text:span text:style-name="T5">획</text:span><text:span text:style-name="T4">; zǎo)</text:span></text:p>
      <text:p text:style-name="P8">嫌</text:p>
      <text:p text:style-name="P6"><text:span text:style-name="T4">(</text:span><text:span text:style-name="T5">싫어할 혐</text:span><text:span text:style-name="T4">; </text:span><text:span text:style-name="T5">⼥</text:span><text:span text:style-name="T4">-</text:span><text:span text:style-name="T5">총</text:span><text:span text:style-name="T4">13</text:span><text:span text:style-name="T5">획</text:span><text:span text:style-name="T4">; xián)</text:span></text:p>
      <text:p text:style-name="P8">謠</text:p>
      <text:p text:style-name="P6"><text:span text:style-name="T4">(</text:span><text:span text:style-name="T5">노래 요</text:span><text:span text:style-name="T4">; </text:span><text:span text:style-name="T5">⾔</text:span><text:span text:style-name="T4">-</text:span><text:span text:style-name="T5">총</text:span><text:span text:style-name="T4">17</text:span><text:span text:style-name="T5">획</text:span><text:span text:style-name="T4">; yáo)</text:span></text:p>
      <text:p text:style-name="P8">竖</text:p>
      <text:p text:style-name="P6"><text:span text:style-name="T4">(</text:span><text:span text:style-name="T5">더벅머리 수</text:span><text:span text:style-name="T4">; </text:span><text:span text:style-name="T5">⽴</text:span><text:span text:style-name="T4">-</text:span><text:span text:style-name="T5">총</text:span><text:span text:style-name="T4">9</text:span><text:span text:style-name="T5">획</text:span><text:span text:style-name="T4">; shù)</text:span></text:p>
      <text:p text:style-name="P8">肺</text:p>
      <text:p text:style-name="P6"><text:soft-page-break/><text:span text:style-name="T4">(</text:span><text:span text:style-name="T5">허파 폐</text:span><text:span text:style-name="T4">; </text:span><text:span text:style-name="T5">⾁</text:span><text:span text:style-name="T4">-</text:span><text:span text:style-name="T5">총</text:span><text:span text:style-name="T4">8</text:span><text:span text:style-name="T5">획</text:span><text:span text:style-name="T4">; fèi)</text:span></text:p>
      <text:p text:style-name="P8">侍</text:p>
      <text:p text:style-name="P6"><text:span text:style-name="T4">(</text:span><text:span text:style-name="T5">모실 시</text:span><text:span text:style-name="T4">; </text:span><text:span text:style-name="T5">⼈</text:span><text:span text:style-name="T4">-</text:span><text:span text:style-name="T5">총</text:span><text:span text:style-name="T4">8</text:span><text:span text:style-name="T5">획</text:span><text:span text:style-name="T4">; shì)</text:span></text:p>
      <text:p text:style-name="P8">挨</text:p>
      <text:p text:style-name="P6"><text:span text:style-name="T4">(</text:span><text:span text:style-name="T5">칠 애</text:span><text:span text:style-name="T4">; </text:span><text:span text:style-name="T5">⼿</text:span><text:span text:style-name="T4">-</text:span><text:span text:style-name="T5">총</text:span><text:span text:style-name="T4">10</text:span><text:span text:style-name="T5">획</text:span><text:span text:style-name="T4">; āi,ái)</text:span></text:p>
      <text:p text:style-name="P8">菊</text:p>
      <text:p text:style-name="P6"><text:span text:style-name="T4">(</text:span><text:span text:style-name="T5">국화 국</text:span><text:span text:style-name="T4">; </text:span><text:span text:style-name="T5">⾋</text:span><text:span text:style-name="T4">-</text:span><text:span text:style-name="T5">총</text:span><text:span text:style-name="T4">12</text:span><text:span text:style-name="T5">획</text:span><text:span text:style-name="T4">; jú)</text:span></text:p>
      <text:p text:style-name="P8">狸</text:p>
      <text:p text:style-name="P6"><text:span text:style-name="T4">(</text:span><text:span text:style-name="T5">삵 리</text:span><text:span text:style-name="T4">{</text:span><text:span text:style-name="T5">이</text:span><text:span text:style-name="T4">}; </text:span><text:span text:style-name="T5">⽝</text:span><text:span text:style-name="T4">-</text:span><text:span text:style-name="T5">총</text:span><text:span text:style-name="T4">10</text:span><text:span text:style-name="T5">획</text:span><text:span text:style-name="T4">; lí)</text:span></text:p>
      <text:p text:style-name="P8">犬</text:p>
      <text:p text:style-name="P6"><text:span text:style-name="T4">(</text:span><text:span text:style-name="T5">개 견</text:span><text:span text:style-name="T4">; </text:span><text:span text:style-name="T5">⽝</text:span><text:span text:style-name="T4">-</text:span><text:span text:style-name="T5">총</text:span><text:span text:style-name="T4">4</text:span><text:span text:style-name="T5">획</text:span><text:span text:style-name="T4">; quǎn)</text:span></text:p>
      <text:p text:style-name="P8">陜</text:p>
      <text:p text:style-name="P6"><text:span text:style-name="T4">(</text:span><text:span text:style-name="T5">땅 이름 합</text:span><text:span text:style-name="T4">{</text:span><text:span text:style-name="T5">좁을 협</text:span><text:span text:style-name="T4">}; </text:span><text:span text:style-name="T5">⾩</text:span><text:span text:style-name="T4">-</text:span><text:span text:style-name="T5">총</text:span><text:span text:style-name="T4">10</text:span><text:span text:style-name="T5">획</text:span><text:span text:style-name="T4">; jiá,xiá)</text:span></text:p>
      <text:p text:style-name="P8">酱</text:p>
      <text:p text:style-name="P6"><text:span text:style-name="T4">(</text:span><text:span text:style-name="T5">젓갈 장</text:span><text:span text:style-name="T4">; </text:span><text:span text:style-name="T5">⾣</text:span><text:span text:style-name="T4">-</text:span><text:span text:style-name="T5">총</text:span><text:span text:style-name="T4">13</text:span><text:span text:style-name="T5">획</text:span><text:span text:style-name="T4">; jiàng)</text:span></text:p>
      <text:p text:style-name="P8">饶</text:p>
      <text:p text:style-name="P6"><text:span text:style-name="T4">(</text:span><text:span text:style-name="T5">넉넉할 요</text:span><text:span text:style-name="T4">; </text:span><text:span text:style-name="T5">⾷</text:span><text:span text:style-name="T4">-</text:span><text:span text:style-name="T5">총</text:span><text:span text:style-name="T4">9</text:span><text:span text:style-name="T5">획</text:span><text:span text:style-name="T4">; ráo)</text:span></text:p>
      <text:p text:style-name="P8">裕</text:p>
      <text:p text:style-name="P6"><text:span text:style-name="T4">(</text:span><text:span text:style-name="T5">넉넉할 유</text:span><text:span text:style-name="T4">; </text:span><text:span text:style-name="T5">⾐</text:span><text:span text:style-name="T4">-</text:span><text:span text:style-name="T5">총</text:span><text:span text:style-name="T4">12</text:span><text:span text:style-name="T5">획</text:span><text:span text:style-name="T4">; yù)</text:span></text:p>
      <text:p text:style-name="P8">姿</text:p>
      <text:p text:style-name="P6"><text:span text:style-name="T4">(</text:span><text:span text:style-name="T5">맵시 자</text:span><text:span text:style-name="T4">; </text:span><text:span text:style-name="T5">⼥</text:span><text:span text:style-name="T4">-</text:span><text:span text:style-name="T5">총</text:span><text:span text:style-name="T4">9</text:span><text:span text:style-name="T5">획</text:span><text:span text:style-name="T4">; zī)</text:span></text:p>
      <text:p text:style-name="P8">剖</text:p>
      <text:p text:style-name="P6"><text:span text:style-name="T4">(</text:span><text:span text:style-name="T5">쪼갤 부</text:span><text:span text:style-name="T4">; </text:span><text:span text:style-name="T5">⼑</text:span><text:span text:style-name="T4">-</text:span><text:span text:style-name="T5">총</text:span><text:span text:style-name="T4">10</text:span><text:span text:style-name="T5">획</text:span><text:span text:style-name="T4">; pōu)</text:span></text:p>
      <text:p text:style-name="P8">歪</text:p>
      <text:p text:style-name="P6"><text:span text:style-name="T4">(</text:span><text:span text:style-name="T5">비뚤 왜</text:span><text:span text:style-name="T4">{</text:span><text:span text:style-name="T5">외</text:span><text:span text:style-name="T4">}; </text:span><text:span text:style-name="T5">⽌</text:span><text:span text:style-name="T4">-</text:span><text:span text:style-name="T5">총</text:span><text:span text:style-name="T4">9</text:span><text:span text:style-name="T5">획</text:span><text:span text:style-name="T4">; wāi,wǎi)</text:span></text:p>
      <text:p text:style-name="P8">勾</text:p>
      <text:p text:style-name="P6"><text:span text:style-name="T4">(</text:span><text:span text:style-name="T5">굽을 구</text:span><text:span text:style-name="T4">; </text:span><text:span text:style-name="T5">⼓</text:span><text:span text:style-name="T4">-</text:span><text:span text:style-name="T5">총</text:span><text:span text:style-name="T4">4</text:span><text:span text:style-name="T5">획</text:span><text:span text:style-name="T4">; gōu,gòu)</text:span></text:p>
      <text:p text:style-name="P8">歼</text:p>
      <text:p text:style-name="P6"><text:span text:style-name="T4">(</text:span><text:span text:style-name="T5">다 죽일 섬</text:span><text:span text:style-name="T4">; </text:span><text:span text:style-name="T5">⽍</text:span><text:span text:style-name="T4">-</text:span><text:span text:style-name="T5">총</text:span><text:span text:style-name="T4">7</text:span><text:span text:style-name="T5">획</text:span><text:span text:style-name="T4">; jiān)</text:span></text:p>
      <text:p text:style-name="P8">卸</text:p>
      <text:p text:style-name="P6"><text:span text:style-name="T4">(</text:span><text:span text:style-name="T5">풀 사</text:span><text:span text:style-name="T4">; </text:span><text:span text:style-name="T5">⼙</text:span><text:span text:style-name="T4">-</text:span><text:span text:style-name="T5">총</text:span><text:span text:style-name="T4">8</text:span><text:span text:style-name="T5">획</text:span><text:span text:style-name="T4">; xiè)</text:span></text:p>
      <text:p text:style-name="P8">脾</text:p>
      <text:p text:style-name="P6"><text:span text:style-name="T4">(</text:span><text:span text:style-name="T5">지라 비</text:span><text:span text:style-name="T4">; </text:span><text:span text:style-name="T5">⾁</text:span><text:span text:style-name="T4">-</text:span><text:span text:style-name="T5">총</text:span><text:span text:style-name="T4">12</text:span><text:span text:style-name="T5">획</text:span><text:span text:style-name="T4">; pí)</text:span></text:p>
      <text:p text:style-name="P8">滨</text:p>
      <text:p text:style-name="P6"><text:span text:style-name="T4">(</text:span><text:span text:style-name="T5">물가 빈</text:span><text:span text:style-name="T4">; </text:span><text:span text:style-name="T5">⽔</text:span><text:span text:style-name="T4">-</text:span><text:span text:style-name="T5">총</text:span><text:span text:style-name="T4">13</text:span><text:span text:style-name="T5">획</text:span><text:span text:style-name="T4">; bīn)</text:span></text:p>
      <text:p text:style-name="P8">翅</text:p>
      <text:p text:style-name="P6"><text:span text:style-name="T4">(</text:span><text:span text:style-name="T5">날개 시</text:span><text:span text:style-name="T4">; </text:span><text:span text:style-name="T5">⽻</text:span><text:span text:style-name="T4">-</text:span><text:span text:style-name="T5">총</text:span><text:span text:style-name="T4">10</text:span><text:span text:style-name="T5">획</text:span><text:span text:style-name="T4">; chì)</text:span></text:p>
      <text:p text:style-name="P8">疼</text:p>
      <text:p text:style-name="P6"><text:span text:style-name="T4">(</text:span><text:span text:style-name="T5">아플 동</text:span><text:span text:style-name="T4">; </text:span><text:span text:style-name="T5">⽧</text:span><text:span text:style-name="T4">-</text:span><text:span text:style-name="T5">총</text:span><text:span text:style-name="T4">10</text:span><text:span text:style-name="T5">획</text:span><text:span text:style-name="T4">; téng)</text:span></text:p>
      <text:p text:style-name="P8">毅</text:p>
      <text:p text:style-name="P6"><text:span text:style-name="T4">(</text:span><text:span text:style-name="T5">굳셀 의</text:span><text:span text:style-name="T4">; </text:span><text:span text:style-name="T5">⽎</text:span><text:span text:style-name="T4">-</text:span><text:span text:style-name="T5">총</text:span><text:span text:style-name="T4">15</text:span><text:span text:style-name="T5">획</text:span><text:span text:style-name="T4">; yì)</text:span></text:p>
      <text:p text:style-name="P8">搁</text:p>
      <text:p text:style-name="P6"><text:span text:style-name="T4">(</text:span><text:span text:style-name="T5">놓을 각</text:span><text:span text:style-name="T4">; </text:span><text:span text:style-name="T5">⼿</text:span><text:span text:style-name="T4">-</text:span><text:span text:style-name="T5">총</text:span><text:span text:style-name="T4">12</text:span><text:span text:style-name="T5">획</text:span><text:span text:style-name="T4">; gē,gé)</text:span></text:p>
      <text:p text:style-name="P8">陵</text:p>
      <text:p text:style-name="P6"><text:span text:style-name="T4">(</text:span><text:span text:style-name="T5">큰 언덕 릉</text:span><text:span text:style-name="T4">{</text:span><text:span text:style-name="T5">능</text:span><text:span text:style-name="T4">}; </text:span><text:span text:style-name="T5">⾩</text:span><text:span text:style-name="T4">-</text:span><text:span text:style-name="T5">총</text:span><text:span text:style-name="T4">11</text:span><text:span text:style-name="T5">획</text:span><text:span text:style-name="T4">; líng)</text:span></text:p>
      <text:p text:style-name="P8">冶</text:p>
      <text:p text:style-name="P6"><text:span text:style-name="T4">(</text:span><text:span text:style-name="T5">불릴 야</text:span><text:span text:style-name="T4">; </text:span><text:span text:style-name="T5">⼎</text:span><text:span text:style-name="T4">-</text:span><text:span text:style-name="T5">총</text:span><text:span text:style-name="T4">7</text:span><text:span text:style-name="T5">획</text:span><text:span text:style-name="T4">; yě)</text:span></text:p>
      <text:p text:style-name="P8">贩</text:p>
      <text:p text:style-name="P6"><text:span text:style-name="T4">(</text:span><text:span text:style-name="T5">팔 판</text:span><text:span text:style-name="T4">; </text:span><text:span text:style-name="T5">⾙</text:span><text:span text:style-name="T4">-</text:span><text:span text:style-name="T5">총</text:span><text:span text:style-name="T4">8</text:span><text:span text:style-name="T5">획</text:span><text:span text:style-name="T4">; fàn)</text:span></text:p>
      <text:p text:style-name="P8">蛙</text:p>
      <text:p text:style-name="P6"><text:span text:style-name="T4">(</text:span><text:span text:style-name="T5">개구리 와</text:span><text:span text:style-name="T4">; </text:span><text:span text:style-name="T5">⾍</text:span><text:span text:style-name="T4">-</text:span><text:span text:style-name="T5">총</text:span><text:span text:style-name="T4">12</text:span><text:span text:style-name="T5">획</text:span><text:span text:style-name="T4">; wā)</text:span></text:p>
      <text:p text:style-name="P8">皱</text:p>
      <text:p text:style-name="P6"><text:soft-page-break/><text:span text:style-name="T4">(</text:span><text:span text:style-name="T5">주름 추</text:span><text:span text:style-name="T4">; </text:span><text:span text:style-name="T5">⽪</text:span><text:span text:style-name="T4">-</text:span><text:span text:style-name="T5">총</text:span><text:span text:style-name="T4">10</text:span><text:span text:style-name="T5">획</text:span><text:span text:style-name="T4">; zhòu)</text:span></text:p>
      <text:p text:style-name="P8">僚</text:p>
      <text:p text:style-name="P6"><text:span text:style-name="T4">(</text:span><text:span text:style-name="T5">동료 료</text:span><text:span text:style-name="T4">{</text:span><text:span text:style-name="T5">요</text:span><text:span text:style-name="T4">}; </text:span><text:span text:style-name="T5">⼈</text:span><text:span text:style-name="T4">-</text:span><text:span text:style-name="T5">총</text:span><text:span text:style-name="T4">14</text:span><text:span text:style-name="T5">획</text:span><text:span text:style-name="T4">; liáo)</text:span></text:p>
      <text:p text:style-name="P8">怠</text:p>
      <text:p text:style-name="P6"><text:span text:style-name="T4">(</text:span><text:span text:style-name="T5">게으름 태</text:span><text:span text:style-name="T4">; </text:span><text:span text:style-name="T5">⼼</text:span><text:span text:style-name="T4">-</text:span><text:span text:style-name="T5">총</text:span><text:span text:style-name="T4">9</text:span><text:span text:style-name="T5">획</text:span><text:span text:style-name="T4">; dài)</text:span></text:p>
      <text:p text:style-name="P8">躬</text:p>
      <text:p text:style-name="P6"><text:span text:style-name="T4">(</text:span><text:span text:style-name="T5">몸 궁</text:span><text:span text:style-name="T4">; </text:span><text:span text:style-name="T5">⾝</text:span><text:span text:style-name="T4">-</text:span><text:span text:style-name="T5">총</text:span><text:span text:style-name="T4">10</text:span><text:span text:style-name="T5">획</text:span><text:span text:style-name="T4">; gōng)</text:span></text:p>
      <text:p text:style-name="P8">宏</text:p>
      <text:p text:style-name="P6"><text:span text:style-name="T4">(</text:span><text:span text:style-name="T5">클 굉</text:span><text:span text:style-name="T4">; </text:span><text:span text:style-name="T5">⼧</text:span><text:span text:style-name="T4">-</text:span><text:span text:style-name="T5">총</text:span><text:span text:style-name="T4">7</text:span><text:span text:style-name="T5">획</text:span><text:span text:style-name="T4">; hóng)</text:span></text:p>
      <text:p text:style-name="P8">顚</text:p>
      <text:p text:style-name="P6"><text:span text:style-name="T4">(</text:span><text:span text:style-name="T5">정수리 전</text:span><text:span text:style-name="T4">; </text:span><text:span text:style-name="T5">⾴</text:span><text:span text:style-name="T4">-</text:span><text:span text:style-name="T5">총</text:span><text:span text:style-name="T4">19</text:span><text:span text:style-name="T5">획</text:span><text:span text:style-name="T4">; diān)</text:span></text:p>
      <text:p text:style-name="P8">蚂</text:p>
      <text:p text:style-name="P6"><text:span text:style-name="T4">(</text:span><text:span text:style-name="T5">말거머리 마</text:span><text:span text:style-name="T4">; </text:span><text:span text:style-name="T5">⾍</text:span><text:span text:style-name="T4">-</text:span><text:span text:style-name="T5">총</text:span><text:span text:style-name="T4">9</text:span><text:span text:style-name="T5">획</text:span><text:span text:style-name="T4">; mǎ)</text:span></text:p>
      <text:p text:style-name="P8">垫</text:p>
      <text:p text:style-name="P6"><text:span text:style-name="T4">(</text:span><text:span text:style-name="T5">빠질 점</text:span><text:span text:style-name="T4">; </text:span><text:span text:style-name="T5">⼟</text:span><text:span text:style-name="T4">-</text:span><text:span text:style-name="T5">총</text:span><text:span text:style-name="T4">9</text:span><text:span text:style-name="T5">획</text:span><text:span text:style-name="T4">; diàn)</text:span></text:p>
      <text:p text:style-name="P8">摊</text:p>
      <text:p text:style-name="P6"><text:span text:style-name="T4">(</text:span><text:span text:style-name="T5">펼 탄</text:span><text:span text:style-name="T4">; </text:span><text:span text:style-name="T5">⼿</text:span><text:span text:style-name="T4">-</text:span><text:span text:style-name="T5">총</text:span><text:span text:style-name="T4">13</text:span><text:span text:style-name="T5">획</text:span><text:span text:style-name="T4">; tān)</text:span></text:p>
      <text:p text:style-name="P8">秆</text:p>
      <text:p text:style-name="P6"><text:span text:style-name="T4">(</text:span><text:span text:style-name="T5">짚 간</text:span><text:span text:style-name="T4">; </text:span><text:span text:style-name="T5">⽲</text:span><text:span text:style-name="T4">-</text:span><text:span text:style-name="T5">총</text:span><text:span text:style-name="T4">8</text:span><text:span text:style-name="T5">획</text:span><text:span text:style-name="T4">; gǎn)</text:span></text:p>
      <text:p text:style-name="P8">袍</text:p>
      <text:p text:style-name="P6"><text:span text:style-name="T4">(</text:span><text:span text:style-name="T5">핫옷 포</text:span><text:span text:style-name="T4">; </text:span><text:span text:style-name="T5">⾐</text:span><text:span text:style-name="T4">-</text:span><text:span text:style-name="T5">총</text:span><text:span text:style-name="T4">10</text:span><text:span text:style-name="T5">획</text:span><text:span text:style-name="T4">; páo)</text:span></text:p>
      <text:p text:style-name="P8">惹</text:p>
      <text:p text:style-name="P6"><text:span text:style-name="T4">(</text:span><text:span text:style-name="T5">이끌 야</text:span><text:span text:style-name="T4">; </text:span><text:span text:style-name="T5">⼼</text:span><text:span text:style-name="T4">-</text:span><text:span text:style-name="T5">총</text:span><text:span text:style-name="T4">13</text:span><text:span text:style-name="T5">획</text:span><text:span text:style-name="T4">; rě)</text:span></text:p>
      <text:p text:style-name="P8">披</text:p>
      <text:p text:style-name="P6"><text:span text:style-name="T4">(</text:span><text:span text:style-name="T5">나눌 피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pī)</text:span></text:p>
      <text:p text:style-name="P8">泳</text:p>
      <text:p text:style-name="P6"><text:span text:style-name="T4">(</text:span><text:span text:style-name="T5">헤엄칠 영</text:span><text:span text:style-name="T4">; </text:span><text:span text:style-name="T5">⽔</text:span><text:span text:style-name="T4">-</text:span><text:span text:style-name="T5">총</text:span><text:span text:style-name="T4">8</text:span><text:span text:style-name="T5">획</text:span><text:span text:style-name="T4">; yǒng)</text:span></text:p>
      <text:p text:style-name="P8">蝶</text:p>
      <text:p text:style-name="P6"><text:span text:style-name="T4">(</text:span><text:span text:style-name="T5">나비 접</text:span><text:span text:style-name="T4">; </text:span><text:span text:style-name="T5">⾍</text:span><text:span text:style-name="T4">-</text:span><text:span text:style-name="T5">총</text:span><text:span text:style-name="T4">15</text:span><text:span text:style-name="T5">획</text:span><text:span text:style-name="T4">; dié)</text:span></text:p>
      <text:p text:style-name="P8">缠</text:p>
      <text:p text:style-name="P6"><text:span text:style-name="T4">(</text:span><text:span text:style-name="T5">얽힐 전</text:span><text:span text:style-name="T4">; </text:span><text:span text:style-name="T5">⽷</text:span><text:span text:style-name="T4">-</text:span><text:span text:style-name="T5">총</text:span><text:span text:style-name="T4">13</text:span><text:span text:style-name="T5">획</text:span><text:span text:style-name="T4">; chán)</text:span></text:p>
      <text:p text:style-name="P8">娃</text:p>
      <text:p text:style-name="P6"><text:span text:style-name="T4">(</text:span><text:span text:style-name="T5">예쁠 왜</text:span><text:span text:style-name="T4">; </text:span><text:span text:style-name="T5">⼥</text:span><text:span text:style-name="T4">-</text:span><text:span text:style-name="T5">총</text:span><text:span text:style-name="T4">9</text:span><text:span text:style-name="T5">획</text:span><text:span text:style-name="T4">; wá)</text:span></text:p>
      <text:p text:style-name="P8">抹</text:p>
      <text:p text:style-name="P6"><text:span text:style-name="T4">(</text:span><text:span text:style-name="T5">바를 말</text:span><text:span text:style-name="T4">; </text:span><text:span text:style-name="T5">⼿</text:span><text:span text:style-name="T4">-</text:span><text:span text:style-name="T5">총</text:span><text:span text:style-name="T4">8</text:span><text:span text:style-name="T5">획</text:span><text:span text:style-name="T4">; mǒ,mā,mò)</text:span></text:p>
      <text:p text:style-name="P8">叨</text:p>
      <text:p text:style-name="P6"><text:span text:style-name="T4">(</text:span><text:span text:style-name="T5">탐낼 도</text:span><text:span text:style-name="T4">; </text:span><text:span text:style-name="T5">⼝</text:span><text:span text:style-name="T4">-</text:span><text:span text:style-name="T5">총</text:span><text:span text:style-name="T4">5</text:span><text:span text:style-name="T5">획</text:span><text:span text:style-name="T4">; dáo,dāo,tāo)</text:span></text:p>
      <text:p text:style-name="P8">棕</text:p>
      <text:p text:style-name="P6"><text:span text:style-name="T4">(</text:span><text:span text:style-name="T5">종려나무 종</text:span><text:span text:style-name="T4">; </text:span><text:span text:style-name="T5">⽊</text:span><text:span text:style-name="T4">-</text:span><text:span text:style-name="T5">총</text:span><text:span text:style-name="T4">12</text:span><text:span text:style-name="T5">획</text:span><text:span text:style-name="T4">; zōng)</text:span></text:p>
      <text:p text:style-name="P8">斥</text:p>
      <text:p text:style-name="P6"><text:span text:style-name="T4">(</text:span><text:span text:style-name="T5">물리칠 척</text:span><text:span text:style-name="T4">; </text:span><text:span text:style-name="T5">⽄</text:span><text:span text:style-name="T4">-</text:span><text:span text:style-name="T5">총</text:span><text:span text:style-name="T4">5</text:span><text:span text:style-name="T5">획</text:span><text:span text:style-name="T4">; chì)</text:span>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urme no2-webfont" svg:font-family="'hurme no2-webfont', apple-system, BlinkMacSystemFont, sans-serif"/>
    <style:font-face style:name="Lucida Sans1" svg:font-family="'Lucida Sans'" style:font-family-generic="swiss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1" style:font-family-asian="바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21:48:08.044000000</meta:creation-date>
    <dc:date>2019-10-31T21:51:30.346000000</dc:date>
    <meta:editing-duration>PT3M22S</meta:editing-duration>
    <meta:editing-cycles>1</meta:editing-cycles>
    <meta:document-statistic meta:table-count="0" meta:image-count="0" meta:object-count="2" meta:page-count="77" meta:paragraph-count="4004" meta:word-count="26572" meta:character-count="41768" meta:non-whitespace-character-count="35630"/>
    <meta:generator>LibreOffice/6.2.7.1$Windows_X86_64 LibreOffice_project/23edc44b61b830b7d749943e020e96f5a7df63bf</meta:generator>
  </office:meta>
</office:document-meta>
</file>